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19in"/>
    </style:style>
    <style:style style:name="co2" style:family="table-column">
      <style:table-column-properties fo:break-before="auto" style:column-width="2.448in"/>
    </style:style>
    <style:style style:name="co3" style:family="table-column">
      <style:table-column-properties fo:break-before="auto" style:column-width="2.0508in"/>
    </style:style>
    <style:style style:name="co4" style:family="table-column">
      <style:table-column-properties fo:break-before="auto" style:column-width="2.0937in"/>
    </style:style>
    <style:style style:name="co5" style:family="table-column">
      <style:table-column-properties fo:break-before="auto" style:column-width="2.1043in"/>
    </style:style>
    <style:style style:name="co6" style:family="table-column">
      <style:table-column-properties fo:break-before="auto" style:column-width="2.748in"/>
    </style:style>
    <style:style style:name="co7" style:family="table-column">
      <style:table-column-properties fo:break-before="auto" style:column-width="2.3189in"/>
    </style:style>
    <style:style style:name="co8" style:family="table-column">
      <style:table-column-properties fo:break-before="auto" style:column-width="2.5335in"/>
    </style:style>
    <style:style style:name="co9" style:family="table-column">
      <style:table-column-properties fo:break-before="auto" style:column-width="2.1366in"/>
    </style:style>
    <style:style style:name="co10" style:family="table-column">
      <style:table-column-properties fo:break-before="auto" style:column-width="2.1799in"/>
    </style:style>
    <style:style style:name="co11" style:family="table-column">
      <style:table-column-properties fo:break-before="auto" style:column-width="2.1902in"/>
    </style:style>
    <style:style style:name="co12" style:family="table-column">
      <style:table-column-properties fo:break-before="auto" style:column-width="2.8335in"/>
    </style:style>
    <style:style style:name="co13" style:family="table-column">
      <style:table-column-properties fo:break-before="auto" style:column-width="2.4047in"/>
    </style:style>
    <style:style style:name="co14" style:family="table-column">
      <style:table-column-properties fo:break-before="auto" style:column-width="2.0189in"/>
    </style:style>
    <style:style style:name="co15" style:family="table-column">
      <style:table-column-properties fo:break-before="auto" style:column-width="2.2335in"/>
    </style:style>
    <style:style style:name="co16" style:family="table-column">
      <style:table-column-properties fo:break-before="auto" style:column-width="1.9008in"/>
    </style:style>
    <style:style style:name="co17" style:family="table-column">
      <style:table-column-properties fo:break-before="auto" style:column-width="2.1689in"/>
    </style:style>
    <style:style style:name="co18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2.4492in"/>
    </style:style>
    <style:style style:name="co20" style:family="table-column">
      <style:table-column-properties fo:break-before="auto" style:column-width="2.052in"/>
    </style:style>
    <style:style style:name="co21" style:family="table-column">
      <style:table-column-properties fo:break-before="auto" style:column-width="2.0953in"/>
    </style:style>
    <style:style style:name="co22" style:family="table-column">
      <style:table-column-properties fo:break-before="auto" style:column-width="2.1055in"/>
    </style:style>
    <style:style style:name="co23" style:family="table-column">
      <style:table-column-properties fo:break-before="auto" style:column-width="2.7492in"/>
    </style:style>
    <style:style style:name="co24" style:family="table-column">
      <style:table-column-properties fo:break-before="auto" style:column-width="2.3201in"/>
    </style:style>
    <style:style style:name="co25" style:family="table-column">
      <style:table-column-properties fo:break-before="auto" style:column-width="2.5346in"/>
    </style:style>
    <style:style style:name="co26" style:family="table-column">
      <style:table-column-properties fo:break-before="auto" style:column-width="2.1382in"/>
    </style:style>
    <style:style style:name="co27" style:family="table-column">
      <style:table-column-properties fo:break-before="auto" style:column-width="2.1811in"/>
    </style:style>
    <style:style style:name="co28" style:family="table-column">
      <style:table-column-properties fo:break-before="auto" style:column-width="2.1917in"/>
    </style:style>
    <style:style style:name="co29" style:family="table-column">
      <style:table-column-properties fo:break-before="auto" style:column-width="2.8346in"/>
    </style:style>
    <style:style style:name="co30" style:family="table-column">
      <style:table-column-properties fo:break-before="auto" style:column-width="2.4063in"/>
    </style:style>
    <style:style style:name="co31" style:family="table-column">
      <style:table-column-properties fo:break-before="auto" style:column-width="2.0201in"/>
    </style:style>
    <style:style style:name="co32" style:family="table-column">
      <style:table-column-properties fo:break-before="auto" style:column-width="2.2346in"/>
    </style:style>
    <style:style style:name="co33" style:family="table-column">
      <style:table-column-properties fo:break-before="auto" style:column-width="1.902in"/>
    </style:style>
    <style:style style:name="co34" style:family="table-column">
      <style:table-column-properties fo:break-before="auto" style:column-width="2.170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word_counts_and_combin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indoors - man-made - work_education</text:p>
          </table:table-cell>
          <table:table-cell office:value-type="string" calcext:value-type="string">
            <text:p>indoors - man-made - domestic</text:p>
          </table:table-cell>
          <table:table-cell office:value-type="string" calcext:value-type="string">
            <text:p>indoors - man-made - recreation</text:p>
          </table:table-cell>
          <table:table-cell office:value-type="string" calcext:value-type="string">
            <text:p>indoors - man-made - restaurant</text:p>
          </table:table-cell>
          <table:table-cell office:value-type="string" calcext:value-type="string">
            <text:p>indoors - man-made - transportation_urban</text:p>
          </table:table-cell>
          <table:table-cell office:value-type="string" calcext:value-type="string">
            <text:p>indoors - man-made - other_unclear</text:p>
          </table:table-cell>
          <table:table-cell office:value-type="string" calcext:value-type="string">
            <text:p>outdoors - man-made - work_education</text:p>
          </table:table-cell>
          <table:table-cell office:value-type="string" calcext:value-type="string">
            <text:p>outdoors - man-made - domestic</text:p>
          </table:table-cell>
          <table:table-cell office:value-type="string" calcext:value-type="string">
            <text:p>outdoors - man-made - recreation</text:p>
          </table:table-cell>
          <table:table-cell office:value-type="string" calcext:value-type="string">
            <text:p>outdoors - man-made - restaurant</text:p>
          </table:table-cell>
          <table:table-cell office:value-type="string" calcext:value-type="string">
            <text:p>outdoors - man-made - transportation_urban</text:p>
          </table:table-cell>
          <table:table-cell office:value-type="string" calcext:value-type="string">
            <text:p>outdoors - man-made - other_unclear</text:p>
          </table:table-cell>
          <table:table-cell office:value-type="string" calcext:value-type="string">
            <text:p>outdoors - natural - field_forest</text:p>
          </table:table-cell>
          <table:table-cell office:value-type="string" calcext:value-type="string">
            <text:p>outdoors - natural - body_of_water</text:p>
          </table:table-cell>
          <table:table-cell office:value-type="string" calcext:value-type="string">
            <text:p>outdoors - natural - mountain</text:p>
          </table:table-cell>
          <table:table-cell office:value-type="string" calcext:value-type="string">
            <text:p>outdoors - natural - other_unclear</text:p>
          </table:table-cell>
        </table:table-row>
        <table:table-row table:style-name="ro1">
          <table:table-cell/>
          <table:table-cell office:value-type="float" office:value="1350" calcext:value-type="float">
            <text:p>1350</text:p>
          </table:table-cell>
          <table:table-cell office:value-type="float" office:value="1615" calcext:value-type="float">
            <text:p>1615</text:p>
          </table:table-cell>
          <table:table-cell office:value-type="float" office:value="2030" calcext:value-type="float">
            <text:p>2030</text:p>
          </table:table-cell>
          <table:table-cell office:value-type="float" office:value="575" calcext:value-type="float">
            <text:p>575</text:p>
          </table:table-cell>
          <table:table-cell office:value-type="float" office:value="405" calcext:value-type="float">
            <text:p>405</text:p>
          </table:table-cell>
          <table:table-cell office:value-type="float" office:value="610" calcext:value-type="float">
            <text:p>610</text:p>
          </table:table-cell>
          <table:table-cell office:value-type="float" office:value="695" calcext:value-type="float">
            <text:p>695</text:p>
          </table:table-cell>
          <table:table-cell office:value-type="float" office:value="910" calcext:value-type="float">
            <text:p>910</text:p>
          </table:table-cell>
          <table:table-cell office:value-type="float" office:value="4225" calcext:value-type="float">
            <text:p>4225</text:p>
          </table:table-cell>
          <table:table-cell office:value-type="float" office:value="200" calcext:value-type="float">
            <text:p>200</text:p>
          </table:table-cell>
          <table:table-cell office:value-type="float" office:value="6545" calcext:value-type="float">
            <text:p>6545</text:p>
          </table:table-cell>
          <table:table-cell office:value-type="float" office:value="1185" calcext:value-type="float">
            <text:p>1185</text:p>
          </table:table-cell>
          <table:table-cell office:value-type="float" office:value="1965" calcext:value-type="float">
            <text:p>1965</text:p>
          </table:table-cell>
          <table:table-cell office:value-type="float" office:value="2010" calcext:value-type="float">
            <text:p>2010</text:p>
          </table:table-cell>
          <table:table-cell office:value-type="float" office:value="760" calcext:value-type="float">
            <text:p>76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sitting</text:p>
          </table:table-cell>
          <table:table-cell office:value-type="float" office:value="122" calcext:value-type="float">
            <text:p>122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90" calcext:value-type="float">
            <text:p>90</text:p>
          </table:table-cell>
          <table:table-cell office:value-type="float" office:value="179" calcext:value-type="float">
            <text:p>179</text:p>
          </table:table-cell>
          <table:table-cell office:value-type="float" office:value="42" calcext:value-type="float">
            <text:p>42</text:p>
          </table:table-cell>
          <table:table-cell office:value-type="float" office:value="356" calcext:value-type="float">
            <text:p>356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106" calcext:value-type="float">
            <text:p>106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tanding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154" calcext:value-type="float">
            <text:p>154</text:p>
          </table:table-cell>
          <table:table-cell office:value-type="float" office:value="12" calcext:value-type="float">
            <text:p>12</text:p>
          </table:table-cell>
          <table:table-cell office:value-type="float" office:value="509" calcext:value-type="float">
            <text:p>509</text:p>
          </table:table-cell>
          <table:table-cell office:value-type="float" office:value="100" calcext:value-type="float">
            <text:p>100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laying</text:p>
          </table:table-cell>
          <table:table-cell office:value-type="float" office:value="15" calcext:value-type="float">
            <text:p>15</text:p>
          </table:table-cell>
          <table:table-cell office:value-type="float" office:value="141" calcext:value-type="float">
            <text:p>141</text:p>
          </table:table-cell>
          <table:table-cell office:value-type="float" office:value="219" calcext:value-type="float">
            <text:p>2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51" calcext:value-type="float">
            <text:p>51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treet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231" calcext:value-type="float">
            <text:p>123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ter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674" calcext:value-type="float">
            <text:p>67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utside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89" calcext:value-type="float">
            <text:p>89</text:p>
          </table:table-cell>
          <table:table-cell office:value-type="float" office:value="116" calcext:value-type="float">
            <text:p>116</text:p>
          </table:table-cell>
          <table:table-cell office:value-type="float" office:value="50" calcext:value-type="float">
            <text:p>50</text:p>
          </table:table-cell>
          <table:table-cell office:value-type="float" office:value="314" calcext:value-type="float">
            <text:p>314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uilding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386" calcext:value-type="float">
            <text:p>386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el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72" calcext:value-type="float">
            <text:p>27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18" calcext:value-type="float">
            <text:p>4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ar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175" calcext:value-type="float">
            <text:p>175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97" calcext:value-type="float">
            <text:p>9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idewal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439" calcext:value-type="float">
            <text:p>439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ble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35" calcext:value-type="float">
            <text:p>35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n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131" calcext:value-type="float">
            <text:p>131</text:p>
          </table:table-cell>
          <table:table-cell office:value-type="float" office:value="14" calcext:value-type="float">
            <text:p>14</text:p>
          </table:table-cell>
          <table:table-cell office:value-type="float" office:value="292" calcext:value-type="float">
            <text:p>29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30" calcext:value-type="float">
            <text:p>33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340" calcext:value-type="float">
            <text:p>3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k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lay</text:p>
          </table:table-cell>
          <table:table-cell office:value-type="float" office:value="38" calcext:value-type="float">
            <text:p>38</text:p>
          </table:table-cell>
          <table:table-cell office:value-type="float" office:value="202" calcext:value-type="float">
            <text:p>202</text:p>
          </table:table-cell>
          <table:table-cell office:value-type="float" office:value="467" calcext:value-type="float">
            <text:p>467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88" calcext:value-type="float">
            <text:p>88</text:p>
          </table:table-cell>
          <table:table-cell office:value-type="float" office:value="941" calcext:value-type="float">
            <text:p>941</text:p>
          </table:table-cell>
          <table:table-cell office:value-type="float" office:value="2" calcext:value-type="float">
            <text:p>2</text:p>
          </table:table-cell>
          <table:table-cell office:value-type="float" office:value="307" calcext:value-type="float">
            <text:p>307</text:p>
          </table:table-cell>
          <table:table-cell office:value-type="float" office:value="83" calcext:value-type="float">
            <text:p>83</text:p>
          </table:table-cell>
          <table:table-cell office:value-type="float" office:value="182" calcext:value-type="float">
            <text:p>182</text:p>
          </table:table-cell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game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</text:p>
          </table:table-cell>
          <table:table-cell office:value-type="float" office:value="78" calcext:value-type="float">
            <text:p>78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office:value-type="float" office:value="518" calcext:value-type="float">
            <text:p>518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oa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c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ag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ad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oo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ck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19" calcext:value-type="float">
            <text:p>119</text:p>
          </table:table-cell>
          <table:table-cell office:value-type="float" office:value="174" calcext:value-type="float">
            <text:p>17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ree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office:value-type="float" office:value="1301" calcext:value-type="float">
            <text:p>1301</text:p>
          </table:table-cell>
          <table:table-cell office:value-type="float" office:value="24" calcext:value-type="float">
            <text:p>24</text:p>
          </table:table-cell>
          <table:table-cell office:value-type="float" office:value="173" calcext:value-type="float">
            <text:p>17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aseba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r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c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ound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17" calcext:value-type="float">
            <text:p>217</text:p>
          </table:table-cell>
          <table:table-cell office:value-type="float" office:value="3" calcext:value-type="float">
            <text:p>3</text:p>
          </table:table-cell>
          <table:table-cell office:value-type="float" office:value="158" calcext:value-type="float">
            <text:p>158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oat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it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outh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oat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oom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ot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iped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u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nd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8" calcext:value-type="float">
            <text:p>10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ting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ired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ors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orkers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gn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59" calcext:value-type="float">
            <text:p>159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laye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n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sket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or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dow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imb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air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tches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immi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rts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iting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utdo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83" calcext:value-type="float">
            <text:p>83</text:p>
          </table:table-cell>
          <table:table-cell office:value-type="float" office:value="23" calcext:value-type="float">
            <text:p>23</text:p>
          </table:table-cell>
          <table:table-cell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kateboar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et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ee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d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ght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rt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k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c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weater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ying</text:p>
          </table:table-cell>
          <table:table-cell office:value-type="float" office:value="18" calcext:value-type="float">
            <text:p>18</text:p>
          </table:table-cell>
          <table:table-cell office:value-type="float" office:value="169" calcext:value-type="float">
            <text:p>169</text:p>
          </table:table-cell>
          <table:table-cell office:value-type="float" office:value="222" calcext:value-type="float">
            <text:p>22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56" calcext:value-type="float">
            <text:p>56</text:p>
          </table:table-cell>
          <table:table-cell office:value-type="float" office:value="123" calcext:value-type="float">
            <text:p>123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kitchen</text:p>
          </table:table-cell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ore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igh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assy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utdoo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us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v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ece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ok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utfit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ic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nk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brell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opping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no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on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tal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mily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cke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ck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miles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w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p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oard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nc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m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lower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tum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heet2" table:style-name="ta1">
        <table:table-column table:style-name="co18" table:default-cell-style-name="Default"/>
        <table:table-column table:style-name="co18" table:number-columns-repeated="16" table:default-cell-style-name="ce1"/>
        <table:table-row table:style-name="ro1">
          <table:table-cell table:formula="of:=[$word_counts_and_combinations.A1]" office:value-type="string" office:string-value="Word" calcext:value-type="string">
            <text:p>Word</text:p>
          </table:table-cell>
          <table:table-cell table:style-name="Default" table:formula="of:=[$word_counts_and_combinations.B1]" office:value-type="string" office:string-value="indoors - man-made - work_education" calcext:value-type="string">
            <text:p>indoors - man-made - work_education</text:p>
          </table:table-cell>
          <table:table-cell table:style-name="Default" table:formula="of:=[$word_counts_and_combinations.C1]" office:value-type="string" office:string-value="indoors - man-made - domestic" calcext:value-type="string">
            <text:p>indoors - man-made - domestic</text:p>
          </table:table-cell>
          <table:table-cell table:style-name="Default" table:formula="of:=[$word_counts_and_combinations.D1]" office:value-type="string" office:string-value="indoors - man-made - recreation" calcext:value-type="string">
            <text:p>indoors - man-made - recreation</text:p>
          </table:table-cell>
          <table:table-cell table:style-name="Default" table:formula="of:=[$word_counts_and_combinations.E1]" office:value-type="string" office:string-value="indoors - man-made - restaurant" calcext:value-type="string">
            <text:p>indoors - man-made - restaurant</text:p>
          </table:table-cell>
          <table:table-cell table:style-name="Default" table:formula="of:=[$word_counts_and_combinations.F1]" office:value-type="string" office:string-value="indoors - man-made - transportation_urban" calcext:value-type="string">
            <text:p>indoors - man-made - transportation_urban</text:p>
          </table:table-cell>
          <table:table-cell table:style-name="Default" table:formula="of:=[$word_counts_and_combinations.G1]" office:value-type="string" office:string-value="indoors - man-made - other_unclear" calcext:value-type="string">
            <text:p>indoors - man-made - other_unclear</text:p>
          </table:table-cell>
          <table:table-cell table:style-name="Default" table:formula="of:=[$word_counts_and_combinations.H1]" office:value-type="string" office:string-value="outdoors - man-made - work_education" calcext:value-type="string">
            <text:p>outdoors - man-made - work_education</text:p>
          </table:table-cell>
          <table:table-cell table:style-name="Default" table:formula="of:=[$word_counts_and_combinations.I1]" office:value-type="string" office:string-value="outdoors - man-made - domestic" calcext:value-type="string">
            <text:p>outdoors - man-made - domestic</text:p>
          </table:table-cell>
          <table:table-cell table:style-name="Default" table:formula="of:=[$word_counts_and_combinations.J1]" office:value-type="string" office:string-value="outdoors - man-made - recreation" calcext:value-type="string">
            <text:p>outdoors - man-made - recreation</text:p>
          </table:table-cell>
          <table:table-cell table:style-name="Default" table:formula="of:=[$word_counts_and_combinations.K1]" office:value-type="string" office:string-value="outdoors - man-made - restaurant" calcext:value-type="string">
            <text:p>outdoors - man-made - restaurant</text:p>
          </table:table-cell>
          <table:table-cell table:style-name="Default" table:formula="of:=[$word_counts_and_combinations.L1]" office:value-type="string" office:string-value="outdoors - man-made - transportation_urban" calcext:value-type="string">
            <text:p>outdoors - man-made - transportation_urban</text:p>
          </table:table-cell>
          <table:table-cell table:style-name="Default" table:formula="of:=[$word_counts_and_combinations.M1]" office:value-type="string" office:string-value="outdoors - man-made - other_unclear" calcext:value-type="string">
            <text:p>outdoors - man-made - other_unclear</text:p>
          </table:table-cell>
          <table:table-cell table:style-name="Default" table:formula="of:=[$word_counts_and_combinations.N1]" office:value-type="string" office:string-value="outdoors - natural - field_forest" calcext:value-type="string">
            <text:p>outdoors - natural - field_forest</text:p>
          </table:table-cell>
          <table:table-cell table:style-name="Default" table:formula="of:=[$word_counts_and_combinations.O1]" office:value-type="string" office:string-value="outdoors - natural - body_of_water" calcext:value-type="string">
            <text:p>outdoors - natural - body_of_water</text:p>
          </table:table-cell>
          <table:table-cell table:style-name="Default" table:formula="of:=[$word_counts_and_combinations.P1]" office:value-type="string" office:string-value="outdoors - natural - mountain" calcext:value-type="string">
            <text:p>outdoors - natural - mountain</text:p>
          </table:table-cell>
          <table:table-cell table:style-name="Default" table:formula="of:=[$word_counts_and_combinations.Q1]" office:value-type="string" office:string-value="outdoors - natural - other_unclear" calcext:value-type="string">
            <text:p>outdoors - natural - other_unclear</text:p>
          </table:table-cell>
        </table:table-row>
        <table:table-row table:style-name="ro1">
          <table:table-cell table:formula="of:=[$word_counts_and_combinations.A2]" office:value-type="float" office:value="0" calcext:value-type="float">
            <text:p>0</text:p>
          </table:table-cell>
          <table:table-cell table:formula="of:=[$word_counts_and_combinations.B2]/SUM([$word_counts_and_combinations.$A2:.$Q2])" office:value-type="percentage" office:value="0.05327545382794" calcext:value-type="percentage">
            <text:p>5.33%</text:p>
          </table:table-cell>
          <table:table-cell table:formula="of:=[$word_counts_and_combinations.C2]/SUM([$word_counts_and_combinations.$A2:.$Q2])" office:value-type="percentage" office:value="0.063733228097869" calcext:value-type="percentage">
            <text:p>6.37%</text:p>
          </table:table-cell>
          <table:table-cell table:formula="of:=[$word_counts_and_combinations.D2]/SUM([$word_counts_and_combinations.$A2:.$Q2])" office:value-type="percentage" office:value="0.0801104972375691" calcext:value-type="percentage">
            <text:p>8.01%</text:p>
          </table:table-cell>
          <table:table-cell table:formula="of:=[$word_counts_and_combinations.E2]/SUM([$word_counts_and_combinations.$A2:.$Q2])" office:value-type="percentage" office:value="0.0226913970007893" calcext:value-type="percentage">
            <text:p>2.27%</text:p>
          </table:table-cell>
          <table:table-cell table:formula="of:=[$word_counts_and_combinations.F2]/SUM([$word_counts_and_combinations.$A2:.$Q2])" office:value-type="percentage" office:value="0.015982636148382" calcext:value-type="percentage">
            <text:p>1.60%</text:p>
          </table:table-cell>
          <table:table-cell table:formula="of:=[$word_counts_and_combinations.G2]/SUM([$word_counts_and_combinations.$A2:.$Q2])" office:value-type="percentage" office:value="0.0240726124704025" calcext:value-type="percentage">
            <text:p>2.41%</text:p>
          </table:table-cell>
          <table:table-cell table:formula="of:=[$word_counts_and_combinations.H2]/SUM([$word_counts_and_combinations.$A2:.$Q2])" office:value-type="percentage" office:value="0.0274269928966062" calcext:value-type="percentage">
            <text:p>2.74%</text:p>
          </table:table-cell>
          <table:table-cell table:formula="of:=[$word_counts_and_combinations.I2]/SUM([$word_counts_and_combinations.$A2:.$Q2])" office:value-type="percentage" office:value="0.0359116022099447" calcext:value-type="percentage">
            <text:p>3.59%</text:p>
          </table:table-cell>
          <table:table-cell table:formula="of:=[$word_counts_and_combinations.J2]/SUM([$word_counts_and_combinations.$A2:.$Q2])" office:value-type="percentage" office:value="0.166732438831886" calcext:value-type="percentage">
            <text:p>16.67%</text:p>
          </table:table-cell>
          <table:table-cell table:formula="of:=[$word_counts_and_combinations.K2]/SUM([$word_counts_and_combinations.$A2:.$Q2])" office:value-type="percentage" office:value="0.00789265982636148" calcext:value-type="percentage">
            <text:p>0.79%</text:p>
          </table:table-cell>
          <table:table-cell table:formula="of:=[$word_counts_and_combinations.L2]/SUM([$word_counts_and_combinations.$A2:.$Q2])" office:value-type="percentage" office:value="0.258287292817679" calcext:value-type="percentage">
            <text:p>25.83%</text:p>
          </table:table-cell>
          <table:table-cell table:formula="of:=[$word_counts_and_combinations.M2]/SUM([$word_counts_and_combinations.$A2:.$Q2])" office:value-type="percentage" office:value="0.0467640094711918" calcext:value-type="percentage">
            <text:p>4.68%</text:p>
          </table:table-cell>
          <table:table-cell table:formula="of:=[$word_counts_and_combinations.N2]/SUM([$word_counts_and_combinations.$A2:.$Q2])" office:value-type="percentage" office:value="0.0775453827940016" calcext:value-type="percentage">
            <text:p>7.75%</text:p>
          </table:table-cell>
          <table:table-cell table:formula="of:=[$word_counts_and_combinations.O2]/SUM([$word_counts_and_combinations.$A2:.$Q2])" office:value-type="percentage" office:value="0.0793212312549329" calcext:value-type="percentage">
            <text:p>7.93%</text:p>
          </table:table-cell>
          <table:table-cell table:formula="of:=[$word_counts_and_combinations.P2]/SUM([$word_counts_and_combinations.$A2:.$Q2])" office:value-type="percentage" office:value="0.0299921073401736" calcext:value-type="percentage">
            <text:p>3.00%</text:p>
          </table:table-cell>
          <table:table-cell table:formula="of:=[$word_counts_and_combinations.Q2]/SUM([$word_counts_and_combinations.$A2:.$Q2])" office:value-type="percentage" office:value="0.0102604577742699" calcext:value-type="percentage">
            <text:p>1.03%</text:p>
          </table:table-cell>
        </table:table-row>
        <table:table-row table:style-name="ro1">
          <table:table-cell table:formula="of:=[$word_counts_and_combinations.A3]" office:value-type="string" office:string-value="sitting" calcext:value-type="string">
            <text:p>sitting</text:p>
          </table:table-cell>
          <table:table-cell table:formula="of:=[$word_counts_and_combinations.B3]/SUM([$word_counts_and_combinations.$A3:.$Q3])" office:value-type="percentage" office:value="0.0842541436464088" calcext:value-type="percentage">
            <text:p>8.43%</text:p>
          </table:table-cell>
          <table:table-cell table:formula="of:=[$word_counts_and_combinations.C3]/SUM([$word_counts_and_combinations.$A3:.$Q3])" office:value-type="percentage" office:value="0.102900552486188" calcext:value-type="percentage">
            <text:p>10.29%</text:p>
          </table:table-cell>
          <table:table-cell table:formula="of:=[$word_counts_and_combinations.D3]/SUM([$word_counts_and_combinations.$A3:.$Q3])" office:value-type="percentage" office:value="0.0414364640883978" calcext:value-type="percentage">
            <text:p>4.14%</text:p>
          </table:table-cell>
          <table:table-cell table:formula="of:=[$word_counts_and_combinations.E3]/SUM([$word_counts_and_combinations.$A3:.$Q3])" office:value-type="percentage" office:value="0.0587016574585635" calcext:value-type="percentage">
            <text:p>5.87%</text:p>
          </table:table-cell>
          <table:table-cell table:formula="of:=[$word_counts_and_combinations.F3]/SUM([$word_counts_and_combinations.$A3:.$Q3])" office:value-type="percentage" office:value="0.0290055248618785" calcext:value-type="percentage">
            <text:p>2.90%</text:p>
          </table:table-cell>
          <table:table-cell table:formula="of:=[$word_counts_and_combinations.G3]/SUM([$word_counts_and_combinations.$A3:.$Q3])" office:value-type="percentage" office:value="0.0290055248618785" calcext:value-type="percentage">
            <text:p>2.90%</text:p>
          </table:table-cell>
          <table:table-cell table:formula="of:=[$word_counts_and_combinations.H3]/SUM([$word_counts_and_combinations.$A3:.$Q3])" office:value-type="percentage" office:value="0.0248618784530387" calcext:value-type="percentage">
            <text:p>2.49%</text:p>
          </table:table-cell>
          <table:table-cell table:formula="of:=[$word_counts_and_combinations.I3]/SUM([$word_counts_and_combinations.$A3:.$Q3])" office:value-type="percentage" office:value="0.0621546961325967" calcext:value-type="percentage">
            <text:p>6.22%</text:p>
          </table:table-cell>
          <table:table-cell table:formula="of:=[$word_counts_and_combinations.J3]/SUM([$word_counts_and_combinations.$A3:.$Q3])" office:value-type="percentage" office:value="0.123618784530387" calcext:value-type="percentage">
            <text:p>12.36%</text:p>
          </table:table-cell>
          <table:table-cell table:formula="of:=[$word_counts_and_combinations.K3]/SUM([$word_counts_and_combinations.$A3:.$Q3])" office:value-type="percentage" office:value="0.0290055248618785" calcext:value-type="percentage">
            <text:p>2.90%</text:p>
          </table:table-cell>
          <table:table-cell table:formula="of:=[$word_counts_and_combinations.L3]/SUM([$word_counts_and_combinations.$A3:.$Q3])" office:value-type="percentage" office:value="0.24585635359116" calcext:value-type="percentage">
            <text:p>24.59%</text:p>
          </table:table-cell>
          <table:table-cell table:formula="of:=[$word_counts_and_combinations.M3]/SUM([$word_counts_and_combinations.$A3:.$Q3])" office:value-type="percentage" office:value="0.0338397790055249" calcext:value-type="percentage">
            <text:p>3.38%</text:p>
          </table:table-cell>
          <table:table-cell table:formula="of:=[$word_counts_and_combinations.N3]/SUM([$word_counts_and_combinations.$A3:.$Q3])" office:value-type="percentage" office:value="0.0448895027624309" calcext:value-type="percentage">
            <text:p>4.49%</text:p>
          </table:table-cell>
          <table:table-cell table:formula="of:=[$word_counts_and_combinations.O3]/SUM([$word_counts_and_combinations.$A3:.$Q3])" office:value-type="percentage" office:value="0.0732044198895028" calcext:value-type="percentage">
            <text:p>7.32%</text:p>
          </table:table-cell>
          <table:table-cell table:formula="of:=[$word_counts_and_combinations.P3]/SUM([$word_counts_and_combinations.$A3:.$Q3])" office:value-type="percentage" office:value="0.013121546961326" calcext:value-type="percentage">
            <text:p>1.31%</text:p>
          </table:table-cell>
          <table:table-cell table:formula="of:=[$word_counts_and_combinations.Q3]/SUM([$word_counts_and_combinations.$A3:.$Q3])" office:value-type="percentage" office:value="0.00414364640883978" calcext:value-type="percentage">
            <text:p>0.41%</text:p>
          </table:table-cell>
        </table:table-row>
        <table:table-row table:style-name="ro1">
          <table:table-cell table:formula="of:=[$word_counts_and_combinations.A4]" office:value-type="string" office:string-value="standing" calcext:value-type="string">
            <text:p>standing</text:p>
          </table:table-cell>
          <table:table-cell table:formula="of:=[$word_counts_and_combinations.B4]/SUM([$word_counts_and_combinations.$A4:.$Q4])" office:value-type="percentage" office:value="0.0523055746730902" calcext:value-type="percentage">
            <text:p>5.23%</text:p>
          </table:table-cell>
          <table:table-cell table:formula="of:=[$word_counts_and_combinations.C4]/SUM([$word_counts_and_combinations.$A4:.$Q4])" office:value-type="percentage" office:value="0.0467997247075017" calcext:value-type="percentage">
            <text:p>4.68%</text:p>
          </table:table-cell>
          <table:table-cell table:formula="of:=[$word_counts_and_combinations.D4]/SUM([$word_counts_and_combinations.$A4:.$Q4])" office:value-type="percentage" office:value="0.0488644184445974" calcext:value-type="percentage">
            <text:p>4.89%</text:p>
          </table:table-cell>
          <table:table-cell table:formula="of:=[$word_counts_and_combinations.E4]/SUM([$word_counts_and_combinations.$A4:.$Q4])" office:value-type="percentage" office:value="0.0130763936682725" calcext:value-type="percentage">
            <text:p>1.31%</text:p>
          </table:table-cell>
          <table:table-cell table:formula="of:=[$word_counts_and_combinations.F4]/SUM([$word_counts_and_combinations.$A4:.$Q4])" office:value-type="percentage" office:value="0.0172057811424639" calcext:value-type="percentage">
            <text:p>1.72%</text:p>
          </table:table-cell>
          <table:table-cell table:formula="of:=[$word_counts_and_combinations.G4]/SUM([$word_counts_and_combinations.$A4:.$Q4])" office:value-type="percentage" office:value="0.0165175498967653" calcext:value-type="percentage">
            <text:p>1.65%</text:p>
          </table:table-cell>
          <table:table-cell table:formula="of:=[$word_counts_and_combinations.H4]/SUM([$word_counts_and_combinations.$A4:.$Q4])" office:value-type="percentage" office:value="0.0426703372333104" calcext:value-type="percentage">
            <text:p>4.27%</text:p>
          </table:table-cell>
          <table:table-cell table:formula="of:=[$word_counts_and_combinations.I4]/SUM([$word_counts_and_combinations.$A4:.$Q4])" office:value-type="percentage" office:value="0.0392291810048176" calcext:value-type="percentage">
            <text:p>3.92%</text:p>
          </table:table-cell>
          <table:table-cell table:formula="of:=[$word_counts_and_combinations.J4]/SUM([$word_counts_and_combinations.$A4:.$Q4])" office:value-type="percentage" office:value="0.105987611837577" calcext:value-type="percentage">
            <text:p>10.60%</text:p>
          </table:table-cell>
          <table:table-cell table:formula="of:=[$word_counts_and_combinations.K4]/SUM([$word_counts_and_combinations.$A4:.$Q4])" office:value-type="percentage" office:value="0.00825877494838266" calcext:value-type="percentage">
            <text:p>0.83%</text:p>
          </table:table-cell>
          <table:table-cell table:formula="of:=[$word_counts_and_combinations.L4]/SUM([$word_counts_and_combinations.$A4:.$Q4])" office:value-type="percentage" office:value="0.350309704060564" calcext:value-type="percentage">
            <text:p>35.03%</text:p>
          </table:table-cell>
          <table:table-cell table:formula="of:=[$word_counts_and_combinations.M4]/SUM([$word_counts_and_combinations.$A4:.$Q4])" office:value-type="percentage" office:value="0.0688231245698555" calcext:value-type="percentage">
            <text:p>6.88%</text:p>
          </table:table-cell>
          <table:table-cell table:formula="of:=[$word_counts_and_combinations.N4]/SUM([$word_counts_and_combinations.$A4:.$Q4])" office:value-type="percentage" office:value="0.0763936682725396" calcext:value-type="percentage">
            <text:p>7.64%</text:p>
          </table:table-cell>
          <table:table-cell table:formula="of:=[$word_counts_and_combinations.O4]/SUM([$word_counts_and_combinations.$A4:.$Q4])" office:value-type="percentage" office:value="0.075705437026841" calcext:value-type="percentage">
            <text:p>7.57%</text:p>
          </table:table-cell>
          <table:table-cell table:formula="of:=[$word_counts_and_combinations.P4]/SUM([$word_counts_and_combinations.$A4:.$Q4])" office:value-type="percentage" office:value="0.0302821748107364" calcext:value-type="percentage">
            <text:p>3.03%</text:p>
          </table:table-cell>
          <table:table-cell table:formula="of:=[$word_counts_and_combinations.Q4]/SUM([$word_counts_and_combinations.$A4:.$Q4])" office:value-type="percentage" office:value="0.0075705437026841" calcext:value-type="percentage">
            <text:p>0.76%</text:p>
          </table:table-cell>
        </table:table-row>
        <table:table-row table:style-name="ro1">
          <table:table-cell table:formula="of:=[$word_counts_and_combinations.A5]" office:value-type="string" office:string-value="playing" calcext:value-type="string">
            <text:p>playing</text:p>
          </table:table-cell>
          <table:table-cell table:formula="of:=[$word_counts_and_combinations.B5]/SUM([$word_counts_and_combinations.$A5:.$Q5])" office:value-type="percentage" office:value="0.0106913756236636" calcext:value-type="percentage">
            <text:p>1.07%</text:p>
          </table:table-cell>
          <table:table-cell table:formula="of:=[$word_counts_and_combinations.C5]/SUM([$word_counts_and_combinations.$A5:.$Q5])" office:value-type="percentage" office:value="0.100498930862438" calcext:value-type="percentage">
            <text:p>10.05%</text:p>
          </table:table-cell>
          <table:table-cell table:formula="of:=[$word_counts_and_combinations.D5]/SUM([$word_counts_and_combinations.$A5:.$Q5])" office:value-type="percentage" office:value="0.156094084105488" calcext:value-type="percentage">
            <text:p>15.61%</text:p>
          </table:table-cell>
          <table:table-cell table:formula="of:=[$word_counts_and_combinations.E5]/SUM([$word_counts_and_combinations.$A5:.$Q5])" office:value-type="percentage" office:value="0.0163934426229508" calcext:value-type="percentage">
            <text:p>1.64%</text:p>
          </table:table-cell>
          <table:table-cell table:formula="of:=[$word_counts_and_combinations.F5]/SUM([$word_counts_and_combinations.$A5:.$Q5])" office:value-type="percentage" office:value="0.0171062009978617" calcext:value-type="percentage">
            <text:p>1.71%</text:p>
          </table:table-cell>
          <table:table-cell table:formula="of:=[$word_counts_and_combinations.G5]/SUM([$word_counts_and_combinations.$A5:.$Q5])" office:value-type="percentage" office:value="0.0206699928724163" calcext:value-type="percentage">
            <text:p>2.07%</text:p>
          </table:table-cell>
          <table:table-cell table:formula="of:=[$word_counts_and_combinations.H5]/SUM([$word_counts_and_combinations.$A5:.$Q5])" office:value-type="percentage" office:value="0.00427655024946543" calcext:value-type="percentage">
            <text:p>0.43%</text:p>
          </table:table-cell>
          <table:table-cell table:formula="of:=[$word_counts_and_combinations.I5]/SUM([$word_counts_and_combinations.$A5:.$Q5])" office:value-type="percentage" office:value="0.0370634354953671" calcext:value-type="percentage">
            <text:p>3.71%</text:p>
          </table:table-cell>
          <table:table-cell table:formula="of:=[$word_counts_and_combinations.J5]/SUM([$word_counts_and_combinations.$A5:.$Q5])" office:value-type="percentage" office:value="0.298645759087669" calcext:value-type="percentage">
            <text:p>29.86%</text:p>
          </table:table-cell>
          <table:table-cell table:formula="of:=[$word_counts_and_combinations.K5]/SUM([$word_counts_and_combinations.$A5:.$Q5])" office:value-type="percentage" office:value="0" calcext:value-type="percentage">
            <text:p>0.00%</text:p>
          </table:table-cell>
          <table:table-cell table:formula="of:=[$word_counts_and_combinations.L5]/SUM([$word_counts_and_combinations.$A5:.$Q5])" office:value-type="percentage" office:value="0.134711332858161" calcext:value-type="percentage">
            <text:p>13.47%</text:p>
          </table:table-cell>
          <table:table-cell table:formula="of:=[$word_counts_and_combinations.M5]/SUM([$word_counts_and_combinations.$A5:.$Q5])" office:value-type="percentage" office:value="0.0363506771204562" calcext:value-type="percentage">
            <text:p>3.64%</text:p>
          </table:table-cell>
          <table:table-cell table:formula="of:=[$word_counts_and_combinations.N5]/SUM([$word_counts_and_combinations.$A5:.$Q5])" office:value-type="percentage" office:value="0.0819672131147541" calcext:value-type="percentage">
            <text:p>8.20%</text:p>
          </table:table-cell>
          <table:table-cell table:formula="of:=[$word_counts_and_combinations.O5]/SUM([$word_counts_and_combinations.$A5:.$Q5])" office:value-type="percentage" office:value="0.074839629365645" calcext:value-type="percentage">
            <text:p>7.48%</text:p>
          </table:table-cell>
          <table:table-cell table:formula="of:=[$word_counts_and_combinations.P5]/SUM([$word_counts_and_combinations.$A5:.$Q5])" office:value-type="percentage" office:value="0.00213827512473272" calcext:value-type="percentage">
            <text:p>0.21%</text:p>
          </table:table-cell>
          <table:table-cell table:formula="of:=[$word_counts_and_combinations.Q5]/SUM([$word_counts_and_combinations.$A5:.$Q5])" office:value-type="percentage" office:value="0.00855310049893086" calcext:value-type="percentage">
            <text:p>0.86%</text:p>
          </table:table-cell>
        </table:table-row>
        <table:table-row table:style-name="ro1">
          <table:table-cell table:formula="of:=[$word_counts_and_combinations.A6]" office:value-type="string" office:string-value="street" calcext:value-type="string">
            <text:p>street</text:p>
          </table:table-cell>
          <table:table-cell table:formula="of:=[$word_counts_and_combinations.B6]/SUM([$word_counts_and_combinations.$A6:.$Q6])" office:value-type="percentage" office:value="0.0043827611395179" calcext:value-type="percentage">
            <text:p>0.44%</text:p>
          </table:table-cell>
          <table:table-cell table:formula="of:=[$word_counts_and_combinations.C6]/SUM([$word_counts_and_combinations.$A6:.$Q6])" office:value-type="percentage" office:value="0.00365230094959825" calcext:value-type="percentage">
            <text:p>0.37%</text:p>
          </table:table-cell>
          <table:table-cell table:formula="of:=[$word_counts_and_combinations.D6]/SUM([$word_counts_and_combinations.$A6:.$Q6])" office:value-type="percentage" office:value="0.000730460189919649" calcext:value-type="percentage">
            <text:p>0.07%</text:p>
          </table:table-cell>
          <table:table-cell table:formula="of:=[$word_counts_and_combinations.E6]/SUM([$word_counts_and_combinations.$A6:.$Q6])" office:value-type="percentage" office:value="0.000730460189919649" calcext:value-type="percentage">
            <text:p>0.07%</text:p>
          </table:table-cell>
          <table:table-cell table:formula="of:=[$word_counts_and_combinations.F6]/SUM([$word_counts_and_combinations.$A6:.$Q6])" office:value-type="percentage" office:value="0.00876552227903579" calcext:value-type="percentage">
            <text:p>0.88%</text:p>
          </table:table-cell>
          <table:table-cell table:formula="of:=[$word_counts_and_combinations.G6]/SUM([$word_counts_and_combinations.$A6:.$Q6])" office:value-type="percentage" office:value="0.0014609203798393" calcext:value-type="percentage">
            <text:p>0.15%</text:p>
          </table:table-cell>
          <table:table-cell table:formula="of:=[$word_counts_and_combinations.H6]/SUM([$word_counts_and_combinations.$A6:.$Q6])" office:value-type="percentage" office:value="0.0241051862673484" calcext:value-type="percentage">
            <text:p>2.41%</text:p>
          </table:table-cell>
          <table:table-cell table:formula="of:=[$word_counts_and_combinations.I6]/SUM([$word_counts_and_combinations.$A6:.$Q6])" office:value-type="percentage" office:value="0.0058436815193572" calcext:value-type="percentage">
            <text:p>0.58%</text:p>
          </table:table-cell>
          <table:table-cell table:formula="of:=[$word_counts_and_combinations.J6]/SUM([$word_counts_and_combinations.$A6:.$Q6])" office:value-type="percentage" office:value="0.0277574872169467" calcext:value-type="percentage">
            <text:p>2.78%</text:p>
          </table:table-cell>
          <table:table-cell table:formula="of:=[$word_counts_and_combinations.K6]/SUM([$word_counts_and_combinations.$A6:.$Q6])" office:value-type="percentage" office:value="0.00657414170927684" calcext:value-type="percentage">
            <text:p>0.66%</text:p>
          </table:table-cell>
          <table:table-cell table:formula="of:=[$word_counts_and_combinations.L6]/SUM([$word_counts_and_combinations.$A6:.$Q6])" office:value-type="percentage" office:value="0.899196493791088" calcext:value-type="percentage">
            <text:p>89.92%</text:p>
          </table:table-cell>
          <table:table-cell table:formula="of:=[$word_counts_and_combinations.M6]/SUM([$word_counts_and_combinations.$A6:.$Q6])" office:value-type="percentage" office:value="0.0102264426588751" calcext:value-type="percentage">
            <text:p>1.02%</text:p>
          </table:table-cell>
          <table:table-cell table:formula="of:=[$word_counts_and_combinations.N6]/SUM([$word_counts_and_combinations.$A6:.$Q6])" office:value-type="percentage" office:value="0.0029218407596786" calcext:value-type="percentage">
            <text:p>0.29%</text:p>
          </table:table-cell>
          <table:table-cell table:formula="of:=[$word_counts_and_combinations.O6]/SUM([$word_counts_and_combinations.$A6:.$Q6])" office:value-type="percentage" office:value="0.0014609203798393" calcext:value-type="percentage">
            <text:p>0.15%</text:p>
          </table:table-cell>
          <table:table-cell table:formula="of:=[$word_counts_and_combinations.P6]/SUM([$word_counts_and_combinations.$A6:.$Q6])" office:value-type="percentage" office:value="0" calcext:value-type="percentage">
            <text:p>0.00%</text:p>
          </table:table-cell>
          <table:table-cell table:formula="of:=[$word_counts_and_combinations.Q6]/SUM([$word_counts_and_combinations.$A6:.$Q6])" office:value-type="percentage" office:value="0.00219138056975895" calcext:value-type="percentage">
            <text:p>0.22%</text:p>
          </table:table-cell>
        </table:table-row>
        <table:table-row table:style-name="ro1">
          <table:table-cell table:formula="of:=[$word_counts_and_combinations.A7]" office:value-type="string" office:string-value="water" calcext:value-type="string">
            <text:p>water</text:p>
          </table:table-cell>
          <table:table-cell table:formula="of:=[$word_counts_and_combinations.B7]/SUM([$word_counts_and_combinations.$A7:.$Q7])" office:value-type="percentage" office:value="0.00946969696969697" calcext:value-type="percentage">
            <text:p>0.95%</text:p>
          </table:table-cell>
          <table:table-cell table:formula="of:=[$word_counts_and_combinations.C7]/SUM([$word_counts_and_combinations.$A7:.$Q7])" office:value-type="percentage" office:value="0.00852272727272727" calcext:value-type="percentage">
            <text:p>0.85%</text:p>
          </table:table-cell>
          <table:table-cell table:formula="of:=[$word_counts_and_combinations.D7]/SUM([$word_counts_and_combinations.$A7:.$Q7])" office:value-type="percentage" office:value="0.00757575757575758" calcext:value-type="percentage">
            <text:p>0.76%</text:p>
          </table:table-cell>
          <table:table-cell table:formula="of:=[$word_counts_and_combinations.E7]/SUM([$word_counts_and_combinations.$A7:.$Q7])" office:value-type="percentage" office:value="0.00378787878787879" calcext:value-type="percentage">
            <text:p>0.38%</text:p>
          </table:table-cell>
          <table:table-cell table:formula="of:=[$word_counts_and_combinations.F7]/SUM([$word_counts_and_combinations.$A7:.$Q7])" office:value-type="percentage" office:value="0.000946969696969697" calcext:value-type="percentage">
            <text:p>0.09%</text:p>
          </table:table-cell>
          <table:table-cell table:formula="of:=[$word_counts_and_combinations.G7]/SUM([$word_counts_and_combinations.$A7:.$Q7])" office:value-type="percentage" office:value="0.000946969696969697" calcext:value-type="percentage">
            <text:p>0.09%</text:p>
          </table:table-cell>
          <table:table-cell table:formula="of:=[$word_counts_and_combinations.H7]/SUM([$word_counts_and_combinations.$A7:.$Q7])" office:value-type="percentage" office:value="0.0179924242424242" calcext:value-type="percentage">
            <text:p>1.80%</text:p>
          </table:table-cell>
          <table:table-cell table:formula="of:=[$word_counts_and_combinations.I7]/SUM([$word_counts_and_combinations.$A7:.$Q7])" office:value-type="percentage" office:value="0.021780303030303" calcext:value-type="percentage">
            <text:p>2.18%</text:p>
          </table:table-cell>
          <table:table-cell table:formula="of:=[$word_counts_and_combinations.J7]/SUM([$word_counts_and_combinations.$A7:.$Q7])" office:value-type="percentage" office:value="0.15625" calcext:value-type="percentage">
            <text:p>15.63%</text:p>
          </table:table-cell>
          <table:table-cell table:formula="of:=[$word_counts_and_combinations.K7]/SUM([$word_counts_and_combinations.$A7:.$Q7])" office:value-type="percentage" office:value="0" calcext:value-type="percentage">
            <text:p>0.00%</text:p>
          </table:table-cell>
          <table:table-cell table:formula="of:=[$word_counts_and_combinations.L7]/SUM([$word_counts_and_combinations.$A7:.$Q7])" office:value-type="percentage" office:value="0.0823863636363636" calcext:value-type="percentage">
            <text:p>8.24%</text:p>
          </table:table-cell>
          <table:table-cell table:formula="of:=[$word_counts_and_combinations.M7]/SUM([$word_counts_and_combinations.$A7:.$Q7])" office:value-type="percentage" office:value="0.0142045454545455" calcext:value-type="percentage">
            <text:p>1.42%</text:p>
          </table:table-cell>
          <table:table-cell table:formula="of:=[$word_counts_and_combinations.N7]/SUM([$word_counts_and_combinations.$A7:.$Q7])" office:value-type="percentage" office:value="0.0331439393939394" calcext:value-type="percentage">
            <text:p>3.31%</text:p>
          </table:table-cell>
          <table:table-cell table:formula="of:=[$word_counts_and_combinations.O7]/SUM([$word_counts_and_combinations.$A7:.$Q7])" office:value-type="percentage" office:value="0.638257575757576" calcext:value-type="percentage">
            <text:p>63.83%</text:p>
          </table:table-cell>
          <table:table-cell table:formula="of:=[$word_counts_and_combinations.P7]/SUM([$word_counts_and_combinations.$A7:.$Q7])" office:value-type="percentage" office:value="0.00378787878787879" calcext:value-type="percentage">
            <text:p>0.38%</text:p>
          </table:table-cell>
          <table:table-cell table:formula="of:=[$word_counts_and_combinations.Q7]/SUM([$word_counts_and_combinations.$A7:.$Q7])" office:value-type="percentage" office:value="0.000946969696969697" calcext:value-type="percentage">
            <text:p>0.09%</text:p>
          </table:table-cell>
        </table:table-row>
        <table:table-row table:style-name="ro1">
          <table:table-cell table:formula="of:=[$word_counts_and_combinations.A8]" office:value-type="string" office:string-value="outside" calcext:value-type="string">
            <text:p>outside</text:p>
          </table:table-cell>
          <table:table-cell table:formula="of:=[$word_counts_and_combinations.B8]/SUM([$word_counts_and_combinations.$A8:.$Q8])" office:value-type="percentage" office:value="0.00625782227784731" calcext:value-type="percentage">
            <text:p>0.63%</text:p>
          </table:table-cell>
          <table:table-cell table:formula="of:=[$word_counts_and_combinations.C8]/SUM([$word_counts_and_combinations.$A8:.$Q8])" office:value-type="percentage" office:value="0.0112640801001252" calcext:value-type="percentage">
            <text:p>1.13%</text:p>
          </table:table-cell>
          <table:table-cell table:formula="of:=[$word_counts_and_combinations.D8]/SUM([$word_counts_and_combinations.$A8:.$Q8])" office:value-type="percentage" office:value="0.00876095118898623" calcext:value-type="percentage">
            <text:p>0.88%</text:p>
          </table:table-cell>
          <table:table-cell table:formula="of:=[$word_counts_and_combinations.E8]/SUM([$word_counts_and_combinations.$A8:.$Q8])" office:value-type="percentage" office:value="0.00750938673341677" calcext:value-type="percentage">
            <text:p>0.75%</text:p>
          </table:table-cell>
          <table:table-cell table:formula="of:=[$word_counts_and_combinations.F8]/SUM([$word_counts_and_combinations.$A8:.$Q8])" office:value-type="percentage" office:value="0.00625782227784731" calcext:value-type="percentage">
            <text:p>0.63%</text:p>
          </table:table-cell>
          <table:table-cell table:formula="of:=[$word_counts_and_combinations.G8]/SUM([$word_counts_and_combinations.$A8:.$Q8])" office:value-type="percentage" office:value="0.00500625782227785" calcext:value-type="percentage">
            <text:p>0.50%</text:p>
          </table:table-cell>
          <table:table-cell table:formula="of:=[$word_counts_and_combinations.H8]/SUM([$word_counts_and_combinations.$A8:.$Q8])" office:value-type="percentage" office:value="0.0538172715894869" calcext:value-type="percentage">
            <text:p>5.38%</text:p>
          </table:table-cell>
          <table:table-cell table:formula="of:=[$word_counts_and_combinations.I8]/SUM([$word_counts_and_combinations.$A8:.$Q8])" office:value-type="percentage" office:value="0.111389236545682" calcext:value-type="percentage">
            <text:p>11.14%</text:p>
          </table:table-cell>
          <table:table-cell table:formula="of:=[$word_counts_and_combinations.J8]/SUM([$word_counts_and_combinations.$A8:.$Q8])" office:value-type="percentage" office:value="0.145181476846058" calcext:value-type="percentage">
            <text:p>14.52%</text:p>
          </table:table-cell>
          <table:table-cell table:formula="of:=[$word_counts_and_combinations.K8]/SUM([$word_counts_and_combinations.$A8:.$Q8])" office:value-type="percentage" office:value="0.0625782227784731" calcext:value-type="percentage">
            <text:p>6.26%</text:p>
          </table:table-cell>
          <table:table-cell table:formula="of:=[$word_counts_and_combinations.L8]/SUM([$word_counts_and_combinations.$A8:.$Q8])" office:value-type="percentage" office:value="0.392991239048811" calcext:value-type="percentage">
            <text:p>39.30%</text:p>
          </table:table-cell>
          <table:table-cell table:formula="of:=[$word_counts_and_combinations.M8]/SUM([$word_counts_and_combinations.$A8:.$Q8])" office:value-type="percentage" office:value="0.0851063829787234" calcext:value-type="percentage">
            <text:p>8.51%</text:p>
          </table:table-cell>
          <table:table-cell table:formula="of:=[$word_counts_and_combinations.N8]/SUM([$word_counts_and_combinations.$A8:.$Q8])" office:value-type="percentage" office:value="0.0863579474342929" calcext:value-type="percentage">
            <text:p>8.64%</text:p>
          </table:table-cell>
          <table:table-cell table:formula="of:=[$word_counts_and_combinations.O8]/SUM([$word_counts_and_combinations.$A8:.$Q8])" office:value-type="percentage" office:value="0.00500625782227785" calcext:value-type="percentage">
            <text:p>0.50%</text:p>
          </table:table-cell>
          <table:table-cell table:formula="of:=[$word_counts_and_combinations.P8]/SUM([$word_counts_and_combinations.$A8:.$Q8])" office:value-type="percentage" office:value="0.00625782227784731" calcext:value-type="percentage">
            <text:p>0.63%</text:p>
          </table:table-cell>
          <table:table-cell table:formula="of:=[$word_counts_and_combinations.Q8]/SUM([$word_counts_and_combinations.$A8:.$Q8])" office:value-type="percentage" office:value="0.00625782227784731" calcext:value-type="percentage">
            <text:p>0.63%</text:p>
          </table:table-cell>
        </table:table-row>
        <table:table-row table:style-name="ro1">
          <table:table-cell table:formula="of:=[$word_counts_and_combinations.A9]" office:value-type="string" office:string-value="building" calcext:value-type="string">
            <text:p>building</text:p>
          </table:table-cell>
          <table:table-cell table:formula="of:=[$word_counts_and_combinations.B9]/SUM([$word_counts_and_combinations.$A9:.$Q9])" office:value-type="percentage" office:value="0.0135135135135135" calcext:value-type="percentage">
            <text:p>1.35%</text:p>
          </table:table-cell>
          <table:table-cell table:formula="of:=[$word_counts_and_combinations.C9]/SUM([$word_counts_and_combinations.$A9:.$Q9])" office:value-type="percentage" office:value="0.015015015015015" calcext:value-type="percentage">
            <text:p>1.50%</text:p>
          </table:table-cell>
          <table:table-cell table:formula="of:=[$word_counts_and_combinations.D9]/SUM([$word_counts_and_combinations.$A9:.$Q9])" office:value-type="percentage" office:value="0.00750750750750751" calcext:value-type="percentage">
            <text:p>0.75%</text:p>
          </table:table-cell>
          <table:table-cell table:formula="of:=[$word_counts_and_combinations.E9]/SUM([$word_counts_and_combinations.$A9:.$Q9])" office:value-type="percentage" office:value="0" calcext:value-type="percentage">
            <text:p>0.00%</text:p>
          </table:table-cell>
          <table:table-cell table:formula="of:=[$word_counts_and_combinations.F9]/SUM([$word_counts_and_combinations.$A9:.$Q9])" office:value-type="percentage" office:value="0.0105105105105105" calcext:value-type="percentage">
            <text:p>1.05%</text:p>
          </table:table-cell>
          <table:table-cell table:formula="of:=[$word_counts_and_combinations.G9]/SUM([$word_counts_and_combinations.$A9:.$Q9])" office:value-type="percentage" office:value="0.027027027027027" calcext:value-type="percentage">
            <text:p>2.70%</text:p>
          </table:table-cell>
          <table:table-cell table:formula="of:=[$word_counts_and_combinations.H9]/SUM([$word_counts_and_combinations.$A9:.$Q9])" office:value-type="percentage" office:value="0.0870870870870871" calcext:value-type="percentage">
            <text:p>8.71%</text:p>
          </table:table-cell>
          <table:table-cell table:formula="of:=[$word_counts_and_combinations.I9]/SUM([$word_counts_and_combinations.$A9:.$Q9])" office:value-type="percentage" office:value="0.0825825825825826" calcext:value-type="percentage">
            <text:p>8.26%</text:p>
          </table:table-cell>
          <table:table-cell table:formula="of:=[$word_counts_and_combinations.J9]/SUM([$word_counts_and_combinations.$A9:.$Q9])" office:value-type="percentage" office:value="0.0630630630630631" calcext:value-type="percentage">
            <text:p>6.31%</text:p>
          </table:table-cell>
          <table:table-cell table:formula="of:=[$word_counts_and_combinations.K9]/SUM([$word_counts_and_combinations.$A9:.$Q9])" office:value-type="percentage" office:value="0.012012012012012" calcext:value-type="percentage">
            <text:p>1.20%</text:p>
          </table:table-cell>
          <table:table-cell table:formula="of:=[$word_counts_and_combinations.L9]/SUM([$word_counts_and_combinations.$A9:.$Q9])" office:value-type="percentage" office:value="0.57957957957958" calcext:value-type="percentage">
            <text:p>57.96%</text:p>
          </table:table-cell>
          <table:table-cell table:formula="of:=[$word_counts_and_combinations.M9]/SUM([$word_counts_and_combinations.$A9:.$Q9])" office:value-type="percentage" office:value="0.0810810810810811" calcext:value-type="percentage">
            <text:p>8.11%</text:p>
          </table:table-cell>
          <table:table-cell table:formula="of:=[$word_counts_and_combinations.N9]/SUM([$word_counts_and_combinations.$A9:.$Q9])" office:value-type="percentage" office:value="0.00900900900900901" calcext:value-type="percentage">
            <text:p>0.90%</text:p>
          </table:table-cell>
          <table:table-cell table:formula="of:=[$word_counts_and_combinations.O9]/SUM([$word_counts_and_combinations.$A9:.$Q9])" office:value-type="percentage" office:value="0.012012012012012" calcext:value-type="percentage">
            <text:p>1.20%</text:p>
          </table:table-cell>
          <table:table-cell table:formula="of:=[$word_counts_and_combinations.P9]/SUM([$word_counts_and_combinations.$A9:.$Q9])" office:value-type="percentage" office:value="0" calcext:value-type="percentage">
            <text:p>0.00%</text:p>
          </table:table-cell>
          <table:table-cell table:formula="of:=[$word_counts_and_combinations.Q9]/SUM([$word_counts_and_combinations.$A9:.$Q9])" office:value-type="percentage" office:value="0" calcext:value-type="percentage">
            <text:p>0.00%</text:p>
          </table:table-cell>
        </table:table-row>
        <table:table-row table:style-name="ro1">
          <table:table-cell table:formula="of:=[$word_counts_and_combinations.A10]" office:value-type="string" office:string-value="field" calcext:value-type="string">
            <text:p>field</text:p>
          </table:table-cell>
          <table:table-cell table:formula="of:=[$word_counts_and_combinations.B10]/SUM([$word_counts_and_combinations.$A10:.$Q10])" office:value-type="percentage" office:value="0" calcext:value-type="percentage">
            <text:p>0.00%</text:p>
          </table:table-cell>
          <table:table-cell table:formula="of:=[$word_counts_and_combinations.C10]/SUM([$word_counts_and_combinations.$A10:.$Q10])" office:value-type="percentage" office:value="0" calcext:value-type="percentage">
            <text:p>0.00%</text:p>
          </table:table-cell>
          <table:table-cell table:formula="of:=[$word_counts_and_combinations.D10]/SUM([$word_counts_and_combinations.$A10:.$Q10])" office:value-type="percentage" office:value="0.0106382978723404" calcext:value-type="percentage">
            <text:p>1.06%</text:p>
          </table:table-cell>
          <table:table-cell table:formula="of:=[$word_counts_and_combinations.E10]/SUM([$word_counts_and_combinations.$A10:.$Q10])" office:value-type="percentage" office:value="0" calcext:value-type="percentage">
            <text:p>0.00%</text:p>
          </table:table-cell>
          <table:table-cell table:formula="of:=[$word_counts_and_combinations.F10]/SUM([$word_counts_and_combinations.$A10:.$Q10])" office:value-type="percentage" office:value="0" calcext:value-type="percentage">
            <text:p>0.00%</text:p>
          </table:table-cell>
          <table:table-cell table:formula="of:=[$word_counts_and_combinations.G10]/SUM([$word_counts_and_combinations.$A10:.$Q10])" office:value-type="percentage" office:value="0" calcext:value-type="percentage">
            <text:p>0.00%</text:p>
          </table:table-cell>
          <table:table-cell table:formula="of:=[$word_counts_and_combinations.H10]/SUM([$word_counts_and_combinations.$A10:.$Q10])" office:value-type="percentage" office:value="0.0106382978723404" calcext:value-type="percentage">
            <text:p>1.06%</text:p>
          </table:table-cell>
          <table:table-cell table:formula="of:=[$word_counts_and_combinations.I10]/SUM([$word_counts_and_combinations.$A10:.$Q10])" office:value-type="percentage" office:value="0.00638297872340426" calcext:value-type="percentage">
            <text:p>0.64%</text:p>
          </table:table-cell>
          <table:table-cell table:formula="of:=[$word_counts_and_combinations.J10]/SUM([$word_counts_and_combinations.$A10:.$Q10])" office:value-type="percentage" office:value="0.348936170212766" calcext:value-type="percentage">
            <text:p>34.89%</text:p>
          </table:table-cell>
          <table:table-cell table:formula="of:=[$word_counts_and_combinations.K10]/SUM([$word_counts_and_combinations.$A10:.$Q10])" office:value-type="percentage" office:value="0" calcext:value-type="percentage">
            <text:p>0.00%</text:p>
          </table:table-cell>
          <table:table-cell table:formula="of:=[$word_counts_and_combinations.L10]/SUM([$word_counts_and_combinations.$A10:.$Q10])" office:value-type="percentage" office:value="0.0191489361702128" calcext:value-type="percentage">
            <text:p>1.91%</text:p>
          </table:table-cell>
          <table:table-cell table:formula="of:=[$word_counts_and_combinations.M10]/SUM([$word_counts_and_combinations.$A10:.$Q10])" office:value-type="percentage" office:value="0.00425531914893617" calcext:value-type="percentage">
            <text:p>0.43%</text:p>
          </table:table-cell>
          <table:table-cell table:formula="of:=[$word_counts_and_combinations.N10]/SUM([$word_counts_and_combinations.$A10:.$Q10])" office:value-type="percentage" office:value="0.578723404255319" calcext:value-type="percentage">
            <text:p>57.87%</text:p>
          </table:table-cell>
          <table:table-cell table:formula="of:=[$word_counts_and_combinations.O10]/SUM([$word_counts_and_combinations.$A10:.$Q10])" office:value-type="percentage" office:value="0.00851063829787234" calcext:value-type="percentage">
            <text:p>0.85%</text:p>
          </table:table-cell>
          <table:table-cell table:formula="of:=[$word_counts_and_combinations.P10]/SUM([$word_counts_and_combinations.$A10:.$Q10])" office:value-type="percentage" office:value="0.00638297872340426" calcext:value-type="percentage">
            <text:p>0.64%</text:p>
          </table:table-cell>
          <table:table-cell table:formula="of:=[$word_counts_and_combinations.Q10]/SUM([$word_counts_and_combinations.$A10:.$Q10])" office:value-type="percentage" office:value="0.00638297872340426" calcext:value-type="percentage">
            <text:p>0.64%</text:p>
          </table:table-cell>
        </table:table-row>
        <table:table-row table:style-name="ro1">
          <table:table-cell table:formula="of:=[$word_counts_and_combinations.A11]" office:value-type="string" office:string-value="beach" calcext:value-type="string">
            <text:p>beach</text:p>
          </table:table-cell>
          <table:table-cell table:formula="of:=[$word_counts_and_combinations.B11]/SUM([$word_counts_and_combinations.$A11:.$Q11])" office:value-type="percentage" office:value="0" calcext:value-type="percentage">
            <text:p>0.00%</text:p>
          </table:table-cell>
          <table:table-cell table:formula="of:=[$word_counts_and_combinations.C11]/SUM([$word_counts_and_combinations.$A11:.$Q11])" office:value-type="percentage" office:value="0" calcext:value-type="percentage">
            <text:p>0.00%</text:p>
          </table:table-cell>
          <table:table-cell table:formula="of:=[$word_counts_and_combinations.D11]/SUM([$word_counts_and_combinations.$A11:.$Q11])" office:value-type="percentage" office:value="0" calcext:value-type="percentage">
            <text:p>0.00%</text:p>
          </table:table-cell>
          <table:table-cell table:formula="of:=[$word_counts_and_combinations.E11]/SUM([$word_counts_and_combinations.$A11:.$Q11])" office:value-type="percentage" office:value="0.00209205020920502" calcext:value-type="percentage">
            <text:p>0.21%</text:p>
          </table:table-cell>
          <table:table-cell table:formula="of:=[$word_counts_and_combinations.F11]/SUM([$word_counts_and_combinations.$A11:.$Q11])" office:value-type="percentage" office:value="0" calcext:value-type="percentage">
            <text:p>0.00%</text:p>
          </table:table-cell>
          <table:table-cell table:formula="of:=[$word_counts_and_combinations.G11]/SUM([$word_counts_and_combinations.$A11:.$Q11])" office:value-type="percentage" office:value="0" calcext:value-type="percentage">
            <text:p>0.00%</text:p>
          </table:table-cell>
          <table:table-cell table:formula="of:=[$word_counts_and_combinations.H11]/SUM([$word_counts_and_combinations.$A11:.$Q11])" office:value-type="percentage" office:value="0.00209205020920502" calcext:value-type="percentage">
            <text:p>0.21%</text:p>
          </table:table-cell>
          <table:table-cell table:formula="of:=[$word_counts_and_combinations.I11]/SUM([$word_counts_and_combinations.$A11:.$Q11])" office:value-type="percentage" office:value="0.00209205020920502" calcext:value-type="percentage">
            <text:p>0.21%</text:p>
          </table:table-cell>
          <table:table-cell table:formula="of:=[$word_counts_and_combinations.J11]/SUM([$word_counts_and_combinations.$A11:.$Q11])" office:value-type="percentage" office:value="0.0543933054393305" calcext:value-type="percentage">
            <text:p>5.44%</text:p>
          </table:table-cell>
          <table:table-cell table:formula="of:=[$word_counts_and_combinations.K11]/SUM([$word_counts_and_combinations.$A11:.$Q11])" office:value-type="percentage" office:value="0" calcext:value-type="percentage">
            <text:p>0.00%</text:p>
          </table:table-cell>
          <table:table-cell table:formula="of:=[$word_counts_and_combinations.L11]/SUM([$word_counts_and_combinations.$A11:.$Q11])" office:value-type="percentage" office:value="0.0146443514644351" calcext:value-type="percentage">
            <text:p>1.46%</text:p>
          </table:table-cell>
          <table:table-cell table:formula="of:=[$word_counts_and_combinations.M11]/SUM([$word_counts_and_combinations.$A11:.$Q11])" office:value-type="percentage" office:value="0" calcext:value-type="percentage">
            <text:p>0.00%</text:p>
          </table:table-cell>
          <table:table-cell table:formula="of:=[$word_counts_and_combinations.N11]/SUM([$word_counts_and_combinations.$A11:.$Q11])" office:value-type="percentage" office:value="0.0460251046025105" calcext:value-type="percentage">
            <text:p>4.60%</text:p>
          </table:table-cell>
          <table:table-cell table:formula="of:=[$word_counts_and_combinations.O11]/SUM([$word_counts_and_combinations.$A11:.$Q11])" office:value-type="percentage" office:value="0.874476987447699" calcext:value-type="percentage">
            <text:p>87.45%</text:p>
          </table:table-cell>
          <table:table-cell table:formula="of:=[$word_counts_and_combinations.P11]/SUM([$word_counts_and_combinations.$A11:.$Q11])" office:value-type="percentage" office:value="0.00209205020920502" calcext:value-type="percentage">
            <text:p>0.21%</text:p>
          </table:table-cell>
          <table:table-cell table:formula="of:=[$word_counts_and_combinations.Q11]/SUM([$word_counts_and_combinations.$A11:.$Q11])" office:value-type="percentage" office:value="0.00209205020920502" calcext:value-type="percentage">
            <text:p>0.21%</text:p>
          </table:table-cell>
        </table:table-row>
        <table:table-row table:style-name="ro1">
          <table:table-cell table:formula="of:=[$word_counts_and_combinations.A12]" office:value-type="string" office:string-value="near" calcext:value-type="string">
            <text:p>near</text:p>
          </table:table-cell>
          <table:table-cell table:formula="of:=[$word_counts_and_combinations.B12]/SUM([$word_counts_and_combinations.$A12:.$Q12])" office:value-type="percentage" office:value="0.0222222222222222" calcext:value-type="percentage">
            <text:p>2.22%</text:p>
          </table:table-cell>
          <table:table-cell table:formula="of:=[$word_counts_and_combinations.C12]/SUM([$word_counts_and_combinations.$A12:.$Q12])" office:value-type="percentage" office:value="0.0376068376068376" calcext:value-type="percentage">
            <text:p>3.76%</text:p>
          </table:table-cell>
          <table:table-cell table:formula="of:=[$word_counts_and_combinations.D12]/SUM([$word_counts_and_combinations.$A12:.$Q12])" office:value-type="percentage" office:value="0.0273504273504273" calcext:value-type="percentage">
            <text:p>2.74%</text:p>
          </table:table-cell>
          <table:table-cell table:formula="of:=[$word_counts_and_combinations.E12]/SUM([$word_counts_and_combinations.$A12:.$Q12])" office:value-type="percentage" office:value="0.011965811965812" calcext:value-type="percentage">
            <text:p>1.20%</text:p>
          </table:table-cell>
          <table:table-cell table:formula="of:=[$word_counts_and_combinations.F12]/SUM([$word_counts_and_combinations.$A12:.$Q12])" office:value-type="percentage" office:value="0.011965811965812" calcext:value-type="percentage">
            <text:p>1.20%</text:p>
          </table:table-cell>
          <table:table-cell table:formula="of:=[$word_counts_and_combinations.G12]/SUM([$word_counts_and_combinations.$A12:.$Q12])" office:value-type="percentage" office:value="0.0222222222222222" calcext:value-type="percentage">
            <text:p>2.22%</text:p>
          </table:table-cell>
          <table:table-cell table:formula="of:=[$word_counts_and_combinations.H12]/SUM([$word_counts_and_combinations.$A12:.$Q12])" office:value-type="percentage" office:value="0.0358974358974359" calcext:value-type="percentage">
            <text:p>3.59%</text:p>
          </table:table-cell>
          <table:table-cell table:formula="of:=[$word_counts_and_combinations.I12]/SUM([$word_counts_and_combinations.$A12:.$Q12])" office:value-type="percentage" office:value="0.0547008547008547" calcext:value-type="percentage">
            <text:p>5.47%</text:p>
          </table:table-cell>
          <table:table-cell table:formula="of:=[$word_counts_and_combinations.J12]/SUM([$word_counts_and_combinations.$A12:.$Q12])" office:value-type="percentage" office:value="0.143589743589744" calcext:value-type="percentage">
            <text:p>14.36%</text:p>
          </table:table-cell>
          <table:table-cell table:formula="of:=[$word_counts_and_combinations.K12]/SUM([$word_counts_and_combinations.$A12:.$Q12])" office:value-type="percentage" office:value="0.00854700854700855" calcext:value-type="percentage">
            <text:p>0.85%</text:p>
          </table:table-cell>
          <table:table-cell table:formula="of:=[$word_counts_and_combinations.L12]/SUM([$word_counts_and_combinations.$A12:.$Q12])" office:value-type="percentage" office:value="0.299145299145299" calcext:value-type="percentage">
            <text:p>29.91%</text:p>
          </table:table-cell>
          <table:table-cell table:formula="of:=[$word_counts_and_combinations.M12]/SUM([$word_counts_and_combinations.$A12:.$Q12])" office:value-type="percentage" office:value="0.0444444444444444" calcext:value-type="percentage">
            <text:p>4.44%</text:p>
          </table:table-cell>
          <table:table-cell table:formula="of:=[$word_counts_and_combinations.N12]/SUM([$word_counts_and_combinations.$A12:.$Q12])" office:value-type="percentage" office:value="0.0888888888888889" calcext:value-type="percentage">
            <text:p>8.89%</text:p>
          </table:table-cell>
          <table:table-cell table:formula="of:=[$word_counts_and_combinations.O12]/SUM([$word_counts_and_combinations.$A12:.$Q12])" office:value-type="percentage" office:value="0.165811965811966" calcext:value-type="percentage">
            <text:p>16.58%</text:p>
          </table:table-cell>
          <table:table-cell table:formula="of:=[$word_counts_and_combinations.P12]/SUM([$word_counts_and_combinations.$A12:.$Q12])" office:value-type="percentage" office:value="0.0188034188034188" calcext:value-type="percentage">
            <text:p>1.88%</text:p>
          </table:table-cell>
          <table:table-cell table:formula="of:=[$word_counts_and_combinations.Q12]/SUM([$word_counts_and_combinations.$A12:.$Q12])" office:value-type="percentage" office:value="0.00683760683760684" calcext:value-type="percentage">
            <text:p>0.68%</text:p>
          </table:table-cell>
        </table:table-row>
        <table:table-row table:style-name="ro1">
          <table:table-cell table:formula="of:=[$word_counts_and_combinations.A13]" office:value-type="string" office:string-value="sidewalk" calcext:value-type="string">
            <text:p>sidewalk</text:p>
          </table:table-cell>
          <table:table-cell table:formula="of:=[$word_counts_and_combinations.B13]/SUM([$word_counts_and_combinations.$A13:.$Q13])" office:value-type="percentage" office:value="0" calcext:value-type="percentage">
            <text:p>0.00%</text:p>
          </table:table-cell>
          <table:table-cell table:formula="of:=[$word_counts_and_combinations.C13]/SUM([$word_counts_and_combinations.$A13:.$Q13])" office:value-type="percentage" office:value="0.00199600798403194" calcext:value-type="percentage">
            <text:p>0.20%</text:p>
          </table:table-cell>
          <table:table-cell table:formula="of:=[$word_counts_and_combinations.D13]/SUM([$word_counts_and_combinations.$A13:.$Q13])" office:value-type="percentage" office:value="0" calcext:value-type="percentage">
            <text:p>0.00%</text:p>
          </table:table-cell>
          <table:table-cell table:formula="of:=[$word_counts_and_combinations.E13]/SUM([$word_counts_and_combinations.$A13:.$Q13])" office:value-type="percentage" office:value="0" calcext:value-type="percentage">
            <text:p>0.00%</text:p>
          </table:table-cell>
          <table:table-cell table:formula="of:=[$word_counts_and_combinations.F13]/SUM([$word_counts_and_combinations.$A13:.$Q13])" office:value-type="percentage" office:value="0.00399201596806387" calcext:value-type="percentage">
            <text:p>0.40%</text:p>
          </table:table-cell>
          <table:table-cell table:formula="of:=[$word_counts_and_combinations.G13]/SUM([$word_counts_and_combinations.$A13:.$Q13])" office:value-type="percentage" office:value="0.00199600798403194" calcext:value-type="percentage">
            <text:p>0.20%</text:p>
          </table:table-cell>
          <table:table-cell table:formula="of:=[$word_counts_and_combinations.H13]/SUM([$word_counts_and_combinations.$A13:.$Q13])" office:value-type="percentage" office:value="0.0159680638722555" calcext:value-type="percentage">
            <text:p>1.60%</text:p>
          </table:table-cell>
          <table:table-cell table:formula="of:=[$word_counts_and_combinations.I13]/SUM([$word_counts_and_combinations.$A13:.$Q13])" office:value-type="percentage" office:value="0.0259481037924152" calcext:value-type="percentage">
            <text:p>2.59%</text:p>
          </table:table-cell>
          <table:table-cell table:formula="of:=[$word_counts_and_combinations.J13]/SUM([$word_counts_and_combinations.$A13:.$Q13])" office:value-type="percentage" office:value="0.0459081836327345" calcext:value-type="percentage">
            <text:p>4.59%</text:p>
          </table:table-cell>
          <table:table-cell table:formula="of:=[$word_counts_and_combinations.K13]/SUM([$word_counts_and_combinations.$A13:.$Q13])" office:value-type="percentage" office:value="0.00998003992015968" calcext:value-type="percentage">
            <text:p>1.00%</text:p>
          </table:table-cell>
          <table:table-cell table:formula="of:=[$word_counts_and_combinations.L13]/SUM([$word_counts_and_combinations.$A13:.$Q13])" office:value-type="percentage" office:value="0.87624750499002" calcext:value-type="percentage">
            <text:p>87.62%</text:p>
          </table:table-cell>
          <table:table-cell table:formula="of:=[$word_counts_and_combinations.M13]/SUM([$word_counts_and_combinations.$A13:.$Q13])" office:value-type="percentage" office:value="0.0179640718562874" calcext:value-type="percentage">
            <text:p>1.80%</text:p>
          </table:table-cell>
          <table:table-cell table:formula="of:=[$word_counts_and_combinations.N13]/SUM([$word_counts_and_combinations.$A13:.$Q13])" office:value-type="percentage" office:value="0" calcext:value-type="percentage">
            <text:p>0.00%</text:p>
          </table:table-cell>
          <table:table-cell table:formula="of:=[$word_counts_and_combinations.O13]/SUM([$word_counts_and_combinations.$A13:.$Q13])" office:value-type="percentage" office:value="0" calcext:value-type="percentage">
            <text:p>0.00%</text:p>
          </table:table-cell>
          <table:table-cell table:formula="of:=[$word_counts_and_combinations.P13]/SUM([$word_counts_and_combinations.$A13:.$Q13])" office:value-type="percentage" office:value="0" calcext:value-type="percentage">
            <text:p>0.00%</text:p>
          </table:table-cell>
          <table:table-cell table:formula="of:=[$word_counts_and_combinations.Q13]/SUM([$word_counts_and_combinations.$A13:.$Q13])" office:value-type="percentage" office:value="0" calcext:value-type="percentage">
            <text:p>0.00%</text:p>
          </table:table-cell>
        </table:table-row>
        <table:table-row table:style-name="ro1">
          <table:table-cell table:formula="of:=[$word_counts_and_combinations.A14]" office:value-type="string" office:string-value="table" calcext:value-type="string">
            <text:p>table</text:p>
          </table:table-cell>
          <table:table-cell table:formula="of:=[$word_counts_and_combinations.B14]/SUM([$word_counts_and_combinations.$A14:.$Q14])" office:value-type="percentage" office:value="0.144295302013423" calcext:value-type="percentage">
            <text:p>14.43%</text:p>
          </table:table-cell>
          <table:table-cell table:formula="of:=[$word_counts_and_combinations.C14]/SUM([$word_counts_and_combinations.$A14:.$Q14])" office:value-type="percentage" office:value="0.135906040268456" calcext:value-type="percentage">
            <text:p>13.59%</text:p>
          </table:table-cell>
          <table:table-cell table:formula="of:=[$word_counts_and_combinations.D14]/SUM([$word_counts_and_combinations.$A14:.$Q14])" office:value-type="percentage" office:value="0.0587248322147651" calcext:value-type="percentage">
            <text:p>5.87%</text:p>
          </table:table-cell>
          <table:table-cell table:formula="of:=[$word_counts_and_combinations.E14]/SUM([$word_counts_and_combinations.$A14:.$Q14])" office:value-type="percentage" office:value="0.216442953020134" calcext:value-type="percentage">
            <text:p>21.64%</text:p>
          </table:table-cell>
          <table:table-cell table:formula="of:=[$word_counts_and_combinations.F14]/SUM([$word_counts_and_combinations.$A14:.$Q14])" office:value-type="percentage" office:value="0" calcext:value-type="percentage">
            <text:p>0.00%</text:p>
          </table:table-cell>
          <table:table-cell table:formula="of:=[$word_counts_and_combinations.G14]/SUM([$word_counts_and_combinations.$A14:.$Q14])" office:value-type="percentage" office:value="0.0268456375838926" calcext:value-type="percentage">
            <text:p>2.68%</text:p>
          </table:table-cell>
          <table:table-cell table:formula="of:=[$word_counts_and_combinations.H14]/SUM([$word_counts_and_combinations.$A14:.$Q14])" office:value-type="percentage" office:value="0.0687919463087248" calcext:value-type="percentage">
            <text:p>6.88%</text:p>
          </table:table-cell>
          <table:table-cell table:formula="of:=[$word_counts_and_combinations.I14]/SUM([$word_counts_and_combinations.$A14:.$Q14])" office:value-type="percentage" office:value="0.0453020134228188" calcext:value-type="percentage">
            <text:p>4.53%</text:p>
          </table:table-cell>
          <table:table-cell table:formula="of:=[$word_counts_and_combinations.J14]/SUM([$word_counts_and_combinations.$A14:.$Q14])" office:value-type="percentage" office:value="0.0738255033557047" calcext:value-type="percentage">
            <text:p>7.38%</text:p>
          </table:table-cell>
          <table:table-cell table:formula="of:=[$word_counts_and_combinations.K14]/SUM([$word_counts_and_combinations.$A14:.$Q14])" office:value-type="percentage" office:value="0.0620805369127517" calcext:value-type="percentage">
            <text:p>6.21%</text:p>
          </table:table-cell>
          <table:table-cell table:formula="of:=[$word_counts_and_combinations.L14]/SUM([$word_counts_and_combinations.$A14:.$Q14])" office:value-type="percentage" office:value="0.125838926174497" calcext:value-type="percentage">
            <text:p>12.58%</text:p>
          </table:table-cell>
          <table:table-cell table:formula="of:=[$word_counts_and_combinations.M14]/SUM([$word_counts_and_combinations.$A14:.$Q14])" office:value-type="percentage" office:value="0.00503355704697987" calcext:value-type="percentage">
            <text:p>0.50%</text:p>
          </table:table-cell>
          <table:table-cell table:formula="of:=[$word_counts_and_combinations.N14]/SUM([$word_counts_and_combinations.$A14:.$Q14])" office:value-type="percentage" office:value="0.0285234899328859" calcext:value-type="percentage">
            <text:p>2.85%</text:p>
          </table:table-cell>
          <table:table-cell table:formula="of:=[$word_counts_and_combinations.O14]/SUM([$word_counts_and_combinations.$A14:.$Q14])" office:value-type="percentage" office:value="0.00671140939597315" calcext:value-type="percentage">
            <text:p>0.67%</text:p>
          </table:table-cell>
          <table:table-cell table:formula="of:=[$word_counts_and_combinations.P14]/SUM([$word_counts_and_combinations.$A14:.$Q14])" office:value-type="percentage" office:value="0.00167785234899329" calcext:value-type="percentage">
            <text:p>0.17%</text:p>
          </table:table-cell>
          <table:table-cell table:formula="of:=[$word_counts_and_combinations.Q14]/SUM([$word_counts_and_combinations.$A14:.$Q14])" office:value-type="percentage" office:value="0" calcext:value-type="percentage">
            <text:p>0.00%</text:p>
          </table:table-cell>
        </table:table-row>
        <table:table-row table:style-name="ro1">
          <table:table-cell table:formula="of:=[$word_counts_and_combinations.A15]" office:value-type="string" office:string-value="snow" calcext:value-type="string">
            <text:p>snow</text:p>
          </table:table-cell>
          <table:table-cell table:formula="of:=[$word_counts_and_combinations.B15]/SUM([$word_counts_and_combinations.$A15:.$Q15])" office:value-type="percentage" office:value="0" calcext:value-type="percentage">
            <text:p>0.00%</text:p>
          </table:table-cell>
          <table:table-cell table:formula="of:=[$word_counts_and_combinations.C15]/SUM([$word_counts_and_combinations.$A15:.$Q15])" office:value-type="percentage" office:value="0.00151745068285281" calcext:value-type="percentage">
            <text:p>0.15%</text:p>
          </table:table-cell>
          <table:table-cell table:formula="of:=[$word_counts_and_combinations.D15]/SUM([$word_counts_and_combinations.$A15:.$Q15])" office:value-type="percentage" office:value="0" calcext:value-type="percentage">
            <text:p>0.00%</text:p>
          </table:table-cell>
          <table:table-cell table:formula="of:=[$word_counts_and_combinations.E15]/SUM([$word_counts_and_combinations.$A15:.$Q15])" office:value-type="percentage" office:value="0" calcext:value-type="percentage">
            <text:p>0.00%</text:p>
          </table:table-cell>
          <table:table-cell table:formula="of:=[$word_counts_and_combinations.F15]/SUM([$word_counts_and_combinations.$A15:.$Q15])" office:value-type="percentage" office:value="0" calcext:value-type="percentage">
            <text:p>0.00%</text:p>
          </table:table-cell>
          <table:table-cell table:formula="of:=[$word_counts_and_combinations.G15]/SUM([$word_counts_and_combinations.$A15:.$Q15])" office:value-type="percentage" office:value="0" calcext:value-type="percentage">
            <text:p>0.00%</text:p>
          </table:table-cell>
          <table:table-cell table:formula="of:=[$word_counts_and_combinations.H15]/SUM([$word_counts_and_combinations.$A15:.$Q15])" office:value-type="percentage" office:value="0" calcext:value-type="percentage">
            <text:p>0.00%</text:p>
          </table:table-cell>
          <table:table-cell table:formula="of:=[$word_counts_and_combinations.I15]/SUM([$word_counts_and_combinations.$A15:.$Q15])" office:value-type="percentage" office:value="0.0606980273141123" calcext:value-type="percentage">
            <text:p>6.07%</text:p>
          </table:table-cell>
          <table:table-cell table:formula="of:=[$word_counts_and_combinations.J15]/SUM([$word_counts_and_combinations.$A15:.$Q15])" office:value-type="percentage" office:value="0.0804248861911988" calcext:value-type="percentage">
            <text:p>8.04%</text:p>
          </table:table-cell>
          <table:table-cell table:formula="of:=[$word_counts_and_combinations.K15]/SUM([$word_counts_and_combinations.$A15:.$Q15])" office:value-type="percentage" office:value="0" calcext:value-type="percentage">
            <text:p>0.00%</text:p>
          </table:table-cell>
          <table:table-cell table:formula="of:=[$word_counts_and_combinations.L15]/SUM([$word_counts_and_combinations.$A15:.$Q15])" office:value-type="percentage" office:value="0.0940819423368741" calcext:value-type="percentage">
            <text:p>9.41%</text:p>
          </table:table-cell>
          <table:table-cell table:formula="of:=[$word_counts_and_combinations.M15]/SUM([$word_counts_and_combinations.$A15:.$Q15])" office:value-type="percentage" office:value="0.00758725341426404" calcext:value-type="percentage">
            <text:p>0.76%</text:p>
          </table:table-cell>
          <table:table-cell table:formula="of:=[$word_counts_and_combinations.N15]/SUM([$word_counts_and_combinations.$A15:.$Q15])" office:value-type="percentage" office:value="0.198786039453718" calcext:value-type="percentage">
            <text:p>19.88%</text:p>
          </table:table-cell>
          <table:table-cell table:formula="of:=[$word_counts_and_combinations.O15]/SUM([$word_counts_and_combinations.$A15:.$Q15])" office:value-type="percentage" office:value="0.0212443095599393" calcext:value-type="percentage">
            <text:p>2.12%</text:p>
          </table:table-cell>
          <table:table-cell table:formula="of:=[$word_counts_and_combinations.P15]/SUM([$word_counts_and_combinations.$A15:.$Q15])" office:value-type="percentage" office:value="0.44309559939302" calcext:value-type="percentage">
            <text:p>44.31%</text:p>
          </table:table-cell>
          <table:table-cell table:formula="of:=[$word_counts_and_combinations.Q15]/SUM([$word_counts_and_combinations.$A15:.$Q15])" office:value-type="percentage" office:value="0.0925644916540212" calcext:value-type="percentage">
            <text:p>9.26%</text:p>
          </table:table-cell>
        </table:table-row>
        <table:table-row table:style-name="ro1">
          <table:table-cell table:formula="of:=[$word_counts_and_combinations.A16]" office:value-type="string" office:string-value="grass" calcext:value-type="string">
            <text:p>grass</text:p>
          </table:table-cell>
          <table:table-cell table:formula="of:=[$word_counts_and_combinations.B16]/SUM([$word_counts_and_combinations.$A16:.$Q16])" office:value-type="percentage" office:value="0" calcext:value-type="percentage">
            <text:p>0.00%</text:p>
          </table:table-cell>
          <table:table-cell table:formula="of:=[$word_counts_and_combinations.C16]/SUM([$word_counts_and_combinations.$A16:.$Q16])" office:value-type="percentage" office:value="0" calcext:value-type="percentage">
            <text:p>0.00%</text:p>
          </table:table-cell>
          <table:table-cell table:formula="of:=[$word_counts_and_combinations.D16]/SUM([$word_counts_and_combinations.$A16:.$Q16])" office:value-type="percentage" office:value="0" calcext:value-type="percentage">
            <text:p>0.00%</text:p>
          </table:table-cell>
          <table:table-cell table:formula="of:=[$word_counts_and_combinations.E16]/SUM([$word_counts_and_combinations.$A16:.$Q16])" office:value-type="percentage" office:value="0" calcext:value-type="percentage">
            <text:p>0.00%</text:p>
          </table:table-cell>
          <table:table-cell table:formula="of:=[$word_counts_and_combinations.F16]/SUM([$word_counts_and_combinations.$A16:.$Q16])" office:value-type="percentage" office:value="0" calcext:value-type="percentage">
            <text:p>0.00%</text:p>
          </table:table-cell>
          <table:table-cell table:formula="of:=[$word_counts_and_combinations.G16]/SUM([$word_counts_and_combinations.$A16:.$Q16])" office:value-type="percentage" office:value="0" calcext:value-type="percentage">
            <text:p>0.00%</text:p>
          </table:table-cell>
          <table:table-cell table:formula="of:=[$word_counts_and_combinations.H16]/SUM([$word_counts_and_combinations.$A16:.$Q16])" office:value-type="percentage" office:value="0.00389863547758285" calcext:value-type="percentage">
            <text:p>0.39%</text:p>
          </table:table-cell>
          <table:table-cell table:formula="of:=[$word_counts_and_combinations.I16]/SUM([$word_counts_and_combinations.$A16:.$Q16])" office:value-type="percentage" office:value="0.0721247563352827" calcext:value-type="percentage">
            <text:p>7.21%</text:p>
          </table:table-cell>
          <table:table-cell table:formula="of:=[$word_counts_and_combinations.J16]/SUM([$word_counts_and_combinations.$A16:.$Q16])" office:value-type="percentage" office:value="0.183235867446394" calcext:value-type="percentage">
            <text:p>18.32%</text:p>
          </table:table-cell>
          <table:table-cell table:formula="of:=[$word_counts_and_combinations.K16]/SUM([$word_counts_and_combinations.$A16:.$Q16])" office:value-type="percentage" office:value="0" calcext:value-type="percentage">
            <text:p>0.00%</text:p>
          </table:table-cell>
          <table:table-cell table:formula="of:=[$word_counts_and_combinations.L16]/SUM([$word_counts_and_combinations.$A16:.$Q16])" office:value-type="percentage" office:value="0.0214424951267056" calcext:value-type="percentage">
            <text:p>2.14%</text:p>
          </table:table-cell>
          <table:table-cell table:formula="of:=[$word_counts_and_combinations.M16]/SUM([$word_counts_and_combinations.$A16:.$Q16])" office:value-type="percentage" office:value="0.0292397660818713" calcext:value-type="percentage">
            <text:p>2.92%</text:p>
          </table:table-cell>
          <table:table-cell table:formula="of:=[$word_counts_and_combinations.N16]/SUM([$word_counts_and_combinations.$A16:.$Q16])" office:value-type="percentage" office:value="0.64327485380117" calcext:value-type="percentage">
            <text:p>64.33%</text:p>
          </table:table-cell>
          <table:table-cell table:formula="of:=[$word_counts_and_combinations.O16]/SUM([$word_counts_and_combinations.$A16:.$Q16])" office:value-type="percentage" office:value="0.0272904483430799" calcext:value-type="percentage">
            <text:p>2.73%</text:p>
          </table:table-cell>
          <table:table-cell table:formula="of:=[$word_counts_and_combinations.P16]/SUM([$word_counts_and_combinations.$A16:.$Q16])" office:value-type="percentage" office:value="0.0175438596491228" calcext:value-type="percentage">
            <text:p>1.75%</text:p>
          </table:table-cell>
          <table:table-cell table:formula="of:=[$word_counts_and_combinations.Q16]/SUM([$word_counts_and_combinations.$A16:.$Q16])" office:value-type="percentage" office:value="0.00194931773879142" calcext:value-type="percentage">
            <text:p>0.19%</text:p>
          </table:table-cell>
        </table:table-row>
        <table:table-row table:style-name="ro1">
          <table:table-cell table:formula="of:=[$word_counts_and_combinations.A17]" office:value-type="string" office:string-value="city" calcext:value-type="string">
            <text:p>city</text:p>
          </table:table-cell>
          <table:table-cell table:formula="of:=[$word_counts_and_combinations.B17]/SUM([$word_counts_and_combinations.$A17:.$Q17])" office:value-type="percentage" office:value="0.00242718446601942" calcext:value-type="percentage">
            <text:p>0.24%</text:p>
          </table:table-cell>
          <table:table-cell table:formula="of:=[$word_counts_and_combinations.C17]/SUM([$word_counts_and_combinations.$A17:.$Q17])" office:value-type="percentage" office:value="0" calcext:value-type="percentage">
            <text:p>0.00%</text:p>
          </table:table-cell>
          <table:table-cell table:formula="of:=[$word_counts_and_combinations.D17]/SUM([$word_counts_and_combinations.$A17:.$Q17])" office:value-type="percentage" office:value="0.00485436893203883" calcext:value-type="percentage">
            <text:p>0.49%</text:p>
          </table:table-cell>
          <table:table-cell table:formula="of:=[$word_counts_and_combinations.E17]/SUM([$word_counts_and_combinations.$A17:.$Q17])" office:value-type="percentage" office:value="0.00485436893203883" calcext:value-type="percentage">
            <text:p>0.49%</text:p>
          </table:table-cell>
          <table:table-cell table:formula="of:=[$word_counts_and_combinations.F17]/SUM([$word_counts_and_combinations.$A17:.$Q17])" office:value-type="percentage" office:value="0.0218446601941748" calcext:value-type="percentage">
            <text:p>2.18%</text:p>
          </table:table-cell>
          <table:table-cell table:formula="of:=[$word_counts_and_combinations.G17]/SUM([$word_counts_and_combinations.$A17:.$Q17])" office:value-type="percentage" office:value="0" calcext:value-type="percentage">
            <text:p>0.00%</text:p>
          </table:table-cell>
          <table:table-cell table:formula="of:=[$word_counts_and_combinations.H17]/SUM([$word_counts_and_combinations.$A17:.$Q17])" office:value-type="percentage" office:value="0.0218446601941748" calcext:value-type="percentage">
            <text:p>2.18%</text:p>
          </table:table-cell>
          <table:table-cell table:formula="of:=[$word_counts_and_combinations.I17]/SUM([$word_counts_and_combinations.$A17:.$Q17])" office:value-type="percentage" office:value="0.00728155339805825" calcext:value-type="percentage">
            <text:p>0.73%</text:p>
          </table:table-cell>
          <table:table-cell table:formula="of:=[$word_counts_and_combinations.J17]/SUM([$word_counts_and_combinations.$A17:.$Q17])" office:value-type="percentage" office:value="0.0679611650485437" calcext:value-type="percentage">
            <text:p>6.80%</text:p>
          </table:table-cell>
          <table:table-cell table:formula="of:=[$word_counts_and_combinations.K17]/SUM([$word_counts_and_combinations.$A17:.$Q17])" office:value-type="percentage" office:value="0.00485436893203883" calcext:value-type="percentage">
            <text:p>0.49%</text:p>
          </table:table-cell>
          <table:table-cell table:formula="of:=[$word_counts_and_combinations.L17]/SUM([$word_counts_and_combinations.$A17:.$Q17])" office:value-type="percentage" office:value="0.825242718446602" calcext:value-type="percentage">
            <text:p>82.52%</text:p>
          </table:table-cell>
          <table:table-cell table:formula="of:=[$word_counts_and_combinations.M17]/SUM([$word_counts_and_combinations.$A17:.$Q17])" office:value-type="percentage" office:value="0.0242718446601942" calcext:value-type="percentage">
            <text:p>2.43%</text:p>
          </table:table-cell>
          <table:table-cell table:formula="of:=[$word_counts_and_combinations.N17]/SUM([$word_counts_and_combinations.$A17:.$Q17])" office:value-type="percentage" office:value="0.00485436893203883" calcext:value-type="percentage">
            <text:p>0.49%</text:p>
          </table:table-cell>
          <table:table-cell table:formula="of:=[$word_counts_and_combinations.O17]/SUM([$word_counts_and_combinations.$A17:.$Q17])" office:value-type="percentage" office:value="0.00485436893203883" calcext:value-type="percentage">
            <text:p>0.49%</text:p>
          </table:table-cell>
          <table:table-cell table:formula="of:=[$word_counts_and_combinations.P17]/SUM([$word_counts_and_combinations.$A17:.$Q17])" office:value-type="percentage" office:value="0.00242718446601942" calcext:value-type="percentage">
            <text:p>0.24%</text:p>
          </table:table-cell>
          <table:table-cell table:formula="of:=[$word_counts_and_combinations.Q17]/SUM([$word_counts_and_combinations.$A17:.$Q17])" office:value-type="percentage" office:value="0.00242718446601942" calcext:value-type="percentage">
            <text:p>0.24%</text:p>
          </table:table-cell>
        </table:table-row>
        <table:table-row table:style-name="ro1">
          <table:table-cell table:formula="of:=[$word_counts_and_combinations.A18]" office:value-type="string" office:string-value="park" calcext:value-type="string">
            <text:p>park</text:p>
          </table:table-cell>
          <table:table-cell table:formula="of:=[$word_counts_and_combinations.B18]/SUM([$word_counts_and_combinations.$A18:.$Q18])" office:value-type="percentage" office:value="0.0170940170940171" calcext:value-type="percentage">
            <text:p>1.71%</text:p>
          </table:table-cell>
          <table:table-cell table:formula="of:=[$word_counts_and_combinations.C18]/SUM([$word_counts_and_combinations.$A18:.$Q18])" office:value-type="percentage" office:value="0" calcext:value-type="percentage">
            <text:p>0.00%</text:p>
          </table:table-cell>
          <table:table-cell table:formula="of:=[$word_counts_and_combinations.D18]/SUM([$word_counts_and_combinations.$A18:.$Q18])" office:value-type="percentage" office:value="0.00854700854700855" calcext:value-type="percentage">
            <text:p>0.85%</text:p>
          </table:table-cell>
          <table:table-cell table:formula="of:=[$word_counts_and_combinations.E18]/SUM([$word_counts_and_combinations.$A18:.$Q18])" office:value-type="percentage" office:value="0.00641025641025641" calcext:value-type="percentage">
            <text:p>0.64%</text:p>
          </table:table-cell>
          <table:table-cell table:formula="of:=[$word_counts_and_combinations.F18]/SUM([$word_counts_and_combinations.$A18:.$Q18])" office:value-type="percentage" office:value="0" calcext:value-type="percentage">
            <text:p>0.00%</text:p>
          </table:table-cell>
          <table:table-cell table:formula="of:=[$word_counts_and_combinations.G18]/SUM([$word_counts_and_combinations.$A18:.$Q18])" office:value-type="percentage" office:value="0" calcext:value-type="percentage">
            <text:p>0.00%</text:p>
          </table:table-cell>
          <table:table-cell table:formula="of:=[$word_counts_and_combinations.H18]/SUM([$word_counts_and_combinations.$A18:.$Q18])" office:value-type="percentage" office:value="0.00641025641025641" calcext:value-type="percentage">
            <text:p>0.64%</text:p>
          </table:table-cell>
          <table:table-cell table:formula="of:=[$word_counts_and_combinations.I18]/SUM([$word_counts_and_combinations.$A18:.$Q18])" office:value-type="percentage" office:value="0.0192307692307692" calcext:value-type="percentage">
            <text:p>1.92%</text:p>
          </table:table-cell>
          <table:table-cell table:formula="of:=[$word_counts_and_combinations.J18]/SUM([$word_counts_and_combinations.$A18:.$Q18])" office:value-type="percentage" office:value="0.489316239316239" calcext:value-type="percentage">
            <text:p>48.93%</text:p>
          </table:table-cell>
          <table:table-cell table:formula="of:=[$word_counts_and_combinations.K18]/SUM([$word_counts_and_combinations.$A18:.$Q18])" office:value-type="percentage" office:value="0" calcext:value-type="percentage">
            <text:p>0.00%</text:p>
          </table:table-cell>
          <table:table-cell table:formula="of:=[$word_counts_and_combinations.L18]/SUM([$word_counts_and_combinations.$A18:.$Q18])" office:value-type="percentage" office:value="0.277777777777778" calcext:value-type="percentage">
            <text:p>27.78%</text:p>
          </table:table-cell>
          <table:table-cell table:formula="of:=[$word_counts_and_combinations.M18]/SUM([$word_counts_and_combinations.$A18:.$Q18])" office:value-type="percentage" office:value="0.0491452991452991" calcext:value-type="percentage">
            <text:p>4.91%</text:p>
          </table:table-cell>
          <table:table-cell table:formula="of:=[$word_counts_and_combinations.N18]/SUM([$word_counts_and_combinations.$A18:.$Q18])" office:value-type="percentage" office:value="0.102564102564103" calcext:value-type="percentage">
            <text:p>10.26%</text:p>
          </table:table-cell>
          <table:table-cell table:formula="of:=[$word_counts_and_combinations.O18]/SUM([$word_counts_and_combinations.$A18:.$Q18])" office:value-type="percentage" office:value="0.0170940170940171" calcext:value-type="percentage">
            <text:p>1.71%</text:p>
          </table:table-cell>
          <table:table-cell table:formula="of:=[$word_counts_and_combinations.P18]/SUM([$word_counts_and_combinations.$A18:.$Q18])" office:value-type="percentage" office:value="0.00213675213675214" calcext:value-type="percentage">
            <text:p>0.21%</text:p>
          </table:table-cell>
          <table:table-cell table:formula="of:=[$word_counts_and_combinations.Q18]/SUM([$word_counts_and_combinations.$A18:.$Q18])" office:value-type="percentage" office:value="0.00427350427350427" calcext:value-type="percentage">
            <text:p>0.43%</text:p>
          </table:table-cell>
        </table:table-row>
        <table:table-row table:style-name="ro1">
          <table:table-cell table:formula="of:=[$word_counts_and_combinations.A19]" office:value-type="string" office:string-value="play" calcext:value-type="string">
            <text:p>play</text:p>
          </table:table-cell>
          <table:table-cell table:formula="of:=[$word_counts_and_combinations.B19]/SUM([$word_counts_and_combinations.$A19:.$Q19])" office:value-type="percentage" office:value="0.0144486692015209" calcext:value-type="percentage">
            <text:p>1.44%</text:p>
          </table:table-cell>
          <table:table-cell table:formula="of:=[$word_counts_and_combinations.C19]/SUM([$word_counts_and_combinations.$A19:.$Q19])" office:value-type="percentage" office:value="0.0768060836501901" calcext:value-type="percentage">
            <text:p>7.68%</text:p>
          </table:table-cell>
          <table:table-cell table:formula="of:=[$word_counts_and_combinations.D19]/SUM([$word_counts_and_combinations.$A19:.$Q19])" office:value-type="percentage" office:value="0.177566539923954" calcext:value-type="percentage">
            <text:p>17.76%</text:p>
          </table:table-cell>
          <table:table-cell table:formula="of:=[$word_counts_and_combinations.E19]/SUM([$word_counts_and_combinations.$A19:.$Q19])" office:value-type="percentage" office:value="0.0140684410646388" calcext:value-type="percentage">
            <text:p>1.41%</text:p>
          </table:table-cell>
          <table:table-cell table:formula="of:=[$word_counts_and_combinations.F19]/SUM([$word_counts_and_combinations.$A19:.$Q19])" office:value-type="percentage" office:value="0.0121673003802281" calcext:value-type="percentage">
            <text:p>1.22%</text:p>
          </table:table-cell>
          <table:table-cell table:formula="of:=[$word_counts_and_combinations.G19]/SUM([$word_counts_and_combinations.$A19:.$Q19])" office:value-type="percentage" office:value="0.0193916349809886" calcext:value-type="percentage">
            <text:p>1.94%</text:p>
          </table:table-cell>
          <table:table-cell table:formula="of:=[$word_counts_and_combinations.H19]/SUM([$word_counts_and_combinations.$A19:.$Q19])" office:value-type="percentage" office:value="0.0064638783269962" calcext:value-type="percentage">
            <text:p>0.65%</text:p>
          </table:table-cell>
          <table:table-cell table:formula="of:=[$word_counts_and_combinations.I19]/SUM([$word_counts_and_combinations.$A19:.$Q19])" office:value-type="percentage" office:value="0.0334600760456274" calcext:value-type="percentage">
            <text:p>3.35%</text:p>
          </table:table-cell>
          <table:table-cell table:formula="of:=[$word_counts_and_combinations.J19]/SUM([$word_counts_and_combinations.$A19:.$Q19])" office:value-type="percentage" office:value="0.357794676806084" calcext:value-type="percentage">
            <text:p>35.78%</text:p>
          </table:table-cell>
          <table:table-cell table:formula="of:=[$word_counts_and_combinations.K19]/SUM([$word_counts_and_combinations.$A19:.$Q19])" office:value-type="percentage" office:value="0.000760456273764259" calcext:value-type="percentage">
            <text:p>0.08%</text:p>
          </table:table-cell>
          <table:table-cell table:formula="of:=[$word_counts_and_combinations.L19]/SUM([$word_counts_and_combinations.$A19:.$Q19])" office:value-type="percentage" office:value="0.116730038022814" calcext:value-type="percentage">
            <text:p>11.67%</text:p>
          </table:table-cell>
          <table:table-cell table:formula="of:=[$word_counts_and_combinations.M19]/SUM([$word_counts_and_combinations.$A19:.$Q19])" office:value-type="percentage" office:value="0.0315589353612167" calcext:value-type="percentage">
            <text:p>3.16%</text:p>
          </table:table-cell>
          <table:table-cell table:formula="of:=[$word_counts_and_combinations.N19]/SUM([$word_counts_and_combinations.$A19:.$Q19])" office:value-type="percentage" office:value="0.0692015209125475" calcext:value-type="percentage">
            <text:p>6.92%</text:p>
          </table:table-cell>
          <table:table-cell table:formula="of:=[$word_counts_and_combinations.O19]/SUM([$word_counts_and_combinations.$A19:.$Q19])" office:value-type="percentage" office:value="0.05893536121673" calcext:value-type="percentage">
            <text:p>5.89%</text:p>
          </table:table-cell>
          <table:table-cell table:formula="of:=[$word_counts_and_combinations.P19]/SUM([$word_counts_and_combinations.$A19:.$Q19])" office:value-type="percentage" office:value="0.00228136882129278" calcext:value-type="percentage">
            <text:p>0.23%</text:p>
          </table:table-cell>
          <table:table-cell table:formula="of:=[$word_counts_and_combinations.Q19]/SUM([$word_counts_and_combinations.$A19:.$Q19])" office:value-type="percentage" office:value="0.00836501901140684" calcext:value-type="percentage">
            <text:p>0.84%</text:p>
          </table:table-cell>
        </table:table-row>
        <table:table-row table:style-name="ro1">
          <table:table-cell table:formula="of:=[$word_counts_and_combinations.A20]" office:value-type="string" office:string-value="game" calcext:value-type="string">
            <text:p>game</text:p>
          </table:table-cell>
          <table:table-cell table:formula="of:=[$word_counts_and_combinations.B20]/SUM([$word_counts_and_combinations.$A20:.$Q20])" office:value-type="percentage" office:value="0.0171821305841924" calcext:value-type="percentage">
            <text:p>1.72%</text:p>
          </table:table-cell>
          <table:table-cell table:formula="of:=[$word_counts_and_combinations.C20]/SUM([$word_counts_and_combinations.$A20:.$Q20])" office:value-type="percentage" office:value="0.130584192439863" calcext:value-type="percentage">
            <text:p>13.06%</text:p>
          </table:table-cell>
          <table:table-cell table:formula="of:=[$word_counts_and_combinations.D20]/SUM([$word_counts_and_combinations.$A20:.$Q20])" office:value-type="percentage" office:value="0.278350515463918" calcext:value-type="percentage">
            <text:p>27.84%</text:p>
          </table:table-cell>
          <table:table-cell table:formula="of:=[$word_counts_and_combinations.E20]/SUM([$word_counts_and_combinations.$A20:.$Q20])" office:value-type="percentage" office:value="0.00687285223367698" calcext:value-type="percentage">
            <text:p>0.69%</text:p>
          </table:table-cell>
          <table:table-cell table:formula="of:=[$word_counts_and_combinations.F20]/SUM([$word_counts_and_combinations.$A20:.$Q20])" office:value-type="percentage" office:value="0" calcext:value-type="percentage">
            <text:p>0.00%</text:p>
          </table:table-cell>
          <table:table-cell table:formula="of:=[$word_counts_and_combinations.G20]/SUM([$word_counts_and_combinations.$A20:.$Q20])" office:value-type="percentage" office:value="0.013745704467354" calcext:value-type="percentage">
            <text:p>1.37%</text:p>
          </table:table-cell>
          <table:table-cell table:formula="of:=[$word_counts_and_combinations.H20]/SUM([$word_counts_and_combinations.$A20:.$Q20])" office:value-type="percentage" office:value="0.00687285223367698" calcext:value-type="percentage">
            <text:p>0.69%</text:p>
          </table:table-cell>
          <table:table-cell table:formula="of:=[$word_counts_and_combinations.I20]/SUM([$word_counts_and_combinations.$A20:.$Q20])" office:value-type="percentage" office:value="0.0171821305841924" calcext:value-type="percentage">
            <text:p>1.72%</text:p>
          </table:table-cell>
          <table:table-cell table:formula="of:=[$word_counts_and_combinations.J20]/SUM([$word_counts_and_combinations.$A20:.$Q20])" office:value-type="percentage" office:value="0.432989690721649" calcext:value-type="percentage">
            <text:p>43.30%</text:p>
          </table:table-cell>
          <table:table-cell table:formula="of:=[$word_counts_and_combinations.K20]/SUM([$word_counts_and_combinations.$A20:.$Q20])" office:value-type="percentage" office:value="0" calcext:value-type="percentage">
            <text:p>0.00%</text:p>
          </table:table-cell>
          <table:table-cell table:formula="of:=[$word_counts_and_combinations.L20]/SUM([$word_counts_and_combinations.$A20:.$Q20])" office:value-type="percentage" office:value="0.0171821305841924" calcext:value-type="percentage">
            <text:p>1.72%</text:p>
          </table:table-cell>
          <table:table-cell table:formula="of:=[$word_counts_and_combinations.M20]/SUM([$word_counts_and_combinations.$A20:.$Q20])" office:value-type="percentage" office:value="0.00343642611683849" calcext:value-type="percentage">
            <text:p>0.34%</text:p>
          </table:table-cell>
          <table:table-cell table:formula="of:=[$word_counts_and_combinations.N20]/SUM([$word_counts_and_combinations.$A20:.$Q20])" office:value-type="percentage" office:value="0.0687285223367698" calcext:value-type="percentage">
            <text:p>6.87%</text:p>
          </table:table-cell>
          <table:table-cell table:formula="of:=[$word_counts_and_combinations.O20]/SUM([$word_counts_and_combinations.$A20:.$Q20])" office:value-type="percentage" office:value="0.00687285223367698" calcext:value-type="percentage">
            <text:p>0.69%</text:p>
          </table:table-cell>
          <table:table-cell table:formula="of:=[$word_counts_and_combinations.P20]/SUM([$word_counts_and_combinations.$A20:.$Q20])" office:value-type="percentage" office:value="0" calcext:value-type="percentage">
            <text:p>0.00%</text:p>
          </table:table-cell>
          <table:table-cell table:formula="of:=[$word_counts_and_combinations.Q20]/SUM([$word_counts_and_combinations.$A20:.$Q20])" office:value-type="percentage" office:value="0" calcext:value-type="percentage">
            <text:p>0.00%</text:p>
          </table:table-cell>
        </table:table-row>
        <table:table-row table:style-name="ro1">
          <table:table-cell table:formula="of:=[$word_counts_and_combinations.A21]" office:value-type="string" office:string-value="car" calcext:value-type="string">
            <text:p>car</text:p>
          </table:table-cell>
          <table:table-cell table:formula="of:=[$word_counts_and_combinations.B21]/SUM([$word_counts_and_combinations.$A21:.$Q21])" office:value-type="percentage" office:value="0.068421052631579" calcext:value-type="percentage">
            <text:p>6.84%</text:p>
          </table:table-cell>
          <table:table-cell table:formula="of:=[$word_counts_and_combinations.C21]/SUM([$word_counts_and_combinations.$A21:.$Q21])" office:value-type="percentage" office:value="0.0447368421052632" calcext:value-type="percentage">
            <text:p>4.47%</text:p>
          </table:table-cell>
          <table:table-cell table:formula="of:=[$word_counts_and_combinations.D21]/SUM([$word_counts_and_combinations.$A21:.$Q21])" office:value-type="percentage" office:value="0.0421052631578947" calcext:value-type="percentage">
            <text:p>4.21%</text:p>
          </table:table-cell>
          <table:table-cell table:formula="of:=[$word_counts_and_combinations.E21]/SUM([$word_counts_and_combinations.$A21:.$Q21])" office:value-type="percentage" office:value="0.00789473684210526" calcext:value-type="percentage">
            <text:p>0.79%</text:p>
          </table:table-cell>
          <table:table-cell table:formula="of:=[$word_counts_and_combinations.F21]/SUM([$word_counts_and_combinations.$A21:.$Q21])" office:value-type="percentage" office:value="0.0421052631578947" calcext:value-type="percentage">
            <text:p>4.21%</text:p>
          </table:table-cell>
          <table:table-cell table:formula="of:=[$word_counts_and_combinations.G21]/SUM([$word_counts_and_combinations.$A21:.$Q21])" office:value-type="percentage" office:value="0.0210526315789474" calcext:value-type="percentage">
            <text:p>2.11%</text:p>
          </table:table-cell>
          <table:table-cell table:formula="of:=[$word_counts_and_combinations.H21]/SUM([$word_counts_and_combinations.$A21:.$Q21])" office:value-type="percentage" office:value="0.0271929824561403" calcext:value-type="percentage">
            <text:p>2.72%</text:p>
          </table:table-cell>
          <table:table-cell table:formula="of:=[$word_counts_and_combinations.I21]/SUM([$word_counts_and_combinations.$A21:.$Q21])" office:value-type="percentage" office:value="0.0280701754385965" calcext:value-type="percentage">
            <text:p>2.81%</text:p>
          </table:table-cell>
          <table:table-cell table:formula="of:=[$word_counts_and_combinations.J21]/SUM([$word_counts_and_combinations.$A21:.$Q21])" office:value-type="percentage" office:value="0.107894736842105" calcext:value-type="percentage">
            <text:p>10.79%</text:p>
          </table:table-cell>
          <table:table-cell table:formula="of:=[$word_counts_and_combinations.K21]/SUM([$word_counts_and_combinations.$A21:.$Q21])" office:value-type="percentage" office:value="0.00350877192982456" calcext:value-type="percentage">
            <text:p>0.35%</text:p>
          </table:table-cell>
          <table:table-cell table:formula="of:=[$word_counts_and_combinations.L21]/SUM([$word_counts_and_combinations.$A21:.$Q21])" office:value-type="percentage" office:value="0.454385964912281" calcext:value-type="percentage">
            <text:p>45.44%</text:p>
          </table:table-cell>
          <table:table-cell table:formula="of:=[$word_counts_and_combinations.M21]/SUM([$word_counts_and_combinations.$A21:.$Q21])" office:value-type="percentage" office:value="0.0359649122807018" calcext:value-type="percentage">
            <text:p>3.60%</text:p>
          </table:table-cell>
          <table:table-cell table:formula="of:=[$word_counts_and_combinations.N21]/SUM([$word_counts_and_combinations.$A21:.$Q21])" office:value-type="percentage" office:value="0.0526315789473684" calcext:value-type="percentage">
            <text:p>5.26%</text:p>
          </table:table-cell>
          <table:table-cell table:formula="of:=[$word_counts_and_combinations.O21]/SUM([$word_counts_and_combinations.$A21:.$Q21])" office:value-type="percentage" office:value="0.0412280701754386" calcext:value-type="percentage">
            <text:p>4.12%</text:p>
          </table:table-cell>
          <table:table-cell table:formula="of:=[$word_counts_and_combinations.P21]/SUM([$word_counts_and_combinations.$A21:.$Q21])" office:value-type="percentage" office:value="0.0149122807017544" calcext:value-type="percentage">
            <text:p>1.49%</text:p>
          </table:table-cell>
          <table:table-cell table:formula="of:=[$word_counts_and_combinations.Q21]/SUM([$word_counts_and_combinations.$A21:.$Q21])" office:value-type="percentage" office:value="0.00789473684210526" calcext:value-type="percentage">
            <text:p>0.79%</text:p>
          </table:table-cell>
        </table:table-row>
        <table:table-row table:style-name="ro1">
          <table:table-cell table:formula="of:=[$word_counts_and_combinations.A22]" office:value-type="string" office:string-value="road" calcext:value-type="string">
            <text:p>road</text:p>
          </table:table-cell>
          <table:table-cell table:formula="of:=[$word_counts_and_combinations.B22]/SUM([$word_counts_and_combinations.$A22:.$Q22])" office:value-type="percentage" office:value="0" calcext:value-type="percentage">
            <text:p>0.00%</text:p>
          </table:table-cell>
          <table:table-cell table:formula="of:=[$word_counts_and_combinations.C22]/SUM([$word_counts_and_combinations.$A22:.$Q22])" office:value-type="percentage" office:value="0" calcext:value-type="percentage">
            <text:p>0.00%</text:p>
          </table:table-cell>
          <table:table-cell table:formula="of:=[$word_counts_and_combinations.D22]/SUM([$word_counts_and_combinations.$A22:.$Q22])" office:value-type="percentage" office:value="0" calcext:value-type="percentage">
            <text:p>0.00%</text:p>
          </table:table-cell>
          <table:table-cell table:formula="of:=[$word_counts_and_combinations.E22]/SUM([$word_counts_and_combinations.$A22:.$Q22])" office:value-type="percentage" office:value="0" calcext:value-type="percentage">
            <text:p>0.00%</text:p>
          </table:table-cell>
          <table:table-cell table:formula="of:=[$word_counts_and_combinations.F22]/SUM([$word_counts_and_combinations.$A22:.$Q22])" office:value-type="percentage" office:value="0.0102389078498294" calcext:value-type="percentage">
            <text:p>1.02%</text:p>
          </table:table-cell>
          <table:table-cell table:formula="of:=[$word_counts_and_combinations.G22]/SUM([$word_counts_and_combinations.$A22:.$Q22])" office:value-type="percentage" office:value="0" calcext:value-type="percentage">
            <text:p>0.00%</text:p>
          </table:table-cell>
          <table:table-cell table:formula="of:=[$word_counts_and_combinations.H22]/SUM([$word_counts_and_combinations.$A22:.$Q22])" office:value-type="percentage" office:value="0.0307167235494881" calcext:value-type="percentage">
            <text:p>3.07%</text:p>
          </table:table-cell>
          <table:table-cell table:formula="of:=[$word_counts_and_combinations.I22]/SUM([$word_counts_and_combinations.$A22:.$Q22])" office:value-type="percentage" office:value="0.0068259385665529" calcext:value-type="percentage">
            <text:p>0.68%</text:p>
          </table:table-cell>
          <table:table-cell table:formula="of:=[$word_counts_and_combinations.J22]/SUM([$word_counts_and_combinations.$A22:.$Q22])" office:value-type="percentage" office:value="0.0750853242320819" calcext:value-type="percentage">
            <text:p>7.51%</text:p>
          </table:table-cell>
          <table:table-cell table:formula="of:=[$word_counts_and_combinations.K22]/SUM([$word_counts_and_combinations.$A22:.$Q22])" office:value-type="percentage" office:value="0.00341296928327645" calcext:value-type="percentage">
            <text:p>0.34%</text:p>
          </table:table-cell>
          <table:table-cell table:formula="of:=[$word_counts_and_combinations.L22]/SUM([$word_counts_and_combinations.$A22:.$Q22])" office:value-type="percentage" office:value="0.784982935153584" calcext:value-type="percentage">
            <text:p>78.50%</text:p>
          </table:table-cell>
          <table:table-cell table:formula="of:=[$word_counts_and_combinations.M22]/SUM([$word_counts_and_combinations.$A22:.$Q22])" office:value-type="percentage" office:value="0.0102389078498294" calcext:value-type="percentage">
            <text:p>1.02%</text:p>
          </table:table-cell>
          <table:table-cell table:formula="of:=[$word_counts_and_combinations.N22]/SUM([$word_counts_and_combinations.$A22:.$Q22])" office:value-type="percentage" office:value="0.0580204778156997" calcext:value-type="percentage">
            <text:p>5.80%</text:p>
          </table:table-cell>
          <table:table-cell table:formula="of:=[$word_counts_and_combinations.O22]/SUM([$word_counts_and_combinations.$A22:.$Q22])" office:value-type="percentage" office:value="0.00341296928327645" calcext:value-type="percentage">
            <text:p>0.34%</text:p>
          </table:table-cell>
          <table:table-cell table:formula="of:=[$word_counts_and_combinations.P22]/SUM([$word_counts_and_combinations.$A22:.$Q22])" office:value-type="percentage" office:value="0.0170648464163823" calcext:value-type="percentage">
            <text:p>1.71%</text:p>
          </table:table-cell>
          <table:table-cell table:formula="of:=[$word_counts_and_combinations.Q22]/SUM([$word_counts_and_combinations.$A22:.$Q22])" office:value-type="percentage" office:value="0" calcext:value-type="percentage">
            <text:p>0.00%</text:p>
          </table:table-cell>
        </table:table-row>
        <table:table-row table:style-name="ro1">
          <table:table-cell table:formula="of:=[$word_counts_and_combinations.A23]" office:value-type="string" office:string-value="bench" calcext:value-type="string">
            <text:p>bench</text:p>
          </table:table-cell>
          <table:table-cell table:formula="of:=[$word_counts_and_combinations.B23]/SUM([$word_counts_and_combinations.$A23:.$Q23])" office:value-type="percentage" office:value="0.00673400673400673" calcext:value-type="percentage">
            <text:p>0.67%</text:p>
          </table:table-cell>
          <table:table-cell table:formula="of:=[$word_counts_and_combinations.C23]/SUM([$word_counts_and_combinations.$A23:.$Q23])" office:value-type="percentage" office:value="0.0101010101010101" calcext:value-type="percentage">
            <text:p>1.01%</text:p>
          </table:table-cell>
          <table:table-cell table:formula="of:=[$word_counts_and_combinations.D23]/SUM([$word_counts_and_combinations.$A23:.$Q23])" office:value-type="percentage" office:value="0.0336700336700337" calcext:value-type="percentage">
            <text:p>3.37%</text:p>
          </table:table-cell>
          <table:table-cell table:formula="of:=[$word_counts_and_combinations.E23]/SUM([$word_counts_and_combinations.$A23:.$Q23])" office:value-type="percentage" office:value="0" calcext:value-type="percentage">
            <text:p>0.00%</text:p>
          </table:table-cell>
          <table:table-cell table:formula="of:=[$word_counts_and_combinations.F23]/SUM([$word_counts_and_combinations.$A23:.$Q23])" office:value-type="percentage" office:value="0.0471380471380471" calcext:value-type="percentage">
            <text:p>4.71%</text:p>
          </table:table-cell>
          <table:table-cell table:formula="of:=[$word_counts_and_combinations.G23]/SUM([$word_counts_and_combinations.$A23:.$Q23])" office:value-type="percentage" office:value="0.0168350168350168" calcext:value-type="percentage">
            <text:p>1.68%</text:p>
          </table:table-cell>
          <table:table-cell table:formula="of:=[$word_counts_and_combinations.H23]/SUM([$word_counts_and_combinations.$A23:.$Q23])" office:value-type="percentage" office:value="0.00336700336700337" calcext:value-type="percentage">
            <text:p>0.34%</text:p>
          </table:table-cell>
          <table:table-cell table:formula="of:=[$word_counts_and_combinations.I23]/SUM([$word_counts_and_combinations.$A23:.$Q23])" office:value-type="percentage" office:value="0.0404040404040404" calcext:value-type="percentage">
            <text:p>4.04%</text:p>
          </table:table-cell>
          <table:table-cell table:formula="of:=[$word_counts_and_combinations.J23]/SUM([$word_counts_and_combinations.$A23:.$Q23])" office:value-type="percentage" office:value="0.34006734006734" calcext:value-type="percentage">
            <text:p>34.01%</text:p>
          </table:table-cell>
          <table:table-cell table:formula="of:=[$word_counts_and_combinations.K23]/SUM([$word_counts_and_combinations.$A23:.$Q23])" office:value-type="percentage" office:value="0.0168350168350168" calcext:value-type="percentage">
            <text:p>1.68%</text:p>
          </table:table-cell>
          <table:table-cell table:formula="of:=[$word_counts_and_combinations.L23]/SUM([$word_counts_and_combinations.$A23:.$Q23])" office:value-type="percentage" office:value="0.447811447811448" calcext:value-type="percentage">
            <text:p>44.78%</text:p>
          </table:table-cell>
          <table:table-cell table:formula="of:=[$word_counts_and_combinations.M23]/SUM([$word_counts_and_combinations.$A23:.$Q23])" office:value-type="percentage" office:value="0.0168350168350168" calcext:value-type="percentage">
            <text:p>1.68%</text:p>
          </table:table-cell>
          <table:table-cell table:formula="of:=[$word_counts_and_combinations.N23]/SUM([$word_counts_and_combinations.$A23:.$Q23])" office:value-type="percentage" office:value="0.00336700336700337" calcext:value-type="percentage">
            <text:p>0.34%</text:p>
          </table:table-cell>
          <table:table-cell table:formula="of:=[$word_counts_and_combinations.O23]/SUM([$word_counts_and_combinations.$A23:.$Q23])" office:value-type="percentage" office:value="0.00336700336700337" calcext:value-type="percentage">
            <text:p>0.34%</text:p>
          </table:table-cell>
          <table:table-cell table:formula="of:=[$word_counts_and_combinations.P23]/SUM([$word_counts_and_combinations.$A23:.$Q23])" office:value-type="percentage" office:value="0" calcext:value-type="percentage">
            <text:p>0.00%</text:p>
          </table:table-cell>
          <table:table-cell table:formula="of:=[$word_counts_and_combinations.Q23]/SUM([$word_counts_and_combinations.$A23:.$Q23])" office:value-type="percentage" office:value="0.0134680134680135" calcext:value-type="percentage">
            <text:p>1.35%</text:p>
          </table:table-cell>
        </table:table-row>
        <table:table-row table:style-name="ro1">
          <table:table-cell table:formula="of:=[$word_counts_and_combinations.A24]" office:value-type="string" office:string-value="stage" calcext:value-type="string">
            <text:p>stage</text:p>
          </table:table-cell>
          <table:table-cell table:formula="of:=[$word_counts_and_combinations.B24]/SUM([$word_counts_and_combinations.$A24:.$Q24])" office:value-type="percentage" office:value="0.0261194029850746" calcext:value-type="percentage">
            <text:p>2.61%</text:p>
          </table:table-cell>
          <table:table-cell table:formula="of:=[$word_counts_and_combinations.C24]/SUM([$word_counts_and_combinations.$A24:.$Q24])" office:value-type="percentage" office:value="0" calcext:value-type="percentage">
            <text:p>0.00%</text:p>
          </table:table-cell>
          <table:table-cell table:formula="of:=[$word_counts_and_combinations.D24]/SUM([$word_counts_and_combinations.$A24:.$Q24])" office:value-type="percentage" office:value="0.720149253731343" calcext:value-type="percentage">
            <text:p>72.01%</text:p>
          </table:table-cell>
          <table:table-cell table:formula="of:=[$word_counts_and_combinations.E24]/SUM([$word_counts_and_combinations.$A24:.$Q24])" office:value-type="percentage" office:value="0.0149253731343284" calcext:value-type="percentage">
            <text:p>1.49%</text:p>
          </table:table-cell>
          <table:table-cell table:formula="of:=[$word_counts_and_combinations.F24]/SUM([$word_counts_and_combinations.$A24:.$Q24])" office:value-type="percentage" office:value="0" calcext:value-type="percentage">
            <text:p>0.00%</text:p>
          </table:table-cell>
          <table:table-cell table:formula="of:=[$word_counts_and_combinations.G24]/SUM([$word_counts_and_combinations.$A24:.$Q24])" office:value-type="percentage" office:value="0.0149253731343284" calcext:value-type="percentage">
            <text:p>1.49%</text:p>
          </table:table-cell>
          <table:table-cell table:formula="of:=[$word_counts_and_combinations.H24]/SUM([$word_counts_and_combinations.$A24:.$Q24])" office:value-type="percentage" office:value="0.00746268656716418" calcext:value-type="percentage">
            <text:p>0.75%</text:p>
          </table:table-cell>
          <table:table-cell table:formula="of:=[$word_counts_and_combinations.I24]/SUM([$word_counts_and_combinations.$A24:.$Q24])" office:value-type="percentage" office:value="0" calcext:value-type="percentage">
            <text:p>0.00%</text:p>
          </table:table-cell>
          <table:table-cell table:formula="of:=[$word_counts_and_combinations.J24]/SUM([$word_counts_and_combinations.$A24:.$Q24])" office:value-type="percentage" office:value="0.201492537313433" calcext:value-type="percentage">
            <text:p>20.15%</text:p>
          </table:table-cell>
          <table:table-cell table:formula="of:=[$word_counts_and_combinations.K24]/SUM([$word_counts_and_combinations.$A24:.$Q24])" office:value-type="percentage" office:value="0" calcext:value-type="percentage">
            <text:p>0.00%</text:p>
          </table:table-cell>
          <table:table-cell table:formula="of:=[$word_counts_and_combinations.L24]/SUM([$word_counts_and_combinations.$A24:.$Q24])" office:value-type="percentage" office:value="0.00746268656716418" calcext:value-type="percentage">
            <text:p>0.75%</text:p>
          </table:table-cell>
          <table:table-cell table:formula="of:=[$word_counts_and_combinations.M24]/SUM([$word_counts_and_combinations.$A24:.$Q24])" office:value-type="percentage" office:value="0.00373134328358209" calcext:value-type="percentage">
            <text:p>0.37%</text:p>
          </table:table-cell>
          <table:table-cell table:formula="of:=[$word_counts_and_combinations.N24]/SUM([$word_counts_and_combinations.$A24:.$Q24])" office:value-type="percentage" office:value="0" calcext:value-type="percentage">
            <text:p>0.00%</text:p>
          </table:table-cell>
          <table:table-cell table:formula="of:=[$word_counts_and_combinations.O24]/SUM([$word_counts_and_combinations.$A24:.$Q24])" office:value-type="percentage" office:value="0" calcext:value-type="percentage">
            <text:p>0.00%</text:p>
          </table:table-cell>
          <table:table-cell table:formula="of:=[$word_counts_and_combinations.P24]/SUM([$word_counts_and_combinations.$A24:.$Q24])" office:value-type="percentage" office:value="0.00373134328358209" calcext:value-type="percentage">
            <text:p>0.37%</text:p>
          </table:table-cell>
          <table:table-cell table:formula="of:=[$word_counts_and_combinations.Q24]/SUM([$word_counts_and_combinations.$A24:.$Q24])" office:value-type="percentage" office:value="0" calcext:value-type="percentage">
            <text:p>0.00%</text:p>
          </table:table-cell>
        </table:table-row>
        <table:table-row table:style-name="ro1">
          <table:table-cell table:formula="of:=[$word_counts_and_combinations.A25]" office:value-type="string" office:string-value="head" calcext:value-type="string">
            <text:p>head</text:p>
          </table:table-cell>
          <table:table-cell table:formula="of:=[$word_counts_and_combinations.B25]/SUM([$word_counts_and_combinations.$A25:.$Q25])" office:value-type="percentage" office:value="0.0804878048780488" calcext:value-type="percentage">
            <text:p>8.05%</text:p>
          </table:table-cell>
          <table:table-cell table:formula="of:=[$word_counts_and_combinations.C25]/SUM([$word_counts_and_combinations.$A25:.$Q25])" office:value-type="percentage" office:value="0.11219512195122" calcext:value-type="percentage">
            <text:p>11.22%</text:p>
          </table:table-cell>
          <table:table-cell table:formula="of:=[$word_counts_and_combinations.D25]/SUM([$word_counts_and_combinations.$A25:.$Q25])" office:value-type="percentage" office:value="0.114634146341463" calcext:value-type="percentage">
            <text:p>11.46%</text:p>
          </table:table-cell>
          <table:table-cell table:formula="of:=[$word_counts_and_combinations.E25]/SUM([$word_counts_and_combinations.$A25:.$Q25])" office:value-type="percentage" office:value="0.0170731707317073" calcext:value-type="percentage">
            <text:p>1.71%</text:p>
          </table:table-cell>
          <table:table-cell table:formula="of:=[$word_counts_and_combinations.F25]/SUM([$word_counts_and_combinations.$A25:.$Q25])" office:value-type="percentage" office:value="0.00731707317073171" calcext:value-type="percentage">
            <text:p>0.73%</text:p>
          </table:table-cell>
          <table:table-cell table:formula="of:=[$word_counts_and_combinations.G25]/SUM([$word_counts_and_combinations.$A25:.$Q25])" office:value-type="percentage" office:value="0.0292682926829268" calcext:value-type="percentage">
            <text:p>2.93%</text:p>
          </table:table-cell>
          <table:table-cell table:formula="of:=[$word_counts_and_combinations.H25]/SUM([$word_counts_and_combinations.$A25:.$Q25])" office:value-type="percentage" office:value="0.00487804878048781" calcext:value-type="percentage">
            <text:p>0.49%</text:p>
          </table:table-cell>
          <table:table-cell table:formula="of:=[$word_counts_and_combinations.I25]/SUM([$word_counts_and_combinations.$A25:.$Q25])" office:value-type="percentage" office:value="0.024390243902439" calcext:value-type="percentage">
            <text:p>2.44%</text:p>
          </table:table-cell>
          <table:table-cell table:formula="of:=[$word_counts_and_combinations.J25]/SUM([$word_counts_and_combinations.$A25:.$Q25])" office:value-type="percentage" office:value="0.134146341463415" calcext:value-type="percentage">
            <text:p>13.41%</text:p>
          </table:table-cell>
          <table:table-cell table:formula="of:=[$word_counts_and_combinations.K25]/SUM([$word_counts_and_combinations.$A25:.$Q25])" office:value-type="percentage" office:value="0.0024390243902439" calcext:value-type="percentage">
            <text:p>0.24%</text:p>
          </table:table-cell>
          <table:table-cell table:formula="of:=[$word_counts_and_combinations.L25]/SUM([$word_counts_and_combinations.$A25:.$Q25])" office:value-type="percentage" office:value="0.236585365853659" calcext:value-type="percentage">
            <text:p>23.66%</text:p>
          </table:table-cell>
          <table:table-cell table:formula="of:=[$word_counts_and_combinations.M25]/SUM([$word_counts_and_combinations.$A25:.$Q25])" office:value-type="percentage" office:value="0.102439024390244" calcext:value-type="percentage">
            <text:p>10.24%</text:p>
          </table:table-cell>
          <table:table-cell table:formula="of:=[$word_counts_and_combinations.N25]/SUM([$word_counts_and_combinations.$A25:.$Q25])" office:value-type="percentage" office:value="0.0317073170731707" calcext:value-type="percentage">
            <text:p>3.17%</text:p>
          </table:table-cell>
          <table:table-cell table:formula="of:=[$word_counts_and_combinations.O25]/SUM([$word_counts_and_combinations.$A25:.$Q25])" office:value-type="percentage" office:value="0.0634146341463415" calcext:value-type="percentage">
            <text:p>6.34%</text:p>
          </table:table-cell>
          <table:table-cell table:formula="of:=[$word_counts_and_combinations.P25]/SUM([$word_counts_and_combinations.$A25:.$Q25])" office:value-type="percentage" office:value="0.0170731707317073" calcext:value-type="percentage">
            <text:p>1.71%</text:p>
          </table:table-cell>
          <table:table-cell table:formula="of:=[$word_counts_and_combinations.Q25]/SUM([$word_counts_and_combinations.$A25:.$Q25])" office:value-type="percentage" office:value="0.0219512195121951" calcext:value-type="percentage">
            <text:p>2.20%</text:p>
          </table:table-cell>
        </table:table-row>
        <table:table-row table:style-name="ro1">
          <table:table-cell table:formula="of:=[$word_counts_and_combinations.A26]" office:value-type="string" office:string-value="pool" calcext:value-type="string">
            <text:p>pool</text:p>
          </table:table-cell>
          <table:table-cell table:formula="of:=[$word_counts_and_combinations.B26]/SUM([$word_counts_and_combinations.$A26:.$Q26])" office:value-type="percentage" office:value="0.00884955752212389" calcext:value-type="percentage">
            <text:p>0.88%</text:p>
          </table:table-cell>
          <table:table-cell table:formula="of:=[$word_counts_and_combinations.C26]/SUM([$word_counts_and_combinations.$A26:.$Q26])" office:value-type="percentage" office:value="0.00442477876106195" calcext:value-type="percentage">
            <text:p>0.44%</text:p>
          </table:table-cell>
          <table:table-cell table:formula="of:=[$word_counts_and_combinations.D26]/SUM([$word_counts_and_combinations.$A26:.$Q26])" office:value-type="percentage" office:value="0.207964601769911" calcext:value-type="percentage">
            <text:p>20.80%</text:p>
          </table:table-cell>
          <table:table-cell table:formula="of:=[$word_counts_and_combinations.E26]/SUM([$word_counts_and_combinations.$A26:.$Q26])" office:value-type="percentage" office:value="0" calcext:value-type="percentage">
            <text:p>0.00%</text:p>
          </table:table-cell>
          <table:table-cell table:formula="of:=[$word_counts_and_combinations.F26]/SUM([$word_counts_and_combinations.$A26:.$Q26])" office:value-type="percentage" office:value="0" calcext:value-type="percentage">
            <text:p>0.00%</text:p>
          </table:table-cell>
          <table:table-cell table:formula="of:=[$word_counts_and_combinations.G26]/SUM([$word_counts_and_combinations.$A26:.$Q26])" office:value-type="percentage" office:value="0.0265486725663717" calcext:value-type="percentage">
            <text:p>2.65%</text:p>
          </table:table-cell>
          <table:table-cell table:formula="of:=[$word_counts_and_combinations.H26]/SUM([$word_counts_and_combinations.$A26:.$Q26])" office:value-type="percentage" office:value="0" calcext:value-type="percentage">
            <text:p>0.00%</text:p>
          </table:table-cell>
          <table:table-cell table:formula="of:=[$word_counts_and_combinations.I26]/SUM([$word_counts_and_combinations.$A26:.$Q26])" office:value-type="percentage" office:value="0.0575221238938053" calcext:value-type="percentage">
            <text:p>5.75%</text:p>
          </table:table-cell>
          <table:table-cell table:formula="of:=[$word_counts_and_combinations.J26]/SUM([$word_counts_and_combinations.$A26:.$Q26])" office:value-type="percentage" office:value="0.610619469026549" calcext:value-type="percentage">
            <text:p>61.06%</text:p>
          </table:table-cell>
          <table:table-cell table:formula="of:=[$word_counts_and_combinations.K26]/SUM([$word_counts_and_combinations.$A26:.$Q26])" office:value-type="percentage" office:value="0" calcext:value-type="percentage">
            <text:p>0.00%</text:p>
          </table:table-cell>
          <table:table-cell table:formula="of:=[$word_counts_and_combinations.L26]/SUM([$word_counts_and_combinations.$A26:.$Q26])" office:value-type="percentage" office:value="0.0398230088495575" calcext:value-type="percentage">
            <text:p>3.98%</text:p>
          </table:table-cell>
          <table:table-cell table:formula="of:=[$word_counts_and_combinations.M26]/SUM([$word_counts_and_combinations.$A26:.$Q26])" office:value-type="percentage" office:value="0" calcext:value-type="percentage">
            <text:p>0.00%</text:p>
          </table:table-cell>
          <table:table-cell table:formula="of:=[$word_counts_and_combinations.N26]/SUM([$word_counts_and_combinations.$A26:.$Q26])" office:value-type="percentage" office:value="0.00442477876106195" calcext:value-type="percentage">
            <text:p>0.44%</text:p>
          </table:table-cell>
          <table:table-cell table:formula="of:=[$word_counts_and_combinations.O26]/SUM([$word_counts_and_combinations.$A26:.$Q26])" office:value-type="percentage" office:value="0.0353982300884956" calcext:value-type="percentage">
            <text:p>3.54%</text:p>
          </table:table-cell>
          <table:table-cell table:formula="of:=[$word_counts_and_combinations.P26]/SUM([$word_counts_and_combinations.$A26:.$Q26])" office:value-type="percentage" office:value="0.00442477876106195" calcext:value-type="percentage">
            <text:p>0.44%</text:p>
          </table:table-cell>
          <table:table-cell table:formula="of:=[$word_counts_and_combinations.Q26]/SUM([$word_counts_and_combinations.$A26:.$Q26])" office:value-type="percentage" office:value="0" calcext:value-type="percentage">
            <text:p>0.00%</text:p>
          </table:table-cell>
        </table:table-row>
        <table:table-row table:style-name="ro1">
          <table:table-cell table:formula="of:=[$word_counts_and_combinations.A27]" office:value-type="string" office:string-value="rock" calcext:value-type="string">
            <text:p>rock</text:p>
          </table:table-cell>
          <table:table-cell table:formula="of:=[$word_counts_and_combinations.B27]/SUM([$word_counts_and_combinations.$A27:.$Q27])" office:value-type="percentage" office:value="0.0230414746543779" calcext:value-type="percentage">
            <text:p>2.30%</text:p>
          </table:table-cell>
          <table:table-cell table:formula="of:=[$word_counts_and_combinations.C27]/SUM([$word_counts_and_combinations.$A27:.$Q27])" office:value-type="percentage" office:value="0.0138248847926267" calcext:value-type="percentage">
            <text:p>1.38%</text:p>
          </table:table-cell>
          <table:table-cell table:formula="of:=[$word_counts_and_combinations.D27]/SUM([$word_counts_and_combinations.$A27:.$Q27])" office:value-type="percentage" office:value="0.0368663594470046" calcext:value-type="percentage">
            <text:p>3.69%</text:p>
          </table:table-cell>
          <table:table-cell table:formula="of:=[$word_counts_and_combinations.E27]/SUM([$word_counts_and_combinations.$A27:.$Q27])" office:value-type="percentage" office:value="0.00460829493087558" calcext:value-type="percentage">
            <text:p>0.46%</text:p>
          </table:table-cell>
          <table:table-cell table:formula="of:=[$word_counts_and_combinations.F27]/SUM([$word_counts_and_combinations.$A27:.$Q27])" office:value-type="percentage" office:value="0" calcext:value-type="percentage">
            <text:p>0.00%</text:p>
          </table:table-cell>
          <table:table-cell table:formula="of:=[$word_counts_and_combinations.G27]/SUM([$word_counts_and_combinations.$A27:.$Q27])" office:value-type="percentage" office:value="0.00691244239631337" calcext:value-type="percentage">
            <text:p>0.69%</text:p>
          </table:table-cell>
          <table:table-cell table:formula="of:=[$word_counts_and_combinations.H27]/SUM([$word_counts_and_combinations.$A27:.$Q27])" office:value-type="percentage" office:value="0.00460829493087558" calcext:value-type="percentage">
            <text:p>0.46%</text:p>
          </table:table-cell>
          <table:table-cell table:formula="of:=[$word_counts_and_combinations.I27]/SUM([$word_counts_and_combinations.$A27:.$Q27])" office:value-type="percentage" office:value="0.00691244239631337" calcext:value-type="percentage">
            <text:p>0.69%</text:p>
          </table:table-cell>
          <table:table-cell table:formula="of:=[$word_counts_and_combinations.J27]/SUM([$word_counts_and_combinations.$A27:.$Q27])" office:value-type="percentage" office:value="0.0875576036866359" calcext:value-type="percentage">
            <text:p>8.76%</text:p>
          </table:table-cell>
          <table:table-cell table:formula="of:=[$word_counts_and_combinations.K27]/SUM([$word_counts_and_combinations.$A27:.$Q27])" office:value-type="percentage" office:value="0" calcext:value-type="percentage">
            <text:p>0.00%</text:p>
          </table:table-cell>
          <table:table-cell table:formula="of:=[$word_counts_and_combinations.L27]/SUM([$word_counts_and_combinations.$A27:.$Q27])" office:value-type="percentage" office:value="0.043778801843318" calcext:value-type="percentage">
            <text:p>4.38%</text:p>
          </table:table-cell>
          <table:table-cell table:formula="of:=[$word_counts_and_combinations.M27]/SUM([$word_counts_and_combinations.$A27:.$Q27])" office:value-type="percentage" office:value="0.0230414746543779" calcext:value-type="percentage">
            <text:p>2.30%</text:p>
          </table:table-cell>
          <table:table-cell table:formula="of:=[$word_counts_and_combinations.N27]/SUM([$word_counts_and_combinations.$A27:.$Q27])" office:value-type="percentage" office:value="0.0391705069124424" calcext:value-type="percentage">
            <text:p>3.92%</text:p>
          </table:table-cell>
          <table:table-cell table:formula="of:=[$word_counts_and_combinations.O27]/SUM([$word_counts_and_combinations.$A27:.$Q27])" office:value-type="percentage" office:value="0.274193548387097" calcext:value-type="percentage">
            <text:p>27.42%</text:p>
          </table:table-cell>
          <table:table-cell table:formula="of:=[$word_counts_and_combinations.P27]/SUM([$word_counts_and_combinations.$A27:.$Q27])" office:value-type="percentage" office:value="0.400921658986175" calcext:value-type="percentage">
            <text:p>40.09%</text:p>
          </table:table-cell>
          <table:table-cell table:formula="of:=[$word_counts_and_combinations.Q27]/SUM([$word_counts_and_combinations.$A27:.$Q27])" office:value-type="percentage" office:value="0.0345622119815668" calcext:value-type="percentage">
            <text:p>3.46%</text:p>
          </table:table-cell>
        </table:table-row>
        <table:table-row table:style-name="ro1">
          <table:table-cell table:formula="of:=[$word_counts_and_combinations.A28]" office:value-type="string" office:string-value="tree" calcext:value-type="string">
            <text:p>tree</text:p>
          </table:table-cell>
          <table:table-cell table:formula="of:=[$word_counts_and_combinations.B28]/SUM([$word_counts_and_combinations.$A28:.$Q28])" office:value-type="percentage" office:value="0.00452488687782805" calcext:value-type="percentage">
            <text:p>0.45%</text:p>
          </table:table-cell>
          <table:table-cell table:formula="of:=[$word_counts_and_combinations.C28]/SUM([$word_counts_and_combinations.$A28:.$Q28])" office:value-type="percentage" office:value="0.0130090497737557" calcext:value-type="percentage">
            <text:p>1.30%</text:p>
          </table:table-cell>
          <table:table-cell table:formula="of:=[$word_counts_and_combinations.D28]/SUM([$word_counts_and_combinations.$A28:.$Q28])" office:value-type="percentage" office:value="0.000565610859728507" calcext:value-type="percentage">
            <text:p>0.06%</text:p>
          </table:table-cell>
          <table:table-cell table:formula="of:=[$word_counts_and_combinations.E28]/SUM([$word_counts_and_combinations.$A28:.$Q28])" office:value-type="percentage" office:value="0.000565610859728507" calcext:value-type="percentage">
            <text:p>0.06%</text:p>
          </table:table-cell>
          <table:table-cell table:formula="of:=[$word_counts_and_combinations.F28]/SUM([$word_counts_and_combinations.$A28:.$Q28])" office:value-type="percentage" office:value="0.0084841628959276" calcext:value-type="percentage">
            <text:p>0.85%</text:p>
          </table:table-cell>
          <table:table-cell table:formula="of:=[$word_counts_and_combinations.G28]/SUM([$word_counts_and_combinations.$A28:.$Q28])" office:value-type="percentage" office:value="0.00169683257918552" calcext:value-type="percentage">
            <text:p>0.17%</text:p>
          </table:table-cell>
          <table:table-cell table:formula="of:=[$word_counts_and_combinations.H28]/SUM([$word_counts_and_combinations.$A28:.$Q28])" office:value-type="percentage" office:value="0.0203619909502262" calcext:value-type="percentage">
            <text:p>2.04%</text:p>
          </table:table-cell>
          <table:table-cell table:formula="of:=[$word_counts_and_combinations.I28]/SUM([$word_counts_and_combinations.$A28:.$Q28])" office:value-type="percentage" office:value="0.0141402714932127" calcext:value-type="percentage">
            <text:p>1.41%</text:p>
          </table:table-cell>
          <table:table-cell table:formula="of:=[$word_counts_and_combinations.J28]/SUM([$word_counts_and_combinations.$A28:.$Q28])" office:value-type="percentage" office:value="0.0537330316742082" calcext:value-type="percentage">
            <text:p>5.37%</text:p>
          </table:table-cell>
          <table:table-cell table:formula="of:=[$word_counts_and_combinations.K28]/SUM([$word_counts_and_combinations.$A28:.$Q28])" office:value-type="percentage" office:value="0.00509049773755656" calcext:value-type="percentage">
            <text:p>0.51%</text:p>
          </table:table-cell>
          <table:table-cell table:formula="of:=[$word_counts_and_combinations.L28]/SUM([$word_counts_and_combinations.$A28:.$Q28])" office:value-type="percentage" office:value="0.735859728506787" calcext:value-type="percentage">
            <text:p>73.59%</text:p>
          </table:table-cell>
          <table:table-cell table:formula="of:=[$word_counts_and_combinations.M28]/SUM([$word_counts_and_combinations.$A28:.$Q28])" office:value-type="percentage" office:value="0.0135746606334842" calcext:value-type="percentage">
            <text:p>1.36%</text:p>
          </table:table-cell>
          <table:table-cell table:formula="of:=[$word_counts_and_combinations.N28]/SUM([$word_counts_and_combinations.$A28:.$Q28])" office:value-type="percentage" office:value="0.0978506787330317" calcext:value-type="percentage">
            <text:p>9.79%</text:p>
          </table:table-cell>
          <table:table-cell table:formula="of:=[$word_counts_and_combinations.O28]/SUM([$word_counts_and_combinations.$A28:.$Q28])" office:value-type="percentage" office:value="0.00961538461538462" calcext:value-type="percentage">
            <text:p>0.96%</text:p>
          </table:table-cell>
          <table:table-cell table:formula="of:=[$word_counts_and_combinations.P28]/SUM([$word_counts_and_combinations.$A28:.$Q28])" office:value-type="percentage" office:value="0.0124434389140271" calcext:value-type="percentage">
            <text:p>1.24%</text:p>
          </table:table-cell>
          <table:table-cell table:formula="of:=[$word_counts_and_combinations.Q28]/SUM([$word_counts_and_combinations.$A28:.$Q28])" office:value-type="percentage" office:value="0.0084841628959276" calcext:value-type="percentage">
            <text:p>0.85%</text:p>
          </table:table-cell>
        </table:table-row>
        <table:table-row table:style-name="ro1">
          <table:table-cell table:formula="of:=[$word_counts_and_combinations.A29]" office:value-type="string" office:string-value="baseball" calcext:value-type="string">
            <text:p>baseball</text:p>
          </table:table-cell>
          <table:table-cell table:formula="of:=[$word_counts_and_combinations.B29]/SUM([$word_counts_and_combinations.$A29:.$Q29])" office:value-type="percentage" office:value="0.012" calcext:value-type="percentage">
            <text:p>1.20%</text:p>
          </table:table-cell>
          <table:table-cell table:formula="of:=[$word_counts_and_combinations.C29]/SUM([$word_counts_and_combinations.$A29:.$Q29])" office:value-type="percentage" office:value="0.004" calcext:value-type="percentage">
            <text:p>0.40%</text:p>
          </table:table-cell>
          <table:table-cell table:formula="of:=[$word_counts_and_combinations.D29]/SUM([$word_counts_and_combinations.$A29:.$Q29])" office:value-type="percentage" office:value="0.016" calcext:value-type="percentage">
            <text:p>1.60%</text:p>
          </table:table-cell>
          <table:table-cell table:formula="of:=[$word_counts_and_combinations.E29]/SUM([$word_counts_and_combinations.$A29:.$Q29])" office:value-type="percentage" office:value="0.008" calcext:value-type="percentage">
            <text:p>0.80%</text:p>
          </table:table-cell>
          <table:table-cell table:formula="of:=[$word_counts_and_combinations.F29]/SUM([$word_counts_and_combinations.$A29:.$Q29])" office:value-type="percentage" office:value="0.012" calcext:value-type="percentage">
            <text:p>1.20%</text:p>
          </table:table-cell>
          <table:table-cell table:formula="of:=[$word_counts_and_combinations.G29]/SUM([$word_counts_and_combinations.$A29:.$Q29])" office:value-type="percentage" office:value="0.012" calcext:value-type="percentage">
            <text:p>1.20%</text:p>
          </table:table-cell>
          <table:table-cell table:formula="of:=[$word_counts_and_combinations.H29]/SUM([$word_counts_and_combinations.$A29:.$Q29])" office:value-type="percentage" office:value="0.004" calcext:value-type="percentage">
            <text:p>0.40%</text:p>
          </table:table-cell>
          <table:table-cell table:formula="of:=[$word_counts_and_combinations.I29]/SUM([$word_counts_and_combinations.$A29:.$Q29])" office:value-type="percentage" office:value="0.012" calcext:value-type="percentage">
            <text:p>1.20%</text:p>
          </table:table-cell>
          <table:table-cell table:formula="of:=[$word_counts_and_combinations.J29]/SUM([$word_counts_and_combinations.$A29:.$Q29])" office:value-type="percentage" office:value="0.744" calcext:value-type="percentage">
            <text:p>74.40%</text:p>
          </table:table-cell>
          <table:table-cell table:formula="of:=[$word_counts_and_combinations.K29]/SUM([$word_counts_and_combinations.$A29:.$Q29])" office:value-type="percentage" office:value="0.004" calcext:value-type="percentage">
            <text:p>0.40%</text:p>
          </table:table-cell>
          <table:table-cell table:formula="of:=[$word_counts_and_combinations.L29]/SUM([$word_counts_and_combinations.$A29:.$Q29])" office:value-type="percentage" office:value="0.056" calcext:value-type="percentage">
            <text:p>5.60%</text:p>
          </table:table-cell>
          <table:table-cell table:formula="of:=[$word_counts_and_combinations.M29]/SUM([$word_counts_and_combinations.$A29:.$Q29])" office:value-type="percentage" office:value="0.044" calcext:value-type="percentage">
            <text:p>4.40%</text:p>
          </table:table-cell>
          <table:table-cell table:formula="of:=[$word_counts_and_combinations.N29]/SUM([$word_counts_and_combinations.$A29:.$Q29])" office:value-type="percentage" office:value="0.044" calcext:value-type="percentage">
            <text:p>4.40%</text:p>
          </table:table-cell>
          <table:table-cell table:formula="of:=[$word_counts_and_combinations.O29]/SUM([$word_counts_and_combinations.$A29:.$Q29])" office:value-type="percentage" office:value="0.024" calcext:value-type="percentage">
            <text:p>2.40%</text:p>
          </table:table-cell>
          <table:table-cell table:formula="of:=[$word_counts_and_combinations.P29]/SUM([$word_counts_and_combinations.$A29:.$Q29])" office:value-type="percentage" office:value="0" calcext:value-type="percentage">
            <text:p>0.00%</text:p>
          </table:table-cell>
          <table:table-cell table:formula="of:=[$word_counts_and_combinations.Q29]/SUM([$word_counts_and_combinations.$A29:.$Q29])" office:value-type="percentage" office:value="0.004" calcext:value-type="percentage">
            <text:p>0.40%</text:p>
          </table:table-cell>
        </table:table-row>
        <table:table-row table:style-name="ro1">
          <table:table-cell table:formula="of:=[$word_counts_and_combinations.A30]" office:value-type="string" office:string-value="dirt" calcext:value-type="string">
            <text:p>dirt</text:p>
          </table:table-cell>
          <table:table-cell table:formula="of:=[$word_counts_and_combinations.B30]/SUM([$word_counts_and_combinations.$A30:.$Q30])" office:value-type="percentage" office:value="0.00434782608695652" calcext:value-type="percentage">
            <text:p>0.43%</text:p>
          </table:table-cell>
          <table:table-cell table:formula="of:=[$word_counts_and_combinations.C30]/SUM([$word_counts_and_combinations.$A30:.$Q30])" office:value-type="percentage" office:value="0.00869565217391304" calcext:value-type="percentage">
            <text:p>0.87%</text:p>
          </table:table-cell>
          <table:table-cell table:formula="of:=[$word_counts_and_combinations.D30]/SUM([$word_counts_and_combinations.$A30:.$Q30])" office:value-type="percentage" office:value="0.00869565217391304" calcext:value-type="percentage">
            <text:p>0.87%</text:p>
          </table:table-cell>
          <table:table-cell table:formula="of:=[$word_counts_and_combinations.E30]/SUM([$word_counts_and_combinations.$A30:.$Q30])" office:value-type="percentage" office:value="0" calcext:value-type="percentage">
            <text:p>0.00%</text:p>
          </table:table-cell>
          <table:table-cell table:formula="of:=[$word_counts_and_combinations.F30]/SUM([$word_counts_and_combinations.$A30:.$Q30])" office:value-type="percentage" office:value="0" calcext:value-type="percentage">
            <text:p>0.00%</text:p>
          </table:table-cell>
          <table:table-cell table:formula="of:=[$word_counts_and_combinations.G30]/SUM([$word_counts_and_combinations.$A30:.$Q30])" office:value-type="percentage" office:value="0.00869565217391304" calcext:value-type="percentage">
            <text:p>0.87%</text:p>
          </table:table-cell>
          <table:table-cell table:formula="of:=[$word_counts_and_combinations.H30]/SUM([$word_counts_and_combinations.$A30:.$Q30])" office:value-type="percentage" office:value="0.0434782608695652" calcext:value-type="percentage">
            <text:p>4.35%</text:p>
          </table:table-cell>
          <table:table-cell table:formula="of:=[$word_counts_and_combinations.I30]/SUM([$word_counts_and_combinations.$A30:.$Q30])" office:value-type="percentage" office:value="0.0695652173913043" calcext:value-type="percentage">
            <text:p>6.96%</text:p>
          </table:table-cell>
          <table:table-cell table:formula="of:=[$word_counts_and_combinations.J30]/SUM([$word_counts_and_combinations.$A30:.$Q30])" office:value-type="percentage" office:value="0.31304347826087" calcext:value-type="percentage">
            <text:p>31.30%</text:p>
          </table:table-cell>
          <table:table-cell table:formula="of:=[$word_counts_and_combinations.K30]/SUM([$word_counts_and_combinations.$A30:.$Q30])" office:value-type="percentage" office:value="0" calcext:value-type="percentage">
            <text:p>0.00%</text:p>
          </table:table-cell>
          <table:table-cell table:formula="of:=[$word_counts_and_combinations.L30]/SUM([$word_counts_and_combinations.$A30:.$Q30])" office:value-type="percentage" office:value="0.152173913043478" calcext:value-type="percentage">
            <text:p>15.22%</text:p>
          </table:table-cell>
          <table:table-cell table:formula="of:=[$word_counts_and_combinations.M30]/SUM([$word_counts_and_combinations.$A30:.$Q30])" office:value-type="percentage" office:value="0.0565217391304348" calcext:value-type="percentage">
            <text:p>5.65%</text:p>
          </table:table-cell>
          <table:table-cell table:formula="of:=[$word_counts_and_combinations.N30]/SUM([$word_counts_and_combinations.$A30:.$Q30])" office:value-type="percentage" office:value="0.247826086956522" calcext:value-type="percentage">
            <text:p>24.78%</text:p>
          </table:table-cell>
          <table:table-cell table:formula="of:=[$word_counts_and_combinations.O30]/SUM([$word_counts_and_combinations.$A30:.$Q30])" office:value-type="percentage" office:value="0.0347826086956522" calcext:value-type="percentage">
            <text:p>3.48%</text:p>
          </table:table-cell>
          <table:table-cell table:formula="of:=[$word_counts_and_combinations.P30]/SUM([$word_counts_and_combinations.$A30:.$Q30])" office:value-type="percentage" office:value="0.0434782608695652" calcext:value-type="percentage">
            <text:p>4.35%</text:p>
          </table:table-cell>
          <table:table-cell table:formula="of:=[$word_counts_and_combinations.Q30]/SUM([$word_counts_and_combinations.$A30:.$Q30])" office:value-type="percentage" office:value="0.00869565217391304" calcext:value-type="percentage">
            <text:p>0.87%</text:p>
          </table:table-cell>
        </table:table-row>
        <table:table-row table:style-name="ro1">
          <table:table-cell table:formula="of:=[$word_counts_and_combinations.A31]" office:value-type="string" office:string-value="construction" calcext:value-type="string">
            <text:p>construction</text:p>
          </table:table-cell>
          <table:table-cell table:formula="of:=[$word_counts_and_combinations.B31]/SUM([$word_counts_and_combinations.$A31:.$Q31])" office:value-type="percentage" office:value="0.016597510373444" calcext:value-type="percentage">
            <text:p>1.66%</text:p>
          </table:table-cell>
          <table:table-cell table:formula="of:=[$word_counts_and_combinations.C31]/SUM([$word_counts_and_combinations.$A31:.$Q31])" office:value-type="percentage" office:value="0.024896265560166" calcext:value-type="percentage">
            <text:p>2.49%</text:p>
          </table:table-cell>
          <table:table-cell table:formula="of:=[$word_counts_and_combinations.D31]/SUM([$word_counts_and_combinations.$A31:.$Q31])" office:value-type="percentage" office:value="0" calcext:value-type="percentage">
            <text:p>0.00%</text:p>
          </table:table-cell>
          <table:table-cell table:formula="of:=[$word_counts_and_combinations.E31]/SUM([$word_counts_and_combinations.$A31:.$Q31])" office:value-type="percentage" office:value="0.00829875518672199" calcext:value-type="percentage">
            <text:p>0.83%</text:p>
          </table:table-cell>
          <table:table-cell table:formula="of:=[$word_counts_and_combinations.F31]/SUM([$word_counts_and_combinations.$A31:.$Q31])" office:value-type="percentage" office:value="0.033195020746888" calcext:value-type="percentage">
            <text:p>3.32%</text:p>
          </table:table-cell>
          <table:table-cell table:formula="of:=[$word_counts_and_combinations.G31]/SUM([$word_counts_and_combinations.$A31:.$Q31])" office:value-type="percentage" office:value="0.004149377593361" calcext:value-type="percentage">
            <text:p>0.41%</text:p>
          </table:table-cell>
          <table:table-cell table:formula="of:=[$word_counts_and_combinations.H31]/SUM([$word_counts_and_combinations.$A31:.$Q31])" office:value-type="percentage" office:value="0.298755186721992" calcext:value-type="percentage">
            <text:p>29.88%</text:p>
          </table:table-cell>
          <table:table-cell table:formula="of:=[$word_counts_and_combinations.I31]/SUM([$word_counts_and_combinations.$A31:.$Q31])" office:value-type="percentage" office:value="0.04149377593361" calcext:value-type="percentage">
            <text:p>4.15%</text:p>
          </table:table-cell>
          <table:table-cell table:formula="of:=[$word_counts_and_combinations.J31]/SUM([$word_counts_and_combinations.$A31:.$Q31])" office:value-type="percentage" office:value="0.004149377593361" calcext:value-type="percentage">
            <text:p>0.41%</text:p>
          </table:table-cell>
          <table:table-cell table:formula="of:=[$word_counts_and_combinations.K31]/SUM([$word_counts_and_combinations.$A31:.$Q31])" office:value-type="percentage" office:value="0" calcext:value-type="percentage">
            <text:p>0.00%</text:p>
          </table:table-cell>
          <table:table-cell table:formula="of:=[$word_counts_and_combinations.L31]/SUM([$word_counts_and_combinations.$A31:.$Q31])" office:value-type="percentage" office:value="0.468879668049792" calcext:value-type="percentage">
            <text:p>46.89%</text:p>
          </table:table-cell>
          <table:table-cell table:formula="of:=[$word_counts_and_combinations.M31]/SUM([$word_counts_and_combinations.$A31:.$Q31])" office:value-type="percentage" office:value="0.0871369294605809" calcext:value-type="percentage">
            <text:p>8.71%</text:p>
          </table:table-cell>
          <table:table-cell table:formula="of:=[$word_counts_and_combinations.N31]/SUM([$word_counts_and_combinations.$A31:.$Q31])" office:value-type="percentage" office:value="0.012448132780083" calcext:value-type="percentage">
            <text:p>1.24%</text:p>
          </table:table-cell>
          <table:table-cell table:formula="of:=[$word_counts_and_combinations.O31]/SUM([$word_counts_and_combinations.$A31:.$Q31])" office:value-type="percentage" office:value="0" calcext:value-type="percentage">
            <text:p>0.00%</text:p>
          </table:table-cell>
          <table:table-cell table:formula="of:=[$word_counts_and_combinations.P31]/SUM([$word_counts_and_combinations.$A31:.$Q31])" office:value-type="percentage" office:value="0" calcext:value-type="percentage">
            <text:p>0.00%</text:p>
          </table:table-cell>
          <table:table-cell table:formula="of:=[$word_counts_and_combinations.Q31]/SUM([$word_counts_and_combinations.$A31:.$Q31])" office:value-type="percentage" office:value="0" calcext:value-type="percentage">
            <text:p>0.00%</text:p>
          </table:table-cell>
        </table:table-row>
        <table:table-row table:style-name="ro1">
          <table:table-cell table:formula="of:=[$word_counts_and_combinations.A32]" office:value-type="string" office:string-value="race" calcext:value-type="string">
            <text:p>race</text:p>
          </table:table-cell>
          <table:table-cell table:formula="of:=[$word_counts_and_combinations.B32]/SUM([$word_counts_and_combinations.$A32:.$Q32])" office:value-type="percentage" office:value="0" calcext:value-type="percentage">
            <text:p>0.00%</text:p>
          </table:table-cell>
          <table:table-cell table:formula="of:=[$word_counts_and_combinations.C32]/SUM([$word_counts_and_combinations.$A32:.$Q32])" office:value-type="percentage" office:value="0.0138888888888889" calcext:value-type="percentage">
            <text:p>1.39%</text:p>
          </table:table-cell>
          <table:table-cell table:formula="of:=[$word_counts_and_combinations.D32]/SUM([$word_counts_and_combinations.$A32:.$Q32])" office:value-type="percentage" office:value="0.0763888888888889" calcext:value-type="percentage">
            <text:p>7.64%</text:p>
          </table:table-cell>
          <table:table-cell table:formula="of:=[$word_counts_and_combinations.E32]/SUM([$word_counts_and_combinations.$A32:.$Q32])" office:value-type="percentage" office:value="0" calcext:value-type="percentage">
            <text:p>0.00%</text:p>
          </table:table-cell>
          <table:table-cell table:formula="of:=[$word_counts_and_combinations.F32]/SUM([$word_counts_and_combinations.$A32:.$Q32])" office:value-type="percentage" office:value="0.00347222222222222" calcext:value-type="percentage">
            <text:p>0.35%</text:p>
          </table:table-cell>
          <table:table-cell table:formula="of:=[$word_counts_and_combinations.G32]/SUM([$word_counts_and_combinations.$A32:.$Q32])" office:value-type="percentage" office:value="0.0138888888888889" calcext:value-type="percentage">
            <text:p>1.39%</text:p>
          </table:table-cell>
          <table:table-cell table:formula="of:=[$word_counts_and_combinations.H32]/SUM([$word_counts_and_combinations.$A32:.$Q32])" office:value-type="percentage" office:value="0.00694444444444444" calcext:value-type="percentage">
            <text:p>0.69%</text:p>
          </table:table-cell>
          <table:table-cell table:formula="of:=[$word_counts_and_combinations.I32]/SUM([$word_counts_and_combinations.$A32:.$Q32])" office:value-type="percentage" office:value="0" calcext:value-type="percentage">
            <text:p>0.00%</text:p>
          </table:table-cell>
          <table:table-cell table:formula="of:=[$word_counts_and_combinations.J32]/SUM([$word_counts_and_combinations.$A32:.$Q32])" office:value-type="percentage" office:value="0.503472222222222" calcext:value-type="percentage">
            <text:p>50.35%</text:p>
          </table:table-cell>
          <table:table-cell table:formula="of:=[$word_counts_and_combinations.K32]/SUM([$word_counts_and_combinations.$A32:.$Q32])" office:value-type="percentage" office:value="0.00347222222222222" calcext:value-type="percentage">
            <text:p>0.35%</text:p>
          </table:table-cell>
          <table:table-cell table:formula="of:=[$word_counts_and_combinations.L32]/SUM([$word_counts_and_combinations.$A32:.$Q32])" office:value-type="percentage" office:value="0.284722222222222" calcext:value-type="percentage">
            <text:p>28.47%</text:p>
          </table:table-cell>
          <table:table-cell table:formula="of:=[$word_counts_and_combinations.M32]/SUM([$word_counts_and_combinations.$A32:.$Q32])" office:value-type="percentage" office:value="0.00694444444444444" calcext:value-type="percentage">
            <text:p>0.69%</text:p>
          </table:table-cell>
          <table:table-cell table:formula="of:=[$word_counts_and_combinations.N32]/SUM([$word_counts_and_combinations.$A32:.$Q32])" office:value-type="percentage" office:value="0.0625" calcext:value-type="percentage">
            <text:p>6.25%</text:p>
          </table:table-cell>
          <table:table-cell table:formula="of:=[$word_counts_and_combinations.O32]/SUM([$word_counts_and_combinations.$A32:.$Q32])" office:value-type="percentage" office:value="0.0173611111111111" calcext:value-type="percentage">
            <text:p>1.74%</text:p>
          </table:table-cell>
          <table:table-cell table:formula="of:=[$word_counts_and_combinations.P32]/SUM([$word_counts_and_combinations.$A32:.$Q32])" office:value-type="percentage" office:value="0.00347222222222222" calcext:value-type="percentage">
            <text:p>0.35%</text:p>
          </table:table-cell>
          <table:table-cell table:formula="of:=[$word_counts_and_combinations.Q32]/SUM([$word_counts_and_combinations.$A32:.$Q32])" office:value-type="percentage" office:value="0.00347222222222222" calcext:value-type="percentage">
            <text:p>0.35%</text:p>
          </table:table-cell>
        </table:table-row>
        <table:table-row table:style-name="ro1">
          <table:table-cell table:formula="of:=[$word_counts_and_combinations.A33]" office:value-type="string" office:string-value="ground" calcext:value-type="string">
            <text:p>ground</text:p>
          </table:table-cell>
          <table:table-cell table:formula="of:=[$word_counts_and_combinations.B33]/SUM([$word_counts_and_combinations.$A33:.$Q33])" office:value-type="percentage" office:value="0.0285006195786865" calcext:value-type="percentage">
            <text:p>2.85%</text:p>
          </table:table-cell>
          <table:table-cell table:formula="of:=[$word_counts_and_combinations.C33]/SUM([$word_counts_and_combinations.$A33:.$Q33])" office:value-type="percentage" office:value="0.0272614622057001" calcext:value-type="percentage">
            <text:p>2.73%</text:p>
          </table:table-cell>
          <table:table-cell table:formula="of:=[$word_counts_and_combinations.D33]/SUM([$word_counts_and_combinations.$A33:.$Q33])" office:value-type="percentage" office:value="0.0755885997521685" calcext:value-type="percentage">
            <text:p>7.56%</text:p>
          </table:table-cell>
          <table:table-cell table:formula="of:=[$word_counts_and_combinations.E33]/SUM([$word_counts_and_combinations.$A33:.$Q33])" office:value-type="percentage" office:value="0.00743494423791822" calcext:value-type="percentage">
            <text:p>0.74%</text:p>
          </table:table-cell>
          <table:table-cell table:formula="of:=[$word_counts_and_combinations.F33]/SUM([$word_counts_and_combinations.$A33:.$Q33])" office:value-type="percentage" office:value="0.00991325898389095" calcext:value-type="percentage">
            <text:p>0.99%</text:p>
          </table:table-cell>
          <table:table-cell table:formula="of:=[$word_counts_and_combinations.G33]/SUM([$word_counts_and_combinations.$A33:.$Q33])" office:value-type="percentage" office:value="0.0123915737298637" calcext:value-type="percentage">
            <text:p>1.24%</text:p>
          </table:table-cell>
          <table:table-cell table:formula="of:=[$word_counts_and_combinations.H33]/SUM([$word_counts_and_combinations.$A33:.$Q33])" office:value-type="percentage" office:value="0.0285006195786865" calcext:value-type="percentage">
            <text:p>2.85%</text:p>
          </table:table-cell>
          <table:table-cell table:formula="of:=[$word_counts_and_combinations.I33]/SUM([$word_counts_and_combinations.$A33:.$Q33])" office:value-type="percentage" office:value="0.033457249070632" calcext:value-type="percentage">
            <text:p>3.35%</text:p>
          </table:table-cell>
          <table:table-cell table:formula="of:=[$word_counts_and_combinations.J33]/SUM([$word_counts_and_combinations.$A33:.$Q33])" office:value-type="percentage" office:value="0.268897149938042" calcext:value-type="percentage">
            <text:p>26.89%</text:p>
          </table:table-cell>
          <table:table-cell table:formula="of:=[$word_counts_and_combinations.K33]/SUM([$word_counts_and_combinations.$A33:.$Q33])" office:value-type="percentage" office:value="0.00371747211895911" calcext:value-type="percentage">
            <text:p>0.37%</text:p>
          </table:table-cell>
          <table:table-cell table:formula="of:=[$word_counts_and_combinations.L33]/SUM([$word_counts_and_combinations.$A33:.$Q33])" office:value-type="percentage" office:value="0.195786864931846" calcext:value-type="percentage">
            <text:p>19.58%</text:p>
          </table:table-cell>
          <table:table-cell table:formula="of:=[$word_counts_and_combinations.M33]/SUM([$word_counts_and_combinations.$A33:.$Q33])" office:value-type="percentage" office:value="0.0371747211895911" calcext:value-type="percentage">
            <text:p>3.72%</text:p>
          </table:table-cell>
          <table:table-cell table:formula="of:=[$word_counts_and_combinations.N33]/SUM([$word_counts_and_combinations.$A33:.$Q33])" office:value-type="percentage" office:value="0.102850061957869" calcext:value-type="percentage">
            <text:p>10.29%</text:p>
          </table:table-cell>
          <table:table-cell table:formula="of:=[$word_counts_and_combinations.O33]/SUM([$word_counts_and_combinations.$A33:.$Q33])" office:value-type="percentage" office:value="0.0842627013630731" calcext:value-type="percentage">
            <text:p>8.43%</text:p>
          </table:table-cell>
          <table:table-cell table:formula="of:=[$word_counts_and_combinations.P33]/SUM([$word_counts_and_combinations.$A33:.$Q33])" office:value-type="percentage" office:value="0.0731102850061958" calcext:value-type="percentage">
            <text:p>7.31%</text:p>
          </table:table-cell>
          <table:table-cell table:formula="of:=[$word_counts_and_combinations.Q33]/SUM([$word_counts_and_combinations.$A33:.$Q33])" office:value-type="percentage" office:value="0.0111524163568773" calcext:value-type="percentage">
            <text:p>1.12%</text:p>
          </table:table-cell>
        </table:table-row>
        <table:table-row table:style-name="ro1">
          <table:table-cell table:formula="of:=[$word_counts_and_combinations.A34]" office:value-type="string" office:string-value="boat" calcext:value-type="string">
            <text:p>boat</text:p>
          </table:table-cell>
          <table:table-cell table:formula="of:=[$word_counts_and_combinations.B34]/SUM([$word_counts_and_combinations.$A34:.$Q34])" office:value-type="percentage" office:value="0" calcext:value-type="percentage">
            <text:p>0.00%</text:p>
          </table:table-cell>
          <table:table-cell table:formula="of:=[$word_counts_and_combinations.C34]/SUM([$word_counts_and_combinations.$A34:.$Q34])" office:value-type="percentage" office:value="0" calcext:value-type="percentage">
            <text:p>0.00%</text:p>
          </table:table-cell>
          <table:table-cell table:formula="of:=[$word_counts_and_combinations.D34]/SUM([$word_counts_and_combinations.$A34:.$Q34])" office:value-type="percentage" office:value="0" calcext:value-type="percentage">
            <text:p>0.00%</text:p>
          </table:table-cell>
          <table:table-cell table:formula="of:=[$word_counts_and_combinations.E34]/SUM([$word_counts_and_combinations.$A34:.$Q34])" office:value-type="percentage" office:value="0" calcext:value-type="percentage">
            <text:p>0.00%</text:p>
          </table:table-cell>
          <table:table-cell table:formula="of:=[$word_counts_and_combinations.F34]/SUM([$word_counts_and_combinations.$A34:.$Q34])" office:value-type="percentage" office:value="0.00395256916996047" calcext:value-type="percentage">
            <text:p>0.40%</text:p>
          </table:table-cell>
          <table:table-cell table:formula="of:=[$word_counts_and_combinations.G34]/SUM([$word_counts_and_combinations.$A34:.$Q34])" office:value-type="percentage" office:value="0.00395256916996047" calcext:value-type="percentage">
            <text:p>0.40%</text:p>
          </table:table-cell>
          <table:table-cell table:formula="of:=[$word_counts_and_combinations.H34]/SUM([$word_counts_and_combinations.$A34:.$Q34])" office:value-type="percentage" office:value="0.0276679841897233" calcext:value-type="percentage">
            <text:p>2.77%</text:p>
          </table:table-cell>
          <table:table-cell table:formula="of:=[$word_counts_and_combinations.I34]/SUM([$word_counts_and_combinations.$A34:.$Q34])" office:value-type="percentage" office:value="0.0197628458498024" calcext:value-type="percentage">
            <text:p>1.98%</text:p>
          </table:table-cell>
          <table:table-cell table:formula="of:=[$word_counts_and_combinations.J34]/SUM([$word_counts_and_combinations.$A34:.$Q34])" office:value-type="percentage" office:value="0.0237154150197628" calcext:value-type="percentage">
            <text:p>2.37%</text:p>
          </table:table-cell>
          <table:table-cell table:formula="of:=[$word_counts_and_combinations.K34]/SUM([$word_counts_and_combinations.$A34:.$Q34])" office:value-type="percentage" office:value="0" calcext:value-type="percentage">
            <text:p>0.00%</text:p>
          </table:table-cell>
          <table:table-cell table:formula="of:=[$word_counts_and_combinations.L34]/SUM([$word_counts_and_combinations.$A34:.$Q34])" office:value-type="percentage" office:value="0.181818181818182" calcext:value-type="percentage">
            <text:p>18.18%</text:p>
          </table:table-cell>
          <table:table-cell table:formula="of:=[$word_counts_and_combinations.M34]/SUM([$word_counts_and_combinations.$A34:.$Q34])" office:value-type="percentage" office:value="0" calcext:value-type="percentage">
            <text:p>0.00%</text:p>
          </table:table-cell>
          <table:table-cell table:formula="of:=[$word_counts_and_combinations.N34]/SUM([$word_counts_and_combinations.$A34:.$Q34])" office:value-type="percentage" office:value="0.00395256916996047" calcext:value-type="percentage">
            <text:p>0.40%</text:p>
          </table:table-cell>
          <table:table-cell table:formula="of:=[$word_counts_and_combinations.O34]/SUM([$word_counts_and_combinations.$A34:.$Q34])" office:value-type="percentage" office:value="0.735177865612648" calcext:value-type="percentage">
            <text:p>73.52%</text:p>
          </table:table-cell>
          <table:table-cell table:formula="of:=[$word_counts_and_combinations.P34]/SUM([$word_counts_and_combinations.$A34:.$Q34])" office:value-type="percentage" office:value="0" calcext:value-type="percentage">
            <text:p>0.00%</text:p>
          </table:table-cell>
          <table:table-cell table:formula="of:=[$word_counts_and_combinations.Q34]/SUM([$word_counts_and_combinations.$A34:.$Q34])" office:value-type="percentage" office:value="0" calcext:value-type="percentage">
            <text:p>0.00%</text:p>
          </table:table-cell>
        </table:table-row>
        <table:table-row table:style-name="ro1">
          <table:table-cell table:formula="of:=[$word_counts_and_combinations.A35]" office:value-type="string" office:string-value="suit" calcext:value-type="string">
            <text:p>suit</text:p>
          </table:table-cell>
          <table:table-cell table:formula="of:=[$word_counts_and_combinations.B35]/SUM([$word_counts_and_combinations.$A35:.$Q35])" office:value-type="percentage" office:value="0.0810810810810811" calcext:value-type="percentage">
            <text:p>8.11%</text:p>
          </table:table-cell>
          <table:table-cell table:formula="of:=[$word_counts_and_combinations.C35]/SUM([$word_counts_and_combinations.$A35:.$Q35])" office:value-type="percentage" office:value="0.0294840294840295" calcext:value-type="percentage">
            <text:p>2.95%</text:p>
          </table:table-cell>
          <table:table-cell table:formula="of:=[$word_counts_and_combinations.D35]/SUM([$word_counts_and_combinations.$A35:.$Q35])" office:value-type="percentage" office:value="0.0786240786240786" calcext:value-type="percentage">
            <text:p>7.86%</text:p>
          </table:table-cell>
          <table:table-cell table:formula="of:=[$word_counts_and_combinations.E35]/SUM([$word_counts_and_combinations.$A35:.$Q35])" office:value-type="percentage" office:value="0.0171990171990172" calcext:value-type="percentage">
            <text:p>1.72%</text:p>
          </table:table-cell>
          <table:table-cell table:formula="of:=[$word_counts_and_combinations.F35]/SUM([$word_counts_and_combinations.$A35:.$Q35])" office:value-type="percentage" office:value="0.0319410319410319" calcext:value-type="percentage">
            <text:p>3.19%</text:p>
          </table:table-cell>
          <table:table-cell table:formula="of:=[$word_counts_and_combinations.G35]/SUM([$word_counts_and_combinations.$A35:.$Q35])" office:value-type="percentage" office:value="0.0196560196560197" calcext:value-type="percentage">
            <text:p>1.97%</text:p>
          </table:table-cell>
          <table:table-cell table:formula="of:=[$word_counts_and_combinations.H35]/SUM([$word_counts_and_combinations.$A35:.$Q35])" office:value-type="percentage" office:value="0.0221130221130221" calcext:value-type="percentage">
            <text:p>2.21%</text:p>
          </table:table-cell>
          <table:table-cell table:formula="of:=[$word_counts_and_combinations.I35]/SUM([$word_counts_and_combinations.$A35:.$Q35])" office:value-type="percentage" office:value="0.0294840294840295" calcext:value-type="percentage">
            <text:p>2.95%</text:p>
          </table:table-cell>
          <table:table-cell table:formula="of:=[$word_counts_and_combinations.J35]/SUM([$word_counts_and_combinations.$A35:.$Q35])" office:value-type="percentage" office:value="0.14004914004914" calcext:value-type="percentage">
            <text:p>14.00%</text:p>
          </table:table-cell>
          <table:table-cell table:formula="of:=[$word_counts_and_combinations.K35]/SUM([$word_counts_and_combinations.$A35:.$Q35])" office:value-type="percentage" office:value="0.00982800982800983" calcext:value-type="percentage">
            <text:p>0.98%</text:p>
          </table:table-cell>
          <table:table-cell table:formula="of:=[$word_counts_and_combinations.L35]/SUM([$word_counts_and_combinations.$A35:.$Q35])" office:value-type="percentage" office:value="0.238329238329238" calcext:value-type="percentage">
            <text:p>23.83%</text:p>
          </table:table-cell>
          <table:table-cell table:formula="of:=[$word_counts_and_combinations.M35]/SUM([$word_counts_and_combinations.$A35:.$Q35])" office:value-type="percentage" office:value="0.0147420147420147" calcext:value-type="percentage">
            <text:p>1.47%</text:p>
          </table:table-cell>
          <table:table-cell table:formula="of:=[$word_counts_and_combinations.N35]/SUM([$word_counts_and_combinations.$A35:.$Q35])" office:value-type="percentage" office:value="0.00737100737100737" calcext:value-type="percentage">
            <text:p>0.74%</text:p>
          </table:table-cell>
          <table:table-cell table:formula="of:=[$word_counts_and_combinations.O35]/SUM([$word_counts_and_combinations.$A35:.$Q35])" office:value-type="percentage" office:value="0.230958230958231" calcext:value-type="percentage">
            <text:p>23.10%</text:p>
          </table:table-cell>
          <table:table-cell table:formula="of:=[$word_counts_and_combinations.P35]/SUM([$word_counts_and_combinations.$A35:.$Q35])" office:value-type="percentage" office:value="0.0393120393120393" calcext:value-type="percentage">
            <text:p>3.93%</text:p>
          </table:table-cell>
          <table:table-cell table:formula="of:=[$word_counts_and_combinations.Q35]/SUM([$word_counts_and_combinations.$A35:.$Q35])" office:value-type="percentage" office:value="0.00982800982800983" calcext:value-type="percentage">
            <text:p>0.98%</text:p>
          </table:table-cell>
        </table:table-row>
        <table:table-row table:style-name="ro1">
          <table:table-cell table:formula="of:=[$word_counts_and_combinations.A36]" office:value-type="string" office:string-value="mouth" calcext:value-type="string">
            <text:p>mouth</text:p>
          </table:table-cell>
          <table:table-cell table:formula="of:=[$word_counts_and_combinations.B36]/SUM([$word_counts_and_combinations.$A36:.$Q36])" office:value-type="percentage" office:value="0.0238095238095238" calcext:value-type="percentage">
            <text:p>2.38%</text:p>
          </table:table-cell>
          <table:table-cell table:formula="of:=[$word_counts_and_combinations.C36]/SUM([$word_counts_and_combinations.$A36:.$Q36])" office:value-type="percentage" office:value="0.114285714285714" calcext:value-type="percentage">
            <text:p>11.43%</text:p>
          </table:table-cell>
          <table:table-cell table:formula="of:=[$word_counts_and_combinations.D36]/SUM([$word_counts_and_combinations.$A36:.$Q36])" office:value-type="percentage" office:value="0.0333333333333333" calcext:value-type="percentage">
            <text:p>3.33%</text:p>
          </table:table-cell>
          <table:table-cell table:formula="of:=[$word_counts_and_combinations.E36]/SUM([$word_counts_and_combinations.$A36:.$Q36])" office:value-type="percentage" office:value="0.0190476190476191" calcext:value-type="percentage">
            <text:p>1.90%</text:p>
          </table:table-cell>
          <table:table-cell table:formula="of:=[$word_counts_and_combinations.F36]/SUM([$word_counts_and_combinations.$A36:.$Q36])" office:value-type="percentage" office:value="0" calcext:value-type="percentage">
            <text:p>0.00%</text:p>
          </table:table-cell>
          <table:table-cell table:formula="of:=[$word_counts_and_combinations.G36]/SUM([$word_counts_and_combinations.$A36:.$Q36])" office:value-type="percentage" office:value="0.0333333333333333" calcext:value-type="percentage">
            <text:p>3.33%</text:p>
          </table:table-cell>
          <table:table-cell table:formula="of:=[$word_counts_and_combinations.H36]/SUM([$word_counts_and_combinations.$A36:.$Q36])" office:value-type="percentage" office:value="0" calcext:value-type="percentage">
            <text:p>0.00%</text:p>
          </table:table-cell>
          <table:table-cell table:formula="of:=[$word_counts_and_combinations.I36]/SUM([$word_counts_and_combinations.$A36:.$Q36])" office:value-type="percentage" office:value="0.0428571428571429" calcext:value-type="percentage">
            <text:p>4.29%</text:p>
          </table:table-cell>
          <table:table-cell table:formula="of:=[$word_counts_and_combinations.J36]/SUM([$word_counts_and_combinations.$A36:.$Q36])" office:value-type="percentage" office:value="0.0619047619047619" calcext:value-type="percentage">
            <text:p>6.19%</text:p>
          </table:table-cell>
          <table:table-cell table:formula="of:=[$word_counts_and_combinations.K36]/SUM([$word_counts_and_combinations.$A36:.$Q36])" office:value-type="percentage" office:value="0" calcext:value-type="percentage">
            <text:p>0.00%</text:p>
          </table:table-cell>
          <table:table-cell table:formula="of:=[$word_counts_and_combinations.L36]/SUM([$word_counts_and_combinations.$A36:.$Q36])" office:value-type="percentage" office:value="0.0523809523809524" calcext:value-type="percentage">
            <text:p>5.24%</text:p>
          </table:table-cell>
          <table:table-cell table:formula="of:=[$word_counts_and_combinations.M36]/SUM([$word_counts_and_combinations.$A36:.$Q36])" office:value-type="percentage" office:value="0.0476190476190476" calcext:value-type="percentage">
            <text:p>4.76%</text:p>
          </table:table-cell>
          <table:table-cell table:formula="of:=[$word_counts_and_combinations.N36]/SUM([$word_counts_and_combinations.$A36:.$Q36])" office:value-type="percentage" office:value="0.323809523809524" calcext:value-type="percentage">
            <text:p>32.38%</text:p>
          </table:table-cell>
          <table:table-cell table:formula="of:=[$word_counts_and_combinations.O36]/SUM([$word_counts_and_combinations.$A36:.$Q36])" office:value-type="percentage" office:value="0.204761904761905" calcext:value-type="percentage">
            <text:p>20.48%</text:p>
          </table:table-cell>
          <table:table-cell table:formula="of:=[$word_counts_and_combinations.P36]/SUM([$word_counts_and_combinations.$A36:.$Q36])" office:value-type="percentage" office:value="0" calcext:value-type="percentage">
            <text:p>0.00%</text:p>
          </table:table-cell>
          <table:table-cell table:formula="of:=[$word_counts_and_combinations.Q36]/SUM([$word_counts_and_combinations.$A36:.$Q36])" office:value-type="percentage" office:value="0.0428571428571429" calcext:value-type="percentage">
            <text:p>4.29%</text:p>
          </table:table-cell>
        </table:table-row>
        <table:table-row table:style-name="ro1">
          <table:table-cell table:formula="of:=[$word_counts_and_combinations.A37]" office:value-type="string" office:string-value="coat" calcext:value-type="string">
            <text:p>coat</text:p>
          </table:table-cell>
          <table:table-cell table:formula="of:=[$word_counts_and_combinations.B37]/SUM([$word_counts_and_combinations.$A37:.$Q37])" office:value-type="percentage" office:value="0.121338912133891" calcext:value-type="percentage">
            <text:p>12.13%</text:p>
          </table:table-cell>
          <table:table-cell table:formula="of:=[$word_counts_and_combinations.C37]/SUM([$word_counts_and_combinations.$A37:.$Q37])" office:value-type="percentage" office:value="0.00836820083682008" calcext:value-type="percentage">
            <text:p>0.84%</text:p>
          </table:table-cell>
          <table:table-cell table:formula="of:=[$word_counts_and_combinations.D37]/SUM([$word_counts_and_combinations.$A37:.$Q37])" office:value-type="percentage" office:value="0.00836820083682008" calcext:value-type="percentage">
            <text:p>0.84%</text:p>
          </table:table-cell>
          <table:table-cell table:formula="of:=[$word_counts_and_combinations.E37]/SUM([$word_counts_and_combinations.$A37:.$Q37])" office:value-type="percentage" office:value="0" calcext:value-type="percentage">
            <text:p>0.00%</text:p>
          </table:table-cell>
          <table:table-cell table:formula="of:=[$word_counts_and_combinations.F37]/SUM([$word_counts_and_combinations.$A37:.$Q37])" office:value-type="percentage" office:value="0.0125523012552301" calcext:value-type="percentage">
            <text:p>1.26%</text:p>
          </table:table-cell>
          <table:table-cell table:formula="of:=[$word_counts_and_combinations.G37]/SUM([$word_counts_and_combinations.$A37:.$Q37])" office:value-type="percentage" office:value="0.00836820083682008" calcext:value-type="percentage">
            <text:p>0.84%</text:p>
          </table:table-cell>
          <table:table-cell table:formula="of:=[$word_counts_and_combinations.H37]/SUM([$word_counts_and_combinations.$A37:.$Q37])" office:value-type="percentage" office:value="0.0125523012552301" calcext:value-type="percentage">
            <text:p>1.26%</text:p>
          </table:table-cell>
          <table:table-cell table:formula="of:=[$word_counts_and_combinations.I37]/SUM([$word_counts_and_combinations.$A37:.$Q37])" office:value-type="percentage" office:value="0.0292887029288703" calcext:value-type="percentage">
            <text:p>2.93%</text:p>
          </table:table-cell>
          <table:table-cell table:formula="of:=[$word_counts_and_combinations.J37]/SUM([$word_counts_and_combinations.$A37:.$Q37])" office:value-type="percentage" office:value="0.100418410041841" calcext:value-type="percentage">
            <text:p>10.04%</text:p>
          </table:table-cell>
          <table:table-cell table:formula="of:=[$word_counts_and_combinations.K37]/SUM([$word_counts_and_combinations.$A37:.$Q37])" office:value-type="percentage" office:value="0.00418410041841004" calcext:value-type="percentage">
            <text:p>0.42%</text:p>
          </table:table-cell>
          <table:table-cell table:formula="of:=[$word_counts_and_combinations.L37]/SUM([$word_counts_and_combinations.$A37:.$Q37])" office:value-type="percentage" office:value="0.405857740585774" calcext:value-type="percentage">
            <text:p>40.59%</text:p>
          </table:table-cell>
          <table:table-cell table:formula="of:=[$word_counts_and_combinations.M37]/SUM([$word_counts_and_combinations.$A37:.$Q37])" office:value-type="percentage" office:value="0.108786610878661" calcext:value-type="percentage">
            <text:p>10.88%</text:p>
          </table:table-cell>
          <table:table-cell table:formula="of:=[$word_counts_and_combinations.N37]/SUM([$word_counts_and_combinations.$A37:.$Q37])" office:value-type="percentage" office:value="0.0794979079497908" calcext:value-type="percentage">
            <text:p>7.95%</text:p>
          </table:table-cell>
          <table:table-cell table:formula="of:=[$word_counts_and_combinations.O37]/SUM([$word_counts_and_combinations.$A37:.$Q37])" office:value-type="percentage" office:value="0.0209205020920502" calcext:value-type="percentage">
            <text:p>2.09%</text:p>
          </table:table-cell>
          <table:table-cell table:formula="of:=[$word_counts_and_combinations.P37]/SUM([$word_counts_and_combinations.$A37:.$Q37])" office:value-type="percentage" office:value="0.0627615062761506" calcext:value-type="percentage">
            <text:p>6.28%</text:p>
          </table:table-cell>
          <table:table-cell table:formula="of:=[$word_counts_and_combinations.Q37]/SUM([$word_counts_and_combinations.$A37:.$Q37])" office:value-type="percentage" office:value="0.0167364016736402" calcext:value-type="percentage">
            <text:p>1.67%</text:p>
          </table:table-cell>
        </table:table-row>
        <table:table-row table:style-name="ro1">
          <table:table-cell table:formula="of:=[$word_counts_and_combinations.A38]" office:value-type="string" office:string-value="room" calcext:value-type="string">
            <text:p>room</text:p>
          </table:table-cell>
          <table:table-cell table:formula="of:=[$word_counts_and_combinations.B38]/SUM([$word_counts_and_combinations.$A38:.$Q38])" office:value-type="percentage" office:value="0.289036544850498" calcext:value-type="percentage">
            <text:p>28.90%</text:p>
          </table:table-cell>
          <table:table-cell table:formula="of:=[$word_counts_and_combinations.C38]/SUM([$word_counts_and_combinations.$A38:.$Q38])" office:value-type="percentage" office:value="0.308970099667774" calcext:value-type="percentage">
            <text:p>30.90%</text:p>
          </table:table-cell>
          <table:table-cell table:formula="of:=[$word_counts_and_combinations.D38]/SUM([$word_counts_and_combinations.$A38:.$Q38])" office:value-type="percentage" office:value="0.149501661129568" calcext:value-type="percentage">
            <text:p>14.95%</text:p>
          </table:table-cell>
          <table:table-cell table:formula="of:=[$word_counts_and_combinations.E38]/SUM([$word_counts_and_combinations.$A38:.$Q38])" office:value-type="percentage" office:value="0.0332225913621262" calcext:value-type="percentage">
            <text:p>3.32%</text:p>
          </table:table-cell>
          <table:table-cell table:formula="of:=[$word_counts_and_combinations.F38]/SUM([$word_counts_and_combinations.$A38:.$Q38])" office:value-type="percentage" office:value="0" calcext:value-type="percentage">
            <text:p>0.00%</text:p>
          </table:table-cell>
          <table:table-cell table:formula="of:=[$word_counts_and_combinations.G38]/SUM([$word_counts_and_combinations.$A38:.$Q38])" office:value-type="percentage" office:value="0.0830564784053156" calcext:value-type="percentage">
            <text:p>8.31%</text:p>
          </table:table-cell>
          <table:table-cell table:formula="of:=[$word_counts_and_combinations.H38]/SUM([$word_counts_and_combinations.$A38:.$Q38])" office:value-type="percentage" office:value="0.00332225913621262" calcext:value-type="percentage">
            <text:p>0.33%</text:p>
          </table:table-cell>
          <table:table-cell table:formula="of:=[$word_counts_and_combinations.I38]/SUM([$word_counts_and_combinations.$A38:.$Q38])" office:value-type="percentage" office:value="0.0299003322259136" calcext:value-type="percentage">
            <text:p>2.99%</text:p>
          </table:table-cell>
          <table:table-cell table:formula="of:=[$word_counts_and_combinations.J38]/SUM([$word_counts_and_combinations.$A38:.$Q38])" office:value-type="percentage" office:value="0.0365448504983389" calcext:value-type="percentage">
            <text:p>3.65%</text:p>
          </table:table-cell>
          <table:table-cell table:formula="of:=[$word_counts_and_combinations.K38]/SUM([$word_counts_and_combinations.$A38:.$Q38])" office:value-type="percentage" office:value="0" calcext:value-type="percentage">
            <text:p>0.00%</text:p>
          </table:table-cell>
          <table:table-cell table:formula="of:=[$word_counts_and_combinations.L38]/SUM([$word_counts_and_combinations.$A38:.$Q38])" office:value-type="percentage" office:value="0.0465116279069768" calcext:value-type="percentage">
            <text:p>4.65%</text:p>
          </table:table-cell>
          <table:table-cell table:formula="of:=[$word_counts_and_combinations.M38]/SUM([$word_counts_and_combinations.$A38:.$Q38])" office:value-type="percentage" office:value="0.00664451827242525" calcext:value-type="percentage">
            <text:p>0.66%</text:p>
          </table:table-cell>
          <table:table-cell table:formula="of:=[$word_counts_and_combinations.N38]/SUM([$word_counts_and_combinations.$A38:.$Q38])" office:value-type="percentage" office:value="0.00996677740863787" calcext:value-type="percentage">
            <text:p>1.00%</text:p>
          </table:table-cell>
          <table:table-cell table:formula="of:=[$word_counts_and_combinations.O38]/SUM([$word_counts_and_combinations.$A38:.$Q38])" office:value-type="percentage" office:value="0" calcext:value-type="percentage">
            <text:p>0.00%</text:p>
          </table:table-cell>
          <table:table-cell table:formula="of:=[$word_counts_and_combinations.P38]/SUM([$word_counts_and_combinations.$A38:.$Q38])" office:value-type="percentage" office:value="0" calcext:value-type="percentage">
            <text:p>0.00%</text:p>
          </table:table-cell>
          <table:table-cell table:formula="of:=[$word_counts_and_combinations.Q38]/SUM([$word_counts_and_combinations.$A38:.$Q38])" office:value-type="percentage" office:value="0.00332225913621262" calcext:value-type="percentage">
            <text:p>0.33%</text:p>
          </table:table-cell>
        </table:table-row>
        <table:table-row table:style-name="ro1">
          <table:table-cell table:formula="of:=[$word_counts_and_combinations.A39]" office:value-type="string" office:string-value="football" calcext:value-type="string">
            <text:p>football</text:p>
          </table:table-cell>
          <table:table-cell table:formula="of:=[$word_counts_and_combinations.B39]/SUM([$word_counts_and_combinations.$A39:.$Q39])" office:value-type="percentage" office:value="0" calcext:value-type="percentage">
            <text:p>0.00%</text:p>
          </table:table-cell>
          <table:table-cell table:formula="of:=[$word_counts_and_combinations.C39]/SUM([$word_counts_and_combinations.$A39:.$Q39])" office:value-type="percentage" office:value="0" calcext:value-type="percentage">
            <text:p>0.00%</text:p>
          </table:table-cell>
          <table:table-cell table:formula="of:=[$word_counts_and_combinations.D39]/SUM([$word_counts_and_combinations.$A39:.$Q39])" office:value-type="percentage" office:value="0.00549450549450549" calcext:value-type="percentage">
            <text:p>0.55%</text:p>
          </table:table-cell>
          <table:table-cell table:formula="of:=[$word_counts_and_combinations.E39]/SUM([$word_counts_and_combinations.$A39:.$Q39])" office:value-type="percentage" office:value="0" calcext:value-type="percentage">
            <text:p>0.00%</text:p>
          </table:table-cell>
          <table:table-cell table:formula="of:=[$word_counts_and_combinations.F39]/SUM([$word_counts_and_combinations.$A39:.$Q39])" office:value-type="percentage" office:value="0" calcext:value-type="percentage">
            <text:p>0.00%</text:p>
          </table:table-cell>
          <table:table-cell table:formula="of:=[$word_counts_and_combinations.G39]/SUM([$word_counts_and_combinations.$A39:.$Q39])" office:value-type="percentage" office:value="0" calcext:value-type="percentage">
            <text:p>0.00%</text:p>
          </table:table-cell>
          <table:table-cell table:formula="of:=[$word_counts_and_combinations.H39]/SUM([$word_counts_and_combinations.$A39:.$Q39])" office:value-type="percentage" office:value="0" calcext:value-type="percentage">
            <text:p>0.00%</text:p>
          </table:table-cell>
          <table:table-cell table:formula="of:=[$word_counts_and_combinations.I39]/SUM([$word_counts_and_combinations.$A39:.$Q39])" office:value-type="percentage" office:value="0" calcext:value-type="percentage">
            <text:p>0.00%</text:p>
          </table:table-cell>
          <table:table-cell table:formula="of:=[$word_counts_and_combinations.J39]/SUM([$word_counts_and_combinations.$A39:.$Q39])" office:value-type="percentage" office:value="0.901098901098901" calcext:value-type="percentage">
            <text:p>90.11%</text:p>
          </table:table-cell>
          <table:table-cell table:formula="of:=[$word_counts_and_combinations.K39]/SUM([$word_counts_and_combinations.$A39:.$Q39])" office:value-type="percentage" office:value="0" calcext:value-type="percentage">
            <text:p>0.00%</text:p>
          </table:table-cell>
          <table:table-cell table:formula="of:=[$word_counts_and_combinations.L39]/SUM([$word_counts_and_combinations.$A39:.$Q39])" office:value-type="percentage" office:value="0" calcext:value-type="percentage">
            <text:p>0.00%</text:p>
          </table:table-cell>
          <table:table-cell table:formula="of:=[$word_counts_and_combinations.M39]/SUM([$word_counts_and_combinations.$A39:.$Q39])" office:value-type="percentage" office:value="0" calcext:value-type="percentage">
            <text:p>0.00%</text:p>
          </table:table-cell>
          <table:table-cell table:formula="of:=[$word_counts_and_combinations.N39]/SUM([$word_counts_and_combinations.$A39:.$Q39])" office:value-type="percentage" office:value="0.0549450549450549" calcext:value-type="percentage">
            <text:p>5.49%</text:p>
          </table:table-cell>
          <table:table-cell table:formula="of:=[$word_counts_and_combinations.O39]/SUM([$word_counts_and_combinations.$A39:.$Q39])" office:value-type="percentage" office:value="0.0384615384615385" calcext:value-type="percentage">
            <text:p>3.85%</text:p>
          </table:table-cell>
          <table:table-cell table:formula="of:=[$word_counts_and_combinations.P39]/SUM([$word_counts_and_combinations.$A39:.$Q39])" office:value-type="percentage" office:value="0" calcext:value-type="percentage">
            <text:p>0.00%</text:p>
          </table:table-cell>
          <table:table-cell table:formula="of:=[$word_counts_and_combinations.Q39]/SUM([$word_counts_and_combinations.$A39:.$Q39])" office:value-type="percentage" office:value="0" calcext:value-type="percentage">
            <text:p>0.00%</text:p>
          </table:table-cell>
        </table:table-row>
        <table:table-row table:style-name="ro1">
          <table:table-cell table:formula="of:=[$word_counts_and_combinations.A40]" office:value-type="string" office:string-value="striped" calcext:value-type="string">
            <text:p>striped</text:p>
          </table:table-cell>
          <table:table-cell table:formula="of:=[$word_counts_and_combinations.B40]/SUM([$word_counts_and_combinations.$A40:.$Q40])" office:value-type="percentage" office:value="0.0821917808219178" calcext:value-type="percentage">
            <text:p>8.22%</text:p>
          </table:table-cell>
          <table:table-cell table:formula="of:=[$word_counts_and_combinations.C40]/SUM([$word_counts_and_combinations.$A40:.$Q40])" office:value-type="percentage" office:value="0.114155251141553" calcext:value-type="percentage">
            <text:p>11.42%</text:p>
          </table:table-cell>
          <table:table-cell table:formula="of:=[$word_counts_and_combinations.D40]/SUM([$word_counts_and_combinations.$A40:.$Q40])" office:value-type="percentage" office:value="0.091324200913242" calcext:value-type="percentage">
            <text:p>9.13%</text:p>
          </table:table-cell>
          <table:table-cell table:formula="of:=[$word_counts_and_combinations.E40]/SUM([$word_counts_and_combinations.$A40:.$Q40])" office:value-type="percentage" office:value="0.0547945205479452" calcext:value-type="percentage">
            <text:p>5.48%</text:p>
          </table:table-cell>
          <table:table-cell table:formula="of:=[$word_counts_and_combinations.F40]/SUM([$word_counts_and_combinations.$A40:.$Q40])" office:value-type="percentage" office:value="0.0091324200913242" calcext:value-type="percentage">
            <text:p>0.91%</text:p>
          </table:table-cell>
          <table:table-cell table:formula="of:=[$word_counts_and_combinations.G40]/SUM([$word_counts_and_combinations.$A40:.$Q40])" office:value-type="percentage" office:value="0.0410958904109589" calcext:value-type="percentage">
            <text:p>4.11%</text:p>
          </table:table-cell>
          <table:table-cell table:formula="of:=[$word_counts_and_combinations.H40]/SUM([$word_counts_and_combinations.$A40:.$Q40])" office:value-type="percentage" office:value="0.0091324200913242" calcext:value-type="percentage">
            <text:p>0.91%</text:p>
          </table:table-cell>
          <table:table-cell table:formula="of:=[$word_counts_and_combinations.I40]/SUM([$word_counts_and_combinations.$A40:.$Q40])" office:value-type="percentage" office:value="0.0136986301369863" calcext:value-type="percentage">
            <text:p>1.37%</text:p>
          </table:table-cell>
          <table:table-cell table:formula="of:=[$word_counts_and_combinations.J40]/SUM([$word_counts_and_combinations.$A40:.$Q40])" office:value-type="percentage" office:value="0.10958904109589" calcext:value-type="percentage">
            <text:p>10.96%</text:p>
          </table:table-cell>
          <table:table-cell table:formula="of:=[$word_counts_and_combinations.K40]/SUM([$word_counts_and_combinations.$A40:.$Q40])" office:value-type="percentage" office:value="0" calcext:value-type="percentage">
            <text:p>0.00%</text:p>
          </table:table-cell>
          <table:table-cell table:formula="of:=[$word_counts_and_combinations.L40]/SUM([$word_counts_and_combinations.$A40:.$Q40])" office:value-type="percentage" office:value="0.310502283105023" calcext:value-type="percentage">
            <text:p>31.05%</text:p>
          </table:table-cell>
          <table:table-cell table:formula="of:=[$word_counts_and_combinations.M40]/SUM([$word_counts_and_combinations.$A40:.$Q40])" office:value-type="percentage" office:value="0.0639269406392694" calcext:value-type="percentage">
            <text:p>6.39%</text:p>
          </table:table-cell>
          <table:table-cell table:formula="of:=[$word_counts_and_combinations.N40]/SUM([$word_counts_and_combinations.$A40:.$Q40])" office:value-type="percentage" office:value="0.0639269406392694" calcext:value-type="percentage">
            <text:p>6.39%</text:p>
          </table:table-cell>
          <table:table-cell table:formula="of:=[$word_counts_and_combinations.O40]/SUM([$word_counts_and_combinations.$A40:.$Q40])" office:value-type="percentage" office:value="0.0091324200913242" calcext:value-type="percentage">
            <text:p>0.91%</text:p>
          </table:table-cell>
          <table:table-cell table:formula="of:=[$word_counts_and_combinations.P40]/SUM([$word_counts_and_combinations.$A40:.$Q40])" office:value-type="percentage" office:value="0" calcext:value-type="percentage">
            <text:p>0.00%</text:p>
          </table:table-cell>
          <table:table-cell table:formula="of:=[$word_counts_and_combinations.Q40]/SUM([$word_counts_and_combinations.$A40:.$Q40])" office:value-type="percentage" office:value="0.0273972602739726" calcext:value-type="percentage">
            <text:p>2.74%</text:p>
          </table:table-cell>
        </table:table-row>
        <table:table-row table:style-name="ro1">
          <table:table-cell table:formula="of:=[$word_counts_and_combinations.A41]" office:value-type="string" office:string-value="runs" calcext:value-type="string">
            <text:p>runs</text:p>
          </table:table-cell>
          <table:table-cell table:formula="of:=[$word_counts_and_combinations.B41]/SUM([$word_counts_and_combinations.$A41:.$Q41])" office:value-type="percentage" office:value="0" calcext:value-type="percentage">
            <text:p>0.00%</text:p>
          </table:table-cell>
          <table:table-cell table:formula="of:=[$word_counts_and_combinations.C41]/SUM([$word_counts_and_combinations.$A41:.$Q41])" office:value-type="percentage" office:value="0.00546448087431694" calcext:value-type="percentage">
            <text:p>0.55%</text:p>
          </table:table-cell>
          <table:table-cell table:formula="of:=[$word_counts_and_combinations.D41]/SUM([$word_counts_and_combinations.$A41:.$Q41])" office:value-type="percentage" office:value="0.0218579234972678" calcext:value-type="percentage">
            <text:p>2.19%</text:p>
          </table:table-cell>
          <table:table-cell table:formula="of:=[$word_counts_and_combinations.E41]/SUM([$word_counts_and_combinations.$A41:.$Q41])" office:value-type="percentage" office:value="0" calcext:value-type="percentage">
            <text:p>0.00%</text:p>
          </table:table-cell>
          <table:table-cell table:formula="of:=[$word_counts_and_combinations.F41]/SUM([$word_counts_and_combinations.$A41:.$Q41])" office:value-type="percentage" office:value="0" calcext:value-type="percentage">
            <text:p>0.00%</text:p>
          </table:table-cell>
          <table:table-cell table:formula="of:=[$word_counts_and_combinations.G41]/SUM([$word_counts_and_combinations.$A41:.$Q41])" office:value-type="percentage" office:value="0" calcext:value-type="percentage">
            <text:p>0.00%</text:p>
          </table:table-cell>
          <table:table-cell table:formula="of:=[$word_counts_and_combinations.H41]/SUM([$word_counts_and_combinations.$A41:.$Q41])" office:value-type="percentage" office:value="0.00546448087431694" calcext:value-type="percentage">
            <text:p>0.55%</text:p>
          </table:table-cell>
          <table:table-cell table:formula="of:=[$word_counts_and_combinations.I41]/SUM([$word_counts_and_combinations.$A41:.$Q41])" office:value-type="percentage" office:value="0.0163934426229508" calcext:value-type="percentage">
            <text:p>1.64%</text:p>
          </table:table-cell>
          <table:table-cell table:formula="of:=[$word_counts_and_combinations.J41]/SUM([$word_counts_and_combinations.$A41:.$Q41])" office:value-type="percentage" office:value="0.218579234972678" calcext:value-type="percentage">
            <text:p>21.86%</text:p>
          </table:table-cell>
          <table:table-cell table:formula="of:=[$word_counts_and_combinations.K41]/SUM([$word_counts_and_combinations.$A41:.$Q41])" office:value-type="percentage" office:value="0" calcext:value-type="percentage">
            <text:p>0.00%</text:p>
          </table:table-cell>
          <table:table-cell table:formula="of:=[$word_counts_and_combinations.L41]/SUM([$word_counts_and_combinations.$A41:.$Q41])" office:value-type="percentage" office:value="0.147540983606557" calcext:value-type="percentage">
            <text:p>14.75%</text:p>
          </table:table-cell>
          <table:table-cell table:formula="of:=[$word_counts_and_combinations.M41]/SUM([$word_counts_and_combinations.$A41:.$Q41])" office:value-type="percentage" office:value="0.0437158469945355" calcext:value-type="percentage">
            <text:p>4.37%</text:p>
          </table:table-cell>
          <table:table-cell table:formula="of:=[$word_counts_and_combinations.N41]/SUM([$word_counts_and_combinations.$A41:.$Q41])" office:value-type="percentage" office:value="0.360655737704918" calcext:value-type="percentage">
            <text:p>36.07%</text:p>
          </table:table-cell>
          <table:table-cell table:formula="of:=[$word_counts_and_combinations.O41]/SUM([$word_counts_and_combinations.$A41:.$Q41])" office:value-type="percentage" office:value="0.163934426229508" calcext:value-type="percentage">
            <text:p>16.39%</text:p>
          </table:table-cell>
          <table:table-cell table:formula="of:=[$word_counts_and_combinations.P41]/SUM([$word_counts_and_combinations.$A41:.$Q41])" office:value-type="percentage" office:value="0.00546448087431694" calcext:value-type="percentage">
            <text:p>0.55%</text:p>
          </table:table-cell>
          <table:table-cell table:formula="of:=[$word_counts_and_combinations.Q41]/SUM([$word_counts_and_combinations.$A41:.$Q41])" office:value-type="percentage" office:value="0.0109289617486339" calcext:value-type="percentage">
            <text:p>1.09%</text:p>
          </table:table-cell>
        </table:table-row>
        <table:table-row table:style-name="ro1">
          <table:table-cell table:formula="of:=[$word_counts_and_combinations.A42]" office:value-type="string" office:string-value="band" calcext:value-type="string">
            <text:p>band</text:p>
          </table:table-cell>
          <table:table-cell table:formula="of:=[$word_counts_and_combinations.B42]/SUM([$word_counts_and_combinations.$A42:.$Q42])" office:value-type="percentage" office:value="0.00353356890459364" calcext:value-type="percentage">
            <text:p>0.35%</text:p>
          </table:table-cell>
          <table:table-cell table:formula="of:=[$word_counts_and_combinations.C42]/SUM([$word_counts_and_combinations.$A42:.$Q42])" office:value-type="percentage" office:value="0.0565371024734982" calcext:value-type="percentage">
            <text:p>5.65%</text:p>
          </table:table-cell>
          <table:table-cell table:formula="of:=[$word_counts_and_combinations.D42]/SUM([$word_counts_and_combinations.$A42:.$Q42])" office:value-type="percentage" office:value="0.381625441696113" calcext:value-type="percentage">
            <text:p>38.16%</text:p>
          </table:table-cell>
          <table:table-cell table:formula="of:=[$word_counts_and_combinations.E42]/SUM([$word_counts_and_combinations.$A42:.$Q42])" office:value-type="percentage" office:value="0.0318021201413428" calcext:value-type="percentage">
            <text:p>3.18%</text:p>
          </table:table-cell>
          <table:table-cell table:formula="of:=[$word_counts_and_combinations.F42]/SUM([$word_counts_and_combinations.$A42:.$Q42])" office:value-type="percentage" office:value="0" calcext:value-type="percentage">
            <text:p>0.00%</text:p>
          </table:table-cell>
          <table:table-cell table:formula="of:=[$word_counts_and_combinations.G42]/SUM([$word_counts_and_combinations.$A42:.$Q42])" office:value-type="percentage" office:value="0.0141342756183746" calcext:value-type="percentage">
            <text:p>1.41%</text:p>
          </table:table-cell>
          <table:table-cell table:formula="of:=[$word_counts_and_combinations.H42]/SUM([$word_counts_and_combinations.$A42:.$Q42])" office:value-type="percentage" office:value="0.00706713780918728" calcext:value-type="percentage">
            <text:p>0.71%</text:p>
          </table:table-cell>
          <table:table-cell table:formula="of:=[$word_counts_and_combinations.I42]/SUM([$word_counts_and_combinations.$A42:.$Q42])" office:value-type="percentage" office:value="0.00353356890459364" calcext:value-type="percentage">
            <text:p>0.35%</text:p>
          </table:table-cell>
          <table:table-cell table:formula="of:=[$word_counts_and_combinations.J42]/SUM([$word_counts_and_combinations.$A42:.$Q42])" office:value-type="percentage" office:value="0.226148409893993" calcext:value-type="percentage">
            <text:p>22.61%</text:p>
          </table:table-cell>
          <table:table-cell table:formula="of:=[$word_counts_and_combinations.K42]/SUM([$word_counts_and_combinations.$A42:.$Q42])" office:value-type="percentage" office:value="0.00353356890459364" calcext:value-type="percentage">
            <text:p>0.35%</text:p>
          </table:table-cell>
          <table:table-cell table:formula="of:=[$word_counts_and_combinations.L42]/SUM([$word_counts_and_combinations.$A42:.$Q42])" office:value-type="percentage" office:value="0.190812720848057" calcext:value-type="percentage">
            <text:p>19.08%</text:p>
          </table:table-cell>
          <table:table-cell table:formula="of:=[$word_counts_and_combinations.M42]/SUM([$word_counts_and_combinations.$A42:.$Q42])" office:value-type="percentage" office:value="0.0636042402826855" calcext:value-type="percentage">
            <text:p>6.36%</text:p>
          </table:table-cell>
          <table:table-cell table:formula="of:=[$word_counts_and_combinations.N42]/SUM([$word_counts_and_combinations.$A42:.$Q42])" office:value-type="percentage" office:value="0.00353356890459364" calcext:value-type="percentage">
            <text:p>0.35%</text:p>
          </table:table-cell>
          <table:table-cell table:formula="of:=[$word_counts_and_combinations.O42]/SUM([$word_counts_and_combinations.$A42:.$Q42])" office:value-type="percentage" office:value="0.0106007067137809" calcext:value-type="percentage">
            <text:p>1.06%</text:p>
          </table:table-cell>
          <table:table-cell table:formula="of:=[$word_counts_and_combinations.P42]/SUM([$word_counts_and_combinations.$A42:.$Q42])" office:value-type="percentage" office:value="0.00353356890459364" calcext:value-type="percentage">
            <text:p>0.35%</text:p>
          </table:table-cell>
          <table:table-cell table:formula="of:=[$word_counts_and_combinations.Q42]/SUM([$word_counts_and_combinations.$A42:.$Q42])" office:value-type="percentage" office:value="0" calcext:value-type="percentage">
            <text:p>0.00%</text:p>
          </table:table-cell>
        </table:table-row>
        <table:table-row table:style-name="ro1">
          <table:table-cell table:formula="of:=[$word_counts_and_combinations.A43]" office:value-type="string" office:string-value="eating" calcext:value-type="string">
            <text:p>eating</text:p>
          </table:table-cell>
          <table:table-cell table:formula="of:=[$word_counts_and_combinations.B43]/SUM([$word_counts_and_combinations.$A43:.$Q43])" office:value-type="percentage" office:value="0.0384615384615385" calcext:value-type="percentage">
            <text:p>3.85%</text:p>
          </table:table-cell>
          <table:table-cell table:formula="of:=[$word_counts_and_combinations.C43]/SUM([$word_counts_and_combinations.$A43:.$Q43])" office:value-type="percentage" office:value="0.142857142857143" calcext:value-type="percentage">
            <text:p>14.29%</text:p>
          </table:table-cell>
          <table:table-cell table:formula="of:=[$word_counts_and_combinations.D43]/SUM([$word_counts_and_combinations.$A43:.$Q43])" office:value-type="percentage" office:value="0.0164835164835165" calcext:value-type="percentage">
            <text:p>1.65%</text:p>
          </table:table-cell>
          <table:table-cell table:formula="of:=[$word_counts_and_combinations.E43]/SUM([$word_counts_and_combinations.$A43:.$Q43])" office:value-type="percentage" office:value="0.164835164835165" calcext:value-type="percentage">
            <text:p>16.48%</text:p>
          </table:table-cell>
          <table:table-cell table:formula="of:=[$word_counts_and_combinations.F43]/SUM([$word_counts_and_combinations.$A43:.$Q43])" office:value-type="percentage" office:value="0.021978021978022" calcext:value-type="percentage">
            <text:p>2.20%</text:p>
          </table:table-cell>
          <table:table-cell table:formula="of:=[$word_counts_and_combinations.G43]/SUM([$word_counts_and_combinations.$A43:.$Q43])" office:value-type="percentage" office:value="0.0274725274725275" calcext:value-type="percentage">
            <text:p>2.75%</text:p>
          </table:table-cell>
          <table:table-cell table:formula="of:=[$word_counts_and_combinations.H43]/SUM([$word_counts_and_combinations.$A43:.$Q43])" office:value-type="percentage" office:value="0.010989010989011" calcext:value-type="percentage">
            <text:p>1.10%</text:p>
          </table:table-cell>
          <table:table-cell table:formula="of:=[$word_counts_and_combinations.I43]/SUM([$word_counts_and_combinations.$A43:.$Q43])" office:value-type="percentage" office:value="0.0604395604395604" calcext:value-type="percentage">
            <text:p>6.04%</text:p>
          </table:table-cell>
          <table:table-cell table:formula="of:=[$word_counts_and_combinations.J43]/SUM([$word_counts_and_combinations.$A43:.$Q43])" office:value-type="percentage" office:value="0.0549450549450549" calcext:value-type="percentage">
            <text:p>5.49%</text:p>
          </table:table-cell>
          <table:table-cell table:formula="of:=[$word_counts_and_combinations.K43]/SUM([$word_counts_and_combinations.$A43:.$Q43])" office:value-type="percentage" office:value="0.0494505494505494" calcext:value-type="percentage">
            <text:p>4.95%</text:p>
          </table:table-cell>
          <table:table-cell table:formula="of:=[$word_counts_and_combinations.L43]/SUM([$word_counts_and_combinations.$A43:.$Q43])" office:value-type="percentage" office:value="0.236263736263736" calcext:value-type="percentage">
            <text:p>23.63%</text:p>
          </table:table-cell>
          <table:table-cell table:formula="of:=[$word_counts_and_combinations.M43]/SUM([$word_counts_and_combinations.$A43:.$Q43])" office:value-type="percentage" office:value="0.0769230769230769" calcext:value-type="percentage">
            <text:p>7.69%</text:p>
          </table:table-cell>
          <table:table-cell table:formula="of:=[$word_counts_and_combinations.N43]/SUM([$word_counts_and_combinations.$A43:.$Q43])" office:value-type="percentage" office:value="0.0769230769230769" calcext:value-type="percentage">
            <text:p>7.69%</text:p>
          </table:table-cell>
          <table:table-cell table:formula="of:=[$word_counts_and_combinations.O43]/SUM([$word_counts_and_combinations.$A43:.$Q43])" office:value-type="percentage" office:value="0.00549450549450549" calcext:value-type="percentage">
            <text:p>0.55%</text:p>
          </table:table-cell>
          <table:table-cell table:formula="of:=[$word_counts_and_combinations.P43]/SUM([$word_counts_and_combinations.$A43:.$Q43])" office:value-type="percentage" office:value="0.010989010989011" calcext:value-type="percentage">
            <text:p>1.10%</text:p>
          </table:table-cell>
          <table:table-cell table:formula="of:=[$word_counts_and_combinations.Q43]/SUM([$word_counts_and_combinations.$A43:.$Q43])" office:value-type="percentage" office:value="0.00549450549450549" calcext:value-type="percentage">
            <text:p>0.55%</text:p>
          </table:table-cell>
        </table:table-row>
        <table:table-row table:style-name="ro1">
          <table:table-cell table:formula="of:=[$word_counts_and_combinations.A44]" office:value-type="string" office:string-value="haired" calcext:value-type="string">
            <text:p>haired</text:p>
          </table:table-cell>
          <table:table-cell table:formula="of:=[$word_counts_and_combinations.B44]/SUM([$word_counts_and_combinations.$A44:.$Q44])" office:value-type="percentage" office:value="0.0795454545454545" calcext:value-type="percentage">
            <text:p>7.95%</text:p>
          </table:table-cell>
          <table:table-cell table:formula="of:=[$word_counts_and_combinations.C44]/SUM([$word_counts_and_combinations.$A44:.$Q44])" office:value-type="percentage" office:value="0.113636363636364" calcext:value-type="percentage">
            <text:p>11.36%</text:p>
          </table:table-cell>
          <table:table-cell table:formula="of:=[$word_counts_and_combinations.D44]/SUM([$word_counts_and_combinations.$A44:.$Q44])" office:value-type="percentage" office:value="0.0795454545454545" calcext:value-type="percentage">
            <text:p>7.95%</text:p>
          </table:table-cell>
          <table:table-cell table:formula="of:=[$word_counts_and_combinations.E44]/SUM([$word_counts_and_combinations.$A44:.$Q44])" office:value-type="percentage" office:value="0.0454545454545455" calcext:value-type="percentage">
            <text:p>4.55%</text:p>
          </table:table-cell>
          <table:table-cell table:formula="of:=[$word_counts_and_combinations.F44]/SUM([$word_counts_and_combinations.$A44:.$Q44])" office:value-type="percentage" office:value="0.0113636363636364" calcext:value-type="percentage">
            <text:p>1.14%</text:p>
          </table:table-cell>
          <table:table-cell table:formula="of:=[$word_counts_and_combinations.G44]/SUM([$word_counts_and_combinations.$A44:.$Q44])" office:value-type="percentage" office:value="0.0284090909090909" calcext:value-type="percentage">
            <text:p>2.84%</text:p>
          </table:table-cell>
          <table:table-cell table:formula="of:=[$word_counts_and_combinations.H44]/SUM([$word_counts_and_combinations.$A44:.$Q44])" office:value-type="percentage" office:value="0.0170454545454545" calcext:value-type="percentage">
            <text:p>1.70%</text:p>
          </table:table-cell>
          <table:table-cell table:formula="of:=[$word_counts_and_combinations.I44]/SUM([$word_counts_and_combinations.$A44:.$Q44])" office:value-type="percentage" office:value="0.0397727272727273" calcext:value-type="percentage">
            <text:p>3.98%</text:p>
          </table:table-cell>
          <table:table-cell table:formula="of:=[$word_counts_and_combinations.J44]/SUM([$word_counts_and_combinations.$A44:.$Q44])" office:value-type="percentage" office:value="0.125" calcext:value-type="percentage">
            <text:p>12.50%</text:p>
          </table:table-cell>
          <table:table-cell table:formula="of:=[$word_counts_and_combinations.K44]/SUM([$word_counts_and_combinations.$A44:.$Q44])" office:value-type="percentage" office:value="0.0113636363636364" calcext:value-type="percentage">
            <text:p>1.14%</text:p>
          </table:table-cell>
          <table:table-cell table:formula="of:=[$word_counts_and_combinations.L44]/SUM([$word_counts_and_combinations.$A44:.$Q44])" office:value-type="percentage" office:value="0.232954545454545" calcext:value-type="percentage">
            <text:p>23.30%</text:p>
          </table:table-cell>
          <table:table-cell table:formula="of:=[$word_counts_and_combinations.M44]/SUM([$word_counts_and_combinations.$A44:.$Q44])" office:value-type="percentage" office:value="0.0852272727272727" calcext:value-type="percentage">
            <text:p>8.52%</text:p>
          </table:table-cell>
          <table:table-cell table:formula="of:=[$word_counts_and_combinations.N44]/SUM([$word_counts_and_combinations.$A44:.$Q44])" office:value-type="percentage" office:value="0.0738636363636364" calcext:value-type="percentage">
            <text:p>7.39%</text:p>
          </table:table-cell>
          <table:table-cell table:formula="of:=[$word_counts_and_combinations.O44]/SUM([$word_counts_and_combinations.$A44:.$Q44])" office:value-type="percentage" office:value="0.0397727272727273" calcext:value-type="percentage">
            <text:p>3.98%</text:p>
          </table:table-cell>
          <table:table-cell table:formula="of:=[$word_counts_and_combinations.P44]/SUM([$word_counts_and_combinations.$A44:.$Q44])" office:value-type="percentage" office:value="0.00568181818181818" calcext:value-type="percentage">
            <text:p>0.57%</text:p>
          </table:table-cell>
          <table:table-cell table:formula="of:=[$word_counts_and_combinations.Q44]/SUM([$word_counts_and_combinations.$A44:.$Q44])" office:value-type="percentage" office:value="0.0113636363636364" calcext:value-type="percentage">
            <text:p>1.14%</text:p>
          </table:table-cell>
        </table:table-row>
        <table:table-row table:style-name="ro1">
          <table:table-cell table:formula="of:=[$word_counts_and_combinations.A45]" office:value-type="string" office:string-value="horse" calcext:value-type="string">
            <text:p>horse</text:p>
          </table:table-cell>
          <table:table-cell table:formula="of:=[$word_counts_and_combinations.B45]/SUM([$word_counts_and_combinations.$A45:.$Q45])" office:value-type="percentage" office:value="0" calcext:value-type="percentage">
            <text:p>0.00%</text:p>
          </table:table-cell>
          <table:table-cell table:formula="of:=[$word_counts_and_combinations.C45]/SUM([$word_counts_and_combinations.$A45:.$Q45])" office:value-type="percentage" office:value="0.0336700336700337" calcext:value-type="percentage">
            <text:p>3.37%</text:p>
          </table:table-cell>
          <table:table-cell table:formula="of:=[$word_counts_and_combinations.D45]/SUM([$word_counts_and_combinations.$A45:.$Q45])" office:value-type="percentage" office:value="0" calcext:value-type="percentage">
            <text:p>0.00%</text:p>
          </table:table-cell>
          <table:table-cell table:formula="of:=[$word_counts_and_combinations.E45]/SUM([$word_counts_and_combinations.$A45:.$Q45])" office:value-type="percentage" office:value="0" calcext:value-type="percentage">
            <text:p>0.00%</text:p>
          </table:table-cell>
          <table:table-cell table:formula="of:=[$word_counts_and_combinations.F45]/SUM([$word_counts_and_combinations.$A45:.$Q45])" office:value-type="percentage" office:value="0" calcext:value-type="percentage">
            <text:p>0.00%</text:p>
          </table:table-cell>
          <table:table-cell table:formula="of:=[$word_counts_and_combinations.G45]/SUM([$word_counts_and_combinations.$A45:.$Q45])" office:value-type="percentage" office:value="0" calcext:value-type="percentage">
            <text:p>0.00%</text:p>
          </table:table-cell>
          <table:table-cell table:formula="of:=[$word_counts_and_combinations.H45]/SUM([$word_counts_and_combinations.$A45:.$Q45])" office:value-type="percentage" office:value="0.0101010101010101" calcext:value-type="percentage">
            <text:p>1.01%</text:p>
          </table:table-cell>
          <table:table-cell table:formula="of:=[$word_counts_and_combinations.I45]/SUM([$word_counts_and_combinations.$A45:.$Q45])" office:value-type="percentage" office:value="0" calcext:value-type="percentage">
            <text:p>0.00%</text:p>
          </table:table-cell>
          <table:table-cell table:formula="of:=[$word_counts_and_combinations.J45]/SUM([$word_counts_and_combinations.$A45:.$Q45])" office:value-type="percentage" office:value="0.599326599326599" calcext:value-type="percentage">
            <text:p>59.93%</text:p>
          </table:table-cell>
          <table:table-cell table:formula="of:=[$word_counts_and_combinations.K45]/SUM([$word_counts_and_combinations.$A45:.$Q45])" office:value-type="percentage" office:value="0" calcext:value-type="percentage">
            <text:p>0.00%</text:p>
          </table:table-cell>
          <table:table-cell table:formula="of:=[$word_counts_and_combinations.L45]/SUM([$word_counts_and_combinations.$A45:.$Q45])" office:value-type="percentage" office:value="0.0942760942760943" calcext:value-type="percentage">
            <text:p>9.43%</text:p>
          </table:table-cell>
          <table:table-cell table:formula="of:=[$word_counts_and_combinations.M45]/SUM([$word_counts_and_combinations.$A45:.$Q45])" office:value-type="percentage" office:value="0.037037037037037" calcext:value-type="percentage">
            <text:p>3.70%</text:p>
          </table:table-cell>
          <table:table-cell table:formula="of:=[$word_counts_and_combinations.N45]/SUM([$word_counts_and_combinations.$A45:.$Q45])" office:value-type="percentage" office:value="0.175084175084175" calcext:value-type="percentage">
            <text:p>17.51%</text:p>
          </table:table-cell>
          <table:table-cell table:formula="of:=[$word_counts_and_combinations.O45]/SUM([$word_counts_and_combinations.$A45:.$Q45])" office:value-type="percentage" office:value="0" calcext:value-type="percentage">
            <text:p>0.00%</text:p>
          </table:table-cell>
          <table:table-cell table:formula="of:=[$word_counts_and_combinations.P45]/SUM([$word_counts_and_combinations.$A45:.$Q45])" office:value-type="percentage" office:value="0.0336700336700337" calcext:value-type="percentage">
            <text:p>3.37%</text:p>
          </table:table-cell>
          <table:table-cell table:formula="of:=[$word_counts_and_combinations.Q45]/SUM([$word_counts_and_combinations.$A45:.$Q45])" office:value-type="percentage" office:value="0.0168350168350168" calcext:value-type="percentage">
            <text:p>1.68%</text:p>
          </table:table-cell>
        </table:table-row>
        <table:table-row table:style-name="ro1">
          <table:table-cell table:formula="of:=[$word_counts_and_combinations.A46]" office:value-type="string" office:string-value="workers" calcext:value-type="string">
            <text:p>workers</text:p>
          </table:table-cell>
          <table:table-cell table:formula="of:=[$word_counts_and_combinations.B46]/SUM([$word_counts_and_combinations.$A46:.$Q46])" office:value-type="percentage" office:value="0.0591133004926108" calcext:value-type="percentage">
            <text:p>5.91%</text:p>
          </table:table-cell>
          <table:table-cell table:formula="of:=[$word_counts_and_combinations.C46]/SUM([$word_counts_and_combinations.$A46:.$Q46])" office:value-type="percentage" office:value="0.00985221674876847" calcext:value-type="percentage">
            <text:p>0.99%</text:p>
          </table:table-cell>
          <table:table-cell table:formula="of:=[$word_counts_and_combinations.D46]/SUM([$word_counts_and_combinations.$A46:.$Q46])" office:value-type="percentage" office:value="0" calcext:value-type="percentage">
            <text:p>0.00%</text:p>
          </table:table-cell>
          <table:table-cell table:formula="of:=[$word_counts_and_combinations.E46]/SUM([$word_counts_and_combinations.$A46:.$Q46])" office:value-type="percentage" office:value="0.00985221674876847" calcext:value-type="percentage">
            <text:p>0.99%</text:p>
          </table:table-cell>
          <table:table-cell table:formula="of:=[$word_counts_and_combinations.F46]/SUM([$word_counts_and_combinations.$A46:.$Q46])" office:value-type="percentage" office:value="0.0738916256157636" calcext:value-type="percentage">
            <text:p>7.39%</text:p>
          </table:table-cell>
          <table:table-cell table:formula="of:=[$word_counts_and_combinations.G46]/SUM([$word_counts_and_combinations.$A46:.$Q46])" office:value-type="percentage" office:value="0.00492610837438424" calcext:value-type="percentage">
            <text:p>0.49%</text:p>
          </table:table-cell>
          <table:table-cell table:formula="of:=[$word_counts_and_combinations.H46]/SUM([$word_counts_and_combinations.$A46:.$Q46])" office:value-type="percentage" office:value="0.231527093596059" calcext:value-type="percentage">
            <text:p>23.15%</text:p>
          </table:table-cell>
          <table:table-cell table:formula="of:=[$word_counts_and_combinations.I46]/SUM([$word_counts_and_combinations.$A46:.$Q46])" office:value-type="percentage" office:value="0.0295566502463054" calcext:value-type="percentage">
            <text:p>2.96%</text:p>
          </table:table-cell>
          <table:table-cell table:formula="of:=[$word_counts_and_combinations.J46]/SUM([$word_counts_and_combinations.$A46:.$Q46])" office:value-type="percentage" office:value="0.0147783251231527" calcext:value-type="percentage">
            <text:p>1.48%</text:p>
          </table:table-cell>
          <table:table-cell table:formula="of:=[$word_counts_and_combinations.K46]/SUM([$word_counts_and_combinations.$A46:.$Q46])" office:value-type="percentage" office:value="0" calcext:value-type="percentage">
            <text:p>0.00%</text:p>
          </table:table-cell>
          <table:table-cell table:formula="of:=[$word_counts_and_combinations.L46]/SUM([$word_counts_and_combinations.$A46:.$Q46])" office:value-type="percentage" office:value="0.472906403940887" calcext:value-type="percentage">
            <text:p>47.29%</text:p>
          </table:table-cell>
          <table:table-cell table:formula="of:=[$word_counts_and_combinations.M46]/SUM([$word_counts_and_combinations.$A46:.$Q46])" office:value-type="percentage" office:value="0.0394088669950739" calcext:value-type="percentage">
            <text:p>3.94%</text:p>
          </table:table-cell>
          <table:table-cell table:formula="of:=[$word_counts_and_combinations.N46]/SUM([$word_counts_and_combinations.$A46:.$Q46])" office:value-type="percentage" office:value="0.0344827586206897" calcext:value-type="percentage">
            <text:p>3.45%</text:p>
          </table:table-cell>
          <table:table-cell table:formula="of:=[$word_counts_and_combinations.O46]/SUM([$word_counts_and_combinations.$A46:.$Q46])" office:value-type="percentage" office:value="0.00985221674876847" calcext:value-type="percentage">
            <text:p>0.99%</text:p>
          </table:table-cell>
          <table:table-cell table:formula="of:=[$word_counts_and_combinations.P46]/SUM([$word_counts_and_combinations.$A46:.$Q46])" office:value-type="percentage" office:value="0.00985221674876847" calcext:value-type="percentage">
            <text:p>0.99%</text:p>
          </table:table-cell>
          <table:table-cell table:formula="of:=[$word_counts_and_combinations.Q46]/SUM([$word_counts_and_combinations.$A46:.$Q46])" office:value-type="percentage" office:value="0" calcext:value-type="percentage">
            <text:p>0.00%</text:p>
          </table:table-cell>
        </table:table-row>
        <table:table-row table:style-name="ro1">
          <table:table-cell table:formula="of:=[$word_counts_and_combinations.A47]" office:value-type="string" office:string-value="sign" calcext:value-type="string">
            <text:p>sign</text:p>
          </table:table-cell>
          <table:table-cell table:formula="of:=[$word_counts_and_combinations.B47]/SUM([$word_counts_and_combinations.$A47:.$Q47])" office:value-type="percentage" office:value="0.0838926174496644" calcext:value-type="percentage">
            <text:p>8.39%</text:p>
          </table:table-cell>
          <table:table-cell table:formula="of:=[$word_counts_and_combinations.C47]/SUM([$word_counts_and_combinations.$A47:.$Q47])" office:value-type="percentage" office:value="0.0134228187919463" calcext:value-type="percentage">
            <text:p>1.34%</text:p>
          </table:table-cell>
          <table:table-cell table:formula="of:=[$word_counts_and_combinations.D47]/SUM([$word_counts_and_combinations.$A47:.$Q47])" office:value-type="percentage" office:value="0.0469798657718121" calcext:value-type="percentage">
            <text:p>4.70%</text:p>
          </table:table-cell>
          <table:table-cell table:formula="of:=[$word_counts_and_combinations.E47]/SUM([$word_counts_and_combinations.$A47:.$Q47])" office:value-type="percentage" office:value="0.0167785234899329" calcext:value-type="percentage">
            <text:p>1.68%</text:p>
          </table:table-cell>
          <table:table-cell table:formula="of:=[$word_counts_and_combinations.F47]/SUM([$word_counts_and_combinations.$A47:.$Q47])" office:value-type="percentage" office:value="0.00671140939597315" calcext:value-type="percentage">
            <text:p>0.67%</text:p>
          </table:table-cell>
          <table:table-cell table:formula="of:=[$word_counts_and_combinations.G47]/SUM([$word_counts_and_combinations.$A47:.$Q47])" office:value-type="percentage" office:value="0.0134228187919463" calcext:value-type="percentage">
            <text:p>1.34%</text:p>
          </table:table-cell>
          <table:table-cell table:formula="of:=[$word_counts_and_combinations.H47]/SUM([$word_counts_and_combinations.$A47:.$Q47])" office:value-type="percentage" office:value="0.0402684563758389" calcext:value-type="percentage">
            <text:p>4.03%</text:p>
          </table:table-cell>
          <table:table-cell table:formula="of:=[$word_counts_and_combinations.I47]/SUM([$word_counts_and_combinations.$A47:.$Q47])" office:value-type="percentage" office:value="0.023489932885906" calcext:value-type="percentage">
            <text:p>2.35%</text:p>
          </table:table-cell>
          <table:table-cell table:formula="of:=[$word_counts_and_combinations.J47]/SUM([$word_counts_and_combinations.$A47:.$Q47])" office:value-type="percentage" office:value="0.0604026845637584" calcext:value-type="percentage">
            <text:p>6.04%</text:p>
          </table:table-cell>
          <table:table-cell table:formula="of:=[$word_counts_and_combinations.K47]/SUM([$word_counts_and_combinations.$A47:.$Q47])" office:value-type="percentage" office:value="0.00671140939597315" calcext:value-type="percentage">
            <text:p>0.67%</text:p>
          </table:table-cell>
          <table:table-cell table:formula="of:=[$word_counts_and_combinations.L47]/SUM([$word_counts_and_combinations.$A47:.$Q47])" office:value-type="percentage" office:value="0.533557046979866" calcext:value-type="percentage">
            <text:p>53.36%</text:p>
          </table:table-cell>
          <table:table-cell table:formula="of:=[$word_counts_and_combinations.M47]/SUM([$word_counts_and_combinations.$A47:.$Q47])" office:value-type="percentage" office:value="0.0939597315436242" calcext:value-type="percentage">
            <text:p>9.40%</text:p>
          </table:table-cell>
          <table:table-cell table:formula="of:=[$word_counts_and_combinations.N47]/SUM([$word_counts_and_combinations.$A47:.$Q47])" office:value-type="percentage" office:value="0.0369127516778524" calcext:value-type="percentage">
            <text:p>3.69%</text:p>
          </table:table-cell>
          <table:table-cell table:formula="of:=[$word_counts_and_combinations.O47]/SUM([$word_counts_and_combinations.$A47:.$Q47])" office:value-type="percentage" office:value="0.0167785234899329" calcext:value-type="percentage">
            <text:p>1.68%</text:p>
          </table:table-cell>
          <table:table-cell table:formula="of:=[$word_counts_and_combinations.P47]/SUM([$word_counts_and_combinations.$A47:.$Q47])" office:value-type="percentage" office:value="0.00671140939597315" calcext:value-type="percentage">
            <text:p>0.67%</text:p>
          </table:table-cell>
          <table:table-cell table:formula="of:=[$word_counts_and_combinations.Q47]/SUM([$word_counts_and_combinations.$A47:.$Q47])" office:value-type="percentage" office:value="0" calcext:value-type="percentage">
            <text:p>0.00%</text:p>
          </table:table-cell>
        </table:table-row>
        <table:table-row table:style-name="ro1">
          <table:table-cell table:formula="of:=[$word_counts_and_combinations.A48]" office:value-type="string" office:string-value="sand" calcext:value-type="string">
            <text:p>sand</text:p>
          </table:table-cell>
          <table:table-cell table:formula="of:=[$word_counts_and_combinations.B48]/SUM([$word_counts_and_combinations.$A48:.$Q48])" office:value-type="percentage" office:value="0.00332225913621262" calcext:value-type="percentage">
            <text:p>0.33%</text:p>
          </table:table-cell>
          <table:table-cell table:formula="of:=[$word_counts_and_combinations.C48]/SUM([$word_counts_and_combinations.$A48:.$Q48])" office:value-type="percentage" office:value="0.00996677740863787" calcext:value-type="percentage">
            <text:p>1.00%</text:p>
          </table:table-cell>
          <table:table-cell table:formula="of:=[$word_counts_and_combinations.D48]/SUM([$word_counts_and_combinations.$A48:.$Q48])" office:value-type="percentage" office:value="0.00332225913621262" calcext:value-type="percentage">
            <text:p>0.33%</text:p>
          </table:table-cell>
          <table:table-cell table:formula="of:=[$word_counts_and_combinations.E48]/SUM([$word_counts_and_combinations.$A48:.$Q48])" office:value-type="percentage" office:value="0.0166112956810631" calcext:value-type="percentage">
            <text:p>1.66%</text:p>
          </table:table-cell>
          <table:table-cell table:formula="of:=[$word_counts_and_combinations.F48]/SUM([$word_counts_and_combinations.$A48:.$Q48])" office:value-type="percentage" office:value="0.0199335548172757" calcext:value-type="percentage">
            <text:p>1.99%</text:p>
          </table:table-cell>
          <table:table-cell table:formula="of:=[$word_counts_and_combinations.G48]/SUM([$word_counts_and_combinations.$A48:.$Q48])" office:value-type="percentage" office:value="0" calcext:value-type="percentage">
            <text:p>0.00%</text:p>
          </table:table-cell>
          <table:table-cell table:formula="of:=[$word_counts_and_combinations.H48]/SUM([$word_counts_and_combinations.$A48:.$Q48])" office:value-type="percentage" office:value="0.0299003322259136" calcext:value-type="percentage">
            <text:p>2.99%</text:p>
          </table:table-cell>
          <table:table-cell table:formula="of:=[$word_counts_and_combinations.I48]/SUM([$word_counts_and_combinations.$A48:.$Q48])" office:value-type="percentage" office:value="0.0299003322259136" calcext:value-type="percentage">
            <text:p>2.99%</text:p>
          </table:table-cell>
          <table:table-cell table:formula="of:=[$word_counts_and_combinations.J48]/SUM([$word_counts_and_combinations.$A48:.$Q48])" office:value-type="percentage" office:value="0.13953488372093" calcext:value-type="percentage">
            <text:p>13.95%</text:p>
          </table:table-cell>
          <table:table-cell table:formula="of:=[$word_counts_and_combinations.K48]/SUM([$word_counts_and_combinations.$A48:.$Q48])" office:value-type="percentage" office:value="0.00664451827242525" calcext:value-type="percentage">
            <text:p>0.66%</text:p>
          </table:table-cell>
          <table:table-cell table:formula="of:=[$word_counts_and_combinations.L48]/SUM([$word_counts_and_combinations.$A48:.$Q48])" office:value-type="percentage" office:value="0.0930232558139535" calcext:value-type="percentage">
            <text:p>9.30%</text:p>
          </table:table-cell>
          <table:table-cell table:formula="of:=[$word_counts_and_combinations.M48]/SUM([$word_counts_and_combinations.$A48:.$Q48])" office:value-type="percentage" office:value="0.0498338870431894" calcext:value-type="percentage">
            <text:p>4.98%</text:p>
          </table:table-cell>
          <table:table-cell table:formula="of:=[$word_counts_and_combinations.N48]/SUM([$word_counts_and_combinations.$A48:.$Q48])" office:value-type="percentage" office:value="0.0598006644518272" calcext:value-type="percentage">
            <text:p>5.98%</text:p>
          </table:table-cell>
          <table:table-cell table:formula="of:=[$word_counts_and_combinations.O48]/SUM([$word_counts_and_combinations.$A48:.$Q48])" office:value-type="percentage" office:value="0.465116279069767" calcext:value-type="percentage">
            <text:p>46.51%</text:p>
          </table:table-cell>
          <table:table-cell table:formula="of:=[$word_counts_and_combinations.P48]/SUM([$word_counts_and_combinations.$A48:.$Q48])" office:value-type="percentage" office:value="0.0132890365448505" calcext:value-type="percentage">
            <text:p>1.33%</text:p>
          </table:table-cell>
          <table:table-cell table:formula="of:=[$word_counts_and_combinations.Q48]/SUM([$word_counts_and_combinations.$A48:.$Q48])" office:value-type="percentage" office:value="0.0598006644518272" calcext:value-type="percentage">
            <text:p>5.98%</text:p>
          </table:table-cell>
        </table:table-row>
        <table:table-row table:style-name="ro1">
          <table:table-cell table:formula="of:=[$word_counts_and_combinations.A49]" office:value-type="string" office:string-value="players" calcext:value-type="string">
            <text:p>players</text:p>
          </table:table-cell>
          <table:table-cell table:formula="of:=[$word_counts_and_combinations.B49]/SUM([$word_counts_and_combinations.$A49:.$Q49])" office:value-type="percentage" office:value="0" calcext:value-type="percentage">
            <text:p>0.00%</text:p>
          </table:table-cell>
          <table:table-cell table:formula="of:=[$word_counts_and_combinations.C49]/SUM([$word_counts_and_combinations.$A49:.$Q49])" office:value-type="percentage" office:value="0" calcext:value-type="percentage">
            <text:p>0.00%</text:p>
          </table:table-cell>
          <table:table-cell table:formula="of:=[$word_counts_and_combinations.D49]/SUM([$word_counts_and_combinations.$A49:.$Q49])" office:value-type="percentage" office:value="0.363057324840764" calcext:value-type="percentage">
            <text:p>36.31%</text:p>
          </table:table-cell>
          <table:table-cell table:formula="of:=[$word_counts_and_combinations.E49]/SUM([$word_counts_and_combinations.$A49:.$Q49])" office:value-type="percentage" office:value="0" calcext:value-type="percentage">
            <text:p>0.00%</text:p>
          </table:table-cell>
          <table:table-cell table:formula="of:=[$word_counts_and_combinations.F49]/SUM([$word_counts_and_combinations.$A49:.$Q49])" office:value-type="percentage" office:value="0" calcext:value-type="percentage">
            <text:p>0.00%</text:p>
          </table:table-cell>
          <table:table-cell table:formula="of:=[$word_counts_and_combinations.G49]/SUM([$word_counts_and_combinations.$A49:.$Q49])" office:value-type="percentage" office:value="0" calcext:value-type="percentage">
            <text:p>0.00%</text:p>
          </table:table-cell>
          <table:table-cell table:formula="of:=[$word_counts_and_combinations.H49]/SUM([$word_counts_and_combinations.$A49:.$Q49])" office:value-type="percentage" office:value="0.00636942675159236" calcext:value-type="percentage">
            <text:p>0.64%</text:p>
          </table:table-cell>
          <table:table-cell table:formula="of:=[$word_counts_and_combinations.I49]/SUM([$word_counts_and_combinations.$A49:.$Q49])" office:value-type="percentage" office:value="0" calcext:value-type="percentage">
            <text:p>0.00%</text:p>
          </table:table-cell>
          <table:table-cell table:formula="of:=[$word_counts_and_combinations.J49]/SUM([$word_counts_and_combinations.$A49:.$Q49])" office:value-type="percentage" office:value="0.585987261146497" calcext:value-type="percentage">
            <text:p>58.60%</text:p>
          </table:table-cell>
          <table:table-cell table:formula="of:=[$word_counts_and_combinations.K49]/SUM([$word_counts_and_combinations.$A49:.$Q49])" office:value-type="percentage" office:value="0" calcext:value-type="percentage">
            <text:p>0.00%</text:p>
          </table:table-cell>
          <table:table-cell table:formula="of:=[$word_counts_and_combinations.L49]/SUM([$word_counts_and_combinations.$A49:.$Q49])" office:value-type="percentage" office:value="0.00636942675159236" calcext:value-type="percentage">
            <text:p>0.64%</text:p>
          </table:table-cell>
          <table:table-cell table:formula="of:=[$word_counts_and_combinations.M49]/SUM([$word_counts_and_combinations.$A49:.$Q49])" office:value-type="percentage" office:value="0.00636942675159236" calcext:value-type="percentage">
            <text:p>0.64%</text:p>
          </table:table-cell>
          <table:table-cell table:formula="of:=[$word_counts_and_combinations.N49]/SUM([$word_counts_and_combinations.$A49:.$Q49])" office:value-type="percentage" office:value="0.0318471337579618" calcext:value-type="percentage">
            <text:p>3.18%</text:p>
          </table:table-cell>
          <table:table-cell table:formula="of:=[$word_counts_and_combinations.O49]/SUM([$word_counts_and_combinations.$A49:.$Q49])" office:value-type="percentage" office:value="0" calcext:value-type="percentage">
            <text:p>0.00%</text:p>
          </table:table-cell>
          <table:table-cell table:formula="of:=[$word_counts_and_combinations.P49]/SUM([$word_counts_and_combinations.$A49:.$Q49])" office:value-type="percentage" office:value="0" calcext:value-type="percentage">
            <text:p>0.00%</text:p>
          </table:table-cell>
          <table:table-cell table:formula="of:=[$word_counts_and_combinations.Q49]/SUM([$word_counts_and_combinations.$A49:.$Q49])" office:value-type="percentage" office:value="0" calcext:value-type="percentage">
            <text:p>0.00%</text:p>
          </table:table-cell>
        </table:table-row>
        <table:table-row table:style-name="ro1">
          <table:table-cell table:formula="of:=[$word_counts_and_combinations.A50]" office:value-type="string" office:string-value="tennis" calcext:value-type="string">
            <text:p>tennis</text:p>
          </table:table-cell>
          <table:table-cell table:formula="of:=[$word_counts_and_combinations.B50]/SUM([$word_counts_and_combinations.$A50:.$Q50])" office:value-type="percentage" office:value="0" calcext:value-type="percentage">
            <text:p>0.00%</text:p>
          </table:table-cell>
          <table:table-cell table:formula="of:=[$word_counts_and_combinations.C50]/SUM([$word_counts_and_combinations.$A50:.$Q50])" office:value-type="percentage" office:value="0.0062111801242236" calcext:value-type="percentage">
            <text:p>0.62%</text:p>
          </table:table-cell>
          <table:table-cell table:formula="of:=[$word_counts_and_combinations.D50]/SUM([$word_counts_and_combinations.$A50:.$Q50])" office:value-type="percentage" office:value="0.0683229813664596" calcext:value-type="percentage">
            <text:p>6.83%</text:p>
          </table:table-cell>
          <table:table-cell table:formula="of:=[$word_counts_and_combinations.E50]/SUM([$word_counts_and_combinations.$A50:.$Q50])" office:value-type="percentage" office:value="0" calcext:value-type="percentage">
            <text:p>0.00%</text:p>
          </table:table-cell>
          <table:table-cell table:formula="of:=[$word_counts_and_combinations.F50]/SUM([$word_counts_and_combinations.$A50:.$Q50])" office:value-type="percentage" office:value="0" calcext:value-type="percentage">
            <text:p>0.00%</text:p>
          </table:table-cell>
          <table:table-cell table:formula="of:=[$word_counts_and_combinations.G50]/SUM([$word_counts_and_combinations.$A50:.$Q50])" office:value-type="percentage" office:value="0" calcext:value-type="percentage">
            <text:p>0.00%</text:p>
          </table:table-cell>
          <table:table-cell table:formula="of:=[$word_counts_and_combinations.H50]/SUM([$word_counts_and_combinations.$A50:.$Q50])" office:value-type="percentage" office:value="0" calcext:value-type="percentage">
            <text:p>0.00%</text:p>
          </table:table-cell>
          <table:table-cell table:formula="of:=[$word_counts_and_combinations.I50]/SUM([$word_counts_and_combinations.$A50:.$Q50])" office:value-type="percentage" office:value="0.0496894409937888" calcext:value-type="percentage">
            <text:p>4.97%</text:p>
          </table:table-cell>
          <table:table-cell table:formula="of:=[$word_counts_and_combinations.J50]/SUM([$word_counts_and_combinations.$A50:.$Q50])" office:value-type="percentage" office:value="0.695652173913043" calcext:value-type="percentage">
            <text:p>69.57%</text:p>
          </table:table-cell>
          <table:table-cell table:formula="of:=[$word_counts_and_combinations.K50]/SUM([$word_counts_and_combinations.$A50:.$Q50])" office:value-type="percentage" office:value="0" calcext:value-type="percentage">
            <text:p>0.00%</text:p>
          </table:table-cell>
          <table:table-cell table:formula="of:=[$word_counts_and_combinations.L50]/SUM([$word_counts_and_combinations.$A50:.$Q50])" office:value-type="percentage" office:value="0.0434782608695652" calcext:value-type="percentage">
            <text:p>4.35%</text:p>
          </table:table-cell>
          <table:table-cell table:formula="of:=[$word_counts_and_combinations.M50]/SUM([$word_counts_and_combinations.$A50:.$Q50])" office:value-type="percentage" office:value="0.0062111801242236" calcext:value-type="percentage">
            <text:p>0.62%</text:p>
          </table:table-cell>
          <table:table-cell table:formula="of:=[$word_counts_and_combinations.N50]/SUM([$word_counts_and_combinations.$A50:.$Q50])" office:value-type="percentage" office:value="0.0745341614906832" calcext:value-type="percentage">
            <text:p>7.45%</text:p>
          </table:table-cell>
          <table:table-cell table:formula="of:=[$word_counts_and_combinations.O50]/SUM([$word_counts_and_combinations.$A50:.$Q50])" office:value-type="percentage" office:value="0.0559006211180124" calcext:value-type="percentage">
            <text:p>5.59%</text:p>
          </table:table-cell>
          <table:table-cell table:formula="of:=[$word_counts_and_combinations.P50]/SUM([$word_counts_and_combinations.$A50:.$Q50])" office:value-type="percentage" office:value="0" calcext:value-type="percentage">
            <text:p>0.00%</text:p>
          </table:table-cell>
          <table:table-cell table:formula="of:=[$word_counts_and_combinations.Q50]/SUM([$word_counts_and_combinations.$A50:.$Q50])" office:value-type="percentage" office:value="0" calcext:value-type="percentage">
            <text:p>0.00%</text:p>
          </table:table-cell>
        </table:table-row>
        <table:table-row table:style-name="ro1">
          <table:table-cell table:formula="of:=[$word_counts_and_combinations.A51]" office:value-type="string" office:string-value="train" calcext:value-type="string">
            <text:p>train</text:p>
          </table:table-cell>
          <table:table-cell table:formula="of:=[$word_counts_and_combinations.B51]/SUM([$word_counts_and_combinations.$A51:.$Q51])" office:value-type="percentage" office:value="0.00985221674876847" calcext:value-type="percentage">
            <text:p>0.99%</text:p>
          </table:table-cell>
          <table:table-cell table:formula="of:=[$word_counts_and_combinations.C51]/SUM([$word_counts_and_combinations.$A51:.$Q51])" office:value-type="percentage" office:value="0.0591133004926108" calcext:value-type="percentage">
            <text:p>5.91%</text:p>
          </table:table-cell>
          <table:table-cell table:formula="of:=[$word_counts_and_combinations.D51]/SUM([$word_counts_and_combinations.$A51:.$Q51])" office:value-type="percentage" office:value="0.0591133004926108" calcext:value-type="percentage">
            <text:p>5.91%</text:p>
          </table:table-cell>
          <table:table-cell table:formula="of:=[$word_counts_and_combinations.E51]/SUM([$word_counts_and_combinations.$A51:.$Q51])" office:value-type="percentage" office:value="0" calcext:value-type="percentage">
            <text:p>0.00%</text:p>
          </table:table-cell>
          <table:table-cell table:formula="of:=[$word_counts_and_combinations.F51]/SUM([$word_counts_and_combinations.$A51:.$Q51])" office:value-type="percentage" office:value="0.349753694581281" calcext:value-type="percentage">
            <text:p>34.98%</text:p>
          </table:table-cell>
          <table:table-cell table:formula="of:=[$word_counts_and_combinations.G51]/SUM([$word_counts_and_combinations.$A51:.$Q51])" office:value-type="percentage" office:value="0.00985221674876847" calcext:value-type="percentage">
            <text:p>0.99%</text:p>
          </table:table-cell>
          <table:table-cell table:formula="of:=[$word_counts_and_combinations.H51]/SUM([$word_counts_and_combinations.$A51:.$Q51])" office:value-type="percentage" office:value="0.0246305418719212" calcext:value-type="percentage">
            <text:p>2.46%</text:p>
          </table:table-cell>
          <table:table-cell table:formula="of:=[$word_counts_and_combinations.I51]/SUM([$word_counts_and_combinations.$A51:.$Q51])" office:value-type="percentage" office:value="0" calcext:value-type="percentage">
            <text:p>0.00%</text:p>
          </table:table-cell>
          <table:table-cell table:formula="of:=[$word_counts_and_combinations.J51]/SUM([$word_counts_and_combinations.$A51:.$Q51])" office:value-type="percentage" office:value="0.083743842364532" calcext:value-type="percentage">
            <text:p>8.37%</text:p>
          </table:table-cell>
          <table:table-cell table:formula="of:=[$word_counts_and_combinations.K51]/SUM([$word_counts_and_combinations.$A51:.$Q51])" office:value-type="percentage" office:value="0" calcext:value-type="percentage">
            <text:p>0.00%</text:p>
          </table:table-cell>
          <table:table-cell table:formula="of:=[$word_counts_and_combinations.L51]/SUM([$word_counts_and_combinations.$A51:.$Q51])" office:value-type="percentage" office:value="0.379310344827586" calcext:value-type="percentage">
            <text:p>37.93%</text:p>
          </table:table-cell>
          <table:table-cell table:formula="of:=[$word_counts_and_combinations.M51]/SUM([$word_counts_and_combinations.$A51:.$Q51])" office:value-type="percentage" office:value="0.0147783251231527" calcext:value-type="percentage">
            <text:p>1.48%</text:p>
          </table:table-cell>
          <table:table-cell table:formula="of:=[$word_counts_and_combinations.N51]/SUM([$word_counts_and_combinations.$A51:.$Q51])" office:value-type="percentage" office:value="0.00985221674876847" calcext:value-type="percentage">
            <text:p>0.99%</text:p>
          </table:table-cell>
          <table:table-cell table:formula="of:=[$word_counts_and_combinations.O51]/SUM([$word_counts_and_combinations.$A51:.$Q51])" office:value-type="percentage" office:value="0" calcext:value-type="percentage">
            <text:p>0.00%</text:p>
          </table:table-cell>
          <table:table-cell table:formula="of:=[$word_counts_and_combinations.P51]/SUM([$word_counts_and_combinations.$A51:.$Q51])" office:value-type="percentage" office:value="0" calcext:value-type="percentage">
            <text:p>0.00%</text:p>
          </table:table-cell>
          <table:table-cell table:formula="of:=[$word_counts_and_combinations.Q51]/SUM([$word_counts_and_combinations.$A51:.$Q51])" office:value-type="percentage" office:value="0" calcext:value-type="percentage">
            <text:p>0.00%</text:p>
          </table:table-cell>
        </table:table-row>
        <table:table-row table:style-name="ro1">
          <table:table-cell table:formula="of:=[$word_counts_and_combinations.A52]" office:value-type="string" office:string-value="basketball" calcext:value-type="string">
            <text:p>basketball</text:p>
          </table:table-cell>
          <table:table-cell table:formula="of:=[$word_counts_and_combinations.B52]/SUM([$word_counts_and_combinations.$A52:.$Q52])" office:value-type="percentage" office:value="0" calcext:value-type="percentage">
            <text:p>0.00%</text:p>
          </table:table-cell>
          <table:table-cell table:formula="of:=[$word_counts_and_combinations.C52]/SUM([$word_counts_and_combinations.$A52:.$Q52])" office:value-type="percentage" office:value="0" calcext:value-type="percentage">
            <text:p>0.00%</text:p>
          </table:table-cell>
          <table:table-cell table:formula="of:=[$word_counts_and_combinations.D52]/SUM([$word_counts_and_combinations.$A52:.$Q52])" office:value-type="percentage" office:value="0.68" calcext:value-type="percentage">
            <text:p>68.00%</text:p>
          </table:table-cell>
          <table:table-cell table:formula="of:=[$word_counts_and_combinations.E52]/SUM([$word_counts_and_combinations.$A52:.$Q52])" office:value-type="percentage" office:value="0" calcext:value-type="percentage">
            <text:p>0.00%</text:p>
          </table:table-cell>
          <table:table-cell table:formula="of:=[$word_counts_and_combinations.F52]/SUM([$word_counts_and_combinations.$A52:.$Q52])" office:value-type="percentage" office:value="0" calcext:value-type="percentage">
            <text:p>0.00%</text:p>
          </table:table-cell>
          <table:table-cell table:formula="of:=[$word_counts_and_combinations.G52]/SUM([$word_counts_and_combinations.$A52:.$Q52])" office:value-type="percentage" office:value="0" calcext:value-type="percentage">
            <text:p>0.00%</text:p>
          </table:table-cell>
          <table:table-cell table:formula="of:=[$word_counts_and_combinations.H52]/SUM([$word_counts_and_combinations.$A52:.$Q52])" office:value-type="percentage" office:value="0" calcext:value-type="percentage">
            <text:p>0.00%</text:p>
          </table:table-cell>
          <table:table-cell table:formula="of:=[$word_counts_and_combinations.I52]/SUM([$word_counts_and_combinations.$A52:.$Q52])" office:value-type="percentage" office:value="0.00666666666666667" calcext:value-type="percentage">
            <text:p>0.67%</text:p>
          </table:table-cell>
          <table:table-cell table:formula="of:=[$word_counts_and_combinations.J52]/SUM([$word_counts_and_combinations.$A52:.$Q52])" office:value-type="percentage" office:value="0.28" calcext:value-type="percentage">
            <text:p>28.00%</text:p>
          </table:table-cell>
          <table:table-cell table:formula="of:=[$word_counts_and_combinations.K52]/SUM([$word_counts_and_combinations.$A52:.$Q52])" office:value-type="percentage" office:value="0" calcext:value-type="percentage">
            <text:p>0.00%</text:p>
          </table:table-cell>
          <table:table-cell table:formula="of:=[$word_counts_and_combinations.L52]/SUM([$word_counts_and_combinations.$A52:.$Q52])" office:value-type="percentage" office:value="0.0333333333333333" calcext:value-type="percentage">
            <text:p>3.33%</text:p>
          </table:table-cell>
          <table:table-cell table:formula="of:=[$word_counts_and_combinations.M52]/SUM([$word_counts_and_combinations.$A52:.$Q52])" office:value-type="percentage" office:value="0" calcext:value-type="percentage">
            <text:p>0.00%</text:p>
          </table:table-cell>
          <table:table-cell table:formula="of:=[$word_counts_and_combinations.N52]/SUM([$word_counts_and_combinations.$A52:.$Q52])" office:value-type="percentage" office:value="0" calcext:value-type="percentage">
            <text:p>0.00%</text:p>
          </table:table-cell>
          <table:table-cell table:formula="of:=[$word_counts_and_combinations.O52]/SUM([$word_counts_and_combinations.$A52:.$Q52])" office:value-type="percentage" office:value="0" calcext:value-type="percentage">
            <text:p>0.00%</text:p>
          </table:table-cell>
          <table:table-cell table:formula="of:=[$word_counts_and_combinations.P52]/SUM([$word_counts_and_combinations.$A52:.$Q52])" office:value-type="percentage" office:value="0" calcext:value-type="percentage">
            <text:p>0.00%</text:p>
          </table:table-cell>
          <table:table-cell table:formula="of:=[$word_counts_and_combinations.Q52]/SUM([$word_counts_and_combinations.$A52:.$Q52])" office:value-type="percentage" office:value="0" calcext:value-type="percentage">
            <text:p>0.00%</text:p>
          </table:table-cell>
        </table:table-row>
        <table:table-row table:style-name="ro1">
          <table:table-cell table:formula="of:=[$word_counts_and_combinations.A53]" office:value-type="string" office:string-value="mountain" calcext:value-type="string">
            <text:p>mountain</text:p>
          </table:table-cell>
          <table:table-cell table:formula="of:=[$word_counts_and_combinations.B53]/SUM([$word_counts_and_combinations.$A53:.$Q53])" office:value-type="percentage" office:value="0" calcext:value-type="percentage">
            <text:p>0.00%</text:p>
          </table:table-cell>
          <table:table-cell table:formula="of:=[$word_counts_and_combinations.C53]/SUM([$word_counts_and_combinations.$A53:.$Q53])" office:value-type="percentage" office:value="0" calcext:value-type="percentage">
            <text:p>0.00%</text:p>
          </table:table-cell>
          <table:table-cell table:formula="of:=[$word_counts_and_combinations.D53]/SUM([$word_counts_and_combinations.$A53:.$Q53])" office:value-type="percentage" office:value="0" calcext:value-type="percentage">
            <text:p>0.00%</text:p>
          </table:table-cell>
          <table:table-cell table:formula="of:=[$word_counts_and_combinations.E53]/SUM([$word_counts_and_combinations.$A53:.$Q53])" office:value-type="percentage" office:value="0" calcext:value-type="percentage">
            <text:p>0.00%</text:p>
          </table:table-cell>
          <table:table-cell table:formula="of:=[$word_counts_and_combinations.F53]/SUM([$word_counts_and_combinations.$A53:.$Q53])" office:value-type="percentage" office:value="0" calcext:value-type="percentage">
            <text:p>0.00%</text:p>
          </table:table-cell>
          <table:table-cell table:formula="of:=[$word_counts_and_combinations.G53]/SUM([$word_counts_and_combinations.$A53:.$Q53])" office:value-type="percentage" office:value="0.0187265917602996" calcext:value-type="percentage">
            <text:p>1.87%</text:p>
          </table:table-cell>
          <table:table-cell table:formula="of:=[$word_counts_and_combinations.H53]/SUM([$word_counts_and_combinations.$A53:.$Q53])" office:value-type="percentage" office:value="0" calcext:value-type="percentage">
            <text:p>0.00%</text:p>
          </table:table-cell>
          <table:table-cell table:formula="of:=[$word_counts_and_combinations.I53]/SUM([$word_counts_and_combinations.$A53:.$Q53])" office:value-type="percentage" office:value="0.00374531835205992" calcext:value-type="percentage">
            <text:p>0.37%</text:p>
          </table:table-cell>
          <table:table-cell table:formula="of:=[$word_counts_and_combinations.J53]/SUM([$word_counts_and_combinations.$A53:.$Q53])" office:value-type="percentage" office:value="0.0299625468164794" calcext:value-type="percentage">
            <text:p>3.00%</text:p>
          </table:table-cell>
          <table:table-cell table:formula="of:=[$word_counts_and_combinations.K53]/SUM([$word_counts_and_combinations.$A53:.$Q53])" office:value-type="percentage" office:value="0" calcext:value-type="percentage">
            <text:p>0.00%</text:p>
          </table:table-cell>
          <table:table-cell table:formula="of:=[$word_counts_and_combinations.L53]/SUM([$word_counts_and_combinations.$A53:.$Q53])" office:value-type="percentage" office:value="0.0711610486891386" calcext:value-type="percentage">
            <text:p>7.12%</text:p>
          </table:table-cell>
          <table:table-cell table:formula="of:=[$word_counts_and_combinations.M53]/SUM([$word_counts_and_combinations.$A53:.$Q53])" office:value-type="percentage" office:value="0.0112359550561798" calcext:value-type="percentage">
            <text:p>1.12%</text:p>
          </table:table-cell>
          <table:table-cell table:formula="of:=[$word_counts_and_combinations.N53]/SUM([$word_counts_and_combinations.$A53:.$Q53])" office:value-type="percentage" office:value="0.052434456928839" calcext:value-type="percentage">
            <text:p>5.24%</text:p>
          </table:table-cell>
          <table:table-cell table:formula="of:=[$word_counts_and_combinations.O53]/SUM([$word_counts_and_combinations.$A53:.$Q53])" office:value-type="percentage" office:value="0.0823970037453183" calcext:value-type="percentage">
            <text:p>8.24%</text:p>
          </table:table-cell>
          <table:table-cell table:formula="of:=[$word_counts_and_combinations.P53]/SUM([$word_counts_and_combinations.$A53:.$Q53])" office:value-type="percentage" office:value="0.726591760299625" calcext:value-type="percentage">
            <text:p>72.66%</text:p>
          </table:table-cell>
          <table:table-cell table:formula="of:=[$word_counts_and_combinations.Q53]/SUM([$word_counts_and_combinations.$A53:.$Q53])" office:value-type="percentage" office:value="0.00374531835205992" calcext:value-type="percentage">
            <text:p>0.37%</text:p>
          </table:table-cell>
        </table:table-row>
        <table:table-row table:style-name="ro1">
          <table:table-cell table:formula="of:=[$word_counts_and_combinations.A54]" office:value-type="string" office:string-value="floor" calcext:value-type="string">
            <text:p>floor</text:p>
          </table:table-cell>
          <table:table-cell table:formula="of:=[$word_counts_and_combinations.B54]/SUM([$word_counts_and_combinations.$A54:.$Q54])" office:value-type="percentage" office:value="0.0982658959537572" calcext:value-type="percentage">
            <text:p>9.83%</text:p>
          </table:table-cell>
          <table:table-cell table:formula="of:=[$word_counts_and_combinations.C54]/SUM([$word_counts_and_combinations.$A54:.$Q54])" office:value-type="percentage" office:value="0.491329479768786" calcext:value-type="percentage">
            <text:p>49.13%</text:p>
          </table:table-cell>
          <table:table-cell table:formula="of:=[$word_counts_and_combinations.D54]/SUM([$word_counts_and_combinations.$A54:.$Q54])" office:value-type="percentage" office:value="0.196531791907514" calcext:value-type="percentage">
            <text:p>19.65%</text:p>
          </table:table-cell>
          <table:table-cell table:formula="of:=[$word_counts_and_combinations.E54]/SUM([$word_counts_and_combinations.$A54:.$Q54])" office:value-type="percentage" office:value="0" calcext:value-type="percentage">
            <text:p>0.00%</text:p>
          </table:table-cell>
          <table:table-cell table:formula="of:=[$word_counts_and_combinations.F54]/SUM([$word_counts_and_combinations.$A54:.$Q54])" office:value-type="percentage" office:value="0.023121387283237" calcext:value-type="percentage">
            <text:p>2.31%</text:p>
          </table:table-cell>
          <table:table-cell table:formula="of:=[$word_counts_and_combinations.G54]/SUM([$word_counts_and_combinations.$A54:.$Q54])" office:value-type="percentage" office:value="0.0404624277456647" calcext:value-type="percentage">
            <text:p>4.05%</text:p>
          </table:table-cell>
          <table:table-cell table:formula="of:=[$word_counts_and_combinations.H54]/SUM([$word_counts_and_combinations.$A54:.$Q54])" office:value-type="percentage" office:value="0.00578034682080925" calcext:value-type="percentage">
            <text:p>0.58%</text:p>
          </table:table-cell>
          <table:table-cell table:formula="of:=[$word_counts_and_combinations.I54]/SUM([$word_counts_and_combinations.$A54:.$Q54])" office:value-type="percentage" office:value="0.046242774566474" calcext:value-type="percentage">
            <text:p>4.62%</text:p>
          </table:table-cell>
          <table:table-cell table:formula="of:=[$word_counts_and_combinations.J54]/SUM([$word_counts_and_combinations.$A54:.$Q54])" office:value-type="percentage" office:value="0.0289017341040462" calcext:value-type="percentage">
            <text:p>2.89%</text:p>
          </table:table-cell>
          <table:table-cell table:formula="of:=[$word_counts_and_combinations.K54]/SUM([$word_counts_and_combinations.$A54:.$Q54])" office:value-type="percentage" office:value="0" calcext:value-type="percentage">
            <text:p>0.00%</text:p>
          </table:table-cell>
          <table:table-cell table:formula="of:=[$word_counts_and_combinations.L54]/SUM([$word_counts_and_combinations.$A54:.$Q54])" office:value-type="percentage" office:value="0.046242774566474" calcext:value-type="percentage">
            <text:p>4.62%</text:p>
          </table:table-cell>
          <table:table-cell table:formula="of:=[$word_counts_and_combinations.M54]/SUM([$word_counts_and_combinations.$A54:.$Q54])" office:value-type="percentage" office:value="0.00578034682080925" calcext:value-type="percentage">
            <text:p>0.58%</text:p>
          </table:table-cell>
          <table:table-cell table:formula="of:=[$word_counts_and_combinations.N54]/SUM([$word_counts_and_combinations.$A54:.$Q54])" office:value-type="percentage" office:value="0.00578034682080925" calcext:value-type="percentage">
            <text:p>0.58%</text:p>
          </table:table-cell>
          <table:table-cell table:formula="of:=[$word_counts_and_combinations.O54]/SUM([$word_counts_and_combinations.$A54:.$Q54])" office:value-type="percentage" office:value="0.00578034682080925" calcext:value-type="percentage">
            <text:p>0.58%</text:p>
          </table:table-cell>
          <table:table-cell table:formula="of:=[$word_counts_and_combinations.P54]/SUM([$word_counts_and_combinations.$A54:.$Q54])" office:value-type="percentage" office:value="0.00578034682080925" calcext:value-type="percentage">
            <text:p>0.58%</text:p>
          </table:table-cell>
          <table:table-cell table:formula="of:=[$word_counts_and_combinations.Q54]/SUM([$word_counts_and_combinations.$A54:.$Q54])" office:value-type="percentage" office:value="0" calcext:value-type="percentage">
            <text:p>0.00%</text:p>
          </table:table-cell>
        </table:table-row>
        <table:table-row table:style-name="ro1">
          <table:table-cell table:formula="of:=[$word_counts_and_combinations.A55]" office:value-type="string" office:string-value="ocean" calcext:value-type="string">
            <text:p>ocean</text:p>
          </table:table-cell>
          <table:table-cell table:formula="of:=[$word_counts_and_combinations.B55]/SUM([$word_counts_and_combinations.$A55:.$Q55])" office:value-type="percentage" office:value="0" calcext:value-type="percentage">
            <text:p>0.00%</text:p>
          </table:table-cell>
          <table:table-cell table:formula="of:=[$word_counts_and_combinations.C55]/SUM([$word_counts_and_combinations.$A55:.$Q55])" office:value-type="percentage" office:value="0" calcext:value-type="percentage">
            <text:p>0.00%</text:p>
          </table:table-cell>
          <table:table-cell table:formula="of:=[$word_counts_and_combinations.D55]/SUM([$word_counts_and_combinations.$A55:.$Q55])" office:value-type="percentage" office:value="0" calcext:value-type="percentage">
            <text:p>0.00%</text:p>
          </table:table-cell>
          <table:table-cell table:formula="of:=[$word_counts_and_combinations.E55]/SUM([$word_counts_and_combinations.$A55:.$Q55])" office:value-type="percentage" office:value="0" calcext:value-type="percentage">
            <text:p>0.00%</text:p>
          </table:table-cell>
          <table:table-cell table:formula="of:=[$word_counts_and_combinations.F55]/SUM([$word_counts_and_combinations.$A55:.$Q55])" office:value-type="percentage" office:value="0" calcext:value-type="percentage">
            <text:p>0.00%</text:p>
          </table:table-cell>
          <table:table-cell table:formula="of:=[$word_counts_and_combinations.G55]/SUM([$word_counts_and_combinations.$A55:.$Q55])" office:value-type="percentage" office:value="0" calcext:value-type="percentage">
            <text:p>0.00%</text:p>
          </table:table-cell>
          <table:table-cell table:formula="of:=[$word_counts_and_combinations.H55]/SUM([$word_counts_and_combinations.$A55:.$Q55])" office:value-type="percentage" office:value="0.00561797752808989" calcext:value-type="percentage">
            <text:p>0.56%</text:p>
          </table:table-cell>
          <table:table-cell table:formula="of:=[$word_counts_and_combinations.I55]/SUM([$word_counts_and_combinations.$A55:.$Q55])" office:value-type="percentage" office:value="0" calcext:value-type="percentage">
            <text:p>0.00%</text:p>
          </table:table-cell>
          <table:table-cell table:formula="of:=[$word_counts_and_combinations.J55]/SUM([$word_counts_and_combinations.$A55:.$Q55])" office:value-type="percentage" office:value="0.0224719101123595" calcext:value-type="percentage">
            <text:p>2.25%</text:p>
          </table:table-cell>
          <table:table-cell table:formula="of:=[$word_counts_and_combinations.K55]/SUM([$word_counts_and_combinations.$A55:.$Q55])" office:value-type="percentage" office:value="0" calcext:value-type="percentage">
            <text:p>0.00%</text:p>
          </table:table-cell>
          <table:table-cell table:formula="of:=[$word_counts_and_combinations.L55]/SUM([$word_counts_and_combinations.$A55:.$Q55])" office:value-type="percentage" office:value="0.0561797752808989" calcext:value-type="percentage">
            <text:p>5.62%</text:p>
          </table:table-cell>
          <table:table-cell table:formula="of:=[$word_counts_and_combinations.M55]/SUM([$word_counts_and_combinations.$A55:.$Q55])" office:value-type="percentage" office:value="0.00561797752808989" calcext:value-type="percentage">
            <text:p>0.56%</text:p>
          </table:table-cell>
          <table:table-cell table:formula="of:=[$word_counts_and_combinations.N55]/SUM([$word_counts_and_combinations.$A55:.$Q55])" office:value-type="percentage" office:value="0.0112359550561798" calcext:value-type="percentage">
            <text:p>1.12%</text:p>
          </table:table-cell>
          <table:table-cell table:formula="of:=[$word_counts_and_combinations.O55]/SUM([$word_counts_and_combinations.$A55:.$Q55])" office:value-type="percentage" office:value="0.898876404494382" calcext:value-type="percentage">
            <text:p>89.89%</text:p>
          </table:table-cell>
          <table:table-cell table:formula="of:=[$word_counts_and_combinations.P55]/SUM([$word_counts_and_combinations.$A55:.$Q55])" office:value-type="percentage" office:value="0" calcext:value-type="percentage">
            <text:p>0.00%</text:p>
          </table:table-cell>
          <table:table-cell table:formula="of:=[$word_counts_and_combinations.Q55]/SUM([$word_counts_and_combinations.$A55:.$Q55])" office:value-type="percentage" office:value="0" calcext:value-type="percentage">
            <text:p>0.00%</text:p>
          </table:table-cell>
        </table:table-row>
        <table:table-row table:style-name="ro1">
          <table:table-cell table:formula="of:=[$word_counts_and_combinations.A56]" office:value-type="string" office:string-value="window" calcext:value-type="string">
            <text:p>window</text:p>
          </table:table-cell>
          <table:table-cell table:formula="of:=[$word_counts_and_combinations.B56]/SUM([$word_counts_and_combinations.$A56:.$Q56])" office:value-type="percentage" office:value="0.0634146341463415" calcext:value-type="percentage">
            <text:p>6.34%</text:p>
          </table:table-cell>
          <table:table-cell table:formula="of:=[$word_counts_and_combinations.C56]/SUM([$word_counts_and_combinations.$A56:.$Q56])" office:value-type="percentage" office:value="0.102439024390244" calcext:value-type="percentage">
            <text:p>10.24%</text:p>
          </table:table-cell>
          <table:table-cell table:formula="of:=[$word_counts_and_combinations.D56]/SUM([$word_counts_and_combinations.$A56:.$Q56])" office:value-type="percentage" office:value="0.0146341463414634" calcext:value-type="percentage">
            <text:p>1.46%</text:p>
          </table:table-cell>
          <table:table-cell table:formula="of:=[$word_counts_and_combinations.E56]/SUM([$word_counts_and_combinations.$A56:.$Q56])" office:value-type="percentage" office:value="0.00487804878048781" calcext:value-type="percentage">
            <text:p>0.49%</text:p>
          </table:table-cell>
          <table:table-cell table:formula="of:=[$word_counts_and_combinations.F56]/SUM([$word_counts_and_combinations.$A56:.$Q56])" office:value-type="percentage" office:value="0.0829268292682927" calcext:value-type="percentage">
            <text:p>8.29%</text:p>
          </table:table-cell>
          <table:table-cell table:formula="of:=[$word_counts_and_combinations.G56]/SUM([$word_counts_and_combinations.$A56:.$Q56])" office:value-type="percentage" office:value="0.0731707317073171" calcext:value-type="percentage">
            <text:p>7.32%</text:p>
          </table:table-cell>
          <table:table-cell table:formula="of:=[$word_counts_and_combinations.H56]/SUM([$word_counts_and_combinations.$A56:.$Q56])" office:value-type="percentage" office:value="0.0975609756097561" calcext:value-type="percentage">
            <text:p>9.76%</text:p>
          </table:table-cell>
          <table:table-cell table:formula="of:=[$word_counts_and_combinations.I56]/SUM([$word_counts_and_combinations.$A56:.$Q56])" office:value-type="percentage" office:value="0.0390243902439024" calcext:value-type="percentage">
            <text:p>3.90%</text:p>
          </table:table-cell>
          <table:table-cell table:formula="of:=[$word_counts_and_combinations.J56]/SUM([$word_counts_and_combinations.$A56:.$Q56])" office:value-type="percentage" office:value="0.00975609756097561" calcext:value-type="percentage">
            <text:p>0.98%</text:p>
          </table:table-cell>
          <table:table-cell table:formula="of:=[$word_counts_and_combinations.K56]/SUM([$word_counts_and_combinations.$A56:.$Q56])" office:value-type="percentage" office:value="0.00975609756097561" calcext:value-type="percentage">
            <text:p>0.98%</text:p>
          </table:table-cell>
          <table:table-cell table:formula="of:=[$word_counts_and_combinations.L56]/SUM([$word_counts_and_combinations.$A56:.$Q56])" office:value-type="percentage" office:value="0.375609756097561" calcext:value-type="percentage">
            <text:p>37.56%</text:p>
          </table:table-cell>
          <table:table-cell table:formula="of:=[$word_counts_and_combinations.M56]/SUM([$word_counts_and_combinations.$A56:.$Q56])" office:value-type="percentage" office:value="0.126829268292683" calcext:value-type="percentage">
            <text:p>12.68%</text:p>
          </table:table-cell>
          <table:table-cell table:formula="of:=[$word_counts_and_combinations.N56]/SUM([$word_counts_and_combinations.$A56:.$Q56])" office:value-type="percentage" office:value="0" calcext:value-type="percentage">
            <text:p>0.00%</text:p>
          </table:table-cell>
          <table:table-cell table:formula="of:=[$word_counts_and_combinations.O56]/SUM([$word_counts_and_combinations.$A56:.$Q56])" office:value-type="percentage" office:value="0" calcext:value-type="percentage">
            <text:p>0.00%</text:p>
          </table:table-cell>
          <table:table-cell table:formula="of:=[$word_counts_and_combinations.P56]/SUM([$word_counts_and_combinations.$A56:.$Q56])" office:value-type="percentage" office:value="0" calcext:value-type="percentage">
            <text:p>0.00%</text:p>
          </table:table-cell>
          <table:table-cell table:formula="of:=[$word_counts_and_combinations.Q56]/SUM([$word_counts_and_combinations.$A56:.$Q56])" office:value-type="percentage" office:value="0" calcext:value-type="percentage">
            <text:p>0.00%</text:p>
          </table:table-cell>
        </table:table-row>
        <table:table-row table:style-name="ro1">
          <table:table-cell table:formula="of:=[$word_counts_and_combinations.A57]" office:value-type="string" office:string-value="climbing" calcext:value-type="string">
            <text:p>climbing</text:p>
          </table:table-cell>
          <table:table-cell table:formula="of:=[$word_counts_and_combinations.B57]/SUM([$word_counts_and_combinations.$A57:.$Q57])" office:value-type="percentage" office:value="0.00561797752808989" calcext:value-type="percentage">
            <text:p>0.56%</text:p>
          </table:table-cell>
          <table:table-cell table:formula="of:=[$word_counts_and_combinations.C57]/SUM([$word_counts_and_combinations.$A57:.$Q57])" office:value-type="percentage" office:value="0" calcext:value-type="percentage">
            <text:p>0.00%</text:p>
          </table:table-cell>
          <table:table-cell table:formula="of:=[$word_counts_and_combinations.D57]/SUM([$word_counts_and_combinations.$A57:.$Q57])" office:value-type="percentage" office:value="0.101123595505618" calcext:value-type="percentage">
            <text:p>10.11%</text:p>
          </table:table-cell>
          <table:table-cell table:formula="of:=[$word_counts_and_combinations.E57]/SUM([$word_counts_and_combinations.$A57:.$Q57])" office:value-type="percentage" office:value="0" calcext:value-type="percentage">
            <text:p>0.00%</text:p>
          </table:table-cell>
          <table:table-cell table:formula="of:=[$word_counts_and_combinations.F57]/SUM([$word_counts_and_combinations.$A57:.$Q57])" office:value-type="percentage" office:value="0" calcext:value-type="percentage">
            <text:p>0.00%</text:p>
          </table:table-cell>
          <table:table-cell table:formula="of:=[$word_counts_and_combinations.G57]/SUM([$word_counts_and_combinations.$A57:.$Q57])" office:value-type="percentage" office:value="0.00561797752808989" calcext:value-type="percentage">
            <text:p>0.56%</text:p>
          </table:table-cell>
          <table:table-cell table:formula="of:=[$word_counts_and_combinations.H57]/SUM([$word_counts_and_combinations.$A57:.$Q57])" office:value-type="percentage" office:value="0" calcext:value-type="percentage">
            <text:p>0.00%</text:p>
          </table:table-cell>
          <table:table-cell table:formula="of:=[$word_counts_and_combinations.I57]/SUM([$word_counts_and_combinations.$A57:.$Q57])" office:value-type="percentage" office:value="0.0112359550561798" calcext:value-type="percentage">
            <text:p>1.12%</text:p>
          </table:table-cell>
          <table:table-cell table:formula="of:=[$word_counts_and_combinations.J57]/SUM([$word_counts_and_combinations.$A57:.$Q57])" office:value-type="percentage" office:value="0.224719101123595" calcext:value-type="percentage">
            <text:p>22.47%</text:p>
          </table:table-cell>
          <table:table-cell table:formula="of:=[$word_counts_and_combinations.K57]/SUM([$word_counts_and_combinations.$A57:.$Q57])" office:value-type="percentage" office:value="0" calcext:value-type="percentage">
            <text:p>0.00%</text:p>
          </table:table-cell>
          <table:table-cell table:formula="of:=[$word_counts_and_combinations.L57]/SUM([$word_counts_and_combinations.$A57:.$Q57])" office:value-type="percentage" office:value="0.0898876404494382" calcext:value-type="percentage">
            <text:p>8.99%</text:p>
          </table:table-cell>
          <table:table-cell table:formula="of:=[$word_counts_and_combinations.M57]/SUM([$word_counts_and_combinations.$A57:.$Q57])" office:value-type="percentage" office:value="0.0393258426966292" calcext:value-type="percentage">
            <text:p>3.93%</text:p>
          </table:table-cell>
          <table:table-cell table:formula="of:=[$word_counts_and_combinations.N57]/SUM([$word_counts_and_combinations.$A57:.$Q57])" office:value-type="percentage" office:value="0.106741573033708" calcext:value-type="percentage">
            <text:p>10.67%</text:p>
          </table:table-cell>
          <table:table-cell table:formula="of:=[$word_counts_and_combinations.O57]/SUM([$word_counts_and_combinations.$A57:.$Q57])" office:value-type="percentage" office:value="0.0393258426966292" calcext:value-type="percentage">
            <text:p>3.93%</text:p>
          </table:table-cell>
          <table:table-cell table:formula="of:=[$word_counts_and_combinations.P57]/SUM([$word_counts_and_combinations.$A57:.$Q57])" office:value-type="percentage" office:value="0.365168539325843" calcext:value-type="percentage">
            <text:p>36.52%</text:p>
          </table:table-cell>
          <table:table-cell table:formula="of:=[$word_counts_and_combinations.Q57]/SUM([$word_counts_and_combinations.$A57:.$Q57])" office:value-type="percentage" office:value="0.0112359550561798" calcext:value-type="percentage">
            <text:p>1.12%</text:p>
          </table:table-cell>
        </table:table-row>
        <table:table-row table:style-name="ro1">
          <table:table-cell table:formula="of:=[$word_counts_and_combinations.A58]" office:value-type="string" office:string-value="chair" calcext:value-type="string">
            <text:p>chair</text:p>
          </table:table-cell>
          <table:table-cell table:formula="of:=[$word_counts_and_combinations.B58]/SUM([$word_counts_and_combinations.$A58:.$Q58])" office:value-type="percentage" office:value="0.0984848484848485" calcext:value-type="percentage">
            <text:p>9.85%</text:p>
          </table:table-cell>
          <table:table-cell table:formula="of:=[$word_counts_and_combinations.C58]/SUM([$word_counts_and_combinations.$A58:.$Q58])" office:value-type="percentage" office:value="0.196969696969697" calcext:value-type="percentage">
            <text:p>19.70%</text:p>
          </table:table-cell>
          <table:table-cell table:formula="of:=[$word_counts_and_combinations.D58]/SUM([$word_counts_and_combinations.$A58:.$Q58])" office:value-type="percentage" office:value="0.0606060606060606" calcext:value-type="percentage">
            <text:p>6.06%</text:p>
          </table:table-cell>
          <table:table-cell table:formula="of:=[$word_counts_and_combinations.E58]/SUM([$word_counts_and_combinations.$A58:.$Q58])" office:value-type="percentage" office:value="0.0189393939393939" calcext:value-type="percentage">
            <text:p>1.89%</text:p>
          </table:table-cell>
          <table:table-cell table:formula="of:=[$word_counts_and_combinations.F58]/SUM([$word_counts_and_combinations.$A58:.$Q58])" office:value-type="percentage" office:value="0.0227272727272727" calcext:value-type="percentage">
            <text:p>2.27%</text:p>
          </table:table-cell>
          <table:table-cell table:formula="of:=[$word_counts_and_combinations.G58]/SUM([$word_counts_and_combinations.$A58:.$Q58])" office:value-type="percentage" office:value="0.071969696969697" calcext:value-type="percentage">
            <text:p>7.20%</text:p>
          </table:table-cell>
          <table:table-cell table:formula="of:=[$word_counts_and_combinations.H58]/SUM([$word_counts_and_combinations.$A58:.$Q58])" office:value-type="percentage" office:value="0.00757575757575758" calcext:value-type="percentage">
            <text:p>0.76%</text:p>
          </table:table-cell>
          <table:table-cell table:formula="of:=[$word_counts_and_combinations.I58]/SUM([$word_counts_and_combinations.$A58:.$Q58])" office:value-type="percentage" office:value="0.0871212121212121" calcext:value-type="percentage">
            <text:p>8.71%</text:p>
          </table:table-cell>
          <table:table-cell table:formula="of:=[$word_counts_and_combinations.J58]/SUM([$word_counts_and_combinations.$A58:.$Q58])" office:value-type="percentage" office:value="0.117424242424242" calcext:value-type="percentage">
            <text:p>11.74%</text:p>
          </table:table-cell>
          <table:table-cell table:formula="of:=[$word_counts_and_combinations.K58]/SUM([$word_counts_and_combinations.$A58:.$Q58])" office:value-type="percentage" office:value="0.0568181818181818" calcext:value-type="percentage">
            <text:p>5.68%</text:p>
          </table:table-cell>
          <table:table-cell table:formula="of:=[$word_counts_and_combinations.L58]/SUM([$word_counts_and_combinations.$A58:.$Q58])" office:value-type="percentage" office:value="0.147727272727273" calcext:value-type="percentage">
            <text:p>14.77%</text:p>
          </table:table-cell>
          <table:table-cell table:formula="of:=[$word_counts_and_combinations.M58]/SUM([$word_counts_and_combinations.$A58:.$Q58])" office:value-type="percentage" office:value="0.0454545454545455" calcext:value-type="percentage">
            <text:p>4.55%</text:p>
          </table:table-cell>
          <table:table-cell table:formula="of:=[$word_counts_and_combinations.N58]/SUM([$word_counts_and_combinations.$A58:.$Q58])" office:value-type="percentage" office:value="0.00757575757575758" calcext:value-type="percentage">
            <text:p>0.76%</text:p>
          </table:table-cell>
          <table:table-cell table:formula="of:=[$word_counts_and_combinations.O58]/SUM([$word_counts_and_combinations.$A58:.$Q58])" office:value-type="percentage" office:value="0.0378787878787879" calcext:value-type="percentage">
            <text:p>3.79%</text:p>
          </table:table-cell>
          <table:table-cell table:formula="of:=[$word_counts_and_combinations.P58]/SUM([$word_counts_and_combinations.$A58:.$Q58])" office:value-type="percentage" office:value="0.0227272727272727" calcext:value-type="percentage">
            <text:p>2.27%</text:p>
          </table:table-cell>
          <table:table-cell table:formula="of:=[$word_counts_and_combinations.Q58]/SUM([$word_counts_and_combinations.$A58:.$Q58])" office:value-type="percentage" office:value="0" calcext:value-type="percentage">
            <text:p>0.00%</text:p>
          </table:table-cell>
        </table:table-row>
        <table:table-row table:style-name="ro1">
          <table:table-cell table:formula="of:=[$word_counts_and_combinations.A59]" office:value-type="string" office:string-value="watches" calcext:value-type="string">
            <text:p>watches</text:p>
          </table:table-cell>
          <table:table-cell table:formula="of:=[$word_counts_and_combinations.B59]/SUM([$word_counts_and_combinations.$A59:.$Q59])" office:value-type="percentage" office:value="0.0765027322404372" calcext:value-type="percentage">
            <text:p>7.65%</text:p>
          </table:table-cell>
          <table:table-cell table:formula="of:=[$word_counts_and_combinations.C59]/SUM([$word_counts_and_combinations.$A59:.$Q59])" office:value-type="percentage" office:value="0.114754098360656" calcext:value-type="percentage">
            <text:p>11.48%</text:p>
          </table:table-cell>
          <table:table-cell table:formula="of:=[$word_counts_and_combinations.D59]/SUM([$word_counts_and_combinations.$A59:.$Q59])" office:value-type="percentage" office:value="0.0765027322404372" calcext:value-type="percentage">
            <text:p>7.65%</text:p>
          </table:table-cell>
          <table:table-cell table:formula="of:=[$word_counts_and_combinations.E59]/SUM([$word_counts_and_combinations.$A59:.$Q59])" office:value-type="percentage" office:value="0.0273224043715847" calcext:value-type="percentage">
            <text:p>2.73%</text:p>
          </table:table-cell>
          <table:table-cell table:formula="of:=[$word_counts_and_combinations.F59]/SUM([$word_counts_and_combinations.$A59:.$Q59])" office:value-type="percentage" office:value="0" calcext:value-type="percentage">
            <text:p>0.00%</text:p>
          </table:table-cell>
          <table:table-cell table:formula="of:=[$word_counts_and_combinations.G59]/SUM([$word_counts_and_combinations.$A59:.$Q59])" office:value-type="percentage" office:value="0" calcext:value-type="percentage">
            <text:p>0.00%</text:p>
          </table:table-cell>
          <table:table-cell table:formula="of:=[$word_counts_and_combinations.H59]/SUM([$word_counts_and_combinations.$A59:.$Q59])" office:value-type="percentage" office:value="0.0109289617486339" calcext:value-type="percentage">
            <text:p>1.09%</text:p>
          </table:table-cell>
          <table:table-cell table:formula="of:=[$word_counts_and_combinations.I59]/SUM([$word_counts_and_combinations.$A59:.$Q59])" office:value-type="percentage" office:value="0.0710382513661202" calcext:value-type="percentage">
            <text:p>7.10%</text:p>
          </table:table-cell>
          <table:table-cell table:formula="of:=[$word_counts_and_combinations.J59]/SUM([$word_counts_and_combinations.$A59:.$Q59])" office:value-type="percentage" office:value="0.245901639344262" calcext:value-type="percentage">
            <text:p>24.59%</text:p>
          </table:table-cell>
          <table:table-cell table:formula="of:=[$word_counts_and_combinations.K59]/SUM([$word_counts_and_combinations.$A59:.$Q59])" office:value-type="percentage" office:value="0" calcext:value-type="percentage">
            <text:p>0.00%</text:p>
          </table:table-cell>
          <table:table-cell table:formula="of:=[$word_counts_and_combinations.L59]/SUM([$word_counts_and_combinations.$A59:.$Q59])" office:value-type="percentage" office:value="0.213114754098361" calcext:value-type="percentage">
            <text:p>21.31%</text:p>
          </table:table-cell>
          <table:table-cell table:formula="of:=[$word_counts_and_combinations.M59]/SUM([$word_counts_and_combinations.$A59:.$Q59])" office:value-type="percentage" office:value="0.0382513661202186" calcext:value-type="percentage">
            <text:p>3.83%</text:p>
          </table:table-cell>
          <table:table-cell table:formula="of:=[$word_counts_and_combinations.N59]/SUM([$word_counts_and_combinations.$A59:.$Q59])" office:value-type="percentage" office:value="0.0601092896174863" calcext:value-type="percentage">
            <text:p>6.01%</text:p>
          </table:table-cell>
          <table:table-cell table:formula="of:=[$word_counts_and_combinations.O59]/SUM([$word_counts_and_combinations.$A59:.$Q59])" office:value-type="percentage" office:value="0.0601092896174863" calcext:value-type="percentage">
            <text:p>6.01%</text:p>
          </table:table-cell>
          <table:table-cell table:formula="of:=[$word_counts_and_combinations.P59]/SUM([$word_counts_and_combinations.$A59:.$Q59])" office:value-type="percentage" office:value="0.00546448087431694" calcext:value-type="percentage">
            <text:p>0.55%</text:p>
          </table:table-cell>
          <table:table-cell table:formula="of:=[$word_counts_and_combinations.Q59]/SUM([$word_counts_and_combinations.$A59:.$Q59])" office:value-type="percentage" office:value="0" calcext:value-type="percentage">
            <text:p>0.00%</text:p>
          </table:table-cell>
        </table:table-row>
        <table:table-row table:style-name="ro1">
          <table:table-cell table:formula="of:=[$word_counts_and_combinations.A60]" office:value-type="string" office:string-value="restaurant" calcext:value-type="string">
            <text:p>restaurant</text:p>
          </table:table-cell>
          <table:table-cell table:formula="of:=[$word_counts_and_combinations.B60]/SUM([$word_counts_and_combinations.$A60:.$Q60])" office:value-type="percentage" office:value="0.00740740740740741" calcext:value-type="percentage">
            <text:p>0.74%</text:p>
          </table:table-cell>
          <table:table-cell table:formula="of:=[$word_counts_and_combinations.C60]/SUM([$word_counts_and_combinations.$A60:.$Q60])" office:value-type="percentage" office:value="0.0148148148148148" calcext:value-type="percentage">
            <text:p>1.48%</text:p>
          </table:table-cell>
          <table:table-cell table:formula="of:=[$word_counts_and_combinations.D60]/SUM([$word_counts_and_combinations.$A60:.$Q60])" office:value-type="percentage" office:value="0.0222222222222222" calcext:value-type="percentage">
            <text:p>2.22%</text:p>
          </table:table-cell>
          <table:table-cell table:formula="of:=[$word_counts_and_combinations.E60]/SUM([$word_counts_and_combinations.$A60:.$Q60])" office:value-type="percentage" office:value="0.651851851851852" calcext:value-type="percentage">
            <text:p>65.19%</text:p>
          </table:table-cell>
          <table:table-cell table:formula="of:=[$word_counts_and_combinations.F60]/SUM([$word_counts_and_combinations.$A60:.$Q60])" office:value-type="percentage" office:value="0" calcext:value-type="percentage">
            <text:p>0.00%</text:p>
          </table:table-cell>
          <table:table-cell table:formula="of:=[$word_counts_and_combinations.G60]/SUM([$word_counts_and_combinations.$A60:.$Q60])" office:value-type="percentage" office:value="0.00740740740740741" calcext:value-type="percentage">
            <text:p>0.74%</text:p>
          </table:table-cell>
          <table:table-cell table:formula="of:=[$word_counts_and_combinations.H60]/SUM([$word_counts_and_combinations.$A60:.$Q60])" office:value-type="percentage" office:value="0" calcext:value-type="percentage">
            <text:p>0.00%</text:p>
          </table:table-cell>
          <table:table-cell table:formula="of:=[$word_counts_and_combinations.I60]/SUM([$word_counts_and_combinations.$A60:.$Q60])" office:value-type="percentage" office:value="0" calcext:value-type="percentage">
            <text:p>0.00%</text:p>
          </table:table-cell>
          <table:table-cell table:formula="of:=[$word_counts_and_combinations.J60]/SUM([$word_counts_and_combinations.$A60:.$Q60])" office:value-type="percentage" office:value="0" calcext:value-type="percentage">
            <text:p>0.00%</text:p>
          </table:table-cell>
          <table:table-cell table:formula="of:=[$word_counts_and_combinations.K60]/SUM([$word_counts_and_combinations.$A60:.$Q60])" office:value-type="percentage" office:value="0.22962962962963" calcext:value-type="percentage">
            <text:p>22.96%</text:p>
          </table:table-cell>
          <table:table-cell table:formula="of:=[$word_counts_and_combinations.L60]/SUM([$word_counts_and_combinations.$A60:.$Q60])" office:value-type="percentage" office:value="0.0518518518518519" calcext:value-type="percentage">
            <text:p>5.19%</text:p>
          </table:table-cell>
          <table:table-cell table:formula="of:=[$word_counts_and_combinations.M60]/SUM([$word_counts_and_combinations.$A60:.$Q60])" office:value-type="percentage" office:value="0.00740740740740741" calcext:value-type="percentage">
            <text:p>0.74%</text:p>
          </table:table-cell>
          <table:table-cell table:formula="of:=[$word_counts_and_combinations.N60]/SUM([$word_counts_and_combinations.$A60:.$Q60])" office:value-type="percentage" office:value="0" calcext:value-type="percentage">
            <text:p>0.00%</text:p>
          </table:table-cell>
          <table:table-cell table:formula="of:=[$word_counts_and_combinations.O60]/SUM([$word_counts_and_combinations.$A60:.$Q60])" office:value-type="percentage" office:value="0" calcext:value-type="percentage">
            <text:p>0.00%</text:p>
          </table:table-cell>
          <table:table-cell table:formula="of:=[$word_counts_and_combinations.P60]/SUM([$word_counts_and_combinations.$A60:.$Q60])" office:value-type="percentage" office:value="0.00740740740740741" calcext:value-type="percentage">
            <text:p>0.74%</text:p>
          </table:table-cell>
          <table:table-cell table:formula="of:=[$word_counts_and_combinations.Q60]/SUM([$word_counts_and_combinations.$A60:.$Q60])" office:value-type="percentage" office:value="0" calcext:value-type="percentage">
            <text:p>0.00%</text:p>
          </table:table-cell>
        </table:table-row>
        <table:table-row table:style-name="ro1">
          <table:table-cell table:formula="of:=[$word_counts_and_combinations.A61]" office:value-type="string" office:string-value="swimming" calcext:value-type="string">
            <text:p>swimming</text:p>
          </table:table-cell>
          <table:table-cell table:formula="of:=[$word_counts_and_combinations.B61]/SUM([$word_counts_and_combinations.$A61:.$Q61])" office:value-type="percentage" office:value="0" calcext:value-type="percentage">
            <text:p>0.00%</text:p>
          </table:table-cell>
          <table:table-cell table:formula="of:=[$word_counts_and_combinations.C61]/SUM([$word_counts_and_combinations.$A61:.$Q61])" office:value-type="percentage" office:value="0" calcext:value-type="percentage">
            <text:p>0.00%</text:p>
          </table:table-cell>
          <table:table-cell table:formula="of:=[$word_counts_and_combinations.D61]/SUM([$word_counts_and_combinations.$A61:.$Q61])" office:value-type="percentage" office:value="0.164705882352941" calcext:value-type="percentage">
            <text:p>16.47%</text:p>
          </table:table-cell>
          <table:table-cell table:formula="of:=[$word_counts_and_combinations.E61]/SUM([$word_counts_and_combinations.$A61:.$Q61])" office:value-type="percentage" office:value="0" calcext:value-type="percentage">
            <text:p>0.00%</text:p>
          </table:table-cell>
          <table:table-cell table:formula="of:=[$word_counts_and_combinations.F61]/SUM([$word_counts_and_combinations.$A61:.$Q61])" office:value-type="percentage" office:value="0" calcext:value-type="percentage">
            <text:p>0.00%</text:p>
          </table:table-cell>
          <table:table-cell table:formula="of:=[$word_counts_and_combinations.G61]/SUM([$word_counts_and_combinations.$A61:.$Q61])" office:value-type="percentage" office:value="0" calcext:value-type="percentage">
            <text:p>0.00%</text:p>
          </table:table-cell>
          <table:table-cell table:formula="of:=[$word_counts_and_combinations.H61]/SUM([$word_counts_and_combinations.$A61:.$Q61])" office:value-type="percentage" office:value="0" calcext:value-type="percentage">
            <text:p>0.00%</text:p>
          </table:table-cell>
          <table:table-cell table:formula="of:=[$word_counts_and_combinations.I61]/SUM([$word_counts_and_combinations.$A61:.$Q61])" office:value-type="percentage" office:value="0.0352941176470588" calcext:value-type="percentage">
            <text:p>3.53%</text:p>
          </table:table-cell>
          <table:table-cell table:formula="of:=[$word_counts_and_combinations.J61]/SUM([$word_counts_and_combinations.$A61:.$Q61])" office:value-type="percentage" office:value="0.382352941176471" calcext:value-type="percentage">
            <text:p>38.24%</text:p>
          </table:table-cell>
          <table:table-cell table:formula="of:=[$word_counts_and_combinations.K61]/SUM([$word_counts_and_combinations.$A61:.$Q61])" office:value-type="percentage" office:value="0" calcext:value-type="percentage">
            <text:p>0.00%</text:p>
          </table:table-cell>
          <table:table-cell table:formula="of:=[$word_counts_and_combinations.L61]/SUM([$word_counts_and_combinations.$A61:.$Q61])" office:value-type="percentage" office:value="0" calcext:value-type="percentage">
            <text:p>0.00%</text:p>
          </table:table-cell>
          <table:table-cell table:formula="of:=[$word_counts_and_combinations.M61]/SUM([$word_counts_and_combinations.$A61:.$Q61])" office:value-type="percentage" office:value="0" calcext:value-type="percentage">
            <text:p>0.00%</text:p>
          </table:table-cell>
          <table:table-cell table:formula="of:=[$word_counts_and_combinations.N61]/SUM([$word_counts_and_combinations.$A61:.$Q61])" office:value-type="percentage" office:value="0" calcext:value-type="percentage">
            <text:p>0.00%</text:p>
          </table:table-cell>
          <table:table-cell table:formula="of:=[$word_counts_and_combinations.O61]/SUM([$word_counts_and_combinations.$A61:.$Q61])" office:value-type="percentage" office:value="0.417647058823529" calcext:value-type="percentage">
            <text:p>41.76%</text:p>
          </table:table-cell>
          <table:table-cell table:formula="of:=[$word_counts_and_combinations.P61]/SUM([$word_counts_and_combinations.$A61:.$Q61])" office:value-type="percentage" office:value="0" calcext:value-type="percentage">
            <text:p>0.00%</text:p>
          </table:table-cell>
          <table:table-cell table:formula="of:=[$word_counts_and_combinations.Q61]/SUM([$word_counts_and_combinations.$A61:.$Q61])" office:value-type="percentage" office:value="0" calcext:value-type="percentage">
            <text:p>0.00%</text:p>
          </table:table-cell>
        </table:table-row>
        <table:table-row table:style-name="ro1">
          <table:table-cell table:formula="of:=[$word_counts_and_combinations.A62]" office:value-type="string" office:string-value="shirts" calcext:value-type="string">
            <text:p>shirts</text:p>
          </table:table-cell>
          <table:table-cell table:formula="of:=[$word_counts_and_combinations.B62]/SUM([$word_counts_and_combinations.$A62:.$Q62])" office:value-type="percentage" office:value="0.0476190476190476" calcext:value-type="percentage">
            <text:p>4.76%</text:p>
          </table:table-cell>
          <table:table-cell table:formula="of:=[$word_counts_and_combinations.C62]/SUM([$word_counts_and_combinations.$A62:.$Q62])" office:value-type="percentage" office:value="0.037037037037037" calcext:value-type="percentage">
            <text:p>3.70%</text:p>
          </table:table-cell>
          <table:table-cell table:formula="of:=[$word_counts_and_combinations.D62]/SUM([$word_counts_and_combinations.$A62:.$Q62])" office:value-type="percentage" office:value="0.116402116402116" calcext:value-type="percentage">
            <text:p>11.64%</text:p>
          </table:table-cell>
          <table:table-cell table:formula="of:=[$word_counts_and_combinations.E62]/SUM([$word_counts_and_combinations.$A62:.$Q62])" office:value-type="percentage" office:value="0.0264550264550265" calcext:value-type="percentage">
            <text:p>2.65%</text:p>
          </table:table-cell>
          <table:table-cell table:formula="of:=[$word_counts_and_combinations.F62]/SUM([$word_counts_and_combinations.$A62:.$Q62])" office:value-type="percentage" office:value="0" calcext:value-type="percentage">
            <text:p>0.00%</text:p>
          </table:table-cell>
          <table:table-cell table:formula="of:=[$word_counts_and_combinations.G62]/SUM([$word_counts_and_combinations.$A62:.$Q62])" office:value-type="percentage" office:value="0.0264550264550265" calcext:value-type="percentage">
            <text:p>2.65%</text:p>
          </table:table-cell>
          <table:table-cell table:formula="of:=[$word_counts_and_combinations.H62]/SUM([$word_counts_and_combinations.$A62:.$Q62])" office:value-type="percentage" office:value="0.0476190476190476" calcext:value-type="percentage">
            <text:p>4.76%</text:p>
          </table:table-cell>
          <table:table-cell table:formula="of:=[$word_counts_and_combinations.I62]/SUM([$word_counts_and_combinations.$A62:.$Q62])" office:value-type="percentage" office:value="0.0211640211640212" calcext:value-type="percentage">
            <text:p>2.12%</text:p>
          </table:table-cell>
          <table:table-cell table:formula="of:=[$word_counts_and_combinations.J62]/SUM([$word_counts_and_combinations.$A62:.$Q62])" office:value-type="percentage" office:value="0.243386243386243" calcext:value-type="percentage">
            <text:p>24.34%</text:p>
          </table:table-cell>
          <table:table-cell table:formula="of:=[$word_counts_and_combinations.K62]/SUM([$word_counts_and_combinations.$A62:.$Q62])" office:value-type="percentage" office:value="0.00529100529100529" calcext:value-type="percentage">
            <text:p>0.53%</text:p>
          </table:table-cell>
          <table:table-cell table:formula="of:=[$word_counts_and_combinations.L62]/SUM([$word_counts_and_combinations.$A62:.$Q62])" office:value-type="percentage" office:value="0.28042328042328" calcext:value-type="percentage">
            <text:p>28.04%</text:p>
          </table:table-cell>
          <table:table-cell table:formula="of:=[$word_counts_and_combinations.M62]/SUM([$word_counts_and_combinations.$A62:.$Q62])" office:value-type="percentage" office:value="0.0423280423280423" calcext:value-type="percentage">
            <text:p>4.23%</text:p>
          </table:table-cell>
          <table:table-cell table:formula="of:=[$word_counts_and_combinations.N62]/SUM([$word_counts_and_combinations.$A62:.$Q62])" office:value-type="percentage" office:value="0.0634920634920635" calcext:value-type="percentage">
            <text:p>6.35%</text:p>
          </table:table-cell>
          <table:table-cell table:formula="of:=[$word_counts_and_combinations.O62]/SUM([$word_counts_and_combinations.$A62:.$Q62])" office:value-type="percentage" office:value="0.0423280423280423" calcext:value-type="percentage">
            <text:p>4.23%</text:p>
          </table:table-cell>
          <table:table-cell table:formula="of:=[$word_counts_and_combinations.P62]/SUM([$word_counts_and_combinations.$A62:.$Q62])" office:value-type="percentage" office:value="0" calcext:value-type="percentage">
            <text:p>0.00%</text:p>
          </table:table-cell>
          <table:table-cell table:formula="of:=[$word_counts_and_combinations.Q62]/SUM([$word_counts_and_combinations.$A62:.$Q62])" office:value-type="percentage" office:value="0" calcext:value-type="percentage">
            <text:p>0.00%</text:p>
          </table:table-cell>
        </table:table-row>
        <table:table-row table:style-name="ro1">
          <table:table-cell table:formula="of:=[$word_counts_and_combinations.A63]" office:value-type="string" office:string-value="waiting" calcext:value-type="string">
            <text:p>waiting</text:p>
          </table:table-cell>
          <table:table-cell table:formula="of:=[$word_counts_and_combinations.B63]/SUM([$word_counts_and_combinations.$A63:.$Q63])" office:value-type="percentage" office:value="0.046242774566474" calcext:value-type="percentage">
            <text:p>4.62%</text:p>
          </table:table-cell>
          <table:table-cell table:formula="of:=[$word_counts_and_combinations.C63]/SUM([$word_counts_and_combinations.$A63:.$Q63])" office:value-type="percentage" office:value="0.0404624277456647" calcext:value-type="percentage">
            <text:p>4.05%</text:p>
          </table:table-cell>
          <table:table-cell table:formula="of:=[$word_counts_and_combinations.D63]/SUM([$word_counts_and_combinations.$A63:.$Q63])" office:value-type="percentage" office:value="0.0173410404624277" calcext:value-type="percentage">
            <text:p>1.73%</text:p>
          </table:table-cell>
          <table:table-cell table:formula="of:=[$word_counts_and_combinations.E63]/SUM([$word_counts_and_combinations.$A63:.$Q63])" office:value-type="percentage" office:value="0.0346820809248555" calcext:value-type="percentage">
            <text:p>3.47%</text:p>
          </table:table-cell>
          <table:table-cell table:formula="of:=[$word_counts_and_combinations.F63]/SUM([$word_counts_and_combinations.$A63:.$Q63])" office:value-type="percentage" office:value="0.167630057803468" calcext:value-type="percentage">
            <text:p>16.76%</text:p>
          </table:table-cell>
          <table:table-cell table:formula="of:=[$word_counts_and_combinations.G63]/SUM([$word_counts_and_combinations.$A63:.$Q63])" office:value-type="percentage" office:value="0.0578034682080925" calcext:value-type="percentage">
            <text:p>5.78%</text:p>
          </table:table-cell>
          <table:table-cell table:formula="of:=[$word_counts_and_combinations.H63]/SUM([$word_counts_and_combinations.$A63:.$Q63])" office:value-type="percentage" office:value="0.0173410404624277" calcext:value-type="percentage">
            <text:p>1.73%</text:p>
          </table:table-cell>
          <table:table-cell table:formula="of:=[$word_counts_and_combinations.I63]/SUM([$word_counts_and_combinations.$A63:.$Q63])" office:value-type="percentage" office:value="0.0115606936416185" calcext:value-type="percentage">
            <text:p>1.16%</text:p>
          </table:table-cell>
          <table:table-cell table:formula="of:=[$word_counts_and_combinations.J63]/SUM([$word_counts_and_combinations.$A63:.$Q63])" office:value-type="percentage" office:value="0.0982658959537572" calcext:value-type="percentage">
            <text:p>9.83%</text:p>
          </table:table-cell>
          <table:table-cell table:formula="of:=[$word_counts_and_combinations.K63]/SUM([$word_counts_and_combinations.$A63:.$Q63])" office:value-type="percentage" office:value="0" calcext:value-type="percentage">
            <text:p>0.00%</text:p>
          </table:table-cell>
          <table:table-cell table:formula="of:=[$word_counts_and_combinations.L63]/SUM([$word_counts_and_combinations.$A63:.$Q63])" office:value-type="percentage" office:value="0.404624277456647" calcext:value-type="percentage">
            <text:p>40.46%</text:p>
          </table:table-cell>
          <table:table-cell table:formula="of:=[$word_counts_and_combinations.M63]/SUM([$word_counts_and_combinations.$A63:.$Q63])" office:value-type="percentage" office:value="0.0289017341040462" calcext:value-type="percentage">
            <text:p>2.89%</text:p>
          </table:table-cell>
          <table:table-cell table:formula="of:=[$word_counts_and_combinations.N63]/SUM([$word_counts_and_combinations.$A63:.$Q63])" office:value-type="percentage" office:value="0.0346820809248555" calcext:value-type="percentage">
            <text:p>3.47%</text:p>
          </table:table-cell>
          <table:table-cell table:formula="of:=[$word_counts_and_combinations.O63]/SUM([$word_counts_and_combinations.$A63:.$Q63])" office:value-type="percentage" office:value="0.0404624277456647" calcext:value-type="percentage">
            <text:p>4.05%</text:p>
          </table:table-cell>
          <table:table-cell table:formula="of:=[$word_counts_and_combinations.P63]/SUM([$word_counts_and_combinations.$A63:.$Q63])" office:value-type="percentage" office:value="0" calcext:value-type="percentage">
            <text:p>0.00%</text:p>
          </table:table-cell>
          <table:table-cell table:formula="of:=[$word_counts_and_combinations.Q63]/SUM([$word_counts_and_combinations.$A63:.$Q63])" office:value-type="percentage" office:value="0" calcext:value-type="percentage">
            <text:p>0.00%</text:p>
          </table:table-cell>
        </table:table-row>
        <table:table-row table:style-name="ro1">
          <table:table-cell table:formula="of:=[$word_counts_and_combinations.A64]" office:value-type="string" office:string-value="outdoor" calcext:value-type="string">
            <text:p>outdoor</text:p>
          </table:table-cell>
          <table:table-cell table:formula="of:=[$word_counts_and_combinations.B64]/SUM([$word_counts_and_combinations.$A64:.$Q64])" office:value-type="percentage" office:value="0.00324675324675325" calcext:value-type="percentage">
            <text:p>0.32%</text:p>
          </table:table-cell>
          <table:table-cell table:formula="of:=[$word_counts_and_combinations.C64]/SUM([$word_counts_and_combinations.$A64:.$Q64])" office:value-type="percentage" office:value="0.00649350649350649" calcext:value-type="percentage">
            <text:p>0.65%</text:p>
          </table:table-cell>
          <table:table-cell table:formula="of:=[$word_counts_and_combinations.D64]/SUM([$word_counts_and_combinations.$A64:.$Q64])" office:value-type="percentage" office:value="0" calcext:value-type="percentage">
            <text:p>0.00%</text:p>
          </table:table-cell>
          <table:table-cell table:formula="of:=[$word_counts_and_combinations.E64]/SUM([$word_counts_and_combinations.$A64:.$Q64])" office:value-type="percentage" office:value="0.00324675324675325" calcext:value-type="percentage">
            <text:p>0.32%</text:p>
          </table:table-cell>
          <table:table-cell table:formula="of:=[$word_counts_and_combinations.F64]/SUM([$word_counts_and_combinations.$A64:.$Q64])" office:value-type="percentage" office:value="0" calcext:value-type="percentage">
            <text:p>0.00%</text:p>
          </table:table-cell>
          <table:table-cell table:formula="of:=[$word_counts_and_combinations.G64]/SUM([$word_counts_and_combinations.$A64:.$Q64])" office:value-type="percentage" office:value="0" calcext:value-type="percentage">
            <text:p>0.00%</text:p>
          </table:table-cell>
          <table:table-cell table:formula="of:=[$word_counts_and_combinations.H64]/SUM([$word_counts_and_combinations.$A64:.$Q64])" office:value-type="percentage" office:value="0.100649350649351" calcext:value-type="percentage">
            <text:p>10.06%</text:p>
          </table:table-cell>
          <table:table-cell table:formula="of:=[$word_counts_and_combinations.I64]/SUM([$word_counts_and_combinations.$A64:.$Q64])" office:value-type="percentage" office:value="0.0746753246753247" calcext:value-type="percentage">
            <text:p>7.47%</text:p>
          </table:table-cell>
          <table:table-cell table:formula="of:=[$word_counts_and_combinations.J64]/SUM([$word_counts_and_combinations.$A64:.$Q64])" office:value-type="percentage" office:value="0.269480519480519" calcext:value-type="percentage">
            <text:p>26.95%</text:p>
          </table:table-cell>
          <table:table-cell table:formula="of:=[$word_counts_and_combinations.K64]/SUM([$word_counts_and_combinations.$A64:.$Q64])" office:value-type="percentage" office:value="0.0746753246753247" calcext:value-type="percentage">
            <text:p>7.47%</text:p>
          </table:table-cell>
          <table:table-cell table:formula="of:=[$word_counts_and_combinations.L64]/SUM([$word_counts_and_combinations.$A64:.$Q64])" office:value-type="percentage" office:value="0.298701298701299" calcext:value-type="percentage">
            <text:p>29.87%</text:p>
          </table:table-cell>
          <table:table-cell table:formula="of:=[$word_counts_and_combinations.M64]/SUM([$word_counts_and_combinations.$A64:.$Q64])" office:value-type="percentage" office:value="0.0551948051948052" calcext:value-type="percentage">
            <text:p>5.52%</text:p>
          </table:table-cell>
          <table:table-cell table:formula="of:=[$word_counts_and_combinations.N64]/SUM([$word_counts_and_combinations.$A64:.$Q64])" office:value-type="percentage" office:value="0.0746753246753247" calcext:value-type="percentage">
            <text:p>7.47%</text:p>
          </table:table-cell>
          <table:table-cell table:formula="of:=[$word_counts_and_combinations.O64]/SUM([$word_counts_and_combinations.$A64:.$Q64])" office:value-type="percentage" office:value="0.012987012987013" calcext:value-type="percentage">
            <text:p>1.30%</text:p>
          </table:table-cell>
          <table:table-cell table:formula="of:=[$word_counts_and_combinations.P64]/SUM([$word_counts_and_combinations.$A64:.$Q64])" office:value-type="percentage" office:value="0.00649350649350649" calcext:value-type="percentage">
            <text:p>0.65%</text:p>
          </table:table-cell>
          <table:table-cell table:formula="of:=[$word_counts_and_combinations.Q64]/SUM([$word_counts_and_combinations.$A64:.$Q64])" office:value-type="percentage" office:value="0.0194805194805195" calcext:value-type="percentage">
            <text:p>1.95%</text:p>
          </table:table-cell>
        </table:table-row>
        <table:table-row table:style-name="ro1">
          <table:table-cell table:formula="of:=[$word_counts_and_combinations.A65]" office:value-type="string" office:string-value="skateboard" calcext:value-type="string">
            <text:p>skateboard</text:p>
          </table:table-cell>
          <table:table-cell table:formula="of:=[$word_counts_and_combinations.B65]/SUM([$word_counts_and_combinations.$A65:.$Q65])" office:value-type="percentage" office:value="0" calcext:value-type="percentage">
            <text:p>0.00%</text:p>
          </table:table-cell>
          <table:table-cell table:formula="of:=[$word_counts_and_combinations.C65]/SUM([$word_counts_and_combinations.$A65:.$Q65])" office:value-type="percentage" office:value="0" calcext:value-type="percentage">
            <text:p>0.00%</text:p>
          </table:table-cell>
          <table:table-cell table:formula="of:=[$word_counts_and_combinations.D65]/SUM([$word_counts_and_combinations.$A65:.$Q65])" office:value-type="percentage" office:value="0.0985401459854015" calcext:value-type="percentage">
            <text:p>9.85%</text:p>
          </table:table-cell>
          <table:table-cell table:formula="of:=[$word_counts_and_combinations.E65]/SUM([$word_counts_and_combinations.$A65:.$Q65])" office:value-type="percentage" office:value="0" calcext:value-type="percentage">
            <text:p>0.00%</text:p>
          </table:table-cell>
          <table:table-cell table:formula="of:=[$word_counts_and_combinations.F65]/SUM([$word_counts_and_combinations.$A65:.$Q65])" office:value-type="percentage" office:value="0" calcext:value-type="percentage">
            <text:p>0.00%</text:p>
          </table:table-cell>
          <table:table-cell table:formula="of:=[$word_counts_and_combinations.G65]/SUM([$word_counts_and_combinations.$A65:.$Q65])" office:value-type="percentage" office:value="0" calcext:value-type="percentage">
            <text:p>0.00%</text:p>
          </table:table-cell>
          <table:table-cell table:formula="of:=[$word_counts_and_combinations.H65]/SUM([$word_counts_and_combinations.$A65:.$Q65])" office:value-type="percentage" office:value="0.0182481751824818" calcext:value-type="percentage">
            <text:p>1.82%</text:p>
          </table:table-cell>
          <table:table-cell table:formula="of:=[$word_counts_and_combinations.I65]/SUM([$word_counts_and_combinations.$A65:.$Q65])" office:value-type="percentage" office:value="0.0182481751824818" calcext:value-type="percentage">
            <text:p>1.82%</text:p>
          </table:table-cell>
          <table:table-cell table:formula="of:=[$word_counts_and_combinations.J65]/SUM([$word_counts_and_combinations.$A65:.$Q65])" office:value-type="percentage" office:value="0.430656934306569" calcext:value-type="percentage">
            <text:p>43.07%</text:p>
          </table:table-cell>
          <table:table-cell table:formula="of:=[$word_counts_and_combinations.K65]/SUM([$word_counts_and_combinations.$A65:.$Q65])" office:value-type="percentage" office:value="0" calcext:value-type="percentage">
            <text:p>0.00%</text:p>
          </table:table-cell>
          <table:table-cell table:formula="of:=[$word_counts_and_combinations.L65]/SUM([$word_counts_and_combinations.$A65:.$Q65])" office:value-type="percentage" office:value="0.397810218978102" calcext:value-type="percentage">
            <text:p>39.78%</text:p>
          </table:table-cell>
          <table:table-cell table:formula="of:=[$word_counts_and_combinations.M65]/SUM([$word_counts_and_combinations.$A65:.$Q65])" office:value-type="percentage" office:value="0.0364963503649635" calcext:value-type="percentage">
            <text:p>3.65%</text:p>
          </table:table-cell>
          <table:table-cell table:formula="of:=[$word_counts_and_combinations.N65]/SUM([$word_counts_and_combinations.$A65:.$Q65])" office:value-type="percentage" office:value="0" calcext:value-type="percentage">
            <text:p>0.00%</text:p>
          </table:table-cell>
          <table:table-cell table:formula="of:=[$word_counts_and_combinations.O65]/SUM([$word_counts_and_combinations.$A65:.$Q65])" office:value-type="percentage" office:value="0" calcext:value-type="percentage">
            <text:p>0.00%</text:p>
          </table:table-cell>
          <table:table-cell table:formula="of:=[$word_counts_and_combinations.P65]/SUM([$word_counts_and_combinations.$A65:.$Q65])" office:value-type="percentage" office:value="0" calcext:value-type="percentage">
            <text:p>0.00%</text:p>
          </table:table-cell>
          <table:table-cell table:formula="of:=[$word_counts_and_combinations.Q65]/SUM([$word_counts_and_combinations.$A65:.$Q65])" office:value-type="percentage" office:value="0" calcext:value-type="percentage">
            <text:p>0.00%</text:p>
          </table:table-cell>
        </table:table-row>
        <table:table-row table:style-name="ro1">
          <table:table-cell table:formula="of:=[$word_counts_and_combinations.A66]" office:value-type="string" office:string-value="market" calcext:value-type="string">
            <text:p>market</text:p>
          </table:table-cell>
          <table:table-cell table:formula="of:=[$word_counts_and_combinations.B66]/SUM([$word_counts_and_combinations.$A66:.$Q66])" office:value-type="percentage" office:value="0.275862068965517" calcext:value-type="percentage">
            <text:p>27.59%</text:p>
          </table:table-cell>
          <table:table-cell table:formula="of:=[$word_counts_and_combinations.C66]/SUM([$word_counts_and_combinations.$A66:.$Q66])" office:value-type="percentage" office:value="0" calcext:value-type="percentage">
            <text:p>0.00%</text:p>
          </table:table-cell>
          <table:table-cell table:formula="of:=[$word_counts_and_combinations.D66]/SUM([$word_counts_and_combinations.$A66:.$Q66])" office:value-type="percentage" office:value="0" calcext:value-type="percentage">
            <text:p>0.00%</text:p>
          </table:table-cell>
          <table:table-cell table:formula="of:=[$word_counts_and_combinations.E66]/SUM([$word_counts_and_combinations.$A66:.$Q66])" office:value-type="percentage" office:value="0.0114942528735632" calcext:value-type="percentage">
            <text:p>1.15%</text:p>
          </table:table-cell>
          <table:table-cell table:formula="of:=[$word_counts_and_combinations.F66]/SUM([$word_counts_and_combinations.$A66:.$Q66])" office:value-type="percentage" office:value="0" calcext:value-type="percentage">
            <text:p>0.00%</text:p>
          </table:table-cell>
          <table:table-cell table:formula="of:=[$word_counts_and_combinations.G66]/SUM([$word_counts_and_combinations.$A66:.$Q66])" office:value-type="percentage" office:value="0.00574712643678161" calcext:value-type="percentage">
            <text:p>0.57%</text:p>
          </table:table-cell>
          <table:table-cell table:formula="of:=[$word_counts_and_combinations.H66]/SUM([$word_counts_and_combinations.$A66:.$Q66])" office:value-type="percentage" office:value="0.281609195402299" calcext:value-type="percentage">
            <text:p>28.16%</text:p>
          </table:table-cell>
          <table:table-cell table:formula="of:=[$word_counts_and_combinations.I66]/SUM([$word_counts_and_combinations.$A66:.$Q66])" office:value-type="percentage" office:value="0.0172413793103448" calcext:value-type="percentage">
            <text:p>1.72%</text:p>
          </table:table-cell>
          <table:table-cell table:formula="of:=[$word_counts_and_combinations.J66]/SUM([$word_counts_and_combinations.$A66:.$Q66])" office:value-type="percentage" office:value="0.00574712643678161" calcext:value-type="percentage">
            <text:p>0.57%</text:p>
          </table:table-cell>
          <table:table-cell table:formula="of:=[$word_counts_and_combinations.K66]/SUM([$word_counts_and_combinations.$A66:.$Q66])" office:value-type="percentage" office:value="0" calcext:value-type="percentage">
            <text:p>0.00%</text:p>
          </table:table-cell>
          <table:table-cell table:formula="of:=[$word_counts_and_combinations.L66]/SUM([$word_counts_and_combinations.$A66:.$Q66])" office:value-type="percentage" office:value="0.396551724137931" calcext:value-type="percentage">
            <text:p>39.66%</text:p>
          </table:table-cell>
          <table:table-cell table:formula="of:=[$word_counts_and_combinations.M66]/SUM([$word_counts_and_combinations.$A66:.$Q66])" office:value-type="percentage" office:value="0.00574712643678161" calcext:value-type="percentage">
            <text:p>0.57%</text:p>
          </table:table-cell>
          <table:table-cell table:formula="of:=[$word_counts_and_combinations.N66]/SUM([$word_counts_and_combinations.$A66:.$Q66])" office:value-type="percentage" office:value="0" calcext:value-type="percentage">
            <text:p>0.00%</text:p>
          </table:table-cell>
          <table:table-cell table:formula="of:=[$word_counts_and_combinations.O66]/SUM([$word_counts_and_combinations.$A66:.$Q66])" office:value-type="percentage" office:value="0" calcext:value-type="percentage">
            <text:p>0.00%</text:p>
          </table:table-cell>
          <table:table-cell table:formula="of:=[$word_counts_and_combinations.P66]/SUM([$word_counts_and_combinations.$A66:.$Q66])" office:value-type="percentage" office:value="0" calcext:value-type="percentage">
            <text:p>0.00%</text:p>
          </table:table-cell>
          <table:table-cell table:formula="of:=[$word_counts_and_combinations.Q66]/SUM([$word_counts_and_combinations.$A66:.$Q66])" office:value-type="percentage" office:value="0" calcext:value-type="percentage">
            <text:p>0.00%</text:p>
          </table:table-cell>
        </table:table-row>
        <table:table-row table:style-name="ro1">
          <table:table-cell table:formula="of:=[$word_counts_and_combinations.A67]" office:value-type="string" office:string-value="trees" calcext:value-type="string">
            <text:p>trees</text:p>
          </table:table-cell>
          <table:table-cell table:formula="of:=[$word_counts_and_combinations.B67]/SUM([$word_counts_and_combinations.$A67:.$Q67])" office:value-type="percentage" office:value="0" calcext:value-type="percentage">
            <text:p>0.00%</text:p>
          </table:table-cell>
          <table:table-cell table:formula="of:=[$word_counts_and_combinations.C67]/SUM([$word_counts_and_combinations.$A67:.$Q67])" office:value-type="percentage" office:value="0" calcext:value-type="percentage">
            <text:p>0.00%</text:p>
          </table:table-cell>
          <table:table-cell table:formula="of:=[$word_counts_and_combinations.D67]/SUM([$word_counts_and_combinations.$A67:.$Q67])" office:value-type="percentage" office:value="0" calcext:value-type="percentage">
            <text:p>0.00%</text:p>
          </table:table-cell>
          <table:table-cell table:formula="of:=[$word_counts_and_combinations.E67]/SUM([$word_counts_and_combinations.$A67:.$Q67])" office:value-type="percentage" office:value="0" calcext:value-type="percentage">
            <text:p>0.00%</text:p>
          </table:table-cell>
          <table:table-cell table:formula="of:=[$word_counts_and_combinations.F67]/SUM([$word_counts_and_combinations.$A67:.$Q67])" office:value-type="percentage" office:value="0.0062111801242236" calcext:value-type="percentage">
            <text:p>0.62%</text:p>
          </table:table-cell>
          <table:table-cell table:formula="of:=[$word_counts_and_combinations.G67]/SUM([$word_counts_and_combinations.$A67:.$Q67])" office:value-type="percentage" office:value="0.0062111801242236" calcext:value-type="percentage">
            <text:p>0.62%</text:p>
          </table:table-cell>
          <table:table-cell table:formula="of:=[$word_counts_and_combinations.H67]/SUM([$word_counts_and_combinations.$A67:.$Q67])" office:value-type="percentage" office:value="0.0062111801242236" calcext:value-type="percentage">
            <text:p>0.62%</text:p>
          </table:table-cell>
          <table:table-cell table:formula="of:=[$word_counts_and_combinations.I67]/SUM([$word_counts_and_combinations.$A67:.$Q67])" office:value-type="percentage" office:value="0.0496894409937888" calcext:value-type="percentage">
            <text:p>4.97%</text:p>
          </table:table-cell>
          <table:table-cell table:formula="of:=[$word_counts_and_combinations.J67]/SUM([$word_counts_and_combinations.$A67:.$Q67])" office:value-type="percentage" office:value="0.186335403726708" calcext:value-type="percentage">
            <text:p>18.63%</text:p>
          </table:table-cell>
          <table:table-cell table:formula="of:=[$word_counts_and_combinations.K67]/SUM([$word_counts_and_combinations.$A67:.$Q67])" office:value-type="percentage" office:value="0" calcext:value-type="percentage">
            <text:p>0.00%</text:p>
          </table:table-cell>
          <table:table-cell table:formula="of:=[$word_counts_and_combinations.L67]/SUM([$word_counts_and_combinations.$A67:.$Q67])" office:value-type="percentage" office:value="0.254658385093168" calcext:value-type="percentage">
            <text:p>25.47%</text:p>
          </table:table-cell>
          <table:table-cell table:formula="of:=[$word_counts_and_combinations.M67]/SUM([$word_counts_and_combinations.$A67:.$Q67])" office:value-type="percentage" office:value="0.0248447204968944" calcext:value-type="percentage">
            <text:p>2.48%</text:p>
          </table:table-cell>
          <table:table-cell table:formula="of:=[$word_counts_and_combinations.N67]/SUM([$word_counts_and_combinations.$A67:.$Q67])" office:value-type="percentage" office:value="0.298136645962733" calcext:value-type="percentage">
            <text:p>29.81%</text:p>
          </table:table-cell>
          <table:table-cell table:formula="of:=[$word_counts_and_combinations.O67]/SUM([$word_counts_and_combinations.$A67:.$Q67])" office:value-type="percentage" office:value="0.0745341614906832" calcext:value-type="percentage">
            <text:p>7.45%</text:p>
          </table:table-cell>
          <table:table-cell table:formula="of:=[$word_counts_and_combinations.P67]/SUM([$word_counts_and_combinations.$A67:.$Q67])" office:value-type="percentage" office:value="0.093167701863354" calcext:value-type="percentage">
            <text:p>9.32%</text:p>
          </table:table-cell>
          <table:table-cell table:formula="of:=[$word_counts_and_combinations.Q67]/SUM([$word_counts_and_combinations.$A67:.$Q67])" office:value-type="percentage" office:value="0" calcext:value-type="percentage">
            <text:p>0.00%</text:p>
          </table:table-cell>
        </table:table-row>
        <table:table-row table:style-name="ro1">
          <table:table-cell table:formula="of:=[$word_counts_and_combinations.A68]" office:value-type="string" office:string-value="ice" calcext:value-type="string">
            <text:p>ice</text:p>
          </table:table-cell>
          <table:table-cell table:formula="of:=[$word_counts_and_combinations.B68]/SUM([$word_counts_and_combinations.$A68:.$Q68])" office:value-type="percentage" office:value="0.0810234541577825" calcext:value-type="percentage">
            <text:p>8.10%</text:p>
          </table:table-cell>
          <table:table-cell table:formula="of:=[$word_counts_and_combinations.C68]/SUM([$word_counts_and_combinations.$A68:.$Q68])" office:value-type="percentage" office:value="0.0213219616204691" calcext:value-type="percentage">
            <text:p>2.13%</text:p>
          </table:table-cell>
          <table:table-cell table:formula="of:=[$word_counts_and_combinations.D68]/SUM([$word_counts_and_combinations.$A68:.$Q68])" office:value-type="percentage" office:value="0.149253731343284" calcext:value-type="percentage">
            <text:p>14.93%</text:p>
          </table:table-cell>
          <table:table-cell table:formula="of:=[$word_counts_and_combinations.E68]/SUM([$word_counts_and_combinations.$A68:.$Q68])" office:value-type="percentage" office:value="0.0341151385927505" calcext:value-type="percentage">
            <text:p>3.41%</text:p>
          </table:table-cell>
          <table:table-cell table:formula="of:=[$word_counts_and_combinations.F68]/SUM([$word_counts_and_combinations.$A68:.$Q68])" office:value-type="percentage" office:value="0.0149253731343284" calcext:value-type="percentage">
            <text:p>1.49%</text:p>
          </table:table-cell>
          <table:table-cell table:formula="of:=[$word_counts_and_combinations.G68]/SUM([$word_counts_and_combinations.$A68:.$Q68])" office:value-type="percentage" office:value="0.00426439232409382" calcext:value-type="percentage">
            <text:p>0.43%</text:p>
          </table:table-cell>
          <table:table-cell table:formula="of:=[$word_counts_and_combinations.H68]/SUM([$word_counts_and_combinations.$A68:.$Q68])" office:value-type="percentage" office:value="0.0426439232409382" calcext:value-type="percentage">
            <text:p>4.26%</text:p>
          </table:table-cell>
          <table:table-cell table:formula="of:=[$word_counts_and_combinations.I68]/SUM([$word_counts_and_combinations.$A68:.$Q68])" office:value-type="percentage" office:value="0.0127931769722815" calcext:value-type="percentage">
            <text:p>1.28%</text:p>
          </table:table-cell>
          <table:table-cell table:formula="of:=[$word_counts_and_combinations.J68]/SUM([$word_counts_and_combinations.$A68:.$Q68])" office:value-type="percentage" office:value="0.0597014925373134" calcext:value-type="percentage">
            <text:p>5.97%</text:p>
          </table:table-cell>
          <table:table-cell table:formula="of:=[$word_counts_and_combinations.K68]/SUM([$word_counts_and_combinations.$A68:.$Q68])" office:value-type="percentage" office:value="0" calcext:value-type="percentage">
            <text:p>0.00%</text:p>
          </table:table-cell>
          <table:table-cell table:formula="of:=[$word_counts_and_combinations.L68]/SUM([$word_counts_and_combinations.$A68:.$Q68])" office:value-type="percentage" office:value="0.443496801705757" calcext:value-type="percentage">
            <text:p>44.35%</text:p>
          </table:table-cell>
          <table:table-cell table:formula="of:=[$word_counts_and_combinations.M68]/SUM([$word_counts_and_combinations.$A68:.$Q68])" office:value-type="percentage" office:value="0.0426439232409382" calcext:value-type="percentage">
            <text:p>4.26%</text:p>
          </table:table-cell>
          <table:table-cell table:formula="of:=[$word_counts_and_combinations.N68]/SUM([$word_counts_and_combinations.$A68:.$Q68])" office:value-type="percentage" office:value="0.0277185501066098" calcext:value-type="percentage">
            <text:p>2.77%</text:p>
          </table:table-cell>
          <table:table-cell table:formula="of:=[$word_counts_and_combinations.O68]/SUM([$word_counts_and_combinations.$A68:.$Q68])" office:value-type="percentage" office:value="0.0383795309168444" calcext:value-type="percentage">
            <text:p>3.84%</text:p>
          </table:table-cell>
          <table:table-cell table:formula="of:=[$word_counts_and_combinations.P68]/SUM([$word_counts_and_combinations.$A68:.$Q68])" office:value-type="percentage" office:value="0.0255863539445629" calcext:value-type="percentage">
            <text:p>2.56%</text:p>
          </table:table-cell>
          <table:table-cell table:formula="of:=[$word_counts_and_combinations.Q68]/SUM([$word_counts_and_combinations.$A68:.$Q68])" office:value-type="percentage" office:value="0.00213219616204691" calcext:value-type="percentage">
            <text:p>0.21%</text:p>
          </table:table-cell>
        </table:table-row>
        <table:table-row table:style-name="ro1">
          <table:table-cell table:formula="of:=[$word_counts_and_combinations.A69]" office:value-type="string" office:string-value="fence" calcext:value-type="string">
            <text:p>fence</text:p>
          </table:table-cell>
          <table:table-cell table:formula="of:=[$word_counts_and_combinations.B69]/SUM([$word_counts_and_combinations.$A69:.$Q69])" office:value-type="percentage" office:value="0" calcext:value-type="percentage">
            <text:p>0.00%</text:p>
          </table:table-cell>
          <table:table-cell table:formula="of:=[$word_counts_and_combinations.C69]/SUM([$word_counts_and_combinations.$A69:.$Q69])" office:value-type="percentage" office:value="0" calcext:value-type="percentage">
            <text:p>0.00%</text:p>
          </table:table-cell>
          <table:table-cell table:formula="of:=[$word_counts_and_combinations.D69]/SUM([$word_counts_and_combinations.$A69:.$Q69])" office:value-type="percentage" office:value="0.0298507462686567" calcext:value-type="percentage">
            <text:p>2.99%</text:p>
          </table:table-cell>
          <table:table-cell table:formula="of:=[$word_counts_and_combinations.E69]/SUM([$word_counts_and_combinations.$A69:.$Q69])" office:value-type="percentage" office:value="0" calcext:value-type="percentage">
            <text:p>0.00%</text:p>
          </table:table-cell>
          <table:table-cell table:formula="of:=[$word_counts_and_combinations.F69]/SUM([$word_counts_and_combinations.$A69:.$Q69])" office:value-type="percentage" office:value="0" calcext:value-type="percentage">
            <text:p>0.00%</text:p>
          </table:table-cell>
          <table:table-cell table:formula="of:=[$word_counts_and_combinations.G69]/SUM([$word_counts_and_combinations.$A69:.$Q69])" office:value-type="percentage" office:value="0" calcext:value-type="percentage">
            <text:p>0.00%</text:p>
          </table:table-cell>
          <table:table-cell table:formula="of:=[$word_counts_and_combinations.H69]/SUM([$word_counts_and_combinations.$A69:.$Q69])" office:value-type="percentage" office:value="0.0223880597014925" calcext:value-type="percentage">
            <text:p>2.24%</text:p>
          </table:table-cell>
          <table:table-cell table:formula="of:=[$word_counts_and_combinations.I69]/SUM([$word_counts_and_combinations.$A69:.$Q69])" office:value-type="percentage" office:value="0.171641791044776" calcext:value-type="percentage">
            <text:p>17.16%</text:p>
          </table:table-cell>
          <table:table-cell table:formula="of:=[$word_counts_and_combinations.J69]/SUM([$word_counts_and_combinations.$A69:.$Q69])" office:value-type="percentage" office:value="0.291044776119403" calcext:value-type="percentage">
            <text:p>29.10%</text:p>
          </table:table-cell>
          <table:table-cell table:formula="of:=[$word_counts_and_combinations.K69]/SUM([$word_counts_and_combinations.$A69:.$Q69])" office:value-type="percentage" office:value="0" calcext:value-type="percentage">
            <text:p>0.00%</text:p>
          </table:table-cell>
          <table:table-cell table:formula="of:=[$word_counts_and_combinations.L69]/SUM([$word_counts_and_combinations.$A69:.$Q69])" office:value-type="percentage" office:value="0.149253731343284" calcext:value-type="percentage">
            <text:p>14.93%</text:p>
          </table:table-cell>
          <table:table-cell table:formula="of:=[$word_counts_and_combinations.M69]/SUM([$word_counts_and_combinations.$A69:.$Q69])" office:value-type="percentage" office:value="0.126865671641791" calcext:value-type="percentage">
            <text:p>12.69%</text:p>
          </table:table-cell>
          <table:table-cell table:formula="of:=[$word_counts_and_combinations.N69]/SUM([$word_counts_and_combinations.$A69:.$Q69])" office:value-type="percentage" office:value="0.17910447761194" calcext:value-type="percentage">
            <text:p>17.91%</text:p>
          </table:table-cell>
          <table:table-cell table:formula="of:=[$word_counts_and_combinations.O69]/SUM([$word_counts_and_combinations.$A69:.$Q69])" office:value-type="percentage" office:value="0.0149253731343284" calcext:value-type="percentage">
            <text:p>1.49%</text:p>
          </table:table-cell>
          <table:table-cell table:formula="of:=[$word_counts_and_combinations.P69]/SUM([$word_counts_and_combinations.$A69:.$Q69])" office:value-type="percentage" office:value="0.0149253731343284" calcext:value-type="percentage">
            <text:p>1.49%</text:p>
          </table:table-cell>
          <table:table-cell table:formula="of:=[$word_counts_and_combinations.Q69]/SUM([$word_counts_and_combinations.$A69:.$Q69])" office:value-type="percentage" office:value="0" calcext:value-type="percentage">
            <text:p>0.00%</text:p>
          </table:table-cell>
        </table:table-row>
        <table:table-row table:style-name="ro1">
          <table:table-cell table:formula="of:=[$word_counts_and_combinations.A70]" office:value-type="string" office:string-value="brick" calcext:value-type="string">
            <text:p>brick</text:p>
          </table:table-cell>
          <table:table-cell table:formula="of:=[$word_counts_and_combinations.B70]/SUM([$word_counts_and_combinations.$A70:.$Q70])" office:value-type="percentage" office:value="0.00512820512820513" calcext:value-type="percentage">
            <text:p>0.51%</text:p>
          </table:table-cell>
          <table:table-cell table:formula="of:=[$word_counts_and_combinations.C70]/SUM([$word_counts_and_combinations.$A70:.$Q70])" office:value-type="percentage" office:value="0.0512820512820513" calcext:value-type="percentage">
            <text:p>5.13%</text:p>
          </table:table-cell>
          <table:table-cell table:formula="of:=[$word_counts_and_combinations.D70]/SUM([$word_counts_and_combinations.$A70:.$Q70])" office:value-type="percentage" office:value="0.0153846153846154" calcext:value-type="percentage">
            <text:p>1.54%</text:p>
          </table:table-cell>
          <table:table-cell table:formula="of:=[$word_counts_and_combinations.E70]/SUM([$word_counts_and_combinations.$A70:.$Q70])" office:value-type="percentage" office:value="0.0102564102564103" calcext:value-type="percentage">
            <text:p>1.03%</text:p>
          </table:table-cell>
          <table:table-cell table:formula="of:=[$word_counts_and_combinations.F70]/SUM([$word_counts_and_combinations.$A70:.$Q70])" office:value-type="percentage" office:value="0" calcext:value-type="percentage">
            <text:p>0.00%</text:p>
          </table:table-cell>
          <table:table-cell table:formula="of:=[$word_counts_and_combinations.G70]/SUM([$word_counts_and_combinations.$A70:.$Q70])" office:value-type="percentage" office:value="0.0153846153846154" calcext:value-type="percentage">
            <text:p>1.54%</text:p>
          </table:table-cell>
          <table:table-cell table:formula="of:=[$word_counts_and_combinations.H70]/SUM([$word_counts_and_combinations.$A70:.$Q70])" office:value-type="percentage" office:value="0.041025641025641" calcext:value-type="percentage">
            <text:p>4.10%</text:p>
          </table:table-cell>
          <table:table-cell table:formula="of:=[$word_counts_and_combinations.I70]/SUM([$word_counts_and_combinations.$A70:.$Q70])" office:value-type="percentage" office:value="0.133333333333333" calcext:value-type="percentage">
            <text:p>13.33%</text:p>
          </table:table-cell>
          <table:table-cell table:formula="of:=[$word_counts_and_combinations.J70]/SUM([$word_counts_and_combinations.$A70:.$Q70])" office:value-type="percentage" office:value="0.102564102564103" calcext:value-type="percentage">
            <text:p>10.26%</text:p>
          </table:table-cell>
          <table:table-cell table:formula="of:=[$word_counts_and_combinations.K70]/SUM([$word_counts_and_combinations.$A70:.$Q70])" office:value-type="percentage" office:value="0" calcext:value-type="percentage">
            <text:p>0.00%</text:p>
          </table:table-cell>
          <table:table-cell table:formula="of:=[$word_counts_and_combinations.L70]/SUM([$word_counts_and_combinations.$A70:.$Q70])" office:value-type="percentage" office:value="0.512820512820513" calcext:value-type="percentage">
            <text:p>51.28%</text:p>
          </table:table-cell>
          <table:table-cell table:formula="of:=[$word_counts_and_combinations.M70]/SUM([$word_counts_and_combinations.$A70:.$Q70])" office:value-type="percentage" office:value="0.112820512820513" calcext:value-type="percentage">
            <text:p>11.28%</text:p>
          </table:table-cell>
          <table:table-cell table:formula="of:=[$word_counts_and_combinations.N70]/SUM([$word_counts_and_combinations.$A70:.$Q70])" office:value-type="percentage" office:value="0" calcext:value-type="percentage">
            <text:p>0.00%</text:p>
          </table:table-cell>
          <table:table-cell table:formula="of:=[$word_counts_and_combinations.O70]/SUM([$word_counts_and_combinations.$A70:.$Q70])" office:value-type="percentage" office:value="0" calcext:value-type="percentage">
            <text:p>0.00%</text:p>
          </table:table-cell>
          <table:table-cell table:formula="of:=[$word_counts_and_combinations.P70]/SUM([$word_counts_and_combinations.$A70:.$Q70])" office:value-type="percentage" office:value="0" calcext:value-type="percentage">
            <text:p>0.00%</text:p>
          </table:table-cell>
          <table:table-cell table:formula="of:=[$word_counts_and_combinations.Q70]/SUM([$word_counts_and_combinations.$A70:.$Q70])" office:value-type="percentage" office:value="0" calcext:value-type="percentage">
            <text:p>0.00%</text:p>
          </table:table-cell>
        </table:table-row>
        <table:table-row table:style-name="ro1">
          <table:table-cell table:formula="of:=[$word_counts_and_combinations.A71]" office:value-type="string" office:string-value="ride" calcext:value-type="string">
            <text:p>ride</text:p>
          </table:table-cell>
          <table:table-cell table:formula="of:=[$word_counts_and_combinations.B71]/SUM([$word_counts_and_combinations.$A71:.$Q71])" office:value-type="percentage" office:value="0.00423728813559322" calcext:value-type="percentage">
            <text:p>0.42%</text:p>
          </table:table-cell>
          <table:table-cell table:formula="of:=[$word_counts_and_combinations.C71]/SUM([$word_counts_and_combinations.$A71:.$Q71])" office:value-type="percentage" office:value="0.0127118644067797" calcext:value-type="percentage">
            <text:p>1.27%</text:p>
          </table:table-cell>
          <table:table-cell table:formula="of:=[$word_counts_and_combinations.D71]/SUM([$word_counts_and_combinations.$A71:.$Q71])" office:value-type="percentage" office:value="0.0423728813559322" calcext:value-type="percentage">
            <text:p>4.24%</text:p>
          </table:table-cell>
          <table:table-cell table:formula="of:=[$word_counts_and_combinations.E71]/SUM([$word_counts_and_combinations.$A71:.$Q71])" office:value-type="percentage" office:value="0" calcext:value-type="percentage">
            <text:p>0.00%</text:p>
          </table:table-cell>
          <table:table-cell table:formula="of:=[$word_counts_and_combinations.F71]/SUM([$word_counts_and_combinations.$A71:.$Q71])" office:value-type="percentage" office:value="0.0105932203389831" calcext:value-type="percentage">
            <text:p>1.06%</text:p>
          </table:table-cell>
          <table:table-cell table:formula="of:=[$word_counts_and_combinations.G71]/SUM([$word_counts_and_combinations.$A71:.$Q71])" office:value-type="percentage" office:value="0.0148305084745763" calcext:value-type="percentage">
            <text:p>1.48%</text:p>
          </table:table-cell>
          <table:table-cell table:formula="of:=[$word_counts_and_combinations.H71]/SUM([$word_counts_and_combinations.$A71:.$Q71])" office:value-type="percentage" office:value="0" calcext:value-type="percentage">
            <text:p>0.00%</text:p>
          </table:table-cell>
          <table:table-cell table:formula="of:=[$word_counts_and_combinations.I71]/SUM([$word_counts_and_combinations.$A71:.$Q71])" office:value-type="percentage" office:value="0.0148305084745763" calcext:value-type="percentage">
            <text:p>1.48%</text:p>
          </table:table-cell>
          <table:table-cell table:formula="of:=[$word_counts_and_combinations.J71]/SUM([$word_counts_and_combinations.$A71:.$Q71])" office:value-type="percentage" office:value="0.347457627118644" calcext:value-type="percentage">
            <text:p>34.75%</text:p>
          </table:table-cell>
          <table:table-cell table:formula="of:=[$word_counts_and_combinations.K71]/SUM([$word_counts_and_combinations.$A71:.$Q71])" office:value-type="percentage" office:value="0.00211864406779661" calcext:value-type="percentage">
            <text:p>0.21%</text:p>
          </table:table-cell>
          <table:table-cell table:formula="of:=[$word_counts_and_combinations.L71]/SUM([$word_counts_and_combinations.$A71:.$Q71])" office:value-type="percentage" office:value="0.334745762711864" calcext:value-type="percentage">
            <text:p>33.47%</text:p>
          </table:table-cell>
          <table:table-cell table:formula="of:=[$word_counts_and_combinations.M71]/SUM([$word_counts_and_combinations.$A71:.$Q71])" office:value-type="percentage" office:value="0.0254237288135593" calcext:value-type="percentage">
            <text:p>2.54%</text:p>
          </table:table-cell>
          <table:table-cell table:formula="of:=[$word_counts_and_combinations.N71]/SUM([$word_counts_and_combinations.$A71:.$Q71])" office:value-type="percentage" office:value="0.086864406779661" calcext:value-type="percentage">
            <text:p>8.69%</text:p>
          </table:table-cell>
          <table:table-cell table:formula="of:=[$word_counts_and_combinations.O71]/SUM([$word_counts_and_combinations.$A71:.$Q71])" office:value-type="percentage" office:value="0.0805084745762712" calcext:value-type="percentage">
            <text:p>8.05%</text:p>
          </table:table-cell>
          <table:table-cell table:formula="of:=[$word_counts_and_combinations.P71]/SUM([$word_counts_and_combinations.$A71:.$Q71])" office:value-type="percentage" office:value="0.0169491525423729" calcext:value-type="percentage">
            <text:p>1.69%</text:p>
          </table:table-cell>
          <table:table-cell table:formula="of:=[$word_counts_and_combinations.Q71]/SUM([$word_counts_and_combinations.$A71:.$Q71])" office:value-type="percentage" office:value="0.00635593220338983" calcext:value-type="percentage">
            <text:p>0.64%</text:p>
          </table:table-cell>
        </table:table-row>
        <table:table-row table:style-name="ro1">
          <table:table-cell table:formula="of:=[$word_counts_and_combinations.A72]" office:value-type="string" office:string-value="light" calcext:value-type="string">
            <text:p>light</text:p>
          </table:table-cell>
          <table:table-cell table:formula="of:=[$word_counts_and_combinations.B72]/SUM([$word_counts_and_combinations.$A72:.$Q72])" office:value-type="percentage" office:value="0.0553359683794466" calcext:value-type="percentage">
            <text:p>5.53%</text:p>
          </table:table-cell>
          <table:table-cell table:formula="of:=[$word_counts_and_combinations.C72]/SUM([$word_counts_and_combinations.$A72:.$Q72])" office:value-type="percentage" office:value="0.0671936758893281" calcext:value-type="percentage">
            <text:p>6.72%</text:p>
          </table:table-cell>
          <table:table-cell table:formula="of:=[$word_counts_and_combinations.D72]/SUM([$word_counts_and_combinations.$A72:.$Q72])" office:value-type="percentage" office:value="0.150197628458498" calcext:value-type="percentage">
            <text:p>15.02%</text:p>
          </table:table-cell>
          <table:table-cell table:formula="of:=[$word_counts_and_combinations.E72]/SUM([$word_counts_and_combinations.$A72:.$Q72])" office:value-type="percentage" office:value="0.0197628458498024" calcext:value-type="percentage">
            <text:p>1.98%</text:p>
          </table:table-cell>
          <table:table-cell table:formula="of:=[$word_counts_and_combinations.F72]/SUM([$word_counts_and_combinations.$A72:.$Q72])" office:value-type="percentage" office:value="0.0197628458498024" calcext:value-type="percentage">
            <text:p>1.98%</text:p>
          </table:table-cell>
          <table:table-cell table:formula="of:=[$word_counts_and_combinations.G72]/SUM([$word_counts_and_combinations.$A72:.$Q72])" office:value-type="percentage" office:value="0.0355731225296443" calcext:value-type="percentage">
            <text:p>3.56%</text:p>
          </table:table-cell>
          <table:table-cell table:formula="of:=[$word_counts_and_combinations.H72]/SUM([$word_counts_and_combinations.$A72:.$Q72])" office:value-type="percentage" office:value="0.0395256916996047" calcext:value-type="percentage">
            <text:p>3.95%</text:p>
          </table:table-cell>
          <table:table-cell table:formula="of:=[$word_counts_and_combinations.I72]/SUM([$word_counts_and_combinations.$A72:.$Q72])" office:value-type="percentage" office:value="0.0276679841897233" calcext:value-type="percentage">
            <text:p>2.77%</text:p>
          </table:table-cell>
          <table:table-cell table:formula="of:=[$word_counts_and_combinations.J72]/SUM([$word_counts_and_combinations.$A72:.$Q72])" office:value-type="percentage" office:value="0.0988142292490119" calcext:value-type="percentage">
            <text:p>9.88%</text:p>
          </table:table-cell>
          <table:table-cell table:formula="of:=[$word_counts_and_combinations.K72]/SUM([$word_counts_and_combinations.$A72:.$Q72])" office:value-type="percentage" office:value="0.00395256916996047" calcext:value-type="percentage">
            <text:p>0.40%</text:p>
          </table:table-cell>
          <table:table-cell table:formula="of:=[$word_counts_and_combinations.L72]/SUM([$word_counts_and_combinations.$A72:.$Q72])" office:value-type="percentage" office:value="0.280632411067194" calcext:value-type="percentage">
            <text:p>28.06%</text:p>
          </table:table-cell>
          <table:table-cell table:formula="of:=[$word_counts_and_combinations.M72]/SUM([$word_counts_and_combinations.$A72:.$Q72])" office:value-type="percentage" office:value="0.0355731225296443" calcext:value-type="percentage">
            <text:p>3.56%</text:p>
          </table:table-cell>
          <table:table-cell table:formula="of:=[$word_counts_and_combinations.N72]/SUM([$word_counts_and_combinations.$A72:.$Q72])" office:value-type="percentage" office:value="0.0790513833992095" calcext:value-type="percentage">
            <text:p>7.91%</text:p>
          </table:table-cell>
          <table:table-cell table:formula="of:=[$word_counts_and_combinations.O72]/SUM([$word_counts_and_combinations.$A72:.$Q72])" office:value-type="percentage" office:value="0.0592885375494071" calcext:value-type="percentage">
            <text:p>5.93%</text:p>
          </table:table-cell>
          <table:table-cell table:formula="of:=[$word_counts_and_combinations.P72]/SUM([$word_counts_and_combinations.$A72:.$Q72])" office:value-type="percentage" office:value="0.0158102766798419" calcext:value-type="percentage">
            <text:p>1.58%</text:p>
          </table:table-cell>
          <table:table-cell table:formula="of:=[$word_counts_and_combinations.Q72]/SUM([$word_counts_and_combinations.$A72:.$Q72])" office:value-type="percentage" office:value="0.0118577075098814" calcext:value-type="percentage">
            <text:p>1.19%</text:p>
          </table:table-cell>
        </table:table-row>
        <table:table-row table:style-name="ro1">
          <table:table-cell table:formula="of:=[$word_counts_and_combinations.A73]" office:value-type="string" office:string-value="cart" calcext:value-type="string">
            <text:p>cart</text:p>
          </table:table-cell>
          <table:table-cell table:formula="of:=[$word_counts_and_combinations.B73]/SUM([$word_counts_and_combinations.$A73:.$Q73])" office:value-type="percentage" office:value="0.2" calcext:value-type="percentage">
            <text:p>20.00%</text:p>
          </table:table-cell>
          <table:table-cell table:formula="of:=[$word_counts_and_combinations.C73]/SUM([$word_counts_and_combinations.$A73:.$Q73])" office:value-type="percentage" office:value="0.00526315789473684" calcext:value-type="percentage">
            <text:p>0.53%</text:p>
          </table:table-cell>
          <table:table-cell table:formula="of:=[$word_counts_and_combinations.D73]/SUM([$word_counts_and_combinations.$A73:.$Q73])" office:value-type="percentage" office:value="0.0210526315789474" calcext:value-type="percentage">
            <text:p>2.11%</text:p>
          </table:table-cell>
          <table:table-cell table:formula="of:=[$word_counts_and_combinations.E73]/SUM([$word_counts_and_combinations.$A73:.$Q73])" office:value-type="percentage" office:value="0" calcext:value-type="percentage">
            <text:p>0.00%</text:p>
          </table:table-cell>
          <table:table-cell table:formula="of:=[$word_counts_and_combinations.F73]/SUM([$word_counts_and_combinations.$A73:.$Q73])" office:value-type="percentage" office:value="0" calcext:value-type="percentage">
            <text:p>0.00%</text:p>
          </table:table-cell>
          <table:table-cell table:formula="of:=[$word_counts_and_combinations.G73]/SUM([$word_counts_and_combinations.$A73:.$Q73])" office:value-type="percentage" office:value="0.0157894736842105" calcext:value-type="percentage">
            <text:p>1.58%</text:p>
          </table:table-cell>
          <table:table-cell table:formula="of:=[$word_counts_and_combinations.H73]/SUM([$word_counts_and_combinations.$A73:.$Q73])" office:value-type="percentage" office:value="0.0473684210526316" calcext:value-type="percentage">
            <text:p>4.74%</text:p>
          </table:table-cell>
          <table:table-cell table:formula="of:=[$word_counts_and_combinations.I73]/SUM([$word_counts_and_combinations.$A73:.$Q73])" office:value-type="percentage" office:value="0" calcext:value-type="percentage">
            <text:p>0.00%</text:p>
          </table:table-cell>
          <table:table-cell table:formula="of:=[$word_counts_and_combinations.J73]/SUM([$word_counts_and_combinations.$A73:.$Q73])" office:value-type="percentage" office:value="0.0315789473684211" calcext:value-type="percentage">
            <text:p>3.16%</text:p>
          </table:table-cell>
          <table:table-cell table:formula="of:=[$word_counts_and_combinations.K73]/SUM([$word_counts_and_combinations.$A73:.$Q73])" office:value-type="percentage" office:value="0.00526315789473684" calcext:value-type="percentage">
            <text:p>0.53%</text:p>
          </table:table-cell>
          <table:table-cell table:formula="of:=[$word_counts_and_combinations.L73]/SUM([$word_counts_and_combinations.$A73:.$Q73])" office:value-type="percentage" office:value="0.610526315789474" calcext:value-type="percentage">
            <text:p>61.05%</text:p>
          </table:table-cell>
          <table:table-cell table:formula="of:=[$word_counts_and_combinations.M73]/SUM([$word_counts_and_combinations.$A73:.$Q73])" office:value-type="percentage" office:value="0.0157894736842105" calcext:value-type="percentage">
            <text:p>1.58%</text:p>
          </table:table-cell>
          <table:table-cell table:formula="of:=[$word_counts_and_combinations.N73]/SUM([$word_counts_and_combinations.$A73:.$Q73])" office:value-type="percentage" office:value="0.0473684210526316" calcext:value-type="percentage">
            <text:p>4.74%</text:p>
          </table:table-cell>
          <table:table-cell table:formula="of:=[$word_counts_and_combinations.O73]/SUM([$word_counts_and_combinations.$A73:.$Q73])" office:value-type="percentage" office:value="0" calcext:value-type="percentage">
            <text:p>0.00%</text:p>
          </table:table-cell>
          <table:table-cell table:formula="of:=[$word_counts_and_combinations.P73]/SUM([$word_counts_and_combinations.$A73:.$Q73])" office:value-type="percentage" office:value="0" calcext:value-type="percentage">
            <text:p>0.00%</text:p>
          </table:table-cell>
          <table:table-cell table:formula="of:=[$word_counts_and_combinations.Q73]/SUM([$word_counts_and_combinations.$A73:.$Q73])" office:value-type="percentage" office:value="0" calcext:value-type="percentage">
            <text:p>0.00%</text:p>
          </table:table-cell>
        </table:table-row>
        <table:table-row table:style-name="ro1">
          <table:table-cell table:formula="of:=[$word_counts_and_combinations.A74]" office:value-type="string" office:string-value="lake" calcext:value-type="string">
            <text:p>lake</text:p>
          </table:table-cell>
          <table:table-cell table:formula="of:=[$word_counts_and_combinations.B74]/SUM([$word_counts_and_combinations.$A74:.$Q74])" office:value-type="percentage" office:value="0" calcext:value-type="percentage">
            <text:p>0.00%</text:p>
          </table:table-cell>
          <table:table-cell table:formula="of:=[$word_counts_and_combinations.C74]/SUM([$word_counts_and_combinations.$A74:.$Q74])" office:value-type="percentage" office:value="0" calcext:value-type="percentage">
            <text:p>0.00%</text:p>
          </table:table-cell>
          <table:table-cell table:formula="of:=[$word_counts_and_combinations.D74]/SUM([$word_counts_and_combinations.$A74:.$Q74])" office:value-type="percentage" office:value="0" calcext:value-type="percentage">
            <text:p>0.00%</text:p>
          </table:table-cell>
          <table:table-cell table:formula="of:=[$word_counts_and_combinations.E74]/SUM([$word_counts_and_combinations.$A74:.$Q74])" office:value-type="percentage" office:value="0" calcext:value-type="percentage">
            <text:p>0.00%</text:p>
          </table:table-cell>
          <table:table-cell table:formula="of:=[$word_counts_and_combinations.F74]/SUM([$word_counts_and_combinations.$A74:.$Q74])" office:value-type="percentage" office:value="0" calcext:value-type="percentage">
            <text:p>0.00%</text:p>
          </table:table-cell>
          <table:table-cell table:formula="of:=[$word_counts_and_combinations.G74]/SUM([$word_counts_and_combinations.$A74:.$Q74])" office:value-type="percentage" office:value="0" calcext:value-type="percentage">
            <text:p>0.00%</text:p>
          </table:table-cell>
          <table:table-cell table:formula="of:=[$word_counts_and_combinations.H74]/SUM([$word_counts_and_combinations.$A74:.$Q74])" office:value-type="percentage" office:value="0" calcext:value-type="percentage">
            <text:p>0.00%</text:p>
          </table:table-cell>
          <table:table-cell table:formula="of:=[$word_counts_and_combinations.I74]/SUM([$word_counts_and_combinations.$A74:.$Q74])" office:value-type="percentage" office:value="0" calcext:value-type="percentage">
            <text:p>0.00%</text:p>
          </table:table-cell>
          <table:table-cell table:formula="of:=[$word_counts_and_combinations.J74]/SUM([$word_counts_and_combinations.$A74:.$Q74])" office:value-type="percentage" office:value="0.125" calcext:value-type="percentage">
            <text:p>12.50%</text:p>
          </table:table-cell>
          <table:table-cell table:formula="of:=[$word_counts_and_combinations.K74]/SUM([$word_counts_and_combinations.$A74:.$Q74])" office:value-type="percentage" office:value="0" calcext:value-type="percentage">
            <text:p>0.00%</text:p>
          </table:table-cell>
          <table:table-cell table:formula="of:=[$word_counts_and_combinations.L74]/SUM([$word_counts_and_combinations.$A74:.$Q74])" office:value-type="percentage" office:value="0.0078125" calcext:value-type="percentage">
            <text:p>0.78%</text:p>
          </table:table-cell>
          <table:table-cell table:formula="of:=[$word_counts_and_combinations.M74]/SUM([$word_counts_and_combinations.$A74:.$Q74])" office:value-type="percentage" office:value="0.0078125" calcext:value-type="percentage">
            <text:p>0.78%</text:p>
          </table:table-cell>
          <table:table-cell table:formula="of:=[$word_counts_and_combinations.N74]/SUM([$word_counts_and_combinations.$A74:.$Q74])" office:value-type="percentage" office:value="0.09375" calcext:value-type="percentage">
            <text:p>9.38%</text:p>
          </table:table-cell>
          <table:table-cell table:formula="of:=[$word_counts_and_combinations.O74]/SUM([$word_counts_and_combinations.$A74:.$Q74])" office:value-type="percentage" office:value="0.7109375" calcext:value-type="percentage">
            <text:p>71.09%</text:p>
          </table:table-cell>
          <table:table-cell table:formula="of:=[$word_counts_and_combinations.P74]/SUM([$word_counts_and_combinations.$A74:.$Q74])" office:value-type="percentage" office:value="0.0546875" calcext:value-type="percentage">
            <text:p>5.47%</text:p>
          </table:table-cell>
          <table:table-cell table:formula="of:=[$word_counts_and_combinations.Q74]/SUM([$word_counts_and_combinations.$A74:.$Q74])" office:value-type="percentage" office:value="0" calcext:value-type="percentage">
            <text:p>0.00%</text:p>
          </table:table-cell>
        </table:table-row>
        <table:table-row table:style-name="ro1">
          <table:table-cell table:formula="of:=[$word_counts_and_combinations.A75]" office:value-type="string" office:string-value="truck" calcext:value-type="string">
            <text:p>truck</text:p>
          </table:table-cell>
          <table:table-cell table:formula="of:=[$word_counts_and_combinations.B75]/SUM([$word_counts_and_combinations.$A75:.$Q75])" office:value-type="percentage" office:value="0.0140845070422535" calcext:value-type="percentage">
            <text:p>1.41%</text:p>
          </table:table-cell>
          <table:table-cell table:formula="of:=[$word_counts_and_combinations.C75]/SUM([$word_counts_and_combinations.$A75:.$Q75])" office:value-type="percentage" office:value="0.00704225352112676" calcext:value-type="percentage">
            <text:p>0.70%</text:p>
          </table:table-cell>
          <table:table-cell table:formula="of:=[$word_counts_and_combinations.D75]/SUM([$word_counts_and_combinations.$A75:.$Q75])" office:value-type="percentage" office:value="0" calcext:value-type="percentage">
            <text:p>0.00%</text:p>
          </table:table-cell>
          <table:table-cell table:formula="of:=[$word_counts_and_combinations.E75]/SUM([$word_counts_and_combinations.$A75:.$Q75])" office:value-type="percentage" office:value="0" calcext:value-type="percentage">
            <text:p>0.00%</text:p>
          </table:table-cell>
          <table:table-cell table:formula="of:=[$word_counts_and_combinations.F75]/SUM([$word_counts_and_combinations.$A75:.$Q75])" office:value-type="percentage" office:value="0" calcext:value-type="percentage">
            <text:p>0.00%</text:p>
          </table:table-cell>
          <table:table-cell table:formula="of:=[$word_counts_and_combinations.G75]/SUM([$word_counts_and_combinations.$A75:.$Q75])" office:value-type="percentage" office:value="0.0140845070422535" calcext:value-type="percentage">
            <text:p>1.41%</text:p>
          </table:table-cell>
          <table:table-cell table:formula="of:=[$word_counts_and_combinations.H75]/SUM([$word_counts_and_combinations.$A75:.$Q75])" office:value-type="percentage" office:value="0.0633802816901408" calcext:value-type="percentage">
            <text:p>6.34%</text:p>
          </table:table-cell>
          <table:table-cell table:formula="of:=[$word_counts_and_combinations.I75]/SUM([$word_counts_and_combinations.$A75:.$Q75])" office:value-type="percentage" office:value="0.00704225352112676" calcext:value-type="percentage">
            <text:p>0.70%</text:p>
          </table:table-cell>
          <table:table-cell table:formula="of:=[$word_counts_and_combinations.J75]/SUM([$word_counts_and_combinations.$A75:.$Q75])" office:value-type="percentage" office:value="0.0140845070422535" calcext:value-type="percentage">
            <text:p>1.41%</text:p>
          </table:table-cell>
          <table:table-cell table:formula="of:=[$word_counts_and_combinations.K75]/SUM([$word_counts_and_combinations.$A75:.$Q75])" office:value-type="percentage" office:value="0" calcext:value-type="percentage">
            <text:p>0.00%</text:p>
          </table:table-cell>
          <table:table-cell table:formula="of:=[$word_counts_and_combinations.L75]/SUM([$word_counts_and_combinations.$A75:.$Q75])" office:value-type="percentage" office:value="0.746478873239437" calcext:value-type="percentage">
            <text:p>74.65%</text:p>
          </table:table-cell>
          <table:table-cell table:formula="of:=[$word_counts_and_combinations.M75]/SUM([$word_counts_and_combinations.$A75:.$Q75])" office:value-type="percentage" office:value="0.105633802816901" calcext:value-type="percentage">
            <text:p>10.56%</text:p>
          </table:table-cell>
          <table:table-cell table:formula="of:=[$word_counts_and_combinations.N75]/SUM([$word_counts_and_combinations.$A75:.$Q75])" office:value-type="percentage" office:value="0.0140845070422535" calcext:value-type="percentage">
            <text:p>1.41%</text:p>
          </table:table-cell>
          <table:table-cell table:formula="of:=[$word_counts_and_combinations.O75]/SUM([$word_counts_and_combinations.$A75:.$Q75])" office:value-type="percentage" office:value="0.0140845070422535" calcext:value-type="percentage">
            <text:p>1.41%</text:p>
          </table:table-cell>
          <table:table-cell table:formula="of:=[$word_counts_and_combinations.P75]/SUM([$word_counts_and_combinations.$A75:.$Q75])" office:value-type="percentage" office:value="0" calcext:value-type="percentage">
            <text:p>0.00%</text:p>
          </table:table-cell>
          <table:table-cell table:formula="of:=[$word_counts_and_combinations.Q75]/SUM([$word_counts_and_combinations.$A75:.$Q75])" office:value-type="percentage" office:value="0" calcext:value-type="percentage">
            <text:p>0.00%</text:p>
          </table:table-cell>
        </table:table-row>
        <table:table-row table:style-name="ro1">
          <table:table-cell table:formula="of:=[$word_counts_and_combinations.A76]" office:value-type="string" office:string-value="hill" calcext:value-type="string">
            <text:p>hill</text:p>
          </table:table-cell>
          <table:table-cell table:formula="of:=[$word_counts_and_combinations.B76]/SUM([$word_counts_and_combinations.$A76:.$Q76])" office:value-type="percentage" office:value="0" calcext:value-type="percentage">
            <text:p>0.00%</text:p>
          </table:table-cell>
          <table:table-cell table:formula="of:=[$word_counts_and_combinations.C76]/SUM([$word_counts_and_combinations.$A76:.$Q76])" office:value-type="percentage" office:value="0" calcext:value-type="percentage">
            <text:p>0.00%</text:p>
          </table:table-cell>
          <table:table-cell table:formula="of:=[$word_counts_and_combinations.D76]/SUM([$word_counts_and_combinations.$A76:.$Q76])" office:value-type="percentage" office:value="0" calcext:value-type="percentage">
            <text:p>0.00%</text:p>
          </table:table-cell>
          <table:table-cell table:formula="of:=[$word_counts_and_combinations.E76]/SUM([$word_counts_and_combinations.$A76:.$Q76])" office:value-type="percentage" office:value="0" calcext:value-type="percentage">
            <text:p>0.00%</text:p>
          </table:table-cell>
          <table:table-cell table:formula="of:=[$word_counts_and_combinations.F76]/SUM([$word_counts_and_combinations.$A76:.$Q76])" office:value-type="percentage" office:value="0" calcext:value-type="percentage">
            <text:p>0.00%</text:p>
          </table:table-cell>
          <table:table-cell table:formula="of:=[$word_counts_and_combinations.G76]/SUM([$word_counts_and_combinations.$A76:.$Q76])" office:value-type="percentage" office:value="0" calcext:value-type="percentage">
            <text:p>0.00%</text:p>
          </table:table-cell>
          <table:table-cell table:formula="of:=[$word_counts_and_combinations.H76]/SUM([$word_counts_and_combinations.$A76:.$Q76])" office:value-type="percentage" office:value="0" calcext:value-type="percentage">
            <text:p>0.00%</text:p>
          </table:table-cell>
          <table:table-cell table:formula="of:=[$word_counts_and_combinations.I76]/SUM([$word_counts_and_combinations.$A76:.$Q76])" office:value-type="percentage" office:value="0.0239234449760766" calcext:value-type="percentage">
            <text:p>2.39%</text:p>
          </table:table-cell>
          <table:table-cell table:formula="of:=[$word_counts_and_combinations.J76]/SUM([$word_counts_and_combinations.$A76:.$Q76])" office:value-type="percentage" office:value="0.0813397129186603" calcext:value-type="percentage">
            <text:p>8.13%</text:p>
          </table:table-cell>
          <table:table-cell table:formula="of:=[$word_counts_and_combinations.K76]/SUM([$word_counts_and_combinations.$A76:.$Q76])" office:value-type="percentage" office:value="0" calcext:value-type="percentage">
            <text:p>0.00%</text:p>
          </table:table-cell>
          <table:table-cell table:formula="of:=[$word_counts_and_combinations.L76]/SUM([$word_counts_and_combinations.$A76:.$Q76])" office:value-type="percentage" office:value="0.076555023923445" calcext:value-type="percentage">
            <text:p>7.66%</text:p>
          </table:table-cell>
          <table:table-cell table:formula="of:=[$word_counts_and_combinations.M76]/SUM([$word_counts_and_combinations.$A76:.$Q76])" office:value-type="percentage" office:value="0.00478468899521531" calcext:value-type="percentage">
            <text:p>0.48%</text:p>
          </table:table-cell>
          <table:table-cell table:formula="of:=[$word_counts_and_combinations.N76]/SUM([$word_counts_and_combinations.$A76:.$Q76])" office:value-type="percentage" office:value="0.205741626794258" calcext:value-type="percentage">
            <text:p>20.57%</text:p>
          </table:table-cell>
          <table:table-cell table:formula="of:=[$word_counts_and_combinations.O76]/SUM([$word_counts_and_combinations.$A76:.$Q76])" office:value-type="percentage" office:value="0.0861244019138756" calcext:value-type="percentage">
            <text:p>8.61%</text:p>
          </table:table-cell>
          <table:table-cell table:formula="of:=[$word_counts_and_combinations.P76]/SUM([$word_counts_and_combinations.$A76:.$Q76])" office:value-type="percentage" office:value="0.468899521531101" calcext:value-type="percentage">
            <text:p>46.89%</text:p>
          </table:table-cell>
          <table:table-cell table:formula="of:=[$word_counts_and_combinations.Q76]/SUM([$word_counts_and_combinations.$A76:.$Q76])" office:value-type="percentage" office:value="0.0526315789473684" calcext:value-type="percentage">
            <text:p>5.26%</text:p>
          </table:table-cell>
        </table:table-row>
        <table:table-row table:style-name="ro1">
          <table:table-cell table:formula="of:=[$word_counts_and_combinations.A77]" office:value-type="string" office:string-value="sweater" calcext:value-type="string">
            <text:p>sweater</text:p>
          </table:table-cell>
          <table:table-cell table:formula="of:=[$word_counts_and_combinations.B77]/SUM([$word_counts_and_combinations.$A77:.$Q77])" office:value-type="percentage" office:value="0.123287671232877" calcext:value-type="percentage">
            <text:p>12.33%</text:p>
          </table:table-cell>
          <table:table-cell table:formula="of:=[$word_counts_and_combinations.C77]/SUM([$word_counts_and_combinations.$A77:.$Q77])" office:value-type="percentage" office:value="0.150684931506849" calcext:value-type="percentage">
            <text:p>15.07%</text:p>
          </table:table-cell>
          <table:table-cell table:formula="of:=[$word_counts_and_combinations.D77]/SUM([$word_counts_and_combinations.$A77:.$Q77])" office:value-type="percentage" office:value="0.0205479452054794" calcext:value-type="percentage">
            <text:p>2.05%</text:p>
          </table:table-cell>
          <table:table-cell table:formula="of:=[$word_counts_and_combinations.E77]/SUM([$word_counts_and_combinations.$A77:.$Q77])" office:value-type="percentage" office:value="0.0821917808219178" calcext:value-type="percentage">
            <text:p>8.22%</text:p>
          </table:table-cell>
          <table:table-cell table:formula="of:=[$word_counts_and_combinations.F77]/SUM([$word_counts_and_combinations.$A77:.$Q77])" office:value-type="percentage" office:value="0.0273972602739726" calcext:value-type="percentage">
            <text:p>2.74%</text:p>
          </table:table-cell>
          <table:table-cell table:formula="of:=[$word_counts_and_combinations.G77]/SUM([$word_counts_and_combinations.$A77:.$Q77])" office:value-type="percentage" office:value="0.0547945205479452" calcext:value-type="percentage">
            <text:p>5.48%</text:p>
          </table:table-cell>
          <table:table-cell table:formula="of:=[$word_counts_and_combinations.H77]/SUM([$word_counts_and_combinations.$A77:.$Q77])" office:value-type="percentage" office:value="0.0205479452054794" calcext:value-type="percentage">
            <text:p>2.05%</text:p>
          </table:table-cell>
          <table:table-cell table:formula="of:=[$word_counts_and_combinations.I77]/SUM([$word_counts_and_combinations.$A77:.$Q77])" office:value-type="percentage" office:value="0.0342465753424658" calcext:value-type="percentage">
            <text:p>3.42%</text:p>
          </table:table-cell>
          <table:table-cell table:formula="of:=[$word_counts_and_combinations.J77]/SUM([$word_counts_and_combinations.$A77:.$Q77])" office:value-type="percentage" office:value="0.10958904109589" calcext:value-type="percentage">
            <text:p>10.96%</text:p>
          </table:table-cell>
          <table:table-cell table:formula="of:=[$word_counts_and_combinations.K77]/SUM([$word_counts_and_combinations.$A77:.$Q77])" office:value-type="percentage" office:value="0" calcext:value-type="percentage">
            <text:p>0.00%</text:p>
          </table:table-cell>
          <table:table-cell table:formula="of:=[$word_counts_and_combinations.L77]/SUM([$word_counts_and_combinations.$A77:.$Q77])" office:value-type="percentage" office:value="0.23972602739726" calcext:value-type="percentage">
            <text:p>23.97%</text:p>
          </table:table-cell>
          <table:table-cell table:formula="of:=[$word_counts_and_combinations.M77]/SUM([$word_counts_and_combinations.$A77:.$Q77])" office:value-type="percentage" office:value="0.0684931506849315" calcext:value-type="percentage">
            <text:p>6.85%</text:p>
          </table:table-cell>
          <table:table-cell table:formula="of:=[$word_counts_and_combinations.N77]/SUM([$word_counts_and_combinations.$A77:.$Q77])" office:value-type="percentage" office:value="0.0342465753424658" calcext:value-type="percentage">
            <text:p>3.42%</text:p>
          </table:table-cell>
          <table:table-cell table:formula="of:=[$word_counts_and_combinations.O77]/SUM([$word_counts_and_combinations.$A77:.$Q77])" office:value-type="percentage" office:value="0.0136986301369863" calcext:value-type="percentage">
            <text:p>1.37%</text:p>
          </table:table-cell>
          <table:table-cell table:formula="of:=[$word_counts_and_combinations.P77]/SUM([$word_counts_and_combinations.$A77:.$Q77])" office:value-type="percentage" office:value="0.00684931506849315" calcext:value-type="percentage">
            <text:p>0.68%</text:p>
          </table:table-cell>
          <table:table-cell table:formula="of:=[$word_counts_and_combinations.Q77]/SUM([$word_counts_and_combinations.$A77:.$Q77])" office:value-type="percentage" office:value="0.0136986301369863" calcext:value-type="percentage">
            <text:p>1.37%</text:p>
          </table:table-cell>
        </table:table-row>
        <table:table-row table:style-name="ro1">
          <table:table-cell table:formula="of:=[$word_counts_and_combinations.A78]" office:value-type="string" office:string-value="laying" calcext:value-type="string">
            <text:p>laying</text:p>
          </table:table-cell>
          <table:table-cell table:formula="of:=[$word_counts_and_combinations.B78]/SUM([$word_counts_and_combinations.$A78:.$Q78])" office:value-type="percentage" office:value="0.0118577075098814" calcext:value-type="percentage">
            <text:p>1.19%</text:p>
          </table:table-cell>
          <table:table-cell table:formula="of:=[$word_counts_and_combinations.C78]/SUM([$word_counts_and_combinations.$A78:.$Q78])" office:value-type="percentage" office:value="0.11133069828722" calcext:value-type="percentage">
            <text:p>11.13%</text:p>
          </table:table-cell>
          <table:table-cell table:formula="of:=[$word_counts_and_combinations.D78]/SUM([$word_counts_and_combinations.$A78:.$Q78])" office:value-type="percentage" office:value="0.146245059288538" calcext:value-type="percentage">
            <text:p>14.62%</text:p>
          </table:table-cell>
          <table:table-cell table:formula="of:=[$word_counts_and_combinations.E78]/SUM([$word_counts_and_combinations.$A78:.$Q78])" office:value-type="percentage" office:value="0.0151515151515152" calcext:value-type="percentage">
            <text:p>1.52%</text:p>
          </table:table-cell>
          <table:table-cell table:formula="of:=[$word_counts_and_combinations.F78]/SUM([$word_counts_and_combinations.$A78:.$Q78])" office:value-type="percentage" office:value="0.0184453227931489" calcext:value-type="percentage">
            <text:p>1.84%</text:p>
          </table:table-cell>
          <table:table-cell table:formula="of:=[$word_counts_and_combinations.G78]/SUM([$word_counts_and_combinations.$A78:.$Q78])" office:value-type="percentage" office:value="0.0217391304347826" calcext:value-type="percentage">
            <text:p>2.17%</text:p>
          </table:table-cell>
          <table:table-cell table:formula="of:=[$word_counts_and_combinations.H78]/SUM([$word_counts_and_combinations.$A78:.$Q78])" office:value-type="percentage" office:value="0.0072463768115942" calcext:value-type="percentage">
            <text:p>0.72%</text:p>
          </table:table-cell>
          <table:table-cell table:formula="of:=[$word_counts_and_combinations.I78]/SUM([$word_counts_and_combinations.$A78:.$Q78])" office:value-type="percentage" office:value="0.0368906455862978" calcext:value-type="percentage">
            <text:p>3.69%</text:p>
          </table:table-cell>
          <table:table-cell table:formula="of:=[$word_counts_and_combinations.J78]/SUM([$word_counts_and_combinations.$A78:.$Q78])" office:value-type="percentage" office:value="0.283267457180501" calcext:value-type="percentage">
            <text:p>28.33%</text:p>
          </table:table-cell>
          <table:table-cell table:formula="of:=[$word_counts_and_combinations.K78]/SUM([$word_counts_and_combinations.$A78:.$Q78])" office:value-type="percentage" office:value="0" calcext:value-type="percentage">
            <text:p>0.00%</text:p>
          </table:table-cell>
          <table:table-cell table:formula="of:=[$word_counts_and_combinations.L78]/SUM([$word_counts_and_combinations.$A78:.$Q78])" office:value-type="percentage" office:value="0.138339920948617" calcext:value-type="percentage">
            <text:p>13.83%</text:p>
          </table:table-cell>
          <table:table-cell table:formula="of:=[$word_counts_and_combinations.M78]/SUM([$word_counts_and_combinations.$A78:.$Q78])" office:value-type="percentage" office:value="0.0368906455862978" calcext:value-type="percentage">
            <text:p>3.69%</text:p>
          </table:table-cell>
          <table:table-cell table:formula="of:=[$word_counts_and_combinations.N78]/SUM([$word_counts_and_combinations.$A78:.$Q78])" office:value-type="percentage" office:value="0.0810276679841897" calcext:value-type="percentage">
            <text:p>8.10%</text:p>
          </table:table-cell>
          <table:table-cell table:formula="of:=[$word_counts_and_combinations.O78]/SUM([$word_counts_and_combinations.$A78:.$Q78])" office:value-type="percentage" office:value="0.0764163372859025" calcext:value-type="percentage">
            <text:p>7.64%</text:p>
          </table:table-cell>
          <table:table-cell table:formula="of:=[$word_counts_and_combinations.P78]/SUM([$word_counts_and_combinations.$A78:.$Q78])" office:value-type="percentage" office:value="0.00263504611330698" calcext:value-type="percentage">
            <text:p>0.26%</text:p>
          </table:table-cell>
          <table:table-cell table:formula="of:=[$word_counts_and_combinations.Q78]/SUM([$word_counts_and_combinations.$A78:.$Q78])" office:value-type="percentage" office:value="0.0125164690382082" calcext:value-type="percentage">
            <text:p>1.25%</text:p>
          </table:table-cell>
        </table:table-row>
        <table:table-row table:style-name="ro1">
          <table:table-cell table:formula="of:=[$word_counts_and_combinations.A79]" office:value-type="string" office:string-value="kitchen" calcext:value-type="string">
            <text:p>kitchen</text:p>
          </table:table-cell>
          <table:table-cell table:formula="of:=[$word_counts_and_combinations.B79]/SUM([$word_counts_and_combinations.$A79:.$Q79])" office:value-type="percentage" office:value="0.0538461538461539" calcext:value-type="percentage">
            <text:p>5.38%</text:p>
          </table:table-cell>
          <table:table-cell table:formula="of:=[$word_counts_and_combinations.C79]/SUM([$word_counts_and_combinations.$A79:.$Q79])" office:value-type="percentage" office:value="0.7" calcext:value-type="percentage">
            <text:p>70.00%</text:p>
          </table:table-cell>
          <table:table-cell table:formula="of:=[$word_counts_and_combinations.D79]/SUM([$word_counts_and_combinations.$A79:.$Q79])" office:value-type="percentage" office:value="0" calcext:value-type="percentage">
            <text:p>0.00%</text:p>
          </table:table-cell>
          <table:table-cell table:formula="of:=[$word_counts_and_combinations.E79]/SUM([$word_counts_and_combinations.$A79:.$Q79])" office:value-type="percentage" office:value="0.161538461538462" calcext:value-type="percentage">
            <text:p>16.15%</text:p>
          </table:table-cell>
          <table:table-cell table:formula="of:=[$word_counts_and_combinations.F79]/SUM([$word_counts_and_combinations.$A79:.$Q79])" office:value-type="percentage" office:value="0" calcext:value-type="percentage">
            <text:p>0.00%</text:p>
          </table:table-cell>
          <table:table-cell table:formula="of:=[$word_counts_and_combinations.G79]/SUM([$word_counts_and_combinations.$A79:.$Q79])" office:value-type="percentage" office:value="0.00769230769230769" calcext:value-type="percentage">
            <text:p>0.77%</text:p>
          </table:table-cell>
          <table:table-cell table:formula="of:=[$word_counts_and_combinations.H79]/SUM([$word_counts_and_combinations.$A79:.$Q79])" office:value-type="percentage" office:value="0" calcext:value-type="percentage">
            <text:p>0.00%</text:p>
          </table:table-cell>
          <table:table-cell table:formula="of:=[$word_counts_and_combinations.I79]/SUM([$word_counts_and_combinations.$A79:.$Q79])" office:value-type="percentage" office:value="0.0230769230769231" calcext:value-type="percentage">
            <text:p>2.31%</text:p>
          </table:table-cell>
          <table:table-cell table:formula="of:=[$word_counts_and_combinations.J79]/SUM([$word_counts_and_combinations.$A79:.$Q79])" office:value-type="percentage" office:value="0" calcext:value-type="percentage">
            <text:p>0.00%</text:p>
          </table:table-cell>
          <table:table-cell table:formula="of:=[$word_counts_and_combinations.K79]/SUM([$word_counts_and_combinations.$A79:.$Q79])" office:value-type="percentage" office:value="0.0153846153846154" calcext:value-type="percentage">
            <text:p>1.54%</text:p>
          </table:table-cell>
          <table:table-cell table:formula="of:=[$word_counts_and_combinations.L79]/SUM([$word_counts_and_combinations.$A79:.$Q79])" office:value-type="percentage" office:value="0.0230769230769231" calcext:value-type="percentage">
            <text:p>2.31%</text:p>
          </table:table-cell>
          <table:table-cell table:formula="of:=[$word_counts_and_combinations.M79]/SUM([$word_counts_and_combinations.$A79:.$Q79])" office:value-type="percentage" office:value="0.00769230769230769" calcext:value-type="percentage">
            <text:p>0.77%</text:p>
          </table:table-cell>
          <table:table-cell table:formula="of:=[$word_counts_and_combinations.N79]/SUM([$word_counts_and_combinations.$A79:.$Q79])" office:value-type="percentage" office:value="0.00769230769230769" calcext:value-type="percentage">
            <text:p>0.77%</text:p>
          </table:table-cell>
          <table:table-cell table:formula="of:=[$word_counts_and_combinations.O79]/SUM([$word_counts_and_combinations.$A79:.$Q79])" office:value-type="percentage" office:value="0" calcext:value-type="percentage">
            <text:p>0.00%</text:p>
          </table:table-cell>
          <table:table-cell table:formula="of:=[$word_counts_and_combinations.P79]/SUM([$word_counts_and_combinations.$A79:.$Q79])" office:value-type="percentage" office:value="0" calcext:value-type="percentage">
            <text:p>0.00%</text:p>
          </table:table-cell>
          <table:table-cell table:formula="of:=[$word_counts_and_combinations.Q79]/SUM([$word_counts_and_combinations.$A79:.$Q79])" office:value-type="percentage" office:value="0" calcext:value-type="percentage">
            <text:p>0.00%</text:p>
          </table:table-cell>
        </table:table-row>
        <table:table-row table:style-name="ro1">
          <table:table-cell table:formula="of:=[$word_counts_and_combinations.A80]" office:value-type="string" office:string-value="colored" calcext:value-type="string">
            <text:p>colored</text:p>
          </table:table-cell>
          <table:table-cell table:formula="of:=[$word_counts_and_combinations.B80]/SUM([$word_counts_and_combinations.$A80:.$Q80])" office:value-type="percentage" office:value="0.034965034965035" calcext:value-type="percentage">
            <text:p>3.50%</text:p>
          </table:table-cell>
          <table:table-cell table:formula="of:=[$word_counts_and_combinations.C80]/SUM([$word_counts_and_combinations.$A80:.$Q80])" office:value-type="percentage" office:value="0.041958041958042" calcext:value-type="percentage">
            <text:p>4.20%</text:p>
          </table:table-cell>
          <table:table-cell table:formula="of:=[$word_counts_and_combinations.D80]/SUM([$word_counts_and_combinations.$A80:.$Q80])" office:value-type="percentage" office:value="0.0839160839160839" calcext:value-type="percentage">
            <text:p>8.39%</text:p>
          </table:table-cell>
          <table:table-cell table:formula="of:=[$word_counts_and_combinations.E80]/SUM([$word_counts_and_combinations.$A80:.$Q80])" office:value-type="percentage" office:value="0.013986013986014" calcext:value-type="percentage">
            <text:p>1.40%</text:p>
          </table:table-cell>
          <table:table-cell table:formula="of:=[$word_counts_and_combinations.F80]/SUM([$word_counts_and_combinations.$A80:.$Q80])" office:value-type="percentage" office:value="0.020979020979021" calcext:value-type="percentage">
            <text:p>2.10%</text:p>
          </table:table-cell>
          <table:table-cell table:formula="of:=[$word_counts_and_combinations.G80]/SUM([$word_counts_and_combinations.$A80:.$Q80])" office:value-type="percentage" office:value="0.020979020979021" calcext:value-type="percentage">
            <text:p>2.10%</text:p>
          </table:table-cell>
          <table:table-cell table:formula="of:=[$word_counts_and_combinations.H80]/SUM([$word_counts_and_combinations.$A80:.$Q80])" office:value-type="percentage" office:value="0.027972027972028" calcext:value-type="percentage">
            <text:p>2.80%</text:p>
          </table:table-cell>
          <table:table-cell table:formula="of:=[$word_counts_and_combinations.I80]/SUM([$word_counts_and_combinations.$A80:.$Q80])" office:value-type="percentage" office:value="0.0629370629370629" calcext:value-type="percentage">
            <text:p>6.29%</text:p>
          </table:table-cell>
          <table:table-cell table:formula="of:=[$word_counts_and_combinations.J80]/SUM([$word_counts_and_combinations.$A80:.$Q80])" office:value-type="percentage" office:value="0.125874125874126" calcext:value-type="percentage">
            <text:p>12.59%</text:p>
          </table:table-cell>
          <table:table-cell table:formula="of:=[$word_counts_and_combinations.K80]/SUM([$word_counts_and_combinations.$A80:.$Q80])" office:value-type="percentage" office:value="0" calcext:value-type="percentage">
            <text:p>0.00%</text:p>
          </table:table-cell>
          <table:table-cell table:formula="of:=[$word_counts_and_combinations.L80]/SUM([$word_counts_and_combinations.$A80:.$Q80])" office:value-type="percentage" office:value="0.293706293706294" calcext:value-type="percentage">
            <text:p>29.37%</text:p>
          </table:table-cell>
          <table:table-cell table:formula="of:=[$word_counts_and_combinations.M80]/SUM([$word_counts_and_combinations.$A80:.$Q80])" office:value-type="percentage" office:value="0.0769230769230769" calcext:value-type="percentage">
            <text:p>7.69%</text:p>
          </table:table-cell>
          <table:table-cell table:formula="of:=[$word_counts_and_combinations.N80]/SUM([$word_counts_and_combinations.$A80:.$Q80])" office:value-type="percentage" office:value="0.125874125874126" calcext:value-type="percentage">
            <text:p>12.59%</text:p>
          </table:table-cell>
          <table:table-cell table:formula="of:=[$word_counts_and_combinations.O80]/SUM([$word_counts_and_combinations.$A80:.$Q80])" office:value-type="percentage" office:value="0.0699300699300699" calcext:value-type="percentage">
            <text:p>6.99%</text:p>
          </table:table-cell>
          <table:table-cell table:formula="of:=[$word_counts_and_combinations.P80]/SUM([$word_counts_and_combinations.$A80:.$Q80])" office:value-type="percentage" office:value="0" calcext:value-type="percentage">
            <text:p>0.00%</text:p>
          </table:table-cell>
          <table:table-cell table:formula="of:=[$word_counts_and_combinations.Q80]/SUM([$word_counts_and_combinations.$A80:.$Q80])" office:value-type="percentage" office:value="0" calcext:value-type="percentage">
            <text:p>0.00%</text:p>
          </table:table-cell>
        </table:table-row>
        <table:table-row table:style-name="ro1">
          <table:table-cell table:formula="of:=[$word_counts_and_combinations.A81]" office:value-type="string" office:string-value="bright" calcext:value-type="string">
            <text:p>bright</text:p>
          </table:table-cell>
          <table:table-cell table:formula="of:=[$word_counts_and_combinations.B81]/SUM([$word_counts_and_combinations.$A81:.$Q81])" office:value-type="percentage" office:value="0.0206896551724138" calcext:value-type="percentage">
            <text:p>2.07%</text:p>
          </table:table-cell>
          <table:table-cell table:formula="of:=[$word_counts_and_combinations.C81]/SUM([$word_counts_and_combinations.$A81:.$Q81])" office:value-type="percentage" office:value="0.0482758620689655" calcext:value-type="percentage">
            <text:p>4.83%</text:p>
          </table:table-cell>
          <table:table-cell table:formula="of:=[$word_counts_and_combinations.D81]/SUM([$word_counts_and_combinations.$A81:.$Q81])" office:value-type="percentage" office:value="0.0482758620689655" calcext:value-type="percentage">
            <text:p>4.83%</text:p>
          </table:table-cell>
          <table:table-cell table:formula="of:=[$word_counts_and_combinations.E81]/SUM([$word_counts_and_combinations.$A81:.$Q81])" office:value-type="percentage" office:value="0.0137931034482759" calcext:value-type="percentage">
            <text:p>1.38%</text:p>
          </table:table-cell>
          <table:table-cell table:formula="of:=[$word_counts_and_combinations.F81]/SUM([$word_counts_and_combinations.$A81:.$Q81])" office:value-type="percentage" office:value="0.0206896551724138" calcext:value-type="percentage">
            <text:p>2.07%</text:p>
          </table:table-cell>
          <table:table-cell table:formula="of:=[$word_counts_and_combinations.G81]/SUM([$word_counts_and_combinations.$A81:.$Q81])" office:value-type="percentage" office:value="0.0344827586206897" calcext:value-type="percentage">
            <text:p>3.45%</text:p>
          </table:table-cell>
          <table:table-cell table:formula="of:=[$word_counts_and_combinations.H81]/SUM([$word_counts_and_combinations.$A81:.$Q81])" office:value-type="percentage" office:value="0.00689655172413793" calcext:value-type="percentage">
            <text:p>0.69%</text:p>
          </table:table-cell>
          <table:table-cell table:formula="of:=[$word_counts_and_combinations.I81]/SUM([$word_counts_and_combinations.$A81:.$Q81])" office:value-type="percentage" office:value="0.0482758620689655" calcext:value-type="percentage">
            <text:p>4.83%</text:p>
          </table:table-cell>
          <table:table-cell table:formula="of:=[$word_counts_and_combinations.J81]/SUM([$word_counts_and_combinations.$A81:.$Q81])" office:value-type="percentage" office:value="0.16551724137931" calcext:value-type="percentage">
            <text:p>16.55%</text:p>
          </table:table-cell>
          <table:table-cell table:formula="of:=[$word_counts_and_combinations.K81]/SUM([$word_counts_and_combinations.$A81:.$Q81])" office:value-type="percentage" office:value="0" calcext:value-type="percentage">
            <text:p>0.00%</text:p>
          </table:table-cell>
          <table:table-cell table:formula="of:=[$word_counts_and_combinations.L81]/SUM([$word_counts_and_combinations.$A81:.$Q81])" office:value-type="percentage" office:value="0.344827586206897" calcext:value-type="percentage">
            <text:p>34.48%</text:p>
          </table:table-cell>
          <table:table-cell table:formula="of:=[$word_counts_and_combinations.M81]/SUM([$word_counts_and_combinations.$A81:.$Q81])" office:value-type="percentage" office:value="0.103448275862069" calcext:value-type="percentage">
            <text:p>10.34%</text:p>
          </table:table-cell>
          <table:table-cell table:formula="of:=[$word_counts_and_combinations.N81]/SUM([$word_counts_and_combinations.$A81:.$Q81])" office:value-type="percentage" office:value="0.0275862068965517" calcext:value-type="percentage">
            <text:p>2.76%</text:p>
          </table:table-cell>
          <table:table-cell table:formula="of:=[$word_counts_and_combinations.O81]/SUM([$word_counts_and_combinations.$A81:.$Q81])" office:value-type="percentage" office:value="0.0482758620689655" calcext:value-type="percentage">
            <text:p>4.83%</text:p>
          </table:table-cell>
          <table:table-cell table:formula="of:=[$word_counts_and_combinations.P81]/SUM([$word_counts_and_combinations.$A81:.$Q81])" office:value-type="percentage" office:value="0.0413793103448276" calcext:value-type="percentage">
            <text:p>4.14%</text:p>
          </table:table-cell>
          <table:table-cell table:formula="of:=[$word_counts_and_combinations.Q81]/SUM([$word_counts_and_combinations.$A81:.$Q81])" office:value-type="percentage" office:value="0.0275862068965517" calcext:value-type="percentage">
            <text:p>2.76%</text:p>
          </table:table-cell>
        </table:table-row>
        <table:table-row table:style-name="ro1">
          <table:table-cell table:formula="of:=[$word_counts_and_combinations.A82]" office:value-type="string" office:string-value="grassy" calcext:value-type="string">
            <text:p>grassy</text:p>
          </table:table-cell>
          <table:table-cell table:formula="of:=[$word_counts_and_combinations.B82]/SUM([$word_counts_and_combinations.$A82:.$Q82])" office:value-type="percentage" office:value="0" calcext:value-type="percentage">
            <text:p>0.00%</text:p>
          </table:table-cell>
          <table:table-cell table:formula="of:=[$word_counts_and_combinations.C82]/SUM([$word_counts_and_combinations.$A82:.$Q82])" office:value-type="percentage" office:value="0" calcext:value-type="percentage">
            <text:p>0.00%</text:p>
          </table:table-cell>
          <table:table-cell table:formula="of:=[$word_counts_and_combinations.D82]/SUM([$word_counts_and_combinations.$A82:.$Q82])" office:value-type="percentage" office:value="0" calcext:value-type="percentage">
            <text:p>0.00%</text:p>
          </table:table-cell>
          <table:table-cell table:formula="of:=[$word_counts_and_combinations.E82]/SUM([$word_counts_and_combinations.$A82:.$Q82])" office:value-type="percentage" office:value="0" calcext:value-type="percentage">
            <text:p>0.00%</text:p>
          </table:table-cell>
          <table:table-cell table:formula="of:=[$word_counts_and_combinations.F82]/SUM([$word_counts_and_combinations.$A82:.$Q82])" office:value-type="percentage" office:value="0" calcext:value-type="percentage">
            <text:p>0.00%</text:p>
          </table:table-cell>
          <table:table-cell table:formula="of:=[$word_counts_and_combinations.G82]/SUM([$word_counts_and_combinations.$A82:.$Q82])" office:value-type="percentage" office:value="0" calcext:value-type="percentage">
            <text:p>0.00%</text:p>
          </table:table-cell>
          <table:table-cell table:formula="of:=[$word_counts_and_combinations.H82]/SUM([$word_counts_and_combinations.$A82:.$Q82])" office:value-type="percentage" office:value="0" calcext:value-type="percentage">
            <text:p>0.00%</text:p>
          </table:table-cell>
          <table:table-cell table:formula="of:=[$word_counts_and_combinations.I82]/SUM([$word_counts_and_combinations.$A82:.$Q82])" office:value-type="percentage" office:value="0.0826446280991736" calcext:value-type="percentage">
            <text:p>8.26%</text:p>
          </table:table-cell>
          <table:table-cell table:formula="of:=[$word_counts_and_combinations.J82]/SUM([$word_counts_and_combinations.$A82:.$Q82])" office:value-type="percentage" office:value="0.165289256198347" calcext:value-type="percentage">
            <text:p>16.53%</text:p>
          </table:table-cell>
          <table:table-cell table:formula="of:=[$word_counts_and_combinations.K82]/SUM([$word_counts_and_combinations.$A82:.$Q82])" office:value-type="percentage" office:value="0" calcext:value-type="percentage">
            <text:p>0.00%</text:p>
          </table:table-cell>
          <table:table-cell table:formula="of:=[$word_counts_and_combinations.L82]/SUM([$word_counts_and_combinations.$A82:.$Q82])" office:value-type="percentage" office:value="0.0165289256198347" calcext:value-type="percentage">
            <text:p>1.65%</text:p>
          </table:table-cell>
          <table:table-cell table:formula="of:=[$word_counts_and_combinations.M82]/SUM([$word_counts_and_combinations.$A82:.$Q82])" office:value-type="percentage" office:value="0.0247933884297521" calcext:value-type="percentage">
            <text:p>2.48%</text:p>
          </table:table-cell>
          <table:table-cell table:formula="of:=[$word_counts_and_combinations.N82]/SUM([$word_counts_and_combinations.$A82:.$Q82])" office:value-type="percentage" office:value="0.628099173553719" calcext:value-type="percentage">
            <text:p>62.81%</text:p>
          </table:table-cell>
          <table:table-cell table:formula="of:=[$word_counts_and_combinations.O82]/SUM([$word_counts_and_combinations.$A82:.$Q82])" office:value-type="percentage" office:value="0.0247933884297521" calcext:value-type="percentage">
            <text:p>2.48%</text:p>
          </table:table-cell>
          <table:table-cell table:formula="of:=[$word_counts_and_combinations.P82]/SUM([$word_counts_and_combinations.$A82:.$Q82])" office:value-type="percentage" office:value="0.0578512396694215" calcext:value-type="percentage">
            <text:p>5.79%</text:p>
          </table:table-cell>
          <table:table-cell table:formula="of:=[$word_counts_and_combinations.Q82]/SUM([$word_counts_and_combinations.$A82:.$Q82])" office:value-type="percentage" office:value="0" calcext:value-type="percentage">
            <text:p>0.00%</text:p>
          </table:table-cell>
        </table:table-row>
        <table:table-row table:style-name="ro1">
          <table:table-cell table:formula="of:=[$word_counts_and_combinations.A83]" office:value-type="string" office:string-value="track" calcext:value-type="string">
            <text:p>track</text:p>
          </table:table-cell>
          <table:table-cell table:formula="of:=[$word_counts_and_combinations.B83]/SUM([$word_counts_and_combinations.$A83:.$Q83])" office:value-type="percentage" office:value="0" calcext:value-type="percentage">
            <text:p>0.00%</text:p>
          </table:table-cell>
          <table:table-cell table:formula="of:=[$word_counts_and_combinations.C83]/SUM([$word_counts_and_combinations.$A83:.$Q83])" office:value-type="percentage" office:value="0.0225988700564972" calcext:value-type="percentage">
            <text:p>2.26%</text:p>
          </table:table-cell>
          <table:table-cell table:formula="of:=[$word_counts_and_combinations.D83]/SUM([$word_counts_and_combinations.$A83:.$Q83])" office:value-type="percentage" office:value="0.0621468926553672" calcext:value-type="percentage">
            <text:p>6.21%</text:p>
          </table:table-cell>
          <table:table-cell table:formula="of:=[$word_counts_and_combinations.E83]/SUM([$word_counts_and_combinations.$A83:.$Q83])" office:value-type="percentage" office:value="0" calcext:value-type="percentage">
            <text:p>0.00%</text:p>
          </table:table-cell>
          <table:table-cell table:formula="of:=[$word_counts_and_combinations.F83]/SUM([$word_counts_and_combinations.$A83:.$Q83])" office:value-type="percentage" office:value="0.0508474576271187" calcext:value-type="percentage">
            <text:p>5.08%</text:p>
          </table:table-cell>
          <table:table-cell table:formula="of:=[$word_counts_and_combinations.G83]/SUM([$word_counts_and_combinations.$A83:.$Q83])" office:value-type="percentage" office:value="0" calcext:value-type="percentage">
            <text:p>0.00%</text:p>
          </table:table-cell>
          <table:table-cell table:formula="of:=[$word_counts_and_combinations.H83]/SUM([$word_counts_and_combinations.$A83:.$Q83])" office:value-type="percentage" office:value="0.0677966101694915" calcext:value-type="percentage">
            <text:p>6.78%</text:p>
          </table:table-cell>
          <table:table-cell table:formula="of:=[$word_counts_and_combinations.I83]/SUM([$word_counts_and_combinations.$A83:.$Q83])" office:value-type="percentage" office:value="0" calcext:value-type="percentage">
            <text:p>0.00%</text:p>
          </table:table-cell>
          <table:table-cell table:formula="of:=[$word_counts_and_combinations.J83]/SUM([$word_counts_and_combinations.$A83:.$Q83])" office:value-type="percentage" office:value="0.429378531073446" calcext:value-type="percentage">
            <text:p>42.94%</text:p>
          </table:table-cell>
          <table:table-cell table:formula="of:=[$word_counts_and_combinations.K83]/SUM([$word_counts_and_combinations.$A83:.$Q83])" office:value-type="percentage" office:value="0" calcext:value-type="percentage">
            <text:p>0.00%</text:p>
          </table:table-cell>
          <table:table-cell table:formula="of:=[$word_counts_and_combinations.L83]/SUM([$word_counts_and_combinations.$A83:.$Q83])" office:value-type="percentage" office:value="0.31638418079096" calcext:value-type="percentage">
            <text:p>31.64%</text:p>
          </table:table-cell>
          <table:table-cell table:formula="of:=[$word_counts_and_combinations.M83]/SUM([$word_counts_and_combinations.$A83:.$Q83])" office:value-type="percentage" office:value="0.00564971751412429" calcext:value-type="percentage">
            <text:p>0.56%</text:p>
          </table:table-cell>
          <table:table-cell table:formula="of:=[$word_counts_and_combinations.N83]/SUM([$word_counts_and_combinations.$A83:.$Q83])" office:value-type="percentage" office:value="0.0338983050847458" calcext:value-type="percentage">
            <text:p>3.39%</text:p>
          </table:table-cell>
          <table:table-cell table:formula="of:=[$word_counts_and_combinations.O83]/SUM([$word_counts_and_combinations.$A83:.$Q83])" office:value-type="percentage" office:value="0.00564971751412429" calcext:value-type="percentage">
            <text:p>0.56%</text:p>
          </table:table-cell>
          <table:table-cell table:formula="of:=[$word_counts_and_combinations.P83]/SUM([$word_counts_and_combinations.$A83:.$Q83])" office:value-type="percentage" office:value="0.00564971751412429" calcext:value-type="percentage">
            <text:p>0.56%</text:p>
          </table:table-cell>
          <table:table-cell table:formula="of:=[$word_counts_and_combinations.Q83]/SUM([$word_counts_and_combinations.$A83:.$Q83])" office:value-type="percentage" office:value="0" calcext:value-type="percentage">
            <text:p>0.00%</text:p>
          </table:table-cell>
        </table:table-row>
        <table:table-row table:style-name="ro1">
          <table:table-cell table:formula="of:=[$word_counts_and_combinations.A84]" office:value-type="string" office:string-value="outdoors" calcext:value-type="string">
            <text:p>outdoors</text:p>
          </table:table-cell>
          <table:table-cell table:formula="of:=[$word_counts_and_combinations.B84]/SUM([$word_counts_and_combinations.$A84:.$Q84])" office:value-type="percentage" office:value="0" calcext:value-type="percentage">
            <text:p>0.00%</text:p>
          </table:table-cell>
          <table:table-cell table:formula="of:=[$word_counts_and_combinations.C84]/SUM([$word_counts_and_combinations.$A84:.$Q84])" office:value-type="percentage" office:value="0.00714285714285714" calcext:value-type="percentage">
            <text:p>0.71%</text:p>
          </table:table-cell>
          <table:table-cell table:formula="of:=[$word_counts_and_combinations.D84]/SUM([$word_counts_and_combinations.$A84:.$Q84])" office:value-type="percentage" office:value="0" calcext:value-type="percentage">
            <text:p>0.00%</text:p>
          </table:table-cell>
          <table:table-cell table:formula="of:=[$word_counts_and_combinations.E84]/SUM([$word_counts_and_combinations.$A84:.$Q84])" office:value-type="percentage" office:value="0" calcext:value-type="percentage">
            <text:p>0.00%</text:p>
          </table:table-cell>
          <table:table-cell table:formula="of:=[$word_counts_and_combinations.F84]/SUM([$word_counts_and_combinations.$A84:.$Q84])" office:value-type="percentage" office:value="0" calcext:value-type="percentage">
            <text:p>0.00%</text:p>
          </table:table-cell>
          <table:table-cell table:formula="of:=[$word_counts_and_combinations.G84]/SUM([$word_counts_and_combinations.$A84:.$Q84])" office:value-type="percentage" office:value="0" calcext:value-type="percentage">
            <text:p>0.00%</text:p>
          </table:table-cell>
          <table:table-cell table:formula="of:=[$word_counts_and_combinations.H84]/SUM([$word_counts_and_combinations.$A84:.$Q84])" office:value-type="percentage" office:value="0.0428571428571429" calcext:value-type="percentage">
            <text:p>4.29%</text:p>
          </table:table-cell>
          <table:table-cell table:formula="of:=[$word_counts_and_combinations.I84]/SUM([$word_counts_and_combinations.$A84:.$Q84])" office:value-type="percentage" office:value="0.1" calcext:value-type="percentage">
            <text:p>10.00%</text:p>
          </table:table-cell>
          <table:table-cell table:formula="of:=[$word_counts_and_combinations.J84]/SUM([$word_counts_and_combinations.$A84:.$Q84])" office:value-type="percentage" office:value="0.228571428571429" calcext:value-type="percentage">
            <text:p>22.86%</text:p>
          </table:table-cell>
          <table:table-cell table:formula="of:=[$word_counts_and_combinations.K84]/SUM([$word_counts_and_combinations.$A84:.$Q84])" office:value-type="percentage" office:value="0.0428571428571429" calcext:value-type="percentage">
            <text:p>4.29%</text:p>
          </table:table-cell>
          <table:table-cell table:formula="of:=[$word_counts_and_combinations.L84]/SUM([$word_counts_and_combinations.$A84:.$Q84])" office:value-type="percentage" office:value="0.271428571428571" calcext:value-type="percentage">
            <text:p>27.14%</text:p>
          </table:table-cell>
          <table:table-cell table:formula="of:=[$word_counts_and_combinations.M84]/SUM([$word_counts_and_combinations.$A84:.$Q84])" office:value-type="percentage" office:value="0.0928571428571429" calcext:value-type="percentage">
            <text:p>9.29%</text:p>
          </table:table-cell>
          <table:table-cell table:formula="of:=[$word_counts_and_combinations.N84]/SUM([$word_counts_and_combinations.$A84:.$Q84])" office:value-type="percentage" office:value="0.128571428571429" calcext:value-type="percentage">
            <text:p>12.86%</text:p>
          </table:table-cell>
          <table:table-cell table:formula="of:=[$word_counts_and_combinations.O84]/SUM([$word_counts_and_combinations.$A84:.$Q84])" office:value-type="percentage" office:value="0.0285714285714286" calcext:value-type="percentage">
            <text:p>2.86%</text:p>
          </table:table-cell>
          <table:table-cell table:formula="of:=[$word_counts_and_combinations.P84]/SUM([$word_counts_and_combinations.$A84:.$Q84])" office:value-type="percentage" office:value="0.0142857142857143" calcext:value-type="percentage">
            <text:p>1.43%</text:p>
          </table:table-cell>
          <table:table-cell table:formula="of:=[$word_counts_and_combinations.Q84]/SUM([$word_counts_and_combinations.$A84:.$Q84])" office:value-type="percentage" office:value="0.0428571428571429" calcext:value-type="percentage">
            <text:p>4.29%</text:p>
          </table:table-cell>
        </table:table-row>
        <table:table-row table:style-name="ro1">
          <table:table-cell table:formula="of:=[$word_counts_and_combinations.A85]" office:value-type="string" office:string-value="bus" calcext:value-type="string">
            <text:p>bus</text:p>
          </table:table-cell>
          <table:table-cell table:formula="of:=[$word_counts_and_combinations.B85]/SUM([$word_counts_and_combinations.$A85:.$Q85])" office:value-type="percentage" office:value="0.0339943342776204" calcext:value-type="percentage">
            <text:p>3.40%</text:p>
          </table:table-cell>
          <table:table-cell table:formula="of:=[$word_counts_and_combinations.C85]/SUM([$word_counts_and_combinations.$A85:.$Q85])" office:value-type="percentage" office:value="0.0056657223796034" calcext:value-type="percentage">
            <text:p>0.57%</text:p>
          </table:table-cell>
          <table:table-cell table:formula="of:=[$word_counts_and_combinations.D85]/SUM([$word_counts_and_combinations.$A85:.$Q85])" office:value-type="percentage" office:value="0.0169971671388102" calcext:value-type="percentage">
            <text:p>1.70%</text:p>
          </table:table-cell>
          <table:table-cell table:formula="of:=[$word_counts_and_combinations.E85]/SUM([$word_counts_and_combinations.$A85:.$Q85])" office:value-type="percentage" office:value="0.0141643059490085" calcext:value-type="percentage">
            <text:p>1.42%</text:p>
          </table:table-cell>
          <table:table-cell table:formula="of:=[$word_counts_and_combinations.F85]/SUM([$word_counts_and_combinations.$A85:.$Q85])" office:value-type="percentage" office:value="0.0764872521246459" calcext:value-type="percentage">
            <text:p>7.65%</text:p>
          </table:table-cell>
          <table:table-cell table:formula="of:=[$word_counts_and_combinations.G85]/SUM([$word_counts_and_combinations.$A85:.$Q85])" office:value-type="percentage" office:value="0.0113314447592068" calcext:value-type="percentage">
            <text:p>1.13%</text:p>
          </table:table-cell>
          <table:table-cell table:formula="of:=[$word_counts_and_combinations.H85]/SUM([$word_counts_and_combinations.$A85:.$Q85])" office:value-type="percentage" office:value="0.0339943342776204" calcext:value-type="percentage">
            <text:p>3.40%</text:p>
          </table:table-cell>
          <table:table-cell table:formula="of:=[$word_counts_and_combinations.I85]/SUM([$word_counts_and_combinations.$A85:.$Q85])" office:value-type="percentage" office:value="0.0056657223796034" calcext:value-type="percentage">
            <text:p>0.57%</text:p>
          </table:table-cell>
          <table:table-cell table:formula="of:=[$word_counts_and_combinations.J85]/SUM([$word_counts_and_combinations.$A85:.$Q85])" office:value-type="percentage" office:value="0.0198300283286119" calcext:value-type="percentage">
            <text:p>1.98%</text:p>
          </table:table-cell>
          <table:table-cell table:formula="of:=[$word_counts_and_combinations.K85]/SUM([$word_counts_and_combinations.$A85:.$Q85])" office:value-type="percentage" office:value="0.0113314447592068" calcext:value-type="percentage">
            <text:p>1.13%</text:p>
          </table:table-cell>
          <table:table-cell table:formula="of:=[$word_counts_and_combinations.L85]/SUM([$word_counts_and_combinations.$A85:.$Q85])" office:value-type="percentage" office:value="0.708215297450425" calcext:value-type="percentage">
            <text:p>70.82%</text:p>
          </table:table-cell>
          <table:table-cell table:formula="of:=[$word_counts_and_combinations.M85]/SUM([$word_counts_and_combinations.$A85:.$Q85])" office:value-type="percentage" office:value="0.0368271954674221" calcext:value-type="percentage">
            <text:p>3.68%</text:p>
          </table:table-cell>
          <table:table-cell table:formula="of:=[$word_counts_and_combinations.N85]/SUM([$word_counts_and_combinations.$A85:.$Q85])" office:value-type="percentage" office:value="0.0141643059490085" calcext:value-type="percentage">
            <text:p>1.42%</text:p>
          </table:table-cell>
          <table:table-cell table:formula="of:=[$word_counts_and_combinations.O85]/SUM([$word_counts_and_combinations.$A85:.$Q85])" office:value-type="percentage" office:value="0.0084985835694051" calcext:value-type="percentage">
            <text:p>0.85%</text:p>
          </table:table-cell>
          <table:table-cell table:formula="of:=[$word_counts_and_combinations.P85]/SUM([$word_counts_and_combinations.$A85:.$Q85])" office:value-type="percentage" office:value="0" calcext:value-type="percentage">
            <text:p>0.00%</text:p>
          </table:table-cell>
          <table:table-cell table:formula="of:=[$word_counts_and_combinations.Q85]/SUM([$word_counts_and_combinations.$A85:.$Q85])" office:value-type="percentage" office:value="0.0028328611898017" calcext:value-type="percentage">
            <text:p>0.28%</text:p>
          </table:table-cell>
        </table:table-row>
        <table:table-row table:style-name="ro1">
          <table:table-cell table:formula="of:=[$word_counts_and_combinations.A86]" office:value-type="string" office:string-value="river" calcext:value-type="string">
            <text:p>river</text:p>
          </table:table-cell>
          <table:table-cell table:formula="of:=[$word_counts_and_combinations.B86]/SUM([$word_counts_and_combinations.$A86:.$Q86])" office:value-type="percentage" office:value="0.00684931506849315" calcext:value-type="percentage">
            <text:p>0.68%</text:p>
          </table:table-cell>
          <table:table-cell table:formula="of:=[$word_counts_and_combinations.C86]/SUM([$word_counts_and_combinations.$A86:.$Q86])" office:value-type="percentage" office:value="0" calcext:value-type="percentage">
            <text:p>0.00%</text:p>
          </table:table-cell>
          <table:table-cell table:formula="of:=[$word_counts_and_combinations.D86]/SUM([$word_counts_and_combinations.$A86:.$Q86])" office:value-type="percentage" office:value="0" calcext:value-type="percentage">
            <text:p>0.00%</text:p>
          </table:table-cell>
          <table:table-cell table:formula="of:=[$word_counts_and_combinations.E86]/SUM([$word_counts_and_combinations.$A86:.$Q86])" office:value-type="percentage" office:value="0" calcext:value-type="percentage">
            <text:p>0.00%</text:p>
          </table:table-cell>
          <table:table-cell table:formula="of:=[$word_counts_and_combinations.F86]/SUM([$word_counts_and_combinations.$A86:.$Q86])" office:value-type="percentage" office:value="0" calcext:value-type="percentage">
            <text:p>0.00%</text:p>
          </table:table-cell>
          <table:table-cell table:formula="of:=[$word_counts_and_combinations.G86]/SUM([$word_counts_and_combinations.$A86:.$Q86])" office:value-type="percentage" office:value="0.0136986301369863" calcext:value-type="percentage">
            <text:p>1.37%</text:p>
          </table:table-cell>
          <table:table-cell table:formula="of:=[$word_counts_and_combinations.H86]/SUM([$word_counts_and_combinations.$A86:.$Q86])" office:value-type="percentage" office:value="0" calcext:value-type="percentage">
            <text:p>0.00%</text:p>
          </table:table-cell>
          <table:table-cell table:formula="of:=[$word_counts_and_combinations.I86]/SUM([$word_counts_and_combinations.$A86:.$Q86])" office:value-type="percentage" office:value="0" calcext:value-type="percentage">
            <text:p>0.00%</text:p>
          </table:table-cell>
          <table:table-cell table:formula="of:=[$word_counts_and_combinations.J86]/SUM([$word_counts_and_combinations.$A86:.$Q86])" office:value-type="percentage" office:value="0.0821917808219178" calcext:value-type="percentage">
            <text:p>8.22%</text:p>
          </table:table-cell>
          <table:table-cell table:formula="of:=[$word_counts_and_combinations.K86]/SUM([$word_counts_and_combinations.$A86:.$Q86])" office:value-type="percentage" office:value="0" calcext:value-type="percentage">
            <text:p>0.00%</text:p>
          </table:table-cell>
          <table:table-cell table:formula="of:=[$word_counts_and_combinations.L86]/SUM([$word_counts_and_combinations.$A86:.$Q86])" office:value-type="percentage" office:value="0.232876712328767" calcext:value-type="percentage">
            <text:p>23.29%</text:p>
          </table:table-cell>
          <table:table-cell table:formula="of:=[$word_counts_and_combinations.M86]/SUM([$word_counts_and_combinations.$A86:.$Q86])" office:value-type="percentage" office:value="0.0205479452054794" calcext:value-type="percentage">
            <text:p>2.05%</text:p>
          </table:table-cell>
          <table:table-cell table:formula="of:=[$word_counts_and_combinations.N86]/SUM([$word_counts_and_combinations.$A86:.$Q86])" office:value-type="percentage" office:value="0.00684931506849315" calcext:value-type="percentage">
            <text:p>0.68%</text:p>
          </table:table-cell>
          <table:table-cell table:formula="of:=[$word_counts_and_combinations.O86]/SUM([$word_counts_and_combinations.$A86:.$Q86])" office:value-type="percentage" office:value="0.575342465753425" calcext:value-type="percentage">
            <text:p>57.53%</text:p>
          </table:table-cell>
          <table:table-cell table:formula="of:=[$word_counts_and_combinations.P86]/SUM([$word_counts_and_combinations.$A86:.$Q86])" office:value-type="percentage" office:value="0.0616438356164384" calcext:value-type="percentage">
            <text:p>6.16%</text:p>
          </table:table-cell>
          <table:table-cell table:formula="of:=[$word_counts_and_combinations.Q86]/SUM([$word_counts_and_combinations.$A86:.$Q86])" office:value-type="percentage" office:value="0" calcext:value-type="percentage">
            <text:p>0.00%</text:p>
          </table:table-cell>
        </table:table-row>
        <table:table-row table:style-name="ro1">
          <table:table-cell table:formula="of:=[$word_counts_and_combinations.A87]" office:value-type="string" office:string-value="piece" calcext:value-type="string">
            <text:p>piece</text:p>
          </table:table-cell>
          <table:table-cell table:formula="of:=[$word_counts_and_combinations.B87]/SUM([$word_counts_and_combinations.$A87:.$Q87])" office:value-type="percentage" office:value="0.214814814814815" calcext:value-type="percentage">
            <text:p>21.48%</text:p>
          </table:table-cell>
          <table:table-cell table:formula="of:=[$word_counts_and_combinations.C87]/SUM([$word_counts_and_combinations.$A87:.$Q87])" office:value-type="percentage" office:value="0.0962962962962963" calcext:value-type="percentage">
            <text:p>9.63%</text:p>
          </table:table-cell>
          <table:table-cell table:formula="of:=[$word_counts_and_combinations.D87]/SUM([$word_counts_and_combinations.$A87:.$Q87])" office:value-type="percentage" office:value="0.0814814814814815" calcext:value-type="percentage">
            <text:p>8.15%</text:p>
          </table:table-cell>
          <table:table-cell table:formula="of:=[$word_counts_and_combinations.E87]/SUM([$word_counts_and_combinations.$A87:.$Q87])" office:value-type="percentage" office:value="0.0148148148148148" calcext:value-type="percentage">
            <text:p>1.48%</text:p>
          </table:table-cell>
          <table:table-cell table:formula="of:=[$word_counts_and_combinations.F87]/SUM([$word_counts_and_combinations.$A87:.$Q87])" office:value-type="percentage" office:value="0.00740740740740741" calcext:value-type="percentage">
            <text:p>0.74%</text:p>
          </table:table-cell>
          <table:table-cell table:formula="of:=[$word_counts_and_combinations.G87]/SUM([$word_counts_and_combinations.$A87:.$Q87])" office:value-type="percentage" office:value="0.0444444444444444" calcext:value-type="percentage">
            <text:p>4.44%</text:p>
          </table:table-cell>
          <table:table-cell table:formula="of:=[$word_counts_and_combinations.H87]/SUM([$word_counts_and_combinations.$A87:.$Q87])" office:value-type="percentage" office:value="0.0740740740740741" calcext:value-type="percentage">
            <text:p>7.41%</text:p>
          </table:table-cell>
          <table:table-cell table:formula="of:=[$word_counts_and_combinations.I87]/SUM([$word_counts_and_combinations.$A87:.$Q87])" office:value-type="percentage" office:value="0.0296296296296296" calcext:value-type="percentage">
            <text:p>2.96%</text:p>
          </table:table-cell>
          <table:table-cell table:formula="of:=[$word_counts_and_combinations.J87]/SUM([$word_counts_and_combinations.$A87:.$Q87])" office:value-type="percentage" office:value="0.0740740740740741" calcext:value-type="percentage">
            <text:p>7.41%</text:p>
          </table:table-cell>
          <table:table-cell table:formula="of:=[$word_counts_and_combinations.K87]/SUM([$word_counts_and_combinations.$A87:.$Q87])" office:value-type="percentage" office:value="0.00740740740740741" calcext:value-type="percentage">
            <text:p>0.74%</text:p>
          </table:table-cell>
          <table:table-cell table:formula="of:=[$word_counts_and_combinations.L87]/SUM([$word_counts_and_combinations.$A87:.$Q87])" office:value-type="percentage" office:value="0.148148148148148" calcext:value-type="percentage">
            <text:p>14.81%</text:p>
          </table:table-cell>
          <table:table-cell table:formula="of:=[$word_counts_and_combinations.M87]/SUM([$word_counts_and_combinations.$A87:.$Q87])" office:value-type="percentage" office:value="0.0740740740740741" calcext:value-type="percentage">
            <text:p>7.41%</text:p>
          </table:table-cell>
          <table:table-cell table:formula="of:=[$word_counts_and_combinations.N87]/SUM([$word_counts_and_combinations.$A87:.$Q87])" office:value-type="percentage" office:value="0.0444444444444444" calcext:value-type="percentage">
            <text:p>4.44%</text:p>
          </table:table-cell>
          <table:table-cell table:formula="of:=[$word_counts_and_combinations.O87]/SUM([$word_counts_and_combinations.$A87:.$Q87])" office:value-type="percentage" office:value="0.0592592592592593" calcext:value-type="percentage">
            <text:p>5.93%</text:p>
          </table:table-cell>
          <table:table-cell table:formula="of:=[$word_counts_and_combinations.P87]/SUM([$word_counts_and_combinations.$A87:.$Q87])" office:value-type="percentage" office:value="0.0222222222222222" calcext:value-type="percentage">
            <text:p>2.22%</text:p>
          </table:table-cell>
          <table:table-cell table:formula="of:=[$word_counts_and_combinations.Q87]/SUM([$word_counts_and_combinations.$A87:.$Q87])" office:value-type="percentage" office:value="0.00740740740740741" calcext:value-type="percentage">
            <text:p>0.74%</text:p>
          </table:table-cell>
        </table:table-row>
        <table:table-row table:style-name="ro1">
          <table:table-cell table:formula="of:=[$word_counts_and_combinations.A88]" office:value-type="string" office:string-value="book" calcext:value-type="string">
            <text:p>book</text:p>
          </table:table-cell>
          <table:table-cell table:formula="of:=[$word_counts_and_combinations.B88]/SUM([$word_counts_and_combinations.$A88:.$Q88])" office:value-type="percentage" office:value="0.294117647058823" calcext:value-type="percentage">
            <text:p>29.41%</text:p>
          </table:table-cell>
          <table:table-cell table:formula="of:=[$word_counts_and_combinations.C88]/SUM([$word_counts_and_combinations.$A88:.$Q88])" office:value-type="percentage" office:value="0.21078431372549" calcext:value-type="percentage">
            <text:p>21.08%</text:p>
          </table:table-cell>
          <table:table-cell table:formula="of:=[$word_counts_and_combinations.D88]/SUM([$word_counts_and_combinations.$A88:.$Q88])" office:value-type="percentage" office:value="0.00980392156862745" calcext:value-type="percentage">
            <text:p>0.98%</text:p>
          </table:table-cell>
          <table:table-cell table:formula="of:=[$word_counts_and_combinations.E88]/SUM([$word_counts_and_combinations.$A88:.$Q88])" office:value-type="percentage" office:value="0.0147058823529412" calcext:value-type="percentage">
            <text:p>1.47%</text:p>
          </table:table-cell>
          <table:table-cell table:formula="of:=[$word_counts_and_combinations.F88]/SUM([$word_counts_and_combinations.$A88:.$Q88])" office:value-type="percentage" office:value="0.0637254901960784" calcext:value-type="percentage">
            <text:p>6.37%</text:p>
          </table:table-cell>
          <table:table-cell table:formula="of:=[$word_counts_and_combinations.G88]/SUM([$word_counts_and_combinations.$A88:.$Q88])" office:value-type="percentage" office:value="0.0588235294117647" calcext:value-type="percentage">
            <text:p>5.88%</text:p>
          </table:table-cell>
          <table:table-cell table:formula="of:=[$word_counts_and_combinations.H88]/SUM([$word_counts_and_combinations.$A88:.$Q88])" office:value-type="percentage" office:value="0.00980392156862745" calcext:value-type="percentage">
            <text:p>0.98%</text:p>
          </table:table-cell>
          <table:table-cell table:formula="of:=[$word_counts_and_combinations.I88]/SUM([$word_counts_and_combinations.$A88:.$Q88])" office:value-type="percentage" office:value="0.0294117647058823" calcext:value-type="percentage">
            <text:p>2.94%</text:p>
          </table:table-cell>
          <table:table-cell table:formula="of:=[$word_counts_and_combinations.J88]/SUM([$word_counts_and_combinations.$A88:.$Q88])" office:value-type="percentage" office:value="0.0735294117647059" calcext:value-type="percentage">
            <text:p>7.35%</text:p>
          </table:table-cell>
          <table:table-cell table:formula="of:=[$word_counts_and_combinations.K88]/SUM([$word_counts_and_combinations.$A88:.$Q88])" office:value-type="percentage" office:value="0.0196078431372549" calcext:value-type="percentage">
            <text:p>1.96%</text:p>
          </table:table-cell>
          <table:table-cell table:formula="of:=[$word_counts_and_combinations.L88]/SUM([$word_counts_and_combinations.$A88:.$Q88])" office:value-type="percentage" office:value="0.122549019607843" calcext:value-type="percentage">
            <text:p>12.25%</text:p>
          </table:table-cell>
          <table:table-cell table:formula="of:=[$word_counts_and_combinations.M88]/SUM([$word_counts_and_combinations.$A88:.$Q88])" office:value-type="percentage" office:value="0.0392156862745098" calcext:value-type="percentage">
            <text:p>3.92%</text:p>
          </table:table-cell>
          <table:table-cell table:formula="of:=[$word_counts_and_combinations.N88]/SUM([$word_counts_and_combinations.$A88:.$Q88])" office:value-type="percentage" office:value="0.053921568627451" calcext:value-type="percentage">
            <text:p>5.39%</text:p>
          </table:table-cell>
          <table:table-cell table:formula="of:=[$word_counts_and_combinations.O88]/SUM([$word_counts_and_combinations.$A88:.$Q88])" office:value-type="percentage" office:value="0" calcext:value-type="percentage">
            <text:p>0.00%</text:p>
          </table:table-cell>
          <table:table-cell table:formula="of:=[$word_counts_and_combinations.P88]/SUM([$word_counts_and_combinations.$A88:.$Q88])" office:value-type="percentage" office:value="0" calcext:value-type="percentage">
            <text:p>0.00%</text:p>
          </table:table-cell>
          <table:table-cell table:formula="of:=[$word_counts_and_combinations.Q88]/SUM([$word_counts_and_combinations.$A88:.$Q88])" office:value-type="percentage" office:value="0" calcext:value-type="percentage">
            <text:p>0.00%</text:p>
          </table:table-cell>
        </table:table-row>
        <table:table-row table:style-name="ro1">
          <table:table-cell table:formula="of:=[$word_counts_and_combinations.A89]" office:value-type="string" office:string-value="outfit" calcext:value-type="string">
            <text:p>outfit</text:p>
          </table:table-cell>
          <table:table-cell table:formula="of:=[$word_counts_and_combinations.B89]/SUM([$word_counts_and_combinations.$A89:.$Q89])" office:value-type="percentage" office:value="0.023121387283237" calcext:value-type="percentage">
            <text:p>2.31%</text:p>
          </table:table-cell>
          <table:table-cell table:formula="of:=[$word_counts_and_combinations.C89]/SUM([$word_counts_and_combinations.$A89:.$Q89])" office:value-type="percentage" office:value="0.104046242774566" calcext:value-type="percentage">
            <text:p>10.40%</text:p>
          </table:table-cell>
          <table:table-cell table:formula="of:=[$word_counts_and_combinations.D89]/SUM([$word_counts_and_combinations.$A89:.$Q89])" office:value-type="percentage" office:value="0.121387283236994" calcext:value-type="percentage">
            <text:p>12.14%</text:p>
          </table:table-cell>
          <table:table-cell table:formula="of:=[$word_counts_and_combinations.E89]/SUM([$word_counts_and_combinations.$A89:.$Q89])" office:value-type="percentage" office:value="0.0115606936416185" calcext:value-type="percentage">
            <text:p>1.16%</text:p>
          </table:table-cell>
          <table:table-cell table:formula="of:=[$word_counts_and_combinations.F89]/SUM([$word_counts_and_combinations.$A89:.$Q89])" office:value-type="percentage" office:value="0.0173410404624277" calcext:value-type="percentage">
            <text:p>1.73%</text:p>
          </table:table-cell>
          <table:table-cell table:formula="of:=[$word_counts_and_combinations.G89]/SUM([$word_counts_and_combinations.$A89:.$Q89])" office:value-type="percentage" office:value="0.023121387283237" calcext:value-type="percentage">
            <text:p>2.31%</text:p>
          </table:table-cell>
          <table:table-cell table:formula="of:=[$word_counts_and_combinations.H89]/SUM([$word_counts_and_combinations.$A89:.$Q89])" office:value-type="percentage" office:value="0.0173410404624277" calcext:value-type="percentage">
            <text:p>1.73%</text:p>
          </table:table-cell>
          <table:table-cell table:formula="of:=[$word_counts_and_combinations.I89]/SUM([$word_counts_and_combinations.$A89:.$Q89])" office:value-type="percentage" office:value="0.0115606936416185" calcext:value-type="percentage">
            <text:p>1.16%</text:p>
          </table:table-cell>
          <table:table-cell table:formula="of:=[$word_counts_and_combinations.J89]/SUM([$word_counts_and_combinations.$A89:.$Q89])" office:value-type="percentage" office:value="0.289017341040462" calcext:value-type="percentage">
            <text:p>28.90%</text:p>
          </table:table-cell>
          <table:table-cell table:formula="of:=[$word_counts_and_combinations.K89]/SUM([$word_counts_and_combinations.$A89:.$Q89])" office:value-type="percentage" office:value="0.00578034682080925" calcext:value-type="percentage">
            <text:p>0.58%</text:p>
          </table:table-cell>
          <table:table-cell table:formula="of:=[$word_counts_and_combinations.L89]/SUM([$word_counts_and_combinations.$A89:.$Q89])" office:value-type="percentage" office:value="0.236994219653179" calcext:value-type="percentage">
            <text:p>23.70%</text:p>
          </table:table-cell>
          <table:table-cell table:formula="of:=[$word_counts_and_combinations.M89]/SUM([$word_counts_and_combinations.$A89:.$Q89])" office:value-type="percentage" office:value="0.0404624277456647" calcext:value-type="percentage">
            <text:p>4.05%</text:p>
          </table:table-cell>
          <table:table-cell table:formula="of:=[$word_counts_and_combinations.N89]/SUM([$word_counts_and_combinations.$A89:.$Q89])" office:value-type="percentage" office:value="0.0404624277456647" calcext:value-type="percentage">
            <text:p>4.05%</text:p>
          </table:table-cell>
          <table:table-cell table:formula="of:=[$word_counts_and_combinations.O89]/SUM([$word_counts_and_combinations.$A89:.$Q89])" office:value-type="percentage" office:value="0.0289017341040462" calcext:value-type="percentage">
            <text:p>2.89%</text:p>
          </table:table-cell>
          <table:table-cell table:formula="of:=[$word_counts_and_combinations.P89]/SUM([$word_counts_and_combinations.$A89:.$Q89])" office:value-type="percentage" office:value="0.0173410404624277" calcext:value-type="percentage">
            <text:p>1.73%</text:p>
          </table:table-cell>
          <table:table-cell table:formula="of:=[$word_counts_and_combinations.Q89]/SUM([$word_counts_and_combinations.$A89:.$Q89])" office:value-type="percentage" office:value="0.0115606936416185" calcext:value-type="percentage">
            <text:p>1.16%</text:p>
          </table:table-cell>
        </table:table-row>
        <table:table-row table:style-name="ro1">
          <table:table-cell table:formula="of:=[$word_counts_and_combinations.A90]" office:value-type="string" office:string-value="trick" calcext:value-type="string">
            <text:p>trick</text:p>
          </table:table-cell>
          <table:table-cell table:formula="of:=[$word_counts_and_combinations.B90]/SUM([$word_counts_and_combinations.$A90:.$Q90])" office:value-type="percentage" office:value="0" calcext:value-type="percentage">
            <text:p>0.00%</text:p>
          </table:table-cell>
          <table:table-cell table:formula="of:=[$word_counts_and_combinations.C90]/SUM([$word_counts_and_combinations.$A90:.$Q90])" office:value-type="percentage" office:value="0" calcext:value-type="percentage">
            <text:p>0.00%</text:p>
          </table:table-cell>
          <table:table-cell table:formula="of:=[$word_counts_and_combinations.D90]/SUM([$word_counts_and_combinations.$A90:.$Q90])" office:value-type="percentage" office:value="0.0723684210526316" calcext:value-type="percentage">
            <text:p>7.24%</text:p>
          </table:table-cell>
          <table:table-cell table:formula="of:=[$word_counts_and_combinations.E90]/SUM([$word_counts_and_combinations.$A90:.$Q90])" office:value-type="percentage" office:value="0" calcext:value-type="percentage">
            <text:p>0.00%</text:p>
          </table:table-cell>
          <table:table-cell table:formula="of:=[$word_counts_and_combinations.F90]/SUM([$word_counts_and_combinations.$A90:.$Q90])" office:value-type="percentage" office:value="0" calcext:value-type="percentage">
            <text:p>0.00%</text:p>
          </table:table-cell>
          <table:table-cell table:formula="of:=[$word_counts_and_combinations.G90]/SUM([$word_counts_and_combinations.$A90:.$Q90])" office:value-type="percentage" office:value="0" calcext:value-type="percentage">
            <text:p>0.00%</text:p>
          </table:table-cell>
          <table:table-cell table:formula="of:=[$word_counts_and_combinations.H90]/SUM([$word_counts_and_combinations.$A90:.$Q90])" office:value-type="percentage" office:value="0.00657894736842105" calcext:value-type="percentage">
            <text:p>0.66%</text:p>
          </table:table-cell>
          <table:table-cell table:formula="of:=[$word_counts_and_combinations.I90]/SUM([$word_counts_and_combinations.$A90:.$Q90])" office:value-type="percentage" office:value="0.0131578947368421" calcext:value-type="percentage">
            <text:p>1.32%</text:p>
          </table:table-cell>
          <table:table-cell table:formula="of:=[$word_counts_and_combinations.J90]/SUM([$word_counts_and_combinations.$A90:.$Q90])" office:value-type="percentage" office:value="0.585526315789474" calcext:value-type="percentage">
            <text:p>58.55%</text:p>
          </table:table-cell>
          <table:table-cell table:formula="of:=[$word_counts_and_combinations.K90]/SUM([$word_counts_and_combinations.$A90:.$Q90])" office:value-type="percentage" office:value="0" calcext:value-type="percentage">
            <text:p>0.00%</text:p>
          </table:table-cell>
          <table:table-cell table:formula="of:=[$word_counts_and_combinations.L90]/SUM([$word_counts_and_combinations.$A90:.$Q90])" office:value-type="percentage" office:value="0.197368421052632" calcext:value-type="percentage">
            <text:p>19.74%</text:p>
          </table:table-cell>
          <table:table-cell table:formula="of:=[$word_counts_and_combinations.M90]/SUM([$word_counts_and_combinations.$A90:.$Q90])" office:value-type="percentage" office:value="0.0328947368421053" calcext:value-type="percentage">
            <text:p>3.29%</text:p>
          </table:table-cell>
          <table:table-cell table:formula="of:=[$word_counts_and_combinations.N90]/SUM([$word_counts_and_combinations.$A90:.$Q90])" office:value-type="percentage" office:value="0" calcext:value-type="percentage">
            <text:p>0.00%</text:p>
          </table:table-cell>
          <table:table-cell table:formula="of:=[$word_counts_and_combinations.O90]/SUM([$word_counts_and_combinations.$A90:.$Q90])" office:value-type="percentage" office:value="0.0197368421052632" calcext:value-type="percentage">
            <text:p>1.97%</text:p>
          </table:table-cell>
          <table:table-cell table:formula="of:=[$word_counts_and_combinations.P90]/SUM([$word_counts_and_combinations.$A90:.$Q90])" office:value-type="percentage" office:value="0.0657894736842105" calcext:value-type="percentage">
            <text:p>6.58%</text:p>
          </table:table-cell>
          <table:table-cell table:formula="of:=[$word_counts_and_combinations.Q90]/SUM([$word_counts_and_combinations.$A90:.$Q90])" office:value-type="percentage" office:value="0.00657894736842105" calcext:value-type="percentage">
            <text:p>0.66%</text:p>
          </table:table-cell>
        </table:table-row>
        <table:table-row table:style-name="ro1">
          <table:table-cell table:formula="of:=[$word_counts_and_combinations.A91]" office:value-type="string" office:string-value="tank" calcext:value-type="string">
            <text:p>tank</text:p>
          </table:table-cell>
          <table:table-cell table:formula="of:=[$word_counts_and_combinations.B91]/SUM([$word_counts_and_combinations.$A91:.$Q91])" office:value-type="percentage" office:value="0.0655737704918033" calcext:value-type="percentage">
            <text:p>6.56%</text:p>
          </table:table-cell>
          <table:table-cell table:formula="of:=[$word_counts_and_combinations.C91]/SUM([$word_counts_and_combinations.$A91:.$Q91])" office:value-type="percentage" office:value="0.0983606557377049" calcext:value-type="percentage">
            <text:p>9.84%</text:p>
          </table:table-cell>
          <table:table-cell table:formula="of:=[$word_counts_and_combinations.D91]/SUM([$word_counts_and_combinations.$A91:.$Q91])" office:value-type="percentage" office:value="0.0983606557377049" calcext:value-type="percentage">
            <text:p>9.84%</text:p>
          </table:table-cell>
          <table:table-cell table:formula="of:=[$word_counts_and_combinations.E91]/SUM([$word_counts_and_combinations.$A91:.$Q91])" office:value-type="percentage" office:value="0.0245901639344262" calcext:value-type="percentage">
            <text:p>2.46%</text:p>
          </table:table-cell>
          <table:table-cell table:formula="of:=[$word_counts_and_combinations.F91]/SUM([$word_counts_and_combinations.$A91:.$Q91])" office:value-type="percentage" office:value="0.00819672131147541" calcext:value-type="percentage">
            <text:p>0.82%</text:p>
          </table:table-cell>
          <table:table-cell table:formula="of:=[$word_counts_and_combinations.G91]/SUM([$word_counts_and_combinations.$A91:.$Q91])" office:value-type="percentage" office:value="0.040983606557377" calcext:value-type="percentage">
            <text:p>4.10%</text:p>
          </table:table-cell>
          <table:table-cell table:formula="of:=[$word_counts_and_combinations.H91]/SUM([$word_counts_and_combinations.$A91:.$Q91])" office:value-type="percentage" office:value="0" calcext:value-type="percentage">
            <text:p>0.00%</text:p>
          </table:table-cell>
          <table:table-cell table:formula="of:=[$word_counts_and_combinations.I91]/SUM([$word_counts_and_combinations.$A91:.$Q91])" office:value-type="percentage" office:value="0.00819672131147541" calcext:value-type="percentage">
            <text:p>0.82%</text:p>
          </table:table-cell>
          <table:table-cell table:formula="of:=[$word_counts_and_combinations.J91]/SUM([$word_counts_and_combinations.$A91:.$Q91])" office:value-type="percentage" office:value="0.0901639344262295" calcext:value-type="percentage">
            <text:p>9.02%</text:p>
          </table:table-cell>
          <table:table-cell table:formula="of:=[$word_counts_and_combinations.K91]/SUM([$word_counts_and_combinations.$A91:.$Q91])" office:value-type="percentage" office:value="0.00819672131147541" calcext:value-type="percentage">
            <text:p>0.82%</text:p>
          </table:table-cell>
          <table:table-cell table:formula="of:=[$word_counts_and_combinations.L91]/SUM([$word_counts_and_combinations.$A91:.$Q91])" office:value-type="percentage" office:value="0.434426229508197" calcext:value-type="percentage">
            <text:p>43.44%</text:p>
          </table:table-cell>
          <table:table-cell table:formula="of:=[$word_counts_and_combinations.M91]/SUM([$word_counts_and_combinations.$A91:.$Q91])" office:value-type="percentage" office:value="0.0819672131147541" calcext:value-type="percentage">
            <text:p>8.20%</text:p>
          </table:table-cell>
          <table:table-cell table:formula="of:=[$word_counts_and_combinations.N91]/SUM([$word_counts_and_combinations.$A91:.$Q91])" office:value-type="percentage" office:value="0.00819672131147541" calcext:value-type="percentage">
            <text:p>0.82%</text:p>
          </table:table-cell>
          <table:table-cell table:formula="of:=[$word_counts_and_combinations.O91]/SUM([$word_counts_and_combinations.$A91:.$Q91])" office:value-type="percentage" office:value="0.0327868852459016" calcext:value-type="percentage">
            <text:p>3.28%</text:p>
          </table:table-cell>
          <table:table-cell table:formula="of:=[$word_counts_and_combinations.P91]/SUM([$word_counts_and_combinations.$A91:.$Q91])" office:value-type="percentage" office:value="0" calcext:value-type="percentage">
            <text:p>0.00%</text:p>
          </table:table-cell>
          <table:table-cell table:formula="of:=[$word_counts_and_combinations.Q91]/SUM([$word_counts_and_combinations.$A91:.$Q91])" office:value-type="percentage" office:value="0" calcext:value-type="percentage">
            <text:p>0.00%</text:p>
          </table:table-cell>
        </table:table-row>
        <table:table-row table:style-name="ro1">
          <table:table-cell table:formula="of:=[$word_counts_and_combinations.A92]" office:value-type="string" office:string-value="umbrella" calcext:value-type="string">
            <text:p>umbrella</text:p>
          </table:table-cell>
          <table:table-cell table:formula="of:=[$word_counts_and_combinations.B92]/SUM([$word_counts_and_combinations.$A92:.$Q92])" office:value-type="percentage" office:value="0" calcext:value-type="percentage">
            <text:p>0.00%</text:p>
          </table:table-cell>
          <table:table-cell table:formula="of:=[$word_counts_and_combinations.C92]/SUM([$word_counts_and_combinations.$A92:.$Q92])" office:value-type="percentage" office:value="0" calcext:value-type="percentage">
            <text:p>0.00%</text:p>
          </table:table-cell>
          <table:table-cell table:formula="of:=[$word_counts_and_combinations.D92]/SUM([$word_counts_and_combinations.$A92:.$Q92])" office:value-type="percentage" office:value="0.0229885057471264" calcext:value-type="percentage">
            <text:p>2.30%</text:p>
          </table:table-cell>
          <table:table-cell table:formula="of:=[$word_counts_and_combinations.E92]/SUM([$word_counts_and_combinations.$A92:.$Q92])" office:value-type="percentage" office:value="0" calcext:value-type="percentage">
            <text:p>0.00%</text:p>
          </table:table-cell>
          <table:table-cell table:formula="of:=[$word_counts_and_combinations.F92]/SUM([$word_counts_and_combinations.$A92:.$Q92])" office:value-type="percentage" office:value="0" calcext:value-type="percentage">
            <text:p>0.00%</text:p>
          </table:table-cell>
          <table:table-cell table:formula="of:=[$word_counts_and_combinations.G92]/SUM([$word_counts_and_combinations.$A92:.$Q92])" office:value-type="percentage" office:value="0" calcext:value-type="percentage">
            <text:p>0.00%</text:p>
          </table:table-cell>
          <table:table-cell table:formula="of:=[$word_counts_and_combinations.H92]/SUM([$word_counts_and_combinations.$A92:.$Q92])" office:value-type="percentage" office:value="0" calcext:value-type="percentage">
            <text:p>0.00%</text:p>
          </table:table-cell>
          <table:table-cell table:formula="of:=[$word_counts_and_combinations.I92]/SUM([$word_counts_and_combinations.$A92:.$Q92])" office:value-type="percentage" office:value="0.0114942528735632" calcext:value-type="percentage">
            <text:p>1.15%</text:p>
          </table:table-cell>
          <table:table-cell table:formula="of:=[$word_counts_and_combinations.J92]/SUM([$word_counts_and_combinations.$A92:.$Q92])" office:value-type="percentage" office:value="0.114942528735632" calcext:value-type="percentage">
            <text:p>11.49%</text:p>
          </table:table-cell>
          <table:table-cell table:formula="of:=[$word_counts_and_combinations.K92]/SUM([$word_counts_and_combinations.$A92:.$Q92])" office:value-type="percentage" office:value="0" calcext:value-type="percentage">
            <text:p>0.00%</text:p>
          </table:table-cell>
          <table:table-cell table:formula="of:=[$word_counts_and_combinations.L92]/SUM([$word_counts_and_combinations.$A92:.$Q92])" office:value-type="percentage" office:value="0.798850574712644" calcext:value-type="percentage">
            <text:p>79.89%</text:p>
          </table:table-cell>
          <table:table-cell table:formula="of:=[$word_counts_and_combinations.M92]/SUM([$word_counts_and_combinations.$A92:.$Q92])" office:value-type="percentage" office:value="0" calcext:value-type="percentage">
            <text:p>0.00%</text:p>
          </table:table-cell>
          <table:table-cell table:formula="of:=[$word_counts_and_combinations.N92]/SUM([$word_counts_and_combinations.$A92:.$Q92])" office:value-type="percentage" office:value="0.0229885057471264" calcext:value-type="percentage">
            <text:p>2.30%</text:p>
          </table:table-cell>
          <table:table-cell table:formula="of:=[$word_counts_and_combinations.O92]/SUM([$word_counts_and_combinations.$A92:.$Q92])" office:value-type="percentage" office:value="0.028735632183908" calcext:value-type="percentage">
            <text:p>2.87%</text:p>
          </table:table-cell>
          <table:table-cell table:formula="of:=[$word_counts_and_combinations.P92]/SUM([$word_counts_and_combinations.$A92:.$Q92])" office:value-type="percentage" office:value="0" calcext:value-type="percentage">
            <text:p>0.00%</text:p>
          </table:table-cell>
          <table:table-cell table:formula="of:=[$word_counts_and_combinations.Q92]/SUM([$word_counts_and_combinations.$A92:.$Q92])" office:value-type="percentage" office:value="0" calcext:value-type="percentage">
            <text:p>0.00%</text:p>
          </table:table-cell>
        </table:table-row>
        <table:table-row table:style-name="ro1">
          <table:table-cell table:formula="of:=[$word_counts_and_combinations.A93]" office:value-type="string" office:string-value="shopping" calcext:value-type="string">
            <text:p>shopping</text:p>
          </table:table-cell>
          <table:table-cell table:formula="of:=[$word_counts_and_combinations.B93]/SUM([$word_counts_and_combinations.$A93:.$Q93])" office:value-type="percentage" office:value="0.363636363636364" calcext:value-type="percentage">
            <text:p>36.36%</text:p>
          </table:table-cell>
          <table:table-cell table:formula="of:=[$word_counts_and_combinations.C93]/SUM([$word_counts_and_combinations.$A93:.$Q93])" office:value-type="percentage" office:value="0.00826446280991736" calcext:value-type="percentage">
            <text:p>0.83%</text:p>
          </table:table-cell>
          <table:table-cell table:formula="of:=[$word_counts_and_combinations.D93]/SUM([$word_counts_and_combinations.$A93:.$Q93])" office:value-type="percentage" office:value="0" calcext:value-type="percentage">
            <text:p>0.00%</text:p>
          </table:table-cell>
          <table:table-cell table:formula="of:=[$word_counts_and_combinations.E93]/SUM([$word_counts_and_combinations.$A93:.$Q93])" office:value-type="percentage" office:value="0.00826446280991736" calcext:value-type="percentage">
            <text:p>0.83%</text:p>
          </table:table-cell>
          <table:table-cell table:formula="of:=[$word_counts_and_combinations.F93]/SUM([$word_counts_and_combinations.$A93:.$Q93])" office:value-type="percentage" office:value="0.0165289256198347" calcext:value-type="percentage">
            <text:p>1.65%</text:p>
          </table:table-cell>
          <table:table-cell table:formula="of:=[$word_counts_and_combinations.G93]/SUM([$word_counts_and_combinations.$A93:.$Q93])" office:value-type="percentage" office:value="0.0165289256198347" calcext:value-type="percentage">
            <text:p>1.65%</text:p>
          </table:table-cell>
          <table:table-cell table:formula="of:=[$word_counts_and_combinations.H93]/SUM([$word_counts_and_combinations.$A93:.$Q93])" office:value-type="percentage" office:value="0.140495867768595" calcext:value-type="percentage">
            <text:p>14.05%</text:p>
          </table:table-cell>
          <table:table-cell table:formula="of:=[$word_counts_and_combinations.I93]/SUM([$word_counts_and_combinations.$A93:.$Q93])" office:value-type="percentage" office:value="0" calcext:value-type="percentage">
            <text:p>0.00%</text:p>
          </table:table-cell>
          <table:table-cell table:formula="of:=[$word_counts_and_combinations.J93]/SUM([$word_counts_and_combinations.$A93:.$Q93])" office:value-type="percentage" office:value="0.0413223140495868" calcext:value-type="percentage">
            <text:p>4.13%</text:p>
          </table:table-cell>
          <table:table-cell table:formula="of:=[$word_counts_and_combinations.K93]/SUM([$word_counts_and_combinations.$A93:.$Q93])" office:value-type="percentage" office:value="0.00826446280991736" calcext:value-type="percentage">
            <text:p>0.83%</text:p>
          </table:table-cell>
          <table:table-cell table:formula="of:=[$word_counts_and_combinations.L93]/SUM([$word_counts_and_combinations.$A93:.$Q93])" office:value-type="percentage" office:value="0.388429752066116" calcext:value-type="percentage">
            <text:p>38.84%</text:p>
          </table:table-cell>
          <table:table-cell table:formula="of:=[$word_counts_and_combinations.M93]/SUM([$word_counts_and_combinations.$A93:.$Q93])" office:value-type="percentage" office:value="0" calcext:value-type="percentage">
            <text:p>0.00%</text:p>
          </table:table-cell>
          <table:table-cell table:formula="of:=[$word_counts_and_combinations.N93]/SUM([$word_counts_and_combinations.$A93:.$Q93])" office:value-type="percentage" office:value="0" calcext:value-type="percentage">
            <text:p>0.00%</text:p>
          </table:table-cell>
          <table:table-cell table:formula="of:=[$word_counts_and_combinations.O93]/SUM([$word_counts_and_combinations.$A93:.$Q93])" office:value-type="percentage" office:value="0" calcext:value-type="percentage">
            <text:p>0.00%</text:p>
          </table:table-cell>
          <table:table-cell table:formula="of:=[$word_counts_and_combinations.P93]/SUM([$word_counts_and_combinations.$A93:.$Q93])" office:value-type="percentage" office:value="0.00826446280991736" calcext:value-type="percentage">
            <text:p>0.83%</text:p>
          </table:table-cell>
          <table:table-cell table:formula="of:=[$word_counts_and_combinations.Q93]/SUM([$word_counts_and_combinations.$A93:.$Q93])" office:value-type="percentage" office:value="0" calcext:value-type="percentage">
            <text:p>0.00%</text:p>
          </table:table-cell>
        </table:table-row>
        <table:table-row table:style-name="ro1">
          <table:table-cell table:formula="of:=[$word_counts_and_combinations.A94]" office:value-type="string" office:string-value="snowy" calcext:value-type="string">
            <text:p>snowy</text:p>
          </table:table-cell>
          <table:table-cell table:formula="of:=[$word_counts_and_combinations.B94]/SUM([$word_counts_and_combinations.$A94:.$Q94])" office:value-type="percentage" office:value="0" calcext:value-type="percentage">
            <text:p>0.00%</text:p>
          </table:table-cell>
          <table:table-cell table:formula="of:=[$word_counts_and_combinations.C94]/SUM([$word_counts_and_combinations.$A94:.$Q94])" office:value-type="percentage" office:value="0.0075187969924812" calcext:value-type="percentage">
            <text:p>0.75%</text:p>
          </table:table-cell>
          <table:table-cell table:formula="of:=[$word_counts_and_combinations.D94]/SUM([$word_counts_and_combinations.$A94:.$Q94])" office:value-type="percentage" office:value="0" calcext:value-type="percentage">
            <text:p>0.00%</text:p>
          </table:table-cell>
          <table:table-cell table:formula="of:=[$word_counts_and_combinations.E94]/SUM([$word_counts_and_combinations.$A94:.$Q94])" office:value-type="percentage" office:value="0" calcext:value-type="percentage">
            <text:p>0.00%</text:p>
          </table:table-cell>
          <table:table-cell table:formula="of:=[$word_counts_and_combinations.F94]/SUM([$word_counts_and_combinations.$A94:.$Q94])" office:value-type="percentage" office:value="0" calcext:value-type="percentage">
            <text:p>0.00%</text:p>
          </table:table-cell>
          <table:table-cell table:formula="of:=[$word_counts_and_combinations.G94]/SUM([$word_counts_and_combinations.$A94:.$Q94])" office:value-type="percentage" office:value="0" calcext:value-type="percentage">
            <text:p>0.00%</text:p>
          </table:table-cell>
          <table:table-cell table:formula="of:=[$word_counts_and_combinations.H94]/SUM([$word_counts_and_combinations.$A94:.$Q94])" office:value-type="percentage" office:value="0" calcext:value-type="percentage">
            <text:p>0.00%</text:p>
          </table:table-cell>
          <table:table-cell table:formula="of:=[$word_counts_and_combinations.I94]/SUM([$word_counts_and_combinations.$A94:.$Q94])" office:value-type="percentage" office:value="0.0075187969924812" calcext:value-type="percentage">
            <text:p>0.75%</text:p>
          </table:table-cell>
          <table:table-cell table:formula="of:=[$word_counts_and_combinations.J94]/SUM([$word_counts_and_combinations.$A94:.$Q94])" office:value-type="percentage" office:value="0.0225563909774436" calcext:value-type="percentage">
            <text:p>2.26%</text:p>
          </table:table-cell>
          <table:table-cell table:formula="of:=[$word_counts_and_combinations.K94]/SUM([$word_counts_and_combinations.$A94:.$Q94])" office:value-type="percentage" office:value="0" calcext:value-type="percentage">
            <text:p>0.00%</text:p>
          </table:table-cell>
          <table:table-cell table:formula="of:=[$word_counts_and_combinations.L94]/SUM([$word_counts_and_combinations.$A94:.$Q94])" office:value-type="percentage" office:value="0.0902255639097744" calcext:value-type="percentage">
            <text:p>9.02%</text:p>
          </table:table-cell>
          <table:table-cell table:formula="of:=[$word_counts_and_combinations.M94]/SUM([$word_counts_and_combinations.$A94:.$Q94])" office:value-type="percentage" office:value="0.0075187969924812" calcext:value-type="percentage">
            <text:p>0.75%</text:p>
          </table:table-cell>
          <table:table-cell table:formula="of:=[$word_counts_and_combinations.N94]/SUM([$word_counts_and_combinations.$A94:.$Q94])" office:value-type="percentage" office:value="0.12781954887218" calcext:value-type="percentage">
            <text:p>12.78%</text:p>
          </table:table-cell>
          <table:table-cell table:formula="of:=[$word_counts_and_combinations.O94]/SUM([$word_counts_and_combinations.$A94:.$Q94])" office:value-type="percentage" office:value="0.037593984962406" calcext:value-type="percentage">
            <text:p>3.76%</text:p>
          </table:table-cell>
          <table:table-cell table:formula="of:=[$word_counts_and_combinations.P94]/SUM([$word_counts_and_combinations.$A94:.$Q94])" office:value-type="percentage" office:value="0.669172932330827" calcext:value-type="percentage">
            <text:p>66.92%</text:p>
          </table:table-cell>
          <table:table-cell table:formula="of:=[$word_counts_and_combinations.Q94]/SUM([$word_counts_and_combinations.$A94:.$Q94])" office:value-type="percentage" office:value="0.0300751879699248" calcext:value-type="percentage">
            <text:p>3.01%</text:p>
          </table:table-cell>
        </table:table-row>
        <table:table-row table:style-name="ro1">
          <table:table-cell table:formula="of:=[$word_counts_and_combinations.A95]" office:value-type="string" office:string-value="stone" calcext:value-type="string">
            <text:p>stone</text:p>
          </table:table-cell>
          <table:table-cell table:formula="of:=[$word_counts_and_combinations.B95]/SUM([$word_counts_and_combinations.$A95:.$Q95])" office:value-type="percentage" office:value="0.0390625" calcext:value-type="percentage">
            <text:p>3.91%</text:p>
          </table:table-cell>
          <table:table-cell table:formula="of:=[$word_counts_and_combinations.C95]/SUM([$word_counts_and_combinations.$A95:.$Q95])" office:value-type="percentage" office:value="0" calcext:value-type="percentage">
            <text:p>0.00%</text:p>
          </table:table-cell>
          <table:table-cell table:formula="of:=[$word_counts_and_combinations.D95]/SUM([$word_counts_and_combinations.$A95:.$Q95])" office:value-type="percentage" office:value="0" calcext:value-type="percentage">
            <text:p>0.00%</text:p>
          </table:table-cell>
          <table:table-cell table:formula="of:=[$word_counts_and_combinations.E95]/SUM([$word_counts_and_combinations.$A95:.$Q95])" office:value-type="percentage" office:value="0" calcext:value-type="percentage">
            <text:p>0.00%</text:p>
          </table:table-cell>
          <table:table-cell table:formula="of:=[$word_counts_and_combinations.F95]/SUM([$word_counts_and_combinations.$A95:.$Q95])" office:value-type="percentage" office:value="0.0078125" calcext:value-type="percentage">
            <text:p>0.78%</text:p>
          </table:table-cell>
          <table:table-cell table:formula="of:=[$word_counts_and_combinations.G95]/SUM([$word_counts_and_combinations.$A95:.$Q95])" office:value-type="percentage" office:value="0.0078125" calcext:value-type="percentage">
            <text:p>0.78%</text:p>
          </table:table-cell>
          <table:table-cell table:formula="of:=[$word_counts_and_combinations.H95]/SUM([$word_counts_and_combinations.$A95:.$Q95])" office:value-type="percentage" office:value="0.03125" calcext:value-type="percentage">
            <text:p>3.13%</text:p>
          </table:table-cell>
          <table:table-cell table:formula="of:=[$word_counts_and_combinations.I95]/SUM([$word_counts_and_combinations.$A95:.$Q95])" office:value-type="percentage" office:value="0.078125" calcext:value-type="percentage">
            <text:p>7.81%</text:p>
          </table:table-cell>
          <table:table-cell table:formula="of:=[$word_counts_and_combinations.J95]/SUM([$word_counts_and_combinations.$A95:.$Q95])" office:value-type="percentage" office:value="0.15625" calcext:value-type="percentage">
            <text:p>15.63%</text:p>
          </table:table-cell>
          <table:table-cell table:formula="of:=[$word_counts_and_combinations.K95]/SUM([$word_counts_and_combinations.$A95:.$Q95])" office:value-type="percentage" office:value="0" calcext:value-type="percentage">
            <text:p>0.00%</text:p>
          </table:table-cell>
          <table:table-cell table:formula="of:=[$word_counts_and_combinations.L95]/SUM([$word_counts_and_combinations.$A95:.$Q95])" office:value-type="percentage" office:value="0.4140625" calcext:value-type="percentage">
            <text:p>41.41%</text:p>
          </table:table-cell>
          <table:table-cell table:formula="of:=[$word_counts_and_combinations.M95]/SUM([$word_counts_and_combinations.$A95:.$Q95])" office:value-type="percentage" office:value="0.09375" calcext:value-type="percentage">
            <text:p>9.38%</text:p>
          </table:table-cell>
          <table:table-cell table:formula="of:=[$word_counts_and_combinations.N95]/SUM([$word_counts_and_combinations.$A95:.$Q95])" office:value-type="percentage" office:value="0.0234375" calcext:value-type="percentage">
            <text:p>2.34%</text:p>
          </table:table-cell>
          <table:table-cell table:formula="of:=[$word_counts_and_combinations.O95]/SUM([$word_counts_and_combinations.$A95:.$Q95])" office:value-type="percentage" office:value="0.078125" calcext:value-type="percentage">
            <text:p>7.81%</text:p>
          </table:table-cell>
          <table:table-cell table:formula="of:=[$word_counts_and_combinations.P95]/SUM([$word_counts_and_combinations.$A95:.$Q95])" office:value-type="percentage" office:value="0.0625" calcext:value-type="percentage">
            <text:p>6.25%</text:p>
          </table:table-cell>
          <table:table-cell table:formula="of:=[$word_counts_and_combinations.Q95]/SUM([$word_counts_and_combinations.$A95:.$Q95])" office:value-type="percentage" office:value="0.0078125" calcext:value-type="percentage">
            <text:p>0.78%</text:p>
          </table:table-cell>
        </table:table-row>
        <table:table-row table:style-name="ro1">
          <table:table-cell table:formula="of:=[$word_counts_and_combinations.A96]" office:value-type="string" office:string-value="metal" calcext:value-type="string">
            <text:p>metal</text:p>
          </table:table-cell>
          <table:table-cell table:formula="of:=[$word_counts_and_combinations.B96]/SUM([$word_counts_and_combinations.$A96:.$Q96])" office:value-type="percentage" office:value="0.193877551020408" calcext:value-type="percentage">
            <text:p>19.39%</text:p>
          </table:table-cell>
          <table:table-cell table:formula="of:=[$word_counts_and_combinations.C96]/SUM([$word_counts_and_combinations.$A96:.$Q96])" office:value-type="percentage" office:value="0.0306122448979592" calcext:value-type="percentage">
            <text:p>3.06%</text:p>
          </table:table-cell>
          <table:table-cell table:formula="of:=[$word_counts_and_combinations.D96]/SUM([$word_counts_and_combinations.$A96:.$Q96])" office:value-type="percentage" office:value="0" calcext:value-type="percentage">
            <text:p>0.00%</text:p>
          </table:table-cell>
          <table:table-cell table:formula="of:=[$word_counts_and_combinations.E96]/SUM([$word_counts_and_combinations.$A96:.$Q96])" office:value-type="percentage" office:value="0.0204081632653061" calcext:value-type="percentage">
            <text:p>2.04%</text:p>
          </table:table-cell>
          <table:table-cell table:formula="of:=[$word_counts_and_combinations.F96]/SUM([$word_counts_and_combinations.$A96:.$Q96])" office:value-type="percentage" office:value="0.0102040816326531" calcext:value-type="percentage">
            <text:p>1.02%</text:p>
          </table:table-cell>
          <table:table-cell table:formula="of:=[$word_counts_and_combinations.G96]/SUM([$word_counts_and_combinations.$A96:.$Q96])" office:value-type="percentage" office:value="0.0204081632653061" calcext:value-type="percentage">
            <text:p>2.04%</text:p>
          </table:table-cell>
          <table:table-cell table:formula="of:=[$word_counts_and_combinations.H96]/SUM([$word_counts_and_combinations.$A96:.$Q96])" office:value-type="percentage" office:value="0.153061224489796" calcext:value-type="percentage">
            <text:p>15.31%</text:p>
          </table:table-cell>
          <table:table-cell table:formula="of:=[$word_counts_and_combinations.I96]/SUM([$word_counts_and_combinations.$A96:.$Q96])" office:value-type="percentage" office:value="0.0612244897959184" calcext:value-type="percentage">
            <text:p>6.12%</text:p>
          </table:table-cell>
          <table:table-cell table:formula="of:=[$word_counts_and_combinations.J96]/SUM([$word_counts_and_combinations.$A96:.$Q96])" office:value-type="percentage" office:value="0.183673469387755" calcext:value-type="percentage">
            <text:p>18.37%</text:p>
          </table:table-cell>
          <table:table-cell table:formula="of:=[$word_counts_and_combinations.K96]/SUM([$word_counts_and_combinations.$A96:.$Q96])" office:value-type="percentage" office:value="0.0102040816326531" calcext:value-type="percentage">
            <text:p>1.02%</text:p>
          </table:table-cell>
          <table:table-cell table:formula="of:=[$word_counts_and_combinations.L96]/SUM([$word_counts_and_combinations.$A96:.$Q96])" office:value-type="percentage" office:value="0.183673469387755" calcext:value-type="percentage">
            <text:p>18.37%</text:p>
          </table:table-cell>
          <table:table-cell table:formula="of:=[$word_counts_and_combinations.M96]/SUM([$word_counts_and_combinations.$A96:.$Q96])" office:value-type="percentage" office:value="0.0918367346938776" calcext:value-type="percentage">
            <text:p>9.18%</text:p>
          </table:table-cell>
          <table:table-cell table:formula="of:=[$word_counts_and_combinations.N96]/SUM([$word_counts_and_combinations.$A96:.$Q96])" office:value-type="percentage" office:value="0.0306122448979592" calcext:value-type="percentage">
            <text:p>3.06%</text:p>
          </table:table-cell>
          <table:table-cell table:formula="of:=[$word_counts_and_combinations.O96]/SUM([$word_counts_and_combinations.$A96:.$Q96])" office:value-type="percentage" office:value="0.0102040816326531" calcext:value-type="percentage">
            <text:p>1.02%</text:p>
          </table:table-cell>
          <table:table-cell table:formula="of:=[$word_counts_and_combinations.P96]/SUM([$word_counts_and_combinations.$A96:.$Q96])" office:value-type="percentage" office:value="0" calcext:value-type="percentage">
            <text:p>0.00%</text:p>
          </table:table-cell>
          <table:table-cell table:formula="of:=[$word_counts_and_combinations.Q96]/SUM([$word_counts_and_combinations.$A96:.$Q96])" office:value-type="percentage" office:value="0" calcext:value-type="percentage">
            <text:p>0.00%</text:p>
          </table:table-cell>
        </table:table-row>
        <table:table-row table:style-name="ro1">
          <table:table-cell table:formula="of:=[$word_counts_and_combinations.A97]" office:value-type="string" office:string-value="house" calcext:value-type="string">
            <text:p>house</text:p>
          </table:table-cell>
          <table:table-cell table:formula="of:=[$word_counts_and_combinations.B97]/SUM([$word_counts_and_combinations.$A97:.$Q97])" office:value-type="percentage" office:value="0.0476190476190476" calcext:value-type="percentage">
            <text:p>4.76%</text:p>
          </table:table-cell>
          <table:table-cell table:formula="of:=[$word_counts_and_combinations.C97]/SUM([$word_counts_and_combinations.$A97:.$Q97])" office:value-type="percentage" office:value="0.253968253968254" calcext:value-type="percentage">
            <text:p>25.40%</text:p>
          </table:table-cell>
          <table:table-cell table:formula="of:=[$word_counts_and_combinations.D97]/SUM([$word_counts_and_combinations.$A97:.$Q97])" office:value-type="percentage" office:value="0.0396825396825397" calcext:value-type="percentage">
            <text:p>3.97%</text:p>
          </table:table-cell>
          <table:table-cell table:formula="of:=[$word_counts_and_combinations.E97]/SUM([$word_counts_and_combinations.$A97:.$Q97])" office:value-type="percentage" office:value="0" calcext:value-type="percentage">
            <text:p>0.00%</text:p>
          </table:table-cell>
          <table:table-cell table:formula="of:=[$word_counts_and_combinations.F97]/SUM([$word_counts_and_combinations.$A97:.$Q97])" office:value-type="percentage" office:value="0" calcext:value-type="percentage">
            <text:p>0.00%</text:p>
          </table:table-cell>
          <table:table-cell table:formula="of:=[$word_counts_and_combinations.G97]/SUM([$word_counts_and_combinations.$A97:.$Q97])" office:value-type="percentage" office:value="0" calcext:value-type="percentage">
            <text:p>0.00%</text:p>
          </table:table-cell>
          <table:table-cell table:formula="of:=[$word_counts_and_combinations.H97]/SUM([$word_counts_and_combinations.$A97:.$Q97])" office:value-type="percentage" office:value="0.0158730158730159" calcext:value-type="percentage">
            <text:p>1.59%</text:p>
          </table:table-cell>
          <table:table-cell table:formula="of:=[$word_counts_and_combinations.I97]/SUM([$word_counts_and_combinations.$A97:.$Q97])" office:value-type="percentage" office:value="0.277777777777778" calcext:value-type="percentage">
            <text:p>27.78%</text:p>
          </table:table-cell>
          <table:table-cell table:formula="of:=[$word_counts_and_combinations.J97]/SUM([$word_counts_and_combinations.$A97:.$Q97])" office:value-type="percentage" office:value="0.0873015873015873" calcext:value-type="percentage">
            <text:p>8.73%</text:p>
          </table:table-cell>
          <table:table-cell table:formula="of:=[$word_counts_and_combinations.K97]/SUM([$word_counts_and_combinations.$A97:.$Q97])" office:value-type="percentage" office:value="0" calcext:value-type="percentage">
            <text:p>0.00%</text:p>
          </table:table-cell>
          <table:table-cell table:formula="of:=[$word_counts_and_combinations.L97]/SUM([$word_counts_and_combinations.$A97:.$Q97])" office:value-type="percentage" office:value="0.166666666666667" calcext:value-type="percentage">
            <text:p>16.67%</text:p>
          </table:table-cell>
          <table:table-cell table:formula="of:=[$word_counts_and_combinations.M97]/SUM([$word_counts_and_combinations.$A97:.$Q97])" office:value-type="percentage" office:value="0.0238095238095238" calcext:value-type="percentage">
            <text:p>2.38%</text:p>
          </table:table-cell>
          <table:table-cell table:formula="of:=[$word_counts_and_combinations.N97]/SUM([$word_counts_and_combinations.$A97:.$Q97])" office:value-type="percentage" office:value="0.0555555555555556" calcext:value-type="percentage">
            <text:p>5.56%</text:p>
          </table:table-cell>
          <table:table-cell table:formula="of:=[$word_counts_and_combinations.O97]/SUM([$word_counts_and_combinations.$A97:.$Q97])" office:value-type="percentage" office:value="0.0158730158730159" calcext:value-type="percentage">
            <text:p>1.59%</text:p>
          </table:table-cell>
          <table:table-cell table:formula="of:=[$word_counts_and_combinations.P97]/SUM([$word_counts_and_combinations.$A97:.$Q97])" office:value-type="percentage" office:value="0.00793650793650794" calcext:value-type="percentage">
            <text:p>0.79%</text:p>
          </table:table-cell>
          <table:table-cell table:formula="of:=[$word_counts_and_combinations.Q97]/SUM([$word_counts_and_combinations.$A97:.$Q97])" office:value-type="percentage" office:value="0.00793650793650794" calcext:value-type="percentage">
            <text:p>0.79%</text:p>
          </table:table-cell>
        </table:table-row>
        <table:table-row table:style-name="ro1">
          <table:table-cell table:formula="of:=[$word_counts_and_combinations.A98]" office:value-type="string" office:string-value="family" calcext:value-type="string">
            <text:p>family</text:p>
          </table:table-cell>
          <table:table-cell table:formula="of:=[$word_counts_and_combinations.B98]/SUM([$word_counts_and_combinations.$A98:.$Q98])" office:value-type="percentage" office:value="0.008" calcext:value-type="percentage">
            <text:p>0.80%</text:p>
          </table:table-cell>
          <table:table-cell table:formula="of:=[$word_counts_and_combinations.C98]/SUM([$word_counts_and_combinations.$A98:.$Q98])" office:value-type="percentage" office:value="0.304" calcext:value-type="percentage">
            <text:p>30.40%</text:p>
          </table:table-cell>
          <table:table-cell table:formula="of:=[$word_counts_and_combinations.D98]/SUM([$word_counts_and_combinations.$A98:.$Q98])" office:value-type="percentage" office:value="0.048" calcext:value-type="percentage">
            <text:p>4.80%</text:p>
          </table:table-cell>
          <table:table-cell table:formula="of:=[$word_counts_and_combinations.E98]/SUM([$word_counts_and_combinations.$A98:.$Q98])" office:value-type="percentage" office:value="0.032" calcext:value-type="percentage">
            <text:p>3.20%</text:p>
          </table:table-cell>
          <table:table-cell table:formula="of:=[$word_counts_and_combinations.F98]/SUM([$word_counts_and_combinations.$A98:.$Q98])" office:value-type="percentage" office:value="0" calcext:value-type="percentage">
            <text:p>0.00%</text:p>
          </table:table-cell>
          <table:table-cell table:formula="of:=[$word_counts_and_combinations.G98]/SUM([$word_counts_and_combinations.$A98:.$Q98])" office:value-type="percentage" office:value="0.016" calcext:value-type="percentage">
            <text:p>1.60%</text:p>
          </table:table-cell>
          <table:table-cell table:formula="of:=[$word_counts_and_combinations.H98]/SUM([$word_counts_and_combinations.$A98:.$Q98])" office:value-type="percentage" office:value="0.016" calcext:value-type="percentage">
            <text:p>1.60%</text:p>
          </table:table-cell>
          <table:table-cell table:formula="of:=[$word_counts_and_combinations.I98]/SUM([$word_counts_and_combinations.$A98:.$Q98])" office:value-type="percentage" office:value="0.08" calcext:value-type="percentage">
            <text:p>8.00%</text:p>
          </table:table-cell>
          <table:table-cell table:formula="of:=[$word_counts_and_combinations.J98]/SUM([$word_counts_and_combinations.$A98:.$Q98])" office:value-type="percentage" office:value="0.072" calcext:value-type="percentage">
            <text:p>7.20%</text:p>
          </table:table-cell>
          <table:table-cell table:formula="of:=[$word_counts_and_combinations.K98]/SUM([$word_counts_and_combinations.$A98:.$Q98])" office:value-type="percentage" office:value="0" calcext:value-type="percentage">
            <text:p>0.00%</text:p>
          </table:table-cell>
          <table:table-cell table:formula="of:=[$word_counts_and_combinations.L98]/SUM([$word_counts_and_combinations.$A98:.$Q98])" office:value-type="percentage" office:value="0.152" calcext:value-type="percentage">
            <text:p>15.20%</text:p>
          </table:table-cell>
          <table:table-cell table:formula="of:=[$word_counts_and_combinations.M98]/SUM([$word_counts_and_combinations.$A98:.$Q98])" office:value-type="percentage" office:value="0.008" calcext:value-type="percentage">
            <text:p>0.80%</text:p>
          </table:table-cell>
          <table:table-cell table:formula="of:=[$word_counts_and_combinations.N98]/SUM([$word_counts_and_combinations.$A98:.$Q98])" office:value-type="percentage" office:value="0.096" calcext:value-type="percentage">
            <text:p>9.60%</text:p>
          </table:table-cell>
          <table:table-cell table:formula="of:=[$word_counts_and_combinations.O98]/SUM([$word_counts_and_combinations.$A98:.$Q98])" office:value-type="percentage" office:value="0.144" calcext:value-type="percentage">
            <text:p>14.40%</text:p>
          </table:table-cell>
          <table:table-cell table:formula="of:=[$word_counts_and_combinations.P98]/SUM([$word_counts_and_combinations.$A98:.$Q98])" office:value-type="percentage" office:value="0.024" calcext:value-type="percentage">
            <text:p>2.40%</text:p>
          </table:table-cell>
          <table:table-cell table:formula="of:=[$word_counts_and_combinations.Q98]/SUM([$word_counts_and_combinations.$A98:.$Q98])" office:value-type="percentage" office:value="0" calcext:value-type="percentage">
            <text:p>0.00%</text:p>
          </table:table-cell>
        </table:table-row>
        <table:table-row table:style-name="ro1">
          <table:table-cell table:formula="of:=[$word_counts_and_combinations.A99]" office:value-type="string" office:string-value="hockey" calcext:value-type="string">
            <text:p>hockey</text:p>
          </table:table-cell>
          <table:table-cell table:formula="of:=[$word_counts_and_combinations.B99]/SUM([$word_counts_and_combinations.$A99:.$Q99])" office:value-type="percentage" office:value="0" calcext:value-type="percentage">
            <text:p>0.00%</text:p>
          </table:table-cell>
          <table:table-cell table:formula="of:=[$word_counts_and_combinations.C99]/SUM([$word_counts_and_combinations.$A99:.$Q99])" office:value-type="percentage" office:value="0" calcext:value-type="percentage">
            <text:p>0.00%</text:p>
          </table:table-cell>
          <table:table-cell table:formula="of:=[$word_counts_and_combinations.D99]/SUM([$word_counts_and_combinations.$A99:.$Q99])" office:value-type="percentage" office:value="0.885057471264368" calcext:value-type="percentage">
            <text:p>88.51%</text:p>
          </table:table-cell>
          <table:table-cell table:formula="of:=[$word_counts_and_combinations.E99]/SUM([$word_counts_and_combinations.$A99:.$Q99])" office:value-type="percentage" office:value="0" calcext:value-type="percentage">
            <text:p>0.00%</text:p>
          </table:table-cell>
          <table:table-cell table:formula="of:=[$word_counts_and_combinations.F99]/SUM([$word_counts_and_combinations.$A99:.$Q99])" office:value-type="percentage" office:value="0" calcext:value-type="percentage">
            <text:p>0.00%</text:p>
          </table:table-cell>
          <table:table-cell table:formula="of:=[$word_counts_and_combinations.G99]/SUM([$word_counts_and_combinations.$A99:.$Q99])" office:value-type="percentage" office:value="0" calcext:value-type="percentage">
            <text:p>0.00%</text:p>
          </table:table-cell>
          <table:table-cell table:formula="of:=[$word_counts_and_combinations.H99]/SUM([$word_counts_and_combinations.$A99:.$Q99])" office:value-type="percentage" office:value="0" calcext:value-type="percentage">
            <text:p>0.00%</text:p>
          </table:table-cell>
          <table:table-cell table:formula="of:=[$word_counts_and_combinations.I99]/SUM([$word_counts_and_combinations.$A99:.$Q99])" office:value-type="percentage" office:value="0" calcext:value-type="percentage">
            <text:p>0.00%</text:p>
          </table:table-cell>
          <table:table-cell table:formula="of:=[$word_counts_and_combinations.J99]/SUM([$word_counts_and_combinations.$A99:.$Q99])" office:value-type="percentage" office:value="0.0574712643678161" calcext:value-type="percentage">
            <text:p>5.75%</text:p>
          </table:table-cell>
          <table:table-cell table:formula="of:=[$word_counts_and_combinations.K99]/SUM([$word_counts_and_combinations.$A99:.$Q99])" office:value-type="percentage" office:value="0" calcext:value-type="percentage">
            <text:p>0.00%</text:p>
          </table:table-cell>
          <table:table-cell table:formula="of:=[$word_counts_and_combinations.L99]/SUM([$word_counts_and_combinations.$A99:.$Q99])" office:value-type="percentage" office:value="0" calcext:value-type="percentage">
            <text:p>0.00%</text:p>
          </table:table-cell>
          <table:table-cell table:formula="of:=[$word_counts_and_combinations.M99]/SUM([$word_counts_and_combinations.$A99:.$Q99])" office:value-type="percentage" office:value="0" calcext:value-type="percentage">
            <text:p>0.00%</text:p>
          </table:table-cell>
          <table:table-cell table:formula="of:=[$word_counts_and_combinations.N99]/SUM([$word_counts_and_combinations.$A99:.$Q99])" office:value-type="percentage" office:value="0" calcext:value-type="percentage">
            <text:p>0.00%</text:p>
          </table:table-cell>
          <table:table-cell table:formula="of:=[$word_counts_and_combinations.O99]/SUM([$word_counts_and_combinations.$A99:.$Q99])" office:value-type="percentage" office:value="0.0574712643678161" calcext:value-type="percentage">
            <text:p>5.75%</text:p>
          </table:table-cell>
          <table:table-cell table:formula="of:=[$word_counts_and_combinations.P99]/SUM([$word_counts_and_combinations.$A99:.$Q99])" office:value-type="percentage" office:value="0" calcext:value-type="percentage">
            <text:p>0.00%</text:p>
          </table:table-cell>
          <table:table-cell table:formula="of:=[$word_counts_and_combinations.Q99]/SUM([$word_counts_and_combinations.$A99:.$Q99])" office:value-type="percentage" office:value="0" calcext:value-type="percentage">
            <text:p>0.00%</text:p>
          </table:table-cell>
        </table:table-row>
        <table:table-row table:style-name="ro1">
          <table:table-cell table:formula="of:=[$word_counts_and_combinations.A100]" office:value-type="string" office:string-value="shop" calcext:value-type="string">
            <text:p>shop</text:p>
          </table:table-cell>
          <table:table-cell table:formula="of:=[$word_counts_and_combinations.B100]/SUM([$word_counts_and_combinations.$A100:.$Q100])" office:value-type="percentage" office:value="0.302238805970149" calcext:value-type="percentage">
            <text:p>30.22%</text:p>
          </table:table-cell>
          <table:table-cell table:formula="of:=[$word_counts_and_combinations.C100]/SUM([$word_counts_and_combinations.$A100:.$Q100])" office:value-type="percentage" office:value="0.00373134328358209" calcext:value-type="percentage">
            <text:p>0.37%</text:p>
          </table:table-cell>
          <table:table-cell table:formula="of:=[$word_counts_and_combinations.D100]/SUM([$word_counts_and_combinations.$A100:.$Q100])" office:value-type="percentage" office:value="0" calcext:value-type="percentage">
            <text:p>0.00%</text:p>
          </table:table-cell>
          <table:table-cell table:formula="of:=[$word_counts_and_combinations.E100]/SUM([$word_counts_and_combinations.$A100:.$Q100])" office:value-type="percentage" office:value="0.041044776119403" calcext:value-type="percentage">
            <text:p>4.10%</text:p>
          </table:table-cell>
          <table:table-cell table:formula="of:=[$word_counts_and_combinations.F100]/SUM([$word_counts_and_combinations.$A100:.$Q100])" office:value-type="percentage" office:value="0.00746268656716418" calcext:value-type="percentage">
            <text:p>0.75%</text:p>
          </table:table-cell>
          <table:table-cell table:formula="of:=[$word_counts_and_combinations.G100]/SUM([$word_counts_and_combinations.$A100:.$Q100])" office:value-type="percentage" office:value="0.0111940298507463" calcext:value-type="percentage">
            <text:p>1.12%</text:p>
          </table:table-cell>
          <table:table-cell table:formula="of:=[$word_counts_and_combinations.H100]/SUM([$word_counts_and_combinations.$A100:.$Q100])" office:value-type="percentage" office:value="0.17910447761194" calcext:value-type="percentage">
            <text:p>17.91%</text:p>
          </table:table-cell>
          <table:table-cell table:formula="of:=[$word_counts_and_combinations.I100]/SUM([$word_counts_and_combinations.$A100:.$Q100])" office:value-type="percentage" office:value="0" calcext:value-type="percentage">
            <text:p>0.00%</text:p>
          </table:table-cell>
          <table:table-cell table:formula="of:=[$word_counts_and_combinations.J100]/SUM([$word_counts_and_combinations.$A100:.$Q100])" office:value-type="percentage" office:value="0.0223880597014925" calcext:value-type="percentage">
            <text:p>2.24%</text:p>
          </table:table-cell>
          <table:table-cell table:formula="of:=[$word_counts_and_combinations.K100]/SUM([$word_counts_and_combinations.$A100:.$Q100])" office:value-type="percentage" office:value="0.0485074626865672" calcext:value-type="percentage">
            <text:p>4.85%</text:p>
          </table:table-cell>
          <table:table-cell table:formula="of:=[$word_counts_and_combinations.L100]/SUM([$word_counts_and_combinations.$A100:.$Q100])" office:value-type="percentage" office:value="0.369402985074627" calcext:value-type="percentage">
            <text:p>36.94%</text:p>
          </table:table-cell>
          <table:table-cell table:formula="of:=[$word_counts_and_combinations.M100]/SUM([$word_counts_and_combinations.$A100:.$Q100])" office:value-type="percentage" office:value="0.00746268656716418" calcext:value-type="percentage">
            <text:p>0.75%</text:p>
          </table:table-cell>
          <table:table-cell table:formula="of:=[$word_counts_and_combinations.N100]/SUM([$word_counts_and_combinations.$A100:.$Q100])" office:value-type="percentage" office:value="0" calcext:value-type="percentage">
            <text:p>0.00%</text:p>
          </table:table-cell>
          <table:table-cell table:formula="of:=[$word_counts_and_combinations.O100]/SUM([$word_counts_and_combinations.$A100:.$Q100])" office:value-type="percentage" office:value="0" calcext:value-type="percentage">
            <text:p>0.00%</text:p>
          </table:table-cell>
          <table:table-cell table:formula="of:=[$word_counts_and_combinations.P100]/SUM([$word_counts_and_combinations.$A100:.$Q100])" office:value-type="percentage" office:value="0.00373134328358209" calcext:value-type="percentage">
            <text:p>0.37%</text:p>
          </table:table-cell>
          <table:table-cell table:formula="of:=[$word_counts_and_combinations.Q100]/SUM([$word_counts_and_combinations.$A100:.$Q100])" office:value-type="percentage" office:value="0.00373134328358209" calcext:value-type="percentage">
            <text:p>0.37%</text:p>
          </table:table-cell>
        </table:table-row>
        <table:table-row table:style-name="ro1">
          <table:table-cell table:formula="of:=[$word_counts_and_combinations.A101]" office:value-type="string" office:string-value="wave" calcext:value-type="string">
            <text:p>wave</text:p>
          </table:table-cell>
          <table:table-cell table:formula="of:=[$word_counts_and_combinations.B101]/SUM([$word_counts_and_combinations.$A101:.$Q101])" office:value-type="percentage" office:value="0.00632911392405063" calcext:value-type="percentage">
            <text:p>0.63%</text:p>
          </table:table-cell>
          <table:table-cell table:formula="of:=[$word_counts_and_combinations.C101]/SUM([$word_counts_and_combinations.$A101:.$Q101])" office:value-type="percentage" office:value="0.0126582278481013" calcext:value-type="percentage">
            <text:p>1.27%</text:p>
          </table:table-cell>
          <table:table-cell table:formula="of:=[$word_counts_and_combinations.D101]/SUM([$word_counts_and_combinations.$A101:.$Q101])" office:value-type="percentage" office:value="0.0189873417721519" calcext:value-type="percentage">
            <text:p>1.90%</text:p>
          </table:table-cell>
          <table:table-cell table:formula="of:=[$word_counts_and_combinations.E101]/SUM([$word_counts_and_combinations.$A101:.$Q101])" office:value-type="percentage" office:value="0" calcext:value-type="percentage">
            <text:p>0.00%</text:p>
          </table:table-cell>
          <table:table-cell table:formula="of:=[$word_counts_and_combinations.F101]/SUM([$word_counts_and_combinations.$A101:.$Q101])" office:value-type="percentage" office:value="0.0126582278481013" calcext:value-type="percentage">
            <text:p>1.27%</text:p>
          </table:table-cell>
          <table:table-cell table:formula="of:=[$word_counts_and_combinations.G101]/SUM([$word_counts_and_combinations.$A101:.$Q101])" office:value-type="percentage" office:value="0.0126582278481013" calcext:value-type="percentage">
            <text:p>1.27%</text:p>
          </table:table-cell>
          <table:table-cell table:formula="of:=[$word_counts_and_combinations.H101]/SUM([$word_counts_and_combinations.$A101:.$Q101])" office:value-type="percentage" office:value="0" calcext:value-type="percentage">
            <text:p>0.00%</text:p>
          </table:table-cell>
          <table:table-cell table:formula="of:=[$word_counts_and_combinations.I101]/SUM([$word_counts_and_combinations.$A101:.$Q101])" office:value-type="percentage" office:value="0" calcext:value-type="percentage">
            <text:p>0.00%</text:p>
          </table:table-cell>
          <table:table-cell table:formula="of:=[$word_counts_and_combinations.J101]/SUM([$word_counts_and_combinations.$A101:.$Q101])" office:value-type="percentage" office:value="0.0443037974683544" calcext:value-type="percentage">
            <text:p>4.43%</text:p>
          </table:table-cell>
          <table:table-cell table:formula="of:=[$word_counts_and_combinations.K101]/SUM([$word_counts_and_combinations.$A101:.$Q101])" office:value-type="percentage" office:value="0" calcext:value-type="percentage">
            <text:p>0.00%</text:p>
          </table:table-cell>
          <table:table-cell table:formula="of:=[$word_counts_and_combinations.L101]/SUM([$word_counts_and_combinations.$A101:.$Q101])" office:value-type="percentage" office:value="0.0253164556962025" calcext:value-type="percentage">
            <text:p>2.53%</text:p>
          </table:table-cell>
          <table:table-cell table:formula="of:=[$word_counts_and_combinations.M101]/SUM([$word_counts_and_combinations.$A101:.$Q101])" office:value-type="percentage" office:value="0.0253164556962025" calcext:value-type="percentage">
            <text:p>2.53%</text:p>
          </table:table-cell>
          <table:table-cell table:formula="of:=[$word_counts_and_combinations.N101]/SUM([$word_counts_and_combinations.$A101:.$Q101])" office:value-type="percentage" office:value="0.0189873417721519" calcext:value-type="percentage">
            <text:p>1.90%</text:p>
          </table:table-cell>
          <table:table-cell table:formula="of:=[$word_counts_and_combinations.O101]/SUM([$word_counts_and_combinations.$A101:.$Q101])" office:value-type="percentage" office:value="0.822784810126582" calcext:value-type="percentage">
            <text:p>82.28%</text:p>
          </table:table-cell>
          <table:table-cell table:formula="of:=[$word_counts_and_combinations.P101]/SUM([$word_counts_and_combinations.$A101:.$Q101])" office:value-type="percentage" office:value="0" calcext:value-type="percentage">
            <text:p>0.00%</text:p>
          </table:table-cell>
          <table:table-cell table:formula="of:=[$word_counts_and_combinations.Q101]/SUM([$word_counts_and_combinations.$A101:.$Q101])" office:value-type="percentage" office:value="0" calcext:value-type="percentage">
            <text:p>0.00%</text:p>
          </table:table-cell>
        </table:table-row>
        <table:table-row table:style-name="ro1">
          <table:table-cell table:formula="of:=[$word_counts_and_combinations.A102]" office:value-type="string" office:string-value="bridge" calcext:value-type="string">
            <text:p>bridge</text:p>
          </table:table-cell>
          <table:table-cell table:formula="of:=[$word_counts_and_combinations.B102]/SUM([$word_counts_and_combinations.$A102:.$Q102])" office:value-type="percentage" office:value="0" calcext:value-type="percentage">
            <text:p>0.00%</text:p>
          </table:table-cell>
          <table:table-cell table:formula="of:=[$word_counts_and_combinations.C102]/SUM([$word_counts_and_combinations.$A102:.$Q102])" office:value-type="percentage" office:value="0" calcext:value-type="percentage">
            <text:p>0.00%</text:p>
          </table:table-cell>
          <table:table-cell table:formula="of:=[$word_counts_and_combinations.D102]/SUM([$word_counts_and_combinations.$A102:.$Q102])" office:value-type="percentage" office:value="0" calcext:value-type="percentage">
            <text:p>0.00%</text:p>
          </table:table-cell>
          <table:table-cell table:formula="of:=[$word_counts_and_combinations.E102]/SUM([$word_counts_and_combinations.$A102:.$Q102])" office:value-type="percentage" office:value="0" calcext:value-type="percentage">
            <text:p>0.00%</text:p>
          </table:table-cell>
          <table:table-cell table:formula="of:=[$word_counts_and_combinations.F102]/SUM([$word_counts_and_combinations.$A102:.$Q102])" office:value-type="percentage" office:value="0" calcext:value-type="percentage">
            <text:p>0.00%</text:p>
          </table:table-cell>
          <table:table-cell table:formula="of:=[$word_counts_and_combinations.G102]/SUM([$word_counts_and_combinations.$A102:.$Q102])" office:value-type="percentage" office:value="0" calcext:value-type="percentage">
            <text:p>0.00%</text:p>
          </table:table-cell>
          <table:table-cell table:formula="of:=[$word_counts_and_combinations.H102]/SUM([$word_counts_and_combinations.$A102:.$Q102])" office:value-type="percentage" office:value="0.0161290322580645" calcext:value-type="percentage">
            <text:p>1.61%</text:p>
          </table:table-cell>
          <table:table-cell table:formula="of:=[$word_counts_and_combinations.I102]/SUM([$word_counts_and_combinations.$A102:.$Q102])" office:value-type="percentage" office:value="0" calcext:value-type="percentage">
            <text:p>0.00%</text:p>
          </table:table-cell>
          <table:table-cell table:formula="of:=[$word_counts_and_combinations.J102]/SUM([$word_counts_and_combinations.$A102:.$Q102])" office:value-type="percentage" office:value="0.112903225806452" calcext:value-type="percentage">
            <text:p>11.29%</text:p>
          </table:table-cell>
          <table:table-cell table:formula="of:=[$word_counts_and_combinations.K102]/SUM([$word_counts_and_combinations.$A102:.$Q102])" office:value-type="percentage" office:value="0" calcext:value-type="percentage">
            <text:p>0.00%</text:p>
          </table:table-cell>
          <table:table-cell table:formula="of:=[$word_counts_and_combinations.L102]/SUM([$word_counts_and_combinations.$A102:.$Q102])" office:value-type="percentage" office:value="0.629032258064516" calcext:value-type="percentage">
            <text:p>62.90%</text:p>
          </table:table-cell>
          <table:table-cell table:formula="of:=[$word_counts_and_combinations.M102]/SUM([$word_counts_and_combinations.$A102:.$Q102])" office:value-type="percentage" office:value="0.0241935483870968" calcext:value-type="percentage">
            <text:p>2.42%</text:p>
          </table:table-cell>
          <table:table-cell table:formula="of:=[$word_counts_and_combinations.N102]/SUM([$word_counts_and_combinations.$A102:.$Q102])" office:value-type="percentage" office:value="0.0403225806451613" calcext:value-type="percentage">
            <text:p>4.03%</text:p>
          </table:table-cell>
          <table:table-cell table:formula="of:=[$word_counts_and_combinations.O102]/SUM([$word_counts_and_combinations.$A102:.$Q102])" office:value-type="percentage" office:value="0.112903225806452" calcext:value-type="percentage">
            <text:p>11.29%</text:p>
          </table:table-cell>
          <table:table-cell table:formula="of:=[$word_counts_and_combinations.P102]/SUM([$word_counts_and_combinations.$A102:.$Q102])" office:value-type="percentage" office:value="0.0564516129032258" calcext:value-type="percentage">
            <text:p>5.65%</text:p>
          </table:table-cell>
          <table:table-cell table:formula="of:=[$word_counts_and_combinations.Q102]/SUM([$word_counts_and_combinations.$A102:.$Q102])" office:value-type="percentage" office:value="0.00806451612903226" calcext:value-type="percentage">
            <text:p>0.81%</text:p>
          </table:table-cell>
        </table:table-row>
        <table:table-row table:style-name="ro1">
          <table:table-cell table:formula="of:=[$word_counts_and_combinations.A103]" office:value-type="string" office:string-value="rocks" calcext:value-type="string">
            <text:p>rocks</text:p>
          </table:table-cell>
          <table:table-cell table:formula="of:=[$word_counts_and_combinations.B103]/SUM([$word_counts_and_combinations.$A103:.$Q103])" office:value-type="percentage" office:value="0.0190476190476191" calcext:value-type="percentage">
            <text:p>1.90%</text:p>
          </table:table-cell>
          <table:table-cell table:formula="of:=[$word_counts_and_combinations.C103]/SUM([$word_counts_and_combinations.$A103:.$Q103])" office:value-type="percentage" office:value="0" calcext:value-type="percentage">
            <text:p>0.00%</text:p>
          </table:table-cell>
          <table:table-cell table:formula="of:=[$word_counts_and_combinations.D103]/SUM([$word_counts_and_combinations.$A103:.$Q103])" office:value-type="percentage" office:value="0.00952380952380952" calcext:value-type="percentage">
            <text:p>0.95%</text:p>
          </table:table-cell>
          <table:table-cell table:formula="of:=[$word_counts_and_combinations.E103]/SUM([$word_counts_and_combinations.$A103:.$Q103])" office:value-type="percentage" office:value="0" calcext:value-type="percentage">
            <text:p>0.00%</text:p>
          </table:table-cell>
          <table:table-cell table:formula="of:=[$word_counts_and_combinations.F103]/SUM([$word_counts_and_combinations.$A103:.$Q103])" office:value-type="percentage" office:value="0" calcext:value-type="percentage">
            <text:p>0.00%</text:p>
          </table:table-cell>
          <table:table-cell table:formula="of:=[$word_counts_and_combinations.G103]/SUM([$word_counts_and_combinations.$A103:.$Q103])" office:value-type="percentage" office:value="0" calcext:value-type="percentage">
            <text:p>0.00%</text:p>
          </table:table-cell>
          <table:table-cell table:formula="of:=[$word_counts_and_combinations.H103]/SUM([$word_counts_and_combinations.$A103:.$Q103])" office:value-type="percentage" office:value="0.0190476190476191" calcext:value-type="percentage">
            <text:p>1.90%</text:p>
          </table:table-cell>
          <table:table-cell table:formula="of:=[$word_counts_and_combinations.I103]/SUM([$word_counts_and_combinations.$A103:.$Q103])" office:value-type="percentage" office:value="0" calcext:value-type="percentage">
            <text:p>0.00%</text:p>
          </table:table-cell>
          <table:table-cell table:formula="of:=[$word_counts_and_combinations.J103]/SUM([$word_counts_and_combinations.$A103:.$Q103])" office:value-type="percentage" office:value="0.104761904761905" calcext:value-type="percentage">
            <text:p>10.48%</text:p>
          </table:table-cell>
          <table:table-cell table:formula="of:=[$word_counts_and_combinations.K103]/SUM([$word_counts_and_combinations.$A103:.$Q103])" office:value-type="percentage" office:value="0" calcext:value-type="percentage">
            <text:p>0.00%</text:p>
          </table:table-cell>
          <table:table-cell table:formula="of:=[$word_counts_and_combinations.L103]/SUM([$word_counts_and_combinations.$A103:.$Q103])" office:value-type="percentage" office:value="0.0285714285714286" calcext:value-type="percentage">
            <text:p>2.86%</text:p>
          </table:table-cell>
          <table:table-cell table:formula="of:=[$word_counts_and_combinations.M103]/SUM([$word_counts_and_combinations.$A103:.$Q103])" office:value-type="percentage" office:value="0.0380952380952381" calcext:value-type="percentage">
            <text:p>3.81%</text:p>
          </table:table-cell>
          <table:table-cell table:formula="of:=[$word_counts_and_combinations.N103]/SUM([$word_counts_and_combinations.$A103:.$Q103])" office:value-type="percentage" office:value="0.0190476190476191" calcext:value-type="percentage">
            <text:p>1.90%</text:p>
          </table:table-cell>
          <table:table-cell table:formula="of:=[$word_counts_and_combinations.O103]/SUM([$word_counts_and_combinations.$A103:.$Q103])" office:value-type="percentage" office:value="0.40952380952381" calcext:value-type="percentage">
            <text:p>40.95%</text:p>
          </table:table-cell>
          <table:table-cell table:formula="of:=[$word_counts_and_combinations.P103]/SUM([$word_counts_and_combinations.$A103:.$Q103])" office:value-type="percentage" office:value="0.276190476190476" calcext:value-type="percentage">
            <text:p>27.62%</text:p>
          </table:table-cell>
          <table:table-cell table:formula="of:=[$word_counts_and_combinations.Q103]/SUM([$word_counts_and_combinations.$A103:.$Q103])" office:value-type="percentage" office:value="0.0761904761904762" calcext:value-type="percentage">
            <text:p>7.62%</text:p>
          </table:table-cell>
        </table:table-row>
        <table:table-row table:style-name="ro1">
          <table:table-cell table:formula="of:=[$word_counts_and_combinations.A104]" office:value-type="string" office:string-value="smiles" calcext:value-type="string">
            <text:p>smiles</text:p>
          </table:table-cell>
          <table:table-cell table:formula="of:=[$word_counts_and_combinations.B104]/SUM([$word_counts_and_combinations.$A104:.$Q104])" office:value-type="percentage" office:value="0.135802469135802" calcext:value-type="percentage">
            <text:p>13.58%</text:p>
          </table:table-cell>
          <table:table-cell table:formula="of:=[$word_counts_and_combinations.C104]/SUM([$word_counts_and_combinations.$A104:.$Q104])" office:value-type="percentage" office:value="0.185185185185185" calcext:value-type="percentage">
            <text:p>18.52%</text:p>
          </table:table-cell>
          <table:table-cell table:formula="of:=[$word_counts_and_combinations.D104]/SUM([$word_counts_and_combinations.$A104:.$Q104])" office:value-type="percentage" office:value="0.037037037037037" calcext:value-type="percentage">
            <text:p>3.70%</text:p>
          </table:table-cell>
          <table:table-cell table:formula="of:=[$word_counts_and_combinations.E104]/SUM([$word_counts_and_combinations.$A104:.$Q104])" office:value-type="percentage" office:value="0.037037037037037" calcext:value-type="percentage">
            <text:p>3.70%</text:p>
          </table:table-cell>
          <table:table-cell table:formula="of:=[$word_counts_and_combinations.F104]/SUM([$word_counts_and_combinations.$A104:.$Q104])" office:value-type="percentage" office:value="0.0123456790123457" calcext:value-type="percentage">
            <text:p>1.23%</text:p>
          </table:table-cell>
          <table:table-cell table:formula="of:=[$word_counts_and_combinations.G104]/SUM([$word_counts_and_combinations.$A104:.$Q104])" office:value-type="percentage" office:value="0.0246913580246914" calcext:value-type="percentage">
            <text:p>2.47%</text:p>
          </table:table-cell>
          <table:table-cell table:formula="of:=[$word_counts_and_combinations.H104]/SUM([$word_counts_and_combinations.$A104:.$Q104])" office:value-type="percentage" office:value="0.0123456790123457" calcext:value-type="percentage">
            <text:p>1.23%</text:p>
          </table:table-cell>
          <table:table-cell table:formula="of:=[$word_counts_and_combinations.I104]/SUM([$word_counts_and_combinations.$A104:.$Q104])" office:value-type="percentage" office:value="0.0123456790123457" calcext:value-type="percentage">
            <text:p>1.23%</text:p>
          </table:table-cell>
          <table:table-cell table:formula="of:=[$word_counts_and_combinations.J104]/SUM([$word_counts_and_combinations.$A104:.$Q104])" office:value-type="percentage" office:value="0.160493827160494" calcext:value-type="percentage">
            <text:p>16.05%</text:p>
          </table:table-cell>
          <table:table-cell table:formula="of:=[$word_counts_and_combinations.K104]/SUM([$word_counts_and_combinations.$A104:.$Q104])" office:value-type="percentage" office:value="0" calcext:value-type="percentage">
            <text:p>0.00%</text:p>
          </table:table-cell>
          <table:table-cell table:formula="of:=[$word_counts_and_combinations.L104]/SUM([$word_counts_and_combinations.$A104:.$Q104])" office:value-type="percentage" office:value="0.148148148148148" calcext:value-type="percentage">
            <text:p>14.81%</text:p>
          </table:table-cell>
          <table:table-cell table:formula="of:=[$word_counts_and_combinations.M104]/SUM([$word_counts_and_combinations.$A104:.$Q104])" office:value-type="percentage" office:value="0.0740740740740741" calcext:value-type="percentage">
            <text:p>7.41%</text:p>
          </table:table-cell>
          <table:table-cell table:formula="of:=[$word_counts_and_combinations.N104]/SUM([$word_counts_and_combinations.$A104:.$Q104])" office:value-type="percentage" office:value="0.0617283950617284" calcext:value-type="percentage">
            <text:p>6.17%</text:p>
          </table:table-cell>
          <table:table-cell table:formula="of:=[$word_counts_and_combinations.O104]/SUM([$word_counts_and_combinations.$A104:.$Q104])" office:value-type="percentage" office:value="0.037037037037037" calcext:value-type="percentage">
            <text:p>3.70%</text:p>
          </table:table-cell>
          <table:table-cell table:formula="of:=[$word_counts_and_combinations.P104]/SUM([$word_counts_and_combinations.$A104:.$Q104])" office:value-type="percentage" office:value="0.0617283950617284" calcext:value-type="percentage">
            <text:p>6.17%</text:p>
          </table:table-cell>
          <table:table-cell table:formula="of:=[$word_counts_and_combinations.Q104]/SUM([$word_counts_and_combinations.$A104:.$Q104])" office:value-type="percentage" office:value="0" calcext:value-type="percentage">
            <text:p>0.00%</text:p>
          </table:table-cell>
        </table:table-row>
        <table:table-row table:style-name="ro1">
          <table:table-cell table:formula="of:=[$word_counts_and_combinations.A105]" office:value-type="string" office:string-value="subway" calcext:value-type="string">
            <text:p>subway</text:p>
          </table:table-cell>
          <table:table-cell table:formula="of:=[$word_counts_and_combinations.B105]/SUM([$word_counts_and_combinations.$A105:.$Q105])" office:value-type="percentage" office:value="0" calcext:value-type="percentage">
            <text:p>0.00%</text:p>
          </table:table-cell>
          <table:table-cell table:formula="of:=[$word_counts_and_combinations.C105]/SUM([$word_counts_and_combinations.$A105:.$Q105])" office:value-type="percentage" office:value="0" calcext:value-type="percentage">
            <text:p>0.00%</text:p>
          </table:table-cell>
          <table:table-cell table:formula="of:=[$word_counts_and_combinations.D105]/SUM([$word_counts_and_combinations.$A105:.$Q105])" office:value-type="percentage" office:value="0.00806451612903226" calcext:value-type="percentage">
            <text:p>0.81%</text:p>
          </table:table-cell>
          <table:table-cell table:formula="of:=[$word_counts_and_combinations.E105]/SUM([$word_counts_and_combinations.$A105:.$Q105])" office:value-type="percentage" office:value="0" calcext:value-type="percentage">
            <text:p>0.00%</text:p>
          </table:table-cell>
          <table:table-cell table:formula="of:=[$word_counts_and_combinations.F105]/SUM([$word_counts_and_combinations.$A105:.$Q105])" office:value-type="percentage" office:value="0.782258064516129" calcext:value-type="percentage">
            <text:p>78.23%</text:p>
          </table:table-cell>
          <table:table-cell table:formula="of:=[$word_counts_and_combinations.G105]/SUM([$word_counts_and_combinations.$A105:.$Q105])" office:value-type="percentage" office:value="0.0241935483870968" calcext:value-type="percentage">
            <text:p>2.42%</text:p>
          </table:table-cell>
          <table:table-cell table:formula="of:=[$word_counts_and_combinations.H105]/SUM([$word_counts_and_combinations.$A105:.$Q105])" office:value-type="percentage" office:value="0.00806451612903226" calcext:value-type="percentage">
            <text:p>0.81%</text:p>
          </table:table-cell>
          <table:table-cell table:formula="of:=[$word_counts_and_combinations.I105]/SUM([$word_counts_and_combinations.$A105:.$Q105])" office:value-type="percentage" office:value="0" calcext:value-type="percentage">
            <text:p>0.00%</text:p>
          </table:table-cell>
          <table:table-cell table:formula="of:=[$word_counts_and_combinations.J105]/SUM([$word_counts_and_combinations.$A105:.$Q105])" office:value-type="percentage" office:value="0" calcext:value-type="percentage">
            <text:p>0.00%</text:p>
          </table:table-cell>
          <table:table-cell table:formula="of:=[$word_counts_and_combinations.K105]/SUM([$word_counts_and_combinations.$A105:.$Q105])" office:value-type="percentage" office:value="0" calcext:value-type="percentage">
            <text:p>0.00%</text:p>
          </table:table-cell>
          <table:table-cell table:formula="of:=[$word_counts_and_combinations.L105]/SUM([$word_counts_and_combinations.$A105:.$Q105])" office:value-type="percentage" office:value="0.137096774193548" calcext:value-type="percentage">
            <text:p>13.71%</text:p>
          </table:table-cell>
          <table:table-cell table:formula="of:=[$word_counts_and_combinations.M105]/SUM([$word_counts_and_combinations.$A105:.$Q105])" office:value-type="percentage" office:value="0.0403225806451613" calcext:value-type="percentage">
            <text:p>4.03%</text:p>
          </table:table-cell>
          <table:table-cell table:formula="of:=[$word_counts_and_combinations.N105]/SUM([$word_counts_and_combinations.$A105:.$Q105])" office:value-type="percentage" office:value="0" calcext:value-type="percentage">
            <text:p>0.00%</text:p>
          </table:table-cell>
          <table:table-cell table:formula="of:=[$word_counts_and_combinations.O105]/SUM([$word_counts_and_combinations.$A105:.$Q105])" office:value-type="percentage" office:value="0" calcext:value-type="percentage">
            <text:p>0.00%</text:p>
          </table:table-cell>
          <table:table-cell table:formula="of:=[$word_counts_and_combinations.P105]/SUM([$word_counts_and_combinations.$A105:.$Q105])" office:value-type="percentage" office:value="0" calcext:value-type="percentage">
            <text:p>0.00%</text:p>
          </table:table-cell>
          <table:table-cell table:formula="of:=[$word_counts_and_combinations.Q105]/SUM([$word_counts_and_combinations.$A105:.$Q105])" office:value-type="percentage" office:value="0" calcext:value-type="percentage">
            <text:p>0.00%</text:p>
          </table:table-cell>
        </table:table-row>
        <table:table-row table:style-name="ro1">
          <table:table-cell table:formula="of:=[$word_counts_and_combinations.A106]" office:value-type="string" office:string-value="pole" calcext:value-type="string">
            <text:p>pole</text:p>
          </table:table-cell>
          <table:table-cell table:formula="of:=[$word_counts_and_combinations.B106]/SUM([$word_counts_and_combinations.$A106:.$Q106])" office:value-type="percentage" office:value="0.00719424460431655" calcext:value-type="percentage">
            <text:p>0.72%</text:p>
          </table:table-cell>
          <table:table-cell table:formula="of:=[$word_counts_and_combinations.C106]/SUM([$word_counts_and_combinations.$A106:.$Q106])" office:value-type="percentage" office:value="0" calcext:value-type="percentage">
            <text:p>0.00%</text:p>
          </table:table-cell>
          <table:table-cell table:formula="of:=[$word_counts_and_combinations.D106]/SUM([$word_counts_and_combinations.$A106:.$Q106])" office:value-type="percentage" office:value="0.0359712230215827" calcext:value-type="percentage">
            <text:p>3.60%</text:p>
          </table:table-cell>
          <table:table-cell table:formula="of:=[$word_counts_and_combinations.E106]/SUM([$word_counts_and_combinations.$A106:.$Q106])" office:value-type="percentage" office:value="0" calcext:value-type="percentage">
            <text:p>0.00%</text:p>
          </table:table-cell>
          <table:table-cell table:formula="of:=[$word_counts_and_combinations.F106]/SUM([$word_counts_and_combinations.$A106:.$Q106])" office:value-type="percentage" office:value="0.00719424460431655" calcext:value-type="percentage">
            <text:p>0.72%</text:p>
          </table:table-cell>
          <table:table-cell table:formula="of:=[$word_counts_and_combinations.G106]/SUM([$word_counts_and_combinations.$A106:.$Q106])" office:value-type="percentage" office:value="0.00719424460431655" calcext:value-type="percentage">
            <text:p>0.72%</text:p>
          </table:table-cell>
          <table:table-cell table:formula="of:=[$word_counts_and_combinations.H106]/SUM([$word_counts_and_combinations.$A106:.$Q106])" office:value-type="percentage" office:value="0.0431654676258993" calcext:value-type="percentage">
            <text:p>4.32%</text:p>
          </table:table-cell>
          <table:table-cell table:formula="of:=[$word_counts_and_combinations.I106]/SUM([$word_counts_and_combinations.$A106:.$Q106])" office:value-type="percentage" office:value="0.0215827338129496" calcext:value-type="percentage">
            <text:p>2.16%</text:p>
          </table:table-cell>
          <table:table-cell table:formula="of:=[$word_counts_and_combinations.J106]/SUM([$word_counts_and_combinations.$A106:.$Q106])" office:value-type="percentage" office:value="0.151079136690647" calcext:value-type="percentage">
            <text:p>15.11%</text:p>
          </table:table-cell>
          <table:table-cell table:formula="of:=[$word_counts_and_combinations.K106]/SUM([$word_counts_and_combinations.$A106:.$Q106])" office:value-type="percentage" office:value="0" calcext:value-type="percentage">
            <text:p>0.00%</text:p>
          </table:table-cell>
          <table:table-cell table:formula="of:=[$word_counts_and_combinations.L106]/SUM([$word_counts_and_combinations.$A106:.$Q106])" office:value-type="percentage" office:value="0.424460431654676" calcext:value-type="percentage">
            <text:p>42.45%</text:p>
          </table:table-cell>
          <table:table-cell table:formula="of:=[$word_counts_and_combinations.M106]/SUM([$word_counts_and_combinations.$A106:.$Q106])" office:value-type="percentage" office:value="0.0935251798561151" calcext:value-type="percentage">
            <text:p>9.35%</text:p>
          </table:table-cell>
          <table:table-cell table:formula="of:=[$word_counts_and_combinations.N106]/SUM([$word_counts_and_combinations.$A106:.$Q106])" office:value-type="percentage" office:value="0.0359712230215827" calcext:value-type="percentage">
            <text:p>3.60%</text:p>
          </table:table-cell>
          <table:table-cell table:formula="of:=[$word_counts_and_combinations.O106]/SUM([$word_counts_and_combinations.$A106:.$Q106])" office:value-type="percentage" office:value="0.100719424460432" calcext:value-type="percentage">
            <text:p>10.07%</text:p>
          </table:table-cell>
          <table:table-cell table:formula="of:=[$word_counts_and_combinations.P106]/SUM([$word_counts_and_combinations.$A106:.$Q106])" office:value-type="percentage" office:value="0.0575539568345324" calcext:value-type="percentage">
            <text:p>5.76%</text:p>
          </table:table-cell>
          <table:table-cell table:formula="of:=[$word_counts_and_combinations.Q106]/SUM([$word_counts_and_combinations.$A106:.$Q106])" office:value-type="percentage" office:value="0.0143884892086331" calcext:value-type="percentage">
            <text:p>1.44%</text:p>
          </table:table-cell>
        </table:table-row>
        <table:table-row table:style-name="ro1">
          <table:table-cell table:formula="of:=[$word_counts_and_combinations.A107]" office:value-type="string" office:string-value="rope" calcext:value-type="string">
            <text:p>rope</text:p>
          </table:table-cell>
          <table:table-cell table:formula="of:=[$word_counts_and_combinations.B107]/SUM([$word_counts_and_combinations.$A107:.$Q107])" office:value-type="percentage" office:value="0.0215827338129496" calcext:value-type="percentage">
            <text:p>2.16%</text:p>
          </table:table-cell>
          <table:table-cell table:formula="of:=[$word_counts_and_combinations.C107]/SUM([$word_counts_and_combinations.$A107:.$Q107])" office:value-type="percentage" office:value="0" calcext:value-type="percentage">
            <text:p>0.00%</text:p>
          </table:table-cell>
          <table:table-cell table:formula="of:=[$word_counts_and_combinations.D107]/SUM([$word_counts_and_combinations.$A107:.$Q107])" office:value-type="percentage" office:value="0.0503597122302158" calcext:value-type="percentage">
            <text:p>5.04%</text:p>
          </table:table-cell>
          <table:table-cell table:formula="of:=[$word_counts_and_combinations.E107]/SUM([$word_counts_and_combinations.$A107:.$Q107])" office:value-type="percentage" office:value="0" calcext:value-type="percentage">
            <text:p>0.00%</text:p>
          </table:table-cell>
          <table:table-cell table:formula="of:=[$word_counts_and_combinations.F107]/SUM([$word_counts_and_combinations.$A107:.$Q107])" office:value-type="percentage" office:value="0" calcext:value-type="percentage">
            <text:p>0.00%</text:p>
          </table:table-cell>
          <table:table-cell table:formula="of:=[$word_counts_and_combinations.G107]/SUM([$word_counts_and_combinations.$A107:.$Q107])" office:value-type="percentage" office:value="0.0359712230215827" calcext:value-type="percentage">
            <text:p>3.60%</text:p>
          </table:table-cell>
          <table:table-cell table:formula="of:=[$word_counts_and_combinations.H107]/SUM([$word_counts_and_combinations.$A107:.$Q107])" office:value-type="percentage" office:value="0.0215827338129496" calcext:value-type="percentage">
            <text:p>2.16%</text:p>
          </table:table-cell>
          <table:table-cell table:formula="of:=[$word_counts_and_combinations.I107]/SUM([$word_counts_and_combinations.$A107:.$Q107])" office:value-type="percentage" office:value="0.0215827338129496" calcext:value-type="percentage">
            <text:p>2.16%</text:p>
          </table:table-cell>
          <table:table-cell table:formula="of:=[$word_counts_and_combinations.J107]/SUM([$word_counts_and_combinations.$A107:.$Q107])" office:value-type="percentage" office:value="0.194244604316547" calcext:value-type="percentage">
            <text:p>19.42%</text:p>
          </table:table-cell>
          <table:table-cell table:formula="of:=[$word_counts_and_combinations.K107]/SUM([$word_counts_and_combinations.$A107:.$Q107])" office:value-type="percentage" office:value="0.0143884892086331" calcext:value-type="percentage">
            <text:p>1.44%</text:p>
          </table:table-cell>
          <table:table-cell table:formula="of:=[$word_counts_and_combinations.L107]/SUM([$word_counts_and_combinations.$A107:.$Q107])" office:value-type="percentage" office:value="0.237410071942446" calcext:value-type="percentage">
            <text:p>23.74%</text:p>
          </table:table-cell>
          <table:table-cell table:formula="of:=[$word_counts_and_combinations.M107]/SUM([$word_counts_and_combinations.$A107:.$Q107])" office:value-type="percentage" office:value="0.0215827338129496" calcext:value-type="percentage">
            <text:p>2.16%</text:p>
          </table:table-cell>
          <table:table-cell table:formula="of:=[$word_counts_and_combinations.N107]/SUM([$word_counts_and_combinations.$A107:.$Q107])" office:value-type="percentage" office:value="0.100719424460432" calcext:value-type="percentage">
            <text:p>10.07%</text:p>
          </table:table-cell>
          <table:table-cell table:formula="of:=[$word_counts_and_combinations.O107]/SUM([$word_counts_and_combinations.$A107:.$Q107])" office:value-type="percentage" office:value="0.143884892086331" calcext:value-type="percentage">
            <text:p>14.39%</text:p>
          </table:table-cell>
          <table:table-cell table:formula="of:=[$word_counts_and_combinations.P107]/SUM([$word_counts_and_combinations.$A107:.$Q107])" office:value-type="percentage" office:value="0.136690647482014" calcext:value-type="percentage">
            <text:p>13.67%</text:p>
          </table:table-cell>
          <table:table-cell table:formula="of:=[$word_counts_and_combinations.Q107]/SUM([$word_counts_and_combinations.$A107:.$Q107])" office:value-type="percentage" office:value="0" calcext:value-type="percentage">
            <text:p>0.00%</text:p>
          </table:table-cell>
        </table:table-row>
        <table:table-row table:style-name="ro1">
          <table:table-cell table:formula="of:=[$word_counts_and_combinations.A108]" office:value-type="string" office:string-value="bar" calcext:value-type="string">
            <text:p>bar</text:p>
          </table:table-cell>
          <table:table-cell table:formula="of:=[$word_counts_and_combinations.B108]/SUM([$word_counts_and_combinations.$A108:.$Q108])" office:value-type="percentage" office:value="0.0302013422818792" calcext:value-type="percentage">
            <text:p>3.02%</text:p>
          </table:table-cell>
          <table:table-cell table:formula="of:=[$word_counts_and_combinations.C108]/SUM([$word_counts_and_combinations.$A108:.$Q108])" office:value-type="percentage" office:value="0.023489932885906" calcext:value-type="percentage">
            <text:p>2.35%</text:p>
          </table:table-cell>
          <table:table-cell table:formula="of:=[$word_counts_and_combinations.D108]/SUM([$word_counts_and_combinations.$A108:.$Q108])" office:value-type="percentage" office:value="0.110738255033557" calcext:value-type="percentage">
            <text:p>11.07%</text:p>
          </table:table-cell>
          <table:table-cell table:formula="of:=[$word_counts_and_combinations.E108]/SUM([$word_counts_and_combinations.$A108:.$Q108])" office:value-type="percentage" office:value="0.134228187919463" calcext:value-type="percentage">
            <text:p>13.42%</text:p>
          </table:table-cell>
          <table:table-cell table:formula="of:=[$word_counts_and_combinations.F108]/SUM([$word_counts_and_combinations.$A108:.$Q108])" office:value-type="percentage" office:value="0" calcext:value-type="percentage">
            <text:p>0.00%</text:p>
          </table:table-cell>
          <table:table-cell table:formula="of:=[$word_counts_and_combinations.G108]/SUM([$word_counts_and_combinations.$A108:.$Q108])" office:value-type="percentage" office:value="0.00671140939597315" calcext:value-type="percentage">
            <text:p>0.67%</text:p>
          </table:table-cell>
          <table:table-cell table:formula="of:=[$word_counts_and_combinations.H108]/SUM([$word_counts_and_combinations.$A108:.$Q108])" office:value-type="percentage" office:value="0.0469798657718121" calcext:value-type="percentage">
            <text:p>4.70%</text:p>
          </table:table-cell>
          <table:table-cell table:formula="of:=[$word_counts_and_combinations.I108]/SUM([$word_counts_and_combinations.$A108:.$Q108])" office:value-type="percentage" office:value="0.0436241610738255" calcext:value-type="percentage">
            <text:p>4.36%</text:p>
          </table:table-cell>
          <table:table-cell table:formula="of:=[$word_counts_and_combinations.J108]/SUM([$word_counts_and_combinations.$A108:.$Q108])" office:value-type="percentage" office:value="0.221476510067114" calcext:value-type="percentage">
            <text:p>22.15%</text:p>
          </table:table-cell>
          <table:table-cell table:formula="of:=[$word_counts_and_combinations.K108]/SUM([$word_counts_and_combinations.$A108:.$Q108])" office:value-type="percentage" office:value="0.0167785234899329" calcext:value-type="percentage">
            <text:p>1.68%</text:p>
          </table:table-cell>
          <table:table-cell table:formula="of:=[$word_counts_and_combinations.L108]/SUM([$word_counts_and_combinations.$A108:.$Q108])" office:value-type="percentage" office:value="0.184563758389262" calcext:value-type="percentage">
            <text:p>18.46%</text:p>
          </table:table-cell>
          <table:table-cell table:formula="of:=[$word_counts_and_combinations.M108]/SUM([$word_counts_and_combinations.$A108:.$Q108])" office:value-type="percentage" office:value="0.0268456375838926" calcext:value-type="percentage">
            <text:p>2.68%</text:p>
          </table:table-cell>
          <table:table-cell table:formula="of:=[$word_counts_and_combinations.N108]/SUM([$word_counts_and_combinations.$A108:.$Q108])" office:value-type="percentage" office:value="0.0939597315436242" calcext:value-type="percentage">
            <text:p>9.40%</text:p>
          </table:table-cell>
          <table:table-cell table:formula="of:=[$word_counts_and_combinations.O108]/SUM([$word_counts_and_combinations.$A108:.$Q108])" office:value-type="percentage" office:value="0.0335570469798658" calcext:value-type="percentage">
            <text:p>3.36%</text:p>
          </table:table-cell>
          <table:table-cell table:formula="of:=[$word_counts_and_combinations.P108]/SUM([$word_counts_and_combinations.$A108:.$Q108])" office:value-type="percentage" office:value="0.0134228187919463" calcext:value-type="percentage">
            <text:p>1.34%</text:p>
          </table:table-cell>
          <table:table-cell table:formula="of:=[$word_counts_and_combinations.Q108]/SUM([$word_counts_and_combinations.$A108:.$Q108])" office:value-type="percentage" office:value="0.0134228187919463" calcext:value-type="percentage">
            <text:p>1.34%</text:p>
          </table:table-cell>
        </table:table-row>
        <table:table-row table:style-name="ro1">
          <table:table-cell table:formula="of:=[$word_counts_and_combinations.A109]" office:value-type="string" office:string-value="board" calcext:value-type="string">
            <text:p>board</text:p>
          </table:table-cell>
          <table:table-cell table:formula="of:=[$word_counts_and_combinations.B109]/SUM([$word_counts_and_combinations.$A109:.$Q109])" office:value-type="percentage" office:value="0.0406976744186047" calcext:value-type="percentage">
            <text:p>4.07%</text:p>
          </table:table-cell>
          <table:table-cell table:formula="of:=[$word_counts_and_combinations.C109]/SUM([$word_counts_and_combinations.$A109:.$Q109])" office:value-type="percentage" office:value="0.0552325581395349" calcext:value-type="percentage">
            <text:p>5.52%</text:p>
          </table:table-cell>
          <table:table-cell table:formula="of:=[$word_counts_and_combinations.D109]/SUM([$word_counts_and_combinations.$A109:.$Q109])" office:value-type="percentage" office:value="0.0494186046511628" calcext:value-type="percentage">
            <text:p>4.94%</text:p>
          </table:table-cell>
          <table:table-cell table:formula="of:=[$word_counts_and_combinations.E109]/SUM([$word_counts_and_combinations.$A109:.$Q109])" office:value-type="percentage" office:value="0.00436046511627907" calcext:value-type="percentage">
            <text:p>0.44%</text:p>
          </table:table-cell>
          <table:table-cell table:formula="of:=[$word_counts_and_combinations.F109]/SUM([$word_counts_and_combinations.$A109:.$Q109])" office:value-type="percentage" office:value="0.00581395348837209" calcext:value-type="percentage">
            <text:p>0.58%</text:p>
          </table:table-cell>
          <table:table-cell table:formula="of:=[$word_counts_and_combinations.G109]/SUM([$word_counts_and_combinations.$A109:.$Q109])" office:value-type="percentage" office:value="0" calcext:value-type="percentage">
            <text:p>0.00%</text:p>
          </table:table-cell>
          <table:table-cell table:formula="of:=[$word_counts_and_combinations.H109]/SUM([$word_counts_and_combinations.$A109:.$Q109])" office:value-type="percentage" office:value="0.0101744186046512" calcext:value-type="percentage">
            <text:p>1.02%</text:p>
          </table:table-cell>
          <table:table-cell table:formula="of:=[$word_counts_and_combinations.I109]/SUM([$word_counts_and_combinations.$A109:.$Q109])" office:value-type="percentage" office:value="0.0145348837209302" calcext:value-type="percentage">
            <text:p>1.45%</text:p>
          </table:table-cell>
          <table:table-cell table:formula="of:=[$word_counts_and_combinations.J109]/SUM([$word_counts_and_combinations.$A109:.$Q109])" office:value-type="percentage" office:value="0.247093023255814" calcext:value-type="percentage">
            <text:p>24.71%</text:p>
          </table:table-cell>
          <table:table-cell table:formula="of:=[$word_counts_and_combinations.K109]/SUM([$word_counts_and_combinations.$A109:.$Q109])" office:value-type="percentage" office:value="0" calcext:value-type="percentage">
            <text:p>0.00%</text:p>
          </table:table-cell>
          <table:table-cell table:formula="of:=[$word_counts_and_combinations.L109]/SUM([$word_counts_and_combinations.$A109:.$Q109])" office:value-type="percentage" office:value="0.238372093023256" calcext:value-type="percentage">
            <text:p>23.84%</text:p>
          </table:table-cell>
          <table:table-cell table:formula="of:=[$word_counts_and_combinations.M109]/SUM([$word_counts_and_combinations.$A109:.$Q109])" office:value-type="percentage" office:value="0.0334302325581395" calcext:value-type="percentage">
            <text:p>3.34%</text:p>
          </table:table-cell>
          <table:table-cell table:formula="of:=[$word_counts_and_combinations.N109]/SUM([$word_counts_and_combinations.$A109:.$Q109])" office:value-type="percentage" office:value="0.00872093023255814" calcext:value-type="percentage">
            <text:p>0.87%</text:p>
          </table:table-cell>
          <table:table-cell table:formula="of:=[$word_counts_and_combinations.O109]/SUM([$word_counts_and_combinations.$A109:.$Q109])" office:value-type="percentage" office:value="0.183139534883721" calcext:value-type="percentage">
            <text:p>18.31%</text:p>
          </table:table-cell>
          <table:table-cell table:formula="of:=[$word_counts_and_combinations.P109]/SUM([$word_counts_and_combinations.$A109:.$Q109])" office:value-type="percentage" office:value="0.107558139534884" calcext:value-type="percentage">
            <text:p>10.76%</text:p>
          </table:table-cell>
          <table:table-cell table:formula="of:=[$word_counts_and_combinations.Q109]/SUM([$word_counts_and_combinations.$A109:.$Q109])" office:value-type="percentage" office:value="0.00145348837209302" calcext:value-type="percentage">
            <text:p>0.15%</text:p>
          </table:table-cell>
        </table:table-row>
        <table:table-row table:style-name="ro1">
          <table:table-cell table:formula="of:=[$word_counts_and_combinations.A110]" office:value-type="string" office:string-value="dance" calcext:value-type="string">
            <text:p>dance</text:p>
          </table:table-cell>
          <table:table-cell table:formula="of:=[$word_counts_and_combinations.B110]/SUM([$word_counts_and_combinations.$A110:.$Q110])" office:value-type="percentage" office:value="0.0186046511627907" calcext:value-type="percentage">
            <text:p>1.86%</text:p>
          </table:table-cell>
          <table:table-cell table:formula="of:=[$word_counts_and_combinations.C110]/SUM([$word_counts_and_combinations.$A110:.$Q110])" office:value-type="percentage" office:value="0.0232558139534884" calcext:value-type="percentage">
            <text:p>2.33%</text:p>
          </table:table-cell>
          <table:table-cell table:formula="of:=[$word_counts_and_combinations.D110]/SUM([$word_counts_and_combinations.$A110:.$Q110])" office:value-type="percentage" office:value="0.53953488372093" calcext:value-type="percentage">
            <text:p>53.95%</text:p>
          </table:table-cell>
          <table:table-cell table:formula="of:=[$word_counts_and_combinations.E110]/SUM([$word_counts_and_combinations.$A110:.$Q110])" office:value-type="percentage" office:value="0.0232558139534884" calcext:value-type="percentage">
            <text:p>2.33%</text:p>
          </table:table-cell>
          <table:table-cell table:formula="of:=[$word_counts_and_combinations.F110]/SUM([$word_counts_and_combinations.$A110:.$Q110])" office:value-type="percentage" office:value="0" calcext:value-type="percentage">
            <text:p>0.00%</text:p>
          </table:table-cell>
          <table:table-cell table:formula="of:=[$word_counts_and_combinations.G110]/SUM([$word_counts_and_combinations.$A110:.$Q110])" office:value-type="percentage" office:value="0.0418604651162791" calcext:value-type="percentage">
            <text:p>4.19%</text:p>
          </table:table-cell>
          <table:table-cell table:formula="of:=[$word_counts_and_combinations.H110]/SUM([$word_counts_and_combinations.$A110:.$Q110])" office:value-type="percentage" office:value="0.00930232558139535" calcext:value-type="percentage">
            <text:p>0.93%</text:p>
          </table:table-cell>
          <table:table-cell table:formula="of:=[$word_counts_and_combinations.I110]/SUM([$word_counts_and_combinations.$A110:.$Q110])" office:value-type="percentage" office:value="0" calcext:value-type="percentage">
            <text:p>0.00%</text:p>
          </table:table-cell>
          <table:table-cell table:formula="of:=[$word_counts_and_combinations.J110]/SUM([$word_counts_and_combinations.$A110:.$Q110])" office:value-type="percentage" office:value="0.153488372093023" calcext:value-type="percentage">
            <text:p>15.35%</text:p>
          </table:table-cell>
          <table:table-cell table:formula="of:=[$word_counts_and_combinations.K110]/SUM([$word_counts_and_combinations.$A110:.$Q110])" office:value-type="percentage" office:value="0" calcext:value-type="percentage">
            <text:p>0.00%</text:p>
          </table:table-cell>
          <table:table-cell table:formula="of:=[$word_counts_and_combinations.L110]/SUM([$word_counts_and_combinations.$A110:.$Q110])" office:value-type="percentage" office:value="0.134883720930233" calcext:value-type="percentage">
            <text:p>13.49%</text:p>
          </table:table-cell>
          <table:table-cell table:formula="of:=[$word_counts_and_combinations.M110]/SUM([$word_counts_and_combinations.$A110:.$Q110])" office:value-type="percentage" office:value="0.0418604651162791" calcext:value-type="percentage">
            <text:p>4.19%</text:p>
          </table:table-cell>
          <table:table-cell table:formula="of:=[$word_counts_and_combinations.N110]/SUM([$word_counts_and_combinations.$A110:.$Q110])" office:value-type="percentage" office:value="0.013953488372093" calcext:value-type="percentage">
            <text:p>1.40%</text:p>
          </table:table-cell>
          <table:table-cell table:formula="of:=[$word_counts_and_combinations.O110]/SUM([$word_counts_and_combinations.$A110:.$Q110])" office:value-type="percentage" office:value="0" calcext:value-type="percentage">
            <text:p>0.00%</text:p>
          </table:table-cell>
          <table:table-cell table:formula="of:=[$word_counts_and_combinations.P110]/SUM([$word_counts_and_combinations.$A110:.$Q110])" office:value-type="percentage" office:value="0" calcext:value-type="percentage">
            <text:p>0.00%</text:p>
          </table:table-cell>
          <table:table-cell table:formula="of:=[$word_counts_and_combinations.Q110]/SUM([$word_counts_and_combinations.$A110:.$Q110])" office:value-type="percentage" office:value="0" calcext:value-type="percentage">
            <text:p>0.00%</text:p>
          </table:table-cell>
        </table:table-row>
        <table:table-row table:style-name="ro1">
          <table:table-cell table:formula="of:=[$word_counts_and_combinations.A111]" office:value-type="string" office:string-value="arm" calcext:value-type="string">
            <text:p>arm</text:p>
          </table:table-cell>
          <table:table-cell table:formula="of:=[$word_counts_and_combinations.B111]/SUM([$word_counts_and_combinations.$A111:.$Q111])" office:value-type="percentage" office:value="0.0828402366863905" calcext:value-type="percentage">
            <text:p>8.28%</text:p>
          </table:table-cell>
          <table:table-cell table:formula="of:=[$word_counts_and_combinations.C111]/SUM([$word_counts_and_combinations.$A111:.$Q111])" office:value-type="percentage" office:value="0.121301775147929" calcext:value-type="percentage">
            <text:p>12.13%</text:p>
          </table:table-cell>
          <table:table-cell table:formula="of:=[$word_counts_and_combinations.D111]/SUM([$word_counts_and_combinations.$A111:.$Q111])" office:value-type="percentage" office:value="0.0680473372781065" calcext:value-type="percentage">
            <text:p>6.80%</text:p>
          </table:table-cell>
          <table:table-cell table:formula="of:=[$word_counts_and_combinations.E111]/SUM([$word_counts_and_combinations.$A111:.$Q111])" office:value-type="percentage" office:value="0.029585798816568" calcext:value-type="percentage">
            <text:p>2.96%</text:p>
          </table:table-cell>
          <table:table-cell table:formula="of:=[$word_counts_and_combinations.F111]/SUM([$word_counts_and_combinations.$A111:.$Q111])" office:value-type="percentage" office:value="0.0118343195266272" calcext:value-type="percentage">
            <text:p>1.18%</text:p>
          </table:table-cell>
          <table:table-cell table:formula="of:=[$word_counts_and_combinations.G111]/SUM([$word_counts_and_combinations.$A111:.$Q111])" office:value-type="percentage" office:value="0.0177514792899408" calcext:value-type="percentage">
            <text:p>1.78%</text:p>
          </table:table-cell>
          <table:table-cell table:formula="of:=[$word_counts_and_combinations.H111]/SUM([$word_counts_and_combinations.$A111:.$Q111])" office:value-type="percentage" office:value="0.0621301775147929" calcext:value-type="percentage">
            <text:p>6.21%</text:p>
          </table:table-cell>
          <table:table-cell table:formula="of:=[$word_counts_and_combinations.I111]/SUM([$word_counts_and_combinations.$A111:.$Q111])" office:value-type="percentage" office:value="0.029585798816568" calcext:value-type="percentage">
            <text:p>2.96%</text:p>
          </table:table-cell>
          <table:table-cell table:formula="of:=[$word_counts_and_combinations.J111]/SUM([$word_counts_and_combinations.$A111:.$Q111])" office:value-type="percentage" office:value="0.165680473372781" calcext:value-type="percentage">
            <text:p>16.57%</text:p>
          </table:table-cell>
          <table:table-cell table:formula="of:=[$word_counts_and_combinations.K111]/SUM([$word_counts_and_combinations.$A111:.$Q111])" office:value-type="percentage" office:value="0.0029585798816568" calcext:value-type="percentage">
            <text:p>0.30%</text:p>
          </table:table-cell>
          <table:table-cell table:formula="of:=[$word_counts_and_combinations.L111]/SUM([$word_counts_and_combinations.$A111:.$Q111])" office:value-type="percentage" office:value="0.218934911242604" calcext:value-type="percentage">
            <text:p>21.89%</text:p>
          </table:table-cell>
          <table:table-cell table:formula="of:=[$word_counts_and_combinations.M111]/SUM([$word_counts_and_combinations.$A111:.$Q111])" office:value-type="percentage" office:value="0.0443786982248521" calcext:value-type="percentage">
            <text:p>4.44%</text:p>
          </table:table-cell>
          <table:table-cell table:formula="of:=[$word_counts_and_combinations.N111]/SUM([$word_counts_and_combinations.$A111:.$Q111])" office:value-type="percentage" office:value="0.0887573964497041" calcext:value-type="percentage">
            <text:p>8.88%</text:p>
          </table:table-cell>
          <table:table-cell table:formula="of:=[$word_counts_and_combinations.O111]/SUM([$word_counts_and_combinations.$A111:.$Q111])" office:value-type="percentage" office:value="0.0384615384615385" calcext:value-type="percentage">
            <text:p>3.85%</text:p>
          </table:table-cell>
          <table:table-cell table:formula="of:=[$word_counts_and_combinations.P111]/SUM([$word_counts_and_combinations.$A111:.$Q111])" office:value-type="percentage" office:value="0.00887573964497041" calcext:value-type="percentage">
            <text:p>0.89%</text:p>
          </table:table-cell>
          <table:table-cell table:formula="of:=[$word_counts_and_combinations.Q111]/SUM([$word_counts_and_combinations.$A111:.$Q111])" office:value-type="percentage" office:value="0.00887573964497041" calcext:value-type="percentage">
            <text:p>0.89%</text:p>
          </table:table-cell>
        </table:table-row>
        <table:table-row table:style-name="ro1">
          <table:table-cell table:formula="of:=[$word_counts_and_combinations.A112]" office:value-type="string" office:string-value="flowers" calcext:value-type="string">
            <text:p>flowers</text:p>
          </table:table-cell>
          <table:table-cell table:formula="of:=[$word_counts_and_combinations.B112]/SUM([$word_counts_and_combinations.$A112:.$Q112])" office:value-type="percentage" office:value="0.0476190476190476" calcext:value-type="percentage">
            <text:p>4.76%</text:p>
          </table:table-cell>
          <table:table-cell table:formula="of:=[$word_counts_and_combinations.C112]/SUM([$word_counts_and_combinations.$A112:.$Q112])" office:value-type="percentage" office:value="0.0952380952380952" calcext:value-type="percentage">
            <text:p>9.52%</text:p>
          </table:table-cell>
          <table:table-cell table:formula="of:=[$word_counts_and_combinations.D112]/SUM([$word_counts_and_combinations.$A112:.$Q112])" office:value-type="percentage" office:value="0.0571428571428571" calcext:value-type="percentage">
            <text:p>5.71%</text:p>
          </table:table-cell>
          <table:table-cell table:formula="of:=[$word_counts_and_combinations.E112]/SUM([$word_counts_and_combinations.$A112:.$Q112])" office:value-type="percentage" office:value="0.0190476190476191" calcext:value-type="percentage">
            <text:p>1.90%</text:p>
          </table:table-cell>
          <table:table-cell table:formula="of:=[$word_counts_and_combinations.F112]/SUM([$word_counts_and_combinations.$A112:.$Q112])" office:value-type="percentage" office:value="0" calcext:value-type="percentage">
            <text:p>0.00%</text:p>
          </table:table-cell>
          <table:table-cell table:formula="of:=[$word_counts_and_combinations.G112]/SUM([$word_counts_and_combinations.$A112:.$Q112])" office:value-type="percentage" office:value="0.0285714285714286" calcext:value-type="percentage">
            <text:p>2.86%</text:p>
          </table:table-cell>
          <table:table-cell table:formula="of:=[$word_counts_and_combinations.H112]/SUM([$word_counts_and_combinations.$A112:.$Q112])" office:value-type="percentage" office:value="0.0380952380952381" calcext:value-type="percentage">
            <text:p>3.81%</text:p>
          </table:table-cell>
          <table:table-cell table:formula="of:=[$word_counts_and_combinations.I112]/SUM([$word_counts_and_combinations.$A112:.$Q112])" office:value-type="percentage" office:value="0.0380952380952381" calcext:value-type="percentage">
            <text:p>3.81%</text:p>
          </table:table-cell>
          <table:table-cell table:formula="of:=[$word_counts_and_combinations.J112]/SUM([$word_counts_and_combinations.$A112:.$Q112])" office:value-type="percentage" office:value="0.161904761904762" calcext:value-type="percentage">
            <text:p>16.19%</text:p>
          </table:table-cell>
          <table:table-cell table:formula="of:=[$word_counts_and_combinations.K112]/SUM([$word_counts_and_combinations.$A112:.$Q112])" office:value-type="percentage" office:value="0" calcext:value-type="percentage">
            <text:p>0.00%</text:p>
          </table:table-cell>
          <table:table-cell table:formula="of:=[$word_counts_and_combinations.L112]/SUM([$word_counts_and_combinations.$A112:.$Q112])" office:value-type="percentage" office:value="0.371428571428571" calcext:value-type="percentage">
            <text:p>37.14%</text:p>
          </table:table-cell>
          <table:table-cell table:formula="of:=[$word_counts_and_combinations.M112]/SUM([$word_counts_and_combinations.$A112:.$Q112])" office:value-type="percentage" office:value="0.0285714285714286" calcext:value-type="percentage">
            <text:p>2.86%</text:p>
          </table:table-cell>
          <table:table-cell table:formula="of:=[$word_counts_and_combinations.N112]/SUM([$word_counts_and_combinations.$A112:.$Q112])" office:value-type="percentage" office:value="0.104761904761905" calcext:value-type="percentage">
            <text:p>10.48%</text:p>
          </table:table-cell>
          <table:table-cell table:formula="of:=[$word_counts_and_combinations.O112]/SUM([$word_counts_and_combinations.$A112:.$Q112])" office:value-type="percentage" office:value="0" calcext:value-type="percentage">
            <text:p>0.00%</text:p>
          </table:table-cell>
          <table:table-cell table:formula="of:=[$word_counts_and_combinations.P112]/SUM([$word_counts_and_combinations.$A112:.$Q112])" office:value-type="percentage" office:value="0" calcext:value-type="percentage">
            <text:p>0.00%</text:p>
          </table:table-cell>
          <table:table-cell table:formula="of:=[$word_counts_and_combinations.Q112]/SUM([$word_counts_and_combinations.$A112:.$Q112])" office:value-type="percentage" office:value="0.00952380952380952" calcext:value-type="percentage">
            <text:p>0.95%</text:p>
          </table:table-cell>
        </table:table-row>
        <table:table-row table:style-name="ro1">
          <table:table-cell table:formula="of:=[$word_counts_and_combinations.A113]" office:value-type="string" office:string-value="fountain" calcext:value-type="string">
            <text:p>fountain</text:p>
          </table:table-cell>
          <table:table-cell table:formula="of:=[$word_counts_and_combinations.B113]/SUM([$word_counts_and_combinations.$A113:.$Q113])" office:value-type="percentage" office:value="0" calcext:value-type="percentage">
            <text:p>0.00%</text:p>
          </table:table-cell>
          <table:table-cell table:formula="of:=[$word_counts_and_combinations.C113]/SUM([$word_counts_and_combinations.$A113:.$Q113])" office:value-type="percentage" office:value="0" calcext:value-type="percentage">
            <text:p>0.00%</text:p>
          </table:table-cell>
          <table:table-cell table:formula="of:=[$word_counts_and_combinations.D113]/SUM([$word_counts_and_combinations.$A113:.$Q113])" office:value-type="percentage" office:value="0" calcext:value-type="percentage">
            <text:p>0.00%</text:p>
          </table:table-cell>
          <table:table-cell table:formula="of:=[$word_counts_and_combinations.E113]/SUM([$word_counts_and_combinations.$A113:.$Q113])" office:value-type="percentage" office:value="0.0106382978723404" calcext:value-type="percentage">
            <text:p>1.06%</text:p>
          </table:table-cell>
          <table:table-cell table:formula="of:=[$word_counts_and_combinations.F113]/SUM([$word_counts_and_combinations.$A113:.$Q113])" office:value-type="percentage" office:value="0" calcext:value-type="percentage">
            <text:p>0.00%</text:p>
          </table:table-cell>
          <table:table-cell table:formula="of:=[$word_counts_and_combinations.G113]/SUM([$word_counts_and_combinations.$A113:.$Q113])" office:value-type="percentage" office:value="0" calcext:value-type="percentage">
            <text:p>0.00%</text:p>
          </table:table-cell>
          <table:table-cell table:formula="of:=[$word_counts_and_combinations.H113]/SUM([$word_counts_and_combinations.$A113:.$Q113])" office:value-type="percentage" office:value="0" calcext:value-type="percentage">
            <text:p>0.00%</text:p>
          </table:table-cell>
          <table:table-cell table:formula="of:=[$word_counts_and_combinations.I113]/SUM([$word_counts_and_combinations.$A113:.$Q113])" office:value-type="percentage" office:value="0" calcext:value-type="percentage">
            <text:p>0.00%</text:p>
          </table:table-cell>
          <table:table-cell table:formula="of:=[$word_counts_and_combinations.J113]/SUM([$word_counts_and_combinations.$A113:.$Q113])" office:value-type="percentage" office:value="0.702127659574468" calcext:value-type="percentage">
            <text:p>70.21%</text:p>
          </table:table-cell>
          <table:table-cell table:formula="of:=[$word_counts_and_combinations.K113]/SUM([$word_counts_and_combinations.$A113:.$Q113])" office:value-type="percentage" office:value="0" calcext:value-type="percentage">
            <text:p>0.00%</text:p>
          </table:table-cell>
          <table:table-cell table:formula="of:=[$word_counts_and_combinations.L113]/SUM([$word_counts_and_combinations.$A113:.$Q113])" office:value-type="percentage" office:value="0.276595744680851" calcext:value-type="percentage">
            <text:p>27.66%</text:p>
          </table:table-cell>
          <table:table-cell table:formula="of:=[$word_counts_and_combinations.M113]/SUM([$word_counts_and_combinations.$A113:.$Q113])" office:value-type="percentage" office:value="0" calcext:value-type="percentage">
            <text:p>0.00%</text:p>
          </table:table-cell>
          <table:table-cell table:formula="of:=[$word_counts_and_combinations.N113]/SUM([$word_counts_and_combinations.$A113:.$Q113])" office:value-type="percentage" office:value="0" calcext:value-type="percentage">
            <text:p>0.00%</text:p>
          </table:table-cell>
          <table:table-cell table:formula="of:=[$word_counts_and_combinations.O113]/SUM([$word_counts_and_combinations.$A113:.$Q113])" office:value-type="percentage" office:value="0.0106382978723404" calcext:value-type="percentage">
            <text:p>1.06%</text:p>
          </table:table-cell>
          <table:table-cell table:formula="of:=[$word_counts_and_combinations.P113]/SUM([$word_counts_and_combinations.$A113:.$Q113])" office:value-type="percentage" office:value="0" calcext:value-type="percentage">
            <text:p>0.00%</text:p>
          </table:table-cell>
          <table:table-cell table:formula="of:=[$word_counts_and_combinations.Q113]/SUM([$word_counts_and_combinations.$A113:.$Q113])" office:value-type="percentage" office:value="0" calcext:value-type="percentage">
            <text:p>0.00%</text:p>
          </table:table-cell>
        </table:table-row>
        <table:table-row table:style-name="ro1">
          <table:table-cell table:formula="of:=[$word_counts_and_combinations.A114]" office:value-type="string" office:string-value="costume" calcext:value-type="string">
            <text:p>costume</text:p>
          </table:table-cell>
          <table:table-cell table:formula="of:=[$word_counts_and_combinations.B114]/SUM([$word_counts_and_combinations.$A114:.$Q114])" office:value-type="percentage" office:value="0" calcext:value-type="percentage">
            <text:p>0.00%</text:p>
          </table:table-cell>
          <table:table-cell table:formula="of:=[$word_counts_and_combinations.C114]/SUM([$word_counts_and_combinations.$A114:.$Q114])" office:value-type="percentage" office:value="0.0828025477707006" calcext:value-type="percentage">
            <text:p>8.28%</text:p>
          </table:table-cell>
          <table:table-cell table:formula="of:=[$word_counts_and_combinations.D114]/SUM([$word_counts_and_combinations.$A114:.$Q114])" office:value-type="percentage" office:value="0.197452229299363" calcext:value-type="percentage">
            <text:p>19.75%</text:p>
          </table:table-cell>
          <table:table-cell table:formula="of:=[$word_counts_and_combinations.E114]/SUM([$word_counts_and_combinations.$A114:.$Q114])" office:value-type="percentage" office:value="0" calcext:value-type="percentage">
            <text:p>0.00%</text:p>
          </table:table-cell>
          <table:table-cell table:formula="of:=[$word_counts_and_combinations.F114]/SUM([$word_counts_and_combinations.$A114:.$Q114])" office:value-type="percentage" office:value="0" calcext:value-type="percentage">
            <text:p>0.00%</text:p>
          </table:table-cell>
          <table:table-cell table:formula="of:=[$word_counts_and_combinations.G114]/SUM([$word_counts_and_combinations.$A114:.$Q114])" office:value-type="percentage" office:value="0.0127388535031847" calcext:value-type="percentage">
            <text:p>1.27%</text:p>
          </table:table-cell>
          <table:table-cell table:formula="of:=[$word_counts_and_combinations.H114]/SUM([$word_counts_and_combinations.$A114:.$Q114])" office:value-type="percentage" office:value="0.00636942675159236" calcext:value-type="percentage">
            <text:p>0.64%</text:p>
          </table:table-cell>
          <table:table-cell table:formula="of:=[$word_counts_and_combinations.I114]/SUM([$word_counts_and_combinations.$A114:.$Q114])" office:value-type="percentage" office:value="0.00636942675159236" calcext:value-type="percentage">
            <text:p>0.64%</text:p>
          </table:table-cell>
          <table:table-cell table:formula="of:=[$word_counts_and_combinations.J114]/SUM([$word_counts_and_combinations.$A114:.$Q114])" office:value-type="percentage" office:value="0.171974522292994" calcext:value-type="percentage">
            <text:p>17.20%</text:p>
          </table:table-cell>
          <table:table-cell table:formula="of:=[$word_counts_and_combinations.K114]/SUM([$word_counts_and_combinations.$A114:.$Q114])" office:value-type="percentage" office:value="0" calcext:value-type="percentage">
            <text:p>0.00%</text:p>
          </table:table-cell>
          <table:table-cell table:formula="of:=[$word_counts_and_combinations.L114]/SUM([$word_counts_and_combinations.$A114:.$Q114])" office:value-type="percentage" office:value="0.420382165605096" calcext:value-type="percentage">
            <text:p>42.04%</text:p>
          </table:table-cell>
          <table:table-cell table:formula="of:=[$word_counts_and_combinations.M114]/SUM([$word_counts_and_combinations.$A114:.$Q114])" office:value-type="percentage" office:value="0.0318471337579618" calcext:value-type="percentage">
            <text:p>3.18%</text:p>
          </table:table-cell>
          <table:table-cell table:formula="of:=[$word_counts_and_combinations.N114]/SUM([$word_counts_and_combinations.$A114:.$Q114])" office:value-type="percentage" office:value="0.0573248407643312" calcext:value-type="percentage">
            <text:p>5.73%</text:p>
          </table:table-cell>
          <table:table-cell table:formula="of:=[$word_counts_and_combinations.O114]/SUM([$word_counts_and_combinations.$A114:.$Q114])" office:value-type="percentage" office:value="0.00636942675159236" calcext:value-type="percentage">
            <text:p>0.64%</text:p>
          </table:table-cell>
          <table:table-cell table:formula="of:=[$word_counts_and_combinations.P114]/SUM([$word_counts_and_combinations.$A114:.$Q114])" office:value-type="percentage" office:value="0" calcext:value-type="percentage">
            <text:p>0.00%</text:p>
          </table:table-cell>
          <table:table-cell table:formula="of:=[$word_counts_and_combinations.Q114]/SUM([$word_counts_and_combinations.$A114:.$Q114])" office:value-type="percentage" office:value="0.00636942675159236" calcext:value-type="percentage">
            <text:p>0.64%</text:p>
          </table:table-cell>
        </table:table-row>
      </table:table>
      <table:table table:name="Sheet3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8" table:default-cell-style-name="Default"/>
        <table:table-row table:style-name="ro1">
          <table:table-cell table:formula="of:=[$word_counts_and_combinations.A1]" office:value-type="string" office:string-value="Word" calcext:value-type="string">
            <text:p>Word</text:p>
          </table:table-cell>
          <table:table-cell table:formula="of:=[$word_counts_and_combinations.B1]" office:value-type="string" office:string-value="indoors - man-made - work_education" calcext:value-type="string">
            <text:p>indoors - man-made - work_education</text:p>
          </table:table-cell>
          <table:table-cell table:formula="of:=[$word_counts_and_combinations.C1]" office:value-type="string" office:string-value="indoors - man-made - domestic" calcext:value-type="string">
            <text:p>indoors - man-made - domestic</text:p>
          </table:table-cell>
          <table:table-cell table:formula="of:=[$word_counts_and_combinations.D1]" office:value-type="string" office:string-value="indoors - man-made - recreation" calcext:value-type="string">
            <text:p>indoors - man-made - recreation</text:p>
          </table:table-cell>
          <table:table-cell table:formula="of:=[$word_counts_and_combinations.E1]" office:value-type="string" office:string-value="indoors - man-made - restaurant" calcext:value-type="string">
            <text:p>indoors - man-made - restaurant</text:p>
          </table:table-cell>
          <table:table-cell table:formula="of:=[$word_counts_and_combinations.F1]" office:value-type="string" office:string-value="indoors - man-made - transportation_urban" calcext:value-type="string">
            <text:p>indoors - man-made - transportation_urban</text:p>
          </table:table-cell>
          <table:table-cell table:formula="of:=[$word_counts_and_combinations.G1]" office:value-type="string" office:string-value="indoors - man-made - other_unclear" calcext:value-type="string">
            <text:p>indoors - man-made - other_unclear</text:p>
          </table:table-cell>
          <table:table-cell table:formula="of:=[$word_counts_and_combinations.H1]" office:value-type="string" office:string-value="outdoors - man-made - work_education" calcext:value-type="string">
            <text:p>outdoors - man-made - work_education</text:p>
          </table:table-cell>
          <table:table-cell table:formula="of:=[$word_counts_and_combinations.I1]" office:value-type="string" office:string-value="outdoors - man-made - domestic" calcext:value-type="string">
            <text:p>outdoors - man-made - domestic</text:p>
          </table:table-cell>
          <table:table-cell table:formula="of:=[$word_counts_and_combinations.J1]" office:value-type="string" office:string-value="outdoors - man-made - recreation" calcext:value-type="string">
            <text:p>outdoors - man-made - recreation</text:p>
          </table:table-cell>
          <table:table-cell table:formula="of:=[$word_counts_and_combinations.K1]" office:value-type="string" office:string-value="outdoors - man-made - restaurant" calcext:value-type="string">
            <text:p>outdoors - man-made - restaurant</text:p>
          </table:table-cell>
          <table:table-cell table:formula="of:=[$word_counts_and_combinations.L1]" office:value-type="string" office:string-value="outdoors - man-made - transportation_urban" calcext:value-type="string">
            <text:p>outdoors - man-made - transportation_urban</text:p>
          </table:table-cell>
          <table:table-cell table:formula="of:=[$word_counts_and_combinations.M1]" office:value-type="string" office:string-value="outdoors - man-made - other_unclear" calcext:value-type="string">
            <text:p>outdoors - man-made - other_unclear</text:p>
          </table:table-cell>
          <table:table-cell table:formula="of:=[$word_counts_and_combinations.N1]" office:value-type="string" office:string-value="outdoors - natural - field_forest" calcext:value-type="string">
            <text:p>outdoors - natural - field_forest</text:p>
          </table:table-cell>
          <table:table-cell table:formula="of:=[$word_counts_and_combinations.O1]" office:value-type="string" office:string-value="outdoors - natural - body_of_water" calcext:value-type="string">
            <text:p>outdoors - natural - body_of_water</text:p>
          </table:table-cell>
          <table:table-cell table:formula="of:=[$word_counts_and_combinations.P1]" office:value-type="string" office:string-value="outdoors - natural - mountain" calcext:value-type="string">
            <text:p>outdoors - natural - mountain</text:p>
          </table:table-cell>
          <table:table-cell table:formula="of:=[$word_counts_and_combinations.Q1]" office:value-type="string" office:string-value="outdoors - natural - other_unclear" calcext:value-type="string">
            <text:p>outdoors - natural - other_unclear</text:p>
          </table:table-cell>
          <table:table-cell office:value-type="string" calcext:value-type="string">
            <text:p>KL divergence</text:p>
          </table:table-cell>
        </table:table-row>
        <table:table-row table:style-name="ro1">
          <table:table-cell table:formula="of:=[$word_counts_and_combinations.A105]" office:value-type="string" office:string-value="subway" calcext:value-type="string">
            <text:p>subway</text:p>
          </table:table-cell>
          <table:table-cell table:formula="of:=IFERROR([$Sheet2.B105]*LOG10([$Sheet2.B105]/[$Sheet2.B$2]);0)" office:value-type="float" office:value="0" calcext:value-type="float">
            <text:p>0</text:p>
          </table:table-cell>
          <table:table-cell table:formula="of:=IFERROR([$Sheet2.C105]*LOG10([$Sheet2.C105]/[$Sheet2.C$2]);0)" office:value-type="float" office:value="0" calcext:value-type="float">
            <text:p>0</text:p>
          </table:table-cell>
          <table:table-cell table:formula="of:=IFERROR([$Sheet2.D105]*LOG10([$Sheet2.D105]/[$Sheet2.D$2]);0)" office:value-type="float" office:value="-0.00804121864941956" calcext:value-type="float">
            <text:p>-0.00804121864941956</text:p>
          </table:table-cell>
          <table:table-cell table:formula="of:=IFERROR([$Sheet2.E105]*LOG10([$Sheet2.E105]/[$Sheet2.E$2]);0)" office:value-type="float" office:value="0" calcext:value-type="float">
            <text:p>0</text:p>
          </table:table-cell>
          <table:table-cell table:formula="of:=IFERROR([$Sheet2.F105]*LOG10([$Sheet2.F105]/[$Sheet2.F$2]);0)" office:value-type="float" office:value="1.32178273172876" calcext:value-type="float">
            <text:p>1.32178273172876</text:p>
          </table:table-cell>
          <table:table-cell table:formula="of:=IFERROR([$Sheet2.G105]*LOG10([$Sheet2.G105]/[$Sheet2.G$2]);0)" office:value-type="float" office:value="0.0000526535103407141" calcext:value-type="float">
            <text:p>5.26535103407141E-05</text:p>
          </table:table-cell>
          <table:table-cell table:formula="of:=IFERROR([$Sheet2.H105]*LOG10([$Sheet2.H105]/[$Sheet2.H$2]);0)" office:value-type="float" office:value="-0.00428709580003973" calcext:value-type="float">
            <text:p>-0.00428709580003973</text:p>
          </table:table-cell>
          <table:table-cell table:formula="of:=IFERROR([$Sheet2.I105]*LOG10([$Sheet2.I105]/[$Sheet2.I$2]);0)" office:value-type="float" office:value="0" calcext:value-type="float">
            <text:p>0</text:p>
          </table:table-cell>
          <table:table-cell table:formula="of:=IFERROR([$Sheet2.J105]*LOG10([$Sheet2.J105]/[$Sheet2.J$2]);0)" office:value-type="float" office:value="0" calcext:value-type="float">
            <text:p>0</text:p>
          </table:table-cell>
          <table:table-cell table:formula="of:=IFERROR([$Sheet2.K105]*LOG10([$Sheet2.K105]/[$Sheet2.K$2]);0)" office:value-type="float" office:value="0" calcext:value-type="float">
            <text:p>0</text:p>
          </table:table-cell>
          <table:table-cell table:formula="of:=IFERROR([$Sheet2.L105]*LOG10([$Sheet2.L105]/[$Sheet2.L$2]);0)" office:value-type="float" office:value="-0.0377120054040026" calcext:value-type="float">
            <text:p>-0.0377120054040026</text:p>
          </table:table-cell>
          <table:table-cell table:formula="of:=IFERROR([$Sheet2.M105]*LOG10([$Sheet2.M105]/[$Sheet2.M$2]);0)" office:value-type="float" office:value="-0.00259529921874663" calcext:value-type="float">
            <text:p>-0.00259529921874663</text:p>
          </table:table-cell>
          <table:table-cell table:formula="of:=IFERROR([$Sheet2.N105]*LOG10([$Sheet2.N105]/[$Sheet2.N$2]);0)" office:value-type="float" office:value="0" calcext:value-type="float">
            <text:p>0</text:p>
          </table:table-cell>
          <table:table-cell table:formula="of:=IFERROR([$Sheet2.O105]*LOG10([$Sheet2.O105]/[$Sheet2.O$2]);0)" office:value-type="float" office:value="0" calcext:value-type="float">
            <text:p>0</text:p>
          </table:table-cell>
          <table:table-cell table:formula="of:=IFERROR([$Sheet2.P105]*LOG10([$Sheet2.P105]/[$Sheet2.P$2]);0)" office:value-type="float" office:value="0" calcext:value-type="float">
            <text:p>0</text:p>
          </table:table-cell>
          <table:table-cell table:formula="of:=IFERROR([$Sheet2.Q105]*LOG10([$Sheet2.Q105]/[$Sheet2.Q$2]);0)" office:value-type="float" office:value="0" calcext:value-type="float">
            <text:p>0</text:p>
          </table:table-cell>
          <table:table-cell table:formula="of:=SUM([.B2:.Q2])" office:value-type="float" office:value="1.26919976616689" calcext:value-type="float">
            <text:p>1.26919976616689</text:p>
          </table:table-cell>
        </table:table-row>
        <table:table-row table:style-name="ro1">
          <table:table-cell table:formula="of:=[$word_counts_and_combinations.A60]" office:value-type="string" office:string-value="restaurant" calcext:value-type="string">
            <text:p>restaurant</text:p>
          </table:table-cell>
          <table:table-cell table:formula="of:=IFERROR([$Sheet2.B60]*LOG10([$Sheet2.B60]/[$Sheet2.B$2]);0)" office:value-type="float" office:value="-0.00634711797364881" calcext:value-type="float">
            <text:p>-0.00634711797364881</text:p>
          </table:table-cell>
          <table:table-cell table:formula="of:=IFERROR([$Sheet2.C60]*LOG10([$Sheet2.C60]/[$Sheet2.C$2]);0)" office:value-type="float" office:value="-0.00938769909556628" calcext:value-type="float">
            <text:p>-0.00938769909556628</text:p>
          </table:table-cell>
          <table:table-cell table:formula="of:=IFERROR([$Sheet2.D60]*LOG10([$Sheet2.D60]/[$Sheet2.D$2]);0)" office:value-type="float" office:value="-0.0123755986920252" calcext:value-type="float">
            <text:p>-0.0123755986920252</text:p>
          </table:table-cell>
          <table:table-cell table:formula="of:=IFERROR([$Sheet2.E60]*LOG10([$Sheet2.E60]/[$Sheet2.E$2]);0)" office:value-type="float" office:value="0.950587517904741" calcext:value-type="float">
            <text:p>0.950587517904741</text:p>
          </table:table-cell>
          <table:table-cell table:formula="of:=IFERROR([$Sheet2.F60]*LOG10([$Sheet2.F60]/[$Sheet2.F$2]);0)" office:value-type="float" office:value="0" calcext:value-type="float">
            <text:p>0</text:p>
          </table:table-cell>
          <table:table-cell table:formula="of:=IFERROR([$Sheet2.G60]*LOG10([$Sheet2.G60]/[$Sheet2.G$2]);0)" office:value-type="float" office:value="-0.00379153328117297" calcext:value-type="float">
            <text:p>-0.00379153328117297</text:p>
          </table:table-cell>
          <table:table-cell table:formula="of:=IFERROR([$Sheet2.H60]*LOG10([$Sheet2.H60]/[$Sheet2.H$2]);0)" office:value-type="float" office:value="0" calcext:value-type="float">
            <text:p>0</text:p>
          </table:table-cell>
          <table:table-cell table:formula="of:=IFERROR([$Sheet2.I60]*LOG10([$Sheet2.I60]/[$Sheet2.I$2]);0)" office:value-type="float" office:value="0" calcext:value-type="float">
            <text:p>0</text:p>
          </table:table-cell>
          <table:table-cell table:formula="of:=IFERROR([$Sheet2.J60]*LOG10([$Sheet2.J60]/[$Sheet2.J$2]);0)" office:value-type="float" office:value="0" calcext:value-type="float">
            <text:p>0</text:p>
          </table:table-cell>
          <table:table-cell table:formula="of:=IFERROR([$Sheet2.K60]*LOG10([$Sheet2.K60]/[$Sheet2.K$2]);0)" office:value-type="float" office:value="0.336132894421511" calcext:value-type="float">
            <text:p>0.336132894421511</text:p>
          </table:table-cell>
          <table:table-cell table:formula="of:=IFERROR([$Sheet2.L60]*LOG10([$Sheet2.L60]/[$Sheet2.L$2]);0)" office:value-type="float" office:value="-0.0361583065314127" calcext:value-type="float">
            <text:p>-0.0361583065314127</text:p>
          </table:table-cell>
          <table:table-cell table:formula="of:=IFERROR([$Sheet2.M60]*LOG10([$Sheet2.M60]/[$Sheet2.M$2]);0)" office:value-type="float" office:value="-0.00592774450587931" calcext:value-type="float">
            <text:p>-0.00592774450587931</text:p>
          </table:table-cell>
          <table:table-cell table:formula="of:=IFERROR([$Sheet2.N60]*LOG10([$Sheet2.N60]/[$Sheet2.N$2]);0)" office:value-type="float" office:value="0" calcext:value-type="float">
            <text:p>0</text:p>
          </table:table-cell>
          <table:table-cell table:formula="of:=IFERROR([$Sheet2.O60]*LOG10([$Sheet2.O60]/[$Sheet2.O$2]);0)" office:value-type="float" office:value="0" calcext:value-type="float">
            <text:p>0</text:p>
          </table:table-cell>
          <table:table-cell table:formula="of:=IFERROR([$Sheet2.P60]*LOG10([$Sheet2.P60]/[$Sheet2.P$2]);0)" office:value-type="float" office:value="-0.00449882037206204" calcext:value-type="float">
            <text:p>-0.00449882037206204</text:p>
          </table:table-cell>
          <table:table-cell table:formula="of:=IFERROR([$Sheet2.Q60]*LOG10([$Sheet2.Q60]/[$Sheet2.Q$2]);0)" office:value-type="float" office:value="0" calcext:value-type="float">
            <text:p>0</text:p>
          </table:table-cell>
          <table:table-cell table:formula="of:=SUM([.B3:.Q3])" office:value-type="float" office:value="1.20823359187448" calcext:value-type="float">
            <text:p>1.20823359187448</text:p>
          </table:table-cell>
        </table:table-row>
        <table:table-row table:style-name="ro1">
          <table:table-cell table:formula="of:=[$word_counts_and_combinations.A53]" office:value-type="string" office:string-value="mountain" calcext:value-type="string">
            <text:p>mountain</text:p>
          </table:table-cell>
          <table:table-cell table:formula="of:=IFERROR([$Sheet2.B53]*LOG10([$Sheet2.B53]/[$Sheet2.B$2]);0)" office:value-type="float" office:value="0" calcext:value-type="float">
            <text:p>0</text:p>
          </table:table-cell>
          <table:table-cell table:formula="of:=IFERROR([$Sheet2.C53]*LOG10([$Sheet2.C53]/[$Sheet2.C$2]);0)" office:value-type="float" office:value="0" calcext:value-type="float">
            <text:p>0</text:p>
          </table:table-cell>
          <table:table-cell table:formula="of:=IFERROR([$Sheet2.D53]*LOG10([$Sheet2.D53]/[$Sheet2.D$2]);0)" office:value-type="float" office:value="0" calcext:value-type="float">
            <text:p>0</text:p>
          </table:table-cell>
          <table:table-cell table:formula="of:=IFERROR([$Sheet2.E53]*LOG10([$Sheet2.E53]/[$Sheet2.E$2]);0)" office:value-type="float" office:value="0" calcext:value-type="float">
            <text:p>0</text:p>
          </table:table-cell>
          <table:table-cell table:formula="of:=IFERROR([$Sheet2.F53]*LOG10([$Sheet2.F53]/[$Sheet2.F$2]);0)" office:value-type="float" office:value="0" calcext:value-type="float">
            <text:p>0</text:p>
          </table:table-cell>
          <table:table-cell table:formula="of:=IFERROR([$Sheet2.G53]*LOG10([$Sheet2.G53]/[$Sheet2.G$2]);0)" office:value-type="float" office:value="-0.00204240602044758" calcext:value-type="float">
            <text:p>-0.00204240602044758</text:p>
          </table:table-cell>
          <table:table-cell table:formula="of:=IFERROR([$Sheet2.H53]*LOG10([$Sheet2.H53]/[$Sheet2.H$2]);0)" office:value-type="float" office:value="0" calcext:value-type="float">
            <text:p>0</text:p>
          </table:table-cell>
          <table:table-cell table:formula="of:=IFERROR([$Sheet2.I53]*LOG10([$Sheet2.I53]/[$Sheet2.I$2]);0)" office:value-type="float" office:value="-0.00367695147242789" calcext:value-type="float">
            <text:p>-0.00367695147242789</text:p>
          </table:table-cell>
          <table:table-cell table:formula="of:=IFERROR([$Sheet2.J53]*LOG10([$Sheet2.J53]/[$Sheet2.J$2]);0)" office:value-type="float" office:value="-0.0223353221606268" calcext:value-type="float">
            <text:p>-0.0223353221606268</text:p>
          </table:table-cell>
          <table:table-cell table:formula="of:=IFERROR([$Sheet2.K53]*LOG10([$Sheet2.K53]/[$Sheet2.K$2]);0)" office:value-type="float" office:value="0" calcext:value-type="float">
            <text:p>0</text:p>
          </table:table-cell>
          <table:table-cell table:formula="of:=IFERROR([$Sheet2.L53]*LOG10([$Sheet2.L53]/[$Sheet2.L$2]);0)" office:value-type="float" office:value="-0.0398402745852841" calcext:value-type="float">
            <text:p>-0.0398402745852841</text:p>
          </table:table-cell>
          <table:table-cell table:formula="of:=IFERROR([$Sheet2.M53]*LOG10([$Sheet2.M53]/[$Sheet2.M$2]);0)" office:value-type="float" office:value="-0.00695844658925408" calcext:value-type="float">
            <text:p>-0.00695844658925408</text:p>
          </table:table-cell>
          <table:table-cell table:formula="of:=IFERROR([$Sheet2.N53]*LOG10([$Sheet2.N53]/[$Sheet2.N$2]);0)" office:value-type="float" office:value="-0.00891066808204136" calcext:value-type="float">
            <text:p>-0.00891066808204136</text:p>
          </table:table-cell>
          <table:table-cell table:formula="of:=IFERROR([$Sheet2.O53]*LOG10([$Sheet2.O53]/[$Sheet2.O$2]);0)" office:value-type="float" office:value="0.00136136103693042" calcext:value-type="float">
            <text:p>0.00136136103693042</text:p>
          </table:table-cell>
          <table:table-cell table:formula="of:=IFERROR([$Sheet2.P53]*LOG10([$Sheet2.P53]/[$Sheet2.P$2]);0)" office:value-type="float" office:value="1.00580897545117" calcext:value-type="float">
            <text:p>1.00580897545117</text:p>
          </table:table-cell>
          <table:table-cell table:formula="of:=IFERROR([$Sheet2.Q53]*LOG10([$Sheet2.Q53]/[$Sheet2.Q$2]);0)" office:value-type="float" office:value="-0.00163924344115345" calcext:value-type="float">
            <text:p>-0.00163924344115345</text:p>
          </table:table-cell>
          <table:table-cell table:formula="of:=SUM([.B4:.Q4])" office:value-type="float" office:value="0.921767024136866" calcext:value-type="float">
            <text:p>0.921767024136866</text:p>
          </table:table-cell>
        </table:table-row>
        <table:table-row table:style-name="ro1">
          <table:table-cell table:formula="of:=[$word_counts_and_combinations.A99]" office:value-type="string" office:string-value="hockey" calcext:value-type="string">
            <text:p>hockey</text:p>
          </table:table-cell>
          <table:table-cell table:formula="of:=IFERROR([$Sheet2.B99]*LOG10([$Sheet2.B99]/[$Sheet2.B$2]);0)" office:value-type="float" office:value="0" calcext:value-type="float">
            <text:p>0</text:p>
          </table:table-cell>
          <table:table-cell table:formula="of:=IFERROR([$Sheet2.C99]*LOG10([$Sheet2.C99]/[$Sheet2.C$2]);0)" office:value-type="float" office:value="0" calcext:value-type="float">
            <text:p>0</text:p>
          </table:table-cell>
          <table:table-cell table:formula="of:=IFERROR([$Sheet2.D99]*LOG10([$Sheet2.D99]/[$Sheet2.D$2]);0)" office:value-type="float" office:value="0.923364568729674" calcext:value-type="float">
            <text:p>0.923364568729674</text:p>
          </table:table-cell>
          <table:table-cell table:formula="of:=IFERROR([$Sheet2.E99]*LOG10([$Sheet2.E99]/[$Sheet2.E$2]);0)" office:value-type="float" office:value="0" calcext:value-type="float">
            <text:p>0</text:p>
          </table:table-cell>
          <table:table-cell table:formula="of:=IFERROR([$Sheet2.F99]*LOG10([$Sheet2.F99]/[$Sheet2.F$2]);0)" office:value-type="float" office:value="0" calcext:value-type="float">
            <text:p>0</text:p>
          </table:table-cell>
          <table:table-cell table:formula="of:=IFERROR([$Sheet2.G99]*LOG10([$Sheet2.G99]/[$Sheet2.G$2]);0)" office:value-type="float" office:value="0" calcext:value-type="float">
            <text:p>0</text:p>
          </table:table-cell>
          <table:table-cell table:formula="of:=IFERROR([$Sheet2.H99]*LOG10([$Sheet2.H99]/[$Sheet2.H$2]);0)" office:value-type="float" office:value="0" calcext:value-type="float">
            <text:p>0</text:p>
          </table:table-cell>
          <table:table-cell table:formula="of:=IFERROR([$Sheet2.I99]*LOG10([$Sheet2.I99]/[$Sheet2.I$2]);0)" office:value-type="float" office:value="0" calcext:value-type="float">
            <text:p>0</text:p>
          </table:table-cell>
          <table:table-cell table:formula="of:=IFERROR([$Sheet2.J99]*LOG10([$Sheet2.J99]/[$Sheet2.J$2]);0)" office:value-type="float" office:value="-0.0265844454609706" calcext:value-type="float">
            <text:p>-0.0265844454609706</text:p>
          </table:table-cell>
          <table:table-cell table:formula="of:=IFERROR([$Sheet2.K99]*LOG10([$Sheet2.K99]/[$Sheet2.K$2]);0)" office:value-type="float" office:value="0" calcext:value-type="float">
            <text:p>0</text:p>
          </table:table-cell>
          <table:table-cell table:formula="of:=IFERROR([$Sheet2.L99]*LOG10([$Sheet2.L99]/[$Sheet2.L$2]);0)" office:value-type="float" office:value="0" calcext:value-type="float">
            <text:p>0</text:p>
          </table:table-cell>
          <table:table-cell table:formula="of:=IFERROR([$Sheet2.M99]*LOG10([$Sheet2.M99]/[$Sheet2.M$2]);0)" office:value-type="float" office:value="0" calcext:value-type="float">
            <text:p>0</text:p>
          </table:table-cell>
          <table:table-cell table:formula="of:=IFERROR([$Sheet2.N99]*LOG10([$Sheet2.N99]/[$Sheet2.N$2]);0)" office:value-type="float" office:value="0" calcext:value-type="float">
            <text:p>0</text:p>
          </table:table-cell>
          <table:table-cell table:formula="of:=IFERROR([$Sheet2.O99]*LOG10([$Sheet2.O99]/[$Sheet2.O$2]);0)" office:value-type="float" office:value="-0.00804245374457851" calcext:value-type="float">
            <text:p>-0.00804245374457851</text:p>
          </table:table-cell>
          <table:table-cell table:formula="of:=IFERROR([$Sheet2.P99]*LOG10([$Sheet2.P99]/[$Sheet2.P$2]);0)" office:value-type="float" office:value="0" calcext:value-type="float">
            <text:p>0</text:p>
          </table:table-cell>
          <table:table-cell table:formula="of:=IFERROR([$Sheet2.Q99]*LOG10([$Sheet2.Q99]/[$Sheet2.Q$2]);0)" office:value-type="float" office:value="0" calcext:value-type="float">
            <text:p>0</text:p>
          </table:table-cell>
          <table:table-cell table:formula="of:=SUM([.B5:.Q5])" office:value-type="float" office:value="0.888737669524125" calcext:value-type="float">
            <text:p>0.888737669524125</text:p>
          </table:table-cell>
        </table:table-row>
        <table:table-row table:style-name="ro1">
          <table:table-cell table:formula="of:=[$word_counts_and_combinations.A55]" office:value-type="string" office:string-value="ocean" calcext:value-type="string">
            <text:p>ocean</text:p>
          </table:table-cell>
          <table:table-cell table:formula="of:=IFERROR([$Sheet2.B55]*LOG10([$Sheet2.B55]/[$Sheet2.B$2]);0)" office:value-type="float" office:value="0" calcext:value-type="float">
            <text:p>0</text:p>
          </table:table-cell>
          <table:table-cell table:formula="of:=IFERROR([$Sheet2.C55]*LOG10([$Sheet2.C55]/[$Sheet2.C$2]);0)" office:value-type="float" office:value="0" calcext:value-type="float">
            <text:p>0</text:p>
          </table:table-cell>
          <table:table-cell table:formula="of:=IFERROR([$Sheet2.D55]*LOG10([$Sheet2.D55]/[$Sheet2.D$2]);0)" office:value-type="float" office:value="0" calcext:value-type="float">
            <text:p>0</text:p>
          </table:table-cell>
          <table:table-cell table:formula="of:=IFERROR([$Sheet2.E55]*LOG10([$Sheet2.E55]/[$Sheet2.E$2]);0)" office:value-type="float" office:value="0" calcext:value-type="float">
            <text:p>0</text:p>
          </table:table-cell>
          <table:table-cell table:formula="of:=IFERROR([$Sheet2.F55]*LOG10([$Sheet2.F55]/[$Sheet2.F$2]);0)" office:value-type="float" office:value="0" calcext:value-type="float">
            <text:p>0</text:p>
          </table:table-cell>
          <table:table-cell table:formula="of:=IFERROR([$Sheet2.G55]*LOG10([$Sheet2.G55]/[$Sheet2.G$2]);0)" office:value-type="float" office:value="0" calcext:value-type="float">
            <text:p>0</text:p>
          </table:table-cell>
          <table:table-cell table:formula="of:=IFERROR([$Sheet2.H55]*LOG10([$Sheet2.H55]/[$Sheet2.H$2]);0)" office:value-type="float" office:value="-0.00386852919298643" calcext:value-type="float">
            <text:p>-0.00386852919298643</text:p>
          </table:table-cell>
          <table:table-cell table:formula="of:=IFERROR([$Sheet2.I55]*LOG10([$Sheet2.I55]/[$Sheet2.I$2]);0)" office:value-type="float" office:value="0" calcext:value-type="float">
            <text:p>0</text:p>
          </table:table-cell>
          <table:table-cell table:formula="of:=IFERROR([$Sheet2.J55]*LOG10([$Sheet2.J55]/[$Sheet2.J$2]);0)" office:value-type="float" office:value="-0.0195591036790836" calcext:value-type="float">
            <text:p>-0.0195591036790836</text:p>
          </table:table-cell>
          <table:table-cell table:formula="of:=IFERROR([$Sheet2.K55]*LOG10([$Sheet2.K55]/[$Sheet2.K$2]);0)" office:value-type="float" office:value="0" calcext:value-type="float">
            <text:p>0</text:p>
          </table:table-cell>
          <table:table-cell table:formula="of:=IFERROR([$Sheet2.L55]*LOG10([$Sheet2.L55]/[$Sheet2.L$2]);0)" office:value-type="float" office:value="-0.0372203956543958" calcext:value-type="float">
            <text:p>-0.0372203956543958</text:p>
          </table:table-cell>
          <table:table-cell table:formula="of:=IFERROR([$Sheet2.M55]*LOG10([$Sheet2.M55]/[$Sheet2.M$2]);0)" office:value-type="float" office:value="-0.00517040304554828" calcext:value-type="float">
            <text:p>-0.00517040304554828</text:p>
          </table:table-cell>
          <table:table-cell table:formula="of:=IFERROR([$Sheet2.N55]*LOG10([$Sheet2.N55]/[$Sheet2.N$2]);0)" office:value-type="float" office:value="-0.00942635899785321" calcext:value-type="float">
            <text:p>-0.00942635899785321</text:p>
          </table:table-cell>
          <table:table-cell table:formula="of:=IFERROR([$Sheet2.O55]*LOG10([$Sheet2.O55]/[$Sheet2.O$2]);0)" office:value-type="float" office:value="0.947694861549631" calcext:value-type="float">
            <text:p>0.947694861549631</text:p>
          </table:table-cell>
          <table:table-cell table:formula="of:=IFERROR([$Sheet2.P55]*LOG10([$Sheet2.P55]/[$Sheet2.P$2]);0)" office:value-type="float" office:value="0" calcext:value-type="float">
            <text:p>0</text:p>
          </table:table-cell>
          <table:table-cell table:formula="of:=IFERROR([$Sheet2.Q55]*LOG10([$Sheet2.Q55]/[$Sheet2.Q$2]);0)" office:value-type="float" office:value="0" calcext:value-type="float">
            <text:p>0</text:p>
          </table:table-cell>
          <table:table-cell table:formula="of:=SUM([.B6:.Q6])" office:value-type="float" office:value="0.872450070979764" calcext:value-type="float">
            <text:p>0.872450070979764</text:p>
          </table:table-cell>
        </table:table-row>
        <table:table-row table:style-name="ro1">
          <table:table-cell table:formula="of:=[$word_counts_and_combinations.A94]" office:value-type="string" office:string-value="snowy" calcext:value-type="string">
            <text:p>snowy</text:p>
          </table:table-cell>
          <table:table-cell table:formula="of:=IFERROR([$Sheet2.B94]*LOG10([$Sheet2.B94]/[$Sheet2.B$2]);0)" office:value-type="float" office:value="0" calcext:value-type="float">
            <text:p>0</text:p>
          </table:table-cell>
          <table:table-cell table:formula="of:=IFERROR([$Sheet2.C94]*LOG10([$Sheet2.C94]/[$Sheet2.C$2]);0)" office:value-type="float" office:value="-0.00697907937659237" calcext:value-type="float">
            <text:p>-0.00697907937659237</text:p>
          </table:table-cell>
          <table:table-cell table:formula="of:=IFERROR([$Sheet2.D94]*LOG10([$Sheet2.D94]/[$Sheet2.D$2]);0)" office:value-type="float" office:value="0" calcext:value-type="float">
            <text:p>0</text:p>
          </table:table-cell>
          <table:table-cell table:formula="of:=IFERROR([$Sheet2.E94]*LOG10([$Sheet2.E94]/[$Sheet2.E$2]);0)" office:value-type="float" office:value="0" calcext:value-type="float">
            <text:p>0</text:p>
          </table:table-cell>
          <table:table-cell table:formula="of:=IFERROR([$Sheet2.F94]*LOG10([$Sheet2.F94]/[$Sheet2.F$2]);0)" office:value-type="float" office:value="0" calcext:value-type="float">
            <text:p>0</text:p>
          </table:table-cell>
          <table:table-cell table:formula="of:=IFERROR([$Sheet2.G94]*LOG10([$Sheet2.G94]/[$Sheet2.G$2]);0)" office:value-type="float" office:value="0" calcext:value-type="float">
            <text:p>0</text:p>
          </table:table-cell>
          <table:table-cell table:formula="of:=IFERROR([$Sheet2.H94]*LOG10([$Sheet2.H94]/[$Sheet2.H$2]);0)" office:value-type="float" office:value="0" calcext:value-type="float">
            <text:p>0</text:p>
          </table:table-cell>
          <table:table-cell table:formula="of:=IFERROR([$Sheet2.I94]*LOG10([$Sheet2.I94]/[$Sheet2.I$2]);0)" office:value-type="float" office:value="-0.00510591295293802" calcext:value-type="float">
            <text:p>-0.00510591295293802</text:p>
          </table:table-cell>
          <table:table-cell table:formula="of:=IFERROR([$Sheet2.J94]*LOG10([$Sheet2.J94]/[$Sheet2.J$2]);0)" office:value-type="float" office:value="-0.019595875691407" calcext:value-type="float">
            <text:p>-0.019595875691407</text:p>
          </table:table-cell>
          <table:table-cell table:formula="of:=IFERROR([$Sheet2.K94]*LOG10([$Sheet2.K94]/[$Sheet2.K$2]);0)" office:value-type="float" office:value="0" calcext:value-type="float">
            <text:p>0</text:p>
          </table:table-cell>
          <table:table-cell table:formula="of:=IFERROR([$Sheet2.L94]*LOG10([$Sheet2.L94]/[$Sheet2.L$2]);0)" office:value-type="float" office:value="-0.0412126407752312" calcext:value-type="float">
            <text:p>-0.0412126407752312</text:p>
          </table:table-cell>
          <table:table-cell table:formula="of:=IFERROR([$Sheet2.M94]*LOG10([$Sheet2.M94]/[$Sheet2.M$2]);0)" office:value-type="float" office:value="-0.0059681457200435" calcext:value-type="float">
            <text:p>-0.0059681457200435</text:p>
          </table:table-cell>
          <table:table-cell table:formula="of:=IFERROR([$Sheet2.N94]*LOG10([$Sheet2.N94]/[$Sheet2.N$2]);0)" office:value-type="float" office:value="0.0277421256857279" calcext:value-type="float">
            <text:p>0.0277421256857279</text:p>
          </table:table-cell>
          <table:table-cell table:formula="of:=IFERROR([$Sheet2.O94]*LOG10([$Sheet2.O94]/[$Sheet2.O$2]);0)" office:value-type="float" office:value="-0.0121906422369975" calcext:value-type="float">
            <text:p>-0.0121906422369975</text:p>
          </table:table-cell>
          <table:table-cell table:formula="of:=IFERROR([$Sheet2.P94]*LOG10([$Sheet2.P94]/[$Sheet2.P$2]);0)" office:value-type="float" office:value="0.902400700534261" calcext:value-type="float">
            <text:p>0.902400700534261</text:p>
          </table:table-cell>
          <table:table-cell table:formula="of:=IFERROR([$Sheet2.Q94]*LOG10([$Sheet2.Q94]/[$Sheet2.Q$2]);0)" office:value-type="float" office:value="0.0140463642988716" calcext:value-type="float">
            <text:p>0.0140463642988716</text:p>
          </table:table-cell>
          <table:table-cell table:formula="of:=SUM([.B7:.Q7])" office:value-type="float" office:value="0.853136893765651" calcext:value-type="float">
            <text:p>0.853136893765651</text:p>
          </table:table-cell>
        </table:table-row>
        <table:table-row table:style-name="ro1">
          <table:table-cell table:formula="of:=[$word_counts_and_combinations.A11]" office:value-type="string" office:string-value="beach" calcext:value-type="string">
            <text:p>beach</text:p>
          </table:table-cell>
          <table:table-cell table:formula="of:=IFERROR([$Sheet2.B11]*LOG10([$Sheet2.B11]/[$Sheet2.B$2]);0)" office:value-type="float" office:value="0" calcext:value-type="float">
            <text:p>0</text:p>
          </table:table-cell>
          <table:table-cell table:formula="of:=IFERROR([$Sheet2.C11]*LOG10([$Sheet2.C11]/[$Sheet2.C$2]);0)" office:value-type="float" office:value="0" calcext:value-type="float">
            <text:p>0</text:p>
          </table:table-cell>
          <table:table-cell table:formula="of:=IFERROR([$Sheet2.D11]*LOG10([$Sheet2.D11]/[$Sheet2.D$2]);0)" office:value-type="float" office:value="0" calcext:value-type="float">
            <text:p>0</text:p>
          </table:table-cell>
          <table:table-cell table:formula="of:=IFERROR([$Sheet2.E11]*LOG10([$Sheet2.E11]/[$Sheet2.E$2]);0)" office:value-type="float" office:value="-0.00216587684258227" calcext:value-type="float">
            <text:p>-0.00216587684258227</text:p>
          </table:table-cell>
          <table:table-cell table:formula="of:=IFERROR([$Sheet2.F11]*LOG10([$Sheet2.F11]/[$Sheet2.F$2]);0)" office:value-type="float" office:value="0" calcext:value-type="float">
            <text:p>0</text:p>
          </table:table-cell>
          <table:table-cell table:formula="of:=IFERROR([$Sheet2.G11]*LOG10([$Sheet2.G11]/[$Sheet2.G$2]);0)" office:value-type="float" office:value="0" calcext:value-type="float">
            <text:p>0</text:p>
          </table:table-cell>
          <table:table-cell table:formula="of:=IFERROR([$Sheet2.H11]*LOG10([$Sheet2.H11]/[$Sheet2.H$2]);0)" office:value-type="float" office:value="-0.0023380880557632" calcext:value-type="float">
            <text:p>-0.0023380880557632</text:p>
          </table:table-cell>
          <table:table-cell table:formula="of:=IFERROR([$Sheet2.I11]*LOG10([$Sheet2.I11]/[$Sheet2.I$2]);0)" office:value-type="float" office:value="-0.00258297631461462" calcext:value-type="float">
            <text:p>-0.00258297631461462</text:p>
          </table:table-cell>
          <table:table-cell table:formula="of:=IFERROR([$Sheet2.J11]*LOG10([$Sheet2.J11]/[$Sheet2.J$2]);0)" office:value-type="float" office:value="-0.0264609643009819" calcext:value-type="float">
            <text:p>-0.0264609643009819</text:p>
          </table:table-cell>
          <table:table-cell table:formula="of:=IFERROR([$Sheet2.K11]*LOG10([$Sheet2.K11]/[$Sheet2.K$2]);0)" office:value-type="float" office:value="0" calcext:value-type="float">
            <text:p>0</text:p>
          </table:table-cell>
          <table:table-cell table:formula="of:=IFERROR([$Sheet2.L11]*LOG10([$Sheet2.L11]/[$Sheet2.L$2]);0)" office:value-type="float" office:value="-0.0182532014195826" calcext:value-type="float">
            <text:p>-0.0182532014195826</text:p>
          </table:table-cell>
          <table:table-cell table:formula="of:=IFERROR([$Sheet2.M11]*LOG10([$Sheet2.M11]/[$Sheet2.M$2]);0)" office:value-type="float" office:value="0" calcext:value-type="float">
            <text:p>0</text:p>
          </table:table-cell>
          <table:table-cell table:formula="of:=IFERROR([$Sheet2.N11]*LOG10([$Sheet2.N11]/[$Sheet2.N$2]);0)" office:value-type="float" office:value="-0.010427501085746" calcext:value-type="float">
            <text:p>-0.010427501085746</text:p>
          </table:table-cell>
          <table:table-cell table:formula="of:=IFERROR([$Sheet2.O11]*LOG10([$Sheet2.O11]/[$Sheet2.O$2]);0)" office:value-type="float" office:value="0.91151890419489" calcext:value-type="float">
            <text:p>0.91151890419489</text:p>
          </table:table-cell>
          <table:table-cell table:formula="of:=IFERROR([$Sheet2.P11]*LOG10([$Sheet2.P11]/[$Sheet2.P$2]);0)" office:value-type="float" office:value="-0.00241931982917466" calcext:value-type="float">
            <text:p>-0.00241931982917466</text:p>
          </table:table-cell>
          <table:table-cell table:formula="of:=IFERROR([$Sheet2.Q11]*LOG10([$Sheet2.Q11]/[$Sheet2.Q$2]);0)" office:value-type="float" office:value="-0.00144475864860986" calcext:value-type="float">
            <text:p>-0.00144475864860986</text:p>
          </table:table-cell>
          <table:table-cell table:formula="of:=SUM([.B8:.Q8])" office:value-type="float" office:value="0.845426217697835" calcext:value-type="float">
            <text:p>0.845426217697835</text:p>
          </table:table-cell>
        </table:table-row>
        <table:table-row table:style-name="ro1">
          <table:table-cell table:formula="of:=[$word_counts_and_combinations.A79]" office:value-type="string" office:string-value="kitchen" calcext:value-type="string">
            <text:p>kitchen</text:p>
          </table:table-cell>
          <table:table-cell table:formula="of:=IFERROR([$Sheet2.B79]*LOG10([$Sheet2.B79]/[$Sheet2.B$2]);0)" office:value-type="float" office:value="0.000249174679375812" calcext:value-type="float">
            <text:p>0.000249174679375812</text:p>
          </table:table-cell>
          <table:table-cell table:formula="of:=IFERROR([$Sheet2.C79]*LOG10([$Sheet2.C79]/[$Sheet2.C$2]);0)" office:value-type="float" office:value="0.72851248672619" calcext:value-type="float">
            <text:p>0.72851248672619</text:p>
          </table:table-cell>
          <table:table-cell table:formula="of:=IFERROR([$Sheet2.D79]*LOG10([$Sheet2.D79]/[$Sheet2.D$2]);0)" office:value-type="float" office:value="0" calcext:value-type="float">
            <text:p>0</text:p>
          </table:table-cell>
          <table:table-cell table:formula="of:=IFERROR([$Sheet2.E79]*LOG10([$Sheet2.E79]/[$Sheet2.E$2]);0)" office:value-type="float" office:value="0.137697760569095" calcext:value-type="float">
            <text:p>0.137697760569095</text:p>
          </table:table-cell>
          <table:table-cell table:formula="of:=IFERROR([$Sheet2.F79]*LOG10([$Sheet2.F79]/[$Sheet2.F$2]);0)" office:value-type="float" office:value="0" calcext:value-type="float">
            <text:p>0</text:p>
          </table:table-cell>
          <table:table-cell table:formula="of:=IFERROR([$Sheet2.G79]*LOG10([$Sheet2.G79]/[$Sheet2.G$2]);0)" office:value-type="float" office:value="-0.00381128135977063" calcext:value-type="float">
            <text:p>-0.00381128135977063</text:p>
          </table:table-cell>
          <table:table-cell table:formula="of:=IFERROR([$Sheet2.H79]*LOG10([$Sheet2.H79]/[$Sheet2.H$2]);0)" office:value-type="float" office:value="0" calcext:value-type="float">
            <text:p>0</text:p>
          </table:table-cell>
          <table:table-cell table:formula="of:=IFERROR([$Sheet2.I79]*LOG10([$Sheet2.I79]/[$Sheet2.I$2]);0)" office:value-type="float" office:value="-0.00443208183140412" calcext:value-type="float">
            <text:p>-0.00443208183140412</text:p>
          </table:table-cell>
          <table:table-cell table:formula="of:=IFERROR([$Sheet2.J79]*LOG10([$Sheet2.J79]/[$Sheet2.J$2]);0)" office:value-type="float" office:value="0" calcext:value-type="float">
            <text:p>0</text:p>
          </table:table-cell>
          <table:table-cell table:formula="of:=IFERROR([$Sheet2.K79]*LOG10([$Sheet2.K79]/[$Sheet2.K$2]);0)" office:value-type="float" office:value="0.00445943474216286" calcext:value-type="float">
            <text:p>0.00445943474216286</text:p>
          </table:table-cell>
          <table:table-cell table:formula="of:=IFERROR([$Sheet2.L79]*LOG10([$Sheet2.L79]/[$Sheet2.L$2]);0)" office:value-type="float" office:value="-0.0242059647213814" calcext:value-type="float">
            <text:p>-0.0242059647213814</text:p>
          </table:table-cell>
          <table:table-cell table:formula="of:=IFERROR([$Sheet2.M79]*LOG10([$Sheet2.M79]/[$Sheet2.M$2]);0)" office:value-type="float" office:value="-0.00602965455465798" calcext:value-type="float">
            <text:p>-0.00602965455465798</text:p>
          </table:table-cell>
          <table:table-cell table:formula="of:=IFERROR([$Sheet2.N79]*LOG10([$Sheet2.N79]/[$Sheet2.N$2]);0)" office:value-type="float" office:value="-0.00771922535746815" calcext:value-type="float">
            <text:p>-0.00771922535746815</text:p>
          </table:table-cell>
          <table:table-cell table:formula="of:=IFERROR([$Sheet2.O79]*LOG10([$Sheet2.O79]/[$Sheet2.O$2]);0)" office:value-type="float" office:value="0" calcext:value-type="float">
            <text:p>0</text:p>
          </table:table-cell>
          <table:table-cell table:formula="of:=IFERROR([$Sheet2.P79]*LOG10([$Sheet2.P79]/[$Sheet2.P$2]);0)" office:value-type="float" office:value="0" calcext:value-type="float">
            <text:p>0</text:p>
          </table:table-cell>
          <table:table-cell table:formula="of:=IFERROR([$Sheet2.Q79]*LOG10([$Sheet2.Q79]/[$Sheet2.Q$2]);0)" office:value-type="float" office:value="0" calcext:value-type="float">
            <text:p>0</text:p>
          </table:table-cell>
          <table:table-cell table:formula="of:=SUM([.B9:.Q9])" office:value-type="float" office:value="0.824720648892142" calcext:value-type="float">
            <text:p>0.824720648892142</text:p>
          </table:table-cell>
        </table:table-row>
        <table:table-row table:style-name="ro1">
          <table:table-cell table:formula="of:=[$word_counts_and_combinations.A101]" office:value-type="string" office:string-value="wave" calcext:value-type="string">
            <text:p>wave</text:p>
          </table:table-cell>
          <table:table-cell table:formula="of:=IFERROR([$Sheet2.B101]*LOG10([$Sheet2.B101]/[$Sheet2.B$2]);0)" office:value-type="float" office:value="-0.00585559648672156" calcext:value-type="float">
            <text:p>-0.00585559648672156</text:p>
          </table:table-cell>
          <table:table-cell table:formula="of:=IFERROR([$Sheet2.C101]*LOG10([$Sheet2.C101]/[$Sheet2.C$2]);0)" office:value-type="float" office:value="-0.0088859874355714" calcext:value-type="float">
            <text:p>-0.0088859874355714</text:p>
          </table:table-cell>
          <table:table-cell table:formula="of:=IFERROR([$Sheet2.D101]*LOG10([$Sheet2.D101]/[$Sheet2.D$2]);0)" office:value-type="float" office:value="-0.011871365688618" calcext:value-type="float">
            <text:p>-0.011871365688618</text:p>
          </table:table-cell>
          <table:table-cell table:formula="of:=IFERROR([$Sheet2.E101]*LOG10([$Sheet2.E101]/[$Sheet2.E$2]);0)" office:value-type="float" office:value="0" calcext:value-type="float">
            <text:p>0</text:p>
          </table:table-cell>
          <table:table-cell table:formula="of:=IFERROR([$Sheet2.F101]*LOG10([$Sheet2.F101]/[$Sheet2.F$2]);0)" office:value-type="float" office:value="-0.00128196840452769" calcext:value-type="float">
            <text:p>-0.00128196840452769</text:p>
          </table:table-cell>
          <table:table-cell table:formula="of:=IFERROR([$Sheet2.G101]*LOG10([$Sheet2.G101]/[$Sheet2.G$2]);0)" office:value-type="float" office:value="-0.00353354830068083" calcext:value-type="float">
            <text:p>-0.00353354830068083</text:p>
          </table:table-cell>
          <table:table-cell table:formula="of:=IFERROR([$Sheet2.H101]*LOG10([$Sheet2.H101]/[$Sheet2.H$2]);0)" office:value-type="float" office:value="0" calcext:value-type="float">
            <text:p>0</text:p>
          </table:table-cell>
          <table:table-cell table:formula="of:=IFERROR([$Sheet2.I101]*LOG10([$Sheet2.I101]/[$Sheet2.I$2]);0)" office:value-type="float" office:value="0" calcext:value-type="float">
            <text:p>0</text:p>
          </table:table-cell>
          <table:table-cell table:formula="of:=IFERROR([$Sheet2.J101]*LOG10([$Sheet2.J101]/[$Sheet2.J$2]);0)" office:value-type="float" office:value="-0.0255003420743619" calcext:value-type="float">
            <text:p>-0.0255003420743619</text:p>
          </table:table-cell>
          <table:table-cell table:formula="of:=IFERROR([$Sheet2.K101]*LOG10([$Sheet2.K101]/[$Sheet2.K$2]);0)" office:value-type="float" office:value="0" calcext:value-type="float">
            <text:p>0</text:p>
          </table:table-cell>
          <table:table-cell table:formula="of:=IFERROR([$Sheet2.L101]*LOG10([$Sheet2.L101]/[$Sheet2.L$2]);0)" office:value-type="float" office:value="-0.025536712302932" calcext:value-type="float">
            <text:p>-0.025536712302932</text:p>
          </table:table-cell>
          <table:table-cell table:formula="of:=IFERROR([$Sheet2.M101]*LOG10([$Sheet2.M101]/[$Sheet2.M$2]);0)" office:value-type="float" office:value="-0.0067470591246876" calcext:value-type="float">
            <text:p>-0.0067470591246876</text:p>
          </table:table-cell>
          <table:table-cell table:formula="of:=IFERROR([$Sheet2.N101]*LOG10([$Sheet2.N101]/[$Sheet2.N$2]);0)" office:value-type="float" office:value="-0.0116030084126351" calcext:value-type="float">
            <text:p>-0.0116030084126351</text:p>
          </table:table-cell>
          <table:table-cell table:formula="of:=IFERROR([$Sheet2.O101]*LOG10([$Sheet2.O101]/[$Sheet2.O$2]);0)" office:value-type="float" office:value="0.835864470900729" calcext:value-type="float">
            <text:p>0.835864470900729</text:p>
          </table:table-cell>
          <table:table-cell table:formula="of:=IFERROR([$Sheet2.P101]*LOG10([$Sheet2.P101]/[$Sheet2.P$2]);0)" office:value-type="float" office:value="0" calcext:value-type="float">
            <text:p>0</text:p>
          </table:table-cell>
          <table:table-cell table:formula="of:=IFERROR([$Sheet2.Q101]*LOG10([$Sheet2.Q101]/[$Sheet2.Q$2]);0)" office:value-type="float" office:value="0" calcext:value-type="float">
            <text:p>0</text:p>
          </table:table-cell>
          <table:table-cell table:formula="of:=SUM([.B10:.Q10])" office:value-type="float" office:value="0.735048882669993" calcext:value-type="float">
            <text:p>0.735048882669993</text:p>
          </table:table-cell>
        </table:table-row>
        <table:table-row table:style-name="ro1">
          <table:table-cell table:formula="of:=[$word_counts_and_combinations.A24]" office:value-type="string" office:string-value="stage" calcext:value-type="string">
            <text:p>stage</text:p>
          </table:table-cell>
          <table:table-cell table:formula="of:=IFERROR([$Sheet2.B24]*LOG10([$Sheet2.B24]/[$Sheet2.B$2]);0)" office:value-type="float" office:value="-0.00808562456617466" calcext:value-type="float">
            <text:p>-0.00808562456617466</text:p>
          </table:table-cell>
          <table:table-cell table:formula="of:=IFERROR([$Sheet2.C24]*LOG10([$Sheet2.C24]/[$Sheet2.C$2]);0)" office:value-type="float" office:value="0" calcext:value-type="float">
            <text:p>0</text:p>
          </table:table-cell>
          <table:table-cell table:formula="of:=IFERROR([$Sheet2.D24]*LOG10([$Sheet2.D24]/[$Sheet2.D$2]);0)" office:value-type="float" office:value="0.686830171303532" calcext:value-type="float">
            <text:p>0.686830171303532</text:p>
          </table:table-cell>
          <table:table-cell table:formula="of:=IFERROR([$Sheet2.E24]*LOG10([$Sheet2.E24]/[$Sheet2.E$2]);0)" office:value-type="float" office:value="-0.0027154632364632" calcext:value-type="float">
            <text:p>-0.0027154632364632</text:p>
          </table:table-cell>
          <table:table-cell table:formula="of:=IFERROR([$Sheet2.F24]*LOG10([$Sheet2.F24]/[$Sheet2.F$2]);0)" office:value-type="float" office:value="0" calcext:value-type="float">
            <text:p>0</text:p>
          </table:table-cell>
          <table:table-cell table:formula="of:=IFERROR([$Sheet2.G24]*LOG10([$Sheet2.G24]/[$Sheet2.G$2]);0)" office:value-type="float" office:value="-0.00309847801737569" calcext:value-type="float">
            <text:p>-0.00309847801737569</text:p>
          </table:table-cell>
          <table:table-cell table:formula="of:=IFERROR([$Sheet2.H24]*LOG10([$Sheet2.H24]/[$Sheet2.H$2]);0)" office:value-type="float" office:value="-0.00421852979408581" calcext:value-type="float">
            <text:p>-0.00421852979408581</text:p>
          </table:table-cell>
          <table:table-cell table:formula="of:=IFERROR([$Sheet2.I24]*LOG10([$Sheet2.I24]/[$Sheet2.I$2]);0)" office:value-type="float" office:value="0" calcext:value-type="float">
            <text:p>0</text:p>
          </table:table-cell>
          <table:table-cell table:formula="of:=IFERROR([$Sheet2.J24]*LOG10([$Sheet2.J24]/[$Sheet2.J$2]);0)" office:value-type="float" office:value="0.0165705171829034" calcext:value-type="float">
            <text:p>0.0165705171829034</text:p>
          </table:table-cell>
          <table:table-cell table:formula="of:=IFERROR([$Sheet2.K24]*LOG10([$Sheet2.K24]/[$Sheet2.K$2]);0)" office:value-type="float" office:value="0" calcext:value-type="float">
            <text:p>0</text:p>
          </table:table-cell>
          <table:table-cell table:formula="of:=IFERROR([$Sheet2.L24]*LOG10([$Sheet2.L24]/[$Sheet2.L$2]);0)" office:value-type="float" office:value="-0.0114866256619713" calcext:value-type="float">
            <text:p>-0.0114866256619713</text:p>
          </table:table-cell>
          <table:table-cell table:formula="of:=IFERROR([$Sheet2.M24]*LOG10([$Sheet2.M24]/[$Sheet2.M$2]);0)" office:value-type="float" office:value="-0.0040971885590578" calcext:value-type="float">
            <text:p>-0.0040971885590578</text:p>
          </table:table-cell>
          <table:table-cell table:formula="of:=IFERROR([$Sheet2.N24]*LOG10([$Sheet2.N24]/[$Sheet2.N$2]);0)" office:value-type="float" office:value="0" calcext:value-type="float">
            <text:p>0</text:p>
          </table:table-cell>
          <table:table-cell table:formula="of:=IFERROR([$Sheet2.O24]*LOG10([$Sheet2.O24]/[$Sheet2.O$2]);0)" office:value-type="float" office:value="0" calcext:value-type="float">
            <text:p>0</text:p>
          </table:table-cell>
          <table:table-cell table:formula="of:=IFERROR([$Sheet2.P24]*LOG10([$Sheet2.P24]/[$Sheet2.P$2]);0)" office:value-type="float" office:value="-0.00337739468567969" calcext:value-type="float">
            <text:p>-0.00337739468567969</text:p>
          </table:table-cell>
          <table:table-cell table:formula="of:=IFERROR([$Sheet2.Q24]*LOG10([$Sheet2.Q24]/[$Sheet2.Q$2]);0)" office:value-type="float" office:value="0" calcext:value-type="float">
            <text:p>0</text:p>
          </table:table-cell>
          <table:table-cell table:formula="of:=SUM([.B11:.Q11])" office:value-type="float" office:value="0.666321383965627" calcext:value-type="float">
            <text:p>0.666321383965627</text:p>
          </table:table-cell>
        </table:table-row>
        <table:table-row table:style-name="ro1">
          <table:table-cell table:formula="of:=[$word_counts_and_combinations.A74]" office:value-type="string" office:string-value="lake" calcext:value-type="string">
            <text:p>lake</text:p>
          </table:table-cell>
          <table:table-cell table:formula="of:=IFERROR([$Sheet2.B74]*LOG10([$Sheet2.B74]/[$Sheet2.B$2]);0)" office:value-type="float" office:value="0" calcext:value-type="float">
            <text:p>0</text:p>
          </table:table-cell>
          <table:table-cell table:formula="of:=IFERROR([$Sheet2.C74]*LOG10([$Sheet2.C74]/[$Sheet2.C$2]);0)" office:value-type="float" office:value="0" calcext:value-type="float">
            <text:p>0</text:p>
          </table:table-cell>
          <table:table-cell table:formula="of:=IFERROR([$Sheet2.D74]*LOG10([$Sheet2.D74]/[$Sheet2.D$2]);0)" office:value-type="float" office:value="0" calcext:value-type="float">
            <text:p>0</text:p>
          </table:table-cell>
          <table:table-cell table:formula="of:=IFERROR([$Sheet2.E74]*LOG10([$Sheet2.E74]/[$Sheet2.E$2]);0)" office:value-type="float" office:value="0" calcext:value-type="float">
            <text:p>0</text:p>
          </table:table-cell>
          <table:table-cell table:formula="of:=IFERROR([$Sheet2.F74]*LOG10([$Sheet2.F74]/[$Sheet2.F$2]);0)" office:value-type="float" office:value="0" calcext:value-type="float">
            <text:p>0</text:p>
          </table:table-cell>
          <table:table-cell table:formula="of:=IFERROR([$Sheet2.G74]*LOG10([$Sheet2.G74]/[$Sheet2.G$2]);0)" office:value-type="float" office:value="0" calcext:value-type="float">
            <text:p>0</text:p>
          </table:table-cell>
          <table:table-cell table:formula="of:=IFERROR([$Sheet2.H74]*LOG10([$Sheet2.H74]/[$Sheet2.H$2]);0)" office:value-type="float" office:value="0" calcext:value-type="float">
            <text:p>0</text:p>
          </table:table-cell>
          <table:table-cell table:formula="of:=IFERROR([$Sheet2.I74]*LOG10([$Sheet2.I74]/[$Sheet2.I$2]);0)" office:value-type="float" office:value="0" calcext:value-type="float">
            <text:p>0</text:p>
          </table:table-cell>
          <table:table-cell table:formula="of:=IFERROR([$Sheet2.J74]*LOG10([$Sheet2.J74]/[$Sheet2.J$2]);0)" office:value-type="float" office:value="-0.015638761216279" calcext:value-type="float">
            <text:p>-0.015638761216279</text:p>
          </table:table-cell>
          <table:table-cell table:formula="of:=IFERROR([$Sheet2.K74]*LOG10([$Sheet2.K74]/[$Sheet2.K$2]);0)" office:value-type="float" office:value="0" calcext:value-type="float">
            <text:p>0</text:p>
          </table:table-cell>
          <table:table-cell table:formula="of:=IFERROR([$Sheet2.L74]*LOG10([$Sheet2.L74]/[$Sheet2.L$2]);0)" office:value-type="float" office:value="-0.0118696328905252" calcext:value-type="float">
            <text:p>-0.0118696328905252</text:p>
          </table:table-cell>
          <table:table-cell table:formula="of:=IFERROR([$Sheet2.M74]*LOG10([$Sheet2.M74]/[$Sheet2.M$2]);0)" office:value-type="float" office:value="-0.00607126335505132" calcext:value-type="float">
            <text:p>-0.00607126335505132</text:p>
          </table:table-cell>
          <table:table-cell table:formula="of:=IFERROR([$Sheet2.N74]*LOG10([$Sheet2.N74]/[$Sheet2.N$2]);0)" office:value-type="float" office:value="0.00772643739710002" calcext:value-type="float">
            <text:p>0.00772643739710002</text:p>
          </table:table-cell>
          <table:table-cell table:formula="of:=IFERROR([$Sheet2.O74]*LOG10([$Sheet2.O74]/[$Sheet2.O$2]);0)" office:value-type="float" office:value="0.677126717170425" calcext:value-type="float">
            <text:p>0.677126717170425</text:p>
          </table:table-cell>
          <table:table-cell table:formula="of:=IFERROR([$Sheet2.P74]*LOG10([$Sheet2.P74]/[$Sheet2.P$2]);0)" office:value-type="float" office:value="0.0142669345346183" calcext:value-type="float">
            <text:p>0.0142669345346183</text:p>
          </table:table-cell>
          <table:table-cell table:formula="of:=IFERROR([$Sheet2.Q74]*LOG10([$Sheet2.Q74]/[$Sheet2.Q$2]);0)" office:value-type="float" office:value="0" calcext:value-type="float">
            <text:p>0</text:p>
          </table:table-cell>
          <table:table-cell table:formula="of:=SUM([.B12:.Q12])" office:value-type="float" office:value="0.665540431640288" calcext:value-type="float">
            <text:p>0.665540431640288</text:p>
          </table:table-cell>
        </table:table-row>
        <table:table-row table:style-name="ro1">
          <table:table-cell table:formula="of:=[$word_counts_and_combinations.A52]" office:value-type="string" office:string-value="basketball" calcext:value-type="string">
            <text:p>basketball</text:p>
          </table:table-cell>
          <table:table-cell table:formula="of:=IFERROR([$Sheet2.B52]*LOG10([$Sheet2.B52]/[$Sheet2.B$2]);0)" office:value-type="float" office:value="0" calcext:value-type="float">
            <text:p>0</text:p>
          </table:table-cell>
          <table:table-cell table:formula="of:=IFERROR([$Sheet2.C52]*LOG10([$Sheet2.C52]/[$Sheet2.C$2]);0)" office:value-type="float" office:value="0" calcext:value-type="float">
            <text:p>0</text:p>
          </table:table-cell>
          <table:table-cell table:formula="of:=IFERROR([$Sheet2.D52]*LOG10([$Sheet2.D52]/[$Sheet2.D$2]);0)" office:value-type="float" office:value="0.631597250031503" calcext:value-type="float">
            <text:p>0.631597250031503</text:p>
          </table:table-cell>
          <table:table-cell table:formula="of:=IFERROR([$Sheet2.E52]*LOG10([$Sheet2.E52]/[$Sheet2.E$2]);0)" office:value-type="float" office:value="0" calcext:value-type="float">
            <text:p>0</text:p>
          </table:table-cell>
          <table:table-cell table:formula="of:=IFERROR([$Sheet2.F52]*LOG10([$Sheet2.F52]/[$Sheet2.F$2]);0)" office:value-type="float" office:value="0" calcext:value-type="float">
            <text:p>0</text:p>
          </table:table-cell>
          <table:table-cell table:formula="of:=IFERROR([$Sheet2.G52]*LOG10([$Sheet2.G52]/[$Sheet2.G$2]);0)" office:value-type="float" office:value="0" calcext:value-type="float">
            <text:p>0</text:p>
          </table:table-cell>
          <table:table-cell table:formula="of:=IFERROR([$Sheet2.H52]*LOG10([$Sheet2.H52]/[$Sheet2.H$2]);0)" office:value-type="float" office:value="0" calcext:value-type="float">
            <text:p>0</text:p>
          </table:table-cell>
          <table:table-cell table:formula="of:=IFERROR([$Sheet2.I52]*LOG10([$Sheet2.I52]/[$Sheet2.I$2]);0)" office:value-type="float" office:value="-0.00487550693886235" calcext:value-type="float">
            <text:p>-0.00487550693886235</text:p>
          </table:table-cell>
          <table:table-cell table:formula="of:=IFERROR([$Sheet2.J52]*LOG10([$Sheet2.J52]/[$Sheet2.J$2]);0)" office:value-type="float" office:value="0.0630386200091006" calcext:value-type="float">
            <text:p>0.0630386200091006</text:p>
          </table:table-cell>
          <table:table-cell table:formula="of:=IFERROR([$Sheet2.K52]*LOG10([$Sheet2.K52]/[$Sheet2.K$2]);0)" office:value-type="float" office:value="0" calcext:value-type="float">
            <text:p>0</text:p>
          </table:table-cell>
          <table:table-cell table:formula="of:=IFERROR([$Sheet2.L52]*LOG10([$Sheet2.L52]/[$Sheet2.L$2]);0)" office:value-type="float" office:value="-0.0296408098353005" calcext:value-type="float">
            <text:p>-0.0296408098353005</text:p>
          </table:table-cell>
          <table:table-cell table:formula="of:=IFERROR([$Sheet2.M52]*LOG10([$Sheet2.M52]/[$Sheet2.M$2]);0)" office:value-type="float" office:value="0" calcext:value-type="float">
            <text:p>0</text:p>
          </table:table-cell>
          <table:table-cell table:formula="of:=IFERROR([$Sheet2.N52]*LOG10([$Sheet2.N52]/[$Sheet2.N$2]);0)" office:value-type="float" office:value="0" calcext:value-type="float">
            <text:p>0</text:p>
          </table:table-cell>
          <table:table-cell table:formula="of:=IFERROR([$Sheet2.O52]*LOG10([$Sheet2.O52]/[$Sheet2.O$2]);0)" office:value-type="float" office:value="0" calcext:value-type="float">
            <text:p>0</text:p>
          </table:table-cell>
          <table:table-cell table:formula="of:=IFERROR([$Sheet2.P52]*LOG10([$Sheet2.P52]/[$Sheet2.P$2]);0)" office:value-type="float" office:value="0" calcext:value-type="float">
            <text:p>0</text:p>
          </table:table-cell>
          <table:table-cell table:formula="of:=IFERROR([$Sheet2.Q52]*LOG10([$Sheet2.Q52]/[$Sheet2.Q$2]);0)" office:value-type="float" office:value="0" calcext:value-type="float">
            <text:p>0</text:p>
          </table:table-cell>
          <table:table-cell table:formula="of:=SUM([.B13:.Q13])" office:value-type="float" office:value="0.660119553266441" calcext:value-type="float">
            <text:p>0.660119553266441</text:p>
          </table:table-cell>
        </table:table-row>
        <table:table-row table:style-name="ro1">
          <table:table-cell table:formula="of:=[$word_counts_and_combinations.A34]" office:value-type="string" office:string-value="boat" calcext:value-type="string">
            <text:p>boat</text:p>
          </table:table-cell>
          <table:table-cell table:formula="of:=IFERROR([$Sheet2.B34]*LOG10([$Sheet2.B34]/[$Sheet2.B$2]);0)" office:value-type="float" office:value="0" calcext:value-type="float">
            <text:p>0</text:p>
          </table:table-cell>
          <table:table-cell table:formula="of:=IFERROR([$Sheet2.C34]*LOG10([$Sheet2.C34]/[$Sheet2.C$2]);0)" office:value-type="float" office:value="0" calcext:value-type="float">
            <text:p>0</text:p>
          </table:table-cell>
          <table:table-cell table:formula="of:=IFERROR([$Sheet2.D34]*LOG10([$Sheet2.D34]/[$Sheet2.D$2]);0)" office:value-type="float" office:value="0" calcext:value-type="float">
            <text:p>0</text:p>
          </table:table-cell>
          <table:table-cell table:formula="of:=IFERROR([$Sheet2.E34]*LOG10([$Sheet2.E34]/[$Sheet2.E$2]);0)" office:value-type="float" office:value="0" calcext:value-type="float">
            <text:p>0</text:p>
          </table:table-cell>
          <table:table-cell table:formula="of:=IFERROR([$Sheet2.F34]*LOG10([$Sheet2.F34]/[$Sheet2.F$2]);0)" office:value-type="float" office:value="-0.00239829618119788" calcext:value-type="float">
            <text:p>-0.00239829618119788</text:p>
          </table:table-cell>
          <table:table-cell table:formula="of:=IFERROR([$Sheet2.G34]*LOG10([$Sheet2.G34]/[$Sheet2.G$2]);0)" office:value-type="float" office:value="-0.00310135867841566" calcext:value-type="float">
            <text:p>-0.00310135867841566</text:p>
          </table:table-cell>
          <table:table-cell table:formula="of:=IFERROR([$Sheet2.H34]*LOG10([$Sheet2.H34]/[$Sheet2.H$2]);0)" office:value-type="float" office:value="0.000105119658380369" calcext:value-type="float">
            <text:p>0.000105119658380369</text:p>
          </table:table-cell>
          <table:table-cell table:formula="of:=IFERROR([$Sheet2.I34]*LOG10([$Sheet2.I34]/[$Sheet2.I$2]);0)" office:value-type="float" office:value="-0.00512619167220297" calcext:value-type="float">
            <text:p>-0.00512619167220297</text:p>
          </table:table-cell>
          <table:table-cell table:formula="of:=IFERROR([$Sheet2.J34]*LOG10([$Sheet2.J34]/[$Sheet2.J$2]);0)" office:value-type="float" office:value="-0.0200867045106039" calcext:value-type="float">
            <text:p>-0.0200867045106039</text:p>
          </table:table-cell>
          <table:table-cell table:formula="of:=IFERROR([$Sheet2.K34]*LOG10([$Sheet2.K34]/[$Sheet2.K$2]);0)" office:value-type="float" office:value="0" calcext:value-type="float">
            <text:p>0</text:p>
          </table:table-cell>
          <table:table-cell table:formula="of:=IFERROR([$Sheet2.L34]*LOG10([$Sheet2.L34]/[$Sheet2.L$2]);0)" office:value-type="float" office:value="-0.0277210417879265" calcext:value-type="float">
            <text:p>-0.0277210417879265</text:p>
          </table:table-cell>
          <table:table-cell table:formula="of:=IFERROR([$Sheet2.M34]*LOG10([$Sheet2.M34]/[$Sheet2.M$2]);0)" office:value-type="float" office:value="0" calcext:value-type="float">
            <text:p>0</text:p>
          </table:table-cell>
          <table:table-cell table:formula="of:=IFERROR([$Sheet2.N34]*LOG10([$Sheet2.N34]/[$Sheet2.N$2]);0)" office:value-type="float" office:value="-0.00510939314363573" calcext:value-type="float">
            <text:p>-0.00510939314363573</text:p>
          </table:table-cell>
          <table:table-cell table:formula="of:=IFERROR([$Sheet2.O34]*LOG10([$Sheet2.O34]/[$Sheet2.O$2]);0)" office:value-type="float" office:value="0.710919184061028" calcext:value-type="float">
            <text:p>0.710919184061028</text:p>
          </table:table-cell>
          <table:table-cell table:formula="of:=IFERROR([$Sheet2.P34]*LOG10([$Sheet2.P34]/[$Sheet2.P$2]);0)" office:value-type="float" office:value="0" calcext:value-type="float">
            <text:p>0</text:p>
          </table:table-cell>
          <table:table-cell table:formula="of:=IFERROR([$Sheet2.Q34]*LOG10([$Sheet2.Q34]/[$Sheet2.Q$2]);0)" office:value-type="float" office:value="0" calcext:value-type="float">
            <text:p>0</text:p>
          </table:table-cell>
          <table:table-cell table:formula="of:=SUM([.B14:.Q14])" office:value-type="float" office:value="0.647481317745425" calcext:value-type="float">
            <text:p>0.647481317745425</text:p>
          </table:table-cell>
        </table:table-row>
        <table:table-row table:style-name="ro1">
          <table:table-cell table:formula="of:=[$word_counts_and_combinations.A39]" office:value-type="string" office:string-value="football" calcext:value-type="string">
            <text:p>football</text:p>
          </table:table-cell>
          <table:table-cell table:formula="of:=IFERROR([$Sheet2.B39]*LOG10([$Sheet2.B39]/[$Sheet2.B$2]);0)" office:value-type="float" office:value="0" calcext:value-type="float">
            <text:p>0</text:p>
          </table:table-cell>
          <table:table-cell table:formula="of:=IFERROR([$Sheet2.C39]*LOG10([$Sheet2.C39]/[$Sheet2.C$2]);0)" office:value-type="float" office:value="0" calcext:value-type="float">
            <text:p>0</text:p>
          </table:table-cell>
          <table:table-cell table:formula="of:=IFERROR([$Sheet2.D39]*LOG10([$Sheet2.D39]/[$Sheet2.D$2]);0)" office:value-type="float" office:value="-0.00639429019423552" calcext:value-type="float">
            <text:p>-0.00639429019423552</text:p>
          </table:table-cell>
          <table:table-cell table:formula="of:=IFERROR([$Sheet2.E39]*LOG10([$Sheet2.E39]/[$Sheet2.E$2]);0)" office:value-type="float" office:value="0" calcext:value-type="float">
            <text:p>0</text:p>
          </table:table-cell>
          <table:table-cell table:formula="of:=IFERROR([$Sheet2.F39]*LOG10([$Sheet2.F39]/[$Sheet2.F$2]);0)" office:value-type="float" office:value="0" calcext:value-type="float">
            <text:p>0</text:p>
          </table:table-cell>
          <table:table-cell table:formula="of:=IFERROR([$Sheet2.G39]*LOG10([$Sheet2.G39]/[$Sheet2.G$2]);0)" office:value-type="float" office:value="0" calcext:value-type="float">
            <text:p>0</text:p>
          </table:table-cell>
          <table:table-cell table:formula="of:=IFERROR([$Sheet2.H39]*LOG10([$Sheet2.H39]/[$Sheet2.H$2]);0)" office:value-type="float" office:value="0" calcext:value-type="float">
            <text:p>0</text:p>
          </table:table-cell>
          <table:table-cell table:formula="of:=IFERROR([$Sheet2.I39]*LOG10([$Sheet2.I39]/[$Sheet2.I$2]);0)" office:value-type="float" office:value="0" calcext:value-type="float">
            <text:p>0</text:p>
          </table:table-cell>
          <table:table-cell table:formula="of:=IFERROR([$Sheet2.J39]*LOG10([$Sheet2.J39]/[$Sheet2.J$2]);0)" office:value-type="float" office:value="0.660282343962587" calcext:value-type="float">
            <text:p>0.660282343962587</text:p>
          </table:table-cell>
          <table:table-cell table:formula="of:=IFERROR([$Sheet2.K39]*LOG10([$Sheet2.K39]/[$Sheet2.K$2]);0)" office:value-type="float" office:value="0" calcext:value-type="float">
            <text:p>0</text:p>
          </table:table-cell>
          <table:table-cell table:formula="of:=IFERROR([$Sheet2.L39]*LOG10([$Sheet2.L39]/[$Sheet2.L$2]);0)" office:value-type="float" office:value="0" calcext:value-type="float">
            <text:p>0</text:p>
          </table:table-cell>
          <table:table-cell table:formula="of:=IFERROR([$Sheet2.M39]*LOG10([$Sheet2.M39]/[$Sheet2.M$2]);0)" office:value-type="float" office:value="0" calcext:value-type="float">
            <text:p>0</text:p>
          </table:table-cell>
          <table:table-cell table:formula="of:=IFERROR([$Sheet2.N39]*LOG10([$Sheet2.N39]/[$Sheet2.N$2]);0)" office:value-type="float" office:value="-0.00822128198621416" calcext:value-type="float">
            <text:p>-0.00822128198621416</text:p>
          </table:table-cell>
          <table:table-cell table:formula="of:=IFERROR([$Sheet2.O39]*LOG10([$Sheet2.O39]/[$Sheet2.O$2]);0)" office:value-type="float" office:value="-0.0120908767247648" calcext:value-type="float">
            <text:p>-0.0120908767247648</text:p>
          </table:table-cell>
          <table:table-cell table:formula="of:=IFERROR([$Sheet2.P39]*LOG10([$Sheet2.P39]/[$Sheet2.P$2]);0)" office:value-type="float" office:value="0" calcext:value-type="float">
            <text:p>0</text:p>
          </table:table-cell>
          <table:table-cell table:formula="of:=IFERROR([$Sheet2.Q39]*LOG10([$Sheet2.Q39]/[$Sheet2.Q$2]);0)" office:value-type="float" office:value="0" calcext:value-type="float">
            <text:p>0</text:p>
          </table:table-cell>
          <table:table-cell table:formula="of:=SUM([.B15:.Q15])" office:value-type="float" office:value="0.633575895057373" calcext:value-type="float">
            <text:p>0.633575895057373</text:p>
          </table:table-cell>
        </table:table-row>
        <table:table-row table:style-name="ro1">
          <table:table-cell table:formula="of:=[$word_counts_and_combinations.A15]" office:value-type="string" office:string-value="snow" calcext:value-type="string">
            <text:p>snow</text:p>
          </table:table-cell>
          <table:table-cell table:formula="of:=IFERROR([$Sheet2.B15]*LOG10([$Sheet2.B15]/[$Sheet2.B$2]);0)" office:value-type="float" office:value="0" calcext:value-type="float">
            <text:p>0</text:p>
          </table:table-cell>
          <table:table-cell table:formula="of:=IFERROR([$Sheet2.C15]*LOG10([$Sheet2.C15]/[$Sheet2.C$2]);0)" office:value-type="float" office:value="-0.00246320384023325" calcext:value-type="float">
            <text:p>-0.00246320384023325</text:p>
          </table:table-cell>
          <table:table-cell table:formula="of:=IFERROR([$Sheet2.D15]*LOG10([$Sheet2.D15]/[$Sheet2.D$2]);0)" office:value-type="float" office:value="0" calcext:value-type="float">
            <text:p>0</text:p>
          </table:table-cell>
          <table:table-cell table:formula="of:=IFERROR([$Sheet2.E15]*LOG10([$Sheet2.E15]/[$Sheet2.E$2]);0)" office:value-type="float" office:value="0" calcext:value-type="float">
            <text:p>0</text:p>
          </table:table-cell>
          <table:table-cell table:formula="of:=IFERROR([$Sheet2.F15]*LOG10([$Sheet2.F15]/[$Sheet2.F$2]);0)" office:value-type="float" office:value="0" calcext:value-type="float">
            <text:p>0</text:p>
          </table:table-cell>
          <table:table-cell table:formula="of:=IFERROR([$Sheet2.G15]*LOG10([$Sheet2.G15]/[$Sheet2.G$2]);0)" office:value-type="float" office:value="0" calcext:value-type="float">
            <text:p>0</text:p>
          </table:table-cell>
          <table:table-cell table:formula="of:=IFERROR([$Sheet2.H15]*LOG10([$Sheet2.H15]/[$Sheet2.H$2]);0)" office:value-type="float" office:value="0" calcext:value-type="float">
            <text:p>0</text:p>
          </table:table-cell>
          <table:table-cell table:formula="of:=IFERROR([$Sheet2.I15]*LOG10([$Sheet2.I15]/[$Sheet2.I$2]);0)" office:value-type="float" office:value="0.0138354959004723" calcext:value-type="float">
            <text:p>0.0138354959004723</text:p>
          </table:table-cell>
          <table:table-cell table:formula="of:=IFERROR([$Sheet2.J15]*LOG10([$Sheet2.J15]/[$Sheet2.J$2]);0)" office:value-type="float" office:value="-0.025464903383566" calcext:value-type="float">
            <text:p>-0.025464903383566</text:p>
          </table:table-cell>
          <table:table-cell table:formula="of:=IFERROR([$Sheet2.K15]*LOG10([$Sheet2.K15]/[$Sheet2.K$2]);0)" office:value-type="float" office:value="0" calcext:value-type="float">
            <text:p>0</text:p>
          </table:table-cell>
          <table:table-cell table:formula="of:=IFERROR([$Sheet2.L15]*LOG10([$Sheet2.L15]/[$Sheet2.L$2]);0)" office:value-type="float" office:value="-0.0412640355948053" calcext:value-type="float">
            <text:p>-0.0412640355948053</text:p>
          </table:table-cell>
          <table:table-cell table:formula="of:=IFERROR([$Sheet2.M15]*LOG10([$Sheet2.M15]/[$Sheet2.M$2]);0)" office:value-type="float" office:value="-0.00599261874094606" calcext:value-type="float">
            <text:p>-0.00599261874094606</text:p>
          </table:table-cell>
          <table:table-cell table:formula="of:=IFERROR([$Sheet2.N15]*LOG10([$Sheet2.N15]/[$Sheet2.N$2]);0)" office:value-type="float" office:value="0.0812696839660134" calcext:value-type="float">
            <text:p>0.0812696839660134</text:p>
          </table:table-cell>
          <table:table-cell table:formula="of:=IFERROR([$Sheet2.O15]*LOG10([$Sheet2.O15]/[$Sheet2.O$2]);0)" office:value-type="float" office:value="-0.0121548642807947" calcext:value-type="float">
            <text:p>-0.0121548642807947</text:p>
          </table:table-cell>
          <table:table-cell table:formula="of:=IFERROR([$Sheet2.P15]*LOG10([$Sheet2.P15]/[$Sheet2.P$2]);0)" office:value-type="float" office:value="0.518196074196273" calcext:value-type="float">
            <text:p>0.518196074196273</text:p>
          </table:table-cell>
          <table:table-cell table:formula="of:=IFERROR([$Sheet2.Q15]*LOG10([$Sheet2.Q15]/[$Sheet2.Q$2]);0)" office:value-type="float" office:value="0.0884247931147118" calcext:value-type="float">
            <text:p>0.0884247931147118</text:p>
          </table:table-cell>
          <table:table-cell table:formula="of:=SUM([.B16:.Q16])" office:value-type="float" office:value="0.614386421337125" calcext:value-type="float">
            <text:p>0.614386421337125</text:p>
          </table:table-cell>
        </table:table-row>
        <table:table-row table:style-name="ro1">
          <table:table-cell table:formula="of:=[$word_counts_and_combinations.A76]" office:value-type="string" office:string-value="hill" calcext:value-type="string">
            <text:p>hill</text:p>
          </table:table-cell>
          <table:table-cell table:formula="of:=IFERROR([$Sheet2.B76]*LOG10([$Sheet2.B76]/[$Sheet2.B$2]);0)" office:value-type="float" office:value="0" calcext:value-type="float">
            <text:p>0</text:p>
          </table:table-cell>
          <table:table-cell table:formula="of:=IFERROR([$Sheet2.C76]*LOG10([$Sheet2.C76]/[$Sheet2.C$2]);0)" office:value-type="float" office:value="0" calcext:value-type="float">
            <text:p>0</text:p>
          </table:table-cell>
          <table:table-cell table:formula="of:=IFERROR([$Sheet2.D76]*LOG10([$Sheet2.D76]/[$Sheet2.D$2]);0)" office:value-type="float" office:value="0" calcext:value-type="float">
            <text:p>0</text:p>
          </table:table-cell>
          <table:table-cell table:formula="of:=IFERROR([$Sheet2.E76]*LOG10([$Sheet2.E76]/[$Sheet2.E$2]);0)" office:value-type="float" office:value="0" calcext:value-type="float">
            <text:p>0</text:p>
          </table:table-cell>
          <table:table-cell table:formula="of:=IFERROR([$Sheet2.F76]*LOG10([$Sheet2.F76]/[$Sheet2.F$2]);0)" office:value-type="float" office:value="0" calcext:value-type="float">
            <text:p>0</text:p>
          </table:table-cell>
          <table:table-cell table:formula="of:=IFERROR([$Sheet2.G76]*LOG10([$Sheet2.G76]/[$Sheet2.G$2]);0)" office:value-type="float" office:value="0" calcext:value-type="float">
            <text:p>0</text:p>
          </table:table-cell>
          <table:table-cell table:formula="of:=IFERROR([$Sheet2.H76]*LOG10([$Sheet2.H76]/[$Sheet2.H$2]);0)" office:value-type="float" office:value="0" calcext:value-type="float">
            <text:p>0</text:p>
          </table:table-cell>
          <table:table-cell table:formula="of:=IFERROR([$Sheet2.I76]*LOG10([$Sheet2.I76]/[$Sheet2.I$2]);0)" office:value-type="float" office:value="-0.00422036037197862" calcext:value-type="float">
            <text:p>-0.00422036037197862</text:p>
          </table:table-cell>
          <table:table-cell table:formula="of:=IFERROR([$Sheet2.J76]*LOG10([$Sheet2.J76]/[$Sheet2.J$2]);0)" office:value-type="float" office:value="-0.0253550093158286" calcext:value-type="float">
            <text:p>-0.0253550093158286</text:p>
          </table:table-cell>
          <table:table-cell table:formula="of:=IFERROR([$Sheet2.K76]*LOG10([$Sheet2.K76]/[$Sheet2.K$2]);0)" office:value-type="float" office:value="0" calcext:value-type="float">
            <text:p>0</text:p>
          </table:table-cell>
          <table:table-cell table:formula="of:=IFERROR([$Sheet2.L76]*LOG10([$Sheet2.L76]/[$Sheet2.L$2]);0)" office:value-type="float" office:value="-0.0404309545488598" calcext:value-type="float">
            <text:p>-0.0404309545488598</text:p>
          </table:table-cell>
          <table:table-cell table:formula="of:=IFERROR([$Sheet2.M76]*LOG10([$Sheet2.M76]/[$Sheet2.M$2]);0)" office:value-type="float" office:value="-0.004737119741195" calcext:value-type="float">
            <text:p>-0.004737119741195</text:p>
          </table:table-cell>
          <table:table-cell table:formula="of:=IFERROR([$Sheet2.N76]*LOG10([$Sheet2.N76]/[$Sheet2.N$2]);0)" office:value-type="float" office:value="0.087186352574612" calcext:value-type="float">
            <text:p>0.087186352574612</text:p>
          </table:table-cell>
          <table:table-cell table:formula="of:=IFERROR([$Sheet2.O76]*LOG10([$Sheet2.O76]/[$Sheet2.O$2]);0)" office:value-type="float" office:value="0.00307780812509734" calcext:value-type="float">
            <text:p>0.00307780812509734</text:p>
          </table:table-cell>
          <table:table-cell table:formula="of:=IFERROR([$Sheet2.P76]*LOG10([$Sheet2.P76]/[$Sheet2.P$2]);0)" office:value-type="float" office:value="0.559900168273259" calcext:value-type="float">
            <text:p>0.559900168273259</text:p>
          </table:table-cell>
          <table:table-cell table:formula="of:=IFERROR([$Sheet2.Q76]*LOG10([$Sheet2.Q76]/[$Sheet2.Q$2]);0)" office:value-type="float" office:value="0.0373726137696724" calcext:value-type="float">
            <text:p>0.0373726137696724</text:p>
          </table:table-cell>
          <table:table-cell table:formula="of:=SUM([.B17:.Q17])" office:value-type="float" office:value="0.612793498764778" calcext:value-type="float">
            <text:p>0.612793498764778</text:p>
          </table:table-cell>
        </table:table-row>
        <table:table-row table:style-name="ro1">
          <table:table-cell table:formula="of:=[$word_counts_and_combinations.A82]" office:value-type="string" office:string-value="grassy" calcext:value-type="string">
            <text:p>grassy</text:p>
          </table:table-cell>
          <table:table-cell table:formula="of:=IFERROR([$Sheet2.B82]*LOG10([$Sheet2.B82]/[$Sheet2.B$2]);0)" office:value-type="float" office:value="0" calcext:value-type="float">
            <text:p>0</text:p>
          </table:table-cell>
          <table:table-cell table:formula="of:=IFERROR([$Sheet2.C82]*LOG10([$Sheet2.C82]/[$Sheet2.C$2]);0)" office:value-type="float" office:value="0" calcext:value-type="float">
            <text:p>0</text:p>
          </table:table-cell>
          <table:table-cell table:formula="of:=IFERROR([$Sheet2.D82]*LOG10([$Sheet2.D82]/[$Sheet2.D$2]);0)" office:value-type="float" office:value="0" calcext:value-type="float">
            <text:p>0</text:p>
          </table:table-cell>
          <table:table-cell table:formula="of:=IFERROR([$Sheet2.E82]*LOG10([$Sheet2.E82]/[$Sheet2.E$2]);0)" office:value-type="float" office:value="0" calcext:value-type="float">
            <text:p>0</text:p>
          </table:table-cell>
          <table:table-cell table:formula="of:=IFERROR([$Sheet2.F82]*LOG10([$Sheet2.F82]/[$Sheet2.F$2]);0)" office:value-type="float" office:value="0" calcext:value-type="float">
            <text:p>0</text:p>
          </table:table-cell>
          <table:table-cell table:formula="of:=IFERROR([$Sheet2.G82]*LOG10([$Sheet2.G82]/[$Sheet2.G$2]);0)" office:value-type="float" office:value="0" calcext:value-type="float">
            <text:p>0</text:p>
          </table:table-cell>
          <table:table-cell table:formula="of:=IFERROR([$Sheet2.H82]*LOG10([$Sheet2.H82]/[$Sheet2.H$2]);0)" office:value-type="float" office:value="0" calcext:value-type="float">
            <text:p>0</text:p>
          </table:table-cell>
          <table:table-cell table:formula="of:=IFERROR([$Sheet2.I82]*LOG10([$Sheet2.I82]/[$Sheet2.I$2]);0)" office:value-type="float" office:value="0.0299156899099073" calcext:value-type="float">
            <text:p>0.0299156899099073</text:p>
          </table:table-cell>
          <table:table-cell table:formula="of:=IFERROR([$Sheet2.J82]*LOG10([$Sheet2.J82]/[$Sheet2.J$2]);0)" office:value-type="float" office:value="-0.000624045849711986" calcext:value-type="float">
            <text:p>-0.000624045849711986</text:p>
          </table:table-cell>
          <table:table-cell table:formula="of:=IFERROR([$Sheet2.K82]*LOG10([$Sheet2.K82]/[$Sheet2.K$2]);0)" office:value-type="float" office:value="0" calcext:value-type="float">
            <text:p>0</text:p>
          </table:table-cell>
          <table:table-cell table:formula="of:=IFERROR([$Sheet2.L82]*LOG10([$Sheet2.L82]/[$Sheet2.L$2]);0)" office:value-type="float" office:value="-0.0197331969420136" calcext:value-type="float">
            <text:p>-0.0197331969420136</text:p>
          </table:table-cell>
          <table:table-cell table:formula="of:=IFERROR([$Sheet2.M82]*LOG10([$Sheet2.M82]/[$Sheet2.M$2]);0)" office:value-type="float" office:value="-0.00683245922468151" calcext:value-type="float">
            <text:p>-0.00683245922468151</text:p>
          </table:table-cell>
          <table:table-cell table:formula="of:=IFERROR([$Sheet2.N82]*LOG10([$Sheet2.N82]/[$Sheet2.N$2]);0)" office:value-type="float" office:value="0.570610686882845" calcext:value-type="float">
            <text:p>0.570610686882845</text:p>
          </table:table-cell>
          <table:table-cell table:formula="of:=IFERROR([$Sheet2.O82]*LOG10([$Sheet2.O82]/[$Sheet2.O$2]);0)" office:value-type="float" office:value="-0.0125219891521451" calcext:value-type="float">
            <text:p>-0.0125219891521451</text:p>
          </table:table-cell>
          <table:table-cell table:formula="of:=IFERROR([$Sheet2.P82]*LOG10([$Sheet2.P82]/[$Sheet2.P$2]);0)" office:value-type="float" office:value="0.0165052877334799" calcext:value-type="float">
            <text:p>0.0165052877334799</text:p>
          </table:table-cell>
          <table:table-cell table:formula="of:=IFERROR([$Sheet2.Q82]*LOG10([$Sheet2.Q82]/[$Sheet2.Q$2]);0)" office:value-type="float" office:value="0" calcext:value-type="float">
            <text:p>0</text:p>
          </table:table-cell>
          <table:table-cell table:formula="of:=SUM([.B18:.Q18])" office:value-type="float" office:value="0.57731997335768" calcext:value-type="float">
            <text:p>0.57731997335768</text:p>
          </table:table-cell>
        </table:table-row>
        <table:table-row table:style-name="ro1">
          <table:table-cell table:formula="of:=[$word_counts_and_combinations.A16]" office:value-type="string" office:string-value="grass" calcext:value-type="string">
            <text:p>grass</text:p>
          </table:table-cell>
          <table:table-cell table:formula="of:=IFERROR([$Sheet2.B16]*LOG10([$Sheet2.B16]/[$Sheet2.B$2]);0)" office:value-type="float" office:value="0" calcext:value-type="float">
            <text:p>0</text:p>
          </table:table-cell>
          <table:table-cell table:formula="of:=IFERROR([$Sheet2.C16]*LOG10([$Sheet2.C16]/[$Sheet2.C$2]);0)" office:value-type="float" office:value="0" calcext:value-type="float">
            <text:p>0</text:p>
          </table:table-cell>
          <table:table-cell table:formula="of:=IFERROR([$Sheet2.D16]*LOG10([$Sheet2.D16]/[$Sheet2.D$2]);0)" office:value-type="float" office:value="0" calcext:value-type="float">
            <text:p>0</text:p>
          </table:table-cell>
          <table:table-cell table:formula="of:=IFERROR([$Sheet2.E16]*LOG10([$Sheet2.E16]/[$Sheet2.E$2]);0)" office:value-type="float" office:value="0" calcext:value-type="float">
            <text:p>0</text:p>
          </table:table-cell>
          <table:table-cell table:formula="of:=IFERROR([$Sheet2.F16]*LOG10([$Sheet2.F16]/[$Sheet2.F$2]);0)" office:value-type="float" office:value="0" calcext:value-type="float">
            <text:p>0</text:p>
          </table:table-cell>
          <table:table-cell table:formula="of:=IFERROR([$Sheet2.G16]*LOG10([$Sheet2.G16]/[$Sheet2.G$2]);0)" office:value-type="float" office:value="0" calcext:value-type="float">
            <text:p>0</text:p>
          </table:table-cell>
          <table:table-cell table:formula="of:=IFERROR([$Sheet2.H16]*LOG10([$Sheet2.H16]/[$Sheet2.H$2]);0)" office:value-type="float" office:value="-0.00330317958475839" calcext:value-type="float">
            <text:p>-0.00330317958475839</text:p>
          </table:table-cell>
          <table:table-cell table:formula="of:=IFERROR([$Sheet2.I16]*LOG10([$Sheet2.I16]/[$Sheet2.I$2]);0)" office:value-type="float" office:value="0.0218429519604596" calcext:value-type="float">
            <text:p>0.0218429519604596</text:p>
          </table:table-cell>
          <table:table-cell table:formula="of:=IFERROR([$Sheet2.J16]*LOG10([$Sheet2.J16]/[$Sheet2.J$2]);0)" office:value-type="float" office:value="0.00751090888978911" calcext:value-type="float">
            <text:p>0.00751090888978911</text:p>
          </table:table-cell>
          <table:table-cell table:formula="of:=IFERROR([$Sheet2.K16]*LOG10([$Sheet2.K16]/[$Sheet2.K$2]);0)" office:value-type="float" office:value="0" calcext:value-type="float">
            <text:p>0</text:p>
          </table:table-cell>
          <table:table-cell table:formula="of:=IFERROR([$Sheet2.L16]*LOG10([$Sheet2.L16]/[$Sheet2.L$2]);0)" office:value-type="float" office:value="-0.0231756431251898" calcext:value-type="float">
            <text:p>-0.0231756431251898</text:p>
          </table:table-cell>
          <table:table-cell table:formula="of:=IFERROR([$Sheet2.M16]*LOG10([$Sheet2.M16]/[$Sheet2.M$2]);0)" office:value-type="float" office:value="-0.00596309490803612" calcext:value-type="float">
            <text:p>-0.00596309490803612</text:p>
          </table:table-cell>
          <table:table-cell table:formula="of:=IFERROR([$Sheet2.N16]*LOG10([$Sheet2.N16]/[$Sheet2.N$2]);0)" office:value-type="float" office:value="0.591067072317107" calcext:value-type="float">
            <text:p>0.591067072317107</text:p>
          </table:table-cell>
          <table:table-cell table:formula="of:=IFERROR([$Sheet2.O16]*LOG10([$Sheet2.O16]/[$Sheet2.O$2]);0)" office:value-type="float" office:value="-0.0126458145580761" calcext:value-type="float">
            <text:p>-0.0126458145580761</text:p>
          </table:table-cell>
          <table:table-cell table:formula="of:=IFERROR([$Sheet2.P16]*LOG10([$Sheet2.P16]/[$Sheet2.P$2]);0)" office:value-type="float" office:value="-0.00408564627027825" calcext:value-type="float">
            <text:p>-0.00408564627027825</text:p>
          </table:table-cell>
          <table:table-cell table:formula="of:=IFERROR([$Sheet2.Q16]*LOG10([$Sheet2.Q16]/[$Sheet2.Q$2]);0)" office:value-type="float" office:value="-0.00140601189578014" calcext:value-type="float">
            <text:p>-0.00140601189578014</text:p>
          </table:table-cell>
          <table:table-cell table:formula="of:=SUM([.B19:.Q19])" office:value-type="float" office:value="0.569841542825237" calcext:value-type="float">
            <text:p>0.569841542825237</text:p>
          </table:table-cell>
        </table:table-row>
        <table:table-row table:style-name="ro1">
          <table:table-cell table:formula="of:=[$word_counts_and_combinations.A10]" office:value-type="string" office:string-value="field" calcext:value-type="string">
            <text:p>field</text:p>
          </table:table-cell>
          <table:table-cell table:formula="of:=IFERROR([$Sheet2.B10]*LOG10([$Sheet2.B10]/[$Sheet2.B$2]);0)" office:value-type="float" office:value="0" calcext:value-type="float">
            <text:p>0</text:p>
          </table:table-cell>
          <table:table-cell table:formula="of:=IFERROR([$Sheet2.C10]*LOG10([$Sheet2.C10]/[$Sheet2.C$2]);0)" office:value-type="float" office:value="0" calcext:value-type="float">
            <text:p>0</text:p>
          </table:table-cell>
          <table:table-cell table:formula="of:=IFERROR([$Sheet2.D10]*LOG10([$Sheet2.D10]/[$Sheet2.D$2]);0)" office:value-type="float" office:value="-0.00932784341452648" calcext:value-type="float">
            <text:p>-0.00932784341452648</text:p>
          </table:table-cell>
          <table:table-cell table:formula="of:=IFERROR([$Sheet2.E10]*LOG10([$Sheet2.E10]/[$Sheet2.E$2]);0)" office:value-type="float" office:value="0" calcext:value-type="float">
            <text:p>0</text:p>
          </table:table-cell>
          <table:table-cell table:formula="of:=IFERROR([$Sheet2.F10]*LOG10([$Sheet2.F10]/[$Sheet2.F$2]);0)" office:value-type="float" office:value="0" calcext:value-type="float">
            <text:p>0</text:p>
          </table:table-cell>
          <table:table-cell table:formula="of:=IFERROR([$Sheet2.G10]*LOG10([$Sheet2.G10]/[$Sheet2.G$2]);0)" office:value-type="float" office:value="0" calcext:value-type="float">
            <text:p>0</text:p>
          </table:table-cell>
          <table:table-cell table:formula="of:=IFERROR([$Sheet2.H10]*LOG10([$Sheet2.H10]/[$Sheet2.H$2]);0)" office:value-type="float" office:value="-0.00437559625151479" calcext:value-type="float">
            <text:p>-0.00437559625151479</text:p>
          </table:table-cell>
          <table:table-cell table:formula="of:=IFERROR([$Sheet2.I10]*LOG10([$Sheet2.I10]/[$Sheet2.I$2]);0)" office:value-type="float" office:value="-0.00478858330844506" calcext:value-type="float">
            <text:p>-0.00478858330844506</text:p>
          </table:table-cell>
          <table:table-cell table:formula="of:=IFERROR([$Sheet2.J10]*LOG10([$Sheet2.J10]/[$Sheet2.J$2]);0)" office:value-type="float" office:value="0.111912862828267" calcext:value-type="float">
            <text:p>0.111912862828267</text:p>
          </table:table-cell>
          <table:table-cell table:formula="of:=IFERROR([$Sheet2.K10]*LOG10([$Sheet2.K10]/[$Sheet2.K$2]);0)" office:value-type="float" office:value="0" calcext:value-type="float">
            <text:p>0</text:p>
          </table:table-cell>
          <table:table-cell table:formula="of:=IFERROR([$Sheet2.L10]*LOG10([$Sheet2.L10]/[$Sheet2.L$2]);0)" office:value-type="float" office:value="-0.0216375010628121" calcext:value-type="float">
            <text:p>-0.0216375010628121</text:p>
          </table:table-cell>
          <table:table-cell table:formula="of:=IFERROR([$Sheet2.M10]*LOG10([$Sheet2.M10]/[$Sheet2.M$2]);0)" office:value-type="float" office:value="-0.00442970043434228" calcext:value-type="float">
            <text:p>-0.00442970043434228</text:p>
          </table:table-cell>
          <table:table-cell table:formula="of:=IFERROR([$Sheet2.N10]*LOG10([$Sheet2.N10]/[$Sheet2.N$2]);0)" office:value-type="float" office:value="0.505176399417389" calcext:value-type="float">
            <text:p>0.505176399417389</text:p>
          </table:table-cell>
          <table:table-cell table:formula="of:=IFERROR([$Sheet2.O10]*LOG10([$Sheet2.O10]/[$Sheet2.O$2]);0)" office:value-type="float" office:value="-0.00825044522111337" calcext:value-type="float">
            <text:p>-0.00825044522111337</text:p>
          </table:table-cell>
          <table:table-cell table:formula="of:=IFERROR([$Sheet2.P10]*LOG10([$Sheet2.P10]/[$Sheet2.P$2]);0)" office:value-type="float" office:value="-0.00428925692520909" calcext:value-type="float">
            <text:p>-0.00428925692520909</text:p>
          </table:table-cell>
          <table:table-cell table:formula="of:=IFERROR([$Sheet2.Q10]*LOG10([$Sheet2.Q10]/[$Sheet2.Q$2]);0)" office:value-type="float" office:value="-0.00131580855727309" calcext:value-type="float">
            <text:p>-0.00131580855727309</text:p>
          </table:table-cell>
          <table:table-cell table:formula="of:=SUM([.B20:.Q20])" office:value-type="float" office:value="0.558674527070419" calcext:value-type="float">
            <text:p>0.558674527070419</text:p>
          </table:table-cell>
        </table:table-row>
        <table:table-row table:style-name="ro1">
          <table:table-cell table:formula="of:=[$word_counts_and_combinations.A103]" office:value-type="string" office:string-value="rocks" calcext:value-type="string">
            <text:p>rocks</text:p>
          </table:table-cell>
          <table:table-cell table:formula="of:=IFERROR([$Sheet2.B103]*LOG10([$Sheet2.B103]/[$Sheet2.B$2]);0)" office:value-type="float" office:value="-0.00850831354959125" calcext:value-type="float">
            <text:p>-0.00850831354959125</text:p>
          </table:table-cell>
          <table:table-cell table:formula="of:=IFERROR([$Sheet2.C103]*LOG10([$Sheet2.C103]/[$Sheet2.C$2]);0)" office:value-type="float" office:value="0" calcext:value-type="float">
            <text:p>0</text:p>
          </table:table-cell>
          <table:table-cell table:formula="of:=IFERROR([$Sheet2.D103]*LOG10([$Sheet2.D103]/[$Sheet2.D$2]);0)" office:value-type="float" office:value="-0.00880836882319742" calcext:value-type="float">
            <text:p>-0.00880836882319742</text:p>
          </table:table-cell>
          <table:table-cell table:formula="of:=IFERROR([$Sheet2.E103]*LOG10([$Sheet2.E103]/[$Sheet2.E$2]);0)" office:value-type="float" office:value="0" calcext:value-type="float">
            <text:p>0</text:p>
          </table:table-cell>
          <table:table-cell table:formula="of:=IFERROR([$Sheet2.F103]*LOG10([$Sheet2.F103]/[$Sheet2.F$2]);0)" office:value-type="float" office:value="0" calcext:value-type="float">
            <text:p>0</text:p>
          </table:table-cell>
          <table:table-cell table:formula="of:=IFERROR([$Sheet2.G103]*LOG10([$Sheet2.G103]/[$Sheet2.G$2]);0)" office:value-type="float" office:value="0" calcext:value-type="float">
            <text:p>0</text:p>
          </table:table-cell>
          <table:table-cell table:formula="of:=IFERROR([$Sheet2.H103]*LOG10([$Sheet2.H103]/[$Sheet2.H$2]);0)" office:value-type="float" office:value="-0.0030159523323552" calcext:value-type="float">
            <text:p>-0.0030159523323552</text:p>
          </table:table-cell>
          <table:table-cell table:formula="of:=IFERROR([$Sheet2.I103]*LOG10([$Sheet2.I103]/[$Sheet2.I$2]);0)" office:value-type="float" office:value="0" calcext:value-type="float">
            <text:p>0</text:p>
          </table:table-cell>
          <table:table-cell table:formula="of:=IFERROR([$Sheet2.J103]*LOG10([$Sheet2.J103]/[$Sheet2.J$2]);0)" office:value-type="float" office:value="-0.0211427036490478" calcext:value-type="float">
            <text:p>-0.0211427036490478</text:p>
          </table:table-cell>
          <table:table-cell table:formula="of:=IFERROR([$Sheet2.K103]*LOG10([$Sheet2.K103]/[$Sheet2.K$2]);0)" office:value-type="float" office:value="0" calcext:value-type="float">
            <text:p>0</text:p>
          </table:table-cell>
          <table:table-cell table:formula="of:=IFERROR([$Sheet2.L103]*LOG10([$Sheet2.L103]/[$Sheet2.L$2]);0)" office:value-type="float" office:value="-0.0273191738482751" calcext:value-type="float">
            <text:p>-0.0273191738482751</text:p>
          </table:table-cell>
          <table:table-cell table:formula="of:=IFERROR([$Sheet2.M103]*LOG10([$Sheet2.M103]/[$Sheet2.M$2]);0)" office:value-type="float" office:value="-0.00339203990631146" calcext:value-type="float">
            <text:p>-0.00339203990631146</text:p>
          </table:table-cell>
          <table:table-cell table:formula="of:=IFERROR([$Sheet2.N103]*LOG10([$Sheet2.N103]/[$Sheet2.N$2]);0)" office:value-type="float" office:value="-0.0116136237632377" calcext:value-type="float">
            <text:p>-0.0116136237632377</text:p>
          </table:table-cell>
          <table:table-cell table:formula="of:=IFERROR([$Sheet2.O103]*LOG10([$Sheet2.O103]/[$Sheet2.O$2]);0)" office:value-type="float" office:value="0.291945309660695" calcext:value-type="float">
            <text:p>0.291945309660695</text:p>
          </table:table-cell>
          <table:table-cell table:formula="of:=IFERROR([$Sheet2.P103]*LOG10([$Sheet2.P103]/[$Sheet2.P$2]);0)" office:value-type="float" office:value="0.266303331388322" calcext:value-type="float">
            <text:p>0.266303331388322</text:p>
          </table:table-cell>
          <table:table-cell table:formula="of:=IFERROR([$Sheet2.Q103]*LOG10([$Sheet2.Q103]/[$Sheet2.Q$2]);0)" office:value-type="float" office:value="0.0663416343237036" calcext:value-type="float">
            <text:p>0.0663416343237036</text:p>
          </table:table-cell>
          <table:table-cell table:formula="of:=SUM([.B21:.Q21])" office:value-type="float" office:value="0.540790099500705" calcext:value-type="float">
            <text:p>0.540790099500705</text:p>
          </table:table-cell>
        </table:table-row>
        <table:table-row table:style-name="ro1">
          <table:table-cell table:formula="of:=[$word_counts_and_combinations.A66]" office:value-type="string" office:string-value="market" calcext:value-type="string">
            <text:p>market</text:p>
          </table:table-cell>
          <table:table-cell table:formula="of:=IFERROR([$Sheet2.B66]*LOG10([$Sheet2.B66]/[$Sheet2.B$2]);0)" office:value-type="float" office:value="0.19701098790218" calcext:value-type="float">
            <text:p>0.19701098790218</text:p>
          </table:table-cell>
          <table:table-cell table:formula="of:=IFERROR([$Sheet2.C66]*LOG10([$Sheet2.C66]/[$Sheet2.C$2]);0)" office:value-type="float" office:value="0" calcext:value-type="float">
            <text:p>0</text:p>
          </table:table-cell>
          <table:table-cell table:formula="of:=IFERROR([$Sheet2.D66]*LOG10([$Sheet2.D66]/[$Sheet2.D$2]);0)" office:value-type="float" office:value="0" calcext:value-type="float">
            <text:p>0</text:p>
          </table:table-cell>
          <table:table-cell table:formula="of:=IFERROR([$Sheet2.E66]*LOG10([$Sheet2.E66]/[$Sheet2.E$2]);0)" office:value-type="float" office:value="-0.00339517800874513" calcext:value-type="float">
            <text:p>-0.00339517800874513</text:p>
          </table:table-cell>
          <table:table-cell table:formula="of:=IFERROR([$Sheet2.F66]*LOG10([$Sheet2.F66]/[$Sheet2.F$2]);0)" office:value-type="float" office:value="0" calcext:value-type="float">
            <text:p>0</text:p>
          </table:table-cell>
          <table:table-cell table:formula="of:=IFERROR([$Sheet2.G66]*LOG10([$Sheet2.G66]/[$Sheet2.G$2]);0)" office:value-type="float" office:value="-0.00357512915371232" calcext:value-type="float">
            <text:p>-0.00357512915371232</text:p>
          </table:table-cell>
          <table:table-cell table:formula="of:=IFERROR([$Sheet2.H66]*LOG10([$Sheet2.H66]/[$Sheet2.H$2]);0)" office:value-type="float" office:value="0.284838869238264" calcext:value-type="float">
            <text:p>0.284838869238264</text:p>
          </table:table-cell>
          <table:table-cell table:formula="of:=IFERROR([$Sheet2.I66]*LOG10([$Sheet2.I66]/[$Sheet2.I$2]);0)" office:value-type="float" office:value="-0.00549418578166566" calcext:value-type="float">
            <text:p>-0.00549418578166566</text:p>
          </table:table-cell>
          <table:table-cell table:formula="of:=IFERROR([$Sheet2.J66]*LOG10([$Sheet2.J66]/[$Sheet2.J$2]);0)" office:value-type="float" office:value="-0.00840557098287867" calcext:value-type="float">
            <text:p>-0.00840557098287867</text:p>
          </table:table-cell>
          <table:table-cell table:formula="of:=IFERROR([$Sheet2.K66]*LOG10([$Sheet2.K66]/[$Sheet2.K$2]);0)" office:value-type="float" office:value="0" calcext:value-type="float">
            <text:p>0</text:p>
          </table:table-cell>
          <table:table-cell table:formula="of:=IFERROR([$Sheet2.L66]*LOG10([$Sheet2.L66]/[$Sheet2.L$2]);0)" office:value-type="float" office:value="0.0738366629077928" calcext:value-type="float">
            <text:p>0.0738366629077928</text:p>
          </table:table-cell>
          <table:table-cell table:formula="of:=IFERROR([$Sheet2.M66]*LOG10([$Sheet2.M66]/[$Sheet2.M$2]);0)" office:value-type="float" office:value="-0.00523253441426034" calcext:value-type="float">
            <text:p>-0.00523253441426034</text:p>
          </table:table-cell>
          <table:table-cell table:formula="of:=IFERROR([$Sheet2.N66]*LOG10([$Sheet2.N66]/[$Sheet2.N$2]);0)" office:value-type="float" office:value="0" calcext:value-type="float">
            <text:p>0</text:p>
          </table:table-cell>
          <table:table-cell table:formula="of:=IFERROR([$Sheet2.O66]*LOG10([$Sheet2.O66]/[$Sheet2.O$2]);0)" office:value-type="float" office:value="0" calcext:value-type="float">
            <text:p>0</text:p>
          </table:table-cell>
          <table:table-cell table:formula="of:=IFERROR([$Sheet2.P66]*LOG10([$Sheet2.P66]/[$Sheet2.P$2]);0)" office:value-type="float" office:value="0" calcext:value-type="float">
            <text:p>0</text:p>
          </table:table-cell>
          <table:table-cell table:formula="of:=IFERROR([$Sheet2.Q66]*LOG10([$Sheet2.Q66]/[$Sheet2.Q$2]);0)" office:value-type="float" office:value="0" calcext:value-type="float">
            <text:p>0</text:p>
          </table:table-cell>
          <table:table-cell table:formula="of:=SUM([.B22:.Q22])" office:value-type="float" office:value="0.529583921706975" calcext:value-type="float">
            <text:p>0.529583921706975</text:p>
          </table:table-cell>
        </table:table-row>
        <table:table-row table:style-name="ro1">
          <table:table-cell table:formula="of:=[$word_counts_and_combinations.A49]" office:value-type="string" office:string-value="players" calcext:value-type="string">
            <text:p>players</text:p>
          </table:table-cell>
          <table:table-cell table:formula="of:=IFERROR([$Sheet2.B49]*LOG10([$Sheet2.B49]/[$Sheet2.B$2]);0)" office:value-type="float" office:value="0" calcext:value-type="float">
            <text:p>0</text:p>
          </table:table-cell>
          <table:table-cell table:formula="of:=IFERROR([$Sheet2.C49]*LOG10([$Sheet2.C49]/[$Sheet2.C$2]);0)" office:value-type="float" office:value="0" calcext:value-type="float">
            <text:p>0</text:p>
          </table:table-cell>
          <table:table-cell table:formula="of:=IFERROR([$Sheet2.D49]*LOG10([$Sheet2.D49]/[$Sheet2.D$2]);0)" office:value-type="float" office:value="0.23826935812838" calcext:value-type="float">
            <text:p>0.23826935812838</text:p>
          </table:table-cell>
          <table:table-cell table:formula="of:=IFERROR([$Sheet2.E49]*LOG10([$Sheet2.E49]/[$Sheet2.E$2]);0)" office:value-type="float" office:value="0" calcext:value-type="float">
            <text:p>0</text:p>
          </table:table-cell>
          <table:table-cell table:formula="of:=IFERROR([$Sheet2.F49]*LOG10([$Sheet2.F49]/[$Sheet2.F$2]);0)" office:value-type="float" office:value="0" calcext:value-type="float">
            <text:p>0</text:p>
          </table:table-cell>
          <table:table-cell table:formula="of:=IFERROR([$Sheet2.G49]*LOG10([$Sheet2.G49]/[$Sheet2.G$2]);0)" office:value-type="float" office:value="0" calcext:value-type="float">
            <text:p>0</text:p>
          </table:table-cell>
          <table:table-cell table:formula="of:=IFERROR([$Sheet2.H49]*LOG10([$Sheet2.H49]/[$Sheet2.H$2]);0)" office:value-type="float" office:value="-0.00403871239778296" calcext:value-type="float">
            <text:p>-0.00403871239778296</text:p>
          </table:table-cell>
          <table:table-cell table:formula="of:=IFERROR([$Sheet2.I49]*LOG10([$Sheet2.I49]/[$Sheet2.I$2]);0)" office:value-type="float" office:value="0" calcext:value-type="float">
            <text:p>0</text:p>
          </table:table-cell>
          <table:table-cell table:formula="of:=IFERROR([$Sheet2.J49]*LOG10([$Sheet2.J49]/[$Sheet2.J$2]);0)" office:value-type="float" office:value="0.319871736574643" calcext:value-type="float">
            <text:p>0.319871736574643</text:p>
          </table:table-cell>
          <table:table-cell table:formula="of:=IFERROR([$Sheet2.K49]*LOG10([$Sheet2.K49]/[$Sheet2.K$2]);0)" office:value-type="float" office:value="0" calcext:value-type="float">
            <text:p>0</text:p>
          </table:table-cell>
          <table:table-cell table:formula="of:=IFERROR([$Sheet2.L49]*LOG10([$Sheet2.L49]/[$Sheet2.L$2]);0)" office:value-type="float" office:value="-0.0102420553678254" calcext:value-type="float">
            <text:p>-0.0102420553678254</text:p>
          </table:table-cell>
          <table:table-cell table:formula="of:=IFERROR([$Sheet2.M49]*LOG10([$Sheet2.M49]/[$Sheet2.M$2]);0)" office:value-type="float" office:value="-0.00551472224336264" calcext:value-type="float">
            <text:p>-0.00551472224336264</text:p>
          </table:table-cell>
          <table:table-cell table:formula="of:=IFERROR([$Sheet2.N49]*LOG10([$Sheet2.N49]/[$Sheet2.N$2]);0)" office:value-type="float" office:value="-0.0123084583515044" calcext:value-type="float">
            <text:p>-0.0123084583515044</text:p>
          </table:table-cell>
          <table:table-cell table:formula="of:=IFERROR([$Sheet2.O49]*LOG10([$Sheet2.O49]/[$Sheet2.O$2]);0)" office:value-type="float" office:value="0" calcext:value-type="float">
            <text:p>0</text:p>
          </table:table-cell>
          <table:table-cell table:formula="of:=IFERROR([$Sheet2.P49]*LOG10([$Sheet2.P49]/[$Sheet2.P$2]);0)" office:value-type="float" office:value="0" calcext:value-type="float">
            <text:p>0</text:p>
          </table:table-cell>
          <table:table-cell table:formula="of:=IFERROR([$Sheet2.Q49]*LOG10([$Sheet2.Q49]/[$Sheet2.Q$2]);0)" office:value-type="float" office:value="0" calcext:value-type="float">
            <text:p>0</text:p>
          </table:table-cell>
          <table:table-cell table:formula="of:=SUM([.B23:.Q23])" office:value-type="float" office:value="0.526037146342548" calcext:value-type="float">
            <text:p>0.526037146342548</text:p>
          </table:table-cell>
        </table:table-row>
        <table:table-row table:style-name="ro1">
          <table:table-cell table:formula="of:=[$word_counts_and_combinations.A27]" office:value-type="string" office:string-value="rock" calcext:value-type="string">
            <text:p>rock</text:p>
          </table:table-cell>
          <table:table-cell table:formula="of:=IFERROR([$Sheet2.B27]*LOG10([$Sheet2.B27]/[$Sheet2.B$2]);0)" office:value-type="float" office:value="-0.00838748588617729" calcext:value-type="float">
            <text:p>-0.00838748588617729</text:p>
          </table:table-cell>
          <table:table-cell table:formula="of:=IFERROR([$Sheet2.C27]*LOG10([$Sheet2.C27]/[$Sheet2.C$2]);0)" office:value-type="float" office:value="-0.00917563680067142" calcext:value-type="float">
            <text:p>-0.00917563680067142</text:p>
          </table:table-cell>
          <table:table-cell table:formula="of:=IFERROR([$Sheet2.D27]*LOG10([$Sheet2.D27]/[$Sheet2.D$2]);0)" office:value-type="float" office:value="-0.0124261446717927" calcext:value-type="float">
            <text:p>-0.0124261446717927</text:p>
          </table:table-cell>
          <table:table-cell table:formula="of:=IFERROR([$Sheet2.E27]*LOG10([$Sheet2.E27]/[$Sheet2.E$2]);0)" office:value-type="float" office:value="-0.00319041920733059" calcext:value-type="float">
            <text:p>-0.00319041920733059</text:p>
          </table:table-cell>
          <table:table-cell table:formula="of:=IFERROR([$Sheet2.F27]*LOG10([$Sheet2.F27]/[$Sheet2.F$2]);0)" office:value-type="float" office:value="0" calcext:value-type="float">
            <text:p>0</text:p>
          </table:table-cell>
          <table:table-cell table:formula="of:=IFERROR([$Sheet2.G27]*LOG10([$Sheet2.G27]/[$Sheet2.G$2]);0)" office:value-type="float" office:value="-0.0037457951561488" calcext:value-type="float">
            <text:p>-0.0037457951561488</text:p>
          </table:table-cell>
          <table:table-cell table:formula="of:=IFERROR([$Sheet2.H27]*LOG10([$Sheet2.H27]/[$Sheet2.H$2]);0)" office:value-type="float" office:value="-0.00356976003636507" calcext:value-type="float">
            <text:p>-0.00356976003636507</text:p>
          </table:table-cell>
          <table:table-cell table:formula="of:=IFERROR([$Sheet2.I27]*LOG10([$Sheet2.I27]/[$Sheet2.I$2]);0)" office:value-type="float" office:value="-0.00494656628963032" calcext:value-type="float">
            <text:p>-0.00494656628963032</text:p>
          </table:table-cell>
          <table:table-cell table:formula="of:=IFERROR([$Sheet2.J27]*LOG10([$Sheet2.J27]/[$Sheet2.J$2]);0)" office:value-type="float" office:value="-0.0244921588803954" calcext:value-type="float">
            <text:p>-0.0244921588803954</text:p>
          </table:table-cell>
          <table:table-cell table:formula="of:=IFERROR([$Sheet2.K27]*LOG10([$Sheet2.K27]/[$Sheet2.K$2]);0)" office:value-type="float" office:value="0" calcext:value-type="float">
            <text:p>0</text:p>
          </table:table-cell>
          <table:table-cell table:formula="of:=IFERROR([$Sheet2.L27]*LOG10([$Sheet2.L27]/[$Sheet2.L$2]);0)" office:value-type="float" office:value="-0.0337464152282987" calcext:value-type="float">
            <text:p>-0.0337464152282987</text:p>
          </table:table-cell>
          <table:table-cell table:formula="of:=IFERROR([$Sheet2.M27]*LOG10([$Sheet2.M27]/[$Sheet2.M$2]);0)" office:value-type="float" office:value="-0.00708298316385278" calcext:value-type="float">
            <text:p>-0.00708298316385278</text:p>
          </table:table-cell>
          <table:table-cell table:formula="of:=IFERROR([$Sheet2.N27]*LOG10([$Sheet2.N27]/[$Sheet2.N$2]);0)" office:value-type="float" office:value="-0.0116178451361069" calcext:value-type="float">
            <text:p>-0.0116178451361069</text:p>
          </table:table-cell>
          <table:table-cell table:formula="of:=IFERROR([$Sheet2.O27]*LOG10([$Sheet2.O27]/[$Sheet2.O$2]);0)" office:value-type="float" office:value="0.147699231372874" calcext:value-type="float">
            <text:p>0.147699231372874</text:p>
          </table:table-cell>
          <table:table-cell table:formula="of:=IFERROR([$Sheet2.P27]*LOG10([$Sheet2.P27]/[$Sheet2.P$2]);0)" office:value-type="float" office:value="0.451458851254353" calcext:value-type="float">
            <text:p>0.451458851254353</text:p>
          </table:table-cell>
          <table:table-cell table:formula="of:=IFERROR([$Sheet2.Q27]*LOG10([$Sheet2.Q27]/[$Sheet2.Q$2]);0)" office:value-type="float" office:value="0.0182293130916973" calcext:value-type="float">
            <text:p>0.0182293130916973</text:p>
          </table:table-cell>
          <table:table-cell table:formula="of:=SUM([.B24:.Q24])" office:value-type="float" office:value="0.495006185262155" calcext:value-type="float">
            <text:p>0.495006185262155</text:p>
          </table:table-cell>
        </table:table-row>
        <table:table-row table:style-name="ro1">
          <table:table-cell table:formula="of:=[$word_counts_and_combinations.A61]" office:value-type="string" office:string-value="swimming" calcext:value-type="string">
            <text:p>swimming</text:p>
          </table:table-cell>
          <table:table-cell table:formula="of:=IFERROR([$Sheet2.B61]*LOG10([$Sheet2.B61]/[$Sheet2.B$2]);0)" office:value-type="float" office:value="0" calcext:value-type="float">
            <text:p>0</text:p>
          </table:table-cell>
          <table:table-cell table:formula="of:=IFERROR([$Sheet2.C61]*LOG10([$Sheet2.C61]/[$Sheet2.C$2]);0)" office:value-type="float" office:value="0" calcext:value-type="float">
            <text:p>0</text:p>
          </table:table-cell>
          <table:table-cell table:formula="of:=IFERROR([$Sheet2.D61]*LOG10([$Sheet2.D61]/[$Sheet2.D$2]);0)" office:value-type="float" office:value="0.0515561830161667" calcext:value-type="float">
            <text:p>0.0515561830161667</text:p>
          </table:table-cell>
          <table:table-cell table:formula="of:=IFERROR([$Sheet2.E61]*LOG10([$Sheet2.E61]/[$Sheet2.E$2]);0)" office:value-type="float" office:value="0" calcext:value-type="float">
            <text:p>0</text:p>
          </table:table-cell>
          <table:table-cell table:formula="of:=IFERROR([$Sheet2.F61]*LOG10([$Sheet2.F61]/[$Sheet2.F$2]);0)" office:value-type="float" office:value="0" calcext:value-type="float">
            <text:p>0</text:p>
          </table:table-cell>
          <table:table-cell table:formula="of:=IFERROR([$Sheet2.G61]*LOG10([$Sheet2.G61]/[$Sheet2.G$2]);0)" office:value-type="float" office:value="0" calcext:value-type="float">
            <text:p>0</text:p>
          </table:table-cell>
          <table:table-cell table:formula="of:=IFERROR([$Sheet2.H61]*LOG10([$Sheet2.H61]/[$Sheet2.H$2]);0)" office:value-type="float" office:value="0" calcext:value-type="float">
            <text:p>0</text:p>
          </table:table-cell>
          <table:table-cell table:formula="of:=IFERROR([$Sheet2.I61]*LOG10([$Sheet2.I61]/[$Sheet2.I$2]);0)" office:value-type="float" office:value="-0.000265851274175341" calcext:value-type="float">
            <text:p>-0.000265851274175341</text:p>
          </table:table-cell>
          <table:table-cell table:formula="of:=IFERROR([$Sheet2.J61]*LOG10([$Sheet2.J61]/[$Sheet2.J$2]);0)" office:value-type="float" office:value="0.137816950671818" calcext:value-type="float">
            <text:p>0.137816950671818</text:p>
          </table:table-cell>
          <table:table-cell table:formula="of:=IFERROR([$Sheet2.K61]*LOG10([$Sheet2.K61]/[$Sheet2.K$2]);0)" office:value-type="float" office:value="0" calcext:value-type="float">
            <text:p>0</text:p>
          </table:table-cell>
          <table:table-cell table:formula="of:=IFERROR([$Sheet2.L61]*LOG10([$Sheet2.L61]/[$Sheet2.L$2]);0)" office:value-type="float" office:value="0" calcext:value-type="float">
            <text:p>0</text:p>
          </table:table-cell>
          <table:table-cell table:formula="of:=IFERROR([$Sheet2.M61]*LOG10([$Sheet2.M61]/[$Sheet2.M$2]);0)" office:value-type="float" office:value="0" calcext:value-type="float">
            <text:p>0</text:p>
          </table:table-cell>
          <table:table-cell table:formula="of:=IFERROR([$Sheet2.N61]*LOG10([$Sheet2.N61]/[$Sheet2.N$2]);0)" office:value-type="float" office:value="0" calcext:value-type="float">
            <text:p>0</text:p>
          </table:table-cell>
          <table:table-cell table:formula="of:=IFERROR([$Sheet2.O61]*LOG10([$Sheet2.O61]/[$Sheet2.O$2]);0)" office:value-type="float" office:value="0.301298933018878" calcext:value-type="float">
            <text:p>0.301298933018878</text:p>
          </table:table-cell>
          <table:table-cell table:formula="of:=IFERROR([$Sheet2.P61]*LOG10([$Sheet2.P61]/[$Sheet2.P$2]);0)" office:value-type="float" office:value="0" calcext:value-type="float">
            <text:p>0</text:p>
          </table:table-cell>
          <table:table-cell table:formula="of:=IFERROR([$Sheet2.Q61]*LOG10([$Sheet2.Q61]/[$Sheet2.Q$2]);0)" office:value-type="float" office:value="0" calcext:value-type="float">
            <text:p>0</text:p>
          </table:table-cell>
          <table:table-cell table:formula="of:=SUM([.B25:.Q25])" office:value-type="float" office:value="0.490406215432687" calcext:value-type="float">
            <text:p>0.490406215432687</text:p>
          </table:table-cell>
        </table:table-row>
        <table:table-row table:style-name="ro1">
          <table:table-cell table:formula="of:=[$word_counts_and_combinations.A54]" office:value-type="string" office:string-value="floor" calcext:value-type="string">
            <text:p>floor</text:p>
          </table:table-cell>
          <table:table-cell table:formula="of:=IFERROR([$Sheet2.B54]*LOG10([$Sheet2.B54]/[$Sheet2.B$2]);0)" office:value-type="float" office:value="0.0261265099718625" calcext:value-type="float">
            <text:p>0.0261265099718625</text:p>
          </table:table-cell>
          <table:table-cell table:formula="of:=IFERROR([$Sheet2.C54]*LOG10([$Sheet2.C54]/[$Sheet2.C$2]);0)" office:value-type="float" office:value="0.435812641905161" calcext:value-type="float">
            <text:p>0.435812641905161</text:p>
          </table:table-cell>
          <table:table-cell table:formula="of:=IFERROR([$Sheet2.D54]*LOG10([$Sheet2.D54]/[$Sheet2.D$2]);0)" office:value-type="float" office:value="0.0765969661423165" calcext:value-type="float">
            <text:p>0.0765969661423165</text:p>
          </table:table-cell>
          <table:table-cell table:formula="of:=IFERROR([$Sheet2.E54]*LOG10([$Sheet2.E54]/[$Sheet2.E$2]);0)" office:value-type="float" office:value="0" calcext:value-type="float">
            <text:p>0</text:p>
          </table:table-cell>
          <table:table-cell table:formula="of:=IFERROR([$Sheet2.F54]*LOG10([$Sheet2.F54]/[$Sheet2.F$2]);0)" office:value-type="float" office:value="0.00370787226663401" calcext:value-type="float">
            <text:p>0.00370787226663401</text:p>
          </table:table-cell>
          <table:table-cell table:formula="of:=IFERROR([$Sheet2.G54]*LOG10([$Sheet2.G54]/[$Sheet2.G$2]);0)" office:value-type="float" office:value="0.00912543923095271" calcext:value-type="float">
            <text:p>0.00912543923095271</text:p>
          </table:table-cell>
          <table:table-cell table:formula="of:=IFERROR([$Sheet2.H54]*LOG10([$Sheet2.H54]/[$Sheet2.H$2]);0)" office:value-type="float" office:value="-0.00390881096630917" calcext:value-type="float">
            <text:p>-0.00390881096630917</text:p>
          </table:table-cell>
          <table:table-cell table:formula="of:=IFERROR([$Sheet2.I54]*LOG10([$Sheet2.I54]/[$Sheet2.I$2]);0)" office:value-type="float" office:value="0.00507787755327062" calcext:value-type="float">
            <text:p>0.00507787755327062</text:p>
          </table:table-cell>
          <table:table-cell table:formula="of:=IFERROR([$Sheet2.J54]*LOG10([$Sheet2.J54]/[$Sheet2.J$2]);0)" office:value-type="float" office:value="-0.0219970000442504" calcext:value-type="float">
            <text:p>-0.0219970000442504</text:p>
          </table:table-cell>
          <table:table-cell table:formula="of:=IFERROR([$Sheet2.K54]*LOG10([$Sheet2.K54]/[$Sheet2.K$2]);0)" office:value-type="float" office:value="0" calcext:value-type="float">
            <text:p>0</text:p>
          </table:table-cell>
          <table:table-cell table:formula="of:=IFERROR([$Sheet2.L54]*LOG10([$Sheet2.L54]/[$Sheet2.L$2]);0)" office:value-type="float" office:value="-0.0345460881607493" calcext:value-type="float">
            <text:p>-0.0345460881607493</text:p>
          </table:table-cell>
          <table:table-cell table:formula="of:=IFERROR([$Sheet2.M54]*LOG10([$Sheet2.M54]/[$Sheet2.M$2]);0)" office:value-type="float" office:value="-0.00524831123079477" calcext:value-type="float">
            <text:p>-0.00524831123079477</text:p>
          </table:table-cell>
          <table:table-cell table:formula="of:=IFERROR([$Sheet2.N54]*LOG10([$Sheet2.N54]/[$Sheet2.N$2]);0)" office:value-type="float" office:value="-0.00651793090920704" calcext:value-type="float">
            <text:p>-0.00651793090920704</text:p>
          </table:table-cell>
          <table:table-cell table:formula="of:=IFERROR([$Sheet2.O54]*LOG10([$Sheet2.O54]/[$Sheet2.O$2]);0)" office:value-type="float" office:value="-0.00657477196532868" calcext:value-type="float">
            <text:p>-0.00657477196532868</text:p>
          </table:table-cell>
          <table:table-cell table:formula="of:=IFERROR([$Sheet2.P54]*LOG10([$Sheet2.P54]/[$Sheet2.P$2]);0)" office:value-type="float" office:value="-0.00413325482579286" calcext:value-type="float">
            <text:p>-0.00413325482579286</text:p>
          </table:table-cell>
          <table:table-cell table:formula="of:=IFERROR([$Sheet2.Q54]*LOG10([$Sheet2.Q54]/[$Sheet2.Q$2]);0)" office:value-type="float" office:value="0" calcext:value-type="float">
            <text:p>0</text:p>
          </table:table-cell>
          <table:table-cell table:formula="of:=SUM([.B26:.Q26])" office:value-type="float" office:value="0.473521138967765" calcext:value-type="float">
            <text:p>0.473521138967765</text:p>
          </table:table-cell>
        </table:table-row>
        <table:table-row table:style-name="ro1">
          <table:table-cell table:formula="of:=[$word_counts_and_combinations.A7]" office:value-type="string" office:string-value="water" calcext:value-type="string">
            <text:p>water</text:p>
          </table:table-cell>
          <table:table-cell table:formula="of:=IFERROR([$Sheet2.B7]*LOG10([$Sheet2.B7]/[$Sheet2.B$2]);0)" office:value-type="float" office:value="-0.00710408216046759" calcext:value-type="float">
            <text:p>-0.00710408216046759</text:p>
          </table:table-cell>
          <table:table-cell table:formula="of:=IFERROR([$Sheet2.C7]*LOG10([$Sheet2.C7]/[$Sheet2.C$2]);0)" office:value-type="float" office:value="-0.00744705106430257" calcext:value-type="float">
            <text:p>-0.00744705106430257</text:p>
          </table:table-cell>
          <table:table-cell table:formula="of:=IFERROR([$Sheet2.D7]*LOG10([$Sheet2.D7]/[$Sheet2.D$2]);0)" office:value-type="float" office:value="-0.00775957089827" calcext:value-type="float">
            <text:p>-0.00775957089827</text:p>
          </table:table-cell>
          <table:table-cell table:formula="of:=IFERROR([$Sheet2.E7]*LOG10([$Sheet2.E7]/[$Sheet2.E$2]);0)" office:value-type="float" office:value="-0.00294494379171227" calcext:value-type="float">
            <text:p>-0.00294494379171227</text:p>
          </table:table-cell>
          <table:table-cell table:formula="of:=IFERROR([$Sheet2.F7]*LOG10([$Sheet2.F7]/[$Sheet2.F$2]);0)" office:value-type="float" office:value="-0.00116222758604644" calcext:value-type="float">
            <text:p>-0.00116222758604644</text:p>
          </table:table-cell>
          <table:table-cell table:formula="of:=IFERROR([$Sheet2.G7]*LOG10([$Sheet2.G7]/[$Sheet2.G$2]);0)" office:value-type="float" office:value="-0.00133066964267153" calcext:value-type="float">
            <text:p>-0.00133066964267153</text:p>
          </table:table-cell>
          <table:table-cell table:formula="of:=IFERROR([$Sheet2.H7]*LOG10([$Sheet2.H7]/[$Sheet2.H$2]);0)" office:value-type="float" office:value="-0.00329420616900138" calcext:value-type="float">
            <text:p>-0.00329420616900138</text:p>
          </table:table-cell>
          <table:table-cell table:formula="of:=IFERROR([$Sheet2.I7]*LOG10([$Sheet2.I7]/[$Sheet2.I$2]);0)" office:value-type="float" office:value="-0.00473004722626804" calcext:value-type="float">
            <text:p>-0.00473004722626804</text:p>
          </table:table-cell>
          <table:table-cell table:formula="of:=IFERROR([$Sheet2.J7]*LOG10([$Sheet2.J7]/[$Sheet2.J$2]);0)" office:value-type="float" office:value="-0.00440626198783997" calcext:value-type="float">
            <text:p>-0.00440626198783997</text:p>
          </table:table-cell>
          <table:table-cell table:formula="of:=IFERROR([$Sheet2.K7]*LOG10([$Sheet2.K7]/[$Sheet2.K$2]);0)" office:value-type="float" office:value="0" calcext:value-type="float">
            <text:p>0</text:p>
          </table:table-cell>
          <table:table-cell table:formula="of:=IFERROR([$Sheet2.L7]*LOG10([$Sheet2.L7]/[$Sheet2.L$2]);0)" office:value-type="float" office:value="-0.040884043953515" calcext:value-type="float">
            <text:p>-0.040884043953515</text:p>
          </table:table-cell>
          <table:table-cell table:formula="of:=IFERROR([$Sheet2.M7]*LOG10([$Sheet2.M7]/[$Sheet2.M$2]);0)" office:value-type="float" office:value="-0.0073506306667729" calcext:value-type="float">
            <text:p>-0.0073506306667729</text:p>
          </table:table-cell>
          <table:table-cell table:formula="of:=IFERROR([$Sheet2.N7]*LOG10([$Sheet2.N7]/[$Sheet2.N$2]);0)" office:value-type="float" office:value="-0.0122351454833371" calcext:value-type="float">
            <text:p>-0.0122351454833371</text:p>
          </table:table-cell>
          <table:table-cell table:formula="of:=IFERROR([$Sheet2.O7]*LOG10([$Sheet2.O7]/[$Sheet2.O$2]);0)" office:value-type="float" office:value="0.578010229362733" calcext:value-type="float">
            <text:p>0.578010229362733</text:p>
          </table:table-cell>
          <table:table-cell table:formula="of:=IFERROR([$Sheet2.P7]*LOG10([$Sheet2.P7]/[$Sheet2.P$2]);0)" office:value-type="float" office:value="-0.00340382919925455" calcext:value-type="float">
            <text:p>-0.00340382919925455</text:p>
          </table:table-cell>
          <table:table-cell table:formula="of:=IFERROR([$Sheet2.Q7]*LOG10([$Sheet2.Q7]/[$Sheet2.Q$2]);0)" office:value-type="float" office:value="-0.00097995327236855" calcext:value-type="float">
            <text:p>-0.00097995327236855</text:p>
          </table:table-cell>
          <table:table-cell table:formula="of:=SUM([.B27:.Q27])" office:value-type="float" office:value="0.472977566260905" calcext:value-type="float">
            <text:p>0.472977566260905</text:p>
          </table:table-cell>
        </table:table-row>
        <table:table-row table:style-name="ro1">
          <table:table-cell table:formula="of:=[$word_counts_and_combinations.A51]" office:value-type="string" office:string-value="train" calcext:value-type="string">
            <text:p>train</text:p>
          </table:table-cell>
          <table:table-cell table:formula="of:=IFERROR([$Sheet2.B51]*LOG10([$Sheet2.B51]/[$Sheet2.B$2]);0)" office:value-type="float" office:value="-0.00722160788371247" calcext:value-type="float">
            <text:p>-0.00722160788371247</text:p>
          </table:table-cell>
          <table:table-cell table:formula="of:=IFERROR([$Sheet2.C51]*LOG10([$Sheet2.C51]/[$Sheet2.C$2]);0)" office:value-type="float" office:value="-0.00193186451144555" calcext:value-type="float">
            <text:p>-0.00193186451144555</text:p>
          </table:table-cell>
          <table:table-cell table:formula="of:=IFERROR([$Sheet2.D51]*LOG10([$Sheet2.D51]/[$Sheet2.D$2]);0)" office:value-type="float" office:value="-0.00780320507771696" calcext:value-type="float">
            <text:p>-0.00780320507771696</text:p>
          </table:table-cell>
          <table:table-cell table:formula="of:=IFERROR([$Sheet2.E51]*LOG10([$Sheet2.E51]/[$Sheet2.E$2]);0)" office:value-type="float" office:value="0" calcext:value-type="float">
            <text:p>0</text:p>
          </table:table-cell>
          <table:table-cell table:formula="of:=IFERROR([$Sheet2.F51]*LOG10([$Sheet2.F51]/[$Sheet2.F$2]);0)" office:value-type="float" office:value="0.468709787033703" calcext:value-type="float">
            <text:p>0.468709787033703</text:p>
          </table:table-cell>
          <table:table-cell table:formula="of:=IFERROR([$Sheet2.G51]*LOG10([$Sheet2.G51]/[$Sheet2.G$2]);0)" office:value-type="float" office:value="-0.00382255435184804" calcext:value-type="float">
            <text:p>-0.00382255435184804</text:p>
          </table:table-cell>
          <table:table-cell table:formula="of:=IFERROR([$Sheet2.H51]*LOG10([$Sheet2.H51]/[$Sheet2.H$2]);0)" office:value-type="float" office:value="-0.00115035043398733" calcext:value-type="float">
            <text:p>-0.00115035043398733</text:p>
          </table:table-cell>
          <table:table-cell table:formula="of:=IFERROR([$Sheet2.I51]*LOG10([$Sheet2.I51]/[$Sheet2.I$2]);0)" office:value-type="float" office:value="0" calcext:value-type="float">
            <text:p>0</text:p>
          </table:table-cell>
          <table:table-cell table:formula="of:=IFERROR([$Sheet2.J51]*LOG10([$Sheet2.J51]/[$Sheet2.J$2]);0)" office:value-type="float" office:value="-0.0250450380672161" calcext:value-type="float">
            <text:p>-0.0250450380672161</text:p>
          </table:table-cell>
          <table:table-cell table:formula="of:=IFERROR([$Sheet2.K51]*LOG10([$Sheet2.K51]/[$Sheet2.K$2]);0)" office:value-type="float" office:value="0" calcext:value-type="float">
            <text:p>0</text:p>
          </table:table-cell>
          <table:table-cell table:formula="of:=IFERROR([$Sheet2.L51]*LOG10([$Sheet2.L51]/[$Sheet2.L$2]);0)" office:value-type="float" office:value="0.0633037281420374" calcext:value-type="float">
            <text:p>0.0633037281420374</text:p>
          </table:table-cell>
          <table:table-cell table:formula="of:=IFERROR([$Sheet2.M51]*LOG10([$Sheet2.M51]/[$Sheet2.M$2]);0)" office:value-type="float" office:value="-0.00739339689151109" calcext:value-type="float">
            <text:p>-0.00739339689151109</text:p>
          </table:table-cell>
          <table:table-cell table:formula="of:=IFERROR([$Sheet2.N51]*LOG10([$Sheet2.N51]/[$Sheet2.N$2]);0)" office:value-type="float" office:value="-0.00882780282180547" calcext:value-type="float">
            <text:p>-0.00882780282180547</text:p>
          </table:table-cell>
          <table:table-cell table:formula="of:=IFERROR([$Sheet2.O51]*LOG10([$Sheet2.O51]/[$Sheet2.O$2]);0)" office:value-type="float" office:value="0" calcext:value-type="float">
            <text:p>0</text:p>
          </table:table-cell>
          <table:table-cell table:formula="of:=IFERROR([$Sheet2.P51]*LOG10([$Sheet2.P51]/[$Sheet2.P$2]);0)" office:value-type="float" office:value="0" calcext:value-type="float">
            <text:p>0</text:p>
          </table:table-cell>
          <table:table-cell table:formula="of:=IFERROR([$Sheet2.Q51]*LOG10([$Sheet2.Q51]/[$Sheet2.Q$2]);0)" office:value-type="float" office:value="0" calcext:value-type="float">
            <text:p>0</text:p>
          </table:table-cell>
          <table:table-cell table:formula="of:=SUM([.B28:.Q28])" office:value-type="float" office:value="0.468817695136498" calcext:value-type="float">
            <text:p>0.468817695136498</text:p>
          </table:table-cell>
        </table:table-row>
        <table:table-row table:style-name="ro1">
          <table:table-cell table:formula="of:=[$word_counts_and_combinations.A86]" office:value-type="string" office:string-value="river" calcext:value-type="string">
            <text:p>river</text:p>
          </table:table-cell>
          <table:table-cell table:formula="of:=IFERROR([$Sheet2.B86]*LOG10([$Sheet2.B86]/[$Sheet2.B$2]);0)" office:value-type="float" office:value="-0.00610191790227411" calcext:value-type="float">
            <text:p>-0.00610191790227411</text:p>
          </table:table-cell>
          <table:table-cell table:formula="of:=IFERROR([$Sheet2.C86]*LOG10([$Sheet2.C86]/[$Sheet2.C$2]);0)" office:value-type="float" office:value="0" calcext:value-type="float">
            <text:p>0</text:p>
          </table:table-cell>
          <table:table-cell table:formula="of:=IFERROR([$Sheet2.D86]*LOG10([$Sheet2.D86]/[$Sheet2.D$2]);0)" office:value-type="float" office:value="0" calcext:value-type="float">
            <text:p>0</text:p>
          </table:table-cell>
          <table:table-cell table:formula="of:=IFERROR([$Sheet2.E86]*LOG10([$Sheet2.E86]/[$Sheet2.E$2]);0)" office:value-type="float" office:value="0" calcext:value-type="float">
            <text:p>0</text:p>
          </table:table-cell>
          <table:table-cell table:formula="of:=IFERROR([$Sheet2.F86]*LOG10([$Sheet2.F86]/[$Sheet2.F$2]);0)" office:value-type="float" office:value="0" calcext:value-type="float">
            <text:p>0</text:p>
          </table:table-cell>
          <table:table-cell table:formula="of:=IFERROR([$Sheet2.G86]*LOG10([$Sheet2.G86]/[$Sheet2.G$2]);0)" office:value-type="float" office:value="-0.00335405595320275" calcext:value-type="float">
            <text:p>-0.00335405595320275</text:p>
          </table:table-cell>
          <table:table-cell table:formula="of:=IFERROR([$Sheet2.H86]*LOG10([$Sheet2.H86]/[$Sheet2.H$2]);0)" office:value-type="float" office:value="0" calcext:value-type="float">
            <text:p>0</text:p>
          </table:table-cell>
          <table:table-cell table:formula="of:=IFERROR([$Sheet2.I86]*LOG10([$Sheet2.I86]/[$Sheet2.I$2]);0)" office:value-type="float" office:value="0" calcext:value-type="float">
            <text:p>0</text:p>
          </table:table-cell>
          <table:table-cell table:formula="of:=IFERROR([$Sheet2.J86]*LOG10([$Sheet2.J86]/[$Sheet2.J$2]);0)" office:value-type="float" office:value="-0.0252486339020631" calcext:value-type="float">
            <text:p>-0.0252486339020631</text:p>
          </table:table-cell>
          <table:table-cell table:formula="of:=IFERROR([$Sheet2.K86]*LOG10([$Sheet2.K86]/[$Sheet2.K$2]);0)" office:value-type="float" office:value="0" calcext:value-type="float">
            <text:p>0</text:p>
          </table:table-cell>
          <table:table-cell table:formula="of:=IFERROR([$Sheet2.L86]*LOG10([$Sheet2.L86]/[$Sheet2.L$2]);0)" office:value-type="float" office:value="-0.0104740910189874" calcext:value-type="float">
            <text:p>-0.0104740910189874</text:p>
          </table:table-cell>
          <table:table-cell table:formula="of:=IFERROR([$Sheet2.M86]*LOG10([$Sheet2.M86]/[$Sheet2.M$2]);0)" office:value-type="float" office:value="-0.00733856179856455" calcext:value-type="float">
            <text:p>-0.00733856179856455</text:p>
          </table:table-cell>
          <table:table-cell table:formula="of:=IFERROR([$Sheet2.N86]*LOG10([$Sheet2.N86]/[$Sheet2.N$2]);0)" office:value-type="float" office:value="-0.00721855342430452" calcext:value-type="float">
            <text:p>-0.00721855342430452</text:p>
          </table:table-cell>
          <table:table-cell table:formula="of:=IFERROR([$Sheet2.O86]*LOG10([$Sheet2.O86]/[$Sheet2.O$2]);0)" office:value-type="float" office:value="0.495103469903889" calcext:value-type="float">
            <text:p>0.495103469903889</text:p>
          </table:table-cell>
          <table:table-cell table:formula="of:=IFERROR([$Sheet2.P86]*LOG10([$Sheet2.P86]/[$Sheet2.P$2]);0)" office:value-type="float" office:value="0.0192872879951621" calcext:value-type="float">
            <text:p>0.0192872879951621</text:p>
          </table:table-cell>
          <table:table-cell table:formula="of:=IFERROR([$Sheet2.Q86]*LOG10([$Sheet2.Q86]/[$Sheet2.Q$2]);0)" office:value-type="float" office:value="0" calcext:value-type="float">
            <text:p>0</text:p>
          </table:table-cell>
          <table:table-cell table:formula="of:=SUM([.B29:.Q29])" office:value-type="float" office:value="0.454654943899654" calcext:value-type="float">
            <text:p>0.454654943899654</text:p>
          </table:table-cell>
        </table:table-row>
        <table:table-row table:style-name="ro1">
          <table:table-cell table:formula="of:=[$word_counts_and_combinations.A100]" office:value-type="string" office:string-value="shop" calcext:value-type="string">
            <text:p>shop</text:p>
          </table:table-cell>
          <table:table-cell table:formula="of:=IFERROR([$Sheet2.B100]*LOG10([$Sheet2.B100]/[$Sheet2.B$2]);0)" office:value-type="float" office:value="0.2278345836533" calcext:value-type="float">
            <text:p>0.2278345836533</text:p>
          </table:table-cell>
          <table:table-cell table:formula="of:=IFERROR([$Sheet2.C100]*LOG10([$Sheet2.C100]/[$Sheet2.C$2]);0)" office:value-type="float" office:value="-0.00459888324682272" calcext:value-type="float">
            <text:p>-0.00459888324682272</text:p>
          </table:table-cell>
          <table:table-cell table:formula="of:=IFERROR([$Sheet2.D100]*LOG10([$Sheet2.D100]/[$Sheet2.D$2]);0)" office:value-type="float" office:value="0" calcext:value-type="float">
            <text:p>0</text:p>
          </table:table-cell>
          <table:table-cell table:formula="of:=IFERROR([$Sheet2.E100]*LOG10([$Sheet2.E100]/[$Sheet2.E$2]);0)" office:value-type="float" office:value="0.0105647881599236" calcext:value-type="float">
            <text:p>0.0105647881599236</text:p>
          </table:table-cell>
          <table:table-cell table:formula="of:=IFERROR([$Sheet2.F100]*LOG10([$Sheet2.F100]/[$Sheet2.F$2]);0)" office:value-type="float" office:value="-0.00246830754501533" calcext:value-type="float">
            <text:p>-0.00246830754501533</text:p>
          </table:table-cell>
          <table:table-cell table:formula="of:=IFERROR([$Sheet2.G100]*LOG10([$Sheet2.G100]/[$Sheet2.G$2]);0)" office:value-type="float" office:value="-0.0037224264601396" calcext:value-type="float">
            <text:p>-0.0037224264601396</text:p>
          </table:table-cell>
          <table:table-cell table:formula="of:=IFERROR([$Sheet2.H100]*LOG10([$Sheet2.H100]/[$Sheet2.H$2]);0)" office:value-type="float" office:value="0.145957298382825" calcext:value-type="float">
            <text:p>0.145957298382825</text:p>
          </table:table-cell>
          <table:table-cell table:formula="of:=IFERROR([$Sheet2.I100]*LOG10([$Sheet2.I100]/[$Sheet2.I$2]);0)" office:value-type="float" office:value="0" calcext:value-type="float">
            <text:p>0</text:p>
          </table:table-cell>
          <table:table-cell table:formula="of:=IFERROR([$Sheet2.J100]*LOG10([$Sheet2.J100]/[$Sheet2.J$2]);0)" office:value-type="float" office:value="-0.0195224696951515" calcext:value-type="float">
            <text:p>-0.0195224696951515</text:p>
          </table:table-cell>
          <table:table-cell table:formula="of:=IFERROR([$Sheet2.K100]*LOG10([$Sheet2.K100]/[$Sheet2.K$2]);0)" office:value-type="float" office:value="0.038252265862311" calcext:value-type="float">
            <text:p>0.038252265862311</text:p>
          </table:table-cell>
          <table:table-cell table:formula="of:=IFERROR([$Sheet2.L100]*LOG10([$Sheet2.L100]/[$Sheet2.L$2]);0)" office:value-type="float" office:value="0.0574042487414608" calcext:value-type="float">
            <text:p>0.0574042487414608</text:p>
          </table:table-cell>
          <table:table-cell table:formula="of:=IFERROR([$Sheet2.M100]*LOG10([$Sheet2.M100]/[$Sheet2.M$2]);0)" office:value-type="float" office:value="-0.00594788461316051" calcext:value-type="float">
            <text:p>-0.00594788461316051</text:p>
          </table:table-cell>
          <table:table-cell table:formula="of:=IFERROR([$Sheet2.N100]*LOG10([$Sheet2.N100]/[$Sheet2.N$2]);0)" office:value-type="float" office:value="0" calcext:value-type="float">
            <text:p>0</text:p>
          </table:table-cell>
          <table:table-cell table:formula="of:=IFERROR([$Sheet2.O100]*LOG10([$Sheet2.O100]/[$Sheet2.O$2]);0)" office:value-type="float" office:value="0" calcext:value-type="float">
            <text:p>0</text:p>
          </table:table-cell>
          <table:table-cell table:formula="of:=IFERROR([$Sheet2.P100]*LOG10([$Sheet2.P100]/[$Sheet2.P$2]);0)" office:value-type="float" office:value="-0.00337739468567969" calcext:value-type="float">
            <text:p>-0.00337739468567969</text:p>
          </table:table-cell>
          <table:table-cell table:formula="of:=IFERROR([$Sheet2.Q100]*LOG10([$Sheet2.Q100]/[$Sheet2.Q$2]);0)" office:value-type="float" office:value="-0.00163918481885143" calcext:value-type="float">
            <text:p>-0.00163918481885143</text:p>
          </table:table-cell>
          <table:table-cell table:formula="of:=SUM([.B30:.Q30])" office:value-type="float" office:value="0.438736633735" calcext:value-type="float">
            <text:p>0.438736633735</text:p>
          </table:table-cell>
        </table:table-row>
        <table:table-row table:style-name="ro1">
          <table:table-cell table:formula="of:=[$word_counts_and_combinations.A38]" office:value-type="string" office:string-value="room" calcext:value-type="string">
            <text:p>room</text:p>
          </table:table-cell>
          <table:table-cell table:formula="of:=IFERROR([$Sheet2.B38]*LOG10([$Sheet2.B38]/[$Sheet2.B$2]);0)" office:value-type="float" office:value="0.212275837607029" calcext:value-type="float">
            <text:p>0.212275837607029</text:p>
          </table:table-cell>
          <table:table-cell table:formula="of:=IFERROR([$Sheet2.C38]*LOG10([$Sheet2.C38]/[$Sheet2.C$2]);0)" office:value-type="float" office:value="0.211814617694872" calcext:value-type="float">
            <text:p>0.211814617694872</text:p>
          </table:table-cell>
          <table:table-cell table:formula="of:=IFERROR([$Sheet2.D38]*LOG10([$Sheet2.D38]/[$Sheet2.D$2]);0)" office:value-type="float" office:value="0.0405084604209533" calcext:value-type="float">
            <text:p>0.0405084604209533</text:p>
          </table:table-cell>
          <table:table-cell table:formula="of:=IFERROR([$Sheet2.E38]*LOG10([$Sheet2.E38]/[$Sheet2.E$2]);0)" office:value-type="float" office:value="0.00550073987587869" calcext:value-type="float">
            <text:p>0.00550073987587869</text:p>
          </table:table-cell>
          <table:table-cell table:formula="of:=IFERROR([$Sheet2.F38]*LOG10([$Sheet2.F38]/[$Sheet2.F$2]);0)" office:value-type="float" office:value="0" calcext:value-type="float">
            <text:p>0</text:p>
          </table:table-cell>
          <table:table-cell table:formula="of:=IFERROR([$Sheet2.G38]*LOG10([$Sheet2.G38]/[$Sheet2.G$2]);0)" office:value-type="float" office:value="0.044671950881632" calcext:value-type="float">
            <text:p>0.044671950881632</text:p>
          </table:table-cell>
          <table:table-cell table:formula="of:=IFERROR([$Sheet2.H38]*LOG10([$Sheet2.H38]/[$Sheet2.H$2]);0)" office:value-type="float" office:value="-0.00304566342071938" calcext:value-type="float">
            <text:p>-0.00304566342071938</text:p>
          </table:table-cell>
          <table:table-cell table:formula="of:=IFERROR([$Sheet2.I38]*LOG10([$Sheet2.I38]/[$Sheet2.I$2]);0)" office:value-type="float" office:value="-0.00237883359253723" calcext:value-type="float">
            <text:p>-0.00237883359253723</text:p>
          </table:table-cell>
          <table:table-cell table:formula="of:=IFERROR([$Sheet2.J38]*LOG10([$Sheet2.J38]/[$Sheet2.J$2]);0)" office:value-type="float" office:value="-0.0240901430063554" calcext:value-type="float">
            <text:p>-0.0240901430063554</text:p>
          </table:table-cell>
          <table:table-cell table:formula="of:=IFERROR([$Sheet2.K38]*LOG10([$Sheet2.K38]/[$Sheet2.K$2]);0)" office:value-type="float" office:value="0" calcext:value-type="float">
            <text:p>0</text:p>
          </table:table-cell>
          <table:table-cell table:formula="of:=IFERROR([$Sheet2.L38]*LOG10([$Sheet2.L38]/[$Sheet2.L$2]);0)" office:value-type="float" office:value="-0.0346298372211608" calcext:value-type="float">
            <text:p>-0.0346298372211608</text:p>
          </table:table-cell>
          <table:table-cell table:formula="of:=IFERROR([$Sheet2.M38]*LOG10([$Sheet2.M38]/[$Sheet2.M$2]);0)" office:value-type="float" office:value="-0.00563088531381105" calcext:value-type="float">
            <text:p>-0.00563088531381105</text:p>
          </table:table-cell>
          <table:table-cell table:formula="of:=IFERROR([$Sheet2.N38]*LOG10([$Sheet2.N38]/[$Sheet2.N$2]);0)" office:value-type="float" office:value="-0.00888041048210834" calcext:value-type="float">
            <text:p>-0.00888041048210834</text:p>
          </table:table-cell>
          <table:table-cell table:formula="of:=IFERROR([$Sheet2.O38]*LOG10([$Sheet2.O38]/[$Sheet2.O$2]);0)" office:value-type="float" office:value="0" calcext:value-type="float">
            <text:p>0</text:p>
          </table:table-cell>
          <table:table-cell table:formula="of:=IFERROR([$Sheet2.P38]*LOG10([$Sheet2.P38]/[$Sheet2.P$2]);0)" office:value-type="float" office:value="0" calcext:value-type="float">
            <text:p>0</text:p>
          </table:table-cell>
          <table:table-cell table:formula="of:=IFERROR([$Sheet2.Q38]*LOG10([$Sheet2.Q38]/[$Sheet2.Q$2]);0)" office:value-type="float" office:value="-0.00162702070769847" calcext:value-type="float">
            <text:p>-0.00162702070769847</text:p>
          </table:table-cell>
          <table:table-cell table:formula="of:=SUM([.B31:.Q31])" office:value-type="float" office:value="0.434488812735974" calcext:value-type="float">
            <text:p>0.434488812735974</text:p>
          </table:table-cell>
        </table:table-row>
        <table:table-row table:style-name="ro1">
          <table:table-cell table:formula="of:=[$word_counts_and_combinations.A113]" office:value-type="string" office:string-value="fountain" calcext:value-type="string">
            <text:p>fountain</text:p>
          </table:table-cell>
          <table:table-cell table:formula="of:=IFERROR([$Sheet2.B113]*LOG10([$Sheet2.B113]/[$Sheet2.B$2]);0)" office:value-type="float" office:value="0" calcext:value-type="float">
            <text:p>0</text:p>
          </table:table-cell>
          <table:table-cell table:formula="of:=IFERROR([$Sheet2.C113]*LOG10([$Sheet2.C113]/[$Sheet2.C$2]);0)" office:value-type="float" office:value="0" calcext:value-type="float">
            <text:p>0</text:p>
          </table:table-cell>
          <table:table-cell table:formula="of:=IFERROR([$Sheet2.D113]*LOG10([$Sheet2.D113]/[$Sheet2.D$2]);0)" office:value-type="float" office:value="0" calcext:value-type="float">
            <text:p>0</text:p>
          </table:table-cell>
          <table:table-cell table:formula="of:=IFERROR([$Sheet2.E113]*LOG10([$Sheet2.E113]/[$Sheet2.E$2]);0)" office:value-type="float" office:value="-0.00349988391214794" calcext:value-type="float">
            <text:p>-0.00349988391214794</text:p>
          </table:table-cell>
          <table:table-cell table:formula="of:=IFERROR([$Sheet2.F113]*LOG10([$Sheet2.F113]/[$Sheet2.F$2]);0)" office:value-type="float" office:value="0" calcext:value-type="float">
            <text:p>0</text:p>
          </table:table-cell>
          <table:table-cell table:formula="of:=IFERROR([$Sheet2.G113]*LOG10([$Sheet2.G113]/[$Sheet2.G$2]);0)" office:value-type="float" office:value="0" calcext:value-type="float">
            <text:p>0</text:p>
          </table:table-cell>
          <table:table-cell table:formula="of:=IFERROR([$Sheet2.H113]*LOG10([$Sheet2.H113]/[$Sheet2.H$2]);0)" office:value-type="float" office:value="0" calcext:value-type="float">
            <text:p>0</text:p>
          </table:table-cell>
          <table:table-cell table:formula="of:=IFERROR([$Sheet2.I113]*LOG10([$Sheet2.I113]/[$Sheet2.I$2]);0)" office:value-type="float" office:value="0" calcext:value-type="float">
            <text:p>0</text:p>
          </table:table-cell>
          <table:table-cell table:formula="of:=IFERROR([$Sheet2.J113]*LOG10([$Sheet2.J113]/[$Sheet2.J$2]);0)" office:value-type="float" office:value="0.43840568752613" calcext:value-type="float">
            <text:p>0.43840568752613</text:p>
          </table:table-cell>
          <table:table-cell table:formula="of:=IFERROR([$Sheet2.K113]*LOG10([$Sheet2.K113]/[$Sheet2.K$2]);0)" office:value-type="float" office:value="0" calcext:value-type="float">
            <text:p>0</text:p>
          </table:table-cell>
          <table:table-cell table:formula="of:=IFERROR([$Sheet2.L113]*LOG10([$Sheet2.L113]/[$Sheet2.L$2]);0)" office:value-type="float" office:value="0.00822663622155265" calcext:value-type="float">
            <text:p>0.00822663622155265</text:p>
          </table:table-cell>
          <table:table-cell table:formula="of:=IFERROR([$Sheet2.M113]*LOG10([$Sheet2.M113]/[$Sheet2.M$2]);0)" office:value-type="float" office:value="0" calcext:value-type="float">
            <text:p>0</text:p>
          </table:table-cell>
          <table:table-cell table:formula="of:=IFERROR([$Sheet2.N113]*LOG10([$Sheet2.N113]/[$Sheet2.N$2]);0)" office:value-type="float" office:value="0" calcext:value-type="float">
            <text:p>0</text:p>
          </table:table-cell>
          <table:table-cell table:formula="of:=IFERROR([$Sheet2.O113]*LOG10([$Sheet2.O113]/[$Sheet2.O$2]);0)" office:value-type="float" office:value="-0.00928209894119963" calcext:value-type="float">
            <text:p>-0.00928209894119963</text:p>
          </table:table-cell>
          <table:table-cell table:formula="of:=IFERROR([$Sheet2.P113]*LOG10([$Sheet2.P113]/[$Sheet2.P$2]);0)" office:value-type="float" office:value="0" calcext:value-type="float">
            <text:p>0</text:p>
          </table:table-cell>
          <table:table-cell table:formula="of:=IFERROR([$Sheet2.Q113]*LOG10([$Sheet2.Q113]/[$Sheet2.Q$2]);0)" office:value-type="float" office:value="0" calcext:value-type="float">
            <text:p>0</text:p>
          </table:table-cell>
          <table:table-cell table:formula="of:=SUM([.B32:.Q32])" office:value-type="float" office:value="0.433850340894335" calcext:value-type="float">
            <text:p>0.433850340894335</text:p>
          </table:table-cell>
        </table:table-row>
        <table:table-row table:style-name="ro1">
          <table:table-cell table:formula="of:=[$word_counts_and_combinations.A93]" office:value-type="string" office:string-value="shopping" calcext:value-type="string">
            <text:p>shopping</text:p>
          </table:table-cell>
          <table:table-cell table:formula="of:=IFERROR([$Sheet2.B93]*LOG10([$Sheet2.B93]/[$Sheet2.B$2]);0)" office:value-type="float" office:value="0.303323690262601" calcext:value-type="float">
            <text:p>0.303323690262601</text:p>
          </table:table-cell>
          <table:table-cell table:formula="of:=IFERROR([$Sheet2.C93]*LOG10([$Sheet2.C93]/[$Sheet2.C$2]);0)" office:value-type="float" office:value="-0.0073318288135219" calcext:value-type="float">
            <text:p>-0.0073318288135219</text:p>
          </table:table-cell>
          <table:table-cell table:formula="of:=IFERROR([$Sheet2.D93]*LOG10([$Sheet2.D93]/[$Sheet2.D$2]);0)" office:value-type="float" office:value="0" calcext:value-type="float">
            <text:p>0</text:p>
          </table:table-cell>
          <table:table-cell table:formula="of:=IFERROR([$Sheet2.E93]*LOG10([$Sheet2.E93]/[$Sheet2.E$2]);0)" office:value-type="float" office:value="-0.00362517854924511" calcext:value-type="float">
            <text:p>-0.00362517854924511</text:p>
          </table:table-cell>
          <table:table-cell table:formula="of:=IFERROR([$Sheet2.F93]*LOG10([$Sheet2.F93]/[$Sheet2.F$2]);0)" office:value-type="float" office:value="0.000241259713723721" calcext:value-type="float">
            <text:p>0.000241259713723721</text:p>
          </table:table-cell>
          <table:table-cell table:formula="of:=IFERROR([$Sheet2.G93]*LOG10([$Sheet2.G93]/[$Sheet2.G$2]);0)" office:value-type="float" office:value="-0.00269881982009609" calcext:value-type="float">
            <text:p>-0.00269881982009609</text:p>
          </table:table-cell>
          <table:table-cell table:formula="of:=IFERROR([$Sheet2.H93]*LOG10([$Sheet2.H93]/[$Sheet2.H$2]);0)" office:value-type="float" office:value="0.0996797609035145" calcext:value-type="float">
            <text:p>0.0996797609035145</text:p>
          </table:table-cell>
          <table:table-cell table:formula="of:=IFERROR([$Sheet2.I93]*LOG10([$Sheet2.I93]/[$Sheet2.I$2]);0)" office:value-type="float" office:value="0" calcext:value-type="float">
            <text:p>0</text:p>
          </table:table-cell>
          <table:table-cell table:formula="of:=IFERROR([$Sheet2.J93]*LOG10([$Sheet2.J93]/[$Sheet2.J$2]);0)" office:value-type="float" office:value="-0.0250345235007735" calcext:value-type="float">
            <text:p>-0.0250345235007735</text:p>
          </table:table-cell>
          <table:table-cell table:formula="of:=IFERROR([$Sheet2.K93]*LOG10([$Sheet2.K93]/[$Sheet2.K$2]);0)" office:value-type="float" office:value="0.000165216897247861" calcext:value-type="float">
            <text:p>0.000165216897247861</text:p>
          </table:table-cell>
          <table:table-cell table:formula="of:=IFERROR([$Sheet2.L93]*LOG10([$Sheet2.L93]/[$Sheet2.L$2]);0)" office:value-type="float" office:value="0.0688334216707109" calcext:value-type="float">
            <text:p>0.0688334216707109</text:p>
          </table:table-cell>
          <table:table-cell table:formula="of:=IFERROR([$Sheet2.M93]*LOG10([$Sheet2.M93]/[$Sheet2.M$2]);0)" office:value-type="float" office:value="0" calcext:value-type="float">
            <text:p>0</text:p>
          </table:table-cell>
          <table:table-cell table:formula="of:=IFERROR([$Sheet2.N93]*LOG10([$Sheet2.N93]/[$Sheet2.N$2]);0)" office:value-type="float" office:value="0" calcext:value-type="float">
            <text:p>0</text:p>
          </table:table-cell>
          <table:table-cell table:formula="of:=IFERROR([$Sheet2.O93]*LOG10([$Sheet2.O93]/[$Sheet2.O$2]);0)" office:value-type="float" office:value="0" calcext:value-type="float">
            <text:p>0</text:p>
          </table:table-cell>
          <table:table-cell table:formula="of:=IFERROR([$Sheet2.P93]*LOG10([$Sheet2.P93]/[$Sheet2.P$2]);0)" office:value-type="float" office:value="-0.00462638307479189" calcext:value-type="float">
            <text:p>-0.00462638307479189</text:p>
          </table:table-cell>
          <table:table-cell table:formula="of:=IFERROR([$Sheet2.Q93]*LOG10([$Sheet2.Q93]/[$Sheet2.Q$2]);0)" office:value-type="float" office:value="0" calcext:value-type="float">
            <text:p>0</text:p>
          </table:table-cell>
          <table:table-cell table:formula="of:=SUM([.B33:.Q33])" office:value-type="float" office:value="0.42892661568937" calcext:value-type="float">
            <text:p>0.42892661568937</text:p>
          </table:table-cell>
        </table:table-row>
        <table:table-row table:style-name="ro1">
          <table:table-cell table:formula="of:=[$word_counts_and_combinations.A6]" office:value-type="string" office:string-value="street" calcext:value-type="string">
            <text:p>street</text:p>
          </table:table-cell>
          <table:table-cell table:formula="of:=IFERROR([$Sheet2.B6]*LOG10([$Sheet2.B6]/[$Sheet2.B$2]);0)" office:value-type="float" office:value="-0.00475432880510415" calcext:value-type="float">
            <text:p>-0.00475432880510415</text:p>
          </table:table-cell>
          <table:table-cell table:formula="of:=IFERROR([$Sheet2.C6]*LOG10([$Sheet2.C6]/[$Sheet2.C$2]);0)" office:value-type="float" office:value="-0.0045354249814378" calcext:value-type="float">
            <text:p>-0.0045354249814378</text:p>
          </table:table-cell>
          <table:table-cell table:formula="of:=IFERROR([$Sheet2.D6]*LOG10([$Sheet2.D6]/[$Sheet2.D$2]);0)" office:value-type="float" office:value="-0.00149020662929129" calcext:value-type="float">
            <text:p>-0.00149020662929129</text:p>
          </table:table-cell>
          <table:table-cell table:formula="of:=IFERROR([$Sheet2.E6]*LOG10([$Sheet2.E6]/[$Sheet2.E$2]);0)" office:value-type="float" office:value="-0.00109003994322586" calcext:value-type="float">
            <text:p>-0.00109003994322586</text:p>
          </table:table-cell>
          <table:table-cell table:formula="of:=IFERROR([$Sheet2.F6]*LOG10([$Sheet2.F6]/[$Sheet2.F$2]);0)" office:value-type="float" office:value="-0.00228666718556854" calcext:value-type="float">
            <text:p>-0.00228666718556854</text:p>
          </table:table-cell>
          <table:table-cell table:formula="of:=IFERROR([$Sheet2.G6]*LOG10([$Sheet2.G6]/[$Sheet2.G$2]);0)" office:value-type="float" office:value="-0.00177778915549065" calcext:value-type="float">
            <text:p>-0.00177778915549065</text:p>
          </table:table-cell>
          <table:table-cell table:formula="of:=IFERROR([$Sheet2.H6]*LOG10([$Sheet2.H6]/[$Sheet2.H$2]);0)" office:value-type="float" office:value="-0.00135152240749467" calcext:value-type="float">
            <text:p>-0.00135152240749467</text:p>
          </table:table-cell>
          <table:table-cell table:formula="of:=IFERROR([$Sheet2.I6]*LOG10([$Sheet2.I6]/[$Sheet2.I$2]);0)" office:value-type="float" office:value="-0.00460802479424817" calcext:value-type="float">
            <text:p>-0.00460802479424817</text:p>
          </table:table-cell>
          <table:table-cell table:formula="of:=IFERROR([$Sheet2.J6]*LOG10([$Sheet2.J6]/[$Sheet2.J$2]);0)" office:value-type="float" office:value="-0.0216130885768501" calcext:value-type="float">
            <text:p>-0.0216130885768501</text:p>
          </table:table-cell>
          <table:table-cell table:formula="of:=IFERROR([$Sheet2.K6]*LOG10([$Sheet2.K6]/[$Sheet2.K$2]);0)" office:value-type="float" office:value="-0.000521883794230105" calcext:value-type="float">
            <text:p>-0.000521883794230105</text:p>
          </table:table-cell>
          <table:table-cell table:formula="of:=IFERROR([$Sheet2.L6]*LOG10([$Sheet2.L6]/[$Sheet2.L$2]);0)" office:value-type="float" office:value="0.487141107266447" calcext:value-type="float">
            <text:p>0.487141107266447</text:p>
          </table:table-cell>
          <table:table-cell table:formula="of:=IFERROR([$Sheet2.M6]*LOG10([$Sheet2.M6]/[$Sheet2.M$2]);0)" office:value-type="float" office:value="-0.00675136605665619" calcext:value-type="float">
            <text:p>-0.00675136605665619</text:p>
          </table:table-cell>
          <table:table-cell table:formula="of:=IFERROR([$Sheet2.N6]*LOG10([$Sheet2.N6]/[$Sheet2.N$2]);0)" office:value-type="float" office:value="-0.00416040730743623" calcext:value-type="float">
            <text:p>-0.00416040730743623</text:p>
          </table:table-cell>
          <table:table-cell table:formula="of:=IFERROR([$Sheet2.O6]*LOG10([$Sheet2.O6]/[$Sheet2.O$2]);0)" office:value-type="float" office:value="-0.00253435047383941" calcext:value-type="float">
            <text:p>-0.00253435047383941</text:p>
          </table:table-cell>
          <table:table-cell table:formula="of:=IFERROR([$Sheet2.P6]*LOG10([$Sheet2.P6]/[$Sheet2.P$2]);0)" office:value-type="float" office:value="0" calcext:value-type="float">
            <text:p>0</text:p>
          </table:table-cell>
          <table:table-cell table:formula="of:=IFERROR([$Sheet2.Q6]*LOG10([$Sheet2.Q6]/[$Sheet2.Q$2]);0)" office:value-type="float" office:value="-0.00146920876005345" calcext:value-type="float">
            <text:p>-0.00146920876005345</text:p>
          </table:table-cell>
          <table:table-cell table:formula="of:=SUM([.B34:.Q34])" office:value-type="float" office:value="0.428196798395521" calcext:value-type="float">
            <text:p>0.428196798395521</text:p>
          </table:table-cell>
        </table:table-row>
        <table:table-row table:style-name="ro1">
          <table:table-cell table:formula="of:=[$word_counts_and_combinations.A31]" office:value-type="string" office:string-value="construction" calcext:value-type="string">
            <text:p>construction</text:p>
          </table:table-cell>
          <table:table-cell table:formula="of:=IFERROR([$Sheet2.B31]*LOG10([$Sheet2.B31]/[$Sheet2.B$2]);0)" office:value-type="float" office:value="-0.00840637691609111" calcext:value-type="float">
            <text:p>-0.00840637691609111</text:p>
          </table:table-cell>
          <table:table-cell table:formula="of:=IFERROR([$Sheet2.C31]*LOG10([$Sheet2.C31]/[$Sheet2.C$2]);0)" office:value-type="float" office:value="-0.010163445020189" calcext:value-type="float">
            <text:p>-0.010163445020189</text:p>
          </table:table-cell>
          <table:table-cell table:formula="of:=IFERROR([$Sheet2.D31]*LOG10([$Sheet2.D31]/[$Sheet2.D$2]);0)" office:value-type="float" office:value="0" calcext:value-type="float">
            <text:p>0</text:p>
          </table:table-cell>
          <table:table-cell table:formula="of:=IFERROR([$Sheet2.E31]*LOG10([$Sheet2.E31]/[$Sheet2.E$2]);0)" office:value-type="float" office:value="-0.00362529693819996" calcext:value-type="float">
            <text:p>-0.00362529693819996</text:p>
          </table:table-cell>
          <table:table-cell table:formula="of:=IFERROR([$Sheet2.F31]*LOG10([$Sheet2.F31]/[$Sheet2.F$2]);0)" office:value-type="float" office:value="0.0105369139170068" calcext:value-type="float">
            <text:p>0.0105369139170068</text:p>
          </table:table-cell>
          <table:table-cell table:formula="of:=IFERROR([$Sheet2.G31]*LOG10([$Sheet2.G31]/[$Sheet2.G$2]);0)" office:value-type="float" office:value="-0.00316821687567723" calcext:value-type="float">
            <text:p>-0.00316821687567723</text:p>
          </table:table-cell>
          <table:table-cell table:formula="of:=IFERROR([$Sheet2.H31]*LOG10([$Sheet2.H31]/[$Sheet2.H$2]);0)" office:value-type="float" office:value="0.309850135711979" calcext:value-type="float">
            <text:p>0.309850135711979</text:p>
          </table:table-cell>
          <table:table-cell table:formula="of:=IFERROR([$Sheet2.I31]*LOG10([$Sheet2.I31]/[$Sheet2.I$2]);0)" office:value-type="float" office:value="0.0026036587407245" calcext:value-type="float">
            <text:p>0.0026036587407245</text:p>
          </table:table-cell>
          <table:table-cell table:formula="of:=IFERROR([$Sheet2.J31]*LOG10([$Sheet2.J31]/[$Sheet2.J$2]);0)" office:value-type="float" office:value="-0.00665575578968115" calcext:value-type="float">
            <text:p>-0.00665575578968115</text:p>
          </table:table-cell>
          <table:table-cell table:formula="of:=IFERROR([$Sheet2.K31]*LOG10([$Sheet2.K31]/[$Sheet2.K$2]);0)" office:value-type="float" office:value="0" calcext:value-type="float">
            <text:p>0</text:p>
          </table:table-cell>
          <table:table-cell table:formula="of:=IFERROR([$Sheet2.L31]*LOG10([$Sheet2.L31]/[$Sheet2.L$2]);0)" office:value-type="float" office:value="0.121420310142405" calcext:value-type="float">
            <text:p>0.121420310142405</text:p>
          </table:table-cell>
          <table:table-cell table:formula="of:=IFERROR([$Sheet2.M31]*LOG10([$Sheet2.M31]/[$Sheet2.M$2]);0)" office:value-type="float" office:value="0.0235522853094082" calcext:value-type="float">
            <text:p>0.0235522853094082</text:p>
          </table:table-cell>
          <table:table-cell table:formula="of:=IFERROR([$Sheet2.N31]*LOG10([$Sheet2.N31]/[$Sheet2.N$2]);0)" office:value-type="float" office:value="-0.00988944064754227" calcext:value-type="float">
            <text:p>-0.00988944064754227</text:p>
          </table:table-cell>
          <table:table-cell table:formula="of:=IFERROR([$Sheet2.O31]*LOG10([$Sheet2.O31]/[$Sheet2.O$2]);0)" office:value-type="float" office:value="0" calcext:value-type="float">
            <text:p>0</text:p>
          </table:table-cell>
          <table:table-cell table:formula="of:=IFERROR([$Sheet2.P31]*LOG10([$Sheet2.P31]/[$Sheet2.P$2]);0)" office:value-type="float" office:value="0" calcext:value-type="float">
            <text:p>0</text:p>
          </table:table-cell>
          <table:table-cell table:formula="of:=IFERROR([$Sheet2.Q31]*LOG10([$Sheet2.Q31]/[$Sheet2.Q$2]);0)" office:value-type="float" office:value="0" calcext:value-type="float">
            <text:p>0</text:p>
          </table:table-cell>
          <table:table-cell table:formula="of:=SUM([.B35:.Q35])" office:value-type="float" office:value="0.426054771634143" calcext:value-type="float">
            <text:p>0.426054771634143</text:p>
          </table:table-cell>
        </table:table-row>
        <table:table-row table:style-name="ro1">
          <table:table-cell table:formula="of:=[$word_counts_and_combinations.A13]" office:value-type="string" office:string-value="sidewalk" calcext:value-type="string">
            <text:p>sidewalk</text:p>
          </table:table-cell>
          <table:table-cell table:formula="of:=IFERROR([$Sheet2.B13]*LOG10([$Sheet2.B13]/[$Sheet2.B$2]);0)" office:value-type="float" office:value="0" calcext:value-type="float">
            <text:p>0</text:p>
          </table:table-cell>
          <table:table-cell table:formula="of:=IFERROR([$Sheet2.C13]*LOG10([$Sheet2.C13]/[$Sheet2.C$2]);0)" office:value-type="float" office:value="-0.00300240247901586" calcext:value-type="float">
            <text:p>-0.00300240247901586</text:p>
          </table:table-cell>
          <table:table-cell table:formula="of:=IFERROR([$Sheet2.D13]*LOG10([$Sheet2.D13]/[$Sheet2.D$2]);0)" office:value-type="float" office:value="0" calcext:value-type="float">
            <text:p>0</text:p>
          </table:table-cell>
          <table:table-cell table:formula="of:=IFERROR([$Sheet2.E13]*LOG10([$Sheet2.E13]/[$Sheet2.E$2]);0)" office:value-type="float" office:value="0" calcext:value-type="float">
            <text:p>0</text:p>
          </table:table-cell>
          <table:table-cell table:formula="of:=IFERROR([$Sheet2.F13]*LOG10([$Sheet2.F13]/[$Sheet2.F$2]);0)" office:value-type="float" office:value="-0.00240501454239725" calcext:value-type="float">
            <text:p>-0.00240501454239725</text:p>
          </table:table-cell>
          <table:table-cell table:formula="of:=IFERROR([$Sheet2.G13]*LOG10([$Sheet2.G13]/[$Sheet2.G$2]);0)" office:value-type="float" office:value="-0.00215840509048022" calcext:value-type="float">
            <text:p>-0.00215840509048022</text:p>
          </table:table-cell>
          <table:table-cell table:formula="of:=IFERROR([$Sheet2.H13]*LOG10([$Sheet2.H13]/[$Sheet2.H$2]);0)" office:value-type="float" office:value="-0.00375131230208373" calcext:value-type="float">
            <text:p>-0.00375131230208373</text:p>
          </table:table-cell>
          <table:table-cell table:formula="of:=IFERROR([$Sheet2.I13]*LOG10([$Sheet2.I13]/[$Sheet2.I$2]);0)" office:value-type="float" office:value="-0.00366203397074459" calcext:value-type="float">
            <text:p>-0.00366203397074459</text:p>
          </table:table-cell>
          <table:table-cell table:formula="of:=IFERROR([$Sheet2.J13]*LOG10([$Sheet2.J13]/[$Sheet2.J$2]);0)" office:value-type="float" office:value="-0.0257145505579294" calcext:value-type="float">
            <text:p>-0.0257145505579294</text:p>
          </table:table-cell>
          <table:table-cell table:formula="of:=IFERROR([$Sheet2.K13]*LOG10([$Sheet2.K13]/[$Sheet2.K$2]);0)" office:value-type="float" office:value="0.0010170548238744" calcext:value-type="float">
            <text:p>0.0010170548238744</text:p>
          </table:table-cell>
          <table:table-cell table:formula="of:=IFERROR([$Sheet2.L13]*LOG10([$Sheet2.L13]/[$Sheet2.L$2]);0)" office:value-type="float" office:value="0.464870115811566" calcext:value-type="float">
            <text:p>0.464870115811566</text:p>
          </table:table-cell>
          <table:table-cell table:formula="of:=IFERROR([$Sheet2.M13]*LOG10([$Sheet2.M13]/[$Sheet2.M$2]);0)" office:value-type="float" office:value="-0.00746419681844229" calcext:value-type="float">
            <text:p>-0.00746419681844229</text:p>
          </table:table-cell>
          <table:table-cell table:formula="of:=IFERROR([$Sheet2.N13]*LOG10([$Sheet2.N13]/[$Sheet2.N$2]);0)" office:value-type="float" office:value="0" calcext:value-type="float">
            <text:p>0</text:p>
          </table:table-cell>
          <table:table-cell table:formula="of:=IFERROR([$Sheet2.O13]*LOG10([$Sheet2.O13]/[$Sheet2.O$2]);0)" office:value-type="float" office:value="0" calcext:value-type="float">
            <text:p>0</text:p>
          </table:table-cell>
          <table:table-cell table:formula="of:=IFERROR([$Sheet2.P13]*LOG10([$Sheet2.P13]/[$Sheet2.P$2]);0)" office:value-type="float" office:value="0" calcext:value-type="float">
            <text:p>0</text:p>
          </table:table-cell>
          <table:table-cell table:formula="of:=IFERROR([$Sheet2.Q13]*LOG10([$Sheet2.Q13]/[$Sheet2.Q$2]);0)" office:value-type="float" office:value="0" calcext:value-type="float">
            <text:p>0</text:p>
          </table:table-cell>
          <table:table-cell table:formula="of:=SUM([.B36:.Q36])" office:value-type="float" office:value="0.417729254874348" calcext:value-type="float">
            <text:p>0.417729254874348</text:p>
          </table:table-cell>
        </table:table-row>
        <table:table-row table:style-name="ro1">
          <table:table-cell table:formula="of:=[$word_counts_and_combinations.A57]" office:value-type="string" office:string-value="climbing" calcext:value-type="string">
            <text:p>climbing</text:p>
          </table:table-cell>
          <table:table-cell table:formula="of:=IFERROR([$Sheet2.B57]*LOG10([$Sheet2.B57]/[$Sheet2.B$2]);0)" office:value-type="float" office:value="-0.00548846719245212" calcext:value-type="float">
            <text:p>-0.00548846719245212</text:p>
          </table:table-cell>
          <table:table-cell table:formula="of:=IFERROR([$Sheet2.C57]*LOG10([$Sheet2.C57]/[$Sheet2.C$2]);0)" office:value-type="float" office:value="0" calcext:value-type="float">
            <text:p>0</text:p>
          </table:table-cell>
          <table:table-cell table:formula="of:=IFERROR([$Sheet2.D57]*LOG10([$Sheet2.D57]/[$Sheet2.D$2]);0)" office:value-type="float" office:value="0.0102299739197483" calcext:value-type="float">
            <text:p>0.0102299739197483</text:p>
          </table:table-cell>
          <table:table-cell table:formula="of:=IFERROR([$Sheet2.E57]*LOG10([$Sheet2.E57]/[$Sheet2.E$2]);0)" office:value-type="float" office:value="0" calcext:value-type="float">
            <text:p>0</text:p>
          </table:table-cell>
          <table:table-cell table:formula="of:=IFERROR([$Sheet2.F57]*LOG10([$Sheet2.F57]/[$Sheet2.F$2]);0)" office:value-type="float" office:value="0" calcext:value-type="float">
            <text:p>0</text:p>
          </table:table-cell>
          <table:table-cell table:formula="of:=IFERROR([$Sheet2.G57]*LOG10([$Sheet2.G57]/[$Sheet2.G$2]);0)" office:value-type="float" office:value="-0.00355024284703505" calcext:value-type="float">
            <text:p>-0.00355024284703505</text:p>
          </table:table-cell>
          <table:table-cell table:formula="of:=IFERROR([$Sheet2.H57]*LOG10([$Sheet2.H57]/[$Sheet2.H$2]);0)" office:value-type="float" office:value="0" calcext:value-type="float">
            <text:p>0</text:p>
          </table:table-cell>
          <table:table-cell table:formula="of:=IFERROR([$Sheet2.I57]*LOG10([$Sheet2.I57]/[$Sheet2.I$2]);0)" office:value-type="float" office:value="-0.00566994144290544" calcext:value-type="float">
            <text:p>-0.00566994144290544</text:p>
          </table:table-cell>
          <table:table-cell table:formula="of:=IFERROR([$Sheet2.J57]*LOG10([$Sheet2.J57]/[$Sheet2.J$2]);0)" office:value-type="float" office:value="0.0291280643327595" calcext:value-type="float">
            <text:p>0.0291280643327595</text:p>
          </table:table-cell>
          <table:table-cell table:formula="of:=IFERROR([$Sheet2.K57]*LOG10([$Sheet2.K57]/[$Sheet2.K$2]);0)" office:value-type="float" office:value="0" calcext:value-type="float">
            <text:p>0</text:p>
          </table:table-cell>
          <table:table-cell table:formula="of:=IFERROR([$Sheet2.L57]*LOG10([$Sheet2.L57]/[$Sheet2.L$2]);0)" office:value-type="float" office:value="-0.041204769437512" calcext:value-type="float">
            <text:p>-0.041204769437512</text:p>
          </table:table-cell>
          <table:table-cell table:formula="of:=IFERROR([$Sheet2.M57]*LOG10([$Sheet2.M57]/[$Sheet2.M$2]);0)" office:value-type="float" office:value="-0.00295862873400765" calcext:value-type="float">
            <text:p>-0.00295862873400765</text:p>
          </table:table-cell>
          <table:table-cell table:formula="of:=IFERROR([$Sheet2.N57]*LOG10([$Sheet2.N57]/[$Sheet2.N$2]);0)" office:value-type="float" office:value="0.0148133451411142" calcext:value-type="float">
            <text:p>0.0148133451411142</text:p>
          </table:table-cell>
          <table:table-cell table:formula="of:=IFERROR([$Sheet2.O57]*LOG10([$Sheet2.O57]/[$Sheet2.O$2]);0)" office:value-type="float" office:value="-0.0119830329447973" calcext:value-type="float">
            <text:p>-0.0119830329447973</text:p>
          </table:table-cell>
          <table:table-cell table:formula="of:=IFERROR([$Sheet2.P57]*LOG10([$Sheet2.P57]/[$Sheet2.P$2]);0)" office:value-type="float" office:value="0.396385473140666" calcext:value-type="float">
            <text:p>0.396385473140666</text:p>
          </table:table-cell>
          <table:table-cell table:formula="of:=IFERROR([$Sheet2.Q57]*LOG10([$Sheet2.Q57]/[$Sheet2.Q$2]);0)" office:value-type="float" office:value="0.000443182650917886" calcext:value-type="float">
            <text:p>0.000443182650917886</text:p>
          </table:table-cell>
          <table:table-cell table:formula="of:=SUM([.B37:.Q37])" office:value-type="float" office:value="0.380144956586496" calcext:value-type="float">
            <text:p>0.380144956586496</text:p>
          </table:table-cell>
        </table:table-row>
        <table:table-row table:style-name="ro1">
          <table:table-cell table:formula="of:=[$word_counts_and_combinations.A50]" office:value-type="string" office:string-value="tennis" calcext:value-type="string">
            <text:p>tennis</text:p>
          </table:table-cell>
          <table:table-cell table:formula="of:=IFERROR([$Sheet2.B50]*LOG10([$Sheet2.B50]/[$Sheet2.B$2]);0)" office:value-type="float" office:value="0" calcext:value-type="float">
            <text:p>0</text:p>
          </table:table-cell>
          <table:table-cell table:formula="of:=IFERROR([$Sheet2.C50]*LOG10([$Sheet2.C50]/[$Sheet2.C$2]);0)" office:value-type="float" office:value="-0.00628069436118974" calcext:value-type="float">
            <text:p>-0.00628069436118974</text:p>
          </table:table-cell>
          <table:table-cell table:formula="of:=IFERROR([$Sheet2.D50]*LOG10([$Sheet2.D50]/[$Sheet2.D$2]);0)" office:value-type="float" office:value="-0.00472266335797246" calcext:value-type="float">
            <text:p>-0.00472266335797246</text:p>
          </table:table-cell>
          <table:table-cell table:formula="of:=IFERROR([$Sheet2.E50]*LOG10([$Sheet2.E50]/[$Sheet2.E$2]);0)" office:value-type="float" office:value="0" calcext:value-type="float">
            <text:p>0</text:p>
          </table:table-cell>
          <table:table-cell table:formula="of:=IFERROR([$Sheet2.F50]*LOG10([$Sheet2.F50]/[$Sheet2.F$2]);0)" office:value-type="float" office:value="0" calcext:value-type="float">
            <text:p>0</text:p>
          </table:table-cell>
          <table:table-cell table:formula="of:=IFERROR([$Sheet2.G50]*LOG10([$Sheet2.G50]/[$Sheet2.G$2]);0)" office:value-type="float" office:value="0" calcext:value-type="float">
            <text:p>0</text:p>
          </table:table-cell>
          <table:table-cell table:formula="of:=IFERROR([$Sheet2.H50]*LOG10([$Sheet2.H50]/[$Sheet2.H$2]);0)" office:value-type="float" office:value="0" calcext:value-type="float">
            <text:p>0</text:p>
          </table:table-cell>
          <table:table-cell table:formula="of:=IFERROR([$Sheet2.I50]*LOG10([$Sheet2.I50]/[$Sheet2.I$2]);0)" office:value-type="float" office:value="0.00700766853100237" calcext:value-type="float">
            <text:p>0.00700766853100237</text:p>
          </table:table-cell>
          <table:table-cell table:formula="of:=IFERROR([$Sheet2.J50]*LOG10([$Sheet2.J50]/[$Sheet2.J$2]);0)" office:value-type="float" office:value="0.431563160973943" calcext:value-type="float">
            <text:p>0.431563160973943</text:p>
          </table:table-cell>
          <table:table-cell table:formula="of:=IFERROR([$Sheet2.K50]*LOG10([$Sheet2.K50]/[$Sheet2.K$2]);0)" office:value-type="float" office:value="0" calcext:value-type="float">
            <text:p>0</text:p>
          </table:table-cell>
          <table:table-cell table:formula="of:=IFERROR([$Sheet2.L50]*LOG10([$Sheet2.L50]/[$Sheet2.L$2]);0)" office:value-type="float" office:value="-0.0336448207111715" calcext:value-type="float">
            <text:p>-0.0336448207111715</text:p>
          </table:table-cell>
          <table:table-cell table:formula="of:=IFERROR([$Sheet2.M50]*LOG10([$Sheet2.M50]/[$Sheet2.M$2]);0)" office:value-type="float" office:value="-0.0054455752536059" calcext:value-type="float">
            <text:p>-0.0054455752536059</text:p>
          </table:table-cell>
          <table:table-cell table:formula="of:=IFERROR([$Sheet2.N50]*LOG10([$Sheet2.N50]/[$Sheet2.N$2]);0)" office:value-type="float" office:value="-0.00128203037129798" calcext:value-type="float">
            <text:p>-0.00128203037129798</text:p>
          </table:table-cell>
          <table:table-cell table:formula="of:=IFERROR([$Sheet2.O50]*LOG10([$Sheet2.O50]/[$Sheet2.O$2]);0)" office:value-type="float" office:value="-0.00849537466577839" calcext:value-type="float">
            <text:p>-0.00849537466577839</text:p>
          </table:table-cell>
          <table:table-cell table:formula="of:=IFERROR([$Sheet2.P50]*LOG10([$Sheet2.P50]/[$Sheet2.P$2]);0)" office:value-type="float" office:value="0" calcext:value-type="float">
            <text:p>0</text:p>
          </table:table-cell>
          <table:table-cell table:formula="of:=IFERROR([$Sheet2.Q50]*LOG10([$Sheet2.Q50]/[$Sheet2.Q$2]);0)" office:value-type="float" office:value="0" calcext:value-type="float">
            <text:p>0</text:p>
          </table:table-cell>
          <table:table-cell table:formula="of:=SUM([.B38:.Q38])" office:value-type="float" office:value="0.378699670783929" calcext:value-type="float">
            <text:p>0.378699670783929</text:p>
          </table:table-cell>
        </table:table-row>
        <table:table-row table:style-name="ro1">
          <table:table-cell table:formula="of:=[$word_counts_and_combinations.A110]" office:value-type="string" office:string-value="dance" calcext:value-type="string">
            <text:p>dance</text:p>
          </table:table-cell>
          <table:table-cell table:formula="of:=IFERROR([$Sheet2.B110]*LOG10([$Sheet2.B110]/[$Sheet2.B$2]);0)" office:value-type="float" office:value="-0.00850056979600421" calcext:value-type="float">
            <text:p>-0.00850056979600421</text:p>
          </table:table-cell>
          <table:table-cell table:formula="of:=IFERROR([$Sheet2.C110]*LOG10([$Sheet2.C110]/[$Sheet2.C$2]);0)" office:value-type="float" office:value="-0.0101821946906811" calcext:value-type="float">
            <text:p>-0.0101821946906811</text:p>
          </table:table-cell>
          <table:table-cell table:formula="of:=IFERROR([$Sheet2.D110]*LOG10([$Sheet2.D110]/[$Sheet2.D$2]);0)" office:value-type="float" office:value="0.446912985235724" calcext:value-type="float">
            <text:p>0.446912985235724</text:p>
          </table:table-cell>
          <table:table-cell table:formula="of:=IFERROR([$Sheet2.E110]*LOG10([$Sheet2.E110]/[$Sheet2.E$2]);0)" office:value-type="float" office:value="0.000248146750655943" calcext:value-type="float">
            <text:p>0.000248146750655943</text:p>
          </table:table-cell>
          <table:table-cell table:formula="of:=IFERROR([$Sheet2.F110]*LOG10([$Sheet2.F110]/[$Sheet2.F$2]);0)" office:value-type="float" office:value="0" calcext:value-type="float">
            <text:p>0</text:p>
          </table:table-cell>
          <table:table-cell table:formula="of:=IFERROR([$Sheet2.G110]*LOG10([$Sheet2.G110]/[$Sheet2.G$2]);0)" office:value-type="float" office:value="0.0100582670955506" calcext:value-type="float">
            <text:p>0.0100582670955506</text:p>
          </table:table-cell>
          <table:table-cell table:formula="of:=IFERROR([$Sheet2.H110]*LOG10([$Sheet2.H110]/[$Sheet2.H$2]);0)" office:value-type="float" office:value="-0.00436824798413317" calcext:value-type="float">
            <text:p>-0.00436824798413317</text:p>
          </table:table-cell>
          <table:table-cell table:formula="of:=IFERROR([$Sheet2.I110]*LOG10([$Sheet2.I110]/[$Sheet2.I$2]);0)" office:value-type="float" office:value="0" calcext:value-type="float">
            <text:p>0</text:p>
          </table:table-cell>
          <table:table-cell table:formula="of:=IFERROR([$Sheet2.J110]*LOG10([$Sheet2.J110]/[$Sheet2.J$2]);0)" office:value-type="float" office:value="-0.00551708163538704" calcext:value-type="float">
            <text:p>-0.00551708163538704</text:p>
          </table:table-cell>
          <table:table-cell table:formula="of:=IFERROR([$Sheet2.K110]*LOG10([$Sheet2.K110]/[$Sheet2.K$2]);0)" office:value-type="float" office:value="0" calcext:value-type="float">
            <text:p>0</text:p>
          </table:table-cell>
          <table:table-cell table:formula="of:=IFERROR([$Sheet2.L110]*LOG10([$Sheet2.L110]/[$Sheet2.L$2]);0)" office:value-type="float" office:value="-0.0380565654340653" calcext:value-type="float">
            <text:p>-0.0380565654340653</text:p>
          </table:table-cell>
          <table:table-cell table:formula="of:=IFERROR([$Sheet2.M110]*LOG10([$Sheet2.M110]/[$Sheet2.M$2]);0)" office:value-type="float" office:value="-0.00201381029058058" calcext:value-type="float">
            <text:p>-0.00201381029058058</text:p>
          </table:table-cell>
          <table:table-cell table:formula="of:=IFERROR([$Sheet2.N110]*LOG10([$Sheet2.N110]/[$Sheet2.N$2]);0)" office:value-type="float" office:value="-0.0103935788282786" calcext:value-type="float">
            <text:p>-0.0103935788282786</text:p>
          </table:table-cell>
          <table:table-cell table:formula="of:=IFERROR([$Sheet2.O110]*LOG10([$Sheet2.O110]/[$Sheet2.O$2]);0)" office:value-type="float" office:value="0" calcext:value-type="float">
            <text:p>0</text:p>
          </table:table-cell>
          <table:table-cell table:formula="of:=IFERROR([$Sheet2.P110]*LOG10([$Sheet2.P110]/[$Sheet2.P$2]);0)" office:value-type="float" office:value="0" calcext:value-type="float">
            <text:p>0</text:p>
          </table:table-cell>
          <table:table-cell table:formula="of:=IFERROR([$Sheet2.Q110]*LOG10([$Sheet2.Q110]/[$Sheet2.Q$2]);0)" office:value-type="float" office:value="0" calcext:value-type="float">
            <text:p>0</text:p>
          </table:table-cell>
          <table:table-cell table:formula="of:=SUM([.B39:.Q39])" office:value-type="float" office:value="0.3781873504228" calcext:value-type="float">
            <text:p>0.3781873504228</text:p>
          </table:table-cell>
        </table:table-row>
        <table:table-row table:style-name="ro1">
          <table:table-cell table:formula="of:=[$word_counts_and_combinations.A26]" office:value-type="string" office:string-value="pool" calcext:value-type="string">
            <text:p>pool</text:p>
          </table:table-cell>
          <table:table-cell table:formula="of:=IFERROR([$Sheet2.B26]*LOG10([$Sheet2.B26]/[$Sheet2.B$2]);0)" office:value-type="float" office:value="-0.00689916461443366" calcext:value-type="float">
            <text:p>-0.00689916461443366</text:p>
          </table:table-cell>
          <table:table-cell table:formula="of:=IFERROR([$Sheet2.C26]*LOG10([$Sheet2.C26]/[$Sheet2.C$2]);0)" office:value-type="float" office:value="-0.0051259927224208" calcext:value-type="float">
            <text:p>-0.0051259927224208</text:p>
          </table:table-cell>
          <table:table-cell table:formula="of:=IFERROR([$Sheet2.D26]*LOG10([$Sheet2.D26]/[$Sheet2.D$2]);0)" office:value-type="float" office:value="0.0861597327294634" calcext:value-type="float">
            <text:p>0.0861597327294634</text:p>
          </table:table-cell>
          <table:table-cell table:formula="of:=IFERROR([$Sheet2.E26]*LOG10([$Sheet2.E26]/[$Sheet2.E$2]);0)" office:value-type="float" office:value="0" calcext:value-type="float">
            <text:p>0</text:p>
          </table:table-cell>
          <table:table-cell table:formula="of:=IFERROR([$Sheet2.F26]*LOG10([$Sheet2.F26]/[$Sheet2.F$2]);0)" office:value-type="float" office:value="0" calcext:value-type="float">
            <text:p>0</text:p>
          </table:table-cell>
          <table:table-cell table:formula="of:=IFERROR([$Sheet2.G26]*LOG10([$Sheet2.G26]/[$Sheet2.G$2]);0)" office:value-type="float" office:value="0.0011288385868911" calcext:value-type="float">
            <text:p>0.0011288385868911</text:p>
          </table:table-cell>
          <table:table-cell table:formula="of:=IFERROR([$Sheet2.H26]*LOG10([$Sheet2.H26]/[$Sheet2.H$2]);0)" office:value-type="float" office:value="0" calcext:value-type="float">
            <text:p>0</text:p>
          </table:table-cell>
          <table:table-cell table:formula="of:=IFERROR([$Sheet2.I26]*LOG10([$Sheet2.I26]/[$Sheet2.I$2]);0)" office:value-type="float" office:value="0.0117690341062608" calcext:value-type="float">
            <text:p>0.0117690341062608</text:p>
          </table:table-cell>
          <table:table-cell table:formula="of:=IFERROR([$Sheet2.J26]*LOG10([$Sheet2.J26]/[$Sheet2.J$2]);0)" office:value-type="float" office:value="0.344237058155511" calcext:value-type="float">
            <text:p>0.344237058155511</text:p>
          </table:table-cell>
          <table:table-cell table:formula="of:=IFERROR([$Sheet2.K26]*LOG10([$Sheet2.K26]/[$Sheet2.K$2]);0)" office:value-type="float" office:value="0" calcext:value-type="float">
            <text:p>0</text:p>
          </table:table-cell>
          <table:table-cell table:formula="of:=IFERROR([$Sheet2.L26]*LOG10([$Sheet2.L26]/[$Sheet2.L$2]);0)" office:value-type="float" office:value="-0.0323350474797648" calcext:value-type="float">
            <text:p>-0.0323350474797648</text:p>
          </table:table-cell>
          <table:table-cell table:formula="of:=IFERROR([$Sheet2.M26]*LOG10([$Sheet2.M26]/[$Sheet2.M$2]);0)" office:value-type="float" office:value="0" calcext:value-type="float">
            <text:p>0</text:p>
          </table:table-cell>
          <table:table-cell table:formula="of:=IFERROR([$Sheet2.N26]*LOG10([$Sheet2.N26]/[$Sheet2.N$2]);0)" office:value-type="float" office:value="-0.00550293974916559" calcext:value-type="float">
            <text:p>-0.00550293974916559</text:p>
          </table:table-cell>
          <table:table-cell table:formula="of:=IFERROR([$Sheet2.O26]*LOG10([$Sheet2.O26]/[$Sheet2.O$2]);0)" office:value-type="float" office:value="-0.012403819434638" calcext:value-type="float">
            <text:p>-0.012403819434638</text:p>
          </table:table-cell>
          <table:table-cell table:formula="of:=IFERROR([$Sheet2.P26]*LOG10([$Sheet2.P26]/[$Sheet2.P$2]);0)" office:value-type="float" office:value="-0.00367750186230429" calcext:value-type="float">
            <text:p>-0.00367750186230429</text:p>
          </table:table-cell>
          <table:table-cell table:formula="of:=IFERROR([$Sheet2.Q26]*LOG10([$Sheet2.Q26]/[$Sheet2.Q$2]);0)" office:value-type="float" office:value="0" calcext:value-type="float">
            <text:p>0</text:p>
          </table:table-cell>
          <table:table-cell table:formula="of:=SUM([.B40:.Q40])" office:value-type="float" office:value="0.377350197715399" calcext:value-type="float">
            <text:p>0.377350197715399</text:p>
          </table:table-cell>
        </table:table-row>
        <table:table-row table:style-name="ro1">
          <table:table-cell table:formula="of:=[$word_counts_and_combinations.A29]" office:value-type="string" office:string-value="baseball" calcext:value-type="string">
            <text:p>baseball</text:p>
          </table:table-cell>
          <table:table-cell table:formula="of:=IFERROR([$Sheet2.B29]*LOG10([$Sheet2.B29]/[$Sheet2.B$2]);0)" office:value-type="float" office:value="-0.0077681509427995" calcext:value-type="float">
            <text:p>-0.0077681509427995</text:p>
          </table:table-cell>
          <table:table-cell table:formula="of:=IFERROR([$Sheet2.C29]*LOG10([$Sheet2.C29]/[$Sheet2.C$2]);0)" office:value-type="float" office:value="-0.00480922369916695" calcext:value-type="float">
            <text:p>-0.00480922369916695</text:p>
          </table:table-cell>
          <table:table-cell table:formula="of:=IFERROR([$Sheet2.D29]*LOG10([$Sheet2.D29]/[$Sheet2.D$2]);0)" office:value-type="float" office:value="-0.0111931111153579" calcext:value-type="float">
            <text:p>-0.0111931111153579</text:p>
          </table:table-cell>
          <table:table-cell table:formula="of:=IFERROR([$Sheet2.E29]*LOG10([$Sheet2.E29]/[$Sheet2.E$2]);0)" office:value-type="float" office:value="-0.00362216997720212" calcext:value-type="float">
            <text:p>-0.00362216997720212</text:p>
          </table:table-cell>
          <table:table-cell table:formula="of:=IFERROR([$Sheet2.F29]*LOG10([$Sheet2.F29]/[$Sheet2.F$2]);0)" office:value-type="float" office:value="-0.00149360599943545" calcext:value-type="float">
            <text:p>-0.00149360599943545</text:p>
          </table:table-cell>
          <table:table-cell table:formula="of:=IFERROR([$Sheet2.G29]*LOG10([$Sheet2.G29]/[$Sheet2.G$2]);0)" office:value-type="float" office:value="-0.00362810374098864" calcext:value-type="float">
            <text:p>-0.00362810374098864</text:p>
          </table:table-cell>
          <table:table-cell table:formula="of:=IFERROR([$Sheet2.H29]*LOG10([$Sheet2.H29]/[$Sheet2.H$2]);0)" office:value-type="float" office:value="-0.00334447281085892" calcext:value-type="float">
            <text:p>-0.00334447281085892</text:p>
          </table:table-cell>
          <table:table-cell table:formula="of:=IFERROR([$Sheet2.I29]*LOG10([$Sheet2.I29]/[$Sheet2.I$2]);0)" office:value-type="float" office:value="-0.00571264242871255" calcext:value-type="float">
            <text:p>-0.00571264242871255</text:p>
          </table:table-cell>
          <table:table-cell table:formula="of:=IFERROR([$Sheet2.J29]*LOG10([$Sheet2.J29]/[$Sheet2.J$2]);0)" office:value-type="float" office:value="0.483267307608847" calcext:value-type="float">
            <text:p>0.483267307608847</text:p>
          </table:table-cell>
          <table:table-cell table:formula="of:=IFERROR([$Sheet2.K29]*LOG10([$Sheet2.K29]/[$Sheet2.K$2]);0)" office:value-type="float" office:value="-0.00118065357515439" calcext:value-type="float">
            <text:p>-0.00118065357515439</text:p>
          </table:table-cell>
          <table:table-cell table:formula="of:=IFERROR([$Sheet2.L29]*LOG10([$Sheet2.L29]/[$Sheet2.L$2]);0)" office:value-type="float" office:value="-0.0371792407466565" calcext:value-type="float">
            <text:p>-0.0371792407466565</text:p>
          </table:table-cell>
          <table:table-cell table:formula="of:=IFERROR([$Sheet2.M29]*LOG10([$Sheet2.M29]/[$Sheet2.M$2]);0)" office:value-type="float" office:value="-0.00116419878575056" calcext:value-type="float">
            <text:p>-0.00116419878575056</text:p>
          </table:table-cell>
          <table:table-cell table:formula="of:=IFERROR([$Sheet2.N29]*LOG10([$Sheet2.N29]/[$Sheet2.N$2]);0)" office:value-type="float" office:value="-0.0108285437778248" calcext:value-type="float">
            <text:p>-0.0108285437778248</text:p>
          </table:table-cell>
          <table:table-cell table:formula="of:=IFERROR([$Sheet2.O29]*LOG10([$Sheet2.O29]/[$Sheet2.O$2]);0)" office:value-type="float" office:value="-0.0124602769238751" calcext:value-type="float">
            <text:p>-0.0124602769238751</text:p>
          </table:table-cell>
          <table:table-cell table:formula="of:=IFERROR([$Sheet2.P29]*LOG10([$Sheet2.P29]/[$Sheet2.P$2]);0)" office:value-type="float" office:value="0" calcext:value-type="float">
            <text:p>0</text:p>
          </table:table-cell>
          <table:table-cell table:formula="of:=IFERROR([$Sheet2.Q29]*LOG10([$Sheet2.Q29]/[$Sheet2.Q$2]);0)" office:value-type="float" office:value="-0.00163642698438173" calcext:value-type="float">
            <text:p>-0.00163642698438173</text:p>
          </table:table-cell>
          <table:table-cell table:formula="of:=SUM([.B41:.Q41])" office:value-type="float" office:value="0.377246486100682" calcext:value-type="float">
            <text:p>0.377246486100682</text:p>
          </table:table-cell>
        </table:table-row>
        <table:table-row table:style-name="ro1">
          <table:table-cell table:formula="of:=[$word_counts_and_combinations.A17]" office:value-type="string" office:string-value="city" calcext:value-type="string">
            <text:p>city</text:p>
          </table:table-cell>
          <table:table-cell table:formula="of:=IFERROR([$Sheet2.B17]*LOG10([$Sheet2.B17]/[$Sheet2.B$2]);0)" office:value-type="float" office:value="-0.00325588440286582" calcext:value-type="float">
            <text:p>-0.00325588440286582</text:p>
          </table:table-cell>
          <table:table-cell table:formula="of:=IFERROR([$Sheet2.C17]*LOG10([$Sheet2.C17]/[$Sheet2.C$2]);0)" office:value-type="float" office:value="0" calcext:value-type="float">
            <text:p>0</text:p>
          </table:table-cell>
          <table:table-cell table:formula="of:=IFERROR([$Sheet2.D17]*LOG10([$Sheet2.D17]/[$Sheet2.D$2]);0)" office:value-type="float" office:value="-0.00591046916376186" calcext:value-type="float">
            <text:p>-0.00591046916376186</text:p>
          </table:table-cell>
          <table:table-cell table:formula="of:=IFERROR([$Sheet2.E17]*LOG10([$Sheet2.E17]/[$Sheet2.E$2]);0)" office:value-type="float" office:value="-0.00325110900248234" calcext:value-type="float">
            <text:p>-0.00325110900248234</text:p>
          </table:table-cell>
          <table:table-cell table:formula="of:=IFERROR([$Sheet2.F17]*LOG10([$Sheet2.F17]/[$Sheet2.F$2]);0)" office:value-type="float" office:value="0.00296425224915169" calcext:value-type="float">
            <text:p>0.00296425224915169</text:p>
          </table:table-cell>
          <table:table-cell table:formula="of:=IFERROR([$Sheet2.G17]*LOG10([$Sheet2.G17]/[$Sheet2.G$2]);0)" office:value-type="float" office:value="0" calcext:value-type="float">
            <text:p>0</text:p>
          </table:table-cell>
          <table:table-cell table:formula="of:=IFERROR([$Sheet2.H17]*LOG10([$Sheet2.H17]/[$Sheet2.H$2]);0)" office:value-type="float" office:value="-0.002158971130409" calcext:value-type="float">
            <text:p>-0.002158971130409</text:p>
          </table:table-cell>
          <table:table-cell table:formula="of:=IFERROR([$Sheet2.I17]*LOG10([$Sheet2.I17]/[$Sheet2.I$2]);0)" office:value-type="float" office:value="-0.00504619473121706" calcext:value-type="float">
            <text:p>-0.00504619473121706</text:p>
          </table:table-cell>
          <table:table-cell table:formula="of:=IFERROR([$Sheet2.J17]*LOG10([$Sheet2.J17]/[$Sheet2.J$2]);0)" office:value-type="float" office:value="-0.0264884952621789" calcext:value-type="float">
            <text:p>-0.0264884952621789</text:p>
          </table:table-cell>
          <table:table-cell table:formula="of:=IFERROR([$Sheet2.K17]*LOG10([$Sheet2.K17]/[$Sheet2.K$2]);0)" office:value-type="float" office:value="-0.00102471167711511" calcext:value-type="float">
            <text:p>-0.00102471167711511</text:p>
          </table:table-cell>
          <table:table-cell table:formula="of:=IFERROR([$Sheet2.L17]*LOG10([$Sheet2.L17]/[$Sheet2.L$2]);0)" office:value-type="float" office:value="0.416317341329421" calcext:value-type="float">
            <text:p>0.416317341329421</text:p>
          </table:table-cell>
          <table:table-cell table:formula="of:=IFERROR([$Sheet2.M17]*LOG10([$Sheet2.M17]/[$Sheet2.M$2]);0)" office:value-type="float" office:value="-0.00691283873378239" calcext:value-type="float">
            <text:p>-0.00691283873378239</text:p>
          </table:table-cell>
          <table:table-cell table:formula="of:=IFERROR([$Sheet2.N17]*LOG10([$Sheet2.N17]/[$Sheet2.N$2]);0)" office:value-type="float" office:value="-0.00584186002200571" calcext:value-type="float">
            <text:p>-0.00584186002200571</text:p>
          </table:table-cell>
          <table:table-cell table:formula="of:=IFERROR([$Sheet2.O17]*LOG10([$Sheet2.O17]/[$Sheet2.O$2]);0)" office:value-type="float" office:value="-0.00588959547204961" calcext:value-type="float">
            <text:p>-0.00588959547204961</text:p>
          </table:table-cell>
          <table:table-cell table:formula="of:=IFERROR([$Sheet2.P17]*LOG10([$Sheet2.P17]/[$Sheet2.P$2]);0)" office:value-type="float" office:value="-0.00265025290720025" calcext:value-type="float">
            <text:p>-0.00265025290720025</text:p>
          </table:table-cell>
          <table:table-cell table:formula="of:=IFERROR([$Sheet2.Q17]*LOG10([$Sheet2.Q17]/[$Sheet2.Q$2]);0)" office:value-type="float" office:value="-0.00151957270256439" calcext:value-type="float">
            <text:p>-0.00151957270256439</text:p>
          </table:table-cell>
          <table:table-cell table:formula="of:=SUM([.B42:.Q42])" office:value-type="float" office:value="0.34933163837094" calcext:value-type="float">
            <text:p>0.34933163837094</text:p>
          </table:table-cell>
        </table:table-row>
        <table:table-row table:style-name="ro1">
          <table:table-cell table:formula="of:=[$word_counts_and_combinations.A75]" office:value-type="string" office:string-value="truck" calcext:value-type="string">
            <text:p>truck</text:p>
          </table:table-cell>
          <table:table-cell table:formula="of:=IFERROR([$Sheet2.B75]*LOG10([$Sheet2.B75]/[$Sheet2.B$2]);0)" office:value-type="float" office:value="-0.00813782403755858" calcext:value-type="float">
            <text:p>-0.00813782403755858</text:p>
          </table:table-cell>
          <table:table-cell table:formula="of:=IFERROR([$Sheet2.C75]*LOG10([$Sheet2.C75]/[$Sheet2.C$2]);0)" office:value-type="float" office:value="-0.00673700183452645" calcext:value-type="float">
            <text:p>-0.00673700183452645</text:p>
          </table:table-cell>
          <table:table-cell table:formula="of:=IFERROR([$Sheet2.D75]*LOG10([$Sheet2.D75]/[$Sheet2.D$2]);0)" office:value-type="float" office:value="0" calcext:value-type="float">
            <text:p>0</text:p>
          </table:table-cell>
          <table:table-cell table:formula="of:=IFERROR([$Sheet2.E75]*LOG10([$Sheet2.E75]/[$Sheet2.E$2]);0)" office:value-type="float" office:value="0" calcext:value-type="float">
            <text:p>0</text:p>
          </table:table-cell>
          <table:table-cell table:formula="of:=IFERROR([$Sheet2.F75]*LOG10([$Sheet2.F75]/[$Sheet2.F$2]);0)" office:value-type="float" office:value="0" calcext:value-type="float">
            <text:p>0</text:p>
          </table:table-cell>
          <table:table-cell table:formula="of:=IFERROR([$Sheet2.G75]*LOG10([$Sheet2.G75]/[$Sheet2.G$2]);0)" office:value-type="float" office:value="-0.00327861370679465" calcext:value-type="float">
            <text:p>-0.00327861370679465</text:p>
          </table:table-cell>
          <table:table-cell table:formula="of:=IFERROR([$Sheet2.H75]*LOG10([$Sheet2.H75]/[$Sheet2.H$2]);0)" office:value-type="float" office:value="0.023056223514945" calcext:value-type="float">
            <text:p>0.023056223514945</text:p>
          </table:table-cell>
          <table:table-cell table:formula="of:=IFERROR([$Sheet2.I75]*LOG10([$Sheet2.I75]/[$Sheet2.I$2]);0)" office:value-type="float" office:value="-0.00498255722645583" calcext:value-type="float">
            <text:p>-0.00498255722645583</text:p>
          </table:table-cell>
          <table:table-cell table:formula="of:=IFERROR([$Sheet2.J75]*LOG10([$Sheet2.J75]/[$Sheet2.J$2]);0)" office:value-type="float" office:value="-0.0151165979078502" calcext:value-type="float">
            <text:p>-0.0151165979078502</text:p>
          </table:table-cell>
          <table:table-cell table:formula="of:=IFERROR([$Sheet2.K75]*LOG10([$Sheet2.K75]/[$Sheet2.K$2]);0)" office:value-type="float" office:value="0" calcext:value-type="float">
            <text:p>0</text:p>
          </table:table-cell>
          <table:table-cell table:formula="of:=IFERROR([$Sheet2.L75]*LOG10([$Sheet2.L75]/[$Sheet2.L$2]);0)" office:value-type="float" office:value="0.344062922095002" calcext:value-type="float">
            <text:p>0.344062922095002</text:p>
          </table:table-cell>
          <table:table-cell table:formula="of:=IFERROR([$Sheet2.M75]*LOG10([$Sheet2.M75]/[$Sheet2.M$2]);0)" office:value-type="float" office:value="0.0373828705852737" calcext:value-type="float">
            <text:p>0.0373828705852737</text:p>
          </table:table-cell>
          <table:table-cell table:formula="of:=IFERROR([$Sheet2.N75]*LOG10([$Sheet2.N75]/[$Sheet2.N$2]);0)" office:value-type="float" office:value="-0.0104340041251141" calcext:value-type="float">
            <text:p>-0.0104340041251141</text:p>
          </table:table-cell>
          <table:table-cell table:formula="of:=IFERROR([$Sheet2.O75]*LOG10([$Sheet2.O75]/[$Sheet2.O$2]);0)" office:value-type="float" office:value="-0.0105725041632696" calcext:value-type="float">
            <text:p>-0.0105725041632696</text:p>
          </table:table-cell>
          <table:table-cell table:formula="of:=IFERROR([$Sheet2.P75]*LOG10([$Sheet2.P75]/[$Sheet2.P$2]);0)" office:value-type="float" office:value="0" calcext:value-type="float">
            <text:p>0</text:p>
          </table:table-cell>
          <table:table-cell table:formula="of:=IFERROR([$Sheet2.Q75]*LOG10([$Sheet2.Q75]/[$Sheet2.Q$2]);0)" office:value-type="float" office:value="0" calcext:value-type="float">
            <text:p>0</text:p>
          </table:table-cell>
          <table:table-cell table:formula="of:=SUM([.B43:.Q43])" office:value-type="float" office:value="0.345242913193652" calcext:value-type="float">
            <text:p>0.345242913193652</text:p>
          </table:table-cell>
        </table:table-row>
        <table:table-row table:style-name="ro1">
          <table:table-cell table:formula="of:=[$word_counts_and_combinations.A45]" office:value-type="string" office:string-value="horse" calcext:value-type="string">
            <text:p>horse</text:p>
          </table:table-cell>
          <table:table-cell table:formula="of:=IFERROR([$Sheet2.B45]*LOG10([$Sheet2.B45]/[$Sheet2.B$2]);0)" office:value-type="float" office:value="0" calcext:value-type="float">
            <text:p>0</text:p>
          </table:table-cell>
          <table:table-cell table:formula="of:=IFERROR([$Sheet2.C45]*LOG10([$Sheet2.C45]/[$Sheet2.C$2]);0)" office:value-type="float" office:value="-0.00933071937498019" calcext:value-type="float">
            <text:p>-0.00933071937498019</text:p>
          </table:table-cell>
          <table:table-cell table:formula="of:=IFERROR([$Sheet2.D45]*LOG10([$Sheet2.D45]/[$Sheet2.D$2]);0)" office:value-type="float" office:value="0" calcext:value-type="float">
            <text:p>0</text:p>
          </table:table-cell>
          <table:table-cell table:formula="of:=IFERROR([$Sheet2.E45]*LOG10([$Sheet2.E45]/[$Sheet2.E$2]);0)" office:value-type="float" office:value="0" calcext:value-type="float">
            <text:p>0</text:p>
          </table:table-cell>
          <table:table-cell table:formula="of:=IFERROR([$Sheet2.F45]*LOG10([$Sheet2.F45]/[$Sheet2.F$2]);0)" office:value-type="float" office:value="0" calcext:value-type="float">
            <text:p>0</text:p>
          </table:table-cell>
          <table:table-cell table:formula="of:=IFERROR([$Sheet2.G45]*LOG10([$Sheet2.G45]/[$Sheet2.G$2]);0)" office:value-type="float" office:value="0" calcext:value-type="float">
            <text:p>0</text:p>
          </table:table-cell>
          <table:table-cell table:formula="of:=IFERROR([$Sheet2.H45]*LOG10([$Sheet2.H45]/[$Sheet2.H$2]);0)" office:value-type="float" office:value="-0.0043819534206085" calcext:value-type="float">
            <text:p>-0.0043819534206085</text:p>
          </table:table-cell>
          <table:table-cell table:formula="of:=IFERROR([$Sheet2.I45]*LOG10([$Sheet2.I45]/[$Sheet2.I$2]);0)" office:value-type="float" office:value="0" calcext:value-type="float">
            <text:p>0</text:p>
          </table:table-cell>
          <table:table-cell table:formula="of:=IFERROR([$Sheet2.J45]*LOG10([$Sheet2.J45]/[$Sheet2.J$2]);0)" office:value-type="float" office:value="0.333011899478465" calcext:value-type="float">
            <text:p>0.333011899478465</text:p>
          </table:table-cell>
          <table:table-cell table:formula="of:=IFERROR([$Sheet2.K45]*LOG10([$Sheet2.K45]/[$Sheet2.K$2]);0)" office:value-type="float" office:value="0" calcext:value-type="float">
            <text:p>0</text:p>
          </table:table-cell>
          <table:table-cell table:formula="of:=IFERROR([$Sheet2.L45]*LOG10([$Sheet2.L45]/[$Sheet2.L$2]);0)" office:value-type="float" office:value="-0.0412647839488272" calcext:value-type="float">
            <text:p>-0.0412647839488272</text:p>
          </table:table-cell>
          <table:table-cell table:formula="of:=IFERROR([$Sheet2.M45]*LOG10([$Sheet2.M45]/[$Sheet2.M$2]);0)" office:value-type="float" office:value="-0.00375094459102546" calcext:value-type="float">
            <text:p>-0.00375094459102546</text:p>
          </table:table-cell>
          <table:table-cell table:formula="of:=IFERROR([$Sheet2.N45]*LOG10([$Sheet2.N45]/[$Sheet2.N$2]);0)" office:value-type="float" office:value="0.0619256882423748" calcext:value-type="float">
            <text:p>0.0619256882423748</text:p>
          </table:table-cell>
          <table:table-cell table:formula="of:=IFERROR([$Sheet2.O45]*LOG10([$Sheet2.O45]/[$Sheet2.O$2]);0)" office:value-type="float" office:value="0" calcext:value-type="float">
            <text:p>0</text:p>
          </table:table-cell>
          <table:table-cell table:formula="of:=IFERROR([$Sheet2.P45]*LOG10([$Sheet2.P45]/[$Sheet2.P$2]);0)" office:value-type="float" office:value="0.0016914669679939" calcext:value-type="float">
            <text:p>0.0016914669679939</text:p>
          </table:table-cell>
          <table:table-cell table:formula="of:=IFERROR([$Sheet2.Q45]*LOG10([$Sheet2.Q45]/[$Sheet2.Q$2]);0)" office:value-type="float" office:value="0.00362031679453554" calcext:value-type="float">
            <text:p>0.00362031679453554</text:p>
          </table:table-cell>
          <table:table-cell table:formula="of:=SUM([.B44:.Q44])" office:value-type="float" office:value="0.341520970147927" calcext:value-type="float">
            <text:p>0.341520970147927</text:p>
          </table:table-cell>
        </table:table-row>
        <table:table-row table:style-name="ro1">
          <table:table-cell table:formula="of:=[$word_counts_and_combinations.A92]" office:value-type="string" office:string-value="umbrella" calcext:value-type="string">
            <text:p>umbrella</text:p>
          </table:table-cell>
          <table:table-cell table:formula="of:=IFERROR([$Sheet2.B92]*LOG10([$Sheet2.B92]/[$Sheet2.B$2]);0)" office:value-type="float" office:value="0" calcext:value-type="float">
            <text:p>0</text:p>
          </table:table-cell>
          <table:table-cell table:formula="of:=IFERROR([$Sheet2.C92]*LOG10([$Sheet2.C92]/[$Sheet2.C$2]);0)" office:value-type="float" office:value="0" calcext:value-type="float">
            <text:p>0</text:p>
          </table:table-cell>
          <table:table-cell table:formula="of:=IFERROR([$Sheet2.D92]*LOG10([$Sheet2.D92]/[$Sheet2.D$2]);0)" office:value-type="float" office:value="-0.0124638778004696" calcext:value-type="float">
            <text:p>-0.0124638778004696</text:p>
          </table:table-cell>
          <table:table-cell table:formula="of:=IFERROR([$Sheet2.E92]*LOG10([$Sheet2.E92]/[$Sheet2.E$2]);0)" office:value-type="float" office:value="0" calcext:value-type="float">
            <text:p>0</text:p>
          </table:table-cell>
          <table:table-cell table:formula="of:=IFERROR([$Sheet2.F92]*LOG10([$Sheet2.F92]/[$Sheet2.F$2]);0)" office:value-type="float" office:value="0" calcext:value-type="float">
            <text:p>0</text:p>
          </table:table-cell>
          <table:table-cell table:formula="of:=IFERROR([$Sheet2.G92]*LOG10([$Sheet2.G92]/[$Sheet2.G$2]);0)" office:value-type="float" office:value="0" calcext:value-type="float">
            <text:p>0</text:p>
          </table:table-cell>
          <table:table-cell table:formula="of:=IFERROR([$Sheet2.H92]*LOG10([$Sheet2.H92]/[$Sheet2.H$2]);0)" office:value-type="float" office:value="0" calcext:value-type="float">
            <text:p>0</text:p>
          </table:table-cell>
          <table:table-cell table:formula="of:=IFERROR([$Sheet2.I92]*LOG10([$Sheet2.I92]/[$Sheet2.I$2]);0)" office:value-type="float" office:value="-0.00568682798152057" calcext:value-type="float">
            <text:p>-0.00568682798152057</text:p>
          </table:table-cell>
          <table:table-cell table:formula="of:=IFERROR([$Sheet2.J92]*LOG10([$Sheet2.J92]/[$Sheet2.J$2]);0)" office:value-type="float" office:value="-0.0185677419950468" calcext:value-type="float">
            <text:p>-0.0185677419950468</text:p>
          </table:table-cell>
          <table:table-cell table:formula="of:=IFERROR([$Sheet2.K92]*LOG10([$Sheet2.K92]/[$Sheet2.K$2]);0)" office:value-type="float" office:value="0" calcext:value-type="float">
            <text:p>0</text:p>
          </table:table-cell>
          <table:table-cell table:formula="of:=IFERROR([$Sheet2.L92]*LOG10([$Sheet2.L92]/[$Sheet2.L$2]);0)" office:value-type="float" office:value="0.391726374234873" calcext:value-type="float">
            <text:p>0.391726374234873</text:p>
          </table:table-cell>
          <table:table-cell table:formula="of:=IFERROR([$Sheet2.M92]*LOG10([$Sheet2.M92]/[$Sheet2.M$2]);0)" office:value-type="float" office:value="0" calcext:value-type="float">
            <text:p>0</text:p>
          </table:table-cell>
          <table:table-cell table:formula="of:=IFERROR([$Sheet2.N92]*LOG10([$Sheet2.N92]/[$Sheet2.N$2]);0)" office:value-type="float" office:value="-0.0121389701406589" calcext:value-type="float">
            <text:p>-0.0121389701406589</text:p>
          </table:table-cell>
          <table:table-cell table:formula="of:=IFERROR([$Sheet2.O92]*LOG10([$Sheet2.O92]/[$Sheet2.O$2]);0)" office:value-type="float" office:value="-0.0126715141040129" calcext:value-type="float">
            <text:p>-0.0126715141040129</text:p>
          </table:table-cell>
          <table:table-cell table:formula="of:=IFERROR([$Sheet2.P92]*LOG10([$Sheet2.P92]/[$Sheet2.P$2]);0)" office:value-type="float" office:value="0" calcext:value-type="float">
            <text:p>0</text:p>
          </table:table-cell>
          <table:table-cell table:formula="of:=IFERROR([$Sheet2.Q92]*LOG10([$Sheet2.Q92]/[$Sheet2.Q$2]);0)" office:value-type="float" office:value="0" calcext:value-type="float">
            <text:p>0</text:p>
          </table:table-cell>
          <table:table-cell table:formula="of:=SUM([.B45:.Q45])" office:value-type="float" office:value="0.330197442213164" calcext:value-type="float">
            <text:p>0.330197442213164</text:p>
          </table:table-cell>
        </table:table-row>
        <table:table-row table:style-name="ro1">
          <table:table-cell table:formula="of:=[$word_counts_and_combinations.A46]" office:value-type="string" office:string-value="workers" calcext:value-type="string">
            <text:p>workers</text:p>
          </table:table-cell>
          <table:table-cell table:formula="of:=IFERROR([$Sheet2.B46]*LOG10([$Sheet2.B46]/[$Sheet2.B$2]);0)" office:value-type="float" office:value="0.00266944139035438" calcext:value-type="float">
            <text:p>0.00266944139035438</text:p>
          </table:table-cell>
          <table:table-cell table:formula="of:=IFERROR([$Sheet2.C46]*LOG10([$Sheet2.C46]/[$Sheet2.C$2]);0)" office:value-type="float" office:value="-0.00798849220067912" calcext:value-type="float">
            <text:p>-0.00798849220067912</text:p>
          </table:table-cell>
          <table:table-cell table:formula="of:=IFERROR([$Sheet2.D46]*LOG10([$Sheet2.D46]/[$Sheet2.D$2]);0)" office:value-type="float" office:value="0" calcext:value-type="float">
            <text:p>0</text:p>
          </table:table-cell>
          <table:table-cell table:formula="of:=IFERROR([$Sheet2.E46]*LOG10([$Sheet2.E46]/[$Sheet2.E$2]);0)" office:value-type="float" office:value="-0.00356972686099941" calcext:value-type="float">
            <text:p>-0.00356972686099941</text:p>
          </table:table-cell>
          <table:table-cell table:formula="of:=IFERROR([$Sheet2.F46]*LOG10([$Sheet2.F46]/[$Sheet2.F$2]);0)" office:value-type="float" office:value="0.049134000626248" calcext:value-type="float">
            <text:p>0.049134000626248</text:p>
          </table:table-cell>
          <table:table-cell table:formula="of:=IFERROR([$Sheet2.G46]*LOG10([$Sheet2.G46]/[$Sheet2.G$2]);0)" office:value-type="float" office:value="-0.00339418355850521" calcext:value-type="float">
            <text:p>-0.00339418355850521</text:p>
          </table:table-cell>
          <table:table-cell table:formula="of:=IFERROR([$Sheet2.H46]*LOG10([$Sheet2.H46]/[$Sheet2.H$2]);0)" office:value-type="float" office:value="0.214492169561829" calcext:value-type="float">
            <text:p>0.214492169561829</text:p>
          </table:table-cell>
          <table:table-cell table:formula="of:=IFERROR([$Sheet2.I46]*LOG10([$Sheet2.I46]/[$Sheet2.I$2]);0)" office:value-type="float" office:value="-0.00249988874787903" calcext:value-type="float">
            <text:p>-0.00249988874787903</text:p>
          </table:table-cell>
          <table:table-cell table:formula="of:=IFERROR([$Sheet2.J46]*LOG10([$Sheet2.J46]/[$Sheet2.J$2]);0)" office:value-type="float" office:value="-0.0155526337822439" calcext:value-type="float">
            <text:p>-0.0155526337822439</text:p>
          </table:table-cell>
          <table:table-cell table:formula="of:=IFERROR([$Sheet2.K46]*LOG10([$Sheet2.K46]/[$Sheet2.K$2]);0)" office:value-type="float" office:value="0" calcext:value-type="float">
            <text:p>0</text:p>
          </table:table-cell>
          <table:table-cell table:formula="of:=IFERROR([$Sheet2.L46]*LOG10([$Sheet2.L46]/[$Sheet2.L$2]);0)" office:value-type="float" office:value="0.124219344135726" calcext:value-type="float">
            <text:p>0.124219344135726</text:p>
          </table:table-cell>
          <table:table-cell table:formula="of:=IFERROR([$Sheet2.M46]*LOG10([$Sheet2.M46]/[$Sheet2.M$2]);0)" office:value-type="float" office:value="-0.00292877992985101" calcext:value-type="float">
            <text:p>-0.00292877992985101</text:p>
          </table:table-cell>
          <table:table-cell table:formula="of:=IFERROR([$Sheet2.N46]*LOG10([$Sheet2.N46]/[$Sheet2.N$2]);0)" office:value-type="float" office:value="-0.0121363428297579" calcext:value-type="float">
            <text:p>-0.0121363428297579</text:p>
          </table:table-cell>
          <table:table-cell table:formula="of:=IFERROR([$Sheet2.O46]*LOG10([$Sheet2.O46]/[$Sheet2.O$2]);0)" office:value-type="float" office:value="-0.00892468462189456" calcext:value-type="float">
            <text:p>-0.00892468462189456</text:p>
          </table:table-cell>
          <table:table-cell table:formula="of:=IFERROR([$Sheet2.P46]*LOG10([$Sheet2.P46]/[$Sheet2.P$2]);0)" office:value-type="float" office:value="-0.00476328102445912" calcext:value-type="float">
            <text:p>-0.00476328102445912</text:p>
          </table:table-cell>
          <table:table-cell table:formula="of:=IFERROR([$Sheet2.Q46]*LOG10([$Sheet2.Q46]/[$Sheet2.Q$2]);0)" office:value-type="float" office:value="0" calcext:value-type="float">
            <text:p>0</text:p>
          </table:table-cell>
          <table:table-cell table:formula="of:=SUM([.B46:.Q46])" office:value-type="float" office:value="0.328756942157887" calcext:value-type="float">
            <text:p>0.328756942157887</text:p>
          </table:table-cell>
        </table:table-row>
        <table:table-row table:style-name="ro1">
          <table:table-cell table:formula="of:=[$word_counts_and_combinations.A22]" office:value-type="string" office:string-value="road" calcext:value-type="string">
            <text:p>road</text:p>
          </table:table-cell>
          <table:table-cell table:formula="of:=IFERROR([$Sheet2.B22]*LOG10([$Sheet2.B22]/[$Sheet2.B$2]);0)" office:value-type="float" office:value="0" calcext:value-type="float">
            <text:p>0</text:p>
          </table:table-cell>
          <table:table-cell table:formula="of:=IFERROR([$Sheet2.C22]*LOG10([$Sheet2.C22]/[$Sheet2.C$2]);0)" office:value-type="float" office:value="0" calcext:value-type="float">
            <text:p>0</text:p>
          </table:table-cell>
          <table:table-cell table:formula="of:=IFERROR([$Sheet2.D22]*LOG10([$Sheet2.D22]/[$Sheet2.D$2]);0)" office:value-type="float" office:value="0" calcext:value-type="float">
            <text:p>0</text:p>
          </table:table-cell>
          <table:table-cell table:formula="of:=IFERROR([$Sheet2.E22]*LOG10([$Sheet2.E22]/[$Sheet2.E$2]);0)" office:value-type="float" office:value="0" calcext:value-type="float">
            <text:p>0</text:p>
          </table:table-cell>
          <table:table-cell table:formula="of:=IFERROR([$Sheet2.F22]*LOG10([$Sheet2.F22]/[$Sheet2.F$2]);0)" office:value-type="float" office:value="-0.00198015131366921" calcext:value-type="float">
            <text:p>-0.00198015131366921</text:p>
          </table:table-cell>
          <table:table-cell table:formula="of:=IFERROR([$Sheet2.G22]*LOG10([$Sheet2.G22]/[$Sheet2.G$2]);0)" office:value-type="float" office:value="0" calcext:value-type="float">
            <text:p>0</text:p>
          </table:table-cell>
          <table:table-cell table:formula="of:=IFERROR([$Sheet2.H22]*LOG10([$Sheet2.H22]/[$Sheet2.H$2]);0)" office:value-type="float" office:value="0.00151116128116968" calcext:value-type="float">
            <text:p>0.00151116128116968</text:p>
          </table:table-cell>
          <table:table-cell table:formula="of:=IFERROR([$Sheet2.I22]*LOG10([$Sheet2.I22]/[$Sheet2.I$2]);0)" office:value-type="float" office:value="-0.00492199594855836" calcext:value-type="float">
            <text:p>-0.00492199594855836</text:p>
          </table:table-cell>
          <table:table-cell table:formula="of:=IFERROR([$Sheet2.J22]*LOG10([$Sheet2.J22]/[$Sheet2.J$2]);0)" office:value-type="float" office:value="-0.0260144400339393" calcext:value-type="float">
            <text:p>-0.0260144400339393</text:p>
          </table:table-cell>
          <table:table-cell table:formula="of:=IFERROR([$Sheet2.K22]*LOG10([$Sheet2.K22]/[$Sheet2.K$2]);0)" office:value-type="float" office:value="-0.00124263141798863" calcext:value-type="float">
            <text:p>-0.00124263141798863</text:p>
          </table:table-cell>
          <table:table-cell table:formula="of:=IFERROR([$Sheet2.L22]*LOG10([$Sheet2.L22]/[$Sheet2.L$2]);0)" office:value-type="float" office:value="0.37895614445239" calcext:value-type="float">
            <text:p>0.37895614445239</text:p>
          </table:table-cell>
          <table:table-cell table:formula="of:=IFERROR([$Sheet2.M22]*LOG10([$Sheet2.M22]/[$Sheet2.M$2]);0)" office:value-type="float" office:value="-0.00675417855392301" calcext:value-type="float">
            <text:p>-0.00675417855392301</text:p>
          </table:table-cell>
          <table:table-cell table:formula="of:=IFERROR([$Sheet2.N22]*LOG10([$Sheet2.N22]/[$Sheet2.N$2]);0)" office:value-type="float" office:value="-0.00730910898763684" calcext:value-type="float">
            <text:p>-0.00730910898763684</text:p>
          </table:table-cell>
          <table:table-cell table:formula="of:=IFERROR([$Sheet2.O22]*LOG10([$Sheet2.O22]/[$Sheet2.O$2]);0)" office:value-type="float" office:value="-0.00466299340350572" calcext:value-type="float">
            <text:p>-0.00466299340350572</text:p>
          </table:table-cell>
          <table:table-cell table:formula="of:=IFERROR([$Sheet2.P22]*LOG10([$Sheet2.P22]/[$Sheet2.P$2]);0)" office:value-type="float" office:value="-0.00417925934729453" calcext:value-type="float">
            <text:p>-0.00417925934729453</text:p>
          </table:table-cell>
          <table:table-cell table:formula="of:=IFERROR([$Sheet2.Q22]*LOG10([$Sheet2.Q22]/[$Sheet2.Q$2]);0)" office:value-type="float" office:value="0" calcext:value-type="float">
            <text:p>0</text:p>
          </table:table-cell>
          <table:table-cell table:formula="of:=SUM([.B47:.Q47])" office:value-type="float" office:value="0.323402546727044" calcext:value-type="float">
            <text:p>0.323402546727044</text:p>
          </table:table-cell>
        </table:table-row>
        <table:table-row table:style-name="ro1">
          <table:table-cell table:formula="of:=[$word_counts_and_combinations.A48]" office:value-type="string" office:string-value="sand" calcext:value-type="string">
            <text:p>sand</text:p>
          </table:table-cell>
          <table:table-cell table:formula="of:=IFERROR([$Sheet2.B48]*LOG10([$Sheet2.B48]/[$Sheet2.B$2]);0)" office:value-type="float" office:value="-0.00400363340046986" calcext:value-type="float">
            <text:p>-0.00400363340046986</text:p>
          </table:table-cell>
          <table:table-cell table:formula="of:=IFERROR([$Sheet2.C48]*LOG10([$Sheet2.C48]/[$Sheet2.C$2]);0)" office:value-type="float" office:value="-0.00803134043515495" calcext:value-type="float">
            <text:p>-0.00803134043515495</text:p>
          </table:table-cell>
          <table:table-cell table:formula="of:=IFERROR([$Sheet2.D48]*LOG10([$Sheet2.D48]/[$Sheet2.D$2]);0)" office:value-type="float" office:value="-0.00459221236863666" calcext:value-type="float">
            <text:p>-0.00459221236863666</text:p>
          </table:table-cell>
          <table:table-cell table:formula="of:=IFERROR([$Sheet2.E48]*LOG10([$Sheet2.E48]/[$Sheet2.E$2]);0)" office:value-type="float" office:value="-0.00225012832890419" calcext:value-type="float">
            <text:p>-0.00225012832890419</text:p>
          </table:table-cell>
          <table:table-cell table:formula="of:=IFERROR([$Sheet2.F48]*LOG10([$Sheet2.F48]/[$Sheet2.F$2]);0)" office:value-type="float" office:value="0.00191235233466885" calcext:value-type="float">
            <text:p>0.00191235233466885</text:p>
          </table:table-cell>
          <table:table-cell table:formula="of:=IFERROR([$Sheet2.G48]*LOG10([$Sheet2.G48]/[$Sheet2.G$2]);0)" office:value-type="float" office:value="0" calcext:value-type="float">
            <text:p>0</text:p>
          </table:table-cell>
          <table:table-cell table:formula="of:=IFERROR([$Sheet2.H48]*LOG10([$Sheet2.H48]/[$Sheet2.H$2]);0)" office:value-type="float" office:value="0.00112119726985087" calcext:value-type="float">
            <text:p>0.00112119726985087</text:p>
          </table:table-cell>
          <table:table-cell table:formula="of:=IFERROR([$Sheet2.I48]*LOG10([$Sheet2.I48]/[$Sheet2.I$2]);0)" office:value-type="float" office:value="-0.00237883359253723" calcext:value-type="float">
            <text:p>-0.00237883359253723</text:p>
          </table:table-cell>
          <table:table-cell table:formula="of:=IFERROR([$Sheet2.J48]*LOG10([$Sheet2.J48]/[$Sheet2.J$2]);0)" office:value-type="float" office:value="-0.0107912522698928" calcext:value-type="float">
            <text:p>-0.0107912522698928</text:p>
          </table:table-cell>
          <table:table-cell table:formula="of:=IFERROR([$Sheet2.K48]*LOG10([$Sheet2.K48]/[$Sheet2.K$2]);0)" office:value-type="float" office:value="-0.000496743422235354" calcext:value-type="float">
            <text:p>-0.000496743422235354</text:p>
          </table:table-cell>
          <table:table-cell table:formula="of:=IFERROR([$Sheet2.L48]*LOG10([$Sheet2.L48]/[$Sheet2.L$2]);0)" office:value-type="float" office:value="-0.0412568841479978" calcext:value-type="float">
            <text:p>-0.0412568841479978</text:p>
          </table:table-cell>
          <table:table-cell table:formula="of:=IFERROR([$Sheet2.M48]*LOG10([$Sheet2.M48]/[$Sheet2.M$2]);0)" office:value-type="float" office:value="0.00137606430214973" calcext:value-type="float">
            <text:p>0.00137606430214973</text:p>
          </table:table-cell>
          <table:table-cell table:formula="of:=IFERROR([$Sheet2.N48]*LOG10([$Sheet2.N48]/[$Sheet2.N$2]);0)" office:value-type="float" office:value="-0.00674850107568799" calcext:value-type="float">
            <text:p>-0.00674850107568799</text:p>
          </table:table-cell>
          <table:table-cell table:formula="of:=IFERROR([$Sheet2.O48]*LOG10([$Sheet2.O48]/[$Sheet2.O$2]);0)" office:value-type="float" office:value="0.357289345679688" calcext:value-type="float">
            <text:p>0.357289345679688</text:p>
          </table:table-cell>
          <table:table-cell table:formula="of:=IFERROR([$Sheet2.P48]*LOG10([$Sheet2.P48]/[$Sheet2.P$2]);0)" office:value-type="float" office:value="-0.00469785363454153" calcext:value-type="float">
            <text:p>-0.00469785363454153</text:p>
          </table:table-cell>
          <table:table-cell table:formula="of:=IFERROR([$Sheet2.Q48]*LOG10([$Sheet2.Q48]/[$Sheet2.Q$2]);0)" office:value-type="float" office:value="0.045779757134715" calcext:value-type="float">
            <text:p>0.045779757134715</text:p>
          </table:table-cell>
          <table:table-cell table:formula="of:=SUM([.B48:.Q48])" office:value-type="float" office:value="0.322231334045014" calcext:value-type="float">
            <text:p>0.322231334045014</text:p>
          </table:table-cell>
        </table:table-row>
        <table:table-row table:style-name="ro1">
          <table:table-cell table:formula="of:=[$word_counts_and_combinations.A20]" office:value-type="string" office:string-value="game" calcext:value-type="string">
            <text:p>game</text:p>
          </table:table-cell>
          <table:table-cell table:formula="of:=IFERROR([$Sheet2.B20]*LOG10([$Sheet2.B20]/[$Sheet2.B$2]);0)" office:value-type="float" office:value="-0.00844416052572976" calcext:value-type="float">
            <text:p>-0.00844416052572976</text:p>
          </table:table-cell>
          <table:table-cell table:formula="of:=IFERROR([$Sheet2.C20]*LOG10([$Sheet2.C20]/[$Sheet2.C$2]);0)" office:value-type="float" office:value="0.0406802002660679" calcext:value-type="float">
            <text:p>0.0406802002660679</text:p>
          </table:table-cell>
          <table:table-cell table:formula="of:=IFERROR([$Sheet2.D20]*LOG10([$Sheet2.D20]/[$Sheet2.D$2]);0)" office:value-type="float" office:value="0.150560518229152" calcext:value-type="float">
            <text:p>0.150560518229152</text:p>
          </table:table-cell>
          <table:table-cell table:formula="of:=IFERROR([$Sheet2.E20]*LOG10([$Sheet2.E20]/[$Sheet2.E$2]);0)" office:value-type="float" office:value="-0.00356511496538924" calcext:value-type="float">
            <text:p>-0.00356511496538924</text:p>
          </table:table-cell>
          <table:table-cell table:formula="of:=IFERROR([$Sheet2.F20]*LOG10([$Sheet2.F20]/[$Sheet2.F$2]);0)" office:value-type="float" office:value="0" calcext:value-type="float">
            <text:p>0</text:p>
          </table:table-cell>
          <table:table-cell table:formula="of:=IFERROR([$Sheet2.G20]*LOG10([$Sheet2.G20]/[$Sheet2.G$2]);0)" office:value-type="float" office:value="-0.00334510270957099" calcext:value-type="float">
            <text:p>-0.00334510270957099</text:p>
          </table:table-cell>
          <table:table-cell table:formula="of:=IFERROR([$Sheet2.H20]*LOG10([$Sheet2.H20]/[$Sheet2.H$2]);0)" office:value-type="float" office:value="-0.00413086726711077" calcext:value-type="float">
            <text:p>-0.00413086726711077</text:p>
          </table:table-cell>
          <table:table-cell table:formula="of:=IFERROR([$Sheet2.I20]*LOG10([$Sheet2.I20]/[$Sheet2.I$2]);0)" office:value-type="float" office:value="-0.00550099255023298" calcext:value-type="float">
            <text:p>-0.00550099255023298</text:p>
          </table:table-cell>
          <table:table-cell table:formula="of:=IFERROR([$Sheet2.J20]*LOG10([$Sheet2.J20]/[$Sheet2.J$2]);0)" office:value-type="float" office:value="0.179455804562076" calcext:value-type="float">
            <text:p>0.179455804562076</text:p>
          </table:table-cell>
          <table:table-cell table:formula="of:=IFERROR([$Sheet2.K20]*LOG10([$Sheet2.K20]/[$Sheet2.K$2]);0)" office:value-type="float" office:value="0" calcext:value-type="float">
            <text:p>0</text:p>
          </table:table-cell>
          <table:table-cell table:formula="of:=IFERROR([$Sheet2.L20]*LOG10([$Sheet2.L20]/[$Sheet2.L$2]);0)" office:value-type="float" office:value="-0.0202238148623581" calcext:value-type="float">
            <text:p>-0.0202238148623581</text:p>
          </table:table-cell>
          <table:table-cell table:formula="of:=IFERROR([$Sheet2.M20]*LOG10([$Sheet2.M20]/[$Sheet2.M$2]);0)" office:value-type="float" office:value="-0.0038962361813904" calcext:value-type="float">
            <text:p>-0.0038962361813904</text:p>
          </table:table-cell>
          <table:table-cell table:formula="of:=IFERROR([$Sheet2.N20]*LOG10([$Sheet2.N20]/[$Sheet2.N$2]);0)" office:value-type="float" office:value="-0.00360267611587279" calcext:value-type="float">
            <text:p>-0.00360267611587279</text:p>
          </table:table-cell>
          <table:table-cell table:formula="of:=IFERROR([$Sheet2.O20]*LOG10([$Sheet2.O20]/[$Sheet2.O$2]);0)" office:value-type="float" office:value="-0.00730070405632297" calcext:value-type="float">
            <text:p>-0.00730070405632297</text:p>
          </table:table-cell>
          <table:table-cell table:formula="of:=IFERROR([$Sheet2.P20]*LOG10([$Sheet2.P20]/[$Sheet2.P$2]);0)" office:value-type="float" office:value="0" calcext:value-type="float">
            <text:p>0</text:p>
          </table:table-cell>
          <table:table-cell table:formula="of:=IFERROR([$Sheet2.Q20]*LOG10([$Sheet2.Q20]/[$Sheet2.Q$2]);0)" office:value-type="float" office:value="0" calcext:value-type="float">
            <text:p>0</text:p>
          </table:table-cell>
          <table:table-cell table:formula="of:=SUM([.B49:.Q49])" office:value-type="float" office:value="0.310686853823318" calcext:value-type="float">
            <text:p>0.310686853823318</text:p>
          </table:table-cell>
        </table:table-row>
        <table:table-row table:style-name="ro1">
          <table:table-cell table:formula="of:=[$word_counts_and_combinations.A14]" office:value-type="string" office:string-value="table" calcext:value-type="string">
            <text:p>table</text:p>
          </table:table-cell>
          <table:table-cell table:formula="of:=IFERROR([$Sheet2.B14]*LOG10([$Sheet2.B14]/[$Sheet2.B$2]);0)" office:value-type="float" office:value="0.0624401894056952" calcext:value-type="float">
            <text:p>0.0624401894056952</text:p>
          </table:table-cell>
          <table:table-cell table:formula="of:=IFERROR([$Sheet2.C14]*LOG10([$Sheet2.C14]/[$Sheet2.C$2]);0)" office:value-type="float" office:value="0.0446958058465031" calcext:value-type="float">
            <text:p>0.0446958058465031</text:p>
          </table:table-cell>
          <table:table-cell table:formula="of:=IFERROR([$Sheet2.D14]*LOG10([$Sheet2.D14]/[$Sheet2.D$2]);0)" office:value-type="float" office:value="-0.00792007969203237" calcext:value-type="float">
            <text:p>-0.00792007969203237</text:p>
          </table:table-cell>
          <table:table-cell table:formula="of:=IFERROR([$Sheet2.E14]*LOG10([$Sheet2.E14]/[$Sheet2.E$2]);0)" office:value-type="float" office:value="0.212002023351959" calcext:value-type="float">
            <text:p>0.212002023351959</text:p>
          </table:table-cell>
          <table:table-cell table:formula="of:=IFERROR([$Sheet2.F14]*LOG10([$Sheet2.F14]/[$Sheet2.F$2]);0)" office:value-type="float" office:value="0" calcext:value-type="float">
            <text:p>0</text:p>
          </table:table-cell>
          <table:table-cell table:formula="of:=IFERROR([$Sheet2.G14]*LOG10([$Sheet2.G14]/[$Sheet2.G$2]);0)" office:value-type="float" office:value="0.00127115432086829" calcext:value-type="float">
            <text:p>0.00127115432086829</text:p>
          </table:table-cell>
          <table:table-cell table:formula="of:=IFERROR([$Sheet2.H14]*LOG10([$Sheet2.H14]/[$Sheet2.H$2]);0)" office:value-type="float" office:value="0.0274727106047133" calcext:value-type="float">
            <text:p>0.0274727106047133</text:p>
          </table:table-cell>
          <table:table-cell table:formula="of:=IFERROR([$Sheet2.I14]*LOG10([$Sheet2.I14]/[$Sheet2.I$2]);0)" office:value-type="float" office:value="0.00457019045539791" calcext:value-type="float">
            <text:p>0.00457019045539791</text:p>
          </table:table-cell>
          <table:table-cell table:formula="of:=IFERROR([$Sheet2.J14]*LOG10([$Sheet2.J14]/[$Sheet2.J$2]);0)" office:value-type="float" office:value="-0.0261204734625216" calcext:value-type="float">
            <text:p>-0.0261204734625216</text:p>
          </table:table-cell>
          <table:table-cell table:formula="of:=IFERROR([$Sheet2.K14]*LOG10([$Sheet2.K14]/[$Sheet2.K$2]);0)" office:value-type="float" office:value="0.0556075284073446" calcext:value-type="float">
            <text:p>0.0556075284073446</text:p>
          </table:table-cell>
          <table:table-cell table:formula="of:=IFERROR([$Sheet2.L14]*LOG10([$Sheet2.L14]/[$Sheet2.L$2]);0)" office:value-type="float" office:value="-0.0392979911939457" calcext:value-type="float">
            <text:p>-0.0392979911939457</text:p>
          </table:table-cell>
          <table:table-cell table:formula="of:=IFERROR([$Sheet2.M14]*LOG10([$Sheet2.M14]/[$Sheet2.M$2]);0)" office:value-type="float" office:value="-0.00487266817862051" calcext:value-type="float">
            <text:p>-0.00487266817862051</text:p>
          </table:table-cell>
          <table:table-cell table:formula="of:=IFERROR([$Sheet2.N14]*LOG10([$Sheet2.N14]/[$Sheet2.N$2]);0)" office:value-type="float" office:value="-0.0123892714814459" calcext:value-type="float">
            <text:p>-0.0123892714814459</text:p>
          </table:table-cell>
          <table:table-cell table:formula="of:=IFERROR([$Sheet2.O14]*LOG10([$Sheet2.O14]/[$Sheet2.O$2]);0)" office:value-type="float" office:value="-0.00719849473345866" calcext:value-type="float">
            <text:p>-0.00719849473345866</text:p>
          </table:table-cell>
          <table:table-cell table:formula="of:=IFERROR([$Sheet2.P14]*LOG10([$Sheet2.P14]/[$Sheet2.P$2]);0)" office:value-type="float" office:value="-0.00210109604274095" calcext:value-type="float">
            <text:p>-0.00210109604274095</text:p>
          </table:table-cell>
          <table:table-cell table:formula="of:=IFERROR([$Sheet2.Q14]*LOG10([$Sheet2.Q14]/[$Sheet2.Q$2]);0)" office:value-type="float" office:value="0" calcext:value-type="float">
            <text:p>0</text:p>
          </table:table-cell>
          <table:table-cell table:formula="of:=SUM([.B50:.Q50])" office:value-type="float" office:value="0.308159527607716" calcext:value-type="float">
            <text:p>0.308159527607716</text:p>
          </table:table-cell>
        </table:table-row>
        <table:table-row table:style-name="ro1">
          <table:table-cell table:formula="of:=[$word_counts_and_combinations.A88]" office:value-type="string" office:string-value="book" calcext:value-type="string">
            <text:p>book</text:p>
          </table:table-cell>
          <table:table-cell table:formula="of:=IFERROR([$Sheet2.B88]*LOG10([$Sheet2.B88]/[$Sheet2.B$2]);0)" office:value-type="float" office:value="0.21823350735593" calcext:value-type="float">
            <text:p>0.21823350735593</text:p>
          </table:table-cell>
          <table:table-cell table:formula="of:=IFERROR([$Sheet2.C88]*LOG10([$Sheet2.C88]/[$Sheet2.C$2]);0)" office:value-type="float" office:value="0.109496627438537" calcext:value-type="float">
            <text:p>0.109496627438537</text:p>
          </table:table-cell>
          <table:table-cell table:formula="of:=IFERROR([$Sheet2.D88]*LOG10([$Sheet2.D88]/[$Sheet2.D$2]);0)" office:value-type="float" office:value="-0.00894401567772263" calcext:value-type="float">
            <text:p>-0.00894401567772263</text:p>
          </table:table-cell>
          <table:table-cell table:formula="of:=IFERROR([$Sheet2.E88]*LOG10([$Sheet2.E88]/[$Sheet2.E$2]);0)" office:value-type="float" office:value="-0.00277014921835947" calcext:value-type="float">
            <text:p>-0.00277014921835947</text:p>
          </table:table-cell>
          <table:table-cell table:formula="of:=IFERROR([$Sheet2.F88]*LOG10([$Sheet2.F88]/[$Sheet2.F$2]);0)" office:value-type="float" office:value="0.0382776570528333" calcext:value-type="float">
            <text:p>0.0382776570528333</text:p>
          </table:table-cell>
          <table:table-cell table:formula="of:=IFERROR([$Sheet2.G88]*LOG10([$Sheet2.G88]/[$Sheet2.G$2]);0)" office:value-type="float" office:value="0.0228251678916695" calcext:value-type="float">
            <text:p>0.0228251678916695</text:p>
          </table:table-cell>
          <table:table-cell table:formula="of:=IFERROR([$Sheet2.H88]*LOG10([$Sheet2.H88]/[$Sheet2.H$2]);0)" office:value-type="float" office:value="-0.00438018005690793" calcext:value-type="float">
            <text:p>-0.00438018005690793</text:p>
          </table:table-cell>
          <table:table-cell table:formula="of:=IFERROR([$Sheet2.I88]*LOG10([$Sheet2.I88]/[$Sheet2.I$2]);0)" office:value-type="float" office:value="-0.00255040290635077" calcext:value-type="float">
            <text:p>-0.00255040290635077</text:p>
          </table:table-cell>
          <table:table-cell table:formula="of:=IFERROR([$Sheet2.J88]*LOG10([$Sheet2.J88]/[$Sheet2.J$2]);0)" office:value-type="float" office:value="-0.026144044934449" calcext:value-type="float">
            <text:p>-0.026144044934449</text:p>
          </table:table-cell>
          <table:table-cell table:formula="of:=IFERROR([$Sheet2.K88]*LOG10([$Sheet2.K88]/[$Sheet2.K$2]);0)" office:value-type="float" office:value="0.00774914585853931" calcext:value-type="float">
            <text:p>0.00774914585853931</text:p>
          </table:table-cell>
          <table:table-cell table:formula="of:=IFERROR([$Sheet2.L88]*LOG10([$Sheet2.L88]/[$Sheet2.L$2]);0)" office:value-type="float" office:value="-0.0396805391045604" calcext:value-type="float">
            <text:p>-0.0396805391045604</text:p>
          </table:table-cell>
          <table:table-cell table:formula="of:=IFERROR([$Sheet2.M88]*LOG10([$Sheet2.M88]/[$Sheet2.M$2]);0)" office:value-type="float" office:value="-0.00299811451892766" calcext:value-type="float">
            <text:p>-0.00299811451892766</text:p>
          </table:table-cell>
          <table:table-cell table:formula="of:=IFERROR([$Sheet2.N88]*LOG10([$Sheet2.N88]/[$Sheet2.N$2]);0)" office:value-type="float" office:value="-0.00850846907229737" calcext:value-type="float">
            <text:p>-0.00850846907229737</text:p>
          </table:table-cell>
          <table:table-cell table:formula="of:=IFERROR([$Sheet2.O88]*LOG10([$Sheet2.O88]/[$Sheet2.O$2]);0)" office:value-type="float" office:value="0" calcext:value-type="float">
            <text:p>0</text:p>
          </table:table-cell>
          <table:table-cell table:formula="of:=IFERROR([$Sheet2.P88]*LOG10([$Sheet2.P88]/[$Sheet2.P$2]);0)" office:value-type="float" office:value="0" calcext:value-type="float">
            <text:p>0</text:p>
          </table:table-cell>
          <table:table-cell table:formula="of:=IFERROR([$Sheet2.Q88]*LOG10([$Sheet2.Q88]/[$Sheet2.Q$2]);0)" office:value-type="float" office:value="0" calcext:value-type="float">
            <text:p>0</text:p>
          </table:table-cell>
          <table:table-cell table:formula="of:=SUM([.B51:.Q51])" office:value-type="float" office:value="0.300606190107933" calcext:value-type="float">
            <text:p>0.300606190107933</text:p>
          </table:table-cell>
        </table:table-row>
        <table:table-row table:style-name="ro1">
          <table:table-cell table:formula="of:=[$word_counts_and_combinations.A97]" office:value-type="string" office:string-value="house" calcext:value-type="string">
            <text:p>house</text:p>
          </table:table-cell>
          <table:table-cell table:formula="of:=IFERROR([$Sheet2.B97]*LOG10([$Sheet2.B97]/[$Sheet2.B$2]);0)" office:value-type="float" office:value="-0.00232125965150014" calcext:value-type="float">
            <text:p>-0.00232125965150014</text:p>
          </table:table-cell>
          <table:table-cell table:formula="of:=IFERROR([$Sheet2.C97]*LOG10([$Sheet2.C97]/[$Sheet2.C$2]);0)" office:value-type="float" office:value="0.152485972592418" calcext:value-type="float">
            <text:p>0.152485972592418</text:p>
          </table:table-cell>
          <table:table-cell table:formula="of:=IFERROR([$Sheet2.D97]*LOG10([$Sheet2.D97]/[$Sheet2.D$2]);0)" office:value-type="float" office:value="-0.0121067447677514" calcext:value-type="float">
            <text:p>-0.0121067447677514</text:p>
          </table:table-cell>
          <table:table-cell table:formula="of:=IFERROR([$Sheet2.E97]*LOG10([$Sheet2.E97]/[$Sheet2.E$2]);0)" office:value-type="float" office:value="0" calcext:value-type="float">
            <text:p>0</text:p>
          </table:table-cell>
          <table:table-cell table:formula="of:=IFERROR([$Sheet2.F97]*LOG10([$Sheet2.F97]/[$Sheet2.F$2]);0)" office:value-type="float" office:value="0" calcext:value-type="float">
            <text:p>0</text:p>
          </table:table-cell>
          <table:table-cell table:formula="of:=IFERROR([$Sheet2.G97]*LOG10([$Sheet2.G97]/[$Sheet2.G$2]);0)" office:value-type="float" office:value="0" calcext:value-type="float">
            <text:p>0</text:p>
          </table:table-cell>
          <table:table-cell table:formula="of:=IFERROR([$Sheet2.H97]*LOG10([$Sheet2.H97]/[$Sheet2.H$2]);0)" office:value-type="float" office:value="-0.00377013878565513" calcext:value-type="float">
            <text:p>-0.00377013878565513</text:p>
          </table:table-cell>
          <table:table-cell table:formula="of:=IFERROR([$Sheet2.I97]*LOG10([$Sheet2.I97]/[$Sheet2.I$2]);0)" office:value-type="float" office:value="0.246795199294178" calcext:value-type="float">
            <text:p>0.246795199294178</text:p>
          </table:table-cell>
          <table:table-cell table:formula="of:=IFERROR([$Sheet2.J97]*LOG10([$Sheet2.J97]/[$Sheet2.J$2]);0)" office:value-type="float" office:value="-0.024531568172015" calcext:value-type="float">
            <text:p>-0.024531568172015</text:p>
          </table:table-cell>
          <table:table-cell table:formula="of:=IFERROR([$Sheet2.K97]*LOG10([$Sheet2.K97]/[$Sheet2.K$2]);0)" office:value-type="float" office:value="0" calcext:value-type="float">
            <text:p>0</text:p>
          </table:table-cell>
          <table:table-cell table:formula="of:=IFERROR([$Sheet2.L97]*LOG10([$Sheet2.L97]/[$Sheet2.L$2]);0)" office:value-type="float" office:value="-0.0317090484538326" calcext:value-type="float">
            <text:p>-0.0317090484538326</text:p>
          </table:table-cell>
          <table:table-cell table:formula="of:=IFERROR([$Sheet2.M97]*LOG10([$Sheet2.M97]/[$Sheet2.M$2]);0)" office:value-type="float" office:value="-0.00698002452849049" calcext:value-type="float">
            <text:p>-0.00698002452849049</text:p>
          </table:table-cell>
          <table:table-cell table:formula="of:=IFERROR([$Sheet2.N97]*LOG10([$Sheet2.N97]/[$Sheet2.N$2]);0)" office:value-type="float" office:value="-0.00804602495929606" calcext:value-type="float">
            <text:p>-0.00804602495929606</text:p>
          </table:table-cell>
          <table:table-cell table:formula="of:=IFERROR([$Sheet2.O97]*LOG10([$Sheet2.O97]/[$Sheet2.O$2]);0)" office:value-type="float" office:value="-0.0110909523226452" calcext:value-type="float">
            <text:p>-0.0110909523226452</text:p>
          </table:table-cell>
          <table:table-cell table:formula="of:=IFERROR([$Sheet2.P97]*LOG10([$Sheet2.P97]/[$Sheet2.P$2]);0)" office:value-type="float" office:value="-0.00458236132421374" calcext:value-type="float">
            <text:p>-0.00458236132421374</text:p>
          </table:table-cell>
          <table:table-cell table:formula="of:=IFERROR([$Sheet2.Q97]*LOG10([$Sheet2.Q97]/[$Sheet2.Q$2]);0)" office:value-type="float" office:value="-0.000885216528102844" calcext:value-type="float">
            <text:p>-0.000885216528102844</text:p>
          </table:table-cell>
          <table:table-cell table:formula="of:=SUM([.B52:.Q52])" office:value-type="float" office:value="0.293257832393093" calcext:value-type="float">
            <text:p>0.293257832393093</text:p>
          </table:table-cell>
        </table:table-row>
        <table:table-row table:style-name="ro1">
          <table:table-cell table:formula="of:=[$word_counts_and_combinations.A73]" office:value-type="string" office:string-value="cart" calcext:value-type="string">
            <text:p>cart</text:p>
          </table:table-cell>
          <table:table-cell table:formula="of:=IFERROR([$Sheet2.B73]*LOG10([$Sheet2.B73]/[$Sheet2.B$2]);0)" office:value-type="float" office:value="0.11490056754328" calcext:value-type="float">
            <text:p>0.11490056754328</text:p>
          </table:table-cell>
          <table:table-cell table:formula="of:=IFERROR([$Sheet2.C73]*LOG10([$Sheet2.C73]/[$Sheet2.C$2]);0)" office:value-type="float" office:value="-0.00570062903722383" calcext:value-type="float">
            <text:p>-0.00570062903722383</text:p>
          </table:table-cell>
          <table:table-cell table:formula="of:=IFERROR([$Sheet2.D73]*LOG10([$Sheet2.D73]/[$Sheet2.D$2]);0)" office:value-type="float" office:value="-0.0122185902524349" calcext:value-type="float">
            <text:p>-0.0122185902524349</text:p>
          </table:table-cell>
          <table:table-cell table:formula="of:=IFERROR([$Sheet2.E73]*LOG10([$Sheet2.E73]/[$Sheet2.E$2]);0)" office:value-type="float" office:value="0" calcext:value-type="float">
            <text:p>0</text:p>
          </table:table-cell>
          <table:table-cell table:formula="of:=IFERROR([$Sheet2.F73]*LOG10([$Sheet2.F73]/[$Sheet2.F$2]);0)" office:value-type="float" office:value="0" calcext:value-type="float">
            <text:p>0</text:p>
          </table:table-cell>
          <table:table-cell table:formula="of:=IFERROR([$Sheet2.G73]*LOG10([$Sheet2.G73]/[$Sheet2.G$2]);0)" office:value-type="float" office:value="-0.00289193006362912" calcext:value-type="float">
            <text:p>-0.00289193006362912</text:p>
          </table:table-cell>
          <table:table-cell table:formula="of:=IFERROR([$Sheet2.H73]*LOG10([$Sheet2.H73]/[$Sheet2.H$2]);0)" office:value-type="float" office:value="0.011241033842075" calcext:value-type="float">
            <text:p>0.011241033842075</text:p>
          </table:table-cell>
          <table:table-cell table:formula="of:=IFERROR([$Sheet2.I73]*LOG10([$Sheet2.I73]/[$Sheet2.I$2]);0)" office:value-type="float" office:value="0" calcext:value-type="float">
            <text:p>0</text:p>
          </table:table-cell>
          <table:table-cell table:formula="of:=IFERROR([$Sheet2.J73]*LOG10([$Sheet2.J73]/[$Sheet2.J$2]);0)" office:value-type="float" office:value="-0.022819656420236" calcext:value-type="float">
            <text:p>-0.022819656420236</text:p>
          </table:table-cell>
          <table:table-cell table:formula="of:=IFERROR([$Sheet2.K73]*LOG10([$Sheet2.K73]/[$Sheet2.K$2]);0)" office:value-type="float" office:value="-0.000926194663523093" calcext:value-type="float">
            <text:p>-0.000926194663523093</text:p>
          </table:table-cell>
          <table:table-cell table:formula="of:=IFERROR([$Sheet2.L73]*LOG10([$Sheet2.L73]/[$Sheet2.L$2]);0)" office:value-type="float" office:value="0.228093454528577" calcext:value-type="float">
            <text:p>0.228093454528577</text:p>
          </table:table-cell>
          <table:table-cell table:formula="of:=IFERROR([$Sheet2.M73]*LOG10([$Sheet2.M73]/[$Sheet2.M$2]);0)" office:value-type="float" office:value="-0.00744543293734526" calcext:value-type="float">
            <text:p>-0.00744543293734526</text:p>
          </table:table-cell>
          <table:table-cell table:formula="of:=IFERROR([$Sheet2.N73]*LOG10([$Sheet2.N73]/[$Sheet2.N$2]);0)" office:value-type="float" office:value="-0.0101400174794618" calcext:value-type="float">
            <text:p>-0.0101400174794618</text:p>
          </table:table-cell>
          <table:table-cell table:formula="of:=IFERROR([$Sheet2.O73]*LOG10([$Sheet2.O73]/[$Sheet2.O$2]);0)" office:value-type="float" office:value="0" calcext:value-type="float">
            <text:p>0</text:p>
          </table:table-cell>
          <table:table-cell table:formula="of:=IFERROR([$Sheet2.P73]*LOG10([$Sheet2.P73]/[$Sheet2.P$2]);0)" office:value-type="float" office:value="0" calcext:value-type="float">
            <text:p>0</text:p>
          </table:table-cell>
          <table:table-cell table:formula="of:=IFERROR([$Sheet2.Q73]*LOG10([$Sheet2.Q73]/[$Sheet2.Q$2]);0)" office:value-type="float" office:value="0" calcext:value-type="float">
            <text:p>0</text:p>
          </table:table-cell>
          <table:table-cell table:formula="of:=SUM([.B53:.Q53])" office:value-type="float" office:value="0.292092605060077" calcext:value-type="float">
            <text:p>0.292092605060077</text:p>
          </table:table-cell>
        </table:table-row>
        <table:table-row table:style-name="ro1">
          <table:table-cell table:formula="of:=[$word_counts_and_combinations.A85]" office:value-type="string" office:string-value="bus" calcext:value-type="string">
            <text:p>bus</text:p>
          </table:table-cell>
          <table:table-cell table:formula="of:=IFERROR([$Sheet2.B85]*LOG10([$Sheet2.B85]/[$Sheet2.B$2]);0)" office:value-type="float" office:value="-0.00663299548853648" calcext:value-type="float">
            <text:p>-0.00663299548853648</text:p>
          </table:table-cell>
          <table:table-cell table:formula="of:=IFERROR([$Sheet2.C85]*LOG10([$Sheet2.C85]/[$Sheet2.C$2]);0)" office:value-type="float" office:value="-0.00595530099628068" calcext:value-type="float">
            <text:p>-0.00595530099628068</text:p>
          </table:table-cell>
          <table:table-cell table:formula="of:=IFERROR([$Sheet2.D85]*LOG10([$Sheet2.D85]/[$Sheet2.D$2]);0)" office:value-type="float" office:value="-0.0114444115983564" calcext:value-type="float">
            <text:p>-0.0114444115983564</text:p>
          </table:table-cell>
          <table:table-cell table:formula="of:=IFERROR([$Sheet2.E85]*LOG10([$Sheet2.E85]/[$Sheet2.E$2]);0)" office:value-type="float" office:value="-0.00289895092342793" calcext:value-type="float">
            <text:p>-0.00289895092342793</text:p>
          </table:table-cell>
          <table:table-cell table:formula="of:=IFERROR([$Sheet2.F85]*LOG10([$Sheet2.F85]/[$Sheet2.F$2]);0)" office:value-type="float" office:value="0.0520067916283451" calcext:value-type="float">
            <text:p>0.0520067916283451</text:p>
          </table:table-cell>
          <table:table-cell table:formula="of:=IFERROR([$Sheet2.G85]*LOG10([$Sheet2.G85]/[$Sheet2.G$2]);0)" office:value-type="float" office:value="-0.0037080786234924" calcext:value-type="float">
            <text:p>-0.0037080786234924</text:p>
          </table:table-cell>
          <table:table-cell table:formula="of:=IFERROR([$Sheet2.H85]*LOG10([$Sheet2.H85]/[$Sheet2.H$2]);0)" office:value-type="float" office:value="0.00316923557905193" calcext:value-type="float">
            <text:p>0.00316923557905193</text:p>
          </table:table-cell>
          <table:table-cell table:formula="of:=IFERROR([$Sheet2.I85]*LOG10([$Sheet2.I85]/[$Sheet2.I$2]);0)" office:value-type="float" office:value="-0.00454379315296041" calcext:value-type="float">
            <text:p>-0.00454379315296041</text:p>
          </table:table-cell>
          <table:table-cell table:formula="of:=IFERROR([$Sheet2.J85]*LOG10([$Sheet2.J85]/[$Sheet2.J$2]);0)" office:value-type="float" office:value="-0.0183367631070339" calcext:value-type="float">
            <text:p>-0.0183367631070339</text:p>
          </table:table-cell>
          <table:table-cell table:formula="of:=IFERROR([$Sheet2.K85]*LOG10([$Sheet2.K85]/[$Sheet2.K$2]);0)" office:value-type="float" office:value="0.00177973825295843" calcext:value-type="float">
            <text:p>0.00177973825295843</text:p>
          </table:table-cell>
          <table:table-cell table:formula="of:=IFERROR([$Sheet2.L85]*LOG10([$Sheet2.L85]/[$Sheet2.L$2]);0)" office:value-type="float" office:value="0.310242395853302" calcext:value-type="float">
            <text:p>0.310242395853302</text:p>
          </table:table-cell>
          <table:table-cell table:formula="of:=IFERROR([$Sheet2.M85]*LOG10([$Sheet2.M85]/[$Sheet2.M$2]);0)" office:value-type="float" office:value="-0.00382056715987512" calcext:value-type="float">
            <text:p>-0.00382056715987512</text:p>
          </table:table-cell>
          <table:table-cell table:formula="of:=IFERROR([$Sheet2.N85]*LOG10([$Sheet2.N85]/[$Sheet2.N$2]);0)" office:value-type="float" office:value="-0.0104583660795443" calcext:value-type="float">
            <text:p>-0.0104583660795443</text:p>
          </table:table-cell>
          <table:table-cell table:formula="of:=IFERROR([$Sheet2.O85]*LOG10([$Sheet2.O85]/[$Sheet2.O$2]);0)" office:value-type="float" office:value="-0.00824399063066198" calcext:value-type="float">
            <text:p>-0.00824399063066198</text:p>
          </table:table-cell>
          <table:table-cell table:formula="of:=IFERROR([$Sheet2.P85]*LOG10([$Sheet2.P85]/[$Sheet2.P$2]);0)" office:value-type="float" office:value="0" calcext:value-type="float">
            <text:p>0</text:p>
          </table:table-cell>
          <table:table-cell table:formula="of:=IFERROR([$Sheet2.Q85]*LOG10([$Sheet2.Q85]/[$Sheet2.Q$2]);0)" office:value-type="float" office:value="-0.00158340352071167" calcext:value-type="float">
            <text:p>-0.00158340352071167</text:p>
          </table:table-cell>
          <table:table-cell table:formula="of:=SUM([.B54:.Q54])" office:value-type="float" office:value="0.289571540032776" calcext:value-type="float">
            <text:p>0.289571540032776</text:p>
          </table:table-cell>
        </table:table-row>
        <table:table-row table:style-name="ro1">
          <table:table-cell table:formula="of:=[$word_counts_and_combinations.A90]" office:value-type="string" office:string-value="trick" calcext:value-type="string">
            <text:p>trick</text:p>
          </table:table-cell>
          <table:table-cell table:formula="of:=IFERROR([$Sheet2.B90]*LOG10([$Sheet2.B90]/[$Sheet2.B$2]);0)" office:value-type="float" office:value="0" calcext:value-type="float">
            <text:p>0</text:p>
          </table:table-cell>
          <table:table-cell table:formula="of:=IFERROR([$Sheet2.C90]*LOG10([$Sheet2.C90]/[$Sheet2.C$2]);0)" office:value-type="float" office:value="0" calcext:value-type="float">
            <text:p>0</text:p>
          </table:table-cell>
          <table:table-cell table:formula="of:=IFERROR([$Sheet2.D90]*LOG10([$Sheet2.D90]/[$Sheet2.D$2]);0)" office:value-type="float" office:value="-0.00319436599786656" calcext:value-type="float">
            <text:p>-0.00319436599786656</text:p>
          </table:table-cell>
          <table:table-cell table:formula="of:=IFERROR([$Sheet2.E90]*LOG10([$Sheet2.E90]/[$Sheet2.E$2]);0)" office:value-type="float" office:value="0" calcext:value-type="float">
            <text:p>0</text:p>
          </table:table-cell>
          <table:table-cell table:formula="of:=IFERROR([$Sheet2.F90]*LOG10([$Sheet2.F90]/[$Sheet2.F$2]);0)" office:value-type="float" office:value="0" calcext:value-type="float">
            <text:p>0</text:p>
          </table:table-cell>
          <table:table-cell table:formula="of:=IFERROR([$Sheet2.G90]*LOG10([$Sheet2.G90]/[$Sheet2.G$2]);0)" office:value-type="float" office:value="0" calcext:value-type="float">
            <text:p>0</text:p>
          </table:table-cell>
          <table:table-cell table:formula="of:=IFERROR([$Sheet2.H90]*LOG10([$Sheet2.H90]/[$Sheet2.H$2]);0)" office:value-type="float" office:value="-0.00407909067097016" calcext:value-type="float">
            <text:p>-0.00407909067097016</text:p>
          </table:table-cell>
          <table:table-cell table:formula="of:=IFERROR([$Sheet2.I90]*LOG10([$Sheet2.I90]/[$Sheet2.I$2]);0)" office:value-type="float" office:value="-0.00573747860597977" calcext:value-type="float">
            <text:p>-0.00573747860597977</text:p>
          </table:table-cell>
          <table:table-cell table:formula="of:=IFERROR([$Sheet2.J90]*LOG10([$Sheet2.J90]/[$Sheet2.J$2]);0)" office:value-type="float" office:value="0.319420013951347" calcext:value-type="float">
            <text:p>0.319420013951347</text:p>
          </table:table-cell>
          <table:table-cell table:formula="of:=IFERROR([$Sheet2.K90]*LOG10([$Sheet2.K90]/[$Sheet2.K$2]);0)" office:value-type="float" office:value="0" calcext:value-type="float">
            <text:p>0</text:p>
          </table:table-cell>
          <table:table-cell table:formula="of:=IFERROR([$Sheet2.L90]*LOG10([$Sheet2.L90]/[$Sheet2.L$2]);0)" office:value-type="float" office:value="-0.0230576395193017" calcext:value-type="float">
            <text:p>-0.0230576395193017</text:p>
          </table:table-cell>
          <table:table-cell table:formula="of:=IFERROR([$Sheet2.M90]*LOG10([$Sheet2.M90]/[$Sheet2.M$2]);0)" office:value-type="float" office:value="-0.00502583300682414" calcext:value-type="float">
            <text:p>-0.00502583300682414</text:p>
          </table:table-cell>
          <table:table-cell table:formula="of:=IFERROR([$Sheet2.N90]*LOG10([$Sheet2.N90]/[$Sheet2.N$2]);0)" office:value-type="float" office:value="0" calcext:value-type="float">
            <text:p>0</text:p>
          </table:table-cell>
          <table:table-cell table:formula="of:=IFERROR([$Sheet2.O90]*LOG10([$Sheet2.O90]/[$Sheet2.O$2]);0)" office:value-type="float" office:value="-0.0119232588177272" calcext:value-type="float">
            <text:p>-0.0119232588177272</text:p>
          </table:table-cell>
          <table:table-cell table:formula="of:=IFERROR([$Sheet2.P90]*LOG10([$Sheet2.P90]/[$Sheet2.P$2]);0)" office:value-type="float" office:value="0.0224440414685433" calcext:value-type="float">
            <text:p>0.0224440414685433</text:p>
          </table:table-cell>
          <table:table-cell table:formula="of:=IFERROR([$Sheet2.Q90]*LOG10([$Sheet2.Q90]/[$Sheet2.Q$2]);0)" office:value-type="float" office:value="-0.001269804772159" calcext:value-type="float">
            <text:p>-0.001269804772159</text:p>
          </table:table-cell>
          <table:table-cell table:formula="of:=SUM([.B55:.Q55])" office:value-type="float" office:value="0.287576584029062" calcext:value-type="float">
            <text:p>0.287576584029062</text:p>
          </table:table-cell>
        </table:table-row>
        <table:table-row table:style-name="ro1">
          <table:table-cell table:formula="of:=[$word_counts_and_combinations.A28]" office:value-type="string" office:string-value="tree" calcext:value-type="string">
            <text:p>tree</text:p>
          </table:table-cell>
          <table:table-cell table:formula="of:=IFERROR([$Sheet2.B28]*LOG10([$Sheet2.B28]/[$Sheet2.B$2]);0)" office:value-type="float" office:value="-0.00484578928340586" calcext:value-type="float">
            <text:p>-0.00484578928340586</text:p>
          </table:table-cell>
          <table:table-cell table:formula="of:=IFERROR([$Sheet2.C28]*LOG10([$Sheet2.C28]/[$Sheet2.C$2]);0)" office:value-type="float" office:value="-0.00897780986307731" calcext:value-type="float">
            <text:p>-0.00897780986307731</text:p>
          </table:table-cell>
          <table:table-cell table:formula="of:=IFERROR([$Sheet2.D28]*LOG10([$Sheet2.D28]/[$Sheet2.D$2]);0)" office:value-type="float" office:value="-0.00121672606789754" calcext:value-type="float">
            <text:p>-0.00121672606789754</text:p>
          </table:table-cell>
          <table:table-cell table:formula="of:=IFERROR([$Sheet2.E28]*LOG10([$Sheet2.E28]/[$Sheet2.E$2]);0)" office:value-type="float" office:value="-0.000906868492544832" calcext:value-type="float">
            <text:p>-0.000906868492544832</text:p>
          </table:table-cell>
          <table:table-cell table:formula="of:=IFERROR([$Sheet2.F28]*LOG10([$Sheet2.F28]/[$Sheet2.F$2]);0)" office:value-type="float" office:value="-0.00233347919362516" calcext:value-type="float">
            <text:p>-0.00233347919362516</text:p>
          </table:table-cell>
          <table:table-cell table:formula="of:=IFERROR([$Sheet2.G28]*LOG10([$Sheet2.G28]/[$Sheet2.G$2]);0)" office:value-type="float" office:value="-0.00195455468962795" calcext:value-type="float">
            <text:p>-0.00195455468962795</text:p>
          </table:table-cell>
          <table:table-cell table:formula="of:=IFERROR([$Sheet2.H28]*LOG10([$Sheet2.H28]/[$Sheet2.H$2]);0)" office:value-type="float" office:value="-0.00263398548771974" calcext:value-type="float">
            <text:p>-0.00263398548771974</text:p>
          </table:table-cell>
          <table:table-cell table:formula="of:=IFERROR([$Sheet2.I28]*LOG10([$Sheet2.I28]/[$Sheet2.I$2]);0)" office:value-type="float" office:value="-0.00572365715184796" calcext:value-type="float">
            <text:p>-0.00572365715184796</text:p>
          </table:table-cell>
          <table:table-cell table:formula="of:=IFERROR([$Sheet2.J28]*LOG10([$Sheet2.J28]/[$Sheet2.J$2]);0)" office:value-type="float" office:value="-0.0264247635871137" calcext:value-type="float">
            <text:p>-0.0264247635871137</text:p>
          </table:table-cell>
          <table:table-cell table:formula="of:=IFERROR([$Sheet2.K28]*LOG10([$Sheet2.K28]/[$Sheet2.K$2]);0)" office:value-type="float" office:value="-0.00096955216469943" calcext:value-type="float">
            <text:p>-0.00096955216469943</text:p>
          </table:table-cell>
          <table:table-cell table:formula="of:=IFERROR([$Sheet2.L28]*LOG10([$Sheet2.L28]/[$Sheet2.L$2]);0)" office:value-type="float" office:value="0.334589528396085" calcext:value-type="float">
            <text:p>0.334589528396085</text:p>
          </table:table-cell>
          <table:table-cell table:formula="of:=IFERROR([$Sheet2.M28]*LOG10([$Sheet2.M28]/[$Sheet2.M$2]);0)" office:value-type="float" office:value="-0.00729207364838211" calcext:value-type="float">
            <text:p>-0.00729207364838211</text:p>
          </table:table-cell>
          <table:table-cell table:formula="of:=IFERROR([$Sheet2.N28]*LOG10([$Sheet2.N28]/[$Sheet2.N$2]);0)" office:value-type="float" office:value="0.00988369140485025" calcext:value-type="float">
            <text:p>0.00988369140485025</text:p>
          </table:table-cell>
          <table:table-cell table:formula="of:=IFERROR([$Sheet2.O28]*LOG10([$Sheet2.O28]/[$Sheet2.O$2]);0)" office:value-type="float" office:value="-0.00881175755934468" calcext:value-type="float">
            <text:p>-0.00881175755934468</text:p>
          </table:table-cell>
          <table:table-cell table:formula="of:=IFERROR([$Sheet2.P28]*LOG10([$Sheet2.P28]/[$Sheet2.P$2]);0)" office:value-type="float" office:value="-0.00475422192021537" calcext:value-type="float">
            <text:p>-0.00475422192021537</text:p>
          </table:table-cell>
          <table:table-cell table:formula="of:=IFERROR([$Sheet2.Q28]*LOG10([$Sheet2.Q28]/[$Sheet2.Q$2]);0)" office:value-type="float" office:value="-0.000700433306375298" calcext:value-type="float">
            <text:p>-0.000700433306375298</text:p>
          </table:table-cell>
          <table:table-cell table:formula="of:=SUM([.B56:.Q56])" office:value-type="float" office:value="0.266927547385059" calcext:value-type="float">
            <text:p>0.266927547385059</text:p>
          </table:table-cell>
        </table:table-row>
        <table:table-row table:style-name="ro1">
          <table:table-cell table:formula="of:=[$word_counts_and_combinations.A56]" office:value-type="string" office:string-value="window" calcext:value-type="string">
            <text:p>window</text:p>
          </table:table-cell>
          <table:table-cell table:formula="of:=IFERROR([$Sheet2.B56]*LOG10([$Sheet2.B56]/[$Sheet2.B$2]);0)" office:value-type="float" office:value="0.00479809918509993" calcext:value-type="float">
            <text:p>0.00479809918509993</text:p>
          </table:table-cell>
          <table:table-cell table:formula="of:=IFERROR([$Sheet2.C56]*LOG10([$Sheet2.C56]/[$Sheet2.C$2]);0)" office:value-type="float" office:value="0.0211126335059892" calcext:value-type="float">
            <text:p>0.0211126335059892</text:p>
          </table:table-cell>
          <table:table-cell table:formula="of:=IFERROR([$Sheet2.D56]*LOG10([$Sheet2.D56]/[$Sheet2.D$2]);0)" office:value-type="float" office:value="-0.0108047126883202" calcext:value-type="float">
            <text:p>-0.0108047126883202</text:p>
          </table:table-cell>
          <table:table-cell table:formula="of:=IFERROR([$Sheet2.E56]*LOG10([$Sheet2.E56]/[$Sheet2.E$2]);0)" office:value-type="float" office:value="-0.00325665900096567" calcext:value-type="float">
            <text:p>-0.00325665900096567</text:p>
          </table:table-cell>
          <table:table-cell table:formula="of:=IFERROR([$Sheet2.F56]*LOG10([$Sheet2.F56]/[$Sheet2.F$2]);0)" office:value-type="float" office:value="0.0592965512689739" calcext:value-type="float">
            <text:p>0.0592965512689739</text:p>
          </table:table-cell>
          <table:table-cell table:formula="of:=IFERROR([$Sheet2.G56]*LOG10([$Sheet2.G56]/[$Sheet2.G$2]);0)" office:value-type="float" office:value="0.0353278663563353" calcext:value-type="float">
            <text:p>0.0353278663563353</text:p>
          </table:table-cell>
          <table:table-cell table:formula="of:=IFERROR([$Sheet2.H56]*LOG10([$Sheet2.H56]/[$Sheet2.H$2]);0)" office:value-type="float" office:value="0.053765652738101" calcext:value-type="float">
            <text:p>0.053765652738101</text:p>
          </table:table-cell>
          <table:table-cell table:formula="of:=IFERROR([$Sheet2.I56]*LOG10([$Sheet2.I56]/[$Sheet2.I$2]);0)" office:value-type="float" office:value="0.00140883294292754" calcext:value-type="float">
            <text:p>0.00140883294292754</text:p>
          </table:table-cell>
          <table:table-cell table:formula="of:=IFERROR([$Sheet2.J56]*LOG10([$Sheet2.J56]/[$Sheet2.J$2]);0)" office:value-type="float" office:value="-0.0120267704207811" calcext:value-type="float">
            <text:p>-0.0120267704207811</text:p>
          </table:table-cell>
          <table:table-cell table:formula="of:=IFERROR([$Sheet2.K56]*LOG10([$Sheet2.K56]/[$Sheet2.K$2]);0)" office:value-type="float" office:value="0.000898075604796763" calcext:value-type="float">
            <text:p>0.000898075604796763</text:p>
          </table:table-cell>
          <table:table-cell table:formula="of:=IFERROR([$Sheet2.L56]*LOG10([$Sheet2.L56]/[$Sheet2.L$2]);0)" office:value-type="float" office:value="0.0610868508822337" calcext:value-type="float">
            <text:p>0.0610868508822337</text:p>
          </table:table-cell>
          <table:table-cell table:formula="of:=IFERROR([$Sheet2.M56]*LOG10([$Sheet2.M56]/[$Sheet2.M$2]);0)" office:value-type="float" office:value="0.0549561045123193" calcext:value-type="float">
            <text:p>0.0549561045123193</text:p>
          </table:table-cell>
          <table:table-cell table:formula="of:=IFERROR([$Sheet2.N56]*LOG10([$Sheet2.N56]/[$Sheet2.N$2]);0)" office:value-type="float" office:value="0" calcext:value-type="float">
            <text:p>0</text:p>
          </table:table-cell>
          <table:table-cell table:formula="of:=IFERROR([$Sheet2.O56]*LOG10([$Sheet2.O56]/[$Sheet2.O$2]);0)" office:value-type="float" office:value="0" calcext:value-type="float">
            <text:p>0</text:p>
          </table:table-cell>
          <table:table-cell table:formula="of:=IFERROR([$Sheet2.P56]*LOG10([$Sheet2.P56]/[$Sheet2.P$2]);0)" office:value-type="float" office:value="0" calcext:value-type="float">
            <text:p>0</text:p>
          </table:table-cell>
          <table:table-cell table:formula="of:=IFERROR([$Sheet2.Q56]*LOG10([$Sheet2.Q56]/[$Sheet2.Q$2]);0)" office:value-type="float" office:value="0" calcext:value-type="float">
            <text:p>0</text:p>
          </table:table-cell>
          <table:table-cell table:formula="of:=SUM([.B57:.Q57])" office:value-type="float" office:value="0.26656252488671" calcext:value-type="float">
            <text:p>0.26656252488671</text:p>
          </table:table-cell>
        </table:table-row>
        <table:table-row table:style-name="ro1">
          <table:table-cell table:formula="of:=[$word_counts_and_combinations.A36]" office:value-type="string" office:string-value="mouth" calcext:value-type="string">
            <text:p>mouth</text:p>
          </table:table-cell>
          <table:table-cell table:formula="of:=IFERROR([$Sheet2.B36]*LOG10([$Sheet2.B36]/[$Sheet2.B$2]);0)" office:value-type="float" office:value="-0.00832801067489248" calcext:value-type="float">
            <text:p>-0.00832801067489248</text:p>
          </table:table-cell>
          <table:table-cell table:formula="of:=IFERROR([$Sheet2.C36]*LOG10([$Sheet2.C36]/[$Sheet2.C$2]);0)" office:value-type="float" office:value="0.0289858320980557" calcext:value-type="float">
            <text:p>0.0289858320980557</text:p>
          </table:table-cell>
          <table:table-cell table:formula="of:=IFERROR([$Sheet2.D36]*LOG10([$Sheet2.D36]/[$Sheet2.D$2]);0)" office:value-type="float" office:value="-0.0126936894028484" calcext:value-type="float">
            <text:p>-0.0126936894028484</text:p>
          </table:table-cell>
          <table:table-cell table:formula="of:=IFERROR([$Sheet2.E36]*LOG10([$Sheet2.E36]/[$Sheet2.E$2]);0)" office:value-type="float" office:value="-0.00144801023901266" calcext:value-type="float">
            <text:p>-0.00144801023901266</text:p>
          </table:table-cell>
          <table:table-cell table:formula="of:=IFERROR([$Sheet2.F36]*LOG10([$Sheet2.F36]/[$Sheet2.F$2]);0)" office:value-type="float" office:value="0" calcext:value-type="float">
            <text:p>0</text:p>
          </table:table-cell>
          <table:table-cell table:formula="of:=IFERROR([$Sheet2.G36]*LOG10([$Sheet2.G36]/[$Sheet2.G$2]);0)" office:value-type="float" office:value="0.00471185069389977" calcext:value-type="float">
            <text:p>0.00471185069389977</text:p>
          </table:table-cell>
          <table:table-cell table:formula="of:=IFERROR([$Sheet2.H36]*LOG10([$Sheet2.H36]/[$Sheet2.H$2]);0)" office:value-type="float" office:value="0" calcext:value-type="float">
            <text:p>0</text:p>
          </table:table-cell>
          <table:table-cell table:formula="of:=IFERROR([$Sheet2.I36]*LOG10([$Sheet2.I36]/[$Sheet2.I$2]);0)" office:value-type="float" office:value="0.00329093283993148" calcext:value-type="float">
            <text:p>0.00329093283993148</text:p>
          </table:table-cell>
          <table:table-cell table:formula="of:=IFERROR([$Sheet2.J36]*LOG10([$Sheet2.J36]/[$Sheet2.J$2]);0)" office:value-type="float" office:value="-0.026637374224523" calcext:value-type="float">
            <text:p>-0.026637374224523</text:p>
          </table:table-cell>
          <table:table-cell table:formula="of:=IFERROR([$Sheet2.K36]*LOG10([$Sheet2.K36]/[$Sheet2.K$2]);0)" office:value-type="float" office:value="0" calcext:value-type="float">
            <text:p>0</text:p>
          </table:table-cell>
          <table:table-cell table:formula="of:=IFERROR([$Sheet2.L36]*LOG10([$Sheet2.L36]/[$Sheet2.L$2]);0)" office:value-type="float" office:value="-0.03629631499555" calcext:value-type="float">
            <text:p>-0.03629631499555</text:p>
          </table:table-cell>
          <table:table-cell table:formula="of:=IFERROR([$Sheet2.M36]*LOG10([$Sheet2.M36]/[$Sheet2.M$2]);0)" office:value-type="float" office:value="0.000374712641303839" calcext:value-type="float">
            <text:p>0.000374712641303839</text:p>
          </table:table-cell>
          <table:table-cell table:formula="of:=IFERROR([$Sheet2.N36]*LOG10([$Sheet2.N36]/[$Sheet2.N$2]);0)" office:value-type="float" office:value="0.2009994753284" calcext:value-type="float">
            <text:p>0.2009994753284</text:p>
          </table:table-cell>
          <table:table-cell table:formula="of:=IFERROR([$Sheet2.O36]*LOG10([$Sheet2.O36]/[$Sheet2.O$2]);0)" office:value-type="float" office:value="0.084333179527723" calcext:value-type="float">
            <text:p>0.084333179527723</text:p>
          </table:table-cell>
          <table:table-cell table:formula="of:=IFERROR([$Sheet2.P36]*LOG10([$Sheet2.P36]/[$Sheet2.P$2]);0)" office:value-type="float" office:value="0" calcext:value-type="float">
            <text:p>0</text:p>
          </table:table-cell>
          <table:table-cell table:formula="of:=IFERROR([$Sheet2.Q36]*LOG10([$Sheet2.Q36]/[$Sheet2.Q$2]);0)" office:value-type="float" office:value="0.0266081347406576" calcext:value-type="float">
            <text:p>0.0266081347406576</text:p>
          </table:table-cell>
          <table:table-cell table:formula="of:=SUM([.B58:.Q58])" office:value-type="float" office:value="0.263900718333145" calcext:value-type="float">
            <text:p>0.263900718333145</text:p>
          </table:table-cell>
        </table:table-row>
        <table:table-row table:style-name="ro1">
          <table:table-cell table:formula="of:=[$word_counts_and_combinations.A41]" office:value-type="string" office:string-value="runs" calcext:value-type="string">
            <text:p>runs</text:p>
          </table:table-cell>
          <table:table-cell table:formula="of:=IFERROR([$Sheet2.B41]*LOG10([$Sheet2.B41]/[$Sheet2.B$2]);0)" office:value-type="float" office:value="0" calcext:value-type="float">
            <text:p>0</text:p>
          </table:table-cell>
          <table:table-cell table:formula="of:=IFERROR([$Sheet2.C41]*LOG10([$Sheet2.C41]/[$Sheet2.C$2]);0)" office:value-type="float" office:value="-0.00582960112486409" calcext:value-type="float">
            <text:p>-0.00582960112486409</text:p>
          </table:table-cell>
          <table:table-cell table:formula="of:=IFERROR([$Sheet2.D41]*LOG10([$Sheet2.D41]/[$Sheet2.D$2]);0)" office:value-type="float" office:value="-0.0123296289785411" calcext:value-type="float">
            <text:p>-0.0123296289785411</text:p>
          </table:table-cell>
          <table:table-cell table:formula="of:=IFERROR([$Sheet2.E41]*LOG10([$Sheet2.E41]/[$Sheet2.E$2]);0)" office:value-type="float" office:value="0" calcext:value-type="float">
            <text:p>0</text:p>
          </table:table-cell>
          <table:table-cell table:formula="of:=IFERROR([$Sheet2.F41]*LOG10([$Sheet2.F41]/[$Sheet2.F$2]);0)" office:value-type="float" office:value="0" calcext:value-type="float">
            <text:p>0</text:p>
          </table:table-cell>
          <table:table-cell table:formula="of:=IFERROR([$Sheet2.G41]*LOG10([$Sheet2.G41]/[$Sheet2.G$2]);0)" office:value-type="float" office:value="0" calcext:value-type="float">
            <text:p>0</text:p>
          </table:table-cell>
          <table:table-cell table:formula="of:=IFERROR([$Sheet2.H41]*LOG10([$Sheet2.H41]/[$Sheet2.H$2]);0)" office:value-type="float" office:value="-0.00382857532116459" calcext:value-type="float">
            <text:p>-0.00382857532116459</text:p>
          </table:table-cell>
          <table:table-cell table:formula="of:=IFERROR([$Sheet2.I41]*LOG10([$Sheet2.I41]/[$Sheet2.I$2]);0)" office:value-type="float" office:value="-0.00558302650466292" calcext:value-type="float">
            <text:p>-0.00558302650466292</text:p>
          </table:table-cell>
          <table:table-cell table:formula="of:=IFERROR([$Sheet2.J41]*LOG10([$Sheet2.J41]/[$Sheet2.J$2]);0)" office:value-type="float" office:value="0.0257024696960097" calcext:value-type="float">
            <text:p>0.0257024696960097</text:p>
          </table:table-cell>
          <table:table-cell table:formula="of:=IFERROR([$Sheet2.K41]*LOG10([$Sheet2.K41]/[$Sheet2.K$2]);0)" office:value-type="float" office:value="0" calcext:value-type="float">
            <text:p>0</text:p>
          </table:table-cell>
          <table:table-cell table:formula="of:=IFERROR([$Sheet2.L41]*LOG10([$Sheet2.L41]/[$Sheet2.L$2]);0)" office:value-type="float" office:value="-0.0358805457901172" calcext:value-type="float">
            <text:p>-0.0358805457901172</text:p>
          </table:table-cell>
          <table:table-cell table:formula="of:=IFERROR([$Sheet2.M41]*LOG10([$Sheet2.M41]/[$Sheet2.M$2]);0)" office:value-type="float" office:value="-0.00127968710545075" calcext:value-type="float">
            <text:p>-0.00127968710545075</text:p>
          </table:table-cell>
          <table:table-cell table:formula="of:=IFERROR([$Sheet2.N41]*LOG10([$Sheet2.N41]/[$Sheet2.N$2]);0)" office:value-type="float" office:value="0.240751013708904" calcext:value-type="float">
            <text:p>0.240751013708904</text:p>
          </table:table-cell>
          <table:table-cell table:formula="of:=IFERROR([$Sheet2.O41]*LOG10([$Sheet2.O41]/[$Sheet2.O$2]);0)" office:value-type="float" office:value="0.0516853636256011" calcext:value-type="float">
            <text:p>0.0516853636256011</text:p>
          </table:table-cell>
          <table:table-cell table:formula="of:=IFERROR([$Sheet2.P41]*LOG10([$Sheet2.P41]/[$Sheet2.P$2]);0)" office:value-type="float" office:value="-0.00404075448887321" calcext:value-type="float">
            <text:p>-0.00404075448887321</text:p>
          </table:table-cell>
          <table:table-cell table:formula="of:=IFERROR([$Sheet2.Q41]*LOG10([$Sheet2.Q41]/[$Sheet2.Q$2]);0)" office:value-type="float" office:value="0.000299586541094604" calcext:value-type="float">
            <text:p>0.000299586541094604</text:p>
          </table:table-cell>
          <table:table-cell table:formula="of:=SUM([.B59:.Q59])" office:value-type="float" office:value="0.249666614257936" calcext:value-type="float">
            <text:p>0.249666614257936</text:p>
          </table:table-cell>
        </table:table-row>
        <table:table-row table:style-name="ro1">
          <table:table-cell table:formula="of:=[$word_counts_and_combinations.A65]" office:value-type="string" office:string-value="skateboard" calcext:value-type="string">
            <text:p>skateboard</text:p>
          </table:table-cell>
          <table:table-cell table:formula="of:=IFERROR([$Sheet2.B65]*LOG10([$Sheet2.B65]/[$Sheet2.B$2]);0)" office:value-type="float" office:value="0" calcext:value-type="float">
            <text:p>0</text:p>
          </table:table-cell>
          <table:table-cell table:formula="of:=IFERROR([$Sheet2.C65]*LOG10([$Sheet2.C65]/[$Sheet2.C$2]);0)" office:value-type="float" office:value="0" calcext:value-type="float">
            <text:p>0</text:p>
          </table:table-cell>
          <table:table-cell table:formula="of:=IFERROR([$Sheet2.D65]*LOG10([$Sheet2.D65]/[$Sheet2.D$2]);0)" office:value-type="float" office:value="0.00886110181483884" calcext:value-type="float">
            <text:p>0.00886110181483884</text:p>
          </table:table-cell>
          <table:table-cell table:formula="of:=IFERROR([$Sheet2.E65]*LOG10([$Sheet2.E65]/[$Sheet2.E$2]);0)" office:value-type="float" office:value="0" calcext:value-type="float">
            <text:p>0</text:p>
          </table:table-cell>
          <table:table-cell table:formula="of:=IFERROR([$Sheet2.F65]*LOG10([$Sheet2.F65]/[$Sheet2.F$2]);0)" office:value-type="float" office:value="0" calcext:value-type="float">
            <text:p>0</text:p>
          </table:table-cell>
          <table:table-cell table:formula="of:=IFERROR([$Sheet2.G65]*LOG10([$Sheet2.G65]/[$Sheet2.G$2]);0)" office:value-type="float" office:value="0" calcext:value-type="float">
            <text:p>0</text:p>
          </table:table-cell>
          <table:table-cell table:formula="of:=IFERROR([$Sheet2.H65]*LOG10([$Sheet2.H65]/[$Sheet2.H$2]);0)" office:value-type="float" office:value="-0.00322917431618724" calcext:value-type="float">
            <text:p>-0.00322917431618724</text:p>
          </table:table-cell>
          <table:table-cell table:formula="of:=IFERROR([$Sheet2.I65]*LOG10([$Sheet2.I65]/[$Sheet2.I$2]);0)" office:value-type="float" office:value="-0.0053652434353657" calcext:value-type="float">
            <text:p>-0.0053652434353657</text:p>
          </table:table-cell>
          <table:table-cell table:formula="of:=IFERROR([$Sheet2.J65]*LOG10([$Sheet2.J65]/[$Sheet2.J$2]);0)" office:value-type="float" office:value="0.177478607029923" calcext:value-type="float">
            <text:p>0.177478607029923</text:p>
          </table:table-cell>
          <table:table-cell table:formula="of:=IFERROR([$Sheet2.K65]*LOG10([$Sheet2.K65]/[$Sheet2.K$2]);0)" office:value-type="float" office:value="0" calcext:value-type="float">
            <text:p>0</text:p>
          </table:table-cell>
          <table:table-cell table:formula="of:=IFERROR([$Sheet2.L65]*LOG10([$Sheet2.L65]/[$Sheet2.L$2]);0)" office:value-type="float" office:value="0.0746184143471398" calcext:value-type="float">
            <text:p>0.0746184143471398</text:p>
          </table:table-cell>
          <table:table-cell table:formula="of:=IFERROR([$Sheet2.M65]*LOG10([$Sheet2.M65]/[$Sheet2.M$2]);0)" office:value-type="float" office:value="-0.00392928111748497" calcext:value-type="float">
            <text:p>-0.00392928111748497</text:p>
          </table:table-cell>
          <table:table-cell table:formula="of:=IFERROR([$Sheet2.N65]*LOG10([$Sheet2.N65]/[$Sheet2.N$2]);0)" office:value-type="float" office:value="0" calcext:value-type="float">
            <text:p>0</text:p>
          </table:table-cell>
          <table:table-cell table:formula="of:=IFERROR([$Sheet2.O65]*LOG10([$Sheet2.O65]/[$Sheet2.O$2]);0)" office:value-type="float" office:value="0" calcext:value-type="float">
            <text:p>0</text:p>
          </table:table-cell>
          <table:table-cell table:formula="of:=IFERROR([$Sheet2.P65]*LOG10([$Sheet2.P65]/[$Sheet2.P$2]);0)" office:value-type="float" office:value="0" calcext:value-type="float">
            <text:p>0</text:p>
          </table:table-cell>
          <table:table-cell table:formula="of:=IFERROR([$Sheet2.Q65]*LOG10([$Sheet2.Q65]/[$Sheet2.Q$2]);0)" office:value-type="float" office:value="0" calcext:value-type="float">
            <text:p>0</text:p>
          </table:table-cell>
          <table:table-cell table:formula="of:=SUM([.B60:.Q60])" office:value-type="float" office:value="0.248434424322864" calcext:value-type="float">
            <text:p>0.248434424322864</text:p>
          </table:table-cell>
        </table:table-row>
        <table:table-row table:style-name="ro1">
          <table:table-cell table:formula="of:=[$word_counts_and_combinations.A69]" office:value-type="string" office:string-value="fence" calcext:value-type="string">
            <text:p>fence</text:p>
          </table:table-cell>
          <table:table-cell table:formula="of:=IFERROR([$Sheet2.B69]*LOG10([$Sheet2.B69]/[$Sheet2.B$2]);0)" office:value-type="float" office:value="0" calcext:value-type="float">
            <text:p>0</text:p>
          </table:table-cell>
          <table:table-cell table:formula="of:=IFERROR([$Sheet2.C69]*LOG10([$Sheet2.C69]/[$Sheet2.C$2]);0)" office:value-type="float" office:value="0" calcext:value-type="float">
            <text:p>0</text:p>
          </table:table-cell>
          <table:table-cell table:formula="of:=IFERROR([$Sheet2.D69]*LOG10([$Sheet2.D69]/[$Sheet2.D$2]);0)" office:value-type="float" office:value="-0.0127980368478399" calcext:value-type="float">
            <text:p>-0.0127980368478399</text:p>
          </table:table-cell>
          <table:table-cell table:formula="of:=IFERROR([$Sheet2.E69]*LOG10([$Sheet2.E69]/[$Sheet2.E$2]);0)" office:value-type="float" office:value="0" calcext:value-type="float">
            <text:p>0</text:p>
          </table:table-cell>
          <table:table-cell table:formula="of:=IFERROR([$Sheet2.F69]*LOG10([$Sheet2.F69]/[$Sheet2.F$2]);0)" office:value-type="float" office:value="0" calcext:value-type="float">
            <text:p>0</text:p>
          </table:table-cell>
          <table:table-cell table:formula="of:=IFERROR([$Sheet2.G69]*LOG10([$Sheet2.G69]/[$Sheet2.G$2]);0)" office:value-type="float" office:value="0" calcext:value-type="float">
            <text:p>0</text:p>
          </table:table-cell>
          <table:table-cell table:formula="of:=IFERROR([$Sheet2.H69]*LOG10([$Sheet2.H69]/[$Sheet2.H$2]);0)" office:value-type="float" office:value="-0.00197377024674261" calcext:value-type="float">
            <text:p>-0.00197377024674261</text:p>
          </table:table-cell>
          <table:table-cell table:formula="of:=IFERROR([$Sheet2.I69]*LOG10([$Sheet2.I69]/[$Sheet2.I$2]);0)" office:value-type="float" office:value="0.116611417053878" calcext:value-type="float">
            <text:p>0.116611417053878</text:p>
          </table:table-cell>
          <table:table-cell table:formula="of:=IFERROR([$Sheet2.J69]*LOG10([$Sheet2.J69]/[$Sheet2.J$2]);0)" office:value-type="float" office:value="0.070415287544871" calcext:value-type="float">
            <text:p>0.070415287544871</text:p>
          </table:table-cell>
          <table:table-cell table:formula="of:=IFERROR([$Sheet2.K69]*LOG10([$Sheet2.K69]/[$Sheet2.K$2]);0)" office:value-type="float" office:value="0" calcext:value-type="float">
            <text:p>0</text:p>
          </table:table-cell>
          <table:table-cell table:formula="of:=IFERROR([$Sheet2.L69]*LOG10([$Sheet2.L69]/[$Sheet2.L$2]);0)" office:value-type="float" office:value="-0.0355489317970416" calcext:value-type="float">
            <text:p>-0.0355489317970416</text:p>
          </table:table-cell>
          <table:table-cell table:formula="of:=IFERROR([$Sheet2.M69]*LOG10([$Sheet2.M69]/[$Sheet2.M$2]);0)" office:value-type="float" office:value="0.0549876904078435" calcext:value-type="float">
            <text:p>0.0549876904078435</text:p>
          </table:table-cell>
          <table:table-cell table:formula="of:=IFERROR([$Sheet2.N69]*LOG10([$Sheet2.N69]/[$Sheet2.N$2]);0)" office:value-type="float" office:value="0.0651135222416911" calcext:value-type="float">
            <text:p>0.0651135222416911</text:p>
          </table:table-cell>
          <table:table-cell table:formula="of:=IFERROR([$Sheet2.O69]*LOG10([$Sheet2.O69]/[$Sheet2.O$2]);0)" office:value-type="float" office:value="-0.0108278246205059" calcext:value-type="float">
            <text:p>-0.0108278246205059</text:p>
          </table:table-cell>
          <table:table-cell table:formula="of:=IFERROR([$Sheet2.P69]*LOG10([$Sheet2.P69]/[$Sheet2.P$2]);0)" office:value-type="float" office:value="-0.00452360872289844" calcext:value-type="float">
            <text:p>-0.00452360872289844</text:p>
          </table:table-cell>
          <table:table-cell table:formula="of:=IFERROR([$Sheet2.Q69]*LOG10([$Sheet2.Q69]/[$Sheet2.Q$2]);0)" office:value-type="float" office:value="0" calcext:value-type="float">
            <text:p>0</text:p>
          </table:table-cell>
          <table:table-cell table:formula="of:=SUM([.B61:.Q61])" office:value-type="float" office:value="0.241455745013255" calcext:value-type="float">
            <text:p>0.241455745013255</text:p>
          </table:table-cell>
        </table:table-row>
        <table:table-row table:style-name="ro1">
          <table:table-cell table:formula="of:=[$word_counts_and_combinations.A42]" office:value-type="string" office:string-value="band" calcext:value-type="string">
            <text:p>band</text:p>
          </table:table-cell>
          <table:table-cell table:formula="of:=IFERROR([$Sheet2.B42]*LOG10([$Sheet2.B42]/[$Sheet2.B$2]);0)" office:value-type="float" office:value="-0.0041636522737522" calcext:value-type="float">
            <text:p>-0.0041636522737522</text:p>
          </table:table-cell>
          <table:table-cell table:formula="of:=IFERROR([$Sheet2.C42]*LOG10([$Sheet2.C42]/[$Sheet2.C$2]);0)" office:value-type="float" office:value="-0.00294175937741708" calcext:value-type="float">
            <text:p>-0.00294175937741708</text:p>
          </table:table-cell>
          <table:table-cell table:formula="of:=IFERROR([$Sheet2.D42]*LOG10([$Sheet2.D42]/[$Sheet2.D$2]);0)" office:value-type="float" office:value="0.258722163959229" calcext:value-type="float">
            <text:p>0.258722163959229</text:p>
          </table:table-cell>
          <table:table-cell table:formula="of:=IFERROR([$Sheet2.E42]*LOG10([$Sheet2.E42]/[$Sheet2.E$2]);0)" office:value-type="float" office:value="0.00466202670655632" calcext:value-type="float">
            <text:p>0.00466202670655632</text:p>
          </table:table-cell>
          <table:table-cell table:formula="of:=IFERROR([$Sheet2.F42]*LOG10([$Sheet2.F42]/[$Sheet2.F$2]);0)" office:value-type="float" office:value="0" calcext:value-type="float">
            <text:p>0</text:p>
          </table:table-cell>
          <table:table-cell table:formula="of:=IFERROR([$Sheet2.G42]*LOG10([$Sheet2.G42]/[$Sheet2.G$2]);0)" office:value-type="float" office:value="-0.0032685465534936" calcext:value-type="float">
            <text:p>-0.0032685465534936</text:p>
          </table:table-cell>
          <table:table-cell table:formula="of:=IFERROR([$Sheet2.H42]*LOG10([$Sheet2.H42]/[$Sheet2.H$2]);0)" office:value-type="float" office:value="-0.00416208221839576" calcext:value-type="float">
            <text:p>-0.00416208221839576</text:p>
          </table:table-cell>
          <table:table-cell table:formula="of:=IFERROR([$Sheet2.I42]*LOG10([$Sheet2.I42]/[$Sheet2.I$2]);0)" office:value-type="float" office:value="-0.00355837885971011" calcext:value-type="float">
            <text:p>-0.00355837885971011</text:p>
          </table:table-cell>
          <table:table-cell table:formula="of:=IFERROR([$Sheet2.J42]*LOG10([$Sheet2.J42]/[$Sheet2.J$2]);0)" office:value-type="float" office:value="0.0299360420005786" calcext:value-type="float">
            <text:p>0.0299360420005786</text:p>
          </table:table-cell>
          <table:table-cell table:formula="of:=IFERROR([$Sheet2.K42]*LOG10([$Sheet2.K42]/[$Sheet2.K$2]);0)" office:value-type="float" office:value="-0.00123325024961431" calcext:value-type="float">
            <text:p>-0.00123325024961431</text:p>
          </table:table-cell>
          <table:table-cell table:formula="of:=IFERROR([$Sheet2.L42]*LOG10([$Sheet2.L42]/[$Sheet2.L$2]);0)" office:value-type="float" office:value="-0.0250910553575844" calcext:value-type="float">
            <text:p>-0.0250910553575844</text:p>
          </table:table-cell>
          <table:table-cell table:formula="of:=IFERROR([$Sheet2.M42]*LOG10([$Sheet2.M42]/[$Sheet2.M$2]);0)" office:value-type="float" office:value="0.00849589376694588" calcext:value-type="float">
            <text:p>0.00849589376694588</text:p>
          </table:table-cell>
          <table:table-cell table:formula="of:=IFERROR([$Sheet2.N42]*LOG10([$Sheet2.N42]/[$Sheet2.N$2]);0)" office:value-type="float" office:value="-0.00473972572328026" calcext:value-type="float">
            <text:p>-0.00473972572328026</text:p>
          </table:table-cell>
          <table:table-cell table:formula="of:=IFERROR([$Sheet2.O42]*LOG10([$Sheet2.O42]/[$Sheet2.O$2]);0)" office:value-type="float" office:value="-0.00926559675983421" calcext:value-type="float">
            <text:p>-0.00926559675983421</text:p>
          </table:table-cell>
          <table:table-cell table:formula="of:=IFERROR([$Sheet2.P42]*LOG10([$Sheet2.P42]/[$Sheet2.P$2]);0)" office:value-type="float" office:value="-0.00328195553801293" calcext:value-type="float">
            <text:p>-0.00328195553801293</text:p>
          </table:table-cell>
          <table:table-cell table:formula="of:=IFERROR([$Sheet2.Q42]*LOG10([$Sheet2.Q42]/[$Sheet2.Q$2]);0)" office:value-type="float" office:value="0" calcext:value-type="float">
            <text:p>0</text:p>
          </table:table-cell>
          <table:table-cell table:formula="of:=SUM([.B62:.Q62])" office:value-type="float" office:value="0.240110123522215" calcext:value-type="float">
            <text:p>0.240110123522215</text:p>
          </table:table-cell>
        </table:table-row>
        <table:table-row table:style-name="ro1">
          <table:table-cell table:formula="of:=[$word_counts_and_combinations.A102]" office:value-type="string" office:string-value="bridge" calcext:value-type="string">
            <text:p>bridge</text:p>
          </table:table-cell>
          <table:table-cell table:formula="of:=IFERROR([$Sheet2.B102]*LOG10([$Sheet2.B102]/[$Sheet2.B$2]);0)" office:value-type="float" office:value="0" calcext:value-type="float">
            <text:p>0</text:p>
          </table:table-cell>
          <table:table-cell table:formula="of:=IFERROR([$Sheet2.C102]*LOG10([$Sheet2.C102]/[$Sheet2.C$2]);0)" office:value-type="float" office:value="0" calcext:value-type="float">
            <text:p>0</text:p>
          </table:table-cell>
          <table:table-cell table:formula="of:=IFERROR([$Sheet2.D102]*LOG10([$Sheet2.D102]/[$Sheet2.D$2]);0)" office:value-type="float" office:value="0" calcext:value-type="float">
            <text:p>0</text:p>
          </table:table-cell>
          <table:table-cell table:formula="of:=IFERROR([$Sheet2.E102]*LOG10([$Sheet2.E102]/[$Sheet2.E$2]);0)" office:value-type="float" office:value="0" calcext:value-type="float">
            <text:p>0</text:p>
          </table:table-cell>
          <table:table-cell table:formula="of:=IFERROR([$Sheet2.F102]*LOG10([$Sheet2.F102]/[$Sheet2.F$2]);0)" office:value-type="float" office:value="0" calcext:value-type="float">
            <text:p>0</text:p>
          </table:table-cell>
          <table:table-cell table:formula="of:=IFERROR([$Sheet2.G102]*LOG10([$Sheet2.G102]/[$Sheet2.G$2]);0)" office:value-type="float" office:value="0" calcext:value-type="float">
            <text:p>0</text:p>
          </table:table-cell>
          <table:table-cell table:formula="of:=IFERROR([$Sheet2.H102]*LOG10([$Sheet2.H102]/[$Sheet2.H$2]);0)" office:value-type="float" office:value="-0.00371886908937008" calcext:value-type="float">
            <text:p>-0.00371886908937008</text:p>
          </table:table-cell>
          <table:table-cell table:formula="of:=IFERROR([$Sheet2.I102]*LOG10([$Sheet2.I102]/[$Sheet2.I$2]);0)" office:value-type="float" office:value="0" calcext:value-type="float">
            <text:p>0</text:p>
          </table:table-cell>
          <table:table-cell table:formula="of:=IFERROR([$Sheet2.J102]*LOG10([$Sheet2.J102]/[$Sheet2.J$2]);0)" office:value-type="float" office:value="-0.0191160687992903" calcext:value-type="float">
            <text:p>-0.0191160687992903</text:p>
          </table:table-cell>
          <table:table-cell table:formula="of:=IFERROR([$Sheet2.K102]*LOG10([$Sheet2.K102]/[$Sheet2.K$2]);0)" office:value-type="float" office:value="0" calcext:value-type="float">
            <text:p>0</text:p>
          </table:table-cell>
          <table:table-cell table:formula="of:=IFERROR([$Sheet2.L102]*LOG10([$Sheet2.L102]/[$Sheet2.L$2]);0)" office:value-type="float" office:value="0.243164922747852" calcext:value-type="float">
            <text:p>0.243164922747852</text:p>
          </table:table-cell>
          <table:table-cell table:formula="of:=IFERROR([$Sheet2.M102]*LOG10([$Sheet2.M102]/[$Sheet2.M$2]);0)" office:value-type="float" office:value="-0.00692448798970821" calcext:value-type="float">
            <text:p>-0.00692448798970821</text:p>
          </table:table-cell>
          <table:table-cell table:formula="of:=IFERROR([$Sheet2.N102]*LOG10([$Sheet2.N102]/[$Sheet2.N$2]);0)" office:value-type="float" office:value="-0.0114519203625096" calcext:value-type="float">
            <text:p>-0.0114519203625096</text:p>
          </table:table-cell>
          <table:table-cell table:formula="of:=IFERROR([$Sheet2.O102]*LOG10([$Sheet2.O102]/[$Sheet2.O$2]);0)" office:value-type="float" office:value="0.0173099729919445" calcext:value-type="float">
            <text:p>0.0173099729919445</text:p>
          </table:table-cell>
          <table:table-cell table:formula="of:=IFERROR([$Sheet2.P102]*LOG10([$Sheet2.P102]/[$Sheet2.P$2]);0)" office:value-type="float" office:value="0.0155055291276659" calcext:value-type="float">
            <text:p>0.0155055291276659</text:p>
          </table:table-cell>
          <table:table-cell table:formula="of:=IFERROR([$Sheet2.Q102]*LOG10([$Sheet2.Q102]/[$Sheet2.Q$2]);0)" office:value-type="float" office:value="-0.000843455020851859" calcext:value-type="float">
            <text:p>-0.000843455020851859</text:p>
          </table:table-cell>
          <table:table-cell table:formula="of:=SUM([.B63:.Q63])" office:value-type="float" office:value="0.233925623605732" calcext:value-type="float">
            <text:p>0.233925623605732</text:p>
          </table:table-cell>
        </table:table-row>
        <table:table-row table:style-name="ro1">
          <table:table-cell table:formula="of:=[$word_counts_and_combinations.A70]" office:value-type="string" office:string-value="brick" calcext:value-type="string">
            <text:p>brick</text:p>
          </table:table-cell>
          <table:table-cell table:formula="of:=IFERROR([$Sheet2.B70]*LOG10([$Sheet2.B70]/[$Sheet2.B$2]);0)" office:value-type="float" office:value="-0.00521313727851334" calcext:value-type="float">
            <text:p>-0.00521313727851334</text:p>
          </table:table-cell>
          <table:table-cell table:formula="of:=IFERROR([$Sheet2.C70]*LOG10([$Sheet2.C70]/[$Sheet2.C$2]);0)" office:value-type="float" office:value="-0.00484105269139575" calcext:value-type="float">
            <text:p>-0.00484105269139575</text:p>
          </table:table-cell>
          <table:table-cell table:formula="of:=IFERROR([$Sheet2.D70]*LOG10([$Sheet2.D70]/[$Sheet2.D$2]);0)" office:value-type="float" office:value="-0.0110246582155176" calcext:value-type="float">
            <text:p>-0.0110246582155176</text:p>
          </table:table-cell>
          <table:table-cell table:formula="of:=IFERROR([$Sheet2.E70]*LOG10([$Sheet2.E70]/[$Sheet2.E$2]);0)" office:value-type="float" office:value="-0.00353708563939225" calcext:value-type="float">
            <text:p>-0.00353708563939225</text:p>
          </table:table-cell>
          <table:table-cell table:formula="of:=IFERROR([$Sheet2.F70]*LOG10([$Sheet2.F70]/[$Sheet2.F$2]);0)" office:value-type="float" office:value="0" calcext:value-type="float">
            <text:p>0</text:p>
          </table:table-cell>
          <table:table-cell table:formula="of:=IFERROR([$Sheet2.G70]*LOG10([$Sheet2.G70]/[$Sheet2.G$2]);0)" office:value-type="float" office:value="-0.00299133201701846" calcext:value-type="float">
            <text:p>-0.00299133201701846</text:p>
          </table:table-cell>
          <table:table-cell table:formula="of:=IFERROR([$Sheet2.H70]*LOG10([$Sheet2.H70]/[$Sheet2.H$2]);0)" office:value-type="float" office:value="0.0071744484753532" calcext:value-type="float">
            <text:p>0.0071744484753532</text:p>
          </table:table-cell>
          <table:table-cell table:formula="of:=IFERROR([$Sheet2.I70]*LOG10([$Sheet2.I70]/[$Sheet2.I$2]);0)" office:value-type="float" office:value="0.0759605273112839" calcext:value-type="float">
            <text:p>0.0759605273112839</text:p>
          </table:table-cell>
          <table:table-cell table:formula="of:=IFERROR([$Sheet2.J70]*LOG10([$Sheet2.J70]/[$Sheet2.J$2]);0)" office:value-type="float" office:value="-0.0216435608653154" calcext:value-type="float">
            <text:p>-0.0216435608653154</text:p>
          </table:table-cell>
          <table:table-cell table:formula="of:=IFERROR([$Sheet2.K70]*LOG10([$Sheet2.K70]/[$Sheet2.K$2]);0)" office:value-type="float" office:value="0" calcext:value-type="float">
            <text:p>0</text:p>
          </table:table-cell>
          <table:table-cell table:formula="of:=IFERROR([$Sheet2.L70]*LOG10([$Sheet2.L70]/[$Sheet2.L$2]);0)" office:value-type="float" office:value="0.152749922204169" calcext:value-type="float">
            <text:p>0.152749922204169</text:p>
          </table:table-cell>
          <table:table-cell table:formula="of:=IFERROR([$Sheet2.M70]*LOG10([$Sheet2.M70]/[$Sheet2.M$2]);0)" office:value-type="float" office:value="0.0431511756540602" calcext:value-type="float">
            <text:p>0.0431511756540602</text:p>
          </table:table-cell>
          <table:table-cell table:formula="of:=IFERROR([$Sheet2.N70]*LOG10([$Sheet2.N70]/[$Sheet2.N$2]);0)" office:value-type="float" office:value="0" calcext:value-type="float">
            <text:p>0</text:p>
          </table:table-cell>
          <table:table-cell table:formula="of:=IFERROR([$Sheet2.O70]*LOG10([$Sheet2.O70]/[$Sheet2.O$2]);0)" office:value-type="float" office:value="0" calcext:value-type="float">
            <text:p>0</text:p>
          </table:table-cell>
          <table:table-cell table:formula="of:=IFERROR([$Sheet2.P70]*LOG10([$Sheet2.P70]/[$Sheet2.P$2]);0)" office:value-type="float" office:value="0" calcext:value-type="float">
            <text:p>0</text:p>
          </table:table-cell>
          <table:table-cell table:formula="of:=IFERROR([$Sheet2.Q70]*LOG10([$Sheet2.Q70]/[$Sheet2.Q$2]);0)" office:value-type="float" office:value="0" calcext:value-type="float">
            <text:p>0</text:p>
          </table:table-cell>
          <table:table-cell table:formula="of:=SUM([.B64:.Q64])" office:value-type="float" office:value="0.229785246937714" calcext:value-type="float">
            <text:p>0.229785246937714</text:p>
          </table:table-cell>
        </table:table-row>
        <table:table-row table:style-name="ro1">
          <table:table-cell table:formula="of:=[$word_counts_and_combinations.A9]" office:value-type="string" office:string-value="building" calcext:value-type="string">
            <text:p>building</text:p>
          </table:table-cell>
          <table:table-cell table:formula="of:=IFERROR([$Sheet2.B9]*LOG10([$Sheet2.B9]/[$Sheet2.B$2]);0)" office:value-type="float" office:value="-0.00805079564430486" calcext:value-type="float">
            <text:p>-0.00805079564430486</text:p>
          </table:table-cell>
          <table:table-cell table:formula="of:=IFERROR([$Sheet2.C9]*LOG10([$Sheet2.C9]/[$Sheet2.C$2]);0)" office:value-type="float" office:value="-0.00942702920855856" calcext:value-type="float">
            <text:p>-0.00942702920855856</text:p>
          </table:table-cell>
          <table:table-cell table:formula="of:=IFERROR([$Sheet2.D9]*LOG10([$Sheet2.D9]/[$Sheet2.D$2]);0)" office:value-type="float" office:value="-0.00771917156306361" calcext:value-type="float">
            <text:p>-0.00771917156306361</text:p>
          </table:table-cell>
          <table:table-cell table:formula="of:=IFERROR([$Sheet2.E9]*LOG10([$Sheet2.E9]/[$Sheet2.E$2]);0)" office:value-type="float" office:value="0" calcext:value-type="float">
            <text:p>0</text:p>
          </table:table-cell>
          <table:table-cell table:formula="of:=IFERROR([$Sheet2.F9]*LOG10([$Sheet2.F9]/[$Sheet2.F$2]);0)" office:value-type="float" office:value="-0.00191317149063518" calcext:value-type="float">
            <text:p>-0.00191317149063518</text:p>
          </table:table-cell>
          <table:table-cell table:formula="of:=IFERROR([$Sheet2.G9]*LOG10([$Sheet2.G9]/[$Sheet2.G$2]);0)" office:value-type="float" office:value="0.00135878517485569" calcext:value-type="float">
            <text:p>0.00135878517485569</text:p>
          </table:table-cell>
          <table:table-cell table:formula="of:=IFERROR([$Sheet2.H9]*LOG10([$Sheet2.H9]/[$Sheet2.H$2]);0)" office:value-type="float" office:value="0.0436981727932384" calcext:value-type="float">
            <text:p>0.0436981727932384</text:p>
          </table:table-cell>
          <table:table-cell table:formula="of:=IFERROR([$Sheet2.I9]*LOG10([$Sheet2.I9]/[$Sheet2.I$2]);0)" office:value-type="float" office:value="0.0298662947751726" calcext:value-type="float">
            <text:p>0.0298662947751726</text:p>
          </table:table-cell>
          <table:table-cell table:formula="of:=IFERROR([$Sheet2.J9]*LOG10([$Sheet2.J9]/[$Sheet2.J$2]);0)" office:value-type="float" office:value="-0.0266280656808543" calcext:value-type="float">
            <text:p>-0.0266280656808543</text:p>
          </table:table-cell>
          <table:table-cell table:formula="of:=IFERROR([$Sheet2.K9]*LOG10([$Sheet2.K9]/[$Sheet2.K$2]);0)" office:value-type="float" office:value="0.00219089937183284" calcext:value-type="float">
            <text:p>0.00219089937183284</text:p>
          </table:table-cell>
          <table:table-cell table:formula="of:=IFERROR([$Sheet2.L9]*LOG10([$Sheet2.L9]/[$Sheet2.L$2]);0)" office:value-type="float" office:value="0.203438248607464" calcext:value-type="float">
            <text:p>0.203438248607464</text:p>
          </table:table-cell>
          <table:table-cell table:formula="of:=IFERROR([$Sheet2.M9]*LOG10([$Sheet2.M9]/[$Sheet2.M$2]);0)" office:value-type="float" office:value="0.0193790100692406" calcext:value-type="float">
            <text:p>0.0193790100692406</text:p>
          </table:table-cell>
          <table:table-cell table:formula="of:=IFERROR([$Sheet2.N9]*LOG10([$Sheet2.N9]/[$Sheet2.N$2]);0)" office:value-type="float" office:value="-0.00842233263919532" calcext:value-type="float">
            <text:p>-0.00842233263919532</text:p>
          </table:table-cell>
          <table:table-cell table:formula="of:=IFERROR([$Sheet2.O9]*LOG10([$Sheet2.O9]/[$Sheet2.O$2]);0)" office:value-type="float" office:value="-0.0098471314000171" calcext:value-type="float">
            <text:p>-0.0098471314000171</text:p>
          </table:table-cell>
          <table:table-cell table:formula="of:=IFERROR([$Sheet2.P9]*LOG10([$Sheet2.P9]/[$Sheet2.P$2]);0)" office:value-type="float" office:value="0" calcext:value-type="float">
            <text:p>0</text:p>
          </table:table-cell>
          <table:table-cell table:formula="of:=IFERROR([$Sheet2.Q9]*LOG10([$Sheet2.Q9]/[$Sheet2.Q$2]);0)" office:value-type="float" office:value="0" calcext:value-type="float">
            <text:p>0</text:p>
          </table:table-cell>
          <table:table-cell table:formula="of:=SUM([.B65:.Q65])" office:value-type="float" office:value="0.227923713165176" calcext:value-type="float">
            <text:p>0.227923713165176</text:p>
          </table:table-cell>
        </table:table-row>
        <table:table-row table:style-name="ro1">
          <table:table-cell table:formula="of:=[$word_counts_and_combinations.A67]" office:value-type="string" office:string-value="trees" calcext:value-type="string">
            <text:p>trees</text:p>
          </table:table-cell>
          <table:table-cell table:formula="of:=IFERROR([$Sheet2.B67]*LOG10([$Sheet2.B67]/[$Sheet2.B$2]);0)" office:value-type="float" office:value="0" calcext:value-type="float">
            <text:p>0</text:p>
          </table:table-cell>
          <table:table-cell table:formula="of:=IFERROR([$Sheet2.C67]*LOG10([$Sheet2.C67]/[$Sheet2.C$2]);0)" office:value-type="float" office:value="0" calcext:value-type="float">
            <text:p>0</text:p>
          </table:table-cell>
          <table:table-cell table:formula="of:=IFERROR([$Sheet2.D67]*LOG10([$Sheet2.D67]/[$Sheet2.D$2]);0)" office:value-type="float" office:value="0" calcext:value-type="float">
            <text:p>0</text:p>
          </table:table-cell>
          <table:table-cell table:formula="of:=IFERROR([$Sheet2.E67]*LOG10([$Sheet2.E67]/[$Sheet2.E$2]);0)" office:value-type="float" office:value="0" calcext:value-type="float">
            <text:p>0</text:p>
          </table:table-cell>
          <table:table-cell table:formula="of:=IFERROR([$Sheet2.F67]*LOG10([$Sheet2.F67]/[$Sheet2.F$2]);0)" office:value-type="float" office:value="-0.00254952974347264" calcext:value-type="float">
            <text:p>-0.00254952974347264</text:p>
          </table:table-cell>
          <table:table-cell table:formula="of:=IFERROR([$Sheet2.G67]*LOG10([$Sheet2.G67]/[$Sheet2.G$2]);0)" office:value-type="float" office:value="-0.00365434223910059" calcext:value-type="float">
            <text:p>-0.00365434223910059</text:p>
          </table:table-cell>
          <table:table-cell table:formula="of:=IFERROR([$Sheet2.H67]*LOG10([$Sheet2.H67]/[$Sheet2.H$2]);0)" office:value-type="float" office:value="-0.00400623646009032" calcext:value-type="float">
            <text:p>-0.00400623646009032</text:p>
          </table:table-cell>
          <table:table-cell table:formula="of:=IFERROR([$Sheet2.I67]*LOG10([$Sheet2.I67]/[$Sheet2.I$2]);0)" office:value-type="float" office:value="0.00700766853100237" calcext:value-type="float">
            <text:p>0.00700766853100237</text:p>
          </table:table-cell>
          <table:table-cell table:formula="of:=IFERROR([$Sheet2.J67]*LOG10([$Sheet2.J67]/[$Sheet2.J$2]);0)" office:value-type="float" office:value="0.00899539303407281" calcext:value-type="float">
            <text:p>0.00899539303407281</text:p>
          </table:table-cell>
          <table:table-cell table:formula="of:=IFERROR([$Sheet2.K67]*LOG10([$Sheet2.K67]/[$Sheet2.K$2]);0)" office:value-type="float" office:value="0" calcext:value-type="float">
            <text:p>0</text:p>
          </table:table-cell>
          <table:table-cell table:formula="of:=IFERROR([$Sheet2.L67]*LOG10([$Sheet2.L67]/[$Sheet2.L$2]);0)" office:value-type="float" office:value="-0.00156489096714359" calcext:value-type="float">
            <text:p>-0.00156489096714359</text:p>
          </table:table-cell>
          <table:table-cell table:formula="of:=IFERROR([$Sheet2.M67]*LOG10([$Sheet2.M67]/[$Sheet2.M$2]);0)" office:value-type="float" office:value="-0.0068242888075177" calcext:value-type="float">
            <text:p>-0.0068242888075177</text:p>
          </table:table-cell>
          <table:table-cell table:formula="of:=IFERROR([$Sheet2.N67]*LOG10([$Sheet2.N67]/[$Sheet2.N$2]);0)" office:value-type="float" office:value="0.174368024997679" calcext:value-type="float">
            <text:p>0.174368024997679</text:p>
          </table:table-cell>
          <table:table-cell table:formula="of:=IFERROR([$Sheet2.O67]*LOG10([$Sheet2.O67]/[$Sheet2.O$2]);0)" office:value-type="float" office:value="-0.00201496225023289" calcext:value-type="float">
            <text:p>-0.00201496225023289</text:p>
          </table:table-cell>
          <table:table-cell table:formula="of:=IFERROR([$Sheet2.P67]*LOG10([$Sheet2.P67]/[$Sheet2.P$2]);0)" office:value-type="float" office:value="0.0458625839711611" calcext:value-type="float">
            <text:p>0.0458625839711611</text:p>
          </table:table-cell>
          <table:table-cell table:formula="of:=IFERROR([$Sheet2.Q67]*LOG10([$Sheet2.Q67]/[$Sheet2.Q$2]);0)" office:value-type="float" office:value="0" calcext:value-type="float">
            <text:p>0</text:p>
          </table:table-cell>
          <table:table-cell table:formula="of:=SUM([.B66:.Q66])" office:value-type="float" office:value="0.215619420066357" calcext:value-type="float">
            <text:p>0.215619420066357</text:p>
          </table:table-cell>
        </table:table-row>
        <table:table-row table:style-name="ro1">
          <table:table-cell table:formula="of:=[$word_counts_and_combinations.A83]" office:value-type="string" office:string-value="track" calcext:value-type="string">
            <text:p>track</text:p>
          </table:table-cell>
          <table:table-cell table:formula="of:=IFERROR([$Sheet2.B83]*LOG10([$Sheet2.B83]/[$Sheet2.B$2]);0)" office:value-type="float" office:value="0" calcext:value-type="float">
            <text:p>0</text:p>
          </table:table-cell>
          <table:table-cell table:formula="of:=IFERROR([$Sheet2.C83]*LOG10([$Sheet2.C83]/[$Sheet2.C$2]);0)" office:value-type="float" office:value="-0.0101758009300236" calcext:value-type="float">
            <text:p>-0.0101758009300236</text:p>
          </table:table-cell>
          <table:table-cell table:formula="of:=IFERROR([$Sheet2.D83]*LOG10([$Sheet2.D83]/[$Sheet2.D$2]);0)" office:value-type="float" office:value="-0.00685293838566718" calcext:value-type="float">
            <text:p>-0.00685293838566718</text:p>
          </table:table-cell>
          <table:table-cell table:formula="of:=IFERROR([$Sheet2.E83]*LOG10([$Sheet2.E83]/[$Sheet2.E$2]);0)" office:value-type="float" office:value="0" calcext:value-type="float">
            <text:p>0</text:p>
          </table:table-cell>
          <table:table-cell table:formula="of:=IFERROR([$Sheet2.F83]*LOG10([$Sheet2.F83]/[$Sheet2.F$2]);0)" office:value-type="float" office:value="0.0255569913767935" calcext:value-type="float">
            <text:p>0.0255569913767935</text:p>
          </table:table-cell>
          <table:table-cell table:formula="of:=IFERROR([$Sheet2.G83]*LOG10([$Sheet2.G83]/[$Sheet2.G$2]);0)" office:value-type="float" office:value="0" calcext:value-type="float">
            <text:p>0</text:p>
          </table:table-cell>
          <table:table-cell table:formula="of:=IFERROR([$Sheet2.H83]*LOG10([$Sheet2.H83]/[$Sheet2.H$2]);0)" office:value-type="float" office:value="0.0266460871622459" calcext:value-type="float">
            <text:p>0.0266460871622459</text:p>
          </table:table-cell>
          <table:table-cell table:formula="of:=IFERROR([$Sheet2.I83]*LOG10([$Sheet2.I83]/[$Sheet2.I$2]);0)" office:value-type="float" office:value="0" calcext:value-type="float">
            <text:p>0</text:p>
          </table:table-cell>
          <table:table-cell table:formula="of:=IFERROR([$Sheet2.J83]*LOG10([$Sheet2.J83]/[$Sheet2.J$2]);0)" office:value-type="float" office:value="0.176397383964593" calcext:value-type="float">
            <text:p>0.176397383964593</text:p>
          </table:table-cell>
          <table:table-cell table:formula="of:=IFERROR([$Sheet2.K83]*LOG10([$Sheet2.K83]/[$Sheet2.K$2]);0)" office:value-type="float" office:value="0" calcext:value-type="float">
            <text:p>0</text:p>
          </table:table-cell>
          <table:table-cell table:formula="of:=IFERROR([$Sheet2.L83]*LOG10([$Sheet2.L83]/[$Sheet2.L$2]);0)" office:value-type="float" office:value="0.0278771544467929" calcext:value-type="float">
            <text:p>0.0278771544467929</text:p>
          </table:table-cell>
          <table:table-cell table:formula="of:=IFERROR([$Sheet2.M83]*LOG10([$Sheet2.M83]/[$Sheet2.M$2]);0)" office:value-type="float" office:value="-0.0051857909952571" calcext:value-type="float">
            <text:p>-0.0051857909952571</text:p>
          </table:table-cell>
          <table:table-cell table:formula="of:=IFERROR([$Sheet2.N83]*LOG10([$Sheet2.N83]/[$Sheet2.N$2]);0)" office:value-type="float" office:value="-0.0121823037336334" calcext:value-type="float">
            <text:p>-0.0121823037336334</text:p>
          </table:table-cell>
          <table:table-cell table:formula="of:=IFERROR([$Sheet2.O83]*LOG10([$Sheet2.O83]/[$Sheet2.O$2]);0)" office:value-type="float" office:value="-0.00648227521601623" calcext:value-type="float">
            <text:p>-0.00648227521601623</text:p>
          </table:table-cell>
          <table:table-cell table:formula="of:=IFERROR([$Sheet2.P83]*LOG10([$Sheet2.P83]/[$Sheet2.P$2]);0)" office:value-type="float" office:value="-0.00409593360505749" calcext:value-type="float">
            <text:p>-0.00409593360505749</text:p>
          </table:table-cell>
          <table:table-cell table:formula="of:=IFERROR([$Sheet2.Q83]*LOG10([$Sheet2.Q83]/[$Sheet2.Q$2]);0)" office:value-type="float" office:value="0" calcext:value-type="float">
            <text:p>0</text:p>
          </table:table-cell>
          <table:table-cell table:formula="of:=SUM([.B67:.Q67])" office:value-type="float" office:value="0.21150257408477" calcext:value-type="float">
            <text:p>0.21150257408477</text:p>
          </table:table-cell>
        </table:table-row>
        <table:table-row table:style-name="ro1">
          <table:table-cell table:formula="of:=[$word_counts_and_combinations.A96]" office:value-type="string" office:string-value="metal" calcext:value-type="string">
            <text:p>metal</text:p>
          </table:table-cell>
          <table:table-cell table:formula="of:=IFERROR([$Sheet2.B96]*LOG10([$Sheet2.B96]/[$Sheet2.B$2]);0)" office:value-type="float" office:value="0.108765377336146" calcext:value-type="float">
            <text:p>0.108765377336146</text:p>
          </table:table-cell>
          <table:table-cell table:formula="of:=IFERROR([$Sheet2.C96]*LOG10([$Sheet2.C96]/[$Sheet2.C$2]);0)" office:value-type="float" office:value="-0.00974910419671015" calcext:value-type="float">
            <text:p>-0.00974910419671015</text:p>
          </table:table-cell>
          <table:table-cell table:formula="of:=IFERROR([$Sheet2.D96]*LOG10([$Sheet2.D96]/[$Sheet2.D$2]);0)" office:value-type="float" office:value="0" calcext:value-type="float">
            <text:p>0</text:p>
          </table:table-cell>
          <table:table-cell table:formula="of:=IFERROR([$Sheet2.E96]*LOG10([$Sheet2.E96]/[$Sheet2.E$2]);0)" office:value-type="float" office:value="-0.000939945187157585" calcext:value-type="float">
            <text:p>-0.000939945187157585</text:p>
          </table:table-cell>
          <table:table-cell table:formula="of:=IFERROR([$Sheet2.F96]*LOG10([$Sheet2.F96]/[$Sheet2.F$2]);0)" office:value-type="float" office:value="-0.0019885151873443" calcext:value-type="float">
            <text:p>-0.0019885151873443</text:p>
          </table:table-cell>
          <table:table-cell table:formula="of:=IFERROR([$Sheet2.G96]*LOG10([$Sheet2.G96]/[$Sheet2.G$2]);0)" office:value-type="float" office:value="-0.00146365927534404" calcext:value-type="float">
            <text:p>-0.00146365927534404</text:p>
          </table:table-cell>
          <table:table-cell table:formula="of:=IFERROR([$Sheet2.H96]*LOG10([$Sheet2.H96]/[$Sheet2.H$2]);0)" office:value-type="float" office:value="0.114288824895994" calcext:value-type="float">
            <text:p>0.114288824895994</text:p>
          </table:table-cell>
          <table:table-cell table:formula="of:=IFERROR([$Sheet2.I96]*LOG10([$Sheet2.I96]/[$Sheet2.I$2]);0)" office:value-type="float" office:value="0.0141851260969884" calcext:value-type="float">
            <text:p>0.0141851260969884</text:p>
          </table:table-cell>
          <table:table-cell table:formula="of:=IFERROR([$Sheet2.J96]*LOG10([$Sheet2.J96]/[$Sheet2.J$2]);0)" office:value-type="float" office:value="0.00771912122556538" calcext:value-type="float">
            <text:p>0.00771912122556538</text:p>
          </table:table-cell>
          <table:table-cell table:formula="of:=IFERROR([$Sheet2.K96]*LOG10([$Sheet2.K96]/[$Sheet2.K$2]);0)" office:value-type="float" office:value="0.00113827080807088" calcext:value-type="float">
            <text:p>0.00113827080807088</text:p>
          </table:table-cell>
          <table:table-cell table:formula="of:=IFERROR([$Sheet2.L96]*LOG10([$Sheet2.L96]/[$Sheet2.L$2]);0)" office:value-type="float" office:value="-0.0271940713950381" calcext:value-type="float">
            <text:p>-0.0271940713950381</text:p>
          </table:table-cell>
          <table:table-cell table:formula="of:=IFERROR([$Sheet2.M96]*LOG10([$Sheet2.M96]/[$Sheet2.M$2]);0)" office:value-type="float" office:value="0.0269177780156446" calcext:value-type="float">
            <text:p>0.0269177780156446</text:p>
          </table:table-cell>
          <table:table-cell table:formula="of:=IFERROR([$Sheet2.N96]*LOG10([$Sheet2.N96]/[$Sheet2.N$2]);0)" office:value-type="float" office:value="-0.012356962198067" calcext:value-type="float">
            <text:p>-0.012356962198067</text:p>
          </table:table-cell>
          <table:table-cell table:formula="of:=IFERROR([$Sheet2.O96]*LOG10([$Sheet2.O96]/[$Sheet2.O$2]);0)" office:value-type="float" office:value="-0.00908791349556695" calcext:value-type="float">
            <text:p>-0.00908791349556695</text:p>
          </table:table-cell>
          <table:table-cell table:formula="of:=IFERROR([$Sheet2.P96]*LOG10([$Sheet2.P96]/[$Sheet2.P$2]);0)" office:value-type="float" office:value="0" calcext:value-type="float">
            <text:p>0</text:p>
          </table:table-cell>
          <table:table-cell table:formula="of:=IFERROR([$Sheet2.Q96]*LOG10([$Sheet2.Q96]/[$Sheet2.Q$2]);0)" office:value-type="float" office:value="0" calcext:value-type="float">
            <text:p>0</text:p>
          </table:table-cell>
          <table:table-cell table:formula="of:=SUM([.B68:.Q68])" office:value-type="float" office:value="0.210234327443181" calcext:value-type="float">
            <text:p>0.210234327443181</text:p>
          </table:table-cell>
        </table:table-row>
        <table:table-row table:style-name="ro1">
          <table:table-cell table:formula="of:=[$word_counts_and_combinations.A64]" office:value-type="string" office:string-value="outdoor" calcext:value-type="string">
            <text:p>outdoor</text:p>
          </table:table-cell>
          <table:table-cell table:formula="of:=IFERROR([$Sheet2.B64]*LOG10([$Sheet2.B64]/[$Sheet2.B$2]);0)" office:value-type="float" office:value="-0.00394505803392217" calcext:value-type="float">
            <text:p>-0.00394505803392217</text:p>
          </table:table-cell>
          <table:table-cell table:formula="of:=IFERROR([$Sheet2.C64]*LOG10([$Sheet2.C64]/[$Sheet2.C$2]);0)" office:value-type="float" office:value="-0.00644082231789716" calcext:value-type="float">
            <text:p>-0.00644082231789716</text:p>
          </table:table-cell>
          <table:table-cell table:formula="of:=IFERROR([$Sheet2.D64]*LOG10([$Sheet2.D64]/[$Sheet2.D$2]);0)" office:value-type="float" office:value="0" calcext:value-type="float">
            <text:p>0</text:p>
          </table:table-cell>
          <table:table-cell table:formula="of:=IFERROR([$Sheet2.E64]*LOG10([$Sheet2.E64]/[$Sheet2.E$2]);0)" office:value-type="float" office:value="-0.00274159724234627" calcext:value-type="float">
            <text:p>-0.00274159724234627</text:p>
          </table:table-cell>
          <table:table-cell table:formula="of:=IFERROR([$Sheet2.F64]*LOG10([$Sheet2.F64]/[$Sheet2.F$2]);0)" office:value-type="float" office:value="0" calcext:value-type="float">
            <text:p>0</text:p>
          </table:table-cell>
          <table:table-cell table:formula="of:=IFERROR([$Sheet2.G64]*LOG10([$Sheet2.G64]/[$Sheet2.G$2]);0)" office:value-type="float" office:value="0" calcext:value-type="float">
            <text:p>0</text:p>
          </table:table-cell>
          <table:table-cell table:formula="of:=IFERROR([$Sheet2.H64]*LOG10([$Sheet2.H64]/[$Sheet2.H$2]);0)" office:value-type="float" office:value="0.0568299229935885" calcext:value-type="float">
            <text:p>0.0568299229935885</text:p>
          </table:table-cell>
          <table:table-cell table:formula="of:=IFERROR([$Sheet2.I64]*LOG10([$Sheet2.I64]/[$Sheet2.I$2]);0)" office:value-type="float" office:value="0.0237424472990259" calcext:value-type="float">
            <text:p>0.0237424472990259</text:p>
          </table:table-cell>
          <table:table-cell table:formula="of:=IFERROR([$Sheet2.J64]*LOG10([$Sheet2.J64]/[$Sheet2.J$2]);0)" office:value-type="float" office:value="0.0561886482805172" calcext:value-type="float">
            <text:p>0.0561886482805172</text:p>
          </table:table-cell>
          <table:table-cell table:formula="of:=IFERROR([$Sheet2.K64]*LOG10([$Sheet2.K64]/[$Sheet2.K$2]);0)" office:value-type="float" office:value="0.0728796619844596" calcext:value-type="float">
            <text:p>0.0728796619844596</text:p>
          </table:table-cell>
          <table:table-cell table:formula="of:=IFERROR([$Sheet2.L64]*LOG10([$Sheet2.L64]/[$Sheet2.L$2]);0)" office:value-type="float" office:value="0.0188582288523696" calcext:value-type="float">
            <text:p>0.0188582288523696</text:p>
          </table:table-cell>
          <table:table-cell table:formula="of:=IFERROR([$Sheet2.M64]*LOG10([$Sheet2.M64]/[$Sheet2.M$2]);0)" office:value-type="float" office:value="0.0039732789167052" calcext:value-type="float">
            <text:p>0.0039732789167052</text:p>
          </table:table-cell>
          <table:table-cell table:formula="of:=IFERROR([$Sheet2.N64]*LOG10([$Sheet2.N64]/[$Sheet2.N$2]);0)" office:value-type="float" office:value="-0.00122309404830556" calcext:value-type="float">
            <text:p>-0.00122309404830556</text:p>
          </table:table-cell>
          <table:table-cell table:formula="of:=IFERROR([$Sheet2.O64]*LOG10([$Sheet2.O64]/[$Sheet2.O$2]);0)" office:value-type="float" office:value="-0.0102062360005915" calcext:value-type="float">
            <text:p>-0.0102062360005915</text:p>
          </table:table-cell>
          <table:table-cell table:formula="of:=IFERROR([$Sheet2.P64]*LOG10([$Sheet2.P64]/[$Sheet2.P$2]);0)" office:value-type="float" office:value="-0.00431511495175216" calcext:value-type="float">
            <text:p>-0.00431511495175216</text:p>
          </table:table-cell>
          <table:table-cell table:formula="of:=IFERROR([$Sheet2.Q64]*LOG10([$Sheet2.Q64]/[$Sheet2.Q$2]);0)" office:value-type="float" office:value="0.00542403499597021" calcext:value-type="float">
            <text:p>0.00542403499597021</text:p>
          </table:table-cell>
          <table:table-cell table:formula="of:=SUM([.B69:.Q69])" office:value-type="float" office:value="0.209024300727821" calcext:value-type="float">
            <text:p>0.209024300727821</text:p>
          </table:table-cell>
        </table:table-row>
        <table:table-row table:style-name="ro1">
          <table:table-cell table:formula="of:=[$word_counts_and_combinations.A18]" office:value-type="string" office:string-value="park" calcext:value-type="string">
            <text:p>park</text:p>
          </table:table-cell>
          <table:table-cell table:formula="of:=IFERROR([$Sheet2.B18]*LOG10([$Sheet2.B18]/[$Sheet2.B$2]);0)" office:value-type="float" office:value="-0.00843902605179084" calcext:value-type="float">
            <text:p>-0.00843902605179084</text:p>
          </table:table-cell>
          <table:table-cell table:formula="of:=IFERROR([$Sheet2.C18]*LOG10([$Sheet2.C18]/[$Sheet2.C$2]);0)" office:value-type="float" office:value="0" calcext:value-type="float">
            <text:p>0</text:p>
          </table:table-cell>
          <table:table-cell table:formula="of:=IFERROR([$Sheet2.D18]*LOG10([$Sheet2.D18]/[$Sheet2.D$2]);0)" office:value-type="float" office:value="-0.00830662640266626" calcext:value-type="float">
            <text:p>-0.00830662640266626</text:p>
          </table:table-cell>
          <table:table-cell table:formula="of:=IFERROR([$Sheet2.E18]*LOG10([$Sheet2.E18]/[$Sheet2.E$2]);0)" office:value-type="float" office:value="-0.00351913995190173" calcext:value-type="float">
            <text:p>-0.00351913995190173</text:p>
          </table:table-cell>
          <table:table-cell table:formula="of:=IFERROR([$Sheet2.F18]*LOG10([$Sheet2.F18]/[$Sheet2.F$2]);0)" office:value-type="float" office:value="0" calcext:value-type="float">
            <text:p>0</text:p>
          </table:table-cell>
          <table:table-cell table:formula="of:=IFERROR([$Sheet2.G18]*LOG10([$Sheet2.G18]/[$Sheet2.G$2]);0)" office:value-type="float" office:value="0" calcext:value-type="float">
            <text:p>0</text:p>
          </table:table-cell>
          <table:table-cell table:formula="of:=IFERROR([$Sheet2.H18]*LOG10([$Sheet2.H18]/[$Sheet2.H$2]);0)" office:value-type="float" office:value="-0.00404681277177662" calcext:value-type="float">
            <text:p>-0.00404681277177662</text:p>
          </table:table-cell>
          <table:table-cell table:formula="of:=IFERROR([$Sheet2.I18]*LOG10([$Sheet2.I18]/[$Sheet2.I$2]);0)" office:value-type="float" office:value="-0.00521611779631673" calcext:value-type="float">
            <text:p>-0.00521611779631673</text:p>
          </table:table-cell>
          <table:table-cell table:formula="of:=IFERROR([$Sheet2.J18]*LOG10([$Sheet2.J18]/[$Sheet2.J$2]);0)" office:value-type="float" office:value="0.228789362339299" calcext:value-type="float">
            <text:p>0.228789362339299</text:p>
          </table:table-cell>
          <table:table-cell table:formula="of:=IFERROR([$Sheet2.K18]*LOG10([$Sheet2.K18]/[$Sheet2.K$2]);0)" office:value-type="float" office:value="0" calcext:value-type="float">
            <text:p>0</text:p>
          </table:table-cell>
          <table:table-cell table:formula="of:=IFERROR([$Sheet2.L18]*LOG10([$Sheet2.L18]/[$Sheet2.L$2]);0)" office:value-type="float" office:value="0.00877623858148908" calcext:value-type="float">
            <text:p>0.00877623858148908</text:p>
          </table:table-cell>
          <table:table-cell table:formula="of:=IFERROR([$Sheet2.M18]*LOG10([$Sheet2.M18]/[$Sheet2.M$2]);0)" office:value-type="float" office:value="0.0010600760519865" calcext:value-type="float">
            <text:p>0.0010600760519865</text:p>
          </table:table-cell>
          <table:table-cell table:formula="of:=IFERROR([$Sheet2.N18]*LOG10([$Sheet2.N18]/[$Sheet2.N$2]);0)" office:value-type="float" office:value="0.0124553271935836" calcext:value-type="float">
            <text:p>0.0124553271935836</text:p>
          </table:table-cell>
          <table:table-cell table:formula="of:=IFERROR([$Sheet2.O18]*LOG10([$Sheet2.O18]/[$Sheet2.O$2]);0)" office:value-type="float" office:value="-0.011393936973594" calcext:value-type="float">
            <text:p>-0.011393936973594</text:p>
          </table:table-cell>
          <table:table-cell table:formula="of:=IFERROR([$Sheet2.P18]*LOG10([$Sheet2.P18]/[$Sheet2.P$2]);0)" office:value-type="float" office:value="-0.00245139494616986" calcext:value-type="float">
            <text:p>-0.00245139494616986</text:p>
          </table:table-cell>
          <table:table-cell table:formula="of:=IFERROR([$Sheet2.Q18]*LOG10([$Sheet2.Q18]/[$Sheet2.Q$2]);0)" office:value-type="float" office:value="-0.00162556664458777" calcext:value-type="float">
            <text:p>-0.00162556664458777</text:p>
          </table:table-cell>
          <table:table-cell table:formula="of:=SUM([.B70:.Q70])" office:value-type="float" office:value="0.206082382627554" calcext:value-type="float">
            <text:p>0.206082382627554</text:p>
          </table:table-cell>
        </table:table-row>
        <table:table-row table:style-name="ro1">
          <table:table-cell table:formula="of:=[$word_counts_and_combinations.A32]" office:value-type="string" office:string-value="race" calcext:value-type="string">
            <text:p>race</text:p>
          </table:table-cell>
          <table:table-cell table:formula="of:=IFERROR([$Sheet2.B32]*LOG10([$Sheet2.B32]/[$Sheet2.B$2]);0)" office:value-type="float" office:value="0" calcext:value-type="float">
            <text:p>0</text:p>
          </table:table-cell>
          <table:table-cell table:formula="of:=IFERROR([$Sheet2.C32]*LOG10([$Sheet2.C32]/[$Sheet2.C$2]);0)" office:value-type="float" office:value="-0.00919025572987455" calcext:value-type="float">
            <text:p>-0.00919025572987455</text:p>
          </table:table-cell>
          <table:table-cell table:formula="of:=IFERROR([$Sheet2.D32]*LOG10([$Sheet2.D32]/[$Sheet2.D$2]);0)" office:value-type="float" office:value="-0.00157813595368726" calcext:value-type="float">
            <text:p>-0.00157813595368726</text:p>
          </table:table-cell>
          <table:table-cell table:formula="of:=IFERROR([$Sheet2.E32]*LOG10([$Sheet2.E32]/[$Sheet2.E$2]);0)" office:value-type="float" office:value="0" calcext:value-type="float">
            <text:p>0</text:p>
          </table:table-cell>
          <table:table-cell table:formula="of:=IFERROR([$Sheet2.F32]*LOG10([$Sheet2.F32]/[$Sheet2.F$2]);0)" office:value-type="float" office:value="-0.00230222534870304" calcext:value-type="float">
            <text:p>-0.00230222534870304</text:p>
          </table:table-cell>
          <table:table-cell table:formula="of:=IFERROR([$Sheet2.G32]*LOG10([$Sheet2.G32]/[$Sheet2.G$2]);0)" office:value-type="float" office:value="-0.00331744056798074" calcext:value-type="float">
            <text:p>-0.00331744056798074</text:p>
          </table:table-cell>
          <table:table-cell table:formula="of:=IFERROR([$Sheet2.H32]*LOG10([$Sheet2.H32]/[$Sheet2.H$2]);0)" office:value-type="float" office:value="-0.0041426436537357" calcext:value-type="float">
            <text:p>-0.0041426436537357</text:p>
          </table:table-cell>
          <table:table-cell table:formula="of:=IFERROR([$Sheet2.I32]*LOG10([$Sheet2.I32]/[$Sheet2.I$2]);0)" office:value-type="float" office:value="0" calcext:value-type="float">
            <text:p>0</text:p>
          </table:table-cell>
          <table:table-cell table:formula="of:=IFERROR([$Sheet2.J32]*LOG10([$Sheet2.J32]/[$Sheet2.J$2]);0)" office:value-type="float" office:value="0.241644217715038" calcext:value-type="float">
            <text:p>0.241644217715038</text:p>
          </table:table-cell>
          <table:table-cell table:formula="of:=IFERROR([$Sheet2.K32]*LOG10([$Sheet2.K32]/[$Sheet2.K$2]);0)" office:value-type="float" office:value="-0.00123824955859649" calcext:value-type="float">
            <text:p>-0.00123824955859649</text:p>
          </table:table-cell>
          <table:table-cell table:formula="of:=IFERROR([$Sheet2.L32]*LOG10([$Sheet2.L32]/[$Sheet2.L$2]);0)" office:value-type="float" office:value="0.0120489673311839" calcext:value-type="float">
            <text:p>0.0120489673311839</text:p>
          </table:table-cell>
          <table:table-cell table:formula="of:=IFERROR([$Sheet2.M32]*LOG10([$Sheet2.M32]/[$Sheet2.M$2]);0)" office:value-type="float" office:value="-0.00575190438815243" calcext:value-type="float">
            <text:p>-0.00575190438815243</text:p>
          </table:table-cell>
          <table:table-cell table:formula="of:=IFERROR([$Sheet2.N32]*LOG10([$Sheet2.N32]/[$Sheet2.N$2]);0)" office:value-type="float" office:value="-0.00585474542624674" calcext:value-type="float">
            <text:p>-0.00585474542624674</text:p>
          </table:table-cell>
          <table:table-cell table:formula="of:=IFERROR([$Sheet2.O32]*LOG10([$Sheet2.O32]/[$Sheet2.O$2]);0)" office:value-type="float" office:value="-0.0114550682343104" calcext:value-type="float">
            <text:p>-0.0114550682343104</text:p>
          </table:table-cell>
          <table:table-cell table:formula="of:=IFERROR([$Sheet2.P32]*LOG10([$Sheet2.P32]/[$Sheet2.P$2]);0)" office:value-type="float" office:value="-0.0032513870468493" calcext:value-type="float">
            <text:p>-0.0032513870468493</text:p>
          </table:table-cell>
          <table:table-cell table:formula="of:=IFERROR([$Sheet2.Q32]*LOG10([$Sheet2.Q32]/[$Sheet2.Q$2]);0)" office:value-type="float" office:value="-0.00163388619855079" calcext:value-type="float">
            <text:p>-0.00163388619855079</text:p>
          </table:table-cell>
          <table:table-cell table:formula="of:=SUM([.B71:.Q71])" office:value-type="float" office:value="0.203977242939535" calcext:value-type="float">
            <text:p>0.203977242939535</text:p>
          </table:table-cell>
        </table:table-row>
        <table:table-row table:style-name="ro1">
          <table:table-cell table:formula="of:=[$word_counts_and_combinations.A43]" office:value-type="string" office:string-value="eating" calcext:value-type="string">
            <text:p>eating</text:p>
          </table:table-cell>
          <table:table-cell table:formula="of:=IFERROR([$Sheet2.B43]*LOG10([$Sheet2.B43]/[$Sheet2.B$2]);0)" office:value-type="float" office:value="-0.00544232715070775" calcext:value-type="float">
            <text:p>-0.00544232715070775</text:p>
          </table:table-cell>
          <table:table-cell table:formula="of:=IFERROR([$Sheet2.C43]*LOG10([$Sheet2.C43]/[$Sheet2.C$2]);0)" office:value-type="float" office:value="0.0500765776951491" calcext:value-type="float">
            <text:p>0.0500765776951491</text:p>
          </table:table-cell>
          <table:table-cell table:formula="of:=IFERROR([$Sheet2.D43]*LOG10([$Sheet2.D43]/[$Sheet2.D$2]);0)" office:value-type="float" office:value="-0.0113182345158989" calcext:value-type="float">
            <text:p>-0.0113182345158989</text:p>
          </table:table-cell>
          <table:table-cell table:formula="of:=IFERROR([$Sheet2.E43]*LOG10([$Sheet2.E43]/[$Sheet2.E$2]);0)" office:value-type="float" office:value="0.141954170207535" calcext:value-type="float">
            <text:p>0.141954170207535</text:p>
          </table:table-cell>
          <table:table-cell table:formula="of:=IFERROR([$Sheet2.F43]*LOG10([$Sheet2.F43]/[$Sheet2.F$2]);0)" office:value-type="float" office:value="0.003040443751113" calcext:value-type="float">
            <text:p>0.003040443751113</text:p>
          </table:table-cell>
          <table:table-cell table:formula="of:=IFERROR([$Sheet2.G43]*LOG10([$Sheet2.G43]/[$Sheet2.G$2]);0)" office:value-type="float" office:value="0.00157624702987911" calcext:value-type="float">
            <text:p>0.00157624702987911</text:p>
          </table:table-cell>
          <table:table-cell table:formula="of:=IFERROR([$Sheet2.H43]*LOG10([$Sheet2.H43]/[$Sheet2.H$2]);0)" office:value-type="float" office:value="-0.00436505039960203" calcext:value-type="float">
            <text:p>-0.00436505039960203</text:p>
          </table:table-cell>
          <table:table-cell table:formula="of:=IFERROR([$Sheet2.I43]*LOG10([$Sheet2.I43]/[$Sheet2.I$2]);0)" office:value-type="float" office:value="0.0136645696120564" calcext:value-type="float">
            <text:p>0.0136645696120564</text:p>
          </table:table-cell>
          <table:table-cell table:formula="of:=IFERROR([$Sheet2.J43]*LOG10([$Sheet2.J43]/[$Sheet2.J$2]);0)" office:value-type="float" office:value="-0.0264885434463386" calcext:value-type="float">
            <text:p>-0.0264885434463386</text:p>
          </table:table-cell>
          <table:table-cell table:formula="of:=IFERROR([$Sheet2.K43]*LOG10([$Sheet2.K43]/[$Sheet2.K$2]);0)" office:value-type="float" office:value="0.0394095034452704" calcext:value-type="float">
            <text:p>0.0394095034452704</text:p>
          </table:table-cell>
          <table:table-cell table:formula="of:=IFERROR([$Sheet2.L43]*LOG10([$Sheet2.L43]/[$Sheet2.L$2]);0)" office:value-type="float" office:value="-0.00914481773641832" calcext:value-type="float">
            <text:p>-0.00914481773641832</text:p>
          </table:table-cell>
          <table:table-cell table:formula="of:=IFERROR([$Sheet2.M43]*LOG10([$Sheet2.M43]/[$Sheet2.M$2]);0)" office:value-type="float" office:value="0.0166265313764972" calcext:value-type="float">
            <text:p>0.0166265313764972</text:p>
          </table:table-cell>
          <table:table-cell table:formula="of:=IFERROR([$Sheet2.N43]*LOG10([$Sheet2.N43]/[$Sheet2.N$2]);0)" office:value-type="float" office:value="-0.000269176651604596" calcext:value-type="float">
            <text:p>-0.000269176651604596</text:p>
          </table:table-cell>
          <table:table-cell table:formula="of:=IFERROR([$Sheet2.O43]*LOG10([$Sheet2.O43]/[$Sheet2.O$2]);0)" office:value-type="float" office:value="-0.00637066392779198" calcext:value-type="float">
            <text:p>-0.00637066392779198</text:p>
          </table:table-cell>
          <table:table-cell table:formula="of:=IFERROR([$Sheet2.P43]*LOG10([$Sheet2.P43]/[$Sheet2.P$2]);0)" office:value-type="float" office:value="-0.00479174037422486" calcext:value-type="float">
            <text:p>-0.00479174037422486</text:p>
          </table:table-cell>
          <table:table-cell table:formula="of:=IFERROR([$Sheet2.Q43]*LOG10([$Sheet2.Q43]/[$Sheet2.Q$2]);0)" office:value-type="float" office:value="-0.00149031937037621" calcext:value-type="float">
            <text:p>-0.00149031937037621</text:p>
          </table:table-cell>
          <table:table-cell table:formula="of:=SUM([.B72:.Q72])" office:value-type="float" office:value="0.196667169544537" calcext:value-type="float">
            <text:p>0.196667169544537</text:p>
          </table:table-cell>
        </table:table-row>
        <table:table-row table:style-name="ro1">
          <table:table-cell table:formula="of:=[$word_counts_and_combinations.A23]" office:value-type="string" office:string-value="bench" calcext:value-type="string">
            <text:p>bench</text:p>
          </table:table-cell>
          <table:table-cell table:formula="of:=IFERROR([$Sheet2.B23]*LOG10([$Sheet2.B23]/[$Sheet2.B$2]);0)" office:value-type="float" office:value="-0.00604884586936576" calcext:value-type="float">
            <text:p>-0.00604884586936576</text:p>
          </table:table-cell>
          <table:table-cell table:formula="of:=IFERROR([$Sheet2.C23]*LOG10([$Sheet2.C23]/[$Sheet2.C$2]);0)" office:value-type="float" office:value="-0.00808081930017423" calcext:value-type="float">
            <text:p>-0.00808081930017423</text:p>
          </table:table-cell>
          <table:table-cell table:formula="of:=IFERROR([$Sheet2.D23]*LOG10([$Sheet2.D23]/[$Sheet2.D$2]);0)" office:value-type="float" office:value="-0.012674945342862" calcext:value-type="float">
            <text:p>-0.012674945342862</text:p>
          </table:table-cell>
          <table:table-cell table:formula="of:=IFERROR([$Sheet2.E23]*LOG10([$Sheet2.E23]/[$Sheet2.E$2]);0)" office:value-type="float" office:value="0" calcext:value-type="float">
            <text:p>0</text:p>
          </table:table-cell>
          <table:table-cell table:formula="of:=IFERROR([$Sheet2.F23]*LOG10([$Sheet2.F23]/[$Sheet2.F$2]);0)" office:value-type="float" office:value="0.0221418331034105" calcext:value-type="float">
            <text:p>0.0221418331034105</text:p>
          </table:table-cell>
          <table:table-cell table:formula="of:=IFERROR([$Sheet2.G23]*LOG10([$Sheet2.G23]/[$Sheet2.G$2]);0)" office:value-type="float" office:value="-0.0026146408997397" calcext:value-type="float">
            <text:p>-0.0026146408997397</text:p>
          </table:table-cell>
          <table:table-cell table:formula="of:=IFERROR([$Sheet2.H23]*LOG10([$Sheet2.H23]/[$Sheet2.H$2]);0)" office:value-type="float" office:value="-0.00306712001131281" calcext:value-type="float">
            <text:p>-0.00306712001131281</text:p>
          </table:table-cell>
          <table:table-cell table:formula="of:=IFERROR([$Sheet2.I23]*LOG10([$Sheet2.I23]/[$Sheet2.I$2]);0)" office:value-type="float" office:value="0.00206828343259562" calcext:value-type="float">
            <text:p>0.00206828343259562</text:p>
          </table:table-cell>
          <table:table-cell table:formula="of:=IFERROR([$Sheet2.J23]*LOG10([$Sheet2.J23]/[$Sheet2.J$2]);0)" office:value-type="float" office:value="0.105266084156368" calcext:value-type="float">
            <text:p>0.105266084156368</text:p>
          </table:table-cell>
          <table:table-cell table:formula="of:=IFERROR([$Sheet2.K23]*LOG10([$Sheet2.K23]/[$Sheet2.K$2]);0)" office:value-type="float" office:value="0.00553855504885939" calcext:value-type="float">
            <text:p>0.00553855504885939</text:p>
          </table:table-cell>
          <table:table-cell table:formula="of:=IFERROR([$Sheet2.L23]*LOG10([$Sheet2.L23]/[$Sheet2.L$2]);0)" office:value-type="float" office:value="0.107023421293937" calcext:value-type="float">
            <text:p>0.107023421293937</text:p>
          </table:table-cell>
          <table:table-cell table:formula="of:=IFERROR([$Sheet2.M23]*LOG10([$Sheet2.M23]/[$Sheet2.M$2]);0)" office:value-type="float" office:value="-0.00746966641043592" calcext:value-type="float">
            <text:p>-0.00746966641043592</text:p>
          </table:table-cell>
          <table:table-cell table:formula="of:=IFERROR([$Sheet2.N23]*LOG10([$Sheet2.N23]/[$Sheet2.N$2]);0)" office:value-type="float" office:value="-0.00458691041576174" calcext:value-type="float">
            <text:p>-0.00458691041576174</text:p>
          </table:table-cell>
          <table:table-cell table:formula="of:=IFERROR([$Sheet2.O23]*LOG10([$Sheet2.O23]/[$Sheet2.O$2]);0)" office:value-type="float" office:value="-0.00462001985249252" calcext:value-type="float">
            <text:p>-0.00462001985249252</text:p>
          </table:table-cell>
          <table:table-cell table:formula="of:=IFERROR([$Sheet2.P23]*LOG10([$Sheet2.P23]/[$Sheet2.P$2]);0)" office:value-type="float" office:value="0" calcext:value-type="float">
            <text:p>0</text:p>
          </table:table-cell>
          <table:table-cell table:formula="of:=IFERROR([$Sheet2.Q23]*LOG10([$Sheet2.Q23]/[$Sheet2.Q$2]);0)" office:value-type="float" office:value="0.00159106807525057" calcext:value-type="float">
            <text:p>0.00159106807525057</text:p>
          </table:table-cell>
          <table:table-cell table:formula="of:=SUM([.B73:.Q73])" office:value-type="float" office:value="0.194466277008277" calcext:value-type="float">
            <text:p>0.194466277008277</text:p>
          </table:table-cell>
        </table:table-row>
        <table:table-row table:style-name="ro1">
          <table:table-cell table:formula="of:=[$word_counts_and_combinations.A63]" office:value-type="string" office:string-value="waiting" calcext:value-type="string">
            <text:p>waiting</text:p>
          </table:table-cell>
          <table:table-cell table:formula="of:=IFERROR([$Sheet2.B63]*LOG10([$Sheet2.B63]/[$Sheet2.B$2]);0)" office:value-type="float" office:value="-0.00284315718309528" calcext:value-type="float">
            <text:p>-0.00284315718309528</text:p>
          </table:table-cell>
          <table:table-cell table:formula="of:=IFERROR([$Sheet2.C63]*LOG10([$Sheet2.C63]/[$Sheet2.C$2]);0)" office:value-type="float" office:value="-0.00798380262797494" calcext:value-type="float">
            <text:p>-0.00798380262797494</text:p>
          </table:table-cell>
          <table:table-cell table:formula="of:=IFERROR([$Sheet2.D63]*LOG10([$Sheet2.D63]/[$Sheet2.D$2]);0)" office:value-type="float" office:value="-0.0115251030481201" calcext:value-type="float">
            <text:p>-0.0115251030481201</text:p>
          </table:table-cell>
          <table:table-cell table:formula="of:=IFERROR([$Sheet2.E63]*LOG10([$Sheet2.E63]/[$Sheet2.E$2]);0)" office:value-type="float" office:value="0.00638996230448463" calcext:value-type="float">
            <text:p>0.00638996230448463</text:p>
          </table:table-cell>
          <table:table-cell table:formula="of:=IFERROR([$Sheet2.F63]*LOG10([$Sheet2.F63]/[$Sheet2.F$2]);0)" office:value-type="float" office:value="0.171100583705113" calcext:value-type="float">
            <text:p>0.171100583705113</text:p>
          </table:table-cell>
          <table:table-cell table:formula="of:=IFERROR([$Sheet2.G63]*LOG10([$Sheet2.G63]/[$Sheet2.G$2]);0)" office:value-type="float" office:value="0.021990212277911" calcext:value-type="float">
            <text:p>0.021990212277911</text:p>
          </table:table-cell>
          <table:table-cell table:formula="of:=IFERROR([$Sheet2.H63]*LOG10([$Sheet2.H63]/[$Sheet2.H$2]);0)" office:value-type="float" office:value="-0.00345265391534955" calcext:value-type="float">
            <text:p>-0.00345265391534955</text:p>
          </table:table-cell>
          <table:table-cell table:formula="of:=IFERROR([$Sheet2.I63]*LOG10([$Sheet2.I63]/[$Sheet2.I$2]);0)" office:value-type="float" office:value="-0.00569076172530041" calcext:value-type="float">
            <text:p>-0.00569076172530041</text:p>
          </table:table-cell>
          <table:table-cell table:formula="of:=IFERROR([$Sheet2.J63]*LOG10([$Sheet2.J63]/[$Sheet2.J$2]);0)" office:value-type="float" office:value="-0.0225635481867617" calcext:value-type="float">
            <text:p>-0.0225635481867617</text:p>
          </table:table-cell>
          <table:table-cell table:formula="of:=IFERROR([$Sheet2.K63]*LOG10([$Sheet2.K63]/[$Sheet2.K$2]);0)" office:value-type="float" office:value="0" calcext:value-type="float">
            <text:p>0</text:p>
          </table:table-cell>
          <table:table-cell table:formula="of:=IFERROR([$Sheet2.L63]*LOG10([$Sheet2.L63]/[$Sheet2.L$2]);0)" office:value-type="float" office:value="0.0788810564059402" calcext:value-type="float">
            <text:p>0.0788810564059402</text:p>
          </table:table-cell>
          <table:table-cell table:formula="of:=IFERROR([$Sheet2.M63]*LOG10([$Sheet2.M63]/[$Sheet2.M$2]);0)" office:value-type="float" office:value="-0.00604011094195019" calcext:value-type="float">
            <text:p>-0.00604011094195019</text:p>
          </table:table-cell>
          <table:table-cell table:formula="of:=IFERROR([$Sheet2.N63]*LOG10([$Sheet2.N63]/[$Sheet2.N$2]);0)" office:value-type="float" office:value="-0.0121196808176592" calcext:value-type="float">
            <text:p>-0.0121196808176592</text:p>
          </table:table-cell>
          <table:table-cell table:formula="of:=IFERROR([$Sheet2.O63]*LOG10([$Sheet2.O63]/[$Sheet2.O$2]);0)" office:value-type="float" office:value="-0.011828685375221" calcext:value-type="float">
            <text:p>-0.011828685375221</text:p>
          </table:table-cell>
          <table:table-cell table:formula="of:=IFERROR([$Sheet2.P63]*LOG10([$Sheet2.P63]/[$Sheet2.P$2]);0)" office:value-type="float" office:value="0" calcext:value-type="float">
            <text:p>0</text:p>
          </table:table-cell>
          <table:table-cell table:formula="of:=IFERROR([$Sheet2.Q63]*LOG10([$Sheet2.Q63]/[$Sheet2.Q$2]);0)" office:value-type="float" office:value="0" calcext:value-type="float">
            <text:p>0</text:p>
          </table:table-cell>
          <table:table-cell table:formula="of:=SUM([.B74:.Q74])" office:value-type="float" office:value="0.194314310872016" calcext:value-type="float">
            <text:p>0.194314310872016</text:p>
          </table:table-cell>
        </table:table-row>
        <table:table-row table:style-name="ro1">
          <table:table-cell table:formula="of:=[$word_counts_and_combinations.A98]" office:value-type="string" office:string-value="family" calcext:value-type="string">
            <text:p>family</text:p>
          </table:table-cell>
          <table:table-cell table:formula="of:=IFERROR([$Sheet2.B98]*LOG10([$Sheet2.B98]/[$Sheet2.B$2]);0)" office:value-type="float" office:value="-0.00658749736764512" calcext:value-type="float">
            <text:p>-0.00658749736764512</text:p>
          </table:table-cell>
          <table:table-cell table:formula="of:=IFERROR([$Sheet2.C98]*LOG10([$Sheet2.C98]/[$Sheet2.C$2]);0)" office:value-type="float" office:value="0.206266330916673" calcext:value-type="float">
            <text:p>0.206266330916673</text:p>
          </table:table-cell>
          <table:table-cell table:formula="of:=IFERROR([$Sheet2.D98]*LOG10([$Sheet2.D98]/[$Sheet2.D$2]);0)" office:value-type="float" office:value="-0.0106775131195298" calcext:value-type="float">
            <text:p>-0.0106775131195298</text:p>
          </table:table-cell>
          <table:table-cell table:formula="of:=IFERROR([$Sheet2.E98]*LOG10([$Sheet2.E98]/[$Sheet2.E$2]);0)" office:value-type="float" office:value="0.00477723981368634" calcext:value-type="float">
            <text:p>0.00477723981368634</text:p>
          </table:table-cell>
          <table:table-cell table:formula="of:=IFERROR([$Sheet2.F98]*LOG10([$Sheet2.F98]/[$Sheet2.F$2]);0)" office:value-type="float" office:value="0" calcext:value-type="float">
            <text:p>0</text:p>
          </table:table-cell>
          <table:table-cell table:formula="of:=IFERROR([$Sheet2.G98]*LOG10([$Sheet2.G98]/[$Sheet2.G$2]);0)" office:value-type="float" office:value="-0.00283845186891872" calcext:value-type="float">
            <text:p>-0.00283845186891872</text:p>
          </table:table-cell>
          <table:table-cell table:formula="of:=IFERROR([$Sheet2.H98]*LOG10([$Sheet2.H98]/[$Sheet2.H$2]);0)" office:value-type="float" office:value="-0.00374493138218827" calcext:value-type="float">
            <text:p>-0.00374493138218827</text:p>
          </table:table-cell>
          <table:table-cell table:formula="of:=IFERROR([$Sheet2.I98]*LOG10([$Sheet2.I98]/[$Sheet2.I$2]);0)" office:value-type="float" office:value="0.0278284164174618" calcext:value-type="float">
            <text:p>0.0278284164174618</text:p>
          </table:table-cell>
          <table:table-cell table:formula="of:=IFERROR([$Sheet2.J98]*LOG10([$Sheet2.J98]/[$Sheet2.J$2]);0)" office:value-type="float" office:value="-0.0262575076541054" calcext:value-type="float">
            <text:p>-0.0262575076541054</text:p>
          </table:table-cell>
          <table:table-cell table:formula="of:=IFERROR([$Sheet2.K98]*LOG10([$Sheet2.K98]/[$Sheet2.K$2]);0)" office:value-type="float" office:value="0" calcext:value-type="float">
            <text:p>0</text:p>
          </table:table-cell>
          <table:table-cell table:formula="of:=IFERROR([$Sheet2.L98]*LOG10([$Sheet2.L98]/[$Sheet2.L$2]);0)" office:value-type="float" office:value="-0.0349994367639761" calcext:value-type="float">
            <text:p>-0.0349994367639761</text:p>
          </table:table-cell>
          <table:table-cell table:formula="of:=IFERROR([$Sheet2.M98]*LOG10([$Sheet2.M98]/[$Sheet2.M$2]);0)" office:value-type="float" office:value="-0.00613457402245405" calcext:value-type="float">
            <text:p>-0.00613457402245405</text:p>
          </table:table-cell>
          <table:table-cell table:formula="of:=IFERROR([$Sheet2.N98]*LOG10([$Sheet2.N98]/[$Sheet2.N$2]);0)" office:value-type="float" office:value="0.00890066773205236" calcext:value-type="float">
            <text:p>0.00890066773205236</text:p>
          </table:table-cell>
          <table:table-cell table:formula="of:=IFERROR([$Sheet2.O98]*LOG10([$Sheet2.O98]/[$Sheet2.O$2]);0)" office:value-type="float" office:value="0.0372921185119944" calcext:value-type="float">
            <text:p>0.0372921185119944</text:p>
          </table:table-cell>
          <table:table-cell table:formula="of:=IFERROR([$Sheet2.P98]*LOG10([$Sheet2.P98]/[$Sheet2.P$2]);0)" office:value-type="float" office:value="-0.00232309776052231" calcext:value-type="float">
            <text:p>-0.00232309776052231</text:p>
          </table:table-cell>
          <table:table-cell table:formula="of:=IFERROR([$Sheet2.Q98]*LOG10([$Sheet2.Q98]/[$Sheet2.Q$2]);0)" office:value-type="float" office:value="0" calcext:value-type="float">
            <text:p>0</text:p>
          </table:table-cell>
          <table:table-cell table:formula="of:=SUM([.B75:.Q75])" office:value-type="float" office:value="0.191501763452528" calcext:value-type="float">
            <text:p>0.191501763452528</text:p>
          </table:table-cell>
        </table:table-row>
        <table:table-row table:style-name="ro1">
          <table:table-cell table:formula="of:=[$word_counts_and_combinations.A84]" office:value-type="string" office:string-value="outdoors" calcext:value-type="string">
            <text:p>outdoors</text:p>
          </table:table-cell>
          <table:table-cell table:formula="of:=IFERROR([$Sheet2.B84]*LOG10([$Sheet2.B84]/[$Sheet2.B$2]);0)" office:value-type="float" office:value="0" calcext:value-type="float">
            <text:p>0</text:p>
          </table:table-cell>
          <table:table-cell table:formula="of:=IFERROR([$Sheet2.C84]*LOG10([$Sheet2.C84]/[$Sheet2.C$2]);0)" office:value-type="float" office:value="-0.00678924251284241" calcext:value-type="float">
            <text:p>-0.00678924251284241</text:p>
          </table:table-cell>
          <table:table-cell table:formula="of:=IFERROR([$Sheet2.D84]*LOG10([$Sheet2.D84]/[$Sheet2.D$2]);0)" office:value-type="float" office:value="0" calcext:value-type="float">
            <text:p>0</text:p>
          </table:table-cell>
          <table:table-cell table:formula="of:=IFERROR([$Sheet2.E84]*LOG10([$Sheet2.E84]/[$Sheet2.E$2]);0)" office:value-type="float" office:value="0" calcext:value-type="float">
            <text:p>0</text:p>
          </table:table-cell>
          <table:table-cell table:formula="of:=IFERROR([$Sheet2.F84]*LOG10([$Sheet2.F84]/[$Sheet2.F$2]);0)" office:value-type="float" office:value="0" calcext:value-type="float">
            <text:p>0</text:p>
          </table:table-cell>
          <table:table-cell table:formula="of:=IFERROR([$Sheet2.G84]*LOG10([$Sheet2.G84]/[$Sheet2.G$2]);0)" office:value-type="float" office:value="0" calcext:value-type="float">
            <text:p>0</text:p>
          </table:table-cell>
          <table:table-cell table:formula="of:=IFERROR([$Sheet2.H84]*LOG10([$Sheet2.H84]/[$Sheet2.H$2]);0)" office:value-type="float" office:value="0.00830764374268776" calcext:value-type="float">
            <text:p>0.00830764374268776</text:p>
          </table:table-cell>
          <table:table-cell table:formula="of:=IFERROR([$Sheet2.I84]*LOG10([$Sheet2.I84]/[$Sheet2.I$2]);0)" office:value-type="float" office:value="0.0444765218226329" calcext:value-type="float">
            <text:p>0.0444765218226329</text:p>
          </table:table-cell>
          <table:table-cell table:formula="of:=IFERROR([$Sheet2.J84]*LOG10([$Sheet2.J84]/[$Sheet2.J$2]);0)" office:value-type="float" office:value="0.0313147062636296" calcext:value-type="float">
            <text:p>0.0313147062636296</text:p>
          </table:table-cell>
          <table:table-cell table:formula="of:=IFERROR([$Sheet2.K84]*LOG10([$Sheet2.K84]/[$Sheet2.K$2]);0)" office:value-type="float" office:value="0.0314914212680934" calcext:value-type="float">
            <text:p>0.0314914212680934</text:p>
          </table:table-cell>
          <table:table-cell table:formula="of:=IFERROR([$Sheet2.L84]*LOG10([$Sheet2.L84]/[$Sheet2.L$2]);0)" office:value-type="float" office:value="0.00584996987693117" calcext:value-type="float">
            <text:p>0.00584996987693117</text:p>
          </table:table-cell>
          <table:table-cell table:formula="of:=IFERROR([$Sheet2.M84]*LOG10([$Sheet2.M84]/[$Sheet2.M$2]);0)" office:value-type="float" office:value="0.0276624749913477" calcext:value-type="float">
            <text:p>0.0276624749913477</text:p>
          </table:table-cell>
          <table:table-cell table:formula="of:=IFERROR([$Sheet2.N84]*LOG10([$Sheet2.N84]/[$Sheet2.N$2]);0)" office:value-type="float" office:value="0.0282328103907058" calcext:value-type="float">
            <text:p>0.0282328103907058</text:p>
          </table:table-cell>
          <table:table-cell table:formula="of:=IFERROR([$Sheet2.O84]*LOG10([$Sheet2.O84]/[$Sheet2.O$2]);0)" office:value-type="float" office:value="-0.0126702140349526" calcext:value-type="float">
            <text:p>-0.0126702140349526</text:p>
          </table:table-cell>
          <table:table-cell table:formula="of:=IFERROR([$Sheet2.P84]*LOG10([$Sheet2.P84]/[$Sheet2.P$2]);0)" office:value-type="float" office:value="-0.00460150031068037" calcext:value-type="float">
            <text:p>-0.00460150031068037</text:p>
          </table:table-cell>
          <table:table-cell table:formula="of:=IFERROR([$Sheet2.Q84]*LOG10([$Sheet2.Q84]/[$Sheet2.Q$2]);0)" office:value-type="float" office:value="0.0266081347406576" calcext:value-type="float">
            <text:p>0.0266081347406576</text:p>
          </table:table-cell>
          <table:table-cell table:formula="of:=SUM([.B76:.Q76])" office:value-type="float" office:value="0.179882726238211" calcext:value-type="float">
            <text:p>0.179882726238211</text:p>
          </table:table-cell>
        </table:table-row>
        <table:table-row table:style-name="ro1">
          <table:table-cell table:formula="of:=[$word_counts_and_combinations.A30]" office:value-type="string" office:string-value="dirt" calcext:value-type="string">
            <text:p>dirt</text:p>
          </table:table-cell>
          <table:table-cell table:formula="of:=IFERROR([$Sheet2.B30]*LOG10([$Sheet2.B30]/[$Sheet2.B$2]);0)" office:value-type="float" office:value="-0.00473154345202251" calcext:value-type="float">
            <text:p>-0.00473154345202251</text:p>
          </table:table-cell>
          <table:table-cell table:formula="of:=IFERROR([$Sheet2.C30]*LOG10([$Sheet2.C30]/[$Sheet2.C$2]);0)" office:value-type="float" office:value="-0.00752229353455053" calcext:value-type="float">
            <text:p>-0.00752229353455053</text:p>
          </table:table-cell>
          <table:table-cell table:formula="of:=IFERROR([$Sheet2.D30]*LOG10([$Sheet2.D30]/[$Sheet2.D$2]);0)" office:value-type="float" office:value="-0.00838597624103828" calcext:value-type="float">
            <text:p>-0.00838597624103828</text:p>
          </table:table-cell>
          <table:table-cell table:formula="of:=IFERROR([$Sheet2.E30]*LOG10([$Sheet2.E30]/[$Sheet2.E$2]);0)" office:value-type="float" office:value="0" calcext:value-type="float">
            <text:p>0</text:p>
          </table:table-cell>
          <table:table-cell table:formula="of:=IFERROR([$Sheet2.F30]*LOG10([$Sheet2.F30]/[$Sheet2.F$2]);0)" office:value-type="float" office:value="0" calcext:value-type="float">
            <text:p>0</text:p>
          </table:table-cell>
          <table:table-cell table:formula="of:=IFERROR([$Sheet2.G30]*LOG10([$Sheet2.G30]/[$Sheet2.G$2]);0)" office:value-type="float" office:value="-0.00384540056362571" calcext:value-type="float">
            <text:p>-0.00384540056362571</text:p>
          </table:table-cell>
          <table:table-cell table:formula="of:=IFERROR([$Sheet2.H30]*LOG10([$Sheet2.H30]/[$Sheet2.H$2]);0)" office:value-type="float" office:value="0.0086997378234659" calcext:value-type="float">
            <text:p>0.0086997378234659</text:p>
          </table:table-cell>
          <table:table-cell table:formula="of:=IFERROR([$Sheet2.I30]*LOG10([$Sheet2.I30]/[$Sheet2.I$2]);0)" office:value-type="float" office:value="0.0199761645123242" calcext:value-type="float">
            <text:p>0.0199761645123242</text:p>
          </table:table-cell>
          <table:table-cell table:formula="of:=IFERROR([$Sheet2.J30]*LOG10([$Sheet2.J30]/[$Sheet2.J$2]);0)" office:value-type="float" office:value="0.0856438615331646" calcext:value-type="float">
            <text:p>0.0856438615331646</text:p>
          </table:table-cell>
          <table:table-cell table:formula="of:=IFERROR([$Sheet2.K30]*LOG10([$Sheet2.K30]/[$Sheet2.K$2]);0)" office:value-type="float" office:value="0" calcext:value-type="float">
            <text:p>0</text:p>
          </table:table-cell>
          <table:table-cell table:formula="of:=IFERROR([$Sheet2.L30]*LOG10([$Sheet2.L30]/[$Sheet2.L$2]);0)" office:value-type="float" office:value="-0.0349639092184062" calcext:value-type="float">
            <text:p>-0.0349639092184062</text:p>
          </table:table-cell>
          <table:table-cell table:formula="of:=IFERROR([$Sheet2.M30]*LOG10([$Sheet2.M30]/[$Sheet2.M$2]);0)" office:value-type="float" office:value="0.00465195258424813" calcext:value-type="float">
            <text:p>0.00465195258424813</text:p>
          </table:table-cell>
          <table:table-cell table:formula="of:=IFERROR([$Sheet2.N30]*LOG10([$Sheet2.N30]/[$Sheet2.N$2]);0)" office:value-type="float" office:value="0.125050831752087" calcext:value-type="float">
            <text:p>0.125050831752087</text:p>
          </table:table-cell>
          <table:table-cell table:formula="of:=IFERROR([$Sheet2.O30]*LOG10([$Sheet2.O30]/[$Sheet2.O$2]);0)" office:value-type="float" office:value="-0.0124531233356075" calcext:value-type="float">
            <text:p>-0.0124531233356075</text:p>
          </table:table-cell>
          <table:table-cell table:formula="of:=IFERROR([$Sheet2.P30]*LOG10([$Sheet2.P30]/[$Sheet2.P$2]);0)" office:value-type="float" office:value="0.00701152966300166" calcext:value-type="float">
            <text:p>0.00701152966300166</text:p>
          </table:table-cell>
          <table:table-cell table:formula="of:=IFERROR([$Sheet2.Q30]*LOG10([$Sheet2.Q30]/[$Sheet2.Q$2]);0)" office:value-type="float" office:value="-0.000624909371973975" calcext:value-type="float">
            <text:p>-0.000624909371973975</text:p>
          </table:table-cell>
          <table:table-cell table:formula="of:=SUM([.B77:.Q77])" office:value-type="float" office:value="0.178506922151066" calcext:value-type="float">
            <text:p>0.178506922151066</text:p>
          </table:table-cell>
        </table:table-row>
        <table:table-row table:style-name="ro1">
          <table:table-cell table:formula="of:=[$word_counts_and_combinations.A8]" office:value-type="string" office:string-value="outside" calcext:value-type="string">
            <text:p>outside</text:p>
          </table:table-cell>
          <table:table-cell table:formula="of:=IFERROR([$Sheet2.B8]*LOG10([$Sheet2.B8]/[$Sheet2.B$2]);0)" office:value-type="float" office:value="-0.00582042511217494" calcext:value-type="float">
            <text:p>-0.00582042511217494</text:p>
          </table:table-cell>
          <table:table-cell table:formula="of:=IFERROR([$Sheet2.C8]*LOG10([$Sheet2.C8]/[$Sheet2.C$2]);0)" office:value-type="float" office:value="-0.00847813726401663" calcext:value-type="float">
            <text:p>-0.00847813726401663</text:p>
          </table:table-cell>
          <table:table-cell table:formula="of:=IFERROR([$Sheet2.D8]*LOG10([$Sheet2.D8]/[$Sheet2.D$2]);0)" office:value-type="float" office:value="-0.00842048456402838" calcext:value-type="float">
            <text:p>-0.00842048456402838</text:p>
          </table:table-cell>
          <table:table-cell table:formula="of:=IFERROR([$Sheet2.E8]*LOG10([$Sheet2.E8]/[$Sheet2.E$2]);0)" office:value-type="float" office:value="-0.00360643376525073" calcext:value-type="float">
            <text:p>-0.00360643376525073</text:p>
          </table:table-cell>
          <table:table-cell table:formula="of:=IFERROR([$Sheet2.F8]*LOG10([$Sheet2.F8]/[$Sheet2.F$2]);0)" office:value-type="float" office:value="-0.0025483428513468" calcext:value-type="float">
            <text:p>-0.0025483428513468</text:p>
          </table:table-cell>
          <table:table-cell table:formula="of:=IFERROR([$Sheet2.G8]*LOG10([$Sheet2.G8]/[$Sheet2.G$2]);0)" office:value-type="float" office:value="-0.00341431795969649" calcext:value-type="float">
            <text:p>-0.00341431795969649</text:p>
          </table:table-cell>
          <table:table-cell table:formula="of:=IFERROR([$Sheet2.H8]*LOG10([$Sheet2.H8]/[$Sheet2.H$2]);0)" office:value-type="float" office:value="0.0157546554888421" calcext:value-type="float">
            <text:p>0.0157546554888421</text:p>
          </table:table-cell>
          <table:table-cell table:formula="of:=IFERROR([$Sheet2.I8]*LOG10([$Sheet2.I8]/[$Sheet2.I$2]);0)" office:value-type="float" office:value="0.0547598894300316" calcext:value-type="float">
            <text:p>0.0547598894300316</text:p>
          </table:table-cell>
          <table:table-cell table:formula="of:=IFERROR([$Sheet2.J8]*LOG10([$Sheet2.J8]/[$Sheet2.J$2]);0)" office:value-type="float" office:value="-0.00872669783196738" calcext:value-type="float">
            <text:p>-0.00872669783196738</text:p>
          </table:table-cell>
          <table:table-cell table:formula="of:=IFERROR([$Sheet2.K8]*LOG10([$Sheet2.K8]/[$Sheet2.K$2]);0)" office:value-type="float" office:value="0.0562703279039718" calcext:value-type="float">
            <text:p>0.0562703279039718</text:p>
          </table:table-cell>
          <table:table-cell table:formula="of:=IFERROR([$Sheet2.L8]*LOG10([$Sheet2.L8]/[$Sheet2.L$2]);0)" office:value-type="float" office:value="0.07163437562433" calcext:value-type="float">
            <text:p>0.07163437562433</text:p>
          </table:table-cell>
          <table:table-cell table:formula="of:=IFERROR([$Sheet2.M8]*LOG10([$Sheet2.M8]/[$Sheet2.M$2]);0)" office:value-type="float" office:value="0.02213194839094" calcext:value-type="float">
            <text:p>0.02213194839094</text:p>
          </table:table-cell>
          <table:table-cell table:formula="of:=IFERROR([$Sheet2.N8]*LOG10([$Sheet2.N8]/[$Sheet2.N$2]);0)" office:value-type="float" office:value="0.00403692032651768" calcext:value-type="float">
            <text:p>0.00403692032651768</text:p>
          </table:table-cell>
          <table:table-cell table:formula="of:=IFERROR([$Sheet2.O8]*LOG10([$Sheet2.O8]/[$Sheet2.O$2]);0)" office:value-type="float" office:value="-0.00600688978652864" calcext:value-type="float">
            <text:p>-0.00600688978652864</text:p>
          </table:table-cell>
          <table:table-cell table:formula="of:=IFERROR([$Sheet2.P8]*LOG10([$Sheet2.P8]/[$Sheet2.P$2]);0)" office:value-type="float" office:value="-0.00425897219468925" calcext:value-type="float">
            <text:p>-0.00425897219468925</text:p>
          </table:table-cell>
          <table:table-cell table:formula="of:=IFERROR([$Sheet2.Q8]*LOG10([$Sheet2.Q8]/[$Sheet2.Q$2]);0)" office:value-type="float" office:value="-0.00134382673592846" calcext:value-type="float">
            <text:p>-0.00134382673592846</text:p>
          </table:table-cell>
          <table:table-cell table:formula="of:=SUM([.B78:.Q78])" office:value-type="float" office:value="0.171963589099005" calcext:value-type="float">
            <text:p>0.171963589099005</text:p>
          </table:table-cell>
        </table:table-row>
        <table:table-row table:style-name="ro1">
          <table:table-cell table:formula="of:=[$word_counts_and_combinations.A58]" office:value-type="string" office:string-value="chair" calcext:value-type="string">
            <text:p>chair</text:p>
          </table:table-cell>
          <table:table-cell table:formula="of:=IFERROR([$Sheet2.B58]*LOG10([$Sheet2.B58]/[$Sheet2.B$2]);0)" office:value-type="float" office:value="0.026279919856017" calcext:value-type="float">
            <text:p>0.026279919856017</text:p>
          </table:table-cell>
          <table:table-cell table:formula="of:=IFERROR([$Sheet2.C58]*LOG10([$Sheet2.C58]/[$Sheet2.C$2]);0)" office:value-type="float" office:value="0.0965217501270984" calcext:value-type="float">
            <text:p>0.0965217501270984</text:p>
          </table:table-cell>
          <table:table-cell table:formula="of:=IFERROR([$Sheet2.D58]*LOG10([$Sheet2.D58]/[$Sheet2.D$2]);0)" office:value-type="float" office:value="-0.0073438407017998" calcext:value-type="float">
            <text:p>-0.0073438407017998</text:p>
          </table:table-cell>
          <table:table-cell table:formula="of:=IFERROR([$Sheet2.E58]*LOG10([$Sheet2.E58]/[$Sheet2.E$2]);0)" office:value-type="float" office:value="-0.0014866506946216" calcext:value-type="float">
            <text:p>-0.0014866506946216</text:p>
          </table:table-cell>
          <table:table-cell table:formula="of:=IFERROR([$Sheet2.F58]*LOG10([$Sheet2.F58]/[$Sheet2.F$2]);0)" office:value-type="float" office:value="0.00347497524651287" calcext:value-type="float">
            <text:p>0.00347497524651287</text:p>
          </table:table-cell>
          <table:table-cell table:formula="of:=IFERROR([$Sheet2.G58]*LOG10([$Sheet2.G58]/[$Sheet2.G$2]);0)" office:value-type="float" office:value="0.0342306914498993" calcext:value-type="float">
            <text:p>0.0342306914498993</text:p>
          </table:table-cell>
          <table:table-cell table:formula="of:=IFERROR([$Sheet2.H58]*LOG10([$Sheet2.H58]/[$Sheet2.H$2]);0)" office:value-type="float" office:value="-0.00423297064582228" calcext:value-type="float">
            <text:p>-0.00423297064582228</text:p>
          </table:table-cell>
          <table:table-cell table:formula="of:=IFERROR([$Sheet2.I58]*LOG10([$Sheet2.I58]/[$Sheet2.I$2]);0)" office:value-type="float" office:value="0.0335320073091064" calcext:value-type="float">
            <text:p>0.0335320073091064</text:p>
          </table:table-cell>
          <table:table-cell table:formula="of:=IFERROR([$Sheet2.J58]*LOG10([$Sheet2.J58]/[$Sheet2.J$2]);0)" office:value-type="float" office:value="-0.0178792894279896" calcext:value-type="float">
            <text:p>-0.0178792894279896</text:p>
          </table:table-cell>
          <table:table-cell table:formula="of:=IFERROR([$Sheet2.K58]*LOG10([$Sheet2.K58]/[$Sheet2.K$2]);0)" office:value-type="float" office:value="0.0487081788107552" calcext:value-type="float">
            <text:p>0.0487081788107552</text:p>
          </table:table-cell>
          <table:table-cell table:formula="of:=IFERROR([$Sheet2.L58]*LOG10([$Sheet2.L58]/[$Sheet2.L$2]);0)" office:value-type="float" office:value="-0.0358448941178965" calcext:value-type="float">
            <text:p>-0.0358448941178965</text:p>
          </table:table-cell>
          <table:table-cell table:formula="of:=IFERROR([$Sheet2.M58]*LOG10([$Sheet2.M58]/[$Sheet2.M$2]);0)" office:value-type="float" office:value="-0.000560655482768471" calcext:value-type="float">
            <text:p>-0.000560655482768471</text:p>
          </table:table-cell>
          <table:table-cell table:formula="of:=IFERROR([$Sheet2.N58]*LOG10([$Sheet2.N58]/[$Sheet2.N$2]);0)" office:value-type="float" office:value="-0.00765249905583237" calcext:value-type="float">
            <text:p>-0.00765249905583237</text:p>
          </table:table-cell>
          <table:table-cell table:formula="of:=IFERROR([$Sheet2.O58]*LOG10([$Sheet2.O58]/[$Sheet2.O$2]);0)" office:value-type="float" office:value="-0.0121588399145037" calcext:value-type="float">
            <text:p>-0.0121588399145037</text:p>
          </table:table-cell>
          <table:table-cell table:formula="of:=IFERROR([$Sheet2.P58]*LOG10([$Sheet2.P58]/[$Sheet2.P$2]);0)" office:value-type="float" office:value="-0.00273771950498991" calcext:value-type="float">
            <text:p>-0.00273771950498991</text:p>
          </table:table-cell>
          <table:table-cell table:formula="of:=IFERROR([$Sheet2.Q58]*LOG10([$Sheet2.Q58]/[$Sheet2.Q$2]);0)" office:value-type="float" office:value="0" calcext:value-type="float">
            <text:p>0</text:p>
          </table:table-cell>
          <table:table-cell table:formula="of:=SUM([.B79:.Q79])" office:value-type="float" office:value="0.152850163253165" calcext:value-type="float">
            <text:p>0.152850163253165</text:p>
          </table:table-cell>
        </table:table-row>
        <table:table-row table:style-name="ro1">
          <table:table-cell table:formula="of:=[$word_counts_and_combinations.A114]" office:value-type="string" office:string-value="costume" calcext:value-type="string">
            <text:p>costume</text:p>
          </table:table-cell>
          <table:table-cell table:formula="of:=IFERROR([$Sheet2.B114]*LOG10([$Sheet2.B114]/[$Sheet2.B$2]);0)" office:value-type="float" office:value="0" calcext:value-type="float">
            <text:p>0</text:p>
          </table:table-cell>
          <table:table-cell table:formula="of:=IFERROR([$Sheet2.C114]*LOG10([$Sheet2.C114]/[$Sheet2.C$2]);0)" office:value-type="float" office:value="0.00941281012173726" calcext:value-type="float">
            <text:p>0.00941281012173726</text:p>
          </table:table-cell>
          <table:table-cell table:formula="of:=IFERROR([$Sheet2.D114]*LOG10([$Sheet2.D114]/[$Sheet2.D$2]);0)" office:value-type="float" office:value="0.0773563760244376" calcext:value-type="float">
            <text:p>0.0773563760244376</text:p>
          </table:table-cell>
          <table:table-cell table:formula="of:=IFERROR([$Sheet2.E114]*LOG10([$Sheet2.E114]/[$Sheet2.E$2]);0)" office:value-type="float" office:value="0" calcext:value-type="float">
            <text:p>0</text:p>
          </table:table-cell>
          <table:table-cell table:formula="of:=IFERROR([$Sheet2.F114]*LOG10([$Sheet2.F114]/[$Sheet2.F$2]);0)" office:value-type="float" office:value="0" calcext:value-type="float">
            <text:p>0</text:p>
          </table:table-cell>
          <table:table-cell table:formula="of:=IFERROR([$Sheet2.G114]*LOG10([$Sheet2.G114]/[$Sheet2.G$2]);0)" office:value-type="float" office:value="-0.00352092842303945" calcext:value-type="float">
            <text:p>-0.00352092842303945</text:p>
          </table:table-cell>
          <table:table-cell table:formula="of:=IFERROR([$Sheet2.H114]*LOG10([$Sheet2.H114]/[$Sheet2.H$2]);0)" office:value-type="float" office:value="-0.00403871239778296" calcext:value-type="float">
            <text:p>-0.00403871239778296</text:p>
          </table:table-cell>
          <table:table-cell table:formula="of:=IFERROR([$Sheet2.I114]*LOG10([$Sheet2.I114]/[$Sheet2.I$2]);0)" office:value-type="float" office:value="-0.00478429575912678" calcext:value-type="float">
            <text:p>-0.00478429575912678</text:p>
          </table:table-cell>
          <table:table-cell table:formula="of:=IFERROR([$Sheet2.J114]*LOG10([$Sheet2.J114]/[$Sheet2.J$2]);0)" office:value-type="float" office:value="0.00231202702744938" calcext:value-type="float">
            <text:p>0.00231202702744938</text:p>
          </table:table-cell>
          <table:table-cell table:formula="of:=IFERROR([$Sheet2.K114]*LOG10([$Sheet2.K114]/[$Sheet2.K$2]);0)" office:value-type="float" office:value="0" calcext:value-type="float">
            <text:p>0</text:p>
          </table:table-cell>
          <table:table-cell table:formula="of:=IFERROR([$Sheet2.L114]*LOG10([$Sheet2.L114]/[$Sheet2.L$2]);0)" office:value-type="float" office:value="0.0889281657602336" calcext:value-type="float">
            <text:p>0.0889281657602336</text:p>
          </table:table-cell>
          <table:table-cell table:formula="of:=IFERROR([$Sheet2.M114]*LOG10([$Sheet2.M114]/[$Sheet2.M$2]);0)" office:value-type="float" office:value="-0.00531341999592086" calcext:value-type="float">
            <text:p>-0.00531341999592086</text:p>
          </table:table-cell>
          <table:table-cell table:formula="of:=IFERROR([$Sheet2.N114]*LOG10([$Sheet2.N114]/[$Sheet2.N$2]);0)" office:value-type="float" office:value="-0.00752176932614896" calcext:value-type="float">
            <text:p>-0.00752176932614896</text:p>
          </table:table-cell>
          <table:table-cell table:formula="of:=IFERROR([$Sheet2.O114]*LOG10([$Sheet2.O114]/[$Sheet2.O$2]);0)" office:value-type="float" office:value="-0.00697636368969618" calcext:value-type="float">
            <text:p>-0.00697636368969618</text:p>
          </table:table-cell>
          <table:table-cell table:formula="of:=IFERROR([$Sheet2.P114]*LOG10([$Sheet2.P114]/[$Sheet2.P$2]);0)" office:value-type="float" office:value="0" calcext:value-type="float">
            <text:p>0</text:p>
          </table:table-cell>
          <table:table-cell table:formula="of:=IFERROR([$Sheet2.Q114]*LOG10([$Sheet2.Q114]/[$Sheet2.Q$2]);0)" office:value-type="float" office:value="-0.0013188942027556" calcext:value-type="float">
            <text:p>-0.0013188942027556</text:p>
          </table:table-cell>
          <table:table-cell table:formula="of:=SUM([.B80:.Q80])" office:value-type="float" office:value="0.144534995139387" calcext:value-type="float">
            <text:p>0.144534995139387</text:p>
          </table:table-cell>
        </table:table-row>
        <table:table-row table:style-name="ro1">
          <table:table-cell table:formula="of:=[$word_counts_and_combinations.A47]" office:value-type="string" office:string-value="sign" calcext:value-type="string">
            <text:p>sign</text:p>
          </table:table-cell>
          <table:table-cell table:formula="of:=IFERROR([$Sheet2.B47]*LOG10([$Sheet2.B47]/[$Sheet2.B$2]);0)" office:value-type="float" office:value="0.0165433378060569" calcext:value-type="float">
            <text:p>0.0165433378060569</text:p>
          </table:table-cell>
          <table:table-cell table:formula="of:=IFERROR([$Sheet2.C47]*LOG10([$Sheet2.C47]/[$Sheet2.C$2]);0)" office:value-type="float" office:value="-0.00908083474990593" calcext:value-type="float">
            <text:p>-0.00908083474990593</text:p>
          </table:table-cell>
          <table:table-cell table:formula="of:=IFERROR([$Sheet2.D47]*LOG10([$Sheet2.D47]/[$Sheet2.D$2]);0)" office:value-type="float" office:value="-0.0108888831566889" calcext:value-type="float">
            <text:p>-0.0108888831566889</text:p>
          </table:table-cell>
          <table:table-cell table:formula="of:=IFERROR([$Sheet2.E47]*LOG10([$Sheet2.E47]/[$Sheet2.E$2]);0)" office:value-type="float" office:value="-0.00219979016581283" calcext:value-type="float">
            <text:p>-0.00219979016581283</text:p>
          </table:table-cell>
          <table:table-cell table:formula="of:=IFERROR([$Sheet2.F47]*LOG10([$Sheet2.F47]/[$Sheet2.F$2]);0)" office:value-type="float" office:value="-0.00252909181932564" calcext:value-type="float">
            <text:p>-0.00252909181932564</text:p>
          </table:table-cell>
          <table:table-cell table:formula="of:=IFERROR([$Sheet2.G47]*LOG10([$Sheet2.G47]/[$Sheet2.G$2]);0)" office:value-type="float" office:value="-0.00340509392230386" calcext:value-type="float">
            <text:p>-0.00340509392230386</text:p>
          </table:table-cell>
          <table:table-cell table:formula="of:=IFERROR([$Sheet2.H47]*LOG10([$Sheet2.H47]/[$Sheet2.H$2]);0)" office:value-type="float" office:value="0.00671624649377228" calcext:value-type="float">
            <text:p>0.00671624649377228</text:p>
          </table:table-cell>
          <table:table-cell table:formula="of:=IFERROR([$Sheet2.I47]*LOG10([$Sheet2.I47]/[$Sheet2.I$2]);0)" office:value-type="float" office:value="-0.00433043973439492" calcext:value-type="float">
            <text:p>-0.00433043973439492</text:p>
          </table:table-cell>
          <table:table-cell table:formula="of:=IFERROR([$Sheet2.J47]*LOG10([$Sheet2.J47]/[$Sheet2.J$2]);0)" office:value-type="float" office:value="-0.0266354010429607" calcext:value-type="float">
            <text:p>-0.0266354010429607</text:p>
          </table:table-cell>
          <table:table-cell table:formula="of:=IFERROR([$Sheet2.K47]*LOG10([$Sheet2.K47]/[$Sheet2.K$2]);0)" office:value-type="float" office:value="-0.000472548010260622" calcext:value-type="float">
            <text:p>-0.000472548010260622</text:p>
          </table:table-cell>
          <table:table-cell table:formula="of:=IFERROR([$Sheet2.L47]*LOG10([$Sheet2.L47]/[$Sheet2.L$2]);0)" office:value-type="float" office:value="0.168111991157283" calcext:value-type="float">
            <text:p>0.168111991157283</text:p>
          </table:table-cell>
          <table:table-cell table:formula="of:=IFERROR([$Sheet2.M47]*LOG10([$Sheet2.M47]/[$Sheet2.M$2]);0)" office:value-type="float" office:value="0.0284726200304812" calcext:value-type="float">
            <text:p>0.0284726200304812</text:p>
          </table:table-cell>
          <table:table-cell table:formula="of:=IFERROR([$Sheet2.N47]*LOG10([$Sheet2.N47]/[$Sheet2.N$2]);0)" office:value-type="float" office:value="-0.0118999152815523" calcext:value-type="float">
            <text:p>-0.0118999152815523</text:p>
          </table:table-cell>
          <table:table-cell table:formula="of:=IFERROR([$Sheet2.O47]*LOG10([$Sheet2.O47]/[$Sheet2.O$2]);0)" office:value-type="float" office:value="-0.0113193910505588" calcext:value-type="float">
            <text:p>-0.0113193910505588</text:p>
          </table:table-cell>
          <table:table-cell table:formula="of:=IFERROR([$Sheet2.P47]*LOG10([$Sheet2.P47]/[$Sheet2.P$2]);0)" office:value-type="float" office:value="-0.00436371308822579" calcext:value-type="float">
            <text:p>-0.00436371308822579</text:p>
          </table:table-cell>
          <table:table-cell table:formula="of:=IFERROR([$Sheet2.Q47]*LOG10([$Sheet2.Q47]/[$Sheet2.Q$2]);0)" office:value-type="float" office:value="0" calcext:value-type="float">
            <text:p>0</text:p>
          </table:table-cell>
          <table:table-cell table:formula="of:=SUM([.B81:.Q81])" office:value-type="float" office:value="0.132719093465603" calcext:value-type="float">
            <text:p>0.132719093465603</text:p>
          </table:table-cell>
        </table:table-row>
        <table:table-row table:style-name="ro1">
          <table:table-cell table:formula="of:=[$word_counts_and_combinations.A95]" office:value-type="string" office:string-value="stone" calcext:value-type="string">
            <text:p>stone</text:p>
          </table:table-cell>
          <table:table-cell table:formula="of:=IFERROR([$Sheet2.B95]*LOG10([$Sheet2.B95]/[$Sheet2.B$2]);0)" office:value-type="float" office:value="-0.00526434075232161" calcext:value-type="float">
            <text:p>-0.00526434075232161</text:p>
          </table:table-cell>
          <table:table-cell table:formula="of:=IFERROR([$Sheet2.C95]*LOG10([$Sheet2.C95]/[$Sheet2.C$2]);0)" office:value-type="float" office:value="0" calcext:value-type="float">
            <text:p>0</text:p>
          </table:table-cell>
          <table:table-cell table:formula="of:=IFERROR([$Sheet2.D95]*LOG10([$Sheet2.D95]/[$Sheet2.D$2]);0)" office:value-type="float" office:value="0" calcext:value-type="float">
            <text:p>0</text:p>
          </table:table-cell>
          <table:table-cell table:formula="of:=IFERROR([$Sheet2.E95]*LOG10([$Sheet2.E95]/[$Sheet2.E$2]);0)" office:value-type="float" office:value="0" calcext:value-type="float">
            <text:p>0</text:p>
          </table:table-cell>
          <table:table-cell table:formula="of:=IFERROR([$Sheet2.F95]*LOG10([$Sheet2.F95]/[$Sheet2.F$2]);0)" office:value-type="float" office:value="-0.00242858111183683" calcext:value-type="float">
            <text:p>-0.00242858111183683</text:p>
          </table:table-cell>
          <table:table-cell table:formula="of:=IFERROR([$Sheet2.G95]*LOG10([$Sheet2.G95]/[$Sheet2.G$2]);0)" office:value-type="float" office:value="-0.00381822807899385" calcext:value-type="float">
            <text:p>-0.00381822807899385</text:p>
          </table:table-cell>
          <table:table-cell table:formula="of:=IFERROR([$Sheet2.H95]*LOG10([$Sheet2.H95]/[$Sheet2.H$2]);0)" office:value-type="float" office:value="0.00177099461366884" calcext:value-type="float">
            <text:p>0.00177099461366884</text:p>
          </table:table-cell>
          <table:table-cell table:formula="of:=IFERROR([$Sheet2.I95]*LOG10([$Sheet2.I95]/[$Sheet2.I$2]);0)" office:value-type="float" office:value="0.0263715037951922" calcext:value-type="float">
            <text:p>0.0263715037951922</text:p>
          </table:table-cell>
          <table:table-cell table:formula="of:=IFERROR([$Sheet2.J95]*LOG10([$Sheet2.J95]/[$Sheet2.J$2]);0)" office:value-type="float" office:value="-0.00440626198783997" calcext:value-type="float">
            <text:p>-0.00440626198783997</text:p>
          </table:table-cell>
          <table:table-cell table:formula="of:=IFERROR([$Sheet2.K95]*LOG10([$Sheet2.K95]/[$Sheet2.K$2]);0)" office:value-type="float" office:value="0" calcext:value-type="float">
            <text:p>0</text:p>
          </table:table-cell>
          <table:table-cell table:formula="of:=IFERROR([$Sheet2.L95]*LOG10([$Sheet2.L95]/[$Sheet2.L$2]);0)" office:value-type="float" office:value="0.0848674340587433" calcext:value-type="float">
            <text:p>0.0848674340587433</text:p>
          </table:table-cell>
          <table:table-cell table:formula="of:=IFERROR([$Sheet2.M95]*LOG10([$Sheet2.M95]/[$Sheet2.M$2]);0)" office:value-type="float" office:value="0.028318081556349" calcext:value-type="float">
            <text:p>0.028318081556349</text:p>
          </table:table-cell>
          <table:table-cell table:formula="of:=IFERROR([$Sheet2.N95]*LOG10([$Sheet2.N95]/[$Sheet2.N$2]);0)" office:value-type="float" office:value="-0.0121791716974741" calcext:value-type="float">
            <text:p>-0.0121791716974741</text:p>
          </table:table-cell>
          <table:table-cell table:formula="of:=IFERROR([$Sheet2.O95]*LOG10([$Sheet2.O95]/[$Sheet2.O$2]);0)" office:value-type="float" office:value="-0.000515579415698025" calcext:value-type="float">
            <text:p>-0.000515579415698025</text:p>
          </table:table-cell>
          <table:table-cell table:formula="of:=IFERROR([$Sheet2.P95]*LOG10([$Sheet2.P95]/[$Sheet2.P$2]);0)" office:value-type="float" office:value="0.0199295647256691" calcext:value-type="float">
            <text:p>0.0199295647256691</text:p>
          </table:table-cell>
          <table:table-cell table:formula="of:=IFERROR([$Sheet2.Q95]*LOG10([$Sheet2.Q95]/[$Sheet2.Q$2]);0)" office:value-type="float" office:value="-0.000924818023994248" calcext:value-type="float">
            <text:p>-0.000924818023994248</text:p>
          </table:table-cell>
          <table:table-cell table:formula="of:=SUM([.B82:.Q82])" office:value-type="float" office:value="0.131720597681464" calcext:value-type="float">
            <text:p>0.131720597681464</text:p>
          </table:table-cell>
        </table:table-row>
        <table:table-row table:style-name="ro1">
          <table:table-cell table:formula="of:=[$word_counts_and_combinations.A37]" office:value-type="string" office:string-value="coat" calcext:value-type="string">
            <text:p>coat</text:p>
          </table:table-cell>
          <table:table-cell table:formula="of:=IFERROR([$Sheet2.B37]*LOG10([$Sheet2.B37]/[$Sheet2.B$2]);0)" office:value-type="float" office:value="0.0433753775359574" calcext:value-type="float">
            <text:p>0.0433753775359574</text:p>
          </table:table-cell>
          <table:table-cell table:formula="of:=IFERROR([$Sheet2.C37]*LOG10([$Sheet2.C37]/[$Sheet2.C$2]);0)" office:value-type="float" office:value="-0.00737852570212432" calcext:value-type="float">
            <text:p>-0.00737852570212432</text:p>
          </table:table-cell>
          <table:table-cell table:formula="of:=IFERROR([$Sheet2.D37]*LOG10([$Sheet2.D37]/[$Sheet2.D$2]);0)" office:value-type="float" office:value="-0.00820968479204976" calcext:value-type="float">
            <text:p>-0.00820968479204976</text:p>
          </table:table-cell>
          <table:table-cell table:formula="of:=IFERROR([$Sheet2.E37]*LOG10([$Sheet2.E37]/[$Sheet2.E$2]);0)" office:value-type="float" office:value="0" calcext:value-type="float">
            <text:p>0</text:p>
          </table:table-cell>
          <table:table-cell table:formula="of:=IFERROR([$Sheet2.F37]*LOG10([$Sheet2.F37]/[$Sheet2.F$2]);0)" office:value-type="float" office:value="-0.00131705094848186" calcext:value-type="float">
            <text:p>-0.00131705094848186</text:p>
          </table:table-cell>
          <table:table-cell table:formula="of:=IFERROR([$Sheet2.G37]*LOG10([$Sheet2.G37]/[$Sheet2.G$2]);0)" office:value-type="float" office:value="-0.00384009313596235" calcext:value-type="float">
            <text:p>-0.00384009313596235</text:p>
          </table:table-cell>
          <table:table-cell table:formula="of:=IFERROR([$Sheet2.H37]*LOG10([$Sheet2.H37]/[$Sheet2.H$2]);0)" office:value-type="float" office:value="-0.00426093941762971" calcext:value-type="float">
            <text:p>-0.00426093941762971</text:p>
          </table:table-cell>
          <table:table-cell table:formula="of:=IFERROR([$Sheet2.I37]*LOG10([$Sheet2.I37]/[$Sheet2.I$2]);0)" office:value-type="float" office:value="-0.00259306484917516" calcext:value-type="float">
            <text:p>-0.00259306484917516</text:p>
          </table:table-cell>
          <table:table-cell table:formula="of:=IFERROR([$Sheet2.J37]*LOG10([$Sheet2.J37]/[$Sheet2.J$2]);0)" office:value-type="float" office:value="-0.0221128129179736" calcext:value-type="float">
            <text:p>-0.0221128129179736</text:p>
          </table:table-cell>
          <table:table-cell table:formula="of:=IFERROR([$Sheet2.K37]*LOG10([$Sheet2.K37]/[$Sheet2.K$2]);0)" office:value-type="float" office:value="-0.00115322713834601" calcext:value-type="float">
            <text:p>-0.00115322713834601</text:p>
          </table:table-cell>
          <table:table-cell table:formula="of:=IFERROR([$Sheet2.L37]*LOG10([$Sheet2.L37]/[$Sheet2.L$2]);0)" office:value-type="float" office:value="0.0796580205813358" calcext:value-type="float">
            <text:p>0.0796580205813358</text:p>
          </table:table-cell>
          <table:table-cell table:formula="of:=IFERROR([$Sheet2.M37]*LOG10([$Sheet2.M37]/[$Sheet2.M$2]);0)" office:value-type="float" office:value="0.0398881020411024" calcext:value-type="float">
            <text:p>0.0398881020411024</text:p>
          </table:table-cell>
          <table:table-cell table:formula="of:=IFERROR([$Sheet2.N37]*LOG10([$Sheet2.N37]/[$Sheet2.N$2]);0)" office:value-type="float" office:value="0.000858557995701662" calcext:value-type="float">
            <text:p>0.000858557995701662</text:p>
          </table:table-cell>
          <table:table-cell table:formula="of:=IFERROR([$Sheet2.O37]*LOG10([$Sheet2.O37]/[$Sheet2.O$2]);0)" office:value-type="float" office:value="-0.0121091494452968" calcext:value-type="float">
            <text:p>-0.0121091494452968</text:p>
          </table:table-cell>
          <table:table-cell table:formula="of:=IFERROR([$Sheet2.P37]*LOG10([$Sheet2.P37]/[$Sheet2.P$2]);0)" office:value-type="float" office:value="0.0201267600234838" calcext:value-type="float">
            <text:p>0.0201267600234838</text:p>
          </table:table-cell>
          <table:table-cell table:formula="of:=IFERROR([$Sheet2.Q37]*LOG10([$Sheet2.Q37]/[$Sheet2.Q$2]);0)" office:value-type="float" office:value="0.00355640758086074" calcext:value-type="float">
            <text:p>0.00355640758086074</text:p>
          </table:table-cell>
          <table:table-cell table:formula="of:=SUM([.B83:.Q83])" office:value-type="float" office:value="0.124488677411402" calcext:value-type="float">
            <text:p>0.124488677411402</text:p>
          </table:table-cell>
        </table:table-row>
        <table:table-row table:style-name="ro1">
          <table:table-cell table:formula="of:=[$word_counts_and_combinations.A107]" office:value-type="string" office:string-value="rope" calcext:value-type="string">
            <text:p>rope</text:p>
          </table:table-cell>
          <table:table-cell table:formula="of:=IFERROR([$Sheet2.B107]*LOG10([$Sheet2.B107]/[$Sheet2.B$2]);0)" office:value-type="float" office:value="-0.0084695115859428" calcext:value-type="float">
            <text:p>-0.0084695115859428</text:p>
          </table:table-cell>
          <table:table-cell table:formula="of:=IFERROR([$Sheet2.C107]*LOG10([$Sheet2.C107]/[$Sheet2.C$2]);0)" office:value-type="float" office:value="0" calcext:value-type="float">
            <text:p>0</text:p>
          </table:table-cell>
          <table:table-cell table:formula="of:=IFERROR([$Sheet2.D107]*LOG10([$Sheet2.D107]/[$Sheet2.D$2]);0)" office:value-type="float" office:value="-0.0101528295916504" calcext:value-type="float">
            <text:p>-0.0101528295916504</text:p>
          </table:table-cell>
          <table:table-cell table:formula="of:=IFERROR([$Sheet2.E107]*LOG10([$Sheet2.E107]/[$Sheet2.E$2]);0)" office:value-type="float" office:value="0" calcext:value-type="float">
            <text:p>0</text:p>
          </table:table-cell>
          <table:table-cell table:formula="of:=IFERROR([$Sheet2.F107]*LOG10([$Sheet2.F107]/[$Sheet2.F$2]);0)" office:value-type="float" office:value="0" calcext:value-type="float">
            <text:p>0</text:p>
          </table:table-cell>
          <table:table-cell table:formula="of:=IFERROR([$Sheet2.G107]*LOG10([$Sheet2.G107]/[$Sheet2.G$2]);0)" office:value-type="float" office:value="0.00627453164095609" calcext:value-type="float">
            <text:p>0.00627453164095609</text:p>
          </table:table-cell>
          <table:table-cell table:formula="of:=IFERROR([$Sheet2.H107]*LOG10([$Sheet2.H107]/[$Sheet2.H$2]);0)" office:value-type="float" office:value="-0.00224615265274368" calcext:value-type="float">
            <text:p>-0.00224615265274368</text:p>
          </table:table-cell>
          <table:table-cell table:formula="of:=IFERROR([$Sheet2.I107]*LOG10([$Sheet2.I107]/[$Sheet2.I$2]);0)" office:value-type="float" office:value="-0.00477255382679361" calcext:value-type="float">
            <text:p>-0.00477255382679361</text:p>
          </table:table-cell>
          <table:table-cell table:formula="of:=IFERROR([$Sheet2.J107]*LOG10([$Sheet2.J107]/[$Sheet2.J$2]);0)" office:value-type="float" office:value="0.0128840233920741" calcext:value-type="float">
            <text:p>0.0128840233920741</text:p>
          </table:table-cell>
          <table:table-cell table:formula="of:=IFERROR([$Sheet2.K107]*LOG10([$Sheet2.K107]/[$Sheet2.K$2]);0)" office:value-type="float" office:value="0.00375240014810543" calcext:value-type="float">
            <text:p>0.00375240014810543</text:p>
          </table:table-cell>
          <table:table-cell table:formula="of:=IFERROR([$Sheet2.L107]*LOG10([$Sheet2.L107]/[$Sheet2.L$2]);0)" office:value-type="float" office:value="-0.00869013470225517" calcext:value-type="float">
            <text:p>-0.00869013470225517</text:p>
          </table:table-cell>
          <table:table-cell table:formula="of:=IFERROR([$Sheet2.M107]*LOG10([$Sheet2.M107]/[$Sheet2.M$2]);0)" office:value-type="float" office:value="-0.00724759608632661" calcext:value-type="float">
            <text:p>-0.00724759608632661</text:p>
          </table:table-cell>
          <table:table-cell table:formula="of:=IFERROR([$Sheet2.N107]*LOG10([$Sheet2.N107]/[$Sheet2.N$2]);0)" office:value-type="float" office:value="0.0114374250190049" calcext:value-type="float">
            <text:p>0.0114374250190049</text:p>
          </table:table-cell>
          <table:table-cell table:formula="of:=IFERROR([$Sheet2.O107]*LOG10([$Sheet2.O107]/[$Sheet2.O$2]);0)" office:value-type="float" office:value="0.0372123379189669" calcext:value-type="float">
            <text:p>0.0372123379189669</text:p>
          </table:table-cell>
          <table:table-cell table:formula="of:=IFERROR([$Sheet2.P107]*LOG10([$Sheet2.P107]/[$Sheet2.P$2]);0)" office:value-type="float" office:value="0.0900424788513809" calcext:value-type="float">
            <text:p>0.0900424788513809</text:p>
          </table:table-cell>
          <table:table-cell table:formula="of:=IFERROR([$Sheet2.Q107]*LOG10([$Sheet2.Q107]/[$Sheet2.Q$2]);0)" office:value-type="float" office:value="0" calcext:value-type="float">
            <text:p>0</text:p>
          </table:table-cell>
          <table:table-cell table:formula="of:=SUM([.B84:.Q84])" office:value-type="float" office:value="0.120024418524776" calcext:value-type="float">
            <text:p>0.120024418524776</text:p>
          </table:table-cell>
        </table:table-row>
        <table:table-row table:style-name="ro1">
          <table:table-cell table:formula="of:=[$word_counts_and_combinations.A77]" office:value-type="string" office:string-value="sweater" calcext:value-type="string">
            <text:p>sweater</text:p>
          </table:table-cell>
          <table:table-cell table:formula="of:=IFERROR([$Sheet2.B77]*LOG10([$Sheet2.B77]/[$Sheet2.B$2]);0)" office:value-type="float" office:value="0.0449251016759119" calcext:value-type="float">
            <text:p>0.0449251016759119</text:p>
          </table:table-cell>
          <table:table-cell table:formula="of:=IFERROR([$Sheet2.C77]*LOG10([$Sheet2.C77]/[$Sheet2.C$2]);0)" office:value-type="float" office:value="0.0563115479191612" calcext:value-type="float">
            <text:p>0.0563115479191612</text:p>
          </table:table-cell>
          <table:table-cell table:formula="of:=IFERROR([$Sheet2.D77]*LOG10([$Sheet2.D77]/[$Sheet2.D$2]);0)" office:value-type="float" office:value="-0.0121422129129568" calcext:value-type="float">
            <text:p>-0.0121422129129568</text:p>
          </table:table-cell>
          <table:table-cell table:formula="of:=IFERROR([$Sheet2.E77]*LOG10([$Sheet2.E77]/[$Sheet2.E$2]);0)" office:value-type="float" office:value="0.0459425059825463" calcext:value-type="float">
            <text:p>0.0459425059825463</text:p>
          </table:table-cell>
          <table:table-cell table:formula="of:=IFERROR([$Sheet2.F77]*LOG10([$Sheet2.F77]/[$Sheet2.F$2]);0)" office:value-type="float" office:value="0.00641256775003505" calcext:value-type="float">
            <text:p>0.00641256775003505</text:p>
          </table:table-cell>
          <table:table-cell table:formula="of:=IFERROR([$Sheet2.G77]*LOG10([$Sheet2.G77]/[$Sheet2.G$2]);0)" office:value-type="float" office:value="0.0195733647531048" calcext:value-type="float">
            <text:p>0.0195733647531048</text:p>
          </table:table-cell>
          <table:table-cell table:formula="of:=IFERROR([$Sheet2.H77]*LOG10([$Sheet2.H77]/[$Sheet2.H$2]);0)" office:value-type="float" office:value="-0.00257691359809862" calcext:value-type="float">
            <text:p>-0.00257691359809862</text:p>
          </table:table-cell>
          <table:table-cell table:formula="of:=IFERROR([$Sheet2.I77]*LOG10([$Sheet2.I77]/[$Sheet2.I$2]);0)" office:value-type="float" office:value="-0.000706083329523608" calcext:value-type="float">
            <text:p>-0.000706083329523608</text:p>
          </table:table-cell>
          <table:table-cell table:formula="of:=IFERROR([$Sheet2.J77]*LOG10([$Sheet2.J77]/[$Sheet2.J$2]);0)" office:value-type="float" office:value="-0.0199729288621152" calcext:value-type="float">
            <text:p>-0.0199729288621152</text:p>
          </table:table-cell>
          <table:table-cell table:formula="of:=IFERROR([$Sheet2.K77]*LOG10([$Sheet2.K77]/[$Sheet2.K$2]);0)" office:value-type="float" office:value="0" calcext:value-type="float">
            <text:p>0</text:p>
          </table:table-cell>
          <table:table-cell table:formula="of:=IFERROR([$Sheet2.L77]*LOG10([$Sheet2.L77]/[$Sheet2.L$2]);0)" office:value-type="float" office:value="-0.0077642110415957" calcext:value-type="float">
            <text:p>-0.0077642110415957</text:p>
          </table:table-cell>
          <table:table-cell table:formula="of:=IFERROR([$Sheet2.M77]*LOG10([$Sheet2.M77]/[$Sheet2.M$2]);0)" office:value-type="float" office:value="0.0113517400285522" calcext:value-type="float">
            <text:p>0.0113517400285522</text:p>
          </table:table-cell>
          <table:table-cell table:formula="of:=IFERROR([$Sheet2.N77]*LOG10([$Sheet2.N77]/[$Sheet2.N$2]);0)" office:value-type="float" office:value="-0.0121554382059055" calcext:value-type="float">
            <text:p>-0.0121554382059055</text:p>
          </table:table-cell>
          <table:table-cell table:formula="of:=IFERROR([$Sheet2.O77]*LOG10([$Sheet2.O77]/[$Sheet2.O$2]);0)" office:value-type="float" office:value="-0.0104481137944318" calcext:value-type="float">
            <text:p>-0.0104481137944318</text:p>
          </table:table-cell>
          <table:table-cell table:formula="of:=IFERROR([$Sheet2.P77]*LOG10([$Sheet2.P77]/[$Sheet2.P$2]);0)" office:value-type="float" office:value="-0.00439287559943703" calcext:value-type="float">
            <text:p>-0.00439287559943703</text:p>
          </table:table-cell>
          <table:table-cell table:formula="of:=IFERROR([$Sheet2.Q77]*LOG10([$Sheet2.Q77]/[$Sheet2.Q$2]);0)" office:value-type="float" office:value="0.00171932058159108" calcext:value-type="float">
            <text:p>0.00171932058159108</text:p>
          </table:table-cell>
          <table:table-cell table:formula="of:=SUM([.B85:.Q85])" office:value-type="float" office:value="0.116077371346838" calcext:value-type="float">
            <text:p>0.116077371346838</text:p>
          </table:table-cell>
        </table:table-row>
        <table:table-row table:style-name="ro1">
          <table:table-cell table:formula="of:=[$word_counts_and_combinations.A87]" office:value-type="string" office:string-value="piece" calcext:value-type="string">
            <text:p>piece</text:p>
          </table:table-cell>
          <table:table-cell table:formula="of:=IFERROR([$Sheet2.B87]*LOG10([$Sheet2.B87]/[$Sheet2.B$2]);0)" office:value-type="float" office:value="0.130078333868405" calcext:value-type="float">
            <text:p>0.130078333868405</text:p>
          </table:table-cell>
          <table:table-cell table:formula="of:=IFERROR([$Sheet2.C87]*LOG10([$Sheet2.C87]/[$Sheet2.C$2]);0)" office:value-type="float" office:value="0.0172605013333164" calcext:value-type="float">
            <text:p>0.0172605013333164</text:p>
          </table:table-cell>
          <table:table-cell table:formula="of:=IFERROR([$Sheet2.D87]*LOG10([$Sheet2.D87]/[$Sheet2.D$2]);0)" office:value-type="float" office:value="0.000600476905716398" calcext:value-type="float">
            <text:p>0.000600476905716398</text:p>
          </table:table-cell>
          <table:table-cell table:formula="of:=IFERROR([$Sheet2.E87]*LOG10([$Sheet2.E87]/[$Sheet2.E$2]);0)" office:value-type="float" office:value="-0.00274318528849234" calcext:value-type="float">
            <text:p>-0.00274318528849234</text:p>
          </table:table-cell>
          <table:table-cell table:formula="of:=IFERROR([$Sheet2.F87]*LOG10([$Sheet2.F87]/[$Sheet2.F$2]);0)" office:value-type="float" office:value="-0.00247394208268335" calcext:value-type="float">
            <text:p>-0.00247394208268335</text:p>
          </table:table-cell>
          <table:table-cell table:formula="of:=IFERROR([$Sheet2.G87]*LOG10([$Sheet2.G87]/[$Sheet2.G$2]);0)" office:value-type="float" office:value="0.011835300330013" calcext:value-type="float">
            <text:p>0.011835300330013</text:p>
          </table:table-cell>
          <table:table-cell table:formula="of:=IFERROR([$Sheet2.H87]*LOG10([$Sheet2.H87]/[$Sheet2.H$2]);0)" office:value-type="float" office:value="0.0319620768490594" calcext:value-type="float">
            <text:p>0.0319620768490594</text:p>
          </table:table-cell>
          <table:table-cell table:formula="of:=IFERROR([$Sheet2.I87]*LOG10([$Sheet2.I87]/[$Sheet2.I$2]);0)" office:value-type="float" office:value="-0.00247432767231747" calcext:value-type="float">
            <text:p>-0.00247432767231747</text:p>
          </table:table-cell>
          <table:table-cell table:formula="of:=IFERROR([$Sheet2.J87]*LOG10([$Sheet2.J87]/[$Sheet2.J$2]);0)" office:value-type="float" office:value="-0.0261002867580218" calcext:value-type="float">
            <text:p>-0.0261002867580218</text:p>
          </table:table-cell>
          <table:table-cell table:formula="of:=IFERROR([$Sheet2.K87]*LOG10([$Sheet2.K87]/[$Sheet2.K$2]);0)" office:value-type="float" office:value="-0.000204127063789369" calcext:value-type="float">
            <text:p>-0.000204127063789369</text:p>
          </table:table-cell>
          <table:table-cell table:formula="of:=IFERROR([$Sheet2.L87]*LOG10([$Sheet2.L87]/[$Sheet2.L$2]);0)" office:value-type="float" office:value="-0.0357639723215373" calcext:value-type="float">
            <text:p>-0.0357639723215373</text:p>
          </table:table-cell>
          <table:table-cell table:formula="of:=IFERROR([$Sheet2.M87]*LOG10([$Sheet2.M87]/[$Sheet2.M$2]);0)" office:value-type="float" office:value="0.014796629015281" calcext:value-type="float">
            <text:p>0.014796629015281</text:p>
          </table:table-cell>
          <table:table-cell table:formula="of:=IFERROR([$Sheet2.N87]*LOG10([$Sheet2.N87]/[$Sheet2.N$2]);0)" office:value-type="float" office:value="-0.0107439316566838" calcext:value-type="float">
            <text:p>-0.0107439316566838</text:p>
          </table:table-cell>
          <table:table-cell table:formula="of:=IFERROR([$Sheet2.O87]*LOG10([$Sheet2.O87]/[$Sheet2.O$2]);0)" office:value-type="float" office:value="-0.00750419131117801" calcext:value-type="float">
            <text:p>-0.00750419131117801</text:p>
          </table:table-cell>
          <table:table-cell table:formula="of:=IFERROR([$Sheet2.P87]*LOG10([$Sheet2.P87]/[$Sheet2.P$2]);0)" office:value-type="float" office:value="-0.00289376656686028" calcext:value-type="float">
            <text:p>-0.00289376656686028</text:p>
          </table:table-cell>
          <table:table-cell table:formula="of:=IFERROR([$Sheet2.Q87]*LOG10([$Sheet2.Q87]/[$Sheet2.Q$2]);0)" office:value-type="float" office:value="-0.00104815189569186" calcext:value-type="float">
            <text:p>-0.00104815189569186</text:p>
          </table:table-cell>
          <table:table-cell table:formula="of:=SUM([.B86:.Q86])" office:value-type="float" office:value="0.114583435684535" calcext:value-type="float">
            <text:p>0.114583435684535</text:p>
          </table:table-cell>
        </table:table-row>
        <table:table-row table:style-name="ro1">
          <table:table-cell table:formula="of:=[$word_counts_and_combinations.A109]" office:value-type="string" office:string-value="board" calcext:value-type="string">
            <text:p>board</text:p>
          </table:table-cell>
          <table:table-cell table:formula="of:=IFERROR([$Sheet2.B109]*LOG10([$Sheet2.B109]/[$Sheet2.B$2]);0)" office:value-type="float" office:value="-0.0047599008946868" calcext:value-type="float">
            <text:p>-0.0047599008946868</text:p>
          </table:table-cell>
          <table:table-cell table:formula="of:=IFERROR([$Sheet2.C109]*LOG10([$Sheet2.C109]/[$Sheet2.C$2]);0)" office:value-type="float" office:value="-0.00343384999136513" calcext:value-type="float">
            <text:p>-0.00343384999136513</text:p>
          </table:table-cell>
          <table:table-cell table:formula="of:=IFERROR([$Sheet2.D109]*LOG10([$Sheet2.D109]/[$Sheet2.D$2]);0)" office:value-type="float" office:value="-0.0103679712950692" calcext:value-type="float">
            <text:p>-0.0103679712950692</text:p>
          </table:table-cell>
          <table:table-cell table:formula="of:=IFERROR([$Sheet2.E109]*LOG10([$Sheet2.E109]/[$Sheet2.E$2]);0)" office:value-type="float" office:value="-0.00312352507699734" calcext:value-type="float">
            <text:p>-0.00312352507699734</text:p>
          </table:table-cell>
          <table:table-cell table:formula="of:=IFERROR([$Sheet2.F109]*LOG10([$Sheet2.F109]/[$Sheet2.F$2]);0)" office:value-type="float" office:value="-0.00255335383473718" calcext:value-type="float">
            <text:p>-0.00255335383473718</text:p>
          </table:table-cell>
          <table:table-cell table:formula="of:=IFERROR([$Sheet2.G109]*LOG10([$Sheet2.G109]/[$Sheet2.G$2]);0)" office:value-type="float" office:value="0" calcext:value-type="float">
            <text:p>0</text:p>
          </table:table-cell>
          <table:table-cell table:formula="of:=IFERROR([$Sheet2.H109]*LOG10([$Sheet2.H109]/[$Sheet2.H$2]);0)" office:value-type="float" office:value="-0.00438180253756922" calcext:value-type="float">
            <text:p>-0.00438180253756922</text:p>
          </table:table-cell>
          <table:table-cell table:formula="of:=IFERROR([$Sheet2.I109]*LOG10([$Sheet2.I109]/[$Sheet2.I$2]);0)" office:value-type="float" office:value="-0.00570963982571486" calcext:value-type="float">
            <text:p>-0.00570963982571486</text:p>
          </table:table-cell>
          <table:table-cell table:formula="of:=IFERROR([$Sheet2.J109]*LOG10([$Sheet2.J109]/[$Sheet2.J$2]);0)" office:value-type="float" office:value="0.0422134660883148" calcext:value-type="float">
            <text:p>0.0422134660883148</text:p>
          </table:table-cell>
          <table:table-cell table:formula="of:=IFERROR([$Sheet2.K109]*LOG10([$Sheet2.K109]/[$Sheet2.K$2]);0)" office:value-type="float" office:value="0" calcext:value-type="float">
            <text:p>0</text:p>
          </table:table-cell>
          <table:table-cell table:formula="of:=IFERROR([$Sheet2.L109]*LOG10([$Sheet2.L109]/[$Sheet2.L$2]);0)" office:value-type="float" office:value="-0.00830670262566153" calcext:value-type="float">
            <text:p>-0.00830670262566153</text:p>
          </table:table-cell>
          <table:table-cell table:formula="of:=IFERROR([$Sheet2.M109]*LOG10([$Sheet2.M109]/[$Sheet2.M$2]);0)" office:value-type="float" office:value="-0.00487320329416021" calcext:value-type="float">
            <text:p>-0.00487320329416021</text:p>
          </table:table-cell>
          <table:table-cell table:formula="of:=IFERROR([$Sheet2.N109]*LOG10([$Sheet2.N109]/[$Sheet2.N$2]);0)" office:value-type="float" office:value="-0.00827610289548742" calcext:value-type="float">
            <text:p>-0.00827610289548742</text:p>
          </table:table-cell>
          <table:table-cell table:formula="of:=IFERROR([$Sheet2.O109]*LOG10([$Sheet2.O109]/[$Sheet2.O$2]);0)" office:value-type="float" office:value="0.0665515627342037" calcext:value-type="float">
            <text:p>0.0665515627342037</text:p>
          </table:table-cell>
          <table:table-cell table:formula="of:=IFERROR([$Sheet2.P109]*LOG10([$Sheet2.P109]/[$Sheet2.P$2]);0)" office:value-type="float" office:value="0.0596556485209231" calcext:value-type="float">
            <text:p>0.0596556485209231</text:p>
          </table:table-cell>
          <table:table-cell table:formula="of:=IFERROR([$Sheet2.Q109]*LOG10([$Sheet2.Q109]/[$Sheet2.Q$2]);0)" office:value-type="float" office:value="-0.00123365577857399" calcext:value-type="float">
            <text:p>-0.00123365577857399</text:p>
          </table:table-cell>
          <table:table-cell table:formula="of:=SUM([.B87:.Q87])" office:value-type="float" office:value="0.111400969293419" calcext:value-type="float">
            <text:p>0.111400969293419</text:p>
          </table:table-cell>
        </table:table-row>
        <table:table-row table:style-name="ro1">
          <table:table-cell table:formula="of:=[$word_counts_and_combinations.A91]" office:value-type="string" office:string-value="tank" calcext:value-type="string">
            <text:p>tank</text:p>
          </table:table-cell>
          <table:table-cell table:formula="of:=IFERROR([$Sheet2.B91]*LOG10([$Sheet2.B91]/[$Sheet2.B$2]);0)" office:value-type="float" office:value="0.00591495071276143" calcext:value-type="float">
            <text:p>0.00591495071276143</text:p>
          </table:table-cell>
          <table:table-cell table:formula="of:=IFERROR([$Sheet2.C91]*LOG10([$Sheet2.C91]/[$Sheet2.C$2]);0)" office:value-type="float" office:value="0.0185366064839191" calcext:value-type="float">
            <text:p>0.0185366064839191</text:p>
          </table:table-cell>
          <table:table-cell table:formula="of:=IFERROR([$Sheet2.D91]*LOG10([$Sheet2.D91]/[$Sheet2.D$2]);0)" office:value-type="float" office:value="0.00876708078758225" calcext:value-type="float">
            <text:p>0.00876708078758225</text:p>
          </table:table-cell>
          <table:table-cell table:formula="of:=IFERROR([$Sheet2.E91]*LOG10([$Sheet2.E91]/[$Sheet2.E$2]);0)" office:value-type="float" office:value="0.000858201391050154" calcext:value-type="float">
            <text:p>0.000858201391050154</text:p>
          </table:table-cell>
          <table:table-cell table:formula="of:=IFERROR([$Sheet2.F91]*LOG10([$Sheet2.F91]/[$Sheet2.F$2]);0)" office:value-type="float" office:value="-0.00237711674870487" calcext:value-type="float">
            <text:p>-0.00237711674870487</text:p>
          </table:table-cell>
          <table:table-cell table:formula="of:=IFERROR([$Sheet2.G91]*LOG10([$Sheet2.G91]/[$Sheet2.G$2]);0)" office:value-type="float" office:value="0.00947077660647238" calcext:value-type="float">
            <text:p>0.00947077660647238</text:p>
          </table:table-cell>
          <table:table-cell table:formula="of:=IFERROR([$Sheet2.H91]*LOG10([$Sheet2.H91]/[$Sheet2.H$2]);0)" office:value-type="float" office:value="0" calcext:value-type="float">
            <text:p>0</text:p>
          </table:table-cell>
          <table:table-cell table:formula="of:=IFERROR([$Sheet2.I91]*LOG10([$Sheet2.I91]/[$Sheet2.I$2]);0)" office:value-type="float" office:value="-0.00525897223318377" calcext:value-type="float">
            <text:p>-0.00525897223318377</text:p>
          </table:table-cell>
          <table:table-cell table:formula="of:=IFERROR([$Sheet2.J91]*LOG10([$Sheet2.J91]/[$Sheet2.J$2]);0)" office:value-type="float" office:value="-0.0240726207442863" calcext:value-type="float">
            <text:p>-0.0240726207442863</text:p>
          </table:table-cell>
          <table:table-cell table:formula="of:=IFERROR([$Sheet2.K91]*LOG10([$Sheet2.K91]/[$Sheet2.K$2]);0)" office:value-type="float" office:value="0.000134563804989288" calcext:value-type="float">
            <text:p>0.000134563804989288</text:p>
          </table:table-cell>
          <table:table-cell table:formula="of:=IFERROR([$Sheet2.L91]*LOG10([$Sheet2.L91]/[$Sheet2.L$2]);0)" office:value-type="float" office:value="0.098099089549955" calcext:value-type="float">
            <text:p>0.098099089549955</text:p>
          </table:table-cell>
          <table:table-cell table:formula="of:=IFERROR([$Sheet2.M91]*LOG10([$Sheet2.M91]/[$Sheet2.M$2]);0)" office:value-type="float" office:value="0.0199777401251272" calcext:value-type="float">
            <text:p>0.0199777401251272</text:p>
          </table:table-cell>
          <table:table-cell table:formula="of:=IFERROR([$Sheet2.N91]*LOG10([$Sheet2.N91]/[$Sheet2.N$2]);0)" office:value-type="float" office:value="-0.00799930962982599" calcext:value-type="float">
            <text:p>-0.00799930962982599</text:p>
          </table:table-cell>
          <table:table-cell table:formula="of:=IFERROR([$Sheet2.O91]*LOG10([$Sheet2.O91]/[$Sheet2.O$2]);0)" office:value-type="float" office:value="-0.0125799765973722" calcext:value-type="float">
            <text:p>-0.0125799765973722</text:p>
          </table:table-cell>
          <table:table-cell table:formula="of:=IFERROR([$Sheet2.P91]*LOG10([$Sheet2.P91]/[$Sheet2.P$2]);0)" office:value-type="float" office:value="0" calcext:value-type="float">
            <text:p>0</text:p>
          </table:table-cell>
          <table:table-cell table:formula="of:=IFERROR([$Sheet2.Q91]*LOG10([$Sheet2.Q91]/[$Sheet2.Q$2]);0)" office:value-type="float" office:value="0" calcext:value-type="float">
            <text:p>0</text:p>
          </table:table-cell>
          <table:table-cell table:formula="of:=SUM([.B88:.Q88])" office:value-type="float" office:value="0.109471013508484" calcext:value-type="float">
            <text:p>0.109471013508484</text:p>
          </table:table-cell>
        </table:table-row>
        <table:table-row table:style-name="ro1">
          <table:table-cell table:formula="of:=[$word_counts_and_combinations.A106]" office:value-type="string" office:string-value="pole" calcext:value-type="string">
            <text:p>pole</text:p>
          </table:table-cell>
          <table:table-cell table:formula="of:=IFERROR([$Sheet2.B106]*LOG10([$Sheet2.B106]/[$Sheet2.B$2]);0)" office:value-type="float" office:value="-0.00625569754101927" calcext:value-type="float">
            <text:p>-0.00625569754101927</text:p>
          </table:table-cell>
          <table:table-cell table:formula="of:=IFERROR([$Sheet2.C106]*LOG10([$Sheet2.C106]/[$Sheet2.C$2]);0)" office:value-type="float" office:value="0" calcext:value-type="float">
            <text:p>0</text:p>
          </table:table-cell>
          <table:table-cell table:formula="of:=IFERROR([$Sheet2.D106]*LOG10([$Sheet2.D106]/[$Sheet2.D$2]);0)" office:value-type="float" office:value="-0.0125084252979808" calcext:value-type="float">
            <text:p>-0.0125084252979808</text:p>
          </table:table-cell>
          <table:table-cell table:formula="of:=IFERROR([$Sheet2.E106]*LOG10([$Sheet2.E106]/[$Sheet2.E$2]);0)" office:value-type="float" office:value="0" calcext:value-type="float">
            <text:p>0</text:p>
          </table:table-cell>
          <table:table-cell table:formula="of:=IFERROR([$Sheet2.F106]*LOG10([$Sheet2.F106]/[$Sheet2.F$2]);0)" office:value-type="float" office:value="-0.0024939799490744" calcext:value-type="float">
            <text:p>-0.0024939799490744</text:p>
          </table:table-cell>
          <table:table-cell table:formula="of:=IFERROR([$Sheet2.G106]*LOG10([$Sheet2.G106]/[$Sheet2.G$2]);0)" office:value-type="float" office:value="-0.0037736548540823" calcext:value-type="float">
            <text:p>-0.0037736548540823</text:p>
          </table:table-cell>
          <table:table-cell table:formula="of:=IFERROR([$Sheet2.H106]*LOG10([$Sheet2.H106]/[$Sheet2.H$2]);0)" office:value-type="float" office:value="0.00850179522677082" calcext:value-type="float">
            <text:p>0.00850179522677082</text:p>
          </table:table-cell>
          <table:table-cell table:formula="of:=IFERROR([$Sheet2.I106]*LOG10([$Sheet2.I106]/[$Sheet2.I$2]);0)" office:value-type="float" office:value="-0.00477255382679361" calcext:value-type="float">
            <text:p>-0.00477255382679361</text:p>
          </table:table-cell>
          <table:table-cell table:formula="of:=IFERROR([$Sheet2.J106]*LOG10([$Sheet2.J106]/[$Sheet2.J$2]);0)" office:value-type="float" office:value="-0.00646854513257376" calcext:value-type="float">
            <text:p>-0.00646854513257376</text:p>
          </table:table-cell>
          <table:table-cell table:formula="of:=IFERROR([$Sheet2.K106]*LOG10([$Sheet2.K106]/[$Sheet2.K$2]);0)" office:value-type="float" office:value="0" calcext:value-type="float">
            <text:p>0</text:p>
          </table:table-cell>
          <table:table-cell table:formula="of:=IFERROR([$Sheet2.L106]*LOG10([$Sheet2.L106]/[$Sheet2.L$2]);0)" office:value-type="float" office:value="0.0915706193659937" calcext:value-type="float">
            <text:p>0.0915706193659937</text:p>
          </table:table-cell>
          <table:table-cell table:formula="of:=IFERROR([$Sheet2.M106]*LOG10([$Sheet2.M106]/[$Sheet2.M$2]);0)" office:value-type="float" office:value="0.0281526515057737" calcext:value-type="float">
            <text:p>0.0281526515057737</text:p>
          </table:table-cell>
          <table:table-cell table:formula="of:=IFERROR([$Sheet2.N106]*LOG10([$Sheet2.N106]/[$Sheet2.N$2]);0)" office:value-type="float" office:value="-0.0120000266216582" calcext:value-type="float">
            <text:p>-0.0120000266216582</text:p>
          </table:table-cell>
          <table:table-cell table:formula="of:=IFERROR([$Sheet2.O106]*LOG10([$Sheet2.O106]/[$Sheet2.O$2]);0)" office:value-type="float" office:value="0.0104470002857199" calcext:value-type="float">
            <text:p>0.0104470002857199</text:p>
          </table:table-cell>
          <table:table-cell table:formula="of:=IFERROR([$Sheet2.P106]*LOG10([$Sheet2.P106]/[$Sheet2.P$2]);0)" office:value-type="float" office:value="0.0162916952520564" calcext:value-type="float">
            <text:p>0.0162916952520564</text:p>
          </table:table-cell>
          <table:table-cell table:formula="of:=IFERROR([$Sheet2.Q106]*LOG10([$Sheet2.Q106]/[$Sheet2.Q$2]);0)" office:value-type="float" office:value="0.00211292745304303" calcext:value-type="float">
            <text:p>0.00211292745304303</text:p>
          </table:table-cell>
          <table:table-cell table:formula="of:=SUM([.B89:.Q89])" office:value-type="float" office:value="0.108803805866175" calcext:value-type="float">
            <text:p>0.108803805866175</text:p>
          </table:table-cell>
        </table:table-row>
        <table:table-row table:style-name="ro1">
          <table:table-cell table:formula="of:=[$word_counts_and_combinations.A19]" office:value-type="string" office:string-value="play" calcext:value-type="string">
            <text:p>play</text:p>
          </table:table-cell>
          <table:table-cell table:formula="of:=IFERROR([$Sheet2.B19]*LOG10([$Sheet2.B19]/[$Sheet2.B$2]);0)" office:value-type="float" office:value="-0.00818805086432707" calcext:value-type="float">
            <text:p>-0.00818805086432707</text:p>
          </table:table-cell>
          <table:table-cell table:formula="of:=IFERROR([$Sheet2.C19]*LOG10([$Sheet2.C19]/[$Sheet2.C$2]);0)" office:value-type="float" office:value="0.00622357428787364" calcext:value-type="float">
            <text:p>0.00622357428787364</text:p>
          </table:table-cell>
          <table:table-cell table:formula="of:=IFERROR([$Sheet2.D19]*LOG10([$Sheet2.D19]/[$Sheet2.D$2]);0)" office:value-type="float" office:value="0.0613797285550697" calcext:value-type="float">
            <text:p>0.0613797285550697</text:p>
          </table:table-cell>
          <table:table-cell table:formula="of:=IFERROR([$Sheet2.E19]*LOG10([$Sheet2.E19]/[$Sheet2.E$2]);0)" office:value-type="float" office:value="-0.00292082302924103" calcext:value-type="float">
            <text:p>-0.00292082302924103</text:p>
          </table:table-cell>
          <table:table-cell table:formula="of:=IFERROR([$Sheet2.F19]*LOG10([$Sheet2.F19]/[$Sheet2.F$2]);0)" office:value-type="float" office:value="-0.00144126762387344" calcext:value-type="float">
            <text:p>-0.00144126762387344</text:p>
          </table:table-cell>
          <table:table-cell table:formula="of:=IFERROR([$Sheet2.G19]*LOG10([$Sheet2.G19]/[$Sheet2.G$2]);0)" office:value-type="float" office:value="-0.00182104511011919" calcext:value-type="float">
            <text:p>-0.00182104511011919</text:p>
          </table:table-cell>
          <table:table-cell table:formula="of:=IFERROR([$Sheet2.H19]*LOG10([$Sheet2.H19]/[$Sheet2.H$2]);0)" office:value-type="float" office:value="-0.00405727960441862" calcext:value-type="float">
            <text:p>-0.00405727960441862</text:p>
          </table:table-cell>
          <table:table-cell table:formula="of:=IFERROR([$Sheet2.I19]*LOG10([$Sheet2.I19]/[$Sheet2.I$2]);0)" office:value-type="float" office:value="-0.00102748726766803" calcext:value-type="float">
            <text:p>-0.00102748726766803</text:p>
          </table:table-cell>
          <table:table-cell table:formula="of:=IFERROR([$Sheet2.J19]*LOG10([$Sheet2.J19]/[$Sheet2.J$2]);0)" office:value-type="float" office:value="0.118649642448463" calcext:value-type="float">
            <text:p>0.118649642448463</text:p>
          </table:table-cell>
          <table:table-cell table:formula="of:=IFERROR([$Sheet2.K19]*LOG10([$Sheet2.K19]/[$Sheet2.K$2]);0)" office:value-type="float" office:value="-0.000772736987028392" calcext:value-type="float">
            <text:p>-0.000772736987028392</text:p>
          </table:table-cell>
          <table:table-cell table:formula="of:=IFERROR([$Sheet2.L19]*LOG10([$Sheet2.L19]/[$Sheet2.L$2]);0)" office:value-type="float" office:value="-0.0402625729654146" calcext:value-type="float">
            <text:p>-0.0402625729654146</text:p>
          </table:table-cell>
          <table:table-cell table:formula="of:=IFERROR([$Sheet2.M19]*LOG10([$Sheet2.M19]/[$Sheet2.M$2]);0)" office:value-type="float" office:value="-0.00538993150598018" calcext:value-type="float">
            <text:p>-0.00538993150598018</text:p>
          </table:table-cell>
          <table:table-cell table:formula="of:=IFERROR([$Sheet2.N19]*LOG10([$Sheet2.N19]/[$Sheet2.N$2]);0)" office:value-type="float" office:value="-0.00342134427745419" calcext:value-type="float">
            <text:p>-0.00342134427745419</text:p>
          </table:table-cell>
          <table:table-cell table:formula="of:=IFERROR([$Sheet2.O19]*LOG10([$Sheet2.O19]/[$Sheet2.O$2]);0)" office:value-type="float" office:value="-0.0076034570588755" calcext:value-type="float">
            <text:p>-0.0076034570588755</text:p>
          </table:table-cell>
          <table:table-cell table:formula="of:=IFERROR([$Sheet2.P19]*LOG10([$Sheet2.P19]/[$Sheet2.P$2]);0)" office:value-type="float" office:value="-0.00255242162701023" calcext:value-type="float">
            <text:p>-0.00255242162701023</text:p>
          </table:table-cell>
          <table:table-cell table:formula="of:=IFERROR([$Sheet2.Q19]*LOG10([$Sheet2.Q19]/[$Sheet2.Q$2]);0)" office:value-type="float" office:value="-0.000741975555893853" calcext:value-type="float">
            <text:p>-0.000741975555893853</text:p>
          </table:table-cell>
          <table:table-cell table:formula="of:=SUM([.B90:.Q90])" office:value-type="float" office:value="0.106052551814102" calcext:value-type="float">
            <text:p>0.106052551814102</text:p>
          </table:table-cell>
        </table:table-row>
        <table:table-row table:style-name="ro1">
          <table:table-cell table:formula="of:=[$word_counts_and_combinations.A108]" office:value-type="string" office:string-value="bar" calcext:value-type="string">
            <text:p>bar</text:p>
          </table:table-cell>
          <table:table-cell table:formula="of:=IFERROR([$Sheet2.B108]*LOG10([$Sheet2.B108]/[$Sheet2.B$2]);0)" office:value-type="float" office:value="-0.00744465843376049" calcext:value-type="float">
            <text:p>-0.00744465843376049</text:p>
          </table:table-cell>
          <table:table-cell table:formula="of:=IFERROR([$Sheet2.C108]*LOG10([$Sheet2.C108]/[$Sheet2.C$2]);0)" office:value-type="float" office:value="-0.0101825133599728" calcext:value-type="float">
            <text:p>-0.0101825133599728</text:p>
          </table:table-cell>
          <table:table-cell table:formula="of:=IFERROR([$Sheet2.D108]*LOG10([$Sheet2.D108]/[$Sheet2.D$2]);0)" office:value-type="float" office:value="0.01557071207511" calcext:value-type="float">
            <text:p>0.01557071207511</text:p>
          </table:table-cell>
          <table:table-cell table:formula="of:=IFERROR([$Sheet2.E108]*LOG10([$Sheet2.E108]/[$Sheet2.E$2]);0)" office:value-type="float" office:value="0.103621811155637" calcext:value-type="float">
            <text:p>0.103621811155637</text:p>
          </table:table-cell>
          <table:table-cell table:formula="of:=IFERROR([$Sheet2.F108]*LOG10([$Sheet2.F108]/[$Sheet2.F$2]);0)" office:value-type="float" office:value="0" calcext:value-type="float">
            <text:p>0</text:p>
          </table:table-cell>
          <table:table-cell table:formula="of:=IFERROR([$Sheet2.G108]*LOG10([$Sheet2.G108]/[$Sheet2.G$2]);0)" office:value-type="float" office:value="-0.00372288250252093" calcext:value-type="float">
            <text:p>-0.00372288250252093</text:p>
          </table:table-cell>
          <table:table-cell table:formula="of:=IFERROR([$Sheet2.H108]*LOG10([$Sheet2.H108]/[$Sheet2.H$2]);0)" office:value-type="float" office:value="0.0109807721001009" calcext:value-type="float">
            <text:p>0.0109807721001009</text:p>
          </table:table-cell>
          <table:table-cell table:formula="of:=IFERROR([$Sheet2.I108]*LOG10([$Sheet2.I108]/[$Sheet2.I$2]);0)" office:value-type="float" office:value="0.00368590598637529" calcext:value-type="float">
            <text:p>0.00368590598637529</text:p>
          </table:table-cell>
          <table:table-cell table:formula="of:=IFERROR([$Sheet2.J108]*LOG10([$Sheet2.J108]/[$Sheet2.J$2]);0)" office:value-type="float" office:value="0.0273097299865887" calcext:value-type="float">
            <text:p>0.0273097299865887</text:p>
          </table:table-cell>
          <table:table-cell table:formula="of:=IFERROR([$Sheet2.K108]*LOG10([$Sheet2.K108]/[$Sheet2.K$2]);0)" office:value-type="float" office:value="0.00549547575743632" calcext:value-type="float">
            <text:p>0.00549547575743632</text:p>
          </table:table-cell>
          <table:table-cell table:formula="of:=IFERROR([$Sheet2.L108]*LOG10([$Sheet2.L108]/[$Sheet2.L$2]);0)" office:value-type="float" office:value="-0.026938301411661" calcext:value-type="float">
            <text:p>-0.026938301411661</text:p>
          </table:table-cell>
          <table:table-cell table:formula="of:=IFERROR([$Sheet2.M108]*LOG10([$Sheet2.M108]/[$Sheet2.M$2]);0)" office:value-type="float" office:value="-0.00647081924518152" calcext:value-type="float">
            <text:p>-0.00647081924518152</text:p>
          </table:table-cell>
          <table:table-cell table:formula="of:=IFERROR([$Sheet2.N108]*LOG10([$Sheet2.N108]/[$Sheet2.N$2]);0)" office:value-type="float" office:value="0.00783490955320251" calcext:value-type="float">
            <text:p>0.00783490955320251</text:p>
          </table:table-cell>
          <table:table-cell table:formula="of:=IFERROR([$Sheet2.O108]*LOG10([$Sheet2.O108]/[$Sheet2.O$2]);0)" office:value-type="float" office:value="-0.0125371043942725" calcext:value-type="float">
            <text:p>-0.0125371043942725</text:p>
          </table:table-cell>
          <table:table-cell table:formula="of:=IFERROR([$Sheet2.P108]*LOG10([$Sheet2.P108]/[$Sheet2.P$2]);0)" office:value-type="float" office:value="-0.00468675509371358" calcext:value-type="float">
            <text:p>-0.00468675509371358</text:p>
          </table:table-cell>
          <table:table-cell table:formula="of:=IFERROR([$Sheet2.Q108]*LOG10([$Sheet2.Q108]/[$Sheet2.Q$2]);0)" office:value-type="float" office:value="0.00156613409165519" calcext:value-type="float">
            <text:p>0.00156613409165519</text:p>
          </table:table-cell>
          <table:table-cell table:formula="of:=SUM([.B91:.Q91])" office:value-type="float" office:value="0.104082416265024" calcext:value-type="float">
            <text:p>0.104082416265024</text:p>
          </table:table-cell>
        </table:table-row>
        <table:table-row table:style-name="ro1">
          <table:table-cell table:formula="of:=[$word_counts_and_combinations.A71]" office:value-type="string" office:string-value="ride" calcext:value-type="string">
            <text:p>ride</text:p>
          </table:table-cell>
          <table:table-cell table:formula="of:=IFERROR([$Sheet2.B71]*LOG10([$Sheet2.B71]/[$Sheet2.B$2]);0)" office:value-type="float" office:value="-0.00465864051236309" calcext:value-type="float">
            <text:p>-0.00465864051236309</text:p>
          </table:table-cell>
          <table:table-cell table:formula="of:=IFERROR([$Sheet2.C71]*LOG10([$Sheet2.C71]/[$Sheet2.C$2]);0)" office:value-type="float" office:value="-0.0089002965809764" calcext:value-type="float">
            <text:p>-0.0089002965809764</text:p>
          </table:table-cell>
          <table:table-cell table:formula="of:=IFERROR([$Sheet2.D71]*LOG10([$Sheet2.D71]/[$Sheet2.D$2]);0)" office:value-type="float" office:value="-0.0117203995905041" calcext:value-type="float">
            <text:p>-0.0117203995905041</text:p>
          </table:table-cell>
          <table:table-cell table:formula="of:=IFERROR([$Sheet2.E71]*LOG10([$Sheet2.E71]/[$Sheet2.E$2]);0)" office:value-type="float" office:value="0" calcext:value-type="float">
            <text:p>0</text:p>
          </table:table-cell>
          <table:table-cell table:formula="of:=IFERROR([$Sheet2.F71]*LOG10([$Sheet2.F71]/[$Sheet2.F$2]);0)" office:value-type="float" office:value="-0.00189216532802241" calcext:value-type="float">
            <text:p>-0.00189216532802241</text:p>
          </table:table-cell>
          <table:table-cell table:formula="of:=IFERROR([$Sheet2.G71]*LOG10([$Sheet2.G71]/[$Sheet2.G$2]);0)" office:value-type="float" office:value="-0.00311985229148777" calcext:value-type="float">
            <text:p>-0.00311985229148777</text:p>
          </table:table-cell>
          <table:table-cell table:formula="of:=IFERROR([$Sheet2.H71]*LOG10([$Sheet2.H71]/[$Sheet2.H$2]);0)" office:value-type="float" office:value="0" calcext:value-type="float">
            <text:p>0</text:p>
          </table:table-cell>
          <table:table-cell table:formula="of:=IFERROR([$Sheet2.I71]*LOG10([$Sheet2.I71]/[$Sheet2.I$2]);0)" office:value-type="float" office:value="-0.00569608301431041" calcext:value-type="float">
            <text:p>-0.00569608301431041</text:p>
          </table:table-cell>
          <table:table-cell table:formula="of:=IFERROR([$Sheet2.J71]*LOG10([$Sheet2.J71]/[$Sheet2.J$2]);0)" office:value-type="float" office:value="0.110797895031256" calcext:value-type="float">
            <text:p>0.110797895031256</text:p>
          </table:table-cell>
          <table:table-cell table:formula="of:=IFERROR([$Sheet2.K71]*LOG10([$Sheet2.K71]/[$Sheet2.K$2]);0)" office:value-type="float" office:value="-0.00121009615201408" calcext:value-type="float">
            <text:p>-0.00121009615201408</text:p>
          </table:table-cell>
          <table:table-cell table:formula="of:=IFERROR([$Sheet2.L71]*LOG10([$Sheet2.L71]/[$Sheet2.L$2]);0)" office:value-type="float" office:value="0.0376964058919391" calcext:value-type="float">
            <text:p>0.0376964058919391</text:p>
          </table:table-cell>
          <table:table-cell table:formula="of:=IFERROR([$Sheet2.M71]*LOG10([$Sheet2.M71]/[$Sheet2.M$2]);0)" office:value-type="float" office:value="-0.00672896167080923" calcext:value-type="float">
            <text:p>-0.00672896167080923</text:p>
          </table:table-cell>
          <table:table-cell table:formula="of:=IFERROR([$Sheet2.N71]*LOG10([$Sheet2.N71]/[$Sheet2.N$2]);0)" office:value-type="float" office:value="0.00428119167539537" calcext:value-type="float">
            <text:p>0.00428119167539537</text:p>
          </table:table-cell>
          <table:table-cell table:formula="of:=IFERROR([$Sheet2.O71]*LOG10([$Sheet2.O71]/[$Sheet2.O$2]);0)" office:value-type="float" office:value="0.000519452843573998" calcext:value-type="float">
            <text:p>0.000519452843573998</text:p>
          </table:table-cell>
          <table:table-cell table:formula="of:=IFERROR([$Sheet2.P71]*LOG10([$Sheet2.P71]/[$Sheet2.P$2]);0)" office:value-type="float" office:value="-0.00420099988772056" calcext:value-type="float">
            <text:p>-0.00420099988772056</text:p>
          </table:table-cell>
          <table:table-cell table:formula="of:=IFERROR([$Sheet2.Q71]*LOG10([$Sheet2.Q71]/[$Sheet2.Q$2]);0)" office:value-type="float" office:value="-0.001321954330537" calcext:value-type="float">
            <text:p>-0.001321954330537</text:p>
          </table:table-cell>
          <table:table-cell table:formula="of:=SUM([.B92:.Q92])" office:value-type="float" office:value="0.103845496083419" calcext:value-type="float">
            <text:p>0.103845496083419</text:p>
          </table:table-cell>
        </table:table-row>
        <table:table-row table:style-name="ro1">
          <table:table-cell table:formula="of:=[$word_counts_and_combinations.A104]" office:value-type="string" office:string-value="smiles" calcext:value-type="string">
            <text:p>smiles</text:p>
          </table:table-cell>
          <table:table-cell table:formula="of:=IFERROR([$Sheet2.B104]*LOG10([$Sheet2.B104]/[$Sheet2.B$2]);0)" office:value-type="float" office:value="0.055187476440147" calcext:value-type="float">
            <text:p>0.055187476440147</text:p>
          </table:table-cell>
          <table:table-cell table:formula="of:=IFERROR([$Sheet2.C104]*LOG10([$Sheet2.C104]/[$Sheet2.C$2]);0)" office:value-type="float" office:value="0.0857852451958023" calcext:value-type="float">
            <text:p>0.0857852451958023</text:p>
          </table:table-cell>
          <table:table-cell table:formula="of:=IFERROR([$Sheet2.D104]*LOG10([$Sheet2.D104]/[$Sheet2.D$2]);0)" office:value-type="float" office:value="-0.0124093774638807" calcext:value-type="float">
            <text:p>-0.0124093774638807</text:p>
          </table:table-cell>
          <table:table-cell table:formula="of:=IFERROR([$Sheet2.E104]*LOG10([$Sheet2.E104]/[$Sheet2.E$2]);0)" office:value-type="float" office:value="0.00788055561847425" calcext:value-type="float">
            <text:p>0.00788055561847425</text:p>
          </table:table-cell>
          <table:table-cell table:formula="of:=IFERROR([$Sheet2.F104]*LOG10([$Sheet2.F104]/[$Sheet2.F$2]);0)" office:value-type="float" office:value="-0.00138436335241847" calcext:value-type="float">
            <text:p>-0.00138436335241847</text:p>
          </table:table-cell>
          <table:table-cell table:formula="of:=IFERROR([$Sheet2.G104]*LOG10([$Sheet2.G104]/[$Sheet2.G$2]);0)" office:value-type="float" office:value="0.000272142032641651" calcext:value-type="float">
            <text:p>0.000272142032641651</text:p>
          </table:table-cell>
          <table:table-cell table:formula="of:=IFERROR([$Sheet2.H104]*LOG10([$Sheet2.H104]/[$Sheet2.H$2]);0)" office:value-type="float" office:value="-0.00427979275211532" calcext:value-type="float">
            <text:p>-0.00427979275211532</text:p>
          </table:table-cell>
          <table:table-cell table:formula="of:=IFERROR([$Sheet2.I104]*LOG10([$Sheet2.I104]/[$Sheet2.I$2]);0)" office:value-type="float" office:value="-0.00572493581052248" calcext:value-type="float">
            <text:p>-0.00572493581052248</text:p>
          </table:table-cell>
          <table:table-cell table:formula="of:=IFERROR([$Sheet2.J104]*LOG10([$Sheet2.J104]/[$Sheet2.J$2]);0)" office:value-type="float" office:value="-0.00265806174112742" calcext:value-type="float">
            <text:p>-0.00265806174112742</text:p>
          </table:table-cell>
          <table:table-cell table:formula="of:=IFERROR([$Sheet2.K104]*LOG10([$Sheet2.K104]/[$Sheet2.K$2]);0)" office:value-type="float" office:value="0" calcext:value-type="float">
            <text:p>0</text:p>
          </table:table-cell>
          <table:table-cell table:formula="of:=IFERROR([$Sheet2.L104]*LOG10([$Sheet2.L104]/[$Sheet2.L$2]);0)" office:value-type="float" office:value="-0.0357639723215373" calcext:value-type="float">
            <text:p>-0.0357639723215373</text:p>
          </table:table-cell>
          <table:table-cell table:formula="of:=IFERROR([$Sheet2.M104]*LOG10([$Sheet2.M104]/[$Sheet2.M$2]);0)" office:value-type="float" office:value="0.014796629015281" calcext:value-type="float">
            <text:p>0.014796629015281</text:p>
          </table:table-cell>
          <table:table-cell table:formula="of:=IFERROR([$Sheet2.N104]*LOG10([$Sheet2.N104]/[$Sheet2.N$2]);0)" office:value-type="float" office:value="-0.00611549127818852" calcext:value-type="float">
            <text:p>-0.00611549127818852</text:p>
          </table:table-cell>
          <table:table-cell table:formula="of:=IFERROR([$Sheet2.O104]*LOG10([$Sheet2.O104]/[$Sheet2.O$2]);0)" office:value-type="float" office:value="-0.0122501189271131" calcext:value-type="float">
            <text:p>-0.0122501189271131</text:p>
          </table:table-cell>
          <table:table-cell table:formula="of:=IFERROR([$Sheet2.P104]*LOG10([$Sheet2.P104]/[$Sheet2.P$2]);0)" office:value-type="float" office:value="0.019350494057037" calcext:value-type="float">
            <text:p>0.019350494057037</text:p>
          </table:table-cell>
          <table:table-cell table:formula="of:=IFERROR([$Sheet2.Q104]*LOG10([$Sheet2.Q104]/[$Sheet2.Q$2]);0)" office:value-type="float" office:value="0" calcext:value-type="float">
            <text:p>0</text:p>
          </table:table-cell>
          <table:table-cell table:formula="of:=SUM([.B93:.Q93])" office:value-type="float" office:value="0.10268642871248" calcext:value-type="float">
            <text:p>0.10268642871248</text:p>
          </table:table-cell>
        </table:table-row>
        <table:table-row table:style-name="ro1">
          <table:table-cell table:formula="of:=[$word_counts_and_combinations.A68]" office:value-type="string" office:string-value="ice" calcext:value-type="string">
            <text:p>ice</text:p>
          </table:table-cell>
          <table:table-cell table:formula="of:=IFERROR([$Sheet2.B68]*LOG10([$Sheet2.B68]/[$Sheet2.B$2]);0)" office:value-type="float" office:value="0.0147530418896747" calcext:value-type="float">
            <text:p>0.0147530418896747</text:p>
          </table:table-cell>
          <table:table-cell table:formula="of:=IFERROR([$Sheet2.C68]*LOG10([$Sheet2.C68]/[$Sheet2.C$2]);0)" office:value-type="float" office:value="-0.0101394191649207" calcext:value-type="float">
            <text:p>-0.0101394191649207</text:p>
          </table:table-cell>
          <table:table-cell table:formula="of:=IFERROR([$Sheet2.D68]*LOG10([$Sheet2.D68]/[$Sheet2.D$2]);0)" office:value-type="float" office:value="0.0403336970049826" calcext:value-type="float">
            <text:p>0.0403336970049826</text:p>
          </table:table-cell>
          <table:table-cell table:formula="of:=IFERROR([$Sheet2.E68]*LOG10([$Sheet2.E68]/[$Sheet2.E$2]);0)" office:value-type="float" office:value="0.00604131021914315" calcext:value-type="float">
            <text:p>0.00604131021914315</text:p>
          </table:table-cell>
          <table:table-cell table:formula="of:=IFERROR([$Sheet2.F68]*LOG10([$Sheet2.F68]/[$Sheet2.F$2]);0)" office:value-type="float" office:value="-0.000443630080120485" calcext:value-type="float">
            <text:p>-0.000443630080120485</text:p>
          </table:table-cell>
          <table:table-cell table:formula="of:=IFERROR([$Sheet2.G68]*LOG10([$Sheet2.G68]/[$Sheet2.G$2]);0)" office:value-type="float" office:value="-0.00320539902564796" calcext:value-type="float">
            <text:p>-0.00320539902564796</text:p>
          </table:table-cell>
          <table:table-cell table:formula="of:=IFERROR([$Sheet2.H68]*LOG10([$Sheet2.H68]/[$Sheet2.H$2]);0)" office:value-type="float" office:value="0.00817394281049922" calcext:value-type="float">
            <text:p>0.00817394281049922</text:p>
          </table:table-cell>
          <table:table-cell table:formula="of:=IFERROR([$Sheet2.I68]*LOG10([$Sheet2.I68]/[$Sheet2.I$2]);0)" office:value-type="float" office:value="-0.00573462312287988" calcext:value-type="float">
            <text:p>-0.00573462312287988</text:p>
          </table:table-cell>
          <table:table-cell table:formula="of:=IFERROR([$Sheet2.J68]*LOG10([$Sheet2.J68]/[$Sheet2.J$2]);0)" office:value-type="float" office:value="-0.0266289500961882" calcext:value-type="float">
            <text:p>-0.0266289500961882</text:p>
          </table:table-cell>
          <table:table-cell table:formula="of:=IFERROR([$Sheet2.K68]*LOG10([$Sheet2.K68]/[$Sheet2.K$2]);0)" office:value-type="float" office:value="0" calcext:value-type="float">
            <text:p>0</text:p>
          </table:table-cell>
          <table:table-cell table:formula="of:=IFERROR([$Sheet2.L68]*LOG10([$Sheet2.L68]/[$Sheet2.L$2]);0)" office:value-type="float" office:value="0.104127484001987" calcext:value-type="float">
            <text:p>0.104127484001987</text:p>
          </table:table-cell>
          <table:table-cell table:formula="of:=IFERROR([$Sheet2.M68]*LOG10([$Sheet2.M68]/[$Sheet2.M$2]);0)" office:value-type="float" office:value="-0.00170808472707046" calcext:value-type="float">
            <text:p>-0.00170808472707046</text:p>
          </table:table-cell>
          <table:table-cell table:formula="of:=IFERROR([$Sheet2.N68]*LOG10([$Sheet2.N68]/[$Sheet2.N$2]);0)" office:value-type="float" office:value="-0.0123842444550949" calcext:value-type="float">
            <text:p>-0.0123842444550949</text:p>
          </table:table-cell>
          <table:table-cell table:formula="of:=IFERROR([$Sheet2.O68]*LOG10([$Sheet2.O68]/[$Sheet2.O$2]);0)" office:value-type="float" office:value="-0.0121006740314012" calcext:value-type="float">
            <text:p>-0.0121006740314012</text:p>
          </table:table-cell>
          <table:table-cell table:formula="of:=IFERROR([$Sheet2.P68]*LOG10([$Sheet2.P68]/[$Sheet2.P$2]);0)" office:value-type="float" office:value="-0.00176542204863524" calcext:value-type="float">
            <text:p>-0.00176542204863524</text:p>
          </table:table-cell>
          <table:table-cell table:formula="of:=IFERROR([$Sheet2.Q68]*LOG10([$Sheet2.Q68]/[$Sheet2.Q$2]);0)" office:value-type="float" office:value="-0.00145488183398396" calcext:value-type="float">
            <text:p>-0.00145488183398396</text:p>
          </table:table-cell>
          <table:table-cell table:formula="of:=SUM([.B94:.Q94])" office:value-type="float" office:value="0.0978641473403435" calcext:value-type="float">
            <text:p>0.0978641473403435</text:p>
          </table:table-cell>
        </table:table-row>
        <table:table-row table:style-name="ro1">
          <table:table-cell table:formula="of:=[$word_counts_and_combinations.A35]" office:value-type="string" office:string-value="suit" calcext:value-type="string">
            <text:p>suit</text:p>
          </table:table-cell>
          <table:table-cell table:formula="of:=IFERROR([$Sheet2.B35]*LOG10([$Sheet2.B35]/[$Sheet2.B$2]);0)" office:value-type="float" office:value="0.0147885707598717" calcext:value-type="float">
            <text:p>0.0147885707598717</text:p>
          </table:table-cell>
          <table:table-cell table:formula="of:=IFERROR([$Sheet2.C35]*LOG10([$Sheet2.C35]/[$Sheet2.C$2]);0)" office:value-type="float" office:value="-0.00987063624463767" calcext:value-type="float">
            <text:p>-0.00987063624463767</text:p>
          </table:table-cell>
          <table:table-cell table:formula="of:=IFERROR([$Sheet2.D35]*LOG10([$Sheet2.D35]/[$Sheet2.D$2]);0)" office:value-type="float" office:value="-0.000639517112224431" calcext:value-type="float">
            <text:p>-0.000639517112224431</text:p>
          </table:table-cell>
          <table:table-cell table:formula="of:=IFERROR([$Sheet2.E35]*LOG10([$Sheet2.E35]/[$Sheet2.E$2]);0)" office:value-type="float" office:value="-0.00207003249010368" calcext:value-type="float">
            <text:p>-0.00207003249010368</text:p>
          </table:table-cell>
          <table:table-cell table:formula="of:=IFERROR([$Sheet2.F35]*LOG10([$Sheet2.F35]/[$Sheet2.F$2]);0)" office:value-type="float" office:value="0.00960468524665066" calcext:value-type="float">
            <text:p>0.00960468524665066</text:p>
          </table:table-cell>
          <table:table-cell table:formula="of:=IFERROR([$Sheet2.G35]*LOG10([$Sheet2.G35]/[$Sheet2.G$2]);0)" office:value-type="float" office:value="-0.00173027315374194" calcext:value-type="float">
            <text:p>-0.00173027315374194</text:p>
          </table:table-cell>
          <table:table-cell table:formula="of:=IFERROR([$Sheet2.H35]*LOG10([$Sheet2.H35]/[$Sheet2.H$2]);0)" office:value-type="float" office:value="-0.00206823303306457" calcext:value-type="float">
            <text:p>-0.00206823303306457</text:p>
          </table:table-cell>
          <table:table-cell table:formula="of:=IFERROR([$Sheet2.I35]*LOG10([$Sheet2.I35]/[$Sheet2.I$2]);0)" office:value-type="float" office:value="-0.00252524653418967" calcext:value-type="float">
            <text:p>-0.00252524653418967</text:p>
          </table:table-cell>
          <table:table-cell table:formula="of:=IFERROR([$Sheet2.J35]*LOG10([$Sheet2.J35]/[$Sheet2.J$2]);0)" office:value-type="float" office:value="-0.0106072737311744" calcext:value-type="float">
            <text:p>-0.0106072737311744</text:p>
          </table:table-cell>
          <table:table-cell table:formula="of:=IFERROR([$Sheet2.K35]*LOG10([$Sheet2.K35]/[$Sheet2.K$2]);0)" office:value-type="float" office:value="0.000936041248021461" calcext:value-type="float">
            <text:p>0.000936041248021461</text:p>
          </table:table-cell>
          <table:table-cell table:formula="of:=IFERROR([$Sheet2.L35]*LOG10([$Sheet2.L35]/[$Sheet2.L$2]);0)" office:value-type="float" office:value="-0.00832381912515415" calcext:value-type="float">
            <text:p>-0.00832381912515415</text:p>
          </table:table-cell>
          <table:table-cell table:formula="of:=IFERROR([$Sheet2.M35]*LOG10([$Sheet2.M35]/[$Sheet2.M$2]);0)" office:value-type="float" office:value="-0.00739098130673626" calcext:value-type="float">
            <text:p>-0.00739098130673626</text:p>
          </table:table-cell>
          <table:table-cell table:formula="of:=IFERROR([$Sheet2.N35]*LOG10([$Sheet2.N35]/[$Sheet2.N$2]);0)" office:value-type="float" office:value="-0.0075333840196775" calcext:value-type="float">
            <text:p>-0.0075333840196775</text:p>
          </table:table-cell>
          <table:table-cell table:formula="of:=IFERROR([$Sheet2.O35]*LOG10([$Sheet2.O35]/[$Sheet2.O$2]);0)" office:value-type="float" office:value="0.107197876572808" calcext:value-type="float">
            <text:p>0.107197876572808</text:p>
          </table:table-cell>
          <table:table-cell table:formula="of:=IFERROR([$Sheet2.P35]*LOG10([$Sheet2.P35]/[$Sheet2.P$2]);0)" office:value-type="float" office:value="0.00461989549670117" calcext:value-type="float">
            <text:p>0.00461989549670117</text:p>
          </table:table-cell>
          <table:table-cell table:formula="of:=IFERROR([$Sheet2.Q35]*LOG10([$Sheet2.Q35]/[$Sheet2.Q$2]);0)" office:value-type="float" office:value="-0.000183795138286517" calcext:value-type="float">
            <text:p>-0.000183795138286517</text:p>
          </table:table-cell>
          <table:table-cell table:formula="of:=SUM([.B95:.Q95])" office:value-type="float" office:value="0.0842038774350619" calcext:value-type="float">
            <text:p>0.0842038774350619</text:p>
          </table:table-cell>
        </table:table-row>
        <table:table-row table:style-name="ro1">
          <table:table-cell table:formula="of:=[$word_counts_and_combinations.A5]" office:value-type="string" office:string-value="playing" calcext:value-type="string">
            <text:p>playing</text:p>
          </table:table-cell>
          <table:table-cell table:formula="of:=IFERROR([$Sheet2.B5]*LOG10([$Sheet2.B5]/[$Sheet2.B$2]);0)" office:value-type="float" office:value="-0.00745716575110758" calcext:value-type="float">
            <text:p>-0.00745716575110758</text:p>
          </table:table-cell>
          <table:table-cell table:formula="of:=IFERROR([$Sheet2.C5]*LOG10([$Sheet2.C5]/[$Sheet2.C$2]);0)" office:value-type="float" office:value="0.0198782388428598" calcext:value-type="float">
            <text:p>0.0198782388428598</text:p>
          </table:table-cell>
          <table:table-cell table:formula="of:=IFERROR([$Sheet2.D5]*LOG10([$Sheet2.D5]/[$Sheet2.D$2]);0)" office:value-type="float" office:value="0.0452199904502259" calcext:value-type="float">
            <text:p>0.0452199904502259</text:p>
          </table:table-cell>
          <table:table-cell table:formula="of:=IFERROR([$Sheet2.E5]*LOG10([$Sheet2.E5]/[$Sheet2.E$2]);0)" office:value-type="float" office:value="-0.00231460769103238" calcext:value-type="float">
            <text:p>-0.00231460769103238</text:p>
          </table:table-cell>
          <table:table-cell table:formula="of:=IFERROR([$Sheet2.F5]*LOG10([$Sheet2.F5]/[$Sheet2.F$2]);0)" office:value-type="float" office:value="0.000504721163495368" calcext:value-type="float">
            <text:p>0.000504721163495368</text:p>
          </table:table-cell>
          <table:table-cell table:formula="of:=IFERROR([$Sheet2.G5]*LOG10([$Sheet2.G5]/[$Sheet2.G$2]);0)" office:value-type="float" office:value="-0.00136800002151796" calcext:value-type="float">
            <text:p>-0.00136800002151796</text:p>
          </table:table-cell>
          <table:table-cell table:formula="of:=IFERROR([$Sheet2.H5]*LOG10([$Sheet2.H5]/[$Sheet2.H$2]);0)" office:value-type="float" office:value="-0.00345153791028114" calcext:value-type="float">
            <text:p>-0.00345153791028114</text:p>
          </table:table-cell>
          <table:table-cell table:formula="of:=IFERROR([$Sheet2.I5]*LOG10([$Sheet2.I5]/[$Sheet2.I$2]);0)" office:value-type="float" office:value="0.000508172717964324" calcext:value-type="float">
            <text:p>0.000508172717964324</text:p>
          </table:table-cell>
          <table:table-cell table:formula="of:=IFERROR([$Sheet2.J5]*LOG10([$Sheet2.J5]/[$Sheet2.J$2]);0)" office:value-type="float" office:value="0.0755980672948339" calcext:value-type="float">
            <text:p>0.0755980672948339</text:p>
          </table:table-cell>
          <table:table-cell table:formula="of:=IFERROR([$Sheet2.K5]*LOG10([$Sheet2.K5]/[$Sheet2.K$2]);0)" office:value-type="float" office:value="0" calcext:value-type="float">
            <text:p>0</text:p>
          </table:table-cell>
          <table:table-cell table:formula="of:=IFERROR([$Sheet2.L5]*LOG10([$Sheet2.L5]/[$Sheet2.L$2]);0)" office:value-type="float" office:value="-0.0380827465857123" calcext:value-type="float">
            <text:p>-0.0380827465857123</text:p>
          </table:table-cell>
          <table:table-cell table:formula="of:=IFERROR([$Sheet2.M5]*LOG10([$Sheet2.M5]/[$Sheet2.M$2]);0)" office:value-type="float" office:value="-0.00397673625886337" calcext:value-type="float">
            <text:p>-0.00397673625886337</text:p>
          </table:table-cell>
          <table:table-cell table:formula="of:=IFERROR([$Sheet2.N5]*LOG10([$Sheet2.N5]/[$Sheet2.N$2]);0)" office:value-type="float" office:value="0.00197411681649416" calcext:value-type="float">
            <text:p>0.00197411681649416</text:p>
          </table:table-cell>
          <table:table-cell table:formula="of:=IFERROR([$Sheet2.O5]*LOG10([$Sheet2.O5]/[$Sheet2.O$2]);0)" office:value-type="float" office:value="-0.00189028579993319" calcext:value-type="float">
            <text:p>-0.00189028579993319</text:p>
          </table:table-cell>
          <table:table-cell table:formula="of:=IFERROR([$Sheet2.P5]*LOG10([$Sheet2.P5]/[$Sheet2.P$2]);0)" office:value-type="float" office:value="-0.00245248053750976" calcext:value-type="float">
            <text:p>-0.00245248053750976</text:p>
          </table:table-cell>
          <table:table-cell table:formula="of:=IFERROR([$Sheet2.Q5]*LOG10([$Sheet2.Q5]/[$Sheet2.Q$2]);0)" office:value-type="float" office:value="-0.000676064111795841" calcext:value-type="float">
            <text:p>-0.000676064111795841</text:p>
          </table:table-cell>
          <table:table-cell table:formula="of:=SUM([.B96:.Q96])" office:value-type="float" office:value="0.0820136826181199" calcext:value-type="float">
            <text:p>0.0820136826181199</text:p>
          </table:table-cell>
        </table:table-row>
        <table:table-row table:style-name="ro1">
          <table:table-cell table:formula="of:=[$word_counts_and_combinations.A40]" office:value-type="string" office:string-value="striped" calcext:value-type="string">
            <text:p>striped</text:p>
          </table:table-cell>
          <table:table-cell table:formula="of:=IFERROR([$Sheet2.B40]*LOG10([$Sheet2.B40]/[$Sheet2.B$2]);0)" office:value-type="float" office:value="0.0154768136149812" calcext:value-type="float">
            <text:p>0.0154768136149812</text:p>
          </table:table-cell>
          <table:table-cell table:formula="of:=IFERROR([$Sheet2.C40]*LOG10([$Sheet2.C40]/[$Sheet2.C$2]);0)" office:value-type="float" office:value="0.0288961161771941" calcext:value-type="float">
            <text:p>0.0288961161771941</text:p>
          </table:table-cell>
          <table:table-cell table:formula="of:=IFERROR([$Sheet2.D40]*LOG10([$Sheet2.D40]/[$Sheet2.D$2]);0)" office:value-type="float" office:value="0.00519602314685593" calcext:value-type="float">
            <text:p>0.00519602314685593</text:p>
          </table:table-cell>
          <table:table-cell table:formula="of:=IFERROR([$Sheet2.E40]*LOG10([$Sheet2.E40]/[$Sheet2.E$2]);0)" office:value-type="float" office:value="0.0209795012090575" calcext:value-type="float">
            <text:p>0.0209795012090575</text:p>
          </table:table-cell>
          <table:table-cell table:formula="of:=IFERROR([$Sheet2.F40]*LOG10([$Sheet2.F40]/[$Sheet2.F$2]);0)" office:value-type="float" office:value="-0.00221974914925464" calcext:value-type="float">
            <text:p>-0.00221974914925464</text:p>
          </table:table-cell>
          <table:table-cell table:formula="of:=IFERROR([$Sheet2.G40]*LOG10([$Sheet2.G40]/[$Sheet2.G$2]);0)" office:value-type="float" office:value="0.00954555493709022" calcext:value-type="float">
            <text:p>0.00954555493709022</text:p>
          </table:table-cell>
          <table:table-cell table:formula="of:=IFERROR([$Sheet2.H40]*LOG10([$Sheet2.H40]/[$Sheet2.H$2]);0)" office:value-type="float" office:value="-0.00436157363670163" calcext:value-type="float">
            <text:p>-0.00436157363670163</text:p>
          </table:table-cell>
          <table:table-cell table:formula="of:=IFERROR([$Sheet2.I40]*LOG10([$Sheet2.I40]/[$Sheet2.I$2]);0)" office:value-type="float" office:value="-0.00573366632731681" calcext:value-type="float">
            <text:p>-0.00573366632731681</text:p>
          </table:table-cell>
          <table:table-cell table:formula="of:=IFERROR([$Sheet2.J40]*LOG10([$Sheet2.J40]/[$Sheet2.J$2]);0)" office:value-type="float" office:value="-0.0199729288621152" calcext:value-type="float">
            <text:p>-0.0199729288621152</text:p>
          </table:table-cell>
          <table:table-cell table:formula="of:=IFERROR([$Sheet2.K40]*LOG10([$Sheet2.K40]/[$Sheet2.K$2]);0)" office:value-type="float" office:value="0" calcext:value-type="float">
            <text:p>0</text:p>
          </table:table-cell>
          <table:table-cell table:formula="of:=IFERROR([$Sheet2.L40]*LOG10([$Sheet2.L40]/[$Sheet2.L$2]);0)" office:value-type="float" office:value="0.0248283082731511" calcext:value-type="float">
            <text:p>0.0248283082731511</text:p>
          </table:table-cell>
          <table:table-cell table:formula="of:=IFERROR([$Sheet2.M40]*LOG10([$Sheet2.M40]/[$Sheet2.M$2]);0)" office:value-type="float" office:value="0.00867950015777111" calcext:value-type="float">
            <text:p>0.00867950015777111</text:p>
          </table:table-cell>
          <table:table-cell table:formula="of:=IFERROR([$Sheet2.N40]*LOG10([$Sheet2.N40]/[$Sheet2.N$2]);0)" office:value-type="float" office:value="-0.00536168185645044" calcext:value-type="float">
            <text:p>-0.00536168185645044</text:p>
          </table:table-cell>
          <table:table-cell table:formula="of:=IFERROR([$Sheet2.O40]*LOG10([$Sheet2.O40]/[$Sheet2.O$2]);0)" office:value-type="float" office:value="-0.00857354854839455" calcext:value-type="float">
            <text:p>-0.00857354854839455</text:p>
          </table:table-cell>
          <table:table-cell table:formula="of:=IFERROR([$Sheet2.P40]*LOG10([$Sheet2.P40]/[$Sheet2.P$2]);0)" office:value-type="float" office:value="0" calcext:value-type="float">
            <text:p>0</text:p>
          </table:table-cell>
          <table:table-cell table:formula="of:=IFERROR([$Sheet2.Q40]*LOG10([$Sheet2.Q40]/[$Sheet2.Q$2]);0)" office:value-type="float" office:value="0.0116860383046611" calcext:value-type="float">
            <text:p>0.0116860383046611</text:p>
          </table:table-cell>
          <table:table-cell table:formula="of:=SUM([.B97:.Q97])" office:value-type="float" office:value="0.0790647074405289" calcext:value-type="float">
            <text:p>0.0790647074405289</text:p>
          </table:table-cell>
        </table:table-row>
        <table:table-row table:style-name="ro1">
          <table:table-cell table:formula="of:=[$word_counts_and_combinations.A112]" office:value-type="string" office:string-value="flowers" calcext:value-type="string">
            <text:p>flowers</text:p>
          </table:table-cell>
          <table:table-cell table:formula="of:=IFERROR([$Sheet2.B112]*LOG10([$Sheet2.B112]/[$Sheet2.B$2]);0)" office:value-type="float" office:value="-0.00232125965150014" calcext:value-type="float">
            <text:p>-0.00232125965150014</text:p>
          </table:table-cell>
          <table:table-cell table:formula="of:=IFERROR([$Sheet2.C112]*LOG10([$Sheet2.C112]/[$Sheet2.C$2]);0)" office:value-type="float" office:value="0.0166137890295584" calcext:value-type="float">
            <text:p>0.0166137890295584</text:p>
          </table:table-cell>
          <table:table-cell table:formula="of:=IFERROR([$Sheet2.D112]*LOG10([$Sheet2.D112]/[$Sheet2.D$2]);0)" office:value-type="float" office:value="-0.00838442720297628" calcext:value-type="float">
            <text:p>-0.00838442720297628</text:p>
          </table:table-cell>
          <table:table-cell table:formula="of:=IFERROR([$Sheet2.E112]*LOG10([$Sheet2.E112]/[$Sheet2.E$2]);0)" office:value-type="float" office:value="-0.00144801023901266" calcext:value-type="float">
            <text:p>-0.00144801023901266</text:p>
          </table:table-cell>
          <table:table-cell table:formula="of:=IFERROR([$Sheet2.F112]*LOG10([$Sheet2.F112]/[$Sheet2.F$2]);0)" office:value-type="float" office:value="0" calcext:value-type="float">
            <text:p>0</text:p>
          </table:table-cell>
          <table:table-cell table:formula="of:=IFERROR([$Sheet2.G112]*LOG10([$Sheet2.G112]/[$Sheet2.G$2]);0)" office:value-type="float" office:value="0.00212596374818228" calcext:value-type="float">
            <text:p>0.00212596374818228</text:p>
          </table:table-cell>
          <table:table-cell table:formula="of:=IFERROR([$Sheet2.H112]*LOG10([$Sheet2.H112]/[$Sheet2.H$2]);0)" office:value-type="float" office:value="0.00543590469391745" calcext:value-type="float">
            <text:p>0.00543590469391745</text:p>
          </table:table-cell>
          <table:table-cell table:formula="of:=IFERROR([$Sheet2.I112]*LOG10([$Sheet2.I112]/[$Sheet2.I$2]);0)" office:value-type="float" office:value="0.000976606113689651" calcext:value-type="float">
            <text:p>0.000976606113689651</text:p>
          </table:table-cell>
          <table:table-cell table:formula="of:=IFERROR([$Sheet2.J112]*LOG10([$Sheet2.J112]/[$Sheet2.J$2]);0)" office:value-type="float" office:value="-0.00206598254580188" calcext:value-type="float">
            <text:p>-0.00206598254580188</text:p>
          </table:table-cell>
          <table:table-cell table:formula="of:=IFERROR([$Sheet2.K112]*LOG10([$Sheet2.K112]/[$Sheet2.K$2]);0)" office:value-type="float" office:value="0" calcext:value-type="float">
            <text:p>0</text:p>
          </table:table-cell>
          <table:table-cell table:formula="of:=IFERROR([$Sheet2.L112]*LOG10([$Sheet2.L112]/[$Sheet2.L$2]);0)" office:value-type="float" office:value="0.0586011279721062" calcext:value-type="float">
            <text:p>0.0586011279721062</text:p>
          </table:table-cell>
          <table:table-cell table:formula="of:=IFERROR([$Sheet2.M112]*LOG10([$Sheet2.M112]/[$Sheet2.M$2]);0)" office:value-type="float" office:value="-0.00611370811854216" calcext:value-type="float">
            <text:p>-0.00611370811854216</text:p>
          </table:table-cell>
          <table:table-cell table:formula="of:=IFERROR([$Sheet2.N112]*LOG10([$Sheet2.N112]/[$Sheet2.N$2]);0)" office:value-type="float" office:value="0.0136868748682562" calcext:value-type="float">
            <text:p>0.0136868748682562</text:p>
          </table:table-cell>
          <table:table-cell table:formula="of:=IFERROR([$Sheet2.O112]*LOG10([$Sheet2.O112]/[$Sheet2.O$2]);0)" office:value-type="float" office:value="0" calcext:value-type="float">
            <text:p>0</text:p>
          </table:table-cell>
          <table:table-cell table:formula="of:=IFERROR([$Sheet2.P112]*LOG10([$Sheet2.P112]/[$Sheet2.P$2]);0)" office:value-type="float" office:value="0" calcext:value-type="float">
            <text:p>0</text:p>
          </table:table-cell>
          <table:table-cell table:formula="of:=IFERROR([$Sheet2.Q112]*LOG10([$Sheet2.Q112]/[$Sheet2.Q$2]);0)" office:value-type="float" office:value="-0.000308152728507937" calcext:value-type="float">
            <text:p>-0.000308152728507937</text:p>
          </table:table-cell>
          <table:table-cell table:formula="of:=SUM([.B98:.Q98])" office:value-type="float" office:value="0.0767987259393692" calcext:value-type="float">
            <text:p>0.0767987259393692</text:p>
          </table:table-cell>
        </table:table-row>
        <table:table-row table:style-name="ro1">
          <table:table-cell table:formula="of:=[$word_counts_and_combinations.A78]" office:value-type="string" office:string-value="laying" calcext:value-type="string">
            <text:p>laying</text:p>
          </table:table-cell>
          <table:table-cell table:formula="of:=IFERROR([$Sheet2.B78]*LOG10([$Sheet2.B78]/[$Sheet2.B$2]);0)" office:value-type="float" office:value="-0.00773746748304829" calcext:value-type="float">
            <text:p>-0.00773746748304829</text:p>
          </table:table-cell>
          <table:table-cell table:formula="of:=IFERROR([$Sheet2.C78]*LOG10([$Sheet2.C78]/[$Sheet2.C$2]);0)" office:value-type="float" office:value="0.0269697522147119" calcext:value-type="float">
            <text:p>0.0269697522147119</text:p>
          </table:table-cell>
          <table:table-cell table:formula="of:=IFERROR([$Sheet2.D78]*LOG10([$Sheet2.D78]/[$Sheet2.D$2]);0)" office:value-type="float" office:value="0.0382272557092463" calcext:value-type="float">
            <text:p>0.0382272557092463</text:p>
          </table:table-cell>
          <table:table-cell table:formula="of:=IFERROR([$Sheet2.E78]*LOG10([$Sheet2.E78]/[$Sheet2.E$2]);0)" office:value-type="float" office:value="-0.00265765408612237" calcext:value-type="float">
            <text:p>-0.00265765408612237</text:p>
          </table:table-cell>
          <table:table-cell table:formula="of:=IFERROR([$Sheet2.F78]*LOG10([$Sheet2.F78]/[$Sheet2.F$2]);0)" office:value-type="float" office:value="0.00114799717999626" calcext:value-type="float">
            <text:p>0.00114799717999626</text:p>
          </table:table-cell>
          <table:table-cell table:formula="of:=IFERROR([$Sheet2.G78]*LOG10([$Sheet2.G78]/[$Sheet2.G$2]);0)" office:value-type="float" office:value="-0.000962631655324318" calcext:value-type="float">
            <text:p>-0.000962631655324318</text:p>
          </table:table-cell>
          <table:table-cell table:formula="of:=IFERROR([$Sheet2.H78]*LOG10([$Sheet2.H78]/[$Sheet2.H$2]);0)" office:value-type="float" office:value="-0.00418882087278209" calcext:value-type="float">
            <text:p>-0.00418882087278209</text:p>
          </table:table-cell>
          <table:table-cell table:formula="of:=IFERROR([$Sheet2.I78]*LOG10([$Sheet2.I78]/[$Sheet2.I$2]);0)" office:value-type="float" office:value="0.000430937105198813" calcext:value-type="float">
            <text:p>0.000430937105198813</text:p>
          </table:table-cell>
          <table:table-cell table:formula="of:=IFERROR([$Sheet2.J78]*LOG10([$Sheet2.J78]/[$Sheet2.J$2]);0)" office:value-type="float" office:value="0.0652015348822066" calcext:value-type="float">
            <text:p>0.0652015348822066</text:p>
          </table:table-cell>
          <table:table-cell table:formula="of:=IFERROR([$Sheet2.K78]*LOG10([$Sheet2.K78]/[$Sheet2.K$2]);0)" office:value-type="float" office:value="0" calcext:value-type="float">
            <text:p>0</text:p>
          </table:table-cell>
          <table:table-cell table:formula="of:=IFERROR([$Sheet2.L78]*LOG10([$Sheet2.L78]/[$Sheet2.L$2]);0)" office:value-type="float" office:value="-0.0375116328093727" calcext:value-type="float">
            <text:p>-0.0375116328093727</text:p>
          </table:table-cell>
          <table:table-cell table:formula="of:=IFERROR([$Sheet2.M78]*LOG10([$Sheet2.M78]/[$Sheet2.M$2]);0)" office:value-type="float" office:value="-0.00379956991021728" calcext:value-type="float">
            <text:p>-0.00379956991021728</text:p>
          </table:table-cell>
          <table:table-cell table:formula="of:=IFERROR([$Sheet2.N78]*LOG10([$Sheet2.N78]/[$Sheet2.N$2]);0)" office:value-type="float" office:value="0.00154579688607203" calcext:value-type="float">
            <text:p>0.00154579688607203</text:p>
          </table:table-cell>
          <table:table-cell table:formula="of:=IFERROR([$Sheet2.O78]*LOG10([$Sheet2.O78]/[$Sheet2.O$2]);0)" office:value-type="float" office:value="-0.00123819142809664" calcext:value-type="float">
            <text:p>-0.00123819142809664</text:p>
          </table:table-cell>
          <table:table-cell table:formula="of:=IFERROR([$Sheet2.P78]*LOG10([$Sheet2.P78]/[$Sheet2.P$2]);0)" office:value-type="float" office:value="-0.00278318514351744" calcext:value-type="float">
            <text:p>-0.00278318514351744</text:p>
          </table:table-cell>
          <table:table-cell table:formula="of:=IFERROR([$Sheet2.Q78]*LOG10([$Sheet2.Q78]/[$Sheet2.Q$2]);0)" office:value-type="float" office:value="0.00108036017617224" calcext:value-type="float">
            <text:p>0.00108036017617224</text:p>
          </table:table-cell>
          <table:table-cell table:formula="of:=SUM([.B99:.Q99])" office:value-type="float" office:value="0.073724480765123" calcext:value-type="float">
            <text:p>0.073724480765123</text:p>
          </table:table-cell>
        </table:table-row>
        <table:table-row table:style-name="ro1">
          <table:table-cell table:formula="of:=[$word_counts_and_combinations.A59]" office:value-type="string" office:string-value="watches" calcext:value-type="string">
            <text:p>watches</text:p>
          </table:table-cell>
          <table:table-cell table:formula="of:=IFERROR([$Sheet2.B59]*LOG10([$Sheet2.B59]/[$Sheet2.B$2]);0)" office:value-type="float" office:value="0.0120223881530227" calcext:value-type="float">
            <text:p>0.0120223881530227</text:p>
          </table:table-cell>
          <table:table-cell table:formula="of:=IFERROR([$Sheet2.C59]*LOG10([$Sheet2.C59]/[$Sheet2.C$2]);0)" office:value-type="float" office:value="0.0293084593801071" calcext:value-type="float">
            <text:p>0.0293084593801071</text:p>
          </table:table-cell>
          <table:table-cell table:formula="of:=IFERROR([$Sheet2.D59]*LOG10([$Sheet2.D59]/[$Sheet2.D$2]);0)" office:value-type="float" office:value="-0.00153100950738659" calcext:value-type="float">
            <text:p>-0.00153100950738659</text:p>
          </table:table-cell>
          <table:table-cell table:formula="of:=IFERROR([$Sheet2.E59]*LOG10([$Sheet2.E59]/[$Sheet2.E$2]);0)" office:value-type="float" office:value="0.00220376176129457" calcext:value-type="float">
            <text:p>0.00220376176129457</text:p>
          </table:table-cell>
          <table:table-cell table:formula="of:=IFERROR([$Sheet2.F59]*LOG10([$Sheet2.F59]/[$Sheet2.F$2]);0)" office:value-type="float" office:value="0" calcext:value-type="float">
            <text:p>0</text:p>
          </table:table-cell>
          <table:table-cell table:formula="of:=IFERROR([$Sheet2.G59]*LOG10([$Sheet2.G59]/[$Sheet2.G$2]);0)" office:value-type="float" office:value="0" calcext:value-type="float">
            <text:p>0</text:p>
          </table:table-cell>
          <table:table-cell table:formula="of:=IFERROR([$Sheet2.H59]*LOG10([$Sheet2.H59]/[$Sheet2.H$2]);0)" office:value-type="float" office:value="-0.00436720533452612" calcext:value-type="float">
            <text:p>-0.00436720533452612</text:p>
          </table:table-cell>
          <table:table-cell table:formula="of:=IFERROR([$Sheet2.I59]*LOG10([$Sheet2.I59]/[$Sheet2.I$2]);0)" office:value-type="float" office:value="0.0210456133903583" calcext:value-type="float">
            <text:p>0.0210456133903583</text:p>
          </table:table-cell>
          <table:table-cell table:formula="of:=IFERROR([$Sheet2.J59]*LOG10([$Sheet2.J59]/[$Sheet2.J$2]);0)" office:value-type="float" office:value="0.0414937675344161" calcext:value-type="float">
            <text:p>0.0414937675344161</text:p>
          </table:table-cell>
          <table:table-cell table:formula="of:=IFERROR([$Sheet2.K59]*LOG10([$Sheet2.K59]/[$Sheet2.K$2]);0)" office:value-type="float" office:value="0" calcext:value-type="float">
            <text:p>0</text:p>
          </table:table-cell>
          <table:table-cell table:formula="of:=IFERROR([$Sheet2.L59]*LOG10([$Sheet2.L59]/[$Sheet2.L$2]);0)" office:value-type="float" office:value="-0.0177928491731585" calcext:value-type="float">
            <text:p>-0.0177928491731585</text:p>
          </table:table-cell>
          <table:table-cell table:formula="of:=IFERROR([$Sheet2.M59]*LOG10([$Sheet2.M59]/[$Sheet2.M$2]);0)" office:value-type="float" office:value="-0.00333799741313721" calcext:value-type="float">
            <text:p>-0.00333799741313721</text:p>
          </table:table-cell>
          <table:table-cell table:formula="of:=IFERROR([$Sheet2.N59]*LOG10([$Sheet2.N59]/[$Sheet2.N$2]);0)" office:value-type="float" office:value="-0.00664894992403553" calcext:value-type="float">
            <text:p>-0.00664894992403553</text:p>
          </table:table-cell>
          <table:table-cell table:formula="of:=IFERROR([$Sheet2.O59]*LOG10([$Sheet2.O59]/[$Sheet2.O$2]);0)" office:value-type="float" office:value="-0.00724003478632775" calcext:value-type="float">
            <text:p>-0.00724003478632775</text:p>
          </table:table-cell>
          <table:table-cell table:formula="of:=IFERROR([$Sheet2.P59]*LOG10([$Sheet2.P59]/[$Sheet2.P$2]);0)" office:value-type="float" office:value="-0.00404075448887321" calcext:value-type="float">
            <text:p>-0.00404075448887321</text:p>
          </table:table-cell>
          <table:table-cell table:formula="of:=IFERROR([$Sheet2.Q59]*LOG10([$Sheet2.Q59]/[$Sheet2.Q$2]);0)" office:value-type="float" office:value="0" calcext:value-type="float">
            <text:p>0</text:p>
          </table:table-cell>
          <table:table-cell table:formula="of:=SUM([.B100:.Q100])" office:value-type="float" office:value="0.0611151895917539" calcext:value-type="float">
            <text:p>0.0611151895917539</text:p>
          </table:table-cell>
        </table:table-row>
        <table:table-row table:style-name="ro1">
          <table:table-cell table:formula="of:=[$word_counts_and_combinations.A21]" office:value-type="string" office:string-value="car" calcext:value-type="string">
            <text:p>car</text:p>
          </table:table-cell>
          <table:table-cell table:formula="of:=IFERROR([$Sheet2.B21]*LOG10([$Sheet2.B21]/[$Sheet2.B$2]);0)" office:value-type="float" office:value="0.00743480902254482" calcext:value-type="float">
            <text:p>0.00743480902254482</text:p>
          </table:table-cell>
          <table:table-cell table:formula="of:=IFERROR([$Sheet2.C21]*LOG10([$Sheet2.C21]/[$Sheet2.C$2]);0)" office:value-type="float" office:value="-0.00687607908707895" calcext:value-type="float">
            <text:p>-0.00687607908707895</text:p>
          </table:table-cell>
          <table:table-cell table:formula="of:=IFERROR([$Sheet2.D21]*LOG10([$Sheet2.D21]/[$Sheet2.D$2]);0)" office:value-type="float" office:value="-0.0117622333190179" calcext:value-type="float">
            <text:p>-0.0117622333190179</text:p>
          </table:table-cell>
          <table:table-cell table:formula="of:=IFERROR([$Sheet2.E21]*LOG10([$Sheet2.E21]/[$Sheet2.E$2]);0)" office:value-type="float" office:value="-0.00361992296873176" calcext:value-type="float">
            <text:p>-0.00361992296873176</text:p>
          </table:table-cell>
          <table:table-cell table:formula="of:=IFERROR([$Sheet2.F21]*LOG10([$Sheet2.F21]/[$Sheet2.F$2]);0)" office:value-type="float" office:value="0.0177131778261839" calcext:value-type="float">
            <text:p>0.0177131778261839</text:p>
          </table:table-cell>
          <table:table-cell table:formula="of:=IFERROR([$Sheet2.G21]*LOG10([$Sheet2.G21]/[$Sheet2.G$2]);0)" office:value-type="float" office:value="-0.00122561755975181" calcext:value-type="float">
            <text:p>-0.00122561755975181</text:p>
          </table:table-cell>
          <table:table-cell table:formula="of:=IFERROR([$Sheet2.H21]*LOG10([$Sheet2.H21]/[$Sheet2.H$2]);0)" office:value-type="float" office:value="-0.000101194647273358" calcext:value-type="float">
            <text:p>-0.000101194647273358</text:p>
          </table:table-cell>
          <table:table-cell table:formula="of:=IFERROR([$Sheet2.I21]*LOG10([$Sheet2.I21]/[$Sheet2.I$2]);0)" office:value-type="float" office:value="-0.00300321838007685" calcext:value-type="float">
            <text:p>-0.00300321838007685</text:p>
          </table:table-cell>
          <table:table-cell table:formula="of:=IFERROR([$Sheet2.J21]*LOG10([$Sheet2.J21]/[$Sheet2.J$2]);0)" office:value-type="float" office:value="-0.0203942461790787" calcext:value-type="float">
            <text:p>-0.0203942461790787</text:p>
          </table:table-cell>
          <table:table-cell table:formula="of:=IFERROR([$Sheet2.K21]*LOG10([$Sheet2.K21]/[$Sheet2.K$2]);0)" office:value-type="float" office:value="-0.00123532717587743" calcext:value-type="float">
            <text:p>-0.00123532717587743</text:p>
          </table:table-cell>
          <table:table-cell table:formula="of:=IFERROR([$Sheet2.L21]*LOG10([$Sheet2.L21]/[$Sheet2.L$2]);0)" office:value-type="float" office:value="0.111470813736801" calcext:value-type="float">
            <text:p>0.111470813736801</text:p>
          </table:table-cell>
          <table:table-cell table:formula="of:=IFERROR([$Sheet2.M21]*LOG10([$Sheet2.M21]/[$Sheet2.M$2]);0)" office:value-type="float" office:value="-0.00410117729037976" calcext:value-type="float">
            <text:p>-0.00410117729037976</text:p>
          </table:table-cell>
          <table:table-cell table:formula="of:=IFERROR([$Sheet2.N21]*LOG10([$Sheet2.N21]/[$Sheet2.N$2]);0)" office:value-type="float" office:value="-0.00885839711141326" calcext:value-type="float">
            <text:p>-0.00885839711141326</text:p>
          </table:table-cell>
          <table:table-cell table:formula="of:=IFERROR([$Sheet2.O21]*LOG10([$Sheet2.O21]/[$Sheet2.O$2]);0)" office:value-type="float" office:value="-0.011716870783219" calcext:value-type="float">
            <text:p>-0.011716870783219</text:p>
          </table:table-cell>
          <table:table-cell table:formula="of:=IFERROR([$Sheet2.P21]*LOG10([$Sheet2.P21]/[$Sheet2.P$2]);0)" office:value-type="float" office:value="-0.00452532412171636" calcext:value-type="float">
            <text:p>-0.00452532412171636</text:p>
          </table:table-cell>
          <table:table-cell table:formula="of:=IFERROR([$Sheet2.Q21]*LOG10([$Sheet2.Q21]/[$Sheet2.Q$2]);0)" office:value-type="float" office:value="-0.000898650626214814" calcext:value-type="float">
            <text:p>-0.000898650626214814</text:p>
          </table:table-cell>
          <table:table-cell table:formula="of:=SUM([.B101:.Q101])" office:value-type="float" office:value="0.0583005413357002" calcext:value-type="float">
            <text:p>0.0583005413357002</text:p>
          </table:table-cell>
        </table:table-row>
        <table:table-row table:style-name="ro1">
          <table:table-cell table:formula="of:=[$word_counts_and_combinations.A81]" office:value-type="string" office:string-value="bright" calcext:value-type="string">
            <text:p>bright</text:p>
          </table:table-cell>
          <table:table-cell table:formula="of:=IFERROR([$Sheet2.B81]*LOG10([$Sheet2.B81]/[$Sheet2.B$2]);0)" office:value-type="float" office:value="-0.00849877045785302" calcext:value-type="float">
            <text:p>-0.00849877045785302</text:p>
          </table:table-cell>
          <table:table-cell table:formula="of:=IFERROR([$Sheet2.C81]*LOG10([$Sheet2.C81]/[$Sheet2.C$2]);0)" office:value-type="float" office:value="-0.00582380102333049" calcext:value-type="float">
            <text:p>-0.00582380102333049</text:p>
          </table:table-cell>
          <table:table-cell table:formula="of:=IFERROR([$Sheet2.D81]*LOG10([$Sheet2.D81]/[$Sheet2.D$2]);0)" office:value-type="float" office:value="-0.0106187291524521" calcext:value-type="float">
            <text:p>-0.0106187291524521</text:p>
          </table:table-cell>
          <table:table-cell table:formula="of:=IFERROR([$Sheet2.E81]*LOG10([$Sheet2.E81]/[$Sheet2.E$2]);0)" office:value-type="float" office:value="-0.00298205849259589" calcext:value-type="float">
            <text:p>-0.00298205849259589</text:p>
          </table:table-cell>
          <table:table-cell table:formula="of:=IFERROR([$Sheet2.F81]*LOG10([$Sheet2.F81]/[$Sheet2.F$2]);0)" office:value-type="float" office:value="0.00231941047898155" calcext:value-type="float">
            <text:p>0.00231941047898155</text:p>
          </table:table-cell>
          <table:table-cell table:formula="of:=IFERROR([$Sheet2.G81]*LOG10([$Sheet2.G81]/[$Sheet2.G$2]);0)" office:value-type="float" office:value="0.00538202681509308" calcext:value-type="float">
            <text:p>0.00538202681509308</text:p>
          </table:table-cell>
          <table:table-cell table:formula="of:=IFERROR([$Sheet2.H81]*LOG10([$Sheet2.H81]/[$Sheet2.H$2]);0)" office:value-type="float" office:value="-0.00413480135363908" calcext:value-type="float">
            <text:p>-0.00413480135363908</text:p>
          </table:table-cell>
          <table:table-cell table:formula="of:=IFERROR([$Sheet2.I81]*LOG10([$Sheet2.I81]/[$Sheet2.I$2]);0)" office:value-type="float" office:value="0.00620321925544329" calcext:value-type="float">
            <text:p>0.00620321925544329</text:p>
          </table:table-cell>
          <table:table-cell table:formula="of:=IFERROR([$Sheet2.J81]*LOG10([$Sheet2.J81]/[$Sheet2.J$2]);0)" office:value-type="float" office:value="-0.00052582564330883" calcext:value-type="float">
            <text:p>-0.00052582564330883</text:p>
          </table:table-cell>
          <table:table-cell table:formula="of:=IFERROR([$Sheet2.K81]*LOG10([$Sheet2.K81]/[$Sheet2.K$2]);0)" office:value-type="float" office:value="0" calcext:value-type="float">
            <text:p>0</text:p>
          </table:table-cell>
          <table:table-cell table:formula="of:=IFERROR([$Sheet2.L81]*LOG10([$Sheet2.L81]/[$Sheet2.L$2]);0)" office:value-type="float" office:value="0.0432755040557558" calcext:value-type="float">
            <text:p>0.0432755040557558</text:p>
          </table:table-cell>
          <table:table-cell table:formula="of:=IFERROR([$Sheet2.M81]*LOG10([$Sheet2.M81]/[$Sheet2.M$2]);0)" office:value-type="float" office:value="0.035670156933311" calcext:value-type="float">
            <text:p>0.035670156933311</text:p>
          </table:table-cell>
          <table:table-cell table:formula="of:=IFERROR([$Sheet2.N81]*LOG10([$Sheet2.N81]/[$Sheet2.N$2]);0)" office:value-type="float" office:value="-0.0123824539329941" calcext:value-type="float">
            <text:p>-0.0123824539329941</text:p>
          </table:table-cell>
          <table:table-cell table:formula="of:=IFERROR([$Sheet2.O81]*LOG10([$Sheet2.O81]/[$Sheet2.O$2]);0)" office:value-type="float" office:value="-0.0104111438872861" calcext:value-type="float">
            <text:p>-0.0104111438872861</text:p>
          </table:table-cell>
          <table:table-cell table:formula="of:=IFERROR([$Sheet2.P81]*LOG10([$Sheet2.P81]/[$Sheet2.P$2]);0)" office:value-type="float" office:value="0.00578384550684" calcext:value-type="float">
            <text:p>0.00578384550684</text:p>
          </table:table-cell>
          <table:table-cell table:formula="of:=IFERROR([$Sheet2.Q81]*LOG10([$Sheet2.Q81]/[$Sheet2.Q$2]);0)" office:value-type="float" office:value="0.0118489724598508" calcext:value-type="float">
            <text:p>0.0118489724598508</text:p>
          </table:table-cell>
          <table:table-cell table:formula="of:=SUM([.B102:.Q102])" office:value-type="float" office:value="0.0551055515618159" calcext:value-type="float">
            <text:p>0.0551055515618159</text:p>
          </table:table-cell>
        </table:table-row>
        <table:table-row table:style-name="ro1">
          <table:table-cell table:formula="of:=[$word_counts_and_combinations.A89]" office:value-type="string" office:string-value="outfit" calcext:value-type="string">
            <text:p>outfit</text:p>
          </table:table-cell>
          <table:table-cell table:formula="of:=IFERROR([$Sheet2.B89]*LOG10([$Sheet2.B89]/[$Sheet2.B$2]);0)" office:value-type="float" office:value="-0.0083818097051657" calcext:value-type="float">
            <text:p>-0.0083818097051657</text:p>
          </table:table-cell>
          <table:table-cell table:formula="of:=IFERROR([$Sheet2.C89]*LOG10([$Sheet2.C89]/[$Sheet2.C$2]);0)" office:value-type="float" office:value="0.0221473337883619" calcext:value-type="float">
            <text:p>0.0221473337883619</text:p>
          </table:table-cell>
          <table:table-cell table:formula="of:=IFERROR([$Sheet2.D89]*LOG10([$Sheet2.D89]/[$Sheet2.D$2]);0)" office:value-type="float" office:value="0.0219084338093989" calcext:value-type="float">
            <text:p>0.0219084338093989</text:p>
          </table:table-cell>
          <table:table-cell table:formula="of:=IFERROR([$Sheet2.E89]*LOG10([$Sheet2.E89]/[$Sheet2.E$2]);0)" office:value-type="float" office:value="-0.00338586522089043" calcext:value-type="float">
            <text:p>-0.00338586522089043</text:p>
          </table:table-cell>
          <table:table-cell table:formula="of:=IFERROR([$Sheet2.F89]*LOG10([$Sheet2.F89]/[$Sheet2.F$2]);0)" office:value-type="float" office:value="0.000614336513126375" calcext:value-type="float">
            <text:p>0.000614336513126375</text:p>
          </table:table-cell>
          <table:table-cell table:formula="of:=IFERROR([$Sheet2.G89]*LOG10([$Sheet2.G89]/[$Sheet2.G$2]);0)" office:value-type="float" office:value="-0.000404840144836476" calcext:value-type="float">
            <text:p>-0.000404840144836476</text:p>
          </table:table-cell>
          <table:table-cell table:formula="of:=IFERROR([$Sheet2.H89]*LOG10([$Sheet2.H89]/[$Sheet2.H$2]);0)" office:value-type="float" office:value="-0.00345265391534955" calcext:value-type="float">
            <text:p>-0.00345265391534955</text:p>
          </table:table-cell>
          <table:table-cell table:formula="of:=IFERROR([$Sheet2.I89]*LOG10([$Sheet2.I89]/[$Sheet2.I$2]);0)" office:value-type="float" office:value="-0.00569076172530041" calcext:value-type="float">
            <text:p>-0.00569076172530041</text:p>
          </table:table-cell>
          <table:table-cell table:formula="of:=IFERROR([$Sheet2.J89]*LOG10([$Sheet2.J89]/[$Sheet2.J$2]);0)" office:value-type="float" office:value="0.069047340597958" calcext:value-type="float">
            <text:p>0.069047340597958</text:p>
          </table:table-cell>
          <table:table-cell table:formula="of:=IFERROR([$Sheet2.K89]*LOG10([$Sheet2.K89]/[$Sheet2.K$2]);0)" office:value-type="float" office:value="-0.000781904556331527" calcext:value-type="float">
            <text:p>-0.000781904556331527</text:p>
          </table:table-cell>
          <table:table-cell table:formula="of:=IFERROR([$Sheet2.L89]*LOG10([$Sheet2.L89]/[$Sheet2.L$2]);0)" office:value-type="float" office:value="-0.00885535697505717" calcext:value-type="float">
            <text:p>-0.00885535697505717</text:p>
          </table:table-cell>
          <table:table-cell table:formula="of:=IFERROR([$Sheet2.M89]*LOG10([$Sheet2.M89]/[$Sheet2.M$2]);0)" office:value-type="float" office:value="-0.00254346023348364" calcext:value-type="float">
            <text:p>-0.00254346023348364</text:p>
          </table:table-cell>
          <table:table-cell table:formula="of:=IFERROR([$Sheet2.N89]*LOG10([$Sheet2.N89]/[$Sheet2.N$2]);0)" office:value-type="float" office:value="-0.0114307979823695" calcext:value-type="float">
            <text:p>-0.0114307979823695</text:p>
          </table:table-cell>
          <table:table-cell table:formula="of:=IFERROR([$Sheet2.O89]*LOG10([$Sheet2.O89]/[$Sheet2.O$2]);0)" office:value-type="float" office:value="-0.0126724146146197" calcext:value-type="float">
            <text:p>-0.0126724146146197</text:p>
          </table:table-cell>
          <table:table-cell table:formula="of:=IFERROR([$Sheet2.P89]*LOG10([$Sheet2.P89]/[$Sheet2.P$2]);0)" office:value-type="float" office:value="-0.00412598549380061" calcext:value-type="float">
            <text:p>-0.00412598549380061</text:p>
          </table:table-cell>
          <table:table-cell table:formula="of:=IFERROR([$Sheet2.Q89]*LOG10([$Sheet2.Q89]/[$Sheet2.Q$2]);0)" office:value-type="float" office:value="0.000599042255627634" calcext:value-type="float">
            <text:p>0.000599042255627634</text:p>
          </table:table-cell>
          <table:table-cell table:formula="of:=SUM([.B103:.Q103])" office:value-type="float" office:value="0.052590636397268" calcext:value-type="float">
            <text:p>0.052590636397268</text:p>
          </table:table-cell>
        </table:table-row>
        <table:table-row table:style-name="ro1">
          <table:table-cell table:formula="of:=[$word_counts_and_combinations.A62]" office:value-type="string" office:string-value="shirts" calcext:value-type="string">
            <text:p>shirts</text:p>
          </table:table-cell>
          <table:table-cell table:formula="of:=IFERROR([$Sheet2.B62]*LOG10([$Sheet2.B62]/[$Sheet2.B$2]);0)" office:value-type="float" office:value="-0.00232125965150014" calcext:value-type="float">
            <text:p>-0.00232125965150014</text:p>
          </table:table-cell>
          <table:table-cell table:formula="of:=IFERROR([$Sheet2.C62]*LOG10([$Sheet2.C62]/[$Sheet2.C$2]);0)" office:value-type="float" office:value="-0.00873072889921061" calcext:value-type="float">
            <text:p>-0.00873072889921061</text:p>
          </table:table-cell>
          <table:table-cell table:formula="of:=IFERROR([$Sheet2.D62]*LOG10([$Sheet2.D62]/[$Sheet2.D$2]);0)" office:value-type="float" office:value="0.0188887401281999" calcext:value-type="float">
            <text:p>0.0188887401281999</text:p>
          </table:table-cell>
          <table:table-cell table:formula="of:=IFERROR([$Sheet2.E62]*LOG10([$Sheet2.E62]/[$Sheet2.E$2]);0)" office:value-type="float" office:value="0.00176314724922134" calcext:value-type="float">
            <text:p>0.00176314724922134</text:p>
          </table:table-cell>
          <table:table-cell table:formula="of:=IFERROR([$Sheet2.F62]*LOG10([$Sheet2.F62]/[$Sheet2.F$2]);0)" office:value-type="float" office:value="0" calcext:value-type="float">
            <text:p>0</text:p>
          </table:table-cell>
          <table:table-cell table:formula="of:=IFERROR([$Sheet2.G62]*LOG10([$Sheet2.G62]/[$Sheet2.G$2]);0)" office:value-type="float" office:value="0.00108425861638704" calcext:value-type="float">
            <text:p>0.00108425861638704</text:p>
          </table:table-cell>
          <table:table-cell table:formula="of:=IFERROR([$Sheet2.H62]*LOG10([$Sheet2.H62]/[$Sheet2.H$2]);0)" office:value-type="float" office:value="0.01140964339159" calcext:value-type="float">
            <text:p>0.01140964339159</text:p>
          </table:table-cell>
          <table:table-cell table:formula="of:=IFERROR([$Sheet2.I62]*LOG10([$Sheet2.I62]/[$Sheet2.I$2]);0)" office:value-type="float" office:value="-0.00486003374854927" calcext:value-type="float">
            <text:p>-0.00486003374854927</text:p>
          </table:table-cell>
          <table:table-cell table:formula="of:=IFERROR([$Sheet2.J62]*LOG10([$Sheet2.J62]/[$Sheet2.J$2]);0)" office:value-type="float" office:value="0.0399825002085815" calcext:value-type="float">
            <text:p>0.0399825002085815</text:p>
          </table:table-cell>
          <table:table-cell table:formula="of:=IFERROR([$Sheet2.K62]*LOG10([$Sheet2.K62]/[$Sheet2.K$2]);0)" office:value-type="float" office:value="-0.000918969255501602" calcext:value-type="float">
            <text:p>-0.000918969255501602</text:p>
          </table:table-cell>
          <table:table-cell table:formula="of:=IFERROR([$Sheet2.L62]*LOG10([$Sheet2.L62]/[$Sheet2.L$2]);0)" office:value-type="float" office:value="0.0100142028025091" calcext:value-type="float">
            <text:p>0.0100142028025091</text:p>
          </table:table-cell>
          <table:table-cell table:formula="of:=IFERROR([$Sheet2.M62]*LOG10([$Sheet2.M62]/[$Sheet2.M$2]);0)" office:value-type="float" office:value="-0.0018321082319577" calcext:value-type="float">
            <text:p>-0.0018321082319577</text:p>
          </table:table-cell>
          <table:table-cell table:formula="of:=IFERROR([$Sheet2.N62]*LOG10([$Sheet2.N62]/[$Sheet2.N$2]);0)" office:value-type="float" office:value="-0.00551342871680269" calcext:value-type="float">
            <text:p>-0.00551342871680269</text:p>
          </table:table-cell>
          <table:table-cell table:formula="of:=IFERROR([$Sheet2.O62]*LOG10([$Sheet2.O62]/[$Sheet2.O$2]);0)" office:value-type="float" office:value="-0.0115454503303436" calcext:value-type="float">
            <text:p>-0.0115454503303436</text:p>
          </table:table-cell>
          <table:table-cell table:formula="of:=IFERROR([$Sheet2.P62]*LOG10([$Sheet2.P62]/[$Sheet2.P$2]);0)" office:value-type="float" office:value="0" calcext:value-type="float">
            <text:p>0</text:p>
          </table:table-cell>
          <table:table-cell table:formula="of:=IFERROR([$Sheet2.Q62]*LOG10([$Sheet2.Q62]/[$Sheet2.Q$2]);0)" office:value-type="float" office:value="0" calcext:value-type="float">
            <text:p>0</text:p>
          </table:table-cell>
          <table:table-cell table:formula="of:=SUM([.B104:.Q104])" office:value-type="float" office:value="0.0474205135626232" calcext:value-type="float">
            <text:p>0.0474205135626232</text:p>
          </table:table-cell>
        </table:table-row>
        <table:table-row table:style-name="ro1">
          <table:table-cell table:formula="of:=[$word_counts_and_combinations.A25]" office:value-type="string" office:string-value="head" calcext:value-type="string">
            <text:p>head</text:p>
          </table:table-cell>
          <table:table-cell table:formula="of:=IFERROR([$Sheet2.B25]*LOG10([$Sheet2.B25]/[$Sheet2.B$2]);0)" office:value-type="float" office:value="0.0144236500779238" calcext:value-type="float">
            <text:p>0.0144236500779238</text:p>
          </table:table-cell>
          <table:table-cell table:formula="of:=IFERROR([$Sheet2.C25]*LOG10([$Sheet2.C25]/[$Sheet2.C$2]);0)" office:value-type="float" office:value="0.0275560261139961" calcext:value-type="float">
            <text:p>0.0275560261139961</text:p>
          </table:table-cell>
          <table:table-cell table:formula="of:=IFERROR([$Sheet2.D25]*LOG10([$Sheet2.D25]/[$Sheet2.D$2]);0)" office:value-type="float" office:value="0.0178398901730707" calcext:value-type="float">
            <text:p>0.0178398901730707</text:p>
          </table:table-cell>
          <table:table-cell table:formula="of:=IFERROR([$Sheet2.E25]*LOG10([$Sheet2.E25]/[$Sheet2.E$2]);0)" office:value-type="float" office:value="-0.00210933989252148" calcext:value-type="float">
            <text:p>-0.00210933989252148</text:p>
          </table:table-cell>
          <table:table-cell table:formula="of:=IFERROR([$Sheet2.F25]*LOG10([$Sheet2.F25]/[$Sheet2.F$2]);0)" office:value-type="float" office:value="-0.00248276352195599" calcext:value-type="float">
            <text:p>-0.00248276352195599</text:p>
          </table:table-cell>
          <table:table-cell table:formula="of:=IFERROR([$Sheet2.G25]*LOG10([$Sheet2.G25]/[$Sheet2.G$2]);0)" office:value-type="float" office:value="0.00248412189847448" calcext:value-type="float">
            <text:p>0.00248412189847448</text:p>
          </table:table-cell>
          <table:table-cell table:formula="of:=IFERROR([$Sheet2.H25]*LOG10([$Sheet2.H25]/[$Sheet2.H$2]);0)" office:value-type="float" office:value="-0.00365820514682169" calcext:value-type="float">
            <text:p>-0.00365820514682169</text:p>
          </table:table-cell>
          <table:table-cell table:formula="of:=IFERROR([$Sheet2.I25]*LOG10([$Sheet2.I25]/[$Sheet2.I$2]);0)" office:value-type="float" office:value="-0.00409801557300991" calcext:value-type="float">
            <text:p>-0.00409801557300991</text:p>
          </table:table-cell>
          <table:table-cell table:formula="of:=IFERROR([$Sheet2.J25]*LOG10([$Sheet2.J25]/[$Sheet2.J$2]);0)" office:value-type="float" office:value="-0.0126689508487998" calcext:value-type="float">
            <text:p>-0.0126689508487998</text:p>
          </table:table-cell>
          <table:table-cell table:formula="of:=IFERROR([$Sheet2.K25]*LOG10([$Sheet2.K25]/[$Sheet2.K$2]);0)" office:value-type="float" office:value="-0.00124392010203974" calcext:value-type="float">
            <text:p>-0.00124392010203974</text:p>
          </table:table-cell>
          <table:table-cell table:formula="of:=IFERROR([$Sheet2.L25]*LOG10([$Sheet2.L25]/[$Sheet2.L$2]);0)" office:value-type="float" office:value="-0.00901748973391644" calcext:value-type="float">
            <text:p>-0.00901748973391644</text:p>
          </table:table-cell>
          <table:table-cell table:formula="of:=IFERROR([$Sheet2.M25]*LOG10([$Sheet2.M25]/[$Sheet2.M$2]);0)" office:value-type="float" office:value="0.0348859881535061" calcext:value-type="float">
            <text:p>0.0348859881535061</text:p>
          </table:table-cell>
          <table:table-cell table:formula="of:=IFERROR([$Sheet2.N25]*LOG10([$Sheet2.N25]/[$Sheet2.N$2]);0)" office:value-type="float" office:value="-0.0123150093451219" calcext:value-type="float">
            <text:p>-0.0123150093451219</text:p>
          </table:table-cell>
          <table:table-cell table:formula="of:=IFERROR([$Sheet2.O25]*LOG10([$Sheet2.O25]/[$Sheet2.O$2]);0)" office:value-type="float" office:value="-0.00616389962480873" calcext:value-type="float">
            <text:p>-0.00616389962480873</text:p>
          </table:table-cell>
          <table:table-cell table:formula="of:=IFERROR([$Sheet2.P25]*LOG10([$Sheet2.P25]/[$Sheet2.P$2]);0)" office:value-type="float" office:value="-0.00417768192456569" calcext:value-type="float">
            <text:p>-0.00417768192456569</text:p>
          </table:table-cell>
          <table:table-cell table:formula="of:=IFERROR([$Sheet2.Q25]*LOG10([$Sheet2.Q25]/[$Sheet2.Q$2]);0)" office:value-type="float" office:value="0.00725031033577011" calcext:value-type="float">
            <text:p>0.00725031033577011</text:p>
          </table:table-cell>
          <table:table-cell table:formula="of:=SUM([.B105:.Q105])" office:value-type="float" office:value="0.04650471103918" calcext:value-type="float">
            <text:p>0.04650471103918</text:p>
          </table:table-cell>
        </table:table-row>
        <table:table-row table:style-name="ro1">
          <table:table-cell table:formula="of:=[$word_counts_and_combinations.A3]" office:value-type="string" office:string-value="sitting" calcext:value-type="string">
            <text:p>sitting</text:p>
          </table:table-cell>
          <table:table-cell table:formula="of:=IFERROR([$Sheet2.B3]*LOG10([$Sheet2.B3]/[$Sheet2.B$2]);0)" office:value-type="float" office:value="0.0167719761917517" calcext:value-type="float">
            <text:p>0.0167719761917517</text:p>
          </table:table-cell>
          <table:table-cell table:formula="of:=IFERROR([$Sheet2.C3]*LOG10([$Sheet2.C3]/[$Sheet2.C$2]);0)" office:value-type="float" office:value="0.0214086441811364" calcext:value-type="float">
            <text:p>0.0214086441811364</text:p>
          </table:table-cell>
          <table:table-cell table:formula="of:=IFERROR([$Sheet2.D3]*LOG10([$Sheet2.D3]/[$Sheet2.D$2]);0)" office:value-type="float" office:value="-0.0118635389023456" calcext:value-type="float">
            <text:p>-0.0118635389023456</text:p>
          </table:table-cell>
          <table:table-cell table:formula="of:=IFERROR([$Sheet2.E3]*LOG10([$Sheet2.E3]/[$Sheet2.E$2]);0)" office:value-type="float" office:value="0.0242314060949111" calcext:value-type="float">
            <text:p>0.0242314060949111</text:p>
          </table:table-cell>
          <table:table-cell table:formula="of:=IFERROR([$Sheet2.F3]*LOG10([$Sheet2.F3]/[$Sheet2.F$2]);0)" office:value-type="float" office:value="0.00750756717301112" calcext:value-type="float">
            <text:p>0.00750756717301112</text:p>
          </table:table-cell>
          <table:table-cell table:formula="of:=IFERROR([$Sheet2.G3]*LOG10([$Sheet2.G3]/[$Sheet2.G$2]);0)" office:value-type="float" office:value="0.00234821489715744" calcext:value-type="float">
            <text:p>0.00234821489715744</text:p>
          </table:table-cell>
          <table:table-cell table:formula="of:=IFERROR([$Sheet2.H3]*LOG10([$Sheet2.H3]/[$Sheet2.H$2]);0)" office:value-type="float" office:value="-0.00106021628792483" calcext:value-type="float">
            <text:p>-0.00106021628792483</text:p>
          </table:table-cell>
          <table:table-cell table:formula="of:=IFERROR([$Sheet2.I3]*LOG10([$Sheet2.I3]/[$Sheet2.I$2]);0)" office:value-type="float" office:value="0.0148076829574636" calcext:value-type="float">
            <text:p>0.0148076829574636</text:p>
          </table:table-cell>
          <table:table-cell table:formula="of:=IFERROR([$Sheet2.J3]*LOG10([$Sheet2.J3]/[$Sheet2.J$2]);0)" office:value-type="float" office:value="-0.0160624850952312" calcext:value-type="float">
            <text:p>-0.0160624850952312</text:p>
          </table:table-cell>
          <table:table-cell table:formula="of:=IFERROR([$Sheet2.K3]*LOG10([$Sheet2.K3]/[$Sheet2.K$2]);0)" office:value-type="float" office:value="0.0163955859279344" calcext:value-type="float">
            <text:p>0.0163955859279344</text:p>
          </table:table-cell>
          <table:table-cell table:formula="of:=IFERROR([$Sheet2.L3]*LOG10([$Sheet2.L3]/[$Sheet2.L$2]);0)" office:value-type="float" office:value="-0.00526663750347193" calcext:value-type="float">
            <text:p>-0.00526663750347193</text:p>
          </table:table-cell>
          <table:table-cell table:formula="of:=IFERROR([$Sheet2.M3]*LOG10([$Sheet2.M3]/[$Sheet2.M$2]);0)" office:value-type="float" office:value="-0.00475395501376686" calcext:value-type="float">
            <text:p>-0.00475395501376686</text:p>
          </table:table-cell>
          <table:table-cell table:formula="of:=IFERROR([$Sheet2.N3]*LOG10([$Sheet2.N3]/[$Sheet2.N$2]);0)" office:value-type="float" office:value="-0.0106572684460285" calcext:value-type="float">
            <text:p>-0.0106572684460285</text:p>
          </table:table-cell>
          <table:table-cell table:formula="of:=IFERROR([$Sheet2.O3]*LOG10([$Sheet2.O3]/[$Sheet2.O$2]);0)" office:value-type="float" office:value="-0.00255133094458492" calcext:value-type="float">
            <text:p>-0.00255133094458492</text:p>
          </table:table-cell>
          <table:table-cell table:formula="of:=IFERROR([$Sheet2.P3]*LOG10([$Sheet2.P3]/[$Sheet2.P$2]);0)" office:value-type="float" office:value="-0.00471092328051912" calcext:value-type="float">
            <text:p>-0.00471092328051912</text:p>
          </table:table-cell>
          <table:table-cell table:formula="of:=IFERROR([$Sheet2.Q3]*LOG10([$Sheet2.Q3]/[$Sheet2.Q$2]);0)" office:value-type="float" office:value="-0.00163170186008652" calcext:value-type="float">
            <text:p>-0.00163170186008652</text:p>
          </table:table-cell>
          <table:table-cell table:formula="of:=SUM([.B106:.Q106])" office:value-type="float" office:value="0.0449130200894064" calcext:value-type="float">
            <text:p>0.0449130200894064</text:p>
          </table:table-cell>
        </table:table-row>
        <table:table-row table:style-name="ro1">
          <table:table-cell table:formula="of:=[$word_counts_and_combinations.A80]" office:value-type="string" office:string-value="colored" calcext:value-type="string">
            <text:p>colored</text:p>
          </table:table-cell>
          <table:table-cell table:formula="of:=IFERROR([$Sheet2.B80]*LOG10([$Sheet2.B80]/[$Sheet2.B$2]);0)" office:value-type="float" office:value="-0.00639486682086107" calcext:value-type="float">
            <text:p>-0.00639486682086107</text:p>
          </table:table-cell>
          <table:table-cell table:formula="of:=IFERROR([$Sheet2.C80]*LOG10([$Sheet2.C80]/[$Sheet2.C$2]);0)" office:value-type="float" office:value="-0.0076175120224245" calcext:value-type="float">
            <text:p>-0.0076175120224245</text:p>
          </table:table-cell>
          <table:table-cell table:formula="of:=IFERROR([$Sheet2.D80]*LOG10([$Sheet2.D80]/[$Sheet2.D$2]);0)" office:value-type="float" office:value="0.00169139422798092" calcext:value-type="float">
            <text:p>0.00169139422798092</text:p>
          </table:table-cell>
          <table:table-cell table:formula="of:=IFERROR([$Sheet2.E80]*LOG10([$Sheet2.E80]/[$Sheet2.E$2]);0)" office:value-type="float" office:value="-0.00293940246074529" calcext:value-type="float">
            <text:p>-0.00293940246074529</text:p>
          </table:table-cell>
          <table:table-cell table:formula="of:=IFERROR([$Sheet2.F80]*LOG10([$Sheet2.F80]/[$Sheet2.F$2]);0)" office:value-type="float" office:value="0.00247839450183261" calcext:value-type="float">
            <text:p>0.00247839450183261</text:p>
          </table:table-cell>
          <table:table-cell table:formula="of:=IFERROR([$Sheet2.G80]*LOG10([$Sheet2.G80]/[$Sheet2.G$2]);0)" office:value-type="float" office:value="-0.00125324490647714" calcext:value-type="float">
            <text:p>-0.00125324490647714</text:p>
          </table:table-cell>
          <table:table-cell table:formula="of:=IFERROR([$Sheet2.H80]*LOG10([$Sheet2.H80]/[$Sheet2.H$2]);0)" office:value-type="float" office:value="0.000239042232733125" calcext:value-type="float">
            <text:p>0.000239042232733125</text:p>
          </table:table-cell>
          <table:table-cell table:formula="of:=IFERROR([$Sheet2.I80]*LOG10([$Sheet2.I80]/[$Sheet2.I$2]);0)" office:value-type="float" office:value="0.0153359805021352" calcext:value-type="float">
            <text:p>0.0153359805021352</text:p>
          </table:table-cell>
          <table:table-cell table:formula="of:=IFERROR([$Sheet2.J80]*LOG10([$Sheet2.J80]/[$Sheet2.J$2]);0)" office:value-type="float" office:value="-0.0153671708517538" calcext:value-type="float">
            <text:p>-0.0153671708517538</text:p>
          </table:table-cell>
          <table:table-cell table:formula="of:=IFERROR([$Sheet2.K80]*LOG10([$Sheet2.K80]/[$Sheet2.K$2]);0)" office:value-type="float" office:value="0" calcext:value-type="float">
            <text:p>0</text:p>
          </table:table-cell>
          <table:table-cell table:formula="of:=IFERROR([$Sheet2.L80]*LOG10([$Sheet2.L80]/[$Sheet2.L$2]);0)" office:value-type="float" office:value="0.0163918106917933" calcext:value-type="float">
            <text:p>0.0163918106917933</text:p>
          </table:table-cell>
          <table:table-cell table:formula="of:=IFERROR([$Sheet2.M80]*LOG10([$Sheet2.M80]/[$Sheet2.M$2]);0)" office:value-type="float" office:value="0.0166265313764972" calcext:value-type="float">
            <text:p>0.0166265313764972</text:p>
          </table:table-cell>
          <table:table-cell table:formula="of:=IFERROR([$Sheet2.N80]*LOG10([$Sheet2.N80]/[$Sheet2.N$2]);0)" office:value-type="float" office:value="0.0264814644932586" calcext:value-type="float">
            <text:p>0.0264814644932586</text:p>
          </table:table-cell>
          <table:table-cell table:formula="of:=IFERROR([$Sheet2.O80]*LOG10([$Sheet2.O80]/[$Sheet2.O$2]);0)" office:value-type="float" office:value="-0.00382695694672225" calcext:value-type="float">
            <text:p>-0.00382695694672225</text:p>
          </table:table-cell>
          <table:table-cell table:formula="of:=IFERROR([$Sheet2.P80]*LOG10([$Sheet2.P80]/[$Sheet2.P$2]);0)" office:value-type="float" office:value="0" calcext:value-type="float">
            <text:p>0</text:p>
          </table:table-cell>
          <table:table-cell table:formula="of:=IFERROR([$Sheet2.Q80]*LOG10([$Sheet2.Q80]/[$Sheet2.Q$2]);0)" office:value-type="float" office:value="0" calcext:value-type="float">
            <text:p>0</text:p>
          </table:table-cell>
          <table:table-cell table:formula="of:=SUM([.B107:.Q107])" office:value-type="float" office:value="0.0418454640172468" calcext:value-type="float">
            <text:p>0.0418454640172468</text:p>
          </table:table-cell>
        </table:table-row>
        <table:table-row table:style-name="ro1">
          <table:table-cell table:formula="of:=[$word_counts_and_combinations.A33]" office:value-type="string" office:string-value="ground" calcext:value-type="string">
            <text:p>ground</text:p>
          </table:table-cell>
          <table:table-cell table:formula="of:=IFERROR([$Sheet2.B33]*LOG10([$Sheet2.B33]/[$Sheet2.B$2]);0)" office:value-type="float" office:value="-0.00774284473729542" calcext:value-type="float">
            <text:p>-0.00774284473729542</text:p>
          </table:table-cell>
          <table:table-cell table:formula="of:=IFERROR([$Sheet2.C33]*LOG10([$Sheet2.C33]/[$Sheet2.C$2]);0)" office:value-type="float" office:value="-0.0100544844367167" calcext:value-type="float">
            <text:p>-0.0100544844367167</text:p>
          </table:table-cell>
          <table:table-cell table:formula="of:=IFERROR([$Sheet2.D33]*LOG10([$Sheet2.D33]/[$Sheet2.D$2]);0)" office:value-type="float" office:value="-0.00190733674312605" calcext:value-type="float">
            <text:p>-0.00190733674312605</text:p>
          </table:table-cell>
          <table:table-cell table:formula="of:=IFERROR([$Sheet2.E33]*LOG10([$Sheet2.E33]/[$Sheet2.E$2]);0)" office:value-type="float" office:value="-0.00360285143851773" calcext:value-type="float">
            <text:p>-0.00360285143851773</text:p>
          </table:table-cell>
          <table:table-cell table:formula="of:=IFERROR([$Sheet2.F33]*LOG10([$Sheet2.F33]/[$Sheet2.F$2]);0)" office:value-type="float" office:value="-0.00205632674495537" calcext:value-type="float">
            <text:p>-0.00205632674495537</text:p>
          </table:table-cell>
          <table:table-cell table:formula="of:=IFERROR([$Sheet2.G33]*LOG10([$Sheet2.G33]/[$Sheet2.G$2]);0)" office:value-type="float" office:value="-0.00357368970489981" calcext:value-type="float">
            <text:p>-0.00357368970489981</text:p>
          </table:table-cell>
          <table:table-cell table:formula="of:=IFERROR([$Sheet2.H33]*LOG10([$Sheet2.H33]/[$Sheet2.H$2]);0)" office:value-type="float" office:value="0.000475279388866314" calcext:value-type="float">
            <text:p>0.000475279388866314</text:p>
          </table:table-cell>
          <table:table-cell table:formula="of:=IFERROR([$Sheet2.I33]*LOG10([$Sheet2.I33]/[$Sheet2.I$2]);0)" office:value-type="float" office:value="-0.00102862814509587" calcext:value-type="float">
            <text:p>-0.00102862814509587</text:p>
          </table:table-cell>
          <table:table-cell table:formula="of:=IFERROR([$Sheet2.J33]*LOG10([$Sheet2.J33]/[$Sheet2.J$2]);0)" office:value-type="float" office:value="0.055813931742544" calcext:value-type="float">
            <text:p>0.055813931742544</text:p>
          </table:table-cell>
          <table:table-cell table:formula="of:=IFERROR([$Sheet2.K33]*LOG10([$Sheet2.K33]/[$Sheet2.K$2]);0)" office:value-type="float" office:value="-0.00121552291865787" calcext:value-type="float">
            <text:p>-0.00121552291865787</text:p>
          </table:table-cell>
          <table:table-cell table:formula="of:=IFERROR([$Sheet2.L33]*LOG10([$Sheet2.L33]/[$Sheet2.L$2]);0)" office:value-type="float" office:value="-0.0235569753666741" calcext:value-type="float">
            <text:p>-0.0235569753666741</text:p>
          </table:table-cell>
          <table:table-cell table:formula="of:=IFERROR([$Sheet2.M33]*LOG10([$Sheet2.M33]/[$Sheet2.M$2]);0)" office:value-type="float" office:value="-0.00370498214874008" calcext:value-type="float">
            <text:p>-0.00370498214874008</text:p>
          </table:table-cell>
          <table:table-cell table:formula="of:=IFERROR([$Sheet2.N33]*LOG10([$Sheet2.N33]/[$Sheet2.N$2]);0)" office:value-type="float" office:value="0.0126144174964912" calcext:value-type="float">
            <text:p>0.0126144174964912</text:p>
          </table:table-cell>
          <table:table-cell table:formula="of:=IFERROR([$Sheet2.O33]*LOG10([$Sheet2.O33]/[$Sheet2.O$2]);0)" office:value-type="float" office:value="0.00221155305521037" calcext:value-type="float">
            <text:p>0.00221155305521037</text:p>
          </table:table-cell>
          <table:table-cell table:formula="of:=IFERROR([$Sheet2.P33]*LOG10([$Sheet2.P33]/[$Sheet2.P$2]);0)" office:value-type="float" office:value="0.0282915963023737" calcext:value-type="float">
            <text:p>0.0282915963023737</text:p>
          </table:table-cell>
          <table:table-cell table:formula="of:=IFERROR([$Sheet2.Q33]*LOG10([$Sheet2.Q33]/[$Sheet2.Q$2]);0)" office:value-type="float" office:value="0.000403742423351588" calcext:value-type="float">
            <text:p>0.000403742423351588</text:p>
          </table:table-cell>
          <table:table-cell table:formula="of:=SUM([.B108:.Q108])" office:value-type="float" office:value="0.0413668780241582" calcext:value-type="float">
            <text:p>0.0413668780241582</text:p>
          </table:table-cell>
        </table:table-row>
        <table:table-row table:style-name="ro1">
          <table:table-cell table:formula="of:=[$word_counts_and_combinations.A12]" office:value-type="string" office:string-value="near" calcext:value-type="string">
            <text:p>near</text:p>
          </table:table-cell>
          <table:table-cell table:formula="of:=IFERROR([$Sheet2.B12]*LOG10([$Sheet2.B12]/[$Sheet2.B$2]);0)" office:value-type="float" office:value="-0.00843865937162061" calcext:value-type="float">
            <text:p>-0.00843865937162061</text:p>
          </table:table-cell>
          <table:table-cell table:formula="of:=IFERROR([$Sheet2.C12]*LOG10([$Sheet2.C12]/[$Sheet2.C$2]);0)" office:value-type="float" office:value="-0.0086156927014578" calcext:value-type="float">
            <text:p>-0.0086156927014578</text:p>
          </table:table-cell>
          <table:table-cell table:formula="of:=IFERROR([$Sheet2.D12]*LOG10([$Sheet2.D12]/[$Sheet2.D$2]);0)" office:value-type="float" office:value="-0.0127651367054235" calcext:value-type="float">
            <text:p>-0.0127651367054235</text:p>
          </table:table-cell>
          <table:table-cell table:formula="of:=IFERROR([$Sheet2.E12]*LOG10([$Sheet2.E12]/[$Sheet2.E$2]);0)" office:value-type="float" office:value="-0.00332552721618961" calcext:value-type="float">
            <text:p>-0.00332552721618961</text:p>
          </table:table-cell>
          <table:table-cell table:formula="of:=IFERROR([$Sheet2.F12]*LOG10([$Sheet2.F12]/[$Sheet2.F$2]);0)" office:value-type="float" office:value="-0.00150417721563451" calcext:value-type="float">
            <text:p>-0.00150417721563451</text:p>
          </table:table-cell>
          <table:table-cell table:formula="of:=IFERROR([$Sheet2.G12]*LOG10([$Sheet2.G12]/[$Sheet2.G$2]);0)" office:value-type="float" office:value="-0.00077190529419307" calcext:value-type="float">
            <text:p>-0.00077190529419307</text:p>
          </table:table-cell>
          <table:table-cell table:formula="of:=IFERROR([$Sheet2.H12]*LOG10([$Sheet2.H12]/[$Sheet2.H$2]);0)" office:value-type="float" office:value="0.00419588021673504" calcext:value-type="float">
            <text:p>0.00419588021673504</text:p>
          </table:table-cell>
          <table:table-cell table:formula="of:=IFERROR([$Sheet2.I12]*LOG10([$Sheet2.I12]/[$Sheet2.I$2]);0)" office:value-type="float" office:value="0.00999709158093973" calcext:value-type="float">
            <text:p>0.00999709158093973</text:p>
          </table:table-cell>
          <table:table-cell table:formula="of:=IFERROR([$Sheet2.J12]*LOG10([$Sheet2.J12]/[$Sheet2.J$2]);0)" office:value-type="float" office:value="-0.0093184980371305" calcext:value-type="float">
            <text:p>-0.0093184980371305</text:p>
          </table:table-cell>
          <table:table-cell table:formula="of:=IFERROR([$Sheet2.K12]*LOG10([$Sheet2.K12]/[$Sheet2.K$2]);0)" office:value-type="float" office:value="0.000295647462711793" calcext:value-type="float">
            <text:p>0.000295647462711793</text:p>
          </table:table-cell>
          <table:table-cell table:formula="of:=IFERROR([$Sheet2.L12]*LOG10([$Sheet2.L12]/[$Sheet2.L$2]);0)" office:value-type="float" office:value="0.0190792305920228" calcext:value-type="float">
            <text:p>0.0190792305920228</text:p>
          </table:table-cell>
          <table:table-cell table:formula="of:=IFERROR([$Sheet2.M12]*LOG10([$Sheet2.M12]/[$Sheet2.M$2]);0)" office:value-type="float" office:value="-0.000981967018225004" calcext:value-type="float">
            <text:p>-0.000981967018225004</text:p>
          </table:table-cell>
          <table:table-cell table:formula="of:=IFERROR([$Sheet2.N12]*LOG10([$Sheet2.N12]/[$Sheet2.N$2]);0)" office:value-type="float" office:value="0.00527035852343073" calcext:value-type="float">
            <text:p>0.00527035852343073</text:p>
          </table:table-cell>
          <table:table-cell table:formula="of:=IFERROR([$Sheet2.O12]*LOG10([$Sheet2.O12]/[$Sheet2.O$2]);0)" office:value-type="float" office:value="0.0530973724225074" calcext:value-type="float">
            <text:p>0.0530973724225074</text:p>
          </table:table-cell>
          <table:table-cell table:formula="of:=IFERROR([$Sheet2.P12]*LOG10([$Sheet2.P12]/[$Sheet2.P$2]);0)" office:value-type="float" office:value="-0.00381277228928302" calcext:value-type="float">
            <text:p>-0.00381277228928302</text:p>
          </table:table-cell>
          <table:table-cell table:formula="of:=IFERROR([$Sheet2.Q12]*LOG10([$Sheet2.Q12]/[$Sheet2.Q$2]);0)" office:value-type="float" office:value="-0.00120521444224009" calcext:value-type="float">
            <text:p>-0.00120521444224009</text:p>
          </table:table-cell>
          <table:table-cell table:formula="of:=SUM([.B109:.Q109])" office:value-type="float" office:value="0.0411960305069498" calcext:value-type="float">
            <text:p>0.0411960305069498</text:p>
          </table:table-cell>
        </table:table-row>
        <table:table-row table:style-name="ro1">
          <table:table-cell table:formula="of:=[$word_counts_and_combinations.A44]" office:value-type="string" office:string-value="haired" calcext:value-type="string">
            <text:p>haired</text:p>
          </table:table-cell>
          <table:table-cell table:formula="of:=IFERROR([$Sheet2.B44]*LOG10([$Sheet2.B44]/[$Sheet2.B$2]);0)" office:value-type="float" office:value="0.0138479257888129" calcext:value-type="float">
            <text:p>0.0138479257888129</text:p>
          </table:table-cell>
          <table:table-cell table:formula="of:=IFERROR([$Sheet2.C44]*LOG10([$Sheet2.C44]/[$Sheet2.C$2]);0)" office:value-type="float" office:value="0.0285399331511514" calcext:value-type="float">
            <text:p>0.0285399331511514</text:p>
          </table:table-cell>
          <table:table-cell table:formula="of:=IFERROR([$Sheet2.D44]*LOG10([$Sheet2.D44]/[$Sheet2.D$2]);0)" office:value-type="float" office:value="-0.000244527460362674" calcext:value-type="float">
            <text:p>-0.000244527460362674</text:p>
          </table:table-cell>
          <table:table-cell table:formula="of:=IFERROR([$Sheet2.E44]*LOG10([$Sheet2.E44]/[$Sheet2.E$2]);0)" office:value-type="float" office:value="0.0137143675016175" calcext:value-type="float">
            <text:p>0.0137143675016175</text:p>
          </table:table-cell>
          <table:table-cell table:formula="of:=IFERROR([$Sheet2.F44]*LOG10([$Sheet2.F44]/[$Sheet2.F$2]);0)" office:value-type="float" office:value="-0.00168330778201608" calcext:value-type="float">
            <text:p>-0.00168330778201608</text:p>
          </table:table-cell>
          <table:table-cell table:formula="of:=IFERROR([$Sheet2.G44]*LOG10([$Sheet2.G44]/[$Sheet2.G$2]);0)" office:value-type="float" office:value="0.00204358272893535" calcext:value-type="float">
            <text:p>0.00204358272893535</text:p>
          </table:table-cell>
          <table:table-cell table:formula="of:=IFERROR([$Sheet2.H44]*LOG10([$Sheet2.H44]/[$Sheet2.H$2]);0)" office:value-type="float" office:value="-0.00352107284892918" calcext:value-type="float">
            <text:p>-0.00352107284892918</text:p>
          </table:table-cell>
          <table:table-cell table:formula="of:=IFERROR([$Sheet2.I44]*LOG10([$Sheet2.I44]/[$Sheet2.I$2]);0)" office:value-type="float" office:value="0.00176394393741507" calcext:value-type="float">
            <text:p>0.00176394393741507</text:p>
          </table:table-cell>
          <table:table-cell table:formula="of:=IFERROR([$Sheet2.J44]*LOG10([$Sheet2.J44]/[$Sheet2.J$2]);0)" office:value-type="float" office:value="-0.015638761216279" calcext:value-type="float">
            <text:p>-0.015638761216279</text:p>
          </table:table-cell>
          <table:table-cell table:formula="of:=IFERROR([$Sheet2.K44]*LOG10([$Sheet2.K44]/[$Sheet2.K$2]);0)" office:value-type="float" office:value="0.00179879480378719" calcext:value-type="float">
            <text:p>0.00179879480378719</text:p>
          </table:table-cell>
          <table:table-cell table:formula="of:=IFERROR([$Sheet2.L44]*LOG10([$Sheet2.L44]/[$Sheet2.L$2]);0)" office:value-type="float" office:value="-0.0104437835726388" calcext:value-type="float">
            <text:p>-0.0104437835726388</text:p>
          </table:table-cell>
          <table:table-cell table:formula="of:=IFERROR([$Sheet2.M44]*LOG10([$Sheet2.M44]/[$Sheet2.M$2]);0)" office:value-type="float" office:value="0.0222159248388777" calcext:value-type="float">
            <text:p>0.0222159248388777</text:p>
          </table:table-cell>
          <table:table-cell table:formula="of:=IFERROR([$Sheet2.N44]*LOG10([$Sheet2.N44]/[$Sheet2.N$2]);0)" office:value-type="float" office:value="-0.00156038849845096" calcext:value-type="float">
            <text:p>-0.00156038849845096</text:p>
          </table:table-cell>
          <table:table-cell table:formula="of:=IFERROR([$Sheet2.O44]*LOG10([$Sheet2.O44]/[$Sheet2.O$2]);0)" office:value-type="float" office:value="-0.01192402569722" calcext:value-type="float">
            <text:p>-0.01192402569722</text:p>
          </table:table-cell>
          <table:table-cell table:formula="of:=IFERROR([$Sheet2.P44]*LOG10([$Sheet2.P44]/[$Sheet2.P$2]);0)" office:value-type="float" office:value="-0.00410522528151999" calcext:value-type="float">
            <text:p>-0.00410522528151999</text:p>
          </table:table-cell>
          <table:table-cell table:formula="of:=IFERROR([$Sheet2.Q44]*LOG10([$Sheet2.Q44]/[$Sheet2.Q$2]);0)" office:value-type="float" office:value="0.000503983982118591" calcext:value-type="float">
            <text:p>0.000503983982118591</text:p>
          </table:table-cell>
          <table:table-cell table:formula="of:=SUM([.B110:.Q110])" office:value-type="float" office:value="0.035307364375299" calcext:value-type="float">
            <text:p>0.035307364375299</text:p>
          </table:table-cell>
        </table:table-row>
        <table:table-row table:style-name="ro1">
          <table:table-cell table:formula="of:=[$word_counts_and_combinations.A111]" office:value-type="string" office:string-value="arm" calcext:value-type="string">
            <text:p>arm</text:p>
          </table:table-cell>
          <table:table-cell table:formula="of:=IFERROR([$Sheet2.B111]*LOG10([$Sheet2.B111]/[$Sheet2.B$2]);0)" office:value-type="float" office:value="0.0158816474771464" calcext:value-type="float">
            <text:p>0.0158816474771464</text:p>
          </table:table-cell>
          <table:table-cell table:formula="of:=IFERROR([$Sheet2.C111]*LOG10([$Sheet2.C111]/[$Sheet2.C$2]);0)" office:value-type="float" office:value="0.0339039966071528" calcext:value-type="float">
            <text:p>0.0339039966071528</text:p>
          </table:table-cell>
          <table:table-cell table:formula="of:=IFERROR([$Sheet2.D111]*LOG10([$Sheet2.D111]/[$Sheet2.D$2]);0)" office:value-type="float" office:value="-0.00482307901596036" calcext:value-type="float">
            <text:p>-0.00482307901596036</text:p>
          </table:table-cell>
          <table:table-cell table:formula="of:=IFERROR([$Sheet2.E111]*LOG10([$Sheet2.E111]/[$Sheet2.E$2]);0)" office:value-type="float" office:value="0.00340893685148335" calcext:value-type="float">
            <text:p>0.00340893685148335</text:p>
          </table:table-cell>
          <table:table-cell table:formula="of:=IFERROR([$Sheet2.F111]*LOG10([$Sheet2.F111]/[$Sheet2.F$2]);0)" office:value-type="float" office:value="-0.00154443930907619" calcext:value-type="float">
            <text:p>-0.00154443930907619</text:p>
          </table:table-cell>
          <table:table-cell table:formula="of:=IFERROR([$Sheet2.G111]*LOG10([$Sheet2.G111]/[$Sheet2.G$2]);0)" office:value-type="float" office:value="-0.00234831966314832" calcext:value-type="float">
            <text:p>-0.00234831966314832</text:p>
          </table:table-cell>
          <table:table-cell table:formula="of:=IFERROR([$Sheet2.H111]*LOG10([$Sheet2.H111]/[$Sheet2.H$2]);0)" office:value-type="float" office:value="0.0220639420375297" calcext:value-type="float">
            <text:p>0.0220639420375297</text:p>
          </table:table-cell>
          <table:table-cell table:formula="of:=IFERROR([$Sheet2.I111]*LOG10([$Sheet2.I111]/[$Sheet2.I$2]);0)" office:value-type="float" office:value="-0.00248968881808656" calcext:value-type="float">
            <text:p>-0.00248968881808656</text:p>
          </table:table-cell>
          <table:table-cell table:formula="of:=IFERROR([$Sheet2.J111]*LOG10([$Sheet2.J111]/[$Sheet2.J$2]);0)" office:value-type="float" office:value="-0.000455418510489952" calcext:value-type="float">
            <text:p>-0.000455418510489952</text:p>
          </table:table-cell>
          <table:table-cell table:formula="of:=IFERROR([$Sheet2.K111]*LOG10([$Sheet2.K111]/[$Sheet2.K$2]);0)" office:value-type="float" office:value="-0.00126076948341483" calcext:value-type="float">
            <text:p>-0.00126076948341483</text:p>
          </table:table-cell>
          <table:table-cell table:formula="of:=IFERROR([$Sheet2.L111]*LOG10([$Sheet2.L111]/[$Sheet2.L$2]);0)" office:value-type="float" office:value="-0.0157169039809653" calcext:value-type="float">
            <text:p>-0.0157169039809653</text:p>
          </table:table-cell>
          <table:table-cell table:formula="of:=IFERROR([$Sheet2.M111]*LOG10([$Sheet2.M111]/[$Sheet2.M$2]);0)" office:value-type="float" office:value="-0.00100904649500031" calcext:value-type="float">
            <text:p>-0.00100904649500031</text:p>
          </table:table-cell>
          <table:table-cell table:formula="of:=IFERROR([$Sheet2.N111]*LOG10([$Sheet2.N111]/[$Sheet2.N$2]);0)" office:value-type="float" office:value="0.00520549795366728" calcext:value-type="float">
            <text:p>0.00520549795366728</text:p>
          </table:table-cell>
          <table:table-cell table:formula="of:=IFERROR([$Sheet2.O111]*LOG10([$Sheet2.O111]/[$Sheet2.O$2]);0)" office:value-type="float" office:value="-0.0120908767247648" calcext:value-type="float">
            <text:p>-0.0120908767247648</text:p>
          </table:table-cell>
          <table:table-cell table:formula="of:=IFERROR([$Sheet2.P111]*LOG10([$Sheet2.P111]/[$Sheet2.P$2]);0)" office:value-type="float" office:value="-0.00469351266826652" calcext:value-type="float">
            <text:p>-0.00469351266826652</text:p>
          </table:table-cell>
          <table:table-cell table:formula="of:=IFERROR([$Sheet2.Q111]*LOG10([$Sheet2.Q111]/[$Sheet2.Q$2]);0)" office:value-type="float" office:value="-0.000558835943621784" calcext:value-type="float">
            <text:p>-0.000558835943621784</text:p>
          </table:table-cell>
          <table:table-cell table:formula="of:=SUM([.B111:.Q111])" office:value-type="float" office:value="0.0334731303141846" calcext:value-type="float">
            <text:p>0.0334731303141846</text:p>
          </table:table-cell>
        </table:table-row>
        <table:table-row table:style-name="ro1">
          <table:table-cell table:formula="of:=[$word_counts_and_combinations.A72]" office:value-type="string" office:string-value="light" calcext:value-type="string">
            <text:p>light</text:p>
          </table:table-cell>
          <table:table-cell table:formula="of:=IFERROR([$Sheet2.B72]*LOG10([$Sheet2.B72]/[$Sheet2.B$2]);0)" office:value-type="float" office:value="0.000911956489200439" calcext:value-type="float">
            <text:p>0.000911956489200439</text:p>
          </table:table-cell>
          <table:table-cell table:formula="of:=IFERROR([$Sheet2.C72]*LOG10([$Sheet2.C72]/[$Sheet2.C$2]);0)" office:value-type="float" office:value="0.00154293371307062" calcext:value-type="float">
            <text:p>0.00154293371307062</text:p>
          </table:table-cell>
          <table:table-cell table:formula="of:=IFERROR([$Sheet2.D72]*LOG10([$Sheet2.D72]/[$Sheet2.D$2]);0)" office:value-type="float" office:value="0.04099999457256" calcext:value-type="float">
            <text:p>0.04099999457256</text:p>
          </table:table-cell>
          <table:table-cell table:formula="of:=IFERROR([$Sheet2.E72]*LOG10([$Sheet2.E72]/[$Sheet2.E$2]);0)" office:value-type="float" office:value="-0.00118600298383413" calcext:value-type="float">
            <text:p>-0.00118600298383413</text:p>
          </table:table-cell>
          <table:table-cell table:formula="of:=IFERROR([$Sheet2.F72]*LOG10([$Sheet2.F72]/[$Sheet2.F$2]);0)" office:value-type="float" office:value="0.00182215554333903" calcext:value-type="float">
            <text:p>0.00182215554333903</text:p>
          </table:table-cell>
          <table:table-cell table:formula="of:=IFERROR([$Sheet2.G72]*LOG10([$Sheet2.G72]/[$Sheet2.G$2]);0)" office:value-type="float" office:value="0.00603315760553938" calcext:value-type="float">
            <text:p>0.00603315760553938</text:p>
          </table:table-cell>
          <table:table-cell table:formula="of:=IFERROR([$Sheet2.H72]*LOG10([$Sheet2.H72]/[$Sheet2.H$2]);0)" office:value-type="float" office:value="0.00627277805460438" calcext:value-type="float">
            <text:p>0.00627277805460438</text:p>
          </table:table-cell>
          <table:table-cell table:formula="of:=IFERROR([$Sheet2.I72]*LOG10([$Sheet2.I72]/[$Sheet2.I$2]);0)" office:value-type="float" office:value="-0.00313360016026334" calcext:value-type="float">
            <text:p>-0.00313360016026334</text:p>
          </table:table-cell>
          <table:table-cell table:formula="of:=IFERROR([$Sheet2.J72]*LOG10([$Sheet2.J72]/[$Sheet2.J$2]);0)" office:value-type="float" office:value="-0.0224506536800463" calcext:value-type="float">
            <text:p>-0.0224506536800463</text:p>
          </table:table-cell>
          <table:table-cell table:formula="of:=IFERROR([$Sheet2.K72]*LOG10([$Sheet2.K72]/[$Sheet2.K$2]);0)" office:value-type="float" office:value="-0.00118713006439675" calcext:value-type="float">
            <text:p>-0.00118713006439675</text:p>
          </table:table-cell>
          <table:table-cell table:formula="of:=IFERROR([$Sheet2.L72]*LOG10([$Sheet2.L72]/[$Sheet2.L$2]);0)" office:value-type="float" office:value="0.0101125292153252" calcext:value-type="float">
            <text:p>0.0101125292153252</text:p>
          </table:table-cell>
          <table:table-cell table:formula="of:=IFERROR([$Sheet2.M72]*LOG10([$Sheet2.M72]/[$Sheet2.M$2]);0)" office:value-type="float" office:value="-0.00422572238662742" calcext:value-type="float">
            <text:p>-0.00422572238662742</text:p>
          </table:table-cell>
          <table:table-cell table:formula="of:=IFERROR([$Sheet2.N72]*LOG10([$Sheet2.N72]/[$Sheet2.N$2]);0)" office:value-type="float" office:value="0.000660358128390534" calcext:value-type="float">
            <text:p>0.000660358128390534</text:p>
          </table:table-cell>
          <table:table-cell table:formula="of:=IFERROR([$Sheet2.O72]*LOG10([$Sheet2.O72]/[$Sheet2.O$2]);0)" office:value-type="float" office:value="-0.00749518037509109" calcext:value-type="float">
            <text:p>-0.00749518037509109</text:p>
          </table:table-cell>
          <table:table-cell table:formula="of:=IFERROR([$Sheet2.P72]*LOG10([$Sheet2.P72]/[$Sheet2.P$2]);0)" office:value-type="float" office:value="-0.0043963242937743" calcext:value-type="float">
            <text:p>-0.0043963242937743</text:p>
          </table:table-cell>
          <table:table-cell table:formula="of:=IFERROR([$Sheet2.Q72]*LOG10([$Sheet2.Q72]/[$Sheet2.Q$2]);0)" office:value-type="float" office:value="0.000745067147673309" calcext:value-type="float">
            <text:p>0.000745067147673309</text:p>
          </table:table-cell>
          <table:table-cell table:formula="of:=SUM([.B112:.Q112])" office:value-type="float" office:value="0.0250263165256695" calcext:value-type="float">
            <text:p>0.0250263165256695</text:p>
          </table:table-cell>
        </table:table-row>
        <table:table-row table:style-name="ro1">
          <table:table-cell table:formula="of:=[$word_counts_and_combinations.A4]" office:value-type="string" office:string-value="standing" calcext:value-type="string">
            <text:p>standing</text:p>
          </table:table-cell>
          <table:table-cell table:formula="of:=IFERROR([$Sheet2.B4]*LOG10([$Sheet2.B4]/[$Sheet2.B$2]);0)" office:value-type="float" office:value="-0.000417355593479589" calcext:value-type="float">
            <text:p>-0.000417355593479589</text:p>
          </table:table-cell>
          <table:table-cell table:formula="of:=IFERROR([$Sheet2.C4]*LOG10([$Sheet2.C4]/[$Sheet2.C$2]);0)" office:value-type="float" office:value="-0.00627690158594696" calcext:value-type="float">
            <text:p>-0.00627690158594696</text:p>
          </table:table-cell>
          <table:table-cell table:formula="of:=IFERROR([$Sheet2.D4]*LOG10([$Sheet2.D4]/[$Sheet2.D$2]);0)" office:value-type="float" office:value="-0.0104910290427229" calcext:value-type="float">
            <text:p>-0.0104910290427229</text:p>
          </table:table-cell>
          <table:table-cell table:formula="of:=IFERROR([$Sheet2.E4]*LOG10([$Sheet2.E4]/[$Sheet2.E$2]);0)" office:value-type="float" office:value="-0.00313013881779808" calcext:value-type="float">
            <text:p>-0.00313013881779808</text:p>
          </table:table-cell>
          <table:table-cell table:formula="of:=IFERROR([$Sheet2.F4]*LOG10([$Sheet2.F4]/[$Sheet2.F$2]);0)" office:value-type="float" office:value="0.000551032032119235" calcext:value-type="float">
            <text:p>0.000551032032119235</text:p>
          </table:table-cell>
          <table:table-cell table:formula="of:=IFERROR([$Sheet2.G4]*LOG10([$Sheet2.G4]/[$Sheet2.G$2]);0)" office:value-type="float" office:value="-0.00270190112126238" calcext:value-type="float">
            <text:p>-0.00270190112126238</text:p>
          </table:table-cell>
          <table:table-cell table:formula="of:=IFERROR([$Sheet2.H4]*LOG10([$Sheet2.H4]/[$Sheet2.H$2]);0)" office:value-type="float" office:value="0.00819048082021166" calcext:value-type="float">
            <text:p>0.00819048082021166</text:p>
          </table:table-cell>
          <table:table-cell table:formula="of:=IFERROR([$Sheet2.I4]*LOG10([$Sheet2.I4]/[$Sheet2.I$2]);0)" office:value-type="float" office:value="0.0015053986216418" calcext:value-type="float">
            <text:p>0.0015053986216418</text:p>
          </table:table-cell>
          <table:table-cell table:formula="of:=IFERROR([$Sheet2.J4]*LOG10([$Sheet2.J4]/[$Sheet2.J$2]);0)" office:value-type="float" office:value="-0.0208546520404518" calcext:value-type="float">
            <text:p>-0.0208546520404518</text:p>
          </table:table-cell>
          <table:table-cell table:formula="of:=IFERROR([$Sheet2.K4]*LOG10([$Sheet2.K4]/[$Sheet2.K$2]);0)" office:value-type="float" office:value="0.000162633833170362" calcext:value-type="float">
            <text:p>0.000162633833170362</text:p>
          </table:table-cell>
          <table:table-cell table:formula="of:=IFERROR([$Sheet2.L4]*LOG10([$Sheet2.L4]/[$Sheet2.L$2]);0)" office:value-type="float" office:value="0.0463631837570455" calcext:value-type="float">
            <text:p>0.0463631837570455</text:p>
          </table:table-cell>
          <table:table-cell table:formula="of:=IFERROR([$Sheet2.M4]*LOG10([$Sheet2.M4]/[$Sheet2.M$2]);0)" office:value-type="float" office:value="0.0115500788646441" calcext:value-type="float">
            <text:p>0.0115500788646441</text:p>
          </table:table-cell>
          <table:table-cell table:formula="of:=IFERROR([$Sheet2.N4]*LOG10([$Sheet2.N4]/[$Sheet2.N$2]);0)" office:value-type="float" office:value="-0.000496450339964191" calcext:value-type="float">
            <text:p>-0.000496450339964191</text:p>
          </table:table-cell>
          <table:table-cell table:formula="of:=IFERROR([$Sheet2.O4]*LOG10([$Sheet2.O4]/[$Sheet2.O$2]);0)" office:value-type="float" office:value="-0.00153397203125596" calcext:value-type="float">
            <text:p>-0.00153397203125596</text:p>
          </table:table-cell>
          <table:table-cell table:formula="of:=IFERROR([$Sheet2.P4]*LOG10([$Sheet2.P4]/[$Sheet2.P$2]);0)" office:value-type="float" office:value="0.000126581927055106" calcext:value-type="float">
            <text:p>0.000126581927055106</text:p>
          </table:table-cell>
          <table:table-cell table:formula="of:=IFERROR([$Sheet2.Q4]*LOG10([$Sheet2.Q4]/[$Sheet2.Q$2]);0)" office:value-type="float" office:value="-0.000999612066204481" calcext:value-type="float">
            <text:p>-0.000999612066204481</text:p>
          </table:table-cell>
          <table:table-cell table:formula="of:=SUM([.B113:.Q113])" office:value-type="float" office:value="0.0215473772168014" calcext:value-type="float">
            <text:p>0.0215473772168014</text:p>
          </table:table-cell>
        </table:table-row>
        <table:table-row table:style-name="ro1">
          <table:table-cell table:formula="of:=[$word_counts_and_combinations.A2]" office:value-type="float" office:value="0" calcext:value-type="float">
            <text:p>0</text:p>
          </table:table-cell>
          <table:table-cell table:number-columns-repeated="17"/>
        </table:table-row>
      </table:table>
      <table:named-expressions/>
      <table:database-ranges>
        <table:database-range table:name="__Anonymous_Sheet_DB__2" table:target-range-address="Sheet3.A1:Sheet3.R114" table:contains-header="false">
          <table:sort>
            <table:sort-by table:field-number="1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04T17:45:56.128097340</dc:date>
    <meta:editing-duration>PT10M8S</meta:editing-duration>
    <meta:editing-cycles>1</meta:editing-cycles>
    <meta:document-statistic meta:table-count="3" meta:cell-count="5910" meta:object-count="0"/>
    <meta:generator>LibreOffice/7.3.7.2$Linux_X86_64 LibreOffice_project/30$Build-2</meta:generator>
  </office:meta>
</office:document-meta>
</file>